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font-name="Liberation Serif"/>
    </style:style>
    <style:style style:name="ce2" style:family="table-cell" style:parent-style-name="Default" style:data-style-name="N121">
      <style:text-properties style:font-name="Liberation Serif"/>
    </style:style>
    <style:style style:name="ce3" style:family="table-cell" style:parent-style-name="Default" style:data-style-name="N121">
      <style:table-cell-properties fo:background-color="#23ff23" style:text-align-source="fix" style:repeat-content="false"/>
      <style:paragraph-properties fo:text-align="end" fo:margin-left="0in"/>
      <style:text-properties style:font-name="Liberation Serif"/>
    </style:style>
    <style:style style:name="ce4" style:family="table-cell" style:parent-style-name="Default" style:data-style-name="N121">
      <style:table-cell-properties fo:background-color="#23ff23" style:text-align-source="fix" style:repeat-content="false" fo:border="none"/>
      <style:paragraph-properties fo:text-align="end" fo:margin-left="0in"/>
      <style:text-properties style:font-name="Liberation Serif"/>
    </style:style>
    <style:style style:name="ce5" style:family="table-cell" style:parent-style-name="Default" style:data-style-name="N121">
      <style:table-cell-properties fo:background-color="#23ff23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background-color="#23ff23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background-color="#23ff23"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fo:background-color="#e6e6ff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ackground-color="#e6e6ff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transparent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transparent"/>
      <style:text-properties style:font-name="Liberation Serif"/>
    </style:style>
    <style:style style:name="ce16" style:family="table-cell" style:parent-style-name="Default" style:data-style-name="N121">
      <style:table-cell-properties fo:background-color="#cfe7f5"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Liberation Serif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Liberation Serif"/>
    </style:style>
    <style:style style:name="ce19" style:family="table-cell" style:parent-style-name="Default" style:data-style-name="N121">
      <style:table-cell-properties fo:border="none"/>
      <style:text-properties style:font-name="Liberation Serif"/>
    </style:style>
    <style:style style:name="ce20" style:family="table-cell" style:parent-style-name="Default" style:data-style-name="N121">
      <style:table-cell-properties fo:background-color="#e6e6ff" fo:border="none"/>
      <style:text-properties style:font-name="Liberation Serif"/>
    </style:style>
    <style:style style:name="ce21" style:family="table-cell" style:parent-style-name="Default" style:data-style-name="N121">
      <style:table-cell-properties fo:background-color="transparent" fo:border="none"/>
      <style:text-properties style:font-name="Liberation Serif"/>
    </style:style>
    <style:style style:name="ce22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style:font-name="Liberation Seri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3" table:default-cell-style-name="Default"/>
        <table:table-column table:style-name="co3" table:default-cell-style-name="Default"/>
        <table:table-column table:style-name="co3" table:visibility="collapse" table:number-columns-repeated="953" table:default-cell-style-name="Default"/>
        <table:table-row table:style-name="ro1">
          <table:table-cell table:style-name="ce1"/>
          <table:table-cell table:style-name="ce2" office:value-type="string">
            <text:p>Table 2:</text:p>
          </table:table-cell>
          <table:table-cell table:style-name="ce8" office:value-type="string">
            <text:p>Solid, round wire (and rod) <text:s/>circumference comparison as ratio of column over row</text:p>
          </table:table-cell>
          <table:table-cell table:style-name="ce2" table:number-columns-repeated="48"/>
          <table:table-cell table:style-name="ce23"/>
          <table:table-cell table:style-name="ce2" table:number-columns-repeated="972"/>
        </table:table-row>
        <table:table-row table:style-name="ro2">
          <table:table-cell table:style-name="ce1"/>
          <table:table-cell table:style-name="ce2" office:value-type="string">
            <text:p>pi:</text:p>
          </table:table-cell>
          <table:table-cell table:style-name="ce9" office:value-type="float" office:value="3.14159265358979">
            <text:p>3.1416</text:p>
          </table:table-cell>
          <table:table-cell table:style-name="ce2" table:number-columns-repeated="6"/>
          <table:table-cell table:style-name="ce15"/>
          <table:table-cell table:style-name="ce2" table:number-columns-repeated="41"/>
          <table:table-cell table:style-name="ce23"/>
          <table:table-cell table:style-name="ce2" table:number-columns-repeated="972"/>
        </table:table-row>
        <table:table-row table:style-name="ro1">
          <table:table-cell table:style-name="ce1" office:value-type="string">
            <text:p><text:s/></text:p>
          </table:table-cell>
          <table:table-cell table:style-name="ce1"/>
          <table:table-cell table:style-name="ce10"/>
          <table:table-cell/>
          <table:table-cell table:style-name="ce1" office:value-type="string">
            <text:p>SMALLER SIZE</text:p>
          </table:table-cell>
          <table:table-cell table:style-name="ce1"/>
          <table:table-cell table:style-name="ce17" office:value-type="string">
            <text:p>column:</text:p>
          </table:table-cell>
          <table:table-cell table:style-name="ce1" table:formula="of:=SUM([.G3])+1" office:value-type="float" office:value="1">
            <text:p>1</text:p>
          </table:table-cell>
          <table:table-cell table:style-name="ce1" table:formula="of:=SUM([.H3])+1" office:value-type="float" office:value="2">
            <text:p>2</text:p>
          </table:table-cell>
          <table:table-cell table:style-name="ce1" table:formula="of:=SUM([.I3])+1" office:value-type="float" office:value="3">
            <text:p>3</text:p>
          </table:table-cell>
          <table:table-cell table:style-name="ce1" table:formula="of:=SUM([.J3])+1" office:value-type="float" office:value="4">
            <text:p>4</text:p>
          </table:table-cell>
          <table:table-cell table:style-name="ce1" table:formula="of:=SUM([.K3])+1" office:value-type="float" office:value="5">
            <text:p>5</text:p>
          </table:table-cell>
          <table:table-cell table:style-name="ce1" table:formula="of:=SUM([.L3])+1" office:value-type="float" office:value="6">
            <text:p>6</text:p>
          </table:table-cell>
          <table:table-cell table:style-name="ce1" table:formula="of:=SUM([.M3])+1" office:value-type="float" office:value="7">
            <text:p>7</text:p>
          </table:table-cell>
          <table:table-cell table:style-name="ce1" table:formula="of:=SUM([.N3])+1" office:value-type="float" office:value="8">
            <text:p>8</text:p>
          </table:table-cell>
          <table:table-cell table:style-name="ce1" table:formula="of:=SUM([.O3])+1" office:value-type="float" office:value="9">
            <text:p>9</text:p>
          </table:table-cell>
          <table:table-cell table:style-name="ce1" table:formula="of:=SUM([.P3])+1" office:value-type="float" office:value="10">
            <text:p>10</text:p>
          </table:table-cell>
          <table:table-cell table:style-name="ce1" table:formula="of:=SUM([.Q3])+1" office:value-type="float" office:value="11">
            <text:p>11</text:p>
          </table:table-cell>
          <table:table-cell table:style-name="ce1" table:formula="of:=SUM([.R3])+1" office:value-type="float" office:value="12">
            <text:p>12</text:p>
          </table:table-cell>
          <table:table-cell table:style-name="ce1" table:formula="of:=SUM([.S3])+1" office:value-type="float" office:value="13">
            <text:p>13</text:p>
          </table:table-cell>
          <table:table-cell table:style-name="ce1" table:formula="of:=SUM([.T3])+1" office:value-type="float" office:value="14">
            <text:p>14</text:p>
          </table:table-cell>
          <table:table-cell table:style-name="ce1" table:formula="of:=SUM([.U3])+1" office:value-type="float" office:value="15">
            <text:p>15</text:p>
          </table:table-cell>
          <table:table-cell table:style-name="ce1" table:formula="of:=SUM([.V3])+1" office:value-type="float" office:value="16">
            <text:p>16</text:p>
          </table:table-cell>
          <table:table-cell table:style-name="ce1" table:formula="of:=SUM([.W3])+1" office:value-type="float" office:value="17">
            <text:p>17</text:p>
          </table:table-cell>
          <table:table-cell table:style-name="ce1" table:formula="of:=SUM([.X3])+1" office:value-type="float" office:value="18">
            <text:p>18</text:p>
          </table:table-cell>
          <table:table-cell table:style-name="ce1" table:formula="of:=SUM([.Y3])+1" office:value-type="float" office:value="19">
            <text:p>19</text:p>
          </table:table-cell>
          <table:table-cell table:style-name="ce1" table:formula="of:=SUM([.Z3])+1" office:value-type="float" office:value="20">
            <text:p>20</text:p>
          </table:table-cell>
          <table:table-cell table:style-name="ce1" table:formula="of:=SUM([.AA3])+1" office:value-type="float" office:value="21">
            <text:p>21</text:p>
          </table:table-cell>
          <table:table-cell table:style-name="ce1" table:formula="of:=SUM([.AB3])+1" office:value-type="float" office:value="22">
            <text:p>22</text:p>
          </table:table-cell>
          <table:table-cell table:style-name="ce1" table:formula="of:=SUM([.AC3])+1" office:value-type="float" office:value="23">
            <text:p>23</text:p>
          </table:table-cell>
          <table:table-cell table:style-name="ce1" table:formula="of:=SUM([.AD3])+1" office:value-type="float" office:value="24">
            <text:p>24</text:p>
          </table:table-cell>
          <table:table-cell table:style-name="ce1" table:formula="of:=SUM([.AE3])+1" office:value-type="float" office:value="25">
            <text:p>25</text:p>
          </table:table-cell>
          <table:table-cell table:style-name="ce1" table:formula="of:=SUM([.AF3])+1" office:value-type="float" office:value="26">
            <text:p>26</text:p>
          </table:table-cell>
          <table:table-cell table:style-name="ce1" table:formula="of:=SUM([.AG3])+1" office:value-type="float" office:value="27">
            <text:p>27</text:p>
          </table:table-cell>
          <table:table-cell table:style-name="ce1" table:formula="of:=SUM([.AH3])+1" office:value-type="float" office:value="28">
            <text:p>28</text:p>
          </table:table-cell>
          <table:table-cell table:style-name="ce1" table:formula="of:=SUM([.AI3])+1" office:value-type="float" office:value="29">
            <text:p>29</text:p>
          </table:table-cell>
          <table:table-cell table:style-name="ce1" table:formula="of:=SUM([.AJ3])+1" office:value-type="float" office:value="30">
            <text:p>30</text:p>
          </table:table-cell>
          <table:table-cell table:style-name="ce1" table:formula="of:=SUM([.AK3])+1" office:value-type="float" office:value="31">
            <text:p>31</text:p>
          </table:table-cell>
          <table:table-cell table:style-name="ce1" table:formula="of:=SUM([.AL3])+1" office:value-type="float" office:value="32">
            <text:p>32</text:p>
          </table:table-cell>
          <table:table-cell table:style-name="ce1" table:formula="of:=SUM([.AM3])+1" office:value-type="float" office:value="33">
            <text:p>33</text:p>
          </table:table-cell>
          <table:table-cell table:style-name="ce1" table:formula="of:=SUM([.AN3])+1" office:value-type="float" office:value="34">
            <text:p>34</text:p>
          </table:table-cell>
          <table:table-cell table:style-name="ce1" table:formula="of:=SUM([.AO3])+1" office:value-type="float" office:value="35">
            <text:p>35</text:p>
          </table:table-cell>
          <table:table-cell table:style-name="ce1" table:formula="of:=SUM([.AP3])+1" office:value-type="float" office:value="36">
            <text:p>36</text:p>
          </table:table-cell>
          <table:table-cell table:style-name="ce1" table:formula="of:=SUM([.AQ3])+1" office:value-type="float" office:value="37">
            <text:p>37</text:p>
          </table:table-cell>
          <table:table-cell table:style-name="ce1" table:formula="of:=SUM([.AR3])+1" office:value-type="float" office:value="38">
            <text:p>38</text:p>
          </table:table-cell>
          <table:table-cell table:style-name="ce1" table:formula="of:=SUM([.AS3])+1" office:value-type="float" office:value="39">
            <text:p>39</text:p>
          </table:table-cell>
          <table:table-cell table:style-name="ce1" table:formula="of:=SUM([.AT3])+1" office:value-type="float" office:value="40">
            <text:p>40</text:p>
          </table:table-cell>
          <table:table-cell table:style-name="ce1" table:formula="of:=SUM([.AU3])+1" office:value-type="float" office:value="41">
            <text:p>41</text:p>
          </table:table-cell>
          <table:table-cell table:style-name="ce1" table:formula="of:=SUM([.AV3])+1" office:value-type="float" office:value="42">
            <text:p>42</text:p>
          </table:table-cell>
          <table:table-cell table:style-name="ce1" table:formula="of:=SUM([.AW3])+1" office:value-type="float" office:value="43">
            <text:p>43</text:p>
          </table:table-cell>
          <table:table-cell table:style-name="ce1" table:formula="of:=SUM([.AX3])+1" office:value-type="float" office:value="44">
            <text:p>44</text:p>
          </table:table-cell>
          <table:table-cell table:style-name="ce1" table:formula="of:=SUM([.AY3])+1" office:value-type="float" office:value="45">
            <text:p>45</text:p>
          </table:table-cell>
          <table:table-cell table:style-name="ce1" table:formula="of:=SUM([.AZ3])+1" office:value-type="float" office:value="46">
            <text:p>46</text:p>
          </table:table-cell>
          <table:table-cell table:style-name="ce1" table:formula="of:=SUM([.BA3])+1" office:value-type="float" office:value="47">
            <text:p>47</text:p>
          </table:table-cell>
          <table:table-cell table:style-name="ce1" table:formula="of:=SUM([.BB3])+1" office:value-type="float" office:value="48">
            <text:p>48</text:p>
          </table:table-cell>
          <table:table-cell table:style-name="ce1" table:formula="of:=SUM([.BC3])+1" office:value-type="float" office:value="49">
            <text:p>49</text:p>
          </table:table-cell>
          <table:table-cell table:style-name="ce1" table:formula="of:=SUM([.BD3])+1" office:value-type="float" office:value="50">
            <text:p>50</text:p>
          </table:table-cell>
          <table:table-cell table:style-name="ce1" table:formula="of:=SUM([.BE3])+1" office:value-type="float" office:value="51">
            <text:p>51</text:p>
          </table:table-cell>
          <table:table-cell table:style-name="ce1" table:formula="of:=SUM([.BF3])+1" office:value-type="float" office:value="52">
            <text:p>52</text:p>
          </table:table-cell>
          <table:table-cell table:style-name="ce1" table:formula="of:=SUM([.BG3])+1" office:value-type="float" office:value="53">
            <text:p>53</text:p>
          </table:table-cell>
          <table:table-cell table:style-name="ce1" table:formula="of:=SUM([.BH3])+1" office:value-type="float" office:value="54">
            <text:p>54</text:p>
          </table:table-cell>
          <table:table-cell table:style-name="ce1" table:formula="of:=SUM([.BI3])+1" office:value-type="float" office:value="55">
            <text:p>55</text:p>
          </table:table-cell>
          <table:table-cell table:style-name="ce1" table:formula="of:=SUM([.BJ3])+1" office:value-type="float" office:value="56">
            <text:p>56</text:p>
          </table:table-cell>
          <table:table-cell table:style-name="ce1" table:formula="of:=SUM([.BK3])+1" office:value-type="float" office:value="57">
            <text:p>57</text:p>
          </table:table-cell>
          <table:table-cell table:style-name="ce1" table:formula="of:=SUM([.BL3])+1" office:value-type="float" office:value="58">
            <text:p>58</text:p>
          </table:table-cell>
          <table:table-cell table:style-name="ce1" table:formula="of:=SUM([.BM3])+1" office:value-type="float" office:value="59">
            <text:p>59</text:p>
          </table:table-cell>
          <table:table-cell table:style-name="ce1" table:formula="of:=SUM([.BN3])+1" office:value-type="float" office:value="60">
            <text:p>60</text:p>
          </table:table-cell>
          <table:table-cell table:style-name="ce1" table:formula="of:=SUM([.BO3])+1" office:value-type="float" office:value="61">
            <text:p>61</text:p>
          </table:table-cell>
          <table:table-cell table:style-name="ce1" table:formula="of:=SUM([.BP3])+1" office:value-type="float" office:value="62">
            <text:p>62</text:p>
          </table:table-cell>
          <table:table-cell table:style-name="ce1" table:formula="of:=SUM([.BQ3])+1" office:value-type="float" office:value="63">
            <text:p>63</text:p>
          </table:table-cell>
          <table:table-cell table:style-name="ce1" table:number-columns-repeated="954"/>
        </table:table-row>
        <table:table-row table:style-name="ro2">
          <table:table-cell table:style-name="ce1"/>
          <table:table-cell table:style-name="ce2" table:number-columns-repeated="5"/>
          <table:table-cell table:style-name="ce18" office:value-type="string">
            <text:p>AWG</text:p>
          </table:table-cell>
          <table:table-cell table:number-columns-repeated="14" table:style-name="ce3" office:value-type="string">
            <text:p>n/a</text:p>
          </table:table-cell>
          <table:table-cell table:style-name="ce4" office:value-type="string">
            <text:p>n/a</text:p>
          </table:table-cell>
          <table:table-cell table:style-name="ce5" office:value-type="string">
            <text:p>0000 (4/0)</text:p>
          </table:table-cell>
          <table:table-cell table:style-name="ce5" office:value-type="string">
            <text:p>000 (3/0)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00 (2/0)</text:p>
          </table:table-cell>
          <table:table-cell table:style-name="ce5" office:value-type="string">
            <text:p>0 (1/0)</text:p>
          </table:table-cell>
          <table:table-cell table:style-name="ce5" office:value-type="string">
            <text:p>n/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n/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n/a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40">
            <text:p>40</text:p>
          </table:table-cell>
          <table:table-cell table:style-name="ce2" table:number-columns-repeated="954"/>
        </table:table-row>
        <table:table-row table:style-name="ro2">
          <table:table-cell table:style-name="ce1"/>
          <table:table-cell table:style-name="ce2" table:number-columns-repeated="5"/>
          <table:table-cell table:style-name="ce18" office:value-type="string">
            <text:p><text:s/>Diameter (inch):</text:p>
          </table:table-cell>
          <table:table-cell table:style-name="ce2" office:value-type="float" office:value="3">
            <text:p>3.0000</text:p>
          </table:table-cell>
          <table:table-cell table:style-name="ce2" office:value-type="float" office:value="2.5">
            <text:p>2.5000</text:p>
          </table:table-cell>
          <table:table-cell table:style-name="ce2" office:value-type="float" office:value="2.25">
            <text:p>2.2500</text:p>
          </table:table-cell>
          <table:table-cell table:style-name="ce2" office:value-type="float" office:value="2">
            <text:p>2.0000</text:p>
          </table:table-cell>
          <table:table-cell table:style-name="ce2" office:value-type="float" office:value="1.75">
            <text:p>1.7500</text:p>
          </table:table-cell>
          <table:table-cell table:style-name="ce2" office:value-type="float" office:value="1.625">
            <text:p>1.6250</text:p>
          </table:table-cell>
          <table:table-cell table:style-name="ce2" office:value-type="float" office:value="1.5">
            <text:p>1.5000</text:p>
          </table:table-cell>
          <table:table-cell table:style-name="ce2" office:value-type="float" office:value="1.375">
            <text:p>1.3750</text:p>
          </table:table-cell>
          <table:table-cell table:style-name="ce2" office:value-type="float" office:value="1.25">
            <text:p>1.2500</text:p>
          </table:table-cell>
          <table:table-cell table:style-name="ce2" office:value-type="float" office:value="1">
            <text:p>1.0000</text:p>
          </table:table-cell>
          <table:table-cell table:style-name="ce2" office:value-type="float" office:value="0.875">
            <text:p>0.8750</text:p>
          </table:table-cell>
          <table:table-cell table:style-name="ce2" office:value-type="float" office:value="0.8125">
            <text:p>0.8125</text:p>
          </table:table-cell>
          <table:table-cell table:style-name="ce2" office:value-type="float" office:value="0.75">
            <text:p>0.7500</text:p>
          </table:table-cell>
          <table:table-cell table:style-name="ce2" office:value-type="float" office:value="0.625">
            <text:p>0.6250</text:p>
          </table:table-cell>
          <table:table-cell table:style-name="ce19" office:value-type="float" office:value="0.5">
            <text:p>0.5000</text:p>
          </table:table-cell>
          <table:table-cell table:style-name="ce9" office:value-type="float" office:value="0.46">
            <text:p>0.4600</text:p>
          </table:table-cell>
          <table:table-cell table:style-name="ce9" office:value-type="float" office:value="0.4096">
            <text:p>0.4096</text:p>
          </table:table-cell>
          <table:table-cell table:style-name="ce9" office:value-type="float" office:value="0.375">
            <text:p>0.3750</text:p>
          </table:table-cell>
          <table:table-cell table:style-name="ce9" office:value-type="float" office:value="0.3648">
            <text:p>0.3648</text:p>
          </table:table-cell>
          <table:table-cell table:style-name="ce9" office:value-type="float" office:value="0.3249">
            <text:p>0.3249</text:p>
          </table:table-cell>
          <table:table-cell table:style-name="ce9" office:value-type="float" office:value="0.3125">
            <text:p>0.3125</text:p>
          </table:table-cell>
          <table:table-cell table:style-name="ce9" office:value-type="float" office:value="0.2893">
            <text:p>0.2893</text:p>
          </table:table-cell>
          <table:table-cell table:style-name="ce9" office:value-type="float" office:value="0.2576">
            <text:p>0.2576</text:p>
          </table:table-cell>
          <table:table-cell table:style-name="ce9" office:value-type="float" office:value="0.25">
            <text:p>0.2500</text:p>
          </table:table-cell>
          <table:table-cell table:style-name="ce9" office:value-type="float" office:value="0.2294">
            <text:p>0.2294</text:p>
          </table:table-cell>
          <table:table-cell table:style-name="ce9" office:value-type="float" office:value="0.2043">
            <text:p>0.2043</text:p>
          </table:table-cell>
          <table:table-cell table:style-name="ce9" office:value-type="float" office:value="0.1875">
            <text:p>0.1875</text:p>
          </table:table-cell>
          <table:table-cell table:style-name="ce9" office:value-type="float" office:value="0.1819">
            <text:p>0.1819</text:p>
          </table:table-cell>
          <table:table-cell table:style-name="ce9" office:value-type="float" office:value="0.162">
            <text:p>0.1620</text:p>
          </table:table-cell>
          <table:table-cell table:style-name="ce9" office:value-type="float" office:value="0.1443">
            <text:p>0.1443</text:p>
          </table:table-cell>
          <table:table-cell table:style-name="ce9" office:value-type="float" office:value="0.1285">
            <text:p>0.1285</text:p>
          </table:table-cell>
          <table:table-cell table:style-name="ce9" office:value-type="float" office:value="0.1144">
            <text:p>0.1144</text:p>
          </table:table-cell>
          <table:table-cell table:style-name="ce9" office:value-type="float" office:value="0.1019">
            <text:p>0.1019</text:p>
          </table:table-cell>
          <table:table-cell table:style-name="ce9" office:value-type="float" office:value="0.0907">
            <text:p>0.0907</text:p>
          </table:table-cell>
          <table:table-cell table:style-name="ce9" office:value-type="float" office:value="0.0808">
            <text:p>0.0808</text:p>
          </table:table-cell>
          <table:table-cell table:style-name="ce9" office:value-type="float" office:value="0.072">
            <text:p>0.0720</text:p>
          </table:table-cell>
          <table:table-cell table:style-name="ce9" office:value-type="float" office:value="0.0641">
            <text:p>0.0641</text:p>
          </table:table-cell>
          <table:table-cell table:style-name="ce9" office:value-type="float" office:value="0.0571">
            <text:p>0.0571</text:p>
          </table:table-cell>
          <table:table-cell table:style-name="ce9" office:value-type="float" office:value="0.0508">
            <text:p>0.0508</text:p>
          </table:table-cell>
          <table:table-cell table:style-name="ce9" office:value-type="float" office:value="0.0453">
            <text:p>0.0453</text:p>
          </table:table-cell>
          <table:table-cell table:style-name="ce9" office:value-type="float" office:value="0.0403">
            <text:p>0.0403</text:p>
          </table:table-cell>
          <table:table-cell table:style-name="ce9" office:value-type="float" office:value="0.0359">
            <text:p>0.0359</text:p>
          </table:table-cell>
          <table:table-cell table:style-name="ce9" office:value-type="float" office:value="0.032">
            <text:p>0.0320</text:p>
          </table:table-cell>
          <table:table-cell table:style-name="ce9" office:value-type="float" office:value="0.0285">
            <text:p>0.0285</text:p>
          </table:table-cell>
          <table:table-cell table:style-name="ce11" office:value-type="float" office:value="0.0253">
            <text:p>0.0253</text:p>
          </table:table-cell>
          <table:table-cell table:style-name="ce9" office:value-type="float" office:value="0.0226">
            <text:p>0.0226</text:p>
          </table:table-cell>
          <table:table-cell table:style-name="ce9" office:value-type="float" office:value="0.0201">
            <text:p>0.0201</text:p>
          </table:table-cell>
          <table:table-cell table:style-name="ce9" office:value-type="float" office:value="0.0179">
            <text:p>0.0179</text:p>
          </table:table-cell>
          <table:table-cell table:style-name="ce9" office:value-type="float" office:value="0.0159">
            <text:p>0.0159</text:p>
          </table:table-cell>
          <table:table-cell table:style-name="ce9" office:value-type="float" office:value="0.0142">
            <text:p>0.0142</text:p>
          </table:table-cell>
          <table:table-cell table:style-name="ce9" office:value-type="float" office:value="0.0126">
            <text:p>0.0126</text:p>
          </table:table-cell>
          <table:table-cell table:style-name="ce9" office:value-type="float" office:value="0.0113">
            <text:p>0.0113</text:p>
          </table:table-cell>
          <table:table-cell table:style-name="ce9" office:value-type="float" office:value="0.01">
            <text:p>0.0100</text:p>
          </table:table-cell>
          <table:table-cell table:style-name="ce9" office:value-type="float" office:value="0.00893">
            <text:p>0.0089</text:p>
          </table:table-cell>
          <table:table-cell table:style-name="ce9" office:value-type="float" office:value="0.00795">
            <text:p>0.0080</text:p>
          </table:table-cell>
          <table:table-cell table:style-name="ce9" office:value-type="float" office:value="0.00708">
            <text:p>0.0071</text:p>
          </table:table-cell>
          <table:table-cell table:style-name="ce9" office:value-type="float" office:value="0.0063">
            <text:p>0.0063</text:p>
          </table:table-cell>
          <table:table-cell table:style-name="ce9" office:value-type="float" office:value="0.00561">
            <text:p>0.0056</text:p>
          </table:table-cell>
          <table:table-cell table:style-name="ce9" office:value-type="float" office:value="0.005">
            <text:p>0.0050</text:p>
          </table:table-cell>
          <table:table-cell table:style-name="ce9" office:value-type="float" office:value="0.00445">
            <text:p>0.0045</text:p>
          </table:table-cell>
          <table:table-cell table:style-name="ce9" office:value-type="float" office:value="0.00397">
            <text:p>0.0040</text:p>
          </table:table-cell>
          <table:table-cell table:style-name="ce9" office:value-type="float" office:value="0.00353">
            <text:p>0.0035</text:p>
          </table:table-cell>
          <table:table-cell table:style-name="ce9" office:value-type="float" office:value="0.00314">
            <text:p>0.0031</text:p>
          </table:table-cell>
          <table:table-cell table:style-name="ce2" table:number-columns-repeated="954"/>
        </table:table-row>
        <table:table-row table:style-name="ro3">
          <table:table-cell table:style-name="ce1"/>
          <table:table-cell/>
          <table:table-cell table:style-name="ce2" table:number-columns-repeated="4"/>
          <table:table-cell table:style-name="ce18" office:value-type="string">
            <text:p><text:s/>Diameter (mm):</text:p>
          </table:table-cell>
          <table:table-cell table:style-name="ce20" table:formula="of:=[.H5]*25.4" office:value-type="float" office:value="76.2">
            <text:p>76.2000</text:p>
          </table:table-cell>
          <table:table-cell table:style-name="ce20" table:formula="of:=[.I5]*25.4" office:value-type="float" office:value="63.5">
            <text:p>63.5000</text:p>
          </table:table-cell>
          <table:table-cell table:style-name="ce20" table:formula="of:=[.J5]*25.4" office:value-type="float" office:value="57.15">
            <text:p>57.1500</text:p>
          </table:table-cell>
          <table:table-cell table:style-name="ce20" table:formula="of:=[.K5]*25.4" office:value-type="float" office:value="50.8">
            <text:p>50.8000</text:p>
          </table:table-cell>
          <table:table-cell table:style-name="ce20" table:formula="of:=[.L5]*25.4" office:value-type="float" office:value="44.45">
            <text:p>44.4500</text:p>
          </table:table-cell>
          <table:table-cell table:style-name="ce20" table:formula="of:=[.M5]*25.4" office:value-type="float" office:value="41.275">
            <text:p>41.2750</text:p>
          </table:table-cell>
          <table:table-cell table:style-name="ce20" table:formula="of:=[.N5]*25.4" office:value-type="float" office:value="38.1">
            <text:p>38.1000</text:p>
          </table:table-cell>
          <table:table-cell table:style-name="ce20" table:formula="of:=[.O5]*25.4" office:value-type="float" office:value="34.925">
            <text:p>34.9250</text:p>
          </table:table-cell>
          <table:table-cell table:style-name="ce20" table:formula="of:=[.P5]*25.4" office:value-type="float" office:value="31.75">
            <text:p>31.7500</text:p>
          </table:table-cell>
          <table:table-cell table:style-name="ce20" table:formula="of:=[.Q5]*25.4" office:value-type="float" office:value="25.4">
            <text:p>25.4000</text:p>
          </table:table-cell>
          <table:table-cell table:style-name="ce20" table:formula="of:=[.R5]*25.4" office:value-type="float" office:value="22.225">
            <text:p>22.2250</text:p>
          </table:table-cell>
          <table:table-cell table:style-name="ce20" table:formula="of:=[.S5]*25.4" office:value-type="float" office:value="20.6375">
            <text:p>20.6375</text:p>
          </table:table-cell>
          <table:table-cell table:style-name="ce20" table:formula="of:=[.T5]*25.4" office:value-type="float" office:value="19.05">
            <text:p>19.0500</text:p>
          </table:table-cell>
          <table:table-cell table:style-name="ce20" table:formula="of:=[.U5]*25.4" office:value-type="float" office:value="15.875">
            <text:p>15.8750</text:p>
          </table:table-cell>
          <table:table-cell table:style-name="ce20" table:formula="of:=[.V5]*25.4" office:value-type="float" office:value="12.7">
            <text:p>12.7000</text:p>
          </table:table-cell>
          <table:table-cell table:style-name="ce13" office:value-type="float" office:value="11.684">
            <text:p>11.6840</text:p>
          </table:table-cell>
          <table:table-cell table:style-name="ce13" office:value-type="float" office:value="10.404">
            <text:p>10.4040</text:p>
          </table:table-cell>
          <table:table-cell table:style-name="ce13" table:formula="of:=[.Y5]*25.4" office:value-type="float" office:value="9.525">
            <text:p>9.5250</text:p>
          </table:table-cell>
          <table:table-cell table:style-name="ce13" office:value-type="float" office:value="9.266">
            <text:p>9.2660</text:p>
          </table:table-cell>
          <table:table-cell table:style-name="ce13" office:value-type="float" office:value="8.252">
            <text:p>8.2520</text:p>
          </table:table-cell>
          <table:table-cell table:style-name="ce13" table:formula="of:=[.AB5]*25.4" office:value-type="float" office:value="7.9375">
            <text:p>7.9375</text:p>
          </table:table-cell>
          <table:table-cell table:style-name="ce13" office:value-type="float" office:value="7.348">
            <text:p>7.3480</text:p>
          </table:table-cell>
          <table:table-cell table:style-name="ce13" office:value-type="float" office:value="6.544">
            <text:p>6.5440</text:p>
          </table:table-cell>
          <table:table-cell table:style-name="ce13" table:formula="of:=[.AE5]*25.4" office:value-type="float" office:value="6.35">
            <text:p>6.3500</text:p>
          </table:table-cell>
          <table:table-cell table:style-name="ce13" office:value-type="float" office:value="5.827">
            <text:p>5.8270</text:p>
          </table:table-cell>
          <table:table-cell table:style-name="ce13" office:value-type="float" office:value="5.189">
            <text:p>5.1890</text:p>
          </table:table-cell>
          <table:table-cell table:style-name="ce13" table:formula="of:=[.AH5]*25.4" office:value-type="float" office:value="4.7625">
            <text:p>4.7625</text:p>
          </table:table-cell>
          <table:table-cell table:style-name="ce13" office:value-type="float" office:value="4.621">
            <text:p>4.6210</text:p>
          </table:table-cell>
          <table:table-cell table:style-name="ce13" office:value-type="float" office:value="4.115">
            <text:p>4.1150</text:p>
          </table:table-cell>
          <table:table-cell table:style-name="ce13" office:value-type="float" office:value="3.665">
            <text:p>3.6650</text:p>
          </table:table-cell>
          <table:table-cell table:style-name="ce13" office:value-type="float" office:value="3.264">
            <text:p>3.2640</text:p>
          </table:table-cell>
          <table:table-cell table:style-name="ce13" office:value-type="float" office:value="2.906">
            <text:p>2.9060</text:p>
          </table:table-cell>
          <table:table-cell table:style-name="ce13" office:value-type="float" office:value="2.588">
            <text:p>2.5880</text:p>
          </table:table-cell>
          <table:table-cell table:style-name="ce13" office:value-type="float" office:value="2.305">
            <text:p>2.3050</text:p>
          </table:table-cell>
          <table:table-cell table:style-name="ce13" office:value-type="float" office:value="2.053">
            <text:p>2.0530</text:p>
          </table:table-cell>
          <table:table-cell table:style-name="ce13" office:value-type="float" office:value="1.828">
            <text:p>1.8280</text:p>
          </table:table-cell>
          <table:table-cell table:style-name="ce13" office:value-type="float" office:value="1.628">
            <text:p>1.6280</text:p>
          </table:table-cell>
          <table:table-cell table:style-name="ce13" office:value-type="float" office:value="1.45">
            <text:p>1.4500</text:p>
          </table:table-cell>
          <table:table-cell table:style-name="ce13" office:value-type="float" office:value="1.291">
            <text:p>1.2910</text:p>
          </table:table-cell>
          <table:table-cell table:style-name="ce13" office:value-type="float" office:value="1.15">
            <text:p>1.1500</text:p>
          </table:table-cell>
          <table:table-cell table:style-name="ce13" office:value-type="float" office:value="1.024">
            <text:p>1.0240</text:p>
          </table:table-cell>
          <table:table-cell table:style-name="ce13" office:value-type="float" office:value="0.912">
            <text:p>0.9120</text:p>
          </table:table-cell>
          <table:table-cell table:style-name="ce13" office:value-type="float" office:value="0.812">
            <text:p>0.8120</text:p>
          </table:table-cell>
          <table:table-cell table:style-name="ce13" office:value-type="float" office:value="0.723">
            <text:p>0.7230</text:p>
          </table:table-cell>
          <table:table-cell table:style-name="ce12" office:value-type="float" office:value="0.644">
            <text:p>0.6440</text:p>
          </table:table-cell>
          <table:table-cell table:style-name="ce13" office:value-type="float" office:value="0.573">
            <text:p>0.5730</text:p>
          </table:table-cell>
          <table:table-cell table:style-name="ce13" office:value-type="float" office:value="0.511">
            <text:p>0.5110</text:p>
          </table:table-cell>
          <table:table-cell table:style-name="ce13" office:value-type="float" office:value="0.455">
            <text:p>0.4550</text:p>
          </table:table-cell>
          <table:table-cell table:style-name="ce13" office:value-type="float" office:value="0.405">
            <text:p>0.4050</text:p>
          </table:table-cell>
          <table:table-cell table:style-name="ce13" office:value-type="float" office:value="0.361">
            <text:p>0.3610</text:p>
          </table:table-cell>
          <table:table-cell table:style-name="ce13" office:value-type="float" office:value="0.321">
            <text:p>0.3210</text:p>
          </table:table-cell>
          <table:table-cell table:style-name="ce13" office:value-type="float" office:value="0.286">
            <text:p>0.2860</text:p>
          </table:table-cell>
          <table:table-cell table:style-name="ce13" office:value-type="float" office:value="0.255">
            <text:p>0.2550</text:p>
          </table:table-cell>
          <table:table-cell table:style-name="ce13" office:value-type="float" office:value="0.227">
            <text:p>0.2270</text:p>
          </table:table-cell>
          <table:table-cell table:style-name="ce13" office:value-type="float" office:value="0.202">
            <text:p>0.2020</text:p>
          </table:table-cell>
          <table:table-cell table:style-name="ce13" office:value-type="float" office:value="0.18">
            <text:p>0.1800</text:p>
          </table:table-cell>
          <table:table-cell table:style-name="ce13" office:value-type="float" office:value="0.16">
            <text:p>0.1600</text:p>
          </table:table-cell>
          <table:table-cell table:style-name="ce13" office:value-type="float" office:value="0.143">
            <text:p>0.1430</text:p>
          </table:table-cell>
          <table:table-cell table:style-name="ce13" office:value-type="float" office:value="0.127">
            <text:p>0.1270</text:p>
          </table:table-cell>
          <table:table-cell table:style-name="ce13" office:value-type="float" office:value="0.113">
            <text:p>0.1130</text:p>
          </table:table-cell>
          <table:table-cell table:style-name="ce13" office:value-type="float" office:value="0.101">
            <text:p>0.1010</text:p>
          </table:table-cell>
          <table:table-cell table:style-name="ce13" office:value-type="float" office:value="0.0897">
            <text:p>0.0897</text:p>
          </table:table-cell>
          <table:table-cell table:style-name="ce13" office:value-type="float" office:value="0.0799">
            <text:p>0.0799</text:p>
          </table:table-cell>
          <table:table-cell table:style-name="ce2" table:number-columns-repeated="954"/>
        </table:table-row>
        <table:table-row table:style-name="ro1">
          <table:table-cell table:style-name="ce1"/>
          <table:table-cell table:style-name="ce2" office:value-type="string">
            <text:p>LARGER SIZE</text:p>
          </table:table-cell>
          <table:table-cell table:style-name="ce2" table:number-columns-repeated="4"/>
          <table:table-cell table:style-name="ce18" office:value-type="string">
            <text:p>Radius (mm):</text:p>
          </table:table-cell>
          <table:table-cell table:style-name="ce21" table:formula="of:=[.H6]/2" office:value-type="float" office:value="38.1">
            <text:p>38.1000</text:p>
          </table:table-cell>
          <table:table-cell table:style-name="ce21" table:formula="of:=[.I6]/2" office:value-type="float" office:value="31.75">
            <text:p>31.7500</text:p>
          </table:table-cell>
          <table:table-cell table:style-name="ce21" table:formula="of:=[.J6]/2" office:value-type="float" office:value="28.575">
            <text:p>28.5750</text:p>
          </table:table-cell>
          <table:table-cell table:style-name="ce21" table:formula="of:=[.K6]/2" office:value-type="float" office:value="25.4">
            <text:p>25.4000</text:p>
          </table:table-cell>
          <table:table-cell table:style-name="ce21" table:formula="of:=[.L6]/2" office:value-type="float" office:value="22.225">
            <text:p>22.2250</text:p>
          </table:table-cell>
          <table:table-cell table:style-name="ce21" table:formula="of:=[.M6]/2" office:value-type="float" office:value="20.6375">
            <text:p>20.6375</text:p>
          </table:table-cell>
          <table:table-cell table:style-name="ce21" table:formula="of:=[.N6]/2" office:value-type="float" office:value="19.05">
            <text:p>19.0500</text:p>
          </table:table-cell>
          <table:table-cell table:style-name="ce21" table:formula="of:=[.O6]/2" office:value-type="float" office:value="17.4625">
            <text:p>17.4625</text:p>
          </table:table-cell>
          <table:table-cell table:style-name="ce21" table:formula="of:=[.P6]/2" office:value-type="float" office:value="15.875">
            <text:p>15.8750</text:p>
          </table:table-cell>
          <table:table-cell table:style-name="ce21" table:formula="of:=[.Q6]/2" office:value-type="float" office:value="12.7">
            <text:p>12.7000</text:p>
          </table:table-cell>
          <table:table-cell table:style-name="ce21" table:formula="of:=[.R6]/2" office:value-type="float" office:value="11.1125">
            <text:p>11.1125</text:p>
          </table:table-cell>
          <table:table-cell table:style-name="ce21" table:formula="of:=[.S6]/2" office:value-type="float" office:value="10.31875">
            <text:p>10.3188</text:p>
          </table:table-cell>
          <table:table-cell table:style-name="ce21" table:formula="of:=[.T6]/2" office:value-type="float" office:value="9.525">
            <text:p>9.5250</text:p>
          </table:table-cell>
          <table:table-cell table:style-name="ce21" table:formula="of:=[.U6]/2" office:value-type="float" office:value="7.9375">
            <text:p>7.9375</text:p>
          </table:table-cell>
          <table:table-cell table:style-name="ce21" table:formula="of:=[.V6]/2" office:value-type="float" office:value="6.35">
            <text:p>6.3500</text:p>
          </table:table-cell>
          <table:table-cell table:style-name="ce21" table:formula="of:=[.W6]/2" office:value-type="float" office:value="5.842">
            <text:p>5.8420</text:p>
          </table:table-cell>
          <table:table-cell table:style-name="ce21" table:formula="of:=[.X6]/2" office:value-type="float" office:value="5.202">
            <text:p>5.2020</text:p>
          </table:table-cell>
          <table:table-cell table:style-name="ce21" table:formula="of:=[.Y6]/2" office:value-type="float" office:value="4.7625">
            <text:p>4.7625</text:p>
          </table:table-cell>
          <table:table-cell table:style-name="ce21" table:formula="of:=[.Z6]/2" office:value-type="float" office:value="4.633">
            <text:p>4.6330</text:p>
          </table:table-cell>
          <table:table-cell table:style-name="ce21" table:formula="of:=[.AA6]/2" office:value-type="float" office:value="4.126">
            <text:p>4.1260</text:p>
          </table:table-cell>
          <table:table-cell table:style-name="ce21" table:formula="of:=[.AB6]/2" office:value-type="float" office:value="3.96875">
            <text:p>3.9688</text:p>
          </table:table-cell>
          <table:table-cell table:style-name="ce21" table:formula="of:=[.AC6]/2" office:value-type="float" office:value="3.674">
            <text:p>3.6740</text:p>
          </table:table-cell>
          <table:table-cell table:style-name="ce21" table:formula="of:=[.AD6]/2" office:value-type="float" office:value="3.272">
            <text:p>3.2720</text:p>
          </table:table-cell>
          <table:table-cell table:style-name="ce21" table:formula="of:=[.AE6]/2" office:value-type="float" office:value="3.175">
            <text:p>3.1750</text:p>
          </table:table-cell>
          <table:table-cell table:style-name="ce21" table:formula="of:=[.AF6]/2" office:value-type="float" office:value="2.9135">
            <text:p>2.9135</text:p>
          </table:table-cell>
          <table:table-cell table:style-name="ce21" table:formula="of:=[.AG6]/2" office:value-type="float" office:value="2.5945">
            <text:p>2.5945</text:p>
          </table:table-cell>
          <table:table-cell table:style-name="ce21" table:formula="of:=[.AH6]/2" office:value-type="float" office:value="2.38125">
            <text:p>2.3813</text:p>
          </table:table-cell>
          <table:table-cell table:style-name="ce21" table:formula="of:=[.AI6]/2" office:value-type="float" office:value="2.3105">
            <text:p>2.3105</text:p>
          </table:table-cell>
          <table:table-cell table:style-name="ce21" table:formula="of:=[.AJ6]/2" office:value-type="float" office:value="2.0575">
            <text:p>2.0575</text:p>
          </table:table-cell>
          <table:table-cell table:style-name="ce21" table:formula="of:=[.AK6]/2" office:value-type="float" office:value="1.8325">
            <text:p>1.8325</text:p>
          </table:table-cell>
          <table:table-cell table:style-name="ce21" table:formula="of:=[.AL6]/2" office:value-type="float" office:value="1.632">
            <text:p>1.6320</text:p>
          </table:table-cell>
          <table:table-cell table:style-name="ce21" table:formula="of:=[.AM6]/2" office:value-type="float" office:value="1.453">
            <text:p>1.4530</text:p>
          </table:table-cell>
          <table:table-cell table:style-name="ce21" table:formula="of:=[.AN6]/2" office:value-type="float" office:value="1.294">
            <text:p>1.2940</text:p>
          </table:table-cell>
          <table:table-cell table:style-name="ce21" table:formula="of:=[.AO6]/2" office:value-type="float" office:value="1.1525">
            <text:p>1.1525</text:p>
          </table:table-cell>
          <table:table-cell table:style-name="ce21" table:formula="of:=[.AP6]/2" office:value-type="float" office:value="1.0265">
            <text:p>1.0265</text:p>
          </table:table-cell>
          <table:table-cell table:style-name="ce21" table:formula="of:=[.AQ6]/2" office:value-type="float" office:value="0.914">
            <text:p>0.9140</text:p>
          </table:table-cell>
          <table:table-cell table:style-name="ce21" table:formula="of:=[.AR6]/2" office:value-type="float" office:value="0.814">
            <text:p>0.8140</text:p>
          </table:table-cell>
          <table:table-cell table:style-name="ce21" table:formula="of:=[.AS6]/2" office:value-type="float" office:value="0.725">
            <text:p>0.7250</text:p>
          </table:table-cell>
          <table:table-cell table:style-name="ce21" table:formula="of:=[.AT6]/2" office:value-type="float" office:value="0.6455">
            <text:p>0.6455</text:p>
          </table:table-cell>
          <table:table-cell table:style-name="ce21" table:formula="of:=[.AU6]/2" office:value-type="float" office:value="0.575">
            <text:p>0.5750</text:p>
          </table:table-cell>
          <table:table-cell table:style-name="ce21" table:formula="of:=[.AV6]/2" office:value-type="float" office:value="0.512">
            <text:p>0.5120</text:p>
          </table:table-cell>
          <table:table-cell table:style-name="ce21" table:formula="of:=[.AW6]/2" office:value-type="float" office:value="0.456">
            <text:p>0.4560</text:p>
          </table:table-cell>
          <table:table-cell table:style-name="ce21" table:formula="of:=[.AX6]/2" office:value-type="float" office:value="0.406">
            <text:p>0.4060</text:p>
          </table:table-cell>
          <table:table-cell table:style-name="ce21" table:formula="of:=[.AY6]/2" office:value-type="float" office:value="0.3615">
            <text:p>0.3615</text:p>
          </table:table-cell>
          <table:table-cell table:style-name="ce21" table:formula="of:=[.AZ6]/2" office:value-type="float" office:value="0.322">
            <text:p>0.3220</text:p>
          </table:table-cell>
          <table:table-cell table:style-name="ce21" table:formula="of:=[.BA6]/2" office:value-type="float" office:value="0.2865">
            <text:p>0.2865</text:p>
          </table:table-cell>
          <table:table-cell table:style-name="ce21" table:formula="of:=[.BB6]/2" office:value-type="float" office:value="0.2555">
            <text:p>0.2555</text:p>
          </table:table-cell>
          <table:table-cell table:style-name="ce21" table:formula="of:=[.BC6]/2" office:value-type="float" office:value="0.2275">
            <text:p>0.2275</text:p>
          </table:table-cell>
          <table:table-cell table:style-name="ce21" table:formula="of:=[.BD6]/2" office:value-type="float" office:value="0.2025">
            <text:p>0.2025</text:p>
          </table:table-cell>
          <table:table-cell table:style-name="ce21" table:formula="of:=[.BE6]/2" office:value-type="float" office:value="0.1805">
            <text:p>0.1805</text:p>
          </table:table-cell>
          <table:table-cell table:style-name="ce21" table:formula="of:=[.BF6]/2" office:value-type="float" office:value="0.1605">
            <text:p>0.1605</text:p>
          </table:table-cell>
          <table:table-cell table:style-name="ce21" table:formula="of:=[.BG6]/2" office:value-type="float" office:value="0.143">
            <text:p>0.1430</text:p>
          </table:table-cell>
          <table:table-cell table:style-name="ce21" table:formula="of:=[.BH6]/2" office:value-type="float" office:value="0.1275">
            <text:p>0.1275</text:p>
          </table:table-cell>
          <table:table-cell table:style-name="ce21" table:formula="of:=[.BI6]/2" office:value-type="float" office:value="0.1135">
            <text:p>0.1135</text:p>
          </table:table-cell>
          <table:table-cell table:style-name="ce21" table:formula="of:=[.BJ6]/2" office:value-type="float" office:value="0.101">
            <text:p>0.1010</text:p>
          </table:table-cell>
          <table:table-cell table:style-name="ce21" table:formula="of:=[.BK6]/2" office:value-type="float" office:value="0.09">
            <text:p>0.0900</text:p>
          </table:table-cell>
          <table:table-cell table:style-name="ce21" table:formula="of:=[.BL6]/2" office:value-type="float" office:value="0.08">
            <text:p>0.0800</text:p>
          </table:table-cell>
          <table:table-cell table:style-name="ce21" table:formula="of:=[.BM6]/2" office:value-type="float" office:value="0.0715">
            <text:p>0.0715</text:p>
          </table:table-cell>
          <table:table-cell table:style-name="ce21" table:formula="of:=[.BN6]/2" office:value-type="float" office:value="0.0635">
            <text:p>0.0635</text:p>
          </table:table-cell>
          <table:table-cell table:style-name="ce21" table:formula="of:=[.BO6]/2" office:value-type="float" office:value="0.0565">
            <text:p>0.0565</text:p>
          </table:table-cell>
          <table:table-cell table:style-name="ce21" table:formula="of:=[.BP6]/2" office:value-type="float" office:value="0.0505">
            <text:p>0.0505</text:p>
          </table:table-cell>
          <table:table-cell table:style-name="ce21" table:formula="of:=[.BQ6]/2" office:value-type="float" office:value="0.04485">
            <text:p>0.0449</text:p>
          </table:table-cell>
          <table:table-cell table:style-name="ce21" table:formula="of:=[.BR6]/2" office:value-type="float" office:value="0.03995">
            <text:p>0.0400</text:p>
          </table:table-cell>
          <table:table-cell table:style-name="ce2" table:number-columns-repeated="954"/>
        </table:table-row>
        <table:table-row table:style-name="ro3">
          <table:table-cell table:style-name="ce1"/>
          <table:table-cell table:style-name="ce2"/>
          <table:table-cell table:number-columns-repeated="2" table:style-name="ce2" office:value-type="string">
            <text:p>Diameter</text:p>
          </table:table-cell>
          <table:table-cell table:style-name="ce2" office:value-type="string">
            <text:p>Radius</text:p>
          </table:table-cell>
          <table:table-cell table:style-name="ce2"/>
          <table:table-cell table:style-name="ce18" office:value-type="string">
            <text:p>Circumference (mm):</text:p>
          </table:table-cell>
          <table:table-cell table:style-name="ce16" table:formula="of:=pi*[.H6]" office:value-type="float" office:value="239.389360203542">
            <text:p>239.3894</text:p>
          </table:table-cell>
          <table:table-cell table:style-name="ce16" table:formula="of:=pi*[.I6]" office:value-type="float" office:value="199.491133502952">
            <text:p>199.4911</text:p>
          </table:table-cell>
          <table:table-cell table:style-name="ce16" table:formula="of:=pi*[.J6]" office:value-type="float" office:value="179.542020152657">
            <text:p>179.5420</text:p>
          </table:table-cell>
          <table:table-cell table:style-name="ce16" table:formula="of:=pi*[.K6]" office:value-type="float" office:value="159.592906802361">
            <text:p>159.5929</text:p>
          </table:table-cell>
          <table:table-cell table:style-name="ce16" table:formula="of:=pi*[.L6]" office:value-type="float" office:value="139.643793452066">
            <text:p>139.6438</text:p>
          </table:table-cell>
          <table:table-cell table:style-name="ce16" table:formula="of:=pi*[.M6]" office:value-type="float" office:value="129.669236776919">
            <text:p>129.6692</text:p>
          </table:table-cell>
          <table:table-cell table:style-name="ce16" table:formula="of:=pi*[.N6]" office:value-type="float" office:value="119.694680101771">
            <text:p>119.6947</text:p>
          </table:table-cell>
          <table:table-cell table:style-name="ce16" table:formula="of:=pi*[.O6]" office:value-type="float" office:value="109.720123426623">
            <text:p>109.7201</text:p>
          </table:table-cell>
          <table:table-cell table:style-name="ce16" table:formula="of:=pi*[.P6]" office:value-type="float" office:value="99.7455667514758">
            <text:p>99.7456</text:p>
          </table:table-cell>
          <table:table-cell table:style-name="ce16" table:formula="of:=pi*[.Q6]" office:value-type="float" office:value="79.7964534011807">
            <text:p>79.7965</text:p>
          </table:table-cell>
          <table:table-cell table:style-name="ce16" table:formula="of:=pi*[.R6]" office:value-type="float" office:value="69.8218967260331">
            <text:p>69.8219</text:p>
          </table:table-cell>
          <table:table-cell table:style-name="ce16" table:formula="of:=pi*[.S6]" office:value-type="float" office:value="64.8346183884593">
            <text:p>64.8346</text:p>
          </table:table-cell>
          <table:table-cell table:style-name="ce16" table:formula="of:=pi*[.T6]" office:value-type="float" office:value="59.8473400508855">
            <text:p>59.8473</text:p>
          </table:table-cell>
          <table:table-cell table:style-name="ce16" table:formula="of:=pi*[.U6]" office:value-type="float" office:value="49.8727833757379">
            <text:p>49.8728</text:p>
          </table:table-cell>
          <table:table-cell table:style-name="ce16" table:formula="of:=pi*[.V6]" office:value-type="float" office:value="39.8982267005903">
            <text:p>39.8982</text:p>
          </table:table-cell>
          <table:table-cell table:style-name="ce16" table:formula="of:=pi*[.W6]" office:value-type="float" office:value="36.7063685645431">
            <text:p>36.7064</text:p>
          </table:table-cell>
          <table:table-cell table:style-name="ce16" table:formula="of:=pi*[.X6]" office:value-type="float" office:value="32.6851299679482">
            <text:p>32.6851</text:p>
          </table:table-cell>
          <table:table-cell table:style-name="ce16" table:formula="of:=pi*[.Y6]" office:value-type="float" office:value="29.9236700254427">
            <text:p>29.9237</text:p>
          </table:table-cell>
          <table:table-cell table:style-name="ce16" table:formula="of:=pi*[.Z6]" office:value-type="float" office:value="29.109997528163">
            <text:p>29.1100</text:p>
          </table:table-cell>
          <table:table-cell table:style-name="ce16" table:formula="of:=pi*[.AA6]" office:value-type="float" office:value="25.9244225774229">
            <text:p>25.9244</text:p>
          </table:table-cell>
          <table:table-cell table:style-name="ce16" table:formula="of:=pi*[.AB6]" office:value-type="float" office:value="24.936391687869">
            <text:p>24.9364</text:p>
          </table:table-cell>
          <table:table-cell table:style-name="ce16" table:formula="of:=pi*[.AC6]" office:value-type="float" office:value="23.0844228185778">
            <text:p>23.0844</text:p>
          </table:table-cell>
          <table:table-cell table:style-name="ce16" table:formula="of:=pi*[.AD6]" office:value-type="float" office:value="20.5585823250916">
            <text:p>20.5586</text:p>
          </table:table-cell>
          <table:table-cell table:style-name="ce16" table:formula="of:=pi*[.AE6]" office:value-type="float" office:value="19.9491133502952">
            <text:p>19.9491</text:p>
          </table:table-cell>
          <table:table-cell table:style-name="ce16" table:formula="of:=pi*[.AF6]" office:value-type="float" office:value="18.3060603924677">
            <text:p>18.3061</text:p>
          </table:table-cell>
          <table:table-cell table:style-name="ce16" table:formula="of:=pi*[.AG6]" office:value-type="float" office:value="16.3017242794774">
            <text:p>16.3017</text:p>
          </table:table-cell>
          <table:table-cell table:style-name="ce16" table:formula="of:=pi*[.AH6]" office:value-type="float" office:value="14.9618350127214">
            <text:p>14.9618</text:p>
          </table:table-cell>
          <table:table-cell table:style-name="ce16" table:formula="of:=pi*[.AI6]" office:value-type="float" office:value="14.5172996522384">
            <text:p>14.5173</text:p>
          </table:table-cell>
          <table:table-cell table:style-name="ce16" table:formula="of:=pi*[.AJ6]" office:value-type="float" office:value="12.927653769522">
            <text:p>12.9277</text:p>
          </table:table-cell>
          <table:table-cell table:style-name="ce16" table:formula="of:=pi*[.AK6]" office:value-type="float" office:value="11.5139370754066">
            <text:p>11.5139</text:p>
          </table:table-cell>
          <table:table-cell table:style-name="ce16" table:formula="of:=pi*[.AL6]" office:value-type="float" office:value="10.2541584213171">
            <text:p>10.2542</text:p>
          </table:table-cell>
          <table:table-cell table:style-name="ce16" table:formula="of:=pi*[.AM6]" office:value-type="float" office:value="9.12946825133193">
            <text:p>9.1295</text:p>
          </table:table-cell>
          <table:table-cell table:style-name="ce16" table:formula="of:=pi*[.AN6]" office:value-type="float" office:value="8.13044178749038">
            <text:p>8.1304</text:p>
          </table:table-cell>
          <table:table-cell table:style-name="ce16" table:formula="of:=pi*[.AO6]" office:value-type="float" office:value="7.24137106652447">
            <text:p>7.2414</text:p>
          </table:table-cell>
          <table:table-cell table:style-name="ce16" table:formula="of:=pi*[.AP6]" office:value-type="float" office:value="6.44968971781984">
            <text:p>6.4497</text:p>
          </table:table-cell>
          <table:table-cell table:style-name="ce16" table:formula="of:=pi*[.AQ6]" office:value-type="float" office:value="5.74283137076214">
            <text:p>5.7428</text:p>
          </table:table-cell>
          <table:table-cell table:style-name="ce16" table:formula="of:=pi*[.AR6]" office:value-type="float" office:value="5.11451284004418">
            <text:p>5.1145</text:p>
          </table:table-cell>
          <table:table-cell table:style-name="ce16" table:formula="of:=pi*[.AS6]" office:value-type="float" office:value="4.5553093477052">
            <text:p>4.5553</text:p>
          </table:table-cell>
          <table:table-cell table:style-name="ce16" table:formula="of:=pi*[.AT6]" office:value-type="float" office:value="4.05579611578442">
            <text:p>4.0558</text:p>
          </table:table-cell>
          <table:table-cell table:style-name="ce16" table:formula="of:=pi*[.AU6]" office:value-type="float" office:value="3.61283155162826">
            <text:p>3.6128</text:p>
          </table:table-cell>
          <table:table-cell table:style-name="ce16" table:formula="of:=pi*[.AV6]" office:value-type="float" office:value="3.21699087727595">
            <text:p>3.2170</text:p>
          </table:table-cell>
          <table:table-cell table:style-name="ce16" table:formula="of:=pi*[.AW6]" office:value-type="float" office:value="2.86513250007389">
            <text:p>2.8651</text:p>
          </table:table-cell>
          <table:table-cell table:style-name="ce16" table:formula="of:=pi*[.AX6]" office:value-type="float" office:value="2.55097323471491">
            <text:p>2.5510</text:p>
          </table:table-cell>
          <table:table-cell table:style-name="ce16" table:formula="of:=pi*[.AY6]" office:value-type="float" office:value="2.27137148854542">
            <text:p>2.2714</text:p>
          </table:table-cell>
          <table:table-cell table:style-name="ce16" table:formula="of:=pi*[.AZ6]" office:value-type="float" office:value="2.02318566891182">
            <text:p>2.0232</text:p>
          </table:table-cell>
          <table:table-cell table:style-name="ce16" table:formula="of:=pi*[.BA6]" office:value-type="float" office:value="1.80013259050695">
            <text:p>1.8001</text:p>
          </table:table-cell>
          <table:table-cell table:style-name="ce16" table:formula="of:=pi*[.BB6]" office:value-type="float" office:value="1.60535384598438">
            <text:p>1.6054</text:p>
          </table:table-cell>
          <table:table-cell table:style-name="ce16" table:formula="of:=pi*[.BC6]" office:value-type="float" office:value="1.42942465738335">
            <text:p>1.4294</text:p>
          </table:table-cell>
          <table:table-cell table:style-name="ce16" table:formula="of:=pi*[.BD6]" office:value-type="float" office:value="1.27234502470387">
            <text:p>1.2723</text:p>
          </table:table-cell>
          <table:table-cell table:style-name="ce16" table:formula="of:=pi*[.BE6]" office:value-type="float" office:value="1.13411494794591">
            <text:p>1.1341</text:p>
          </table:table-cell>
          <table:table-cell table:style-name="ce16" table:formula="of:=pi*[.BF6]" office:value-type="float" office:value="1.00845124180232">
            <text:p>1.0085</text:p>
          </table:table-cell>
          <table:table-cell table:style-name="ce16" table:formula="of:=pi*[.BG6]" office:value-type="float" office:value="0.89849549892668">
            <text:p>0.8985</text:p>
          </table:table-cell>
          <table:table-cell table:style-name="ce16" table:formula="of:=pi*[.BH6]" office:value-type="float" office:value="0.801106126665396">
            <text:p>0.8011</text:p>
          </table:table-cell>
          <table:table-cell table:style-name="ce16" table:formula="of:=pi*[.BI6]" office:value-type="float" office:value="0.713141532364882">
            <text:p>0.7131</text:p>
          </table:table-cell>
          <table:table-cell table:style-name="ce16" table:formula="of:=pi*[.BJ6]" office:value-type="float" office:value="0.634601716025138">
            <text:p>0.6346</text:p>
          </table:table-cell>
          <table:table-cell table:style-name="ce16" table:formula="of:=pi*[.BK6]" office:value-type="float" office:value="0.565486677646162">
            <text:p>0.5655</text:p>
          </table:table-cell>
          <table:table-cell table:style-name="ce16" table:formula="of:=pi*[.BL6]" office:value-type="float" office:value="0.502654824574366">
            <text:p>0.5027</text:p>
          </table:table-cell>
          <table:table-cell table:style-name="ce16" table:formula="of:=pi*[.BM6]" office:value-type="float" office:value="0.44924774946334">
            <text:p>0.4492</text:p>
          </table:table-cell>
          <table:table-cell table:style-name="ce16" table:formula="of:=pi*[.BN6]" office:value-type="float" office:value="0.398982267005903">
            <text:p>0.3990</text:p>
          </table:table-cell>
          <table:table-cell table:style-name="ce16" table:formula="of:=pi*[.BO6]" office:value-type="float" office:value="0.354999969855646">
            <text:p>0.3550</text:p>
          </table:table-cell>
          <table:table-cell table:style-name="ce16" table:formula="of:=pi*[.BP6]" office:value-type="float" office:value="0.317300858012569">
            <text:p>0.3173</text:p>
          </table:table-cell>
          <table:table-cell table:style-name="ce16" table:formula="of:=pi*[.BQ6]" office:value-type="float" office:value="0.281800861027004">
            <text:p>0.2818</text:p>
          </table:table-cell>
          <table:table-cell table:style-name="ce16" table:formula="of:=pi*[.BR6]" office:value-type="float" office:value="0.251013253021824">
            <text:p>0.2510</text:p>
          </table:table-cell>
          <table:table-cell table:style-name="ce2" table:number-columns-repeated="954"/>
        </table:table-row>
        <table:table-row table:style-name="ro1">
          <table:table-cell table:style-name="ce1" office:value-type="string">
            <text:p>row:</text:p>
          </table:table-cell>
          <table:table-cell table:style-name="ce2" office:value-type="string">
            <text:p>AWG</text:p>
          </table:table-cell>
          <table:table-cell table:style-name="ce2" office:value-type="string">
            <text:p>(inch)</text:p>
          </table:table-cell>
          <table:table-cell table:number-columns-repeated="2" table:style-name="ce2" office:value-type="string">
            <text:p>(mm)</text:p>
          </table:table-cell>
          <table:table-cell table:style-name="ce15" office:value-type="string">
            <text:p>(mm)</text:p>
          </table:table-cell>
          <table:table-cell table:style-name="ce18" office:value-type="string">
            <text:p>Ratio</text:p>
          </table:table-cell>
          <table:table-cell table:style-name="ce2" table:number-columns-repeated="14"/>
          <table:table-cell table:style-name="ce19"/>
          <table:table-cell table:style-name="ce2" table:number-columns-repeated="29"/>
          <table:table-cell table:style-name="ce19"/>
          <table:table-cell table:style-name="ce2" table:number-columns-repeated="972"/>
        </table:table-row>
        <table:table-row table:style-name="ro3">
          <table:table-cell table:style-name="ce1" table:formula="of:=SUM([.A9])+1" office:value-type="float" office:value="1">
            <text:p>1</text:p>
          </table:table-cell>
          <table:table-cell table:style-name="ce3" office:value-type="string">
            <text:p>n/a</text:p>
          </table:table-cell>
          <table:table-cell table:style-name="ce2" office:value-type="float" office:value="3">
            <text:p>3.0000</text:p>
          </table:table-cell>
          <table:table-cell table:style-name="ce12" table:formula="of:=[.C10]*25.4" office:value-type="float" office:value="76.2">
            <text:p>76.2000</text:p>
          </table:table-cell>
          <table:table-cell table:style-name="ce14" table:formula="of:=[.D10]/2" office:value-type="float" office:value="38.1">
            <text:p>38.1000</text:p>
          </table:table-cell>
          <table:table-cell table:style-name="ce16" table:formula="of:=pi*[.D10]" office:value-type="float" office:value="239.389360203542">
            <text:p>239.389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33333333333333">
            <text:p>8.3333E-01</text:p>
          </table:table-cell>
          <table:table-cell table:style-name="ce22" table:formula="of:=INDIRECT(&quot;R8C&quot;&amp;COLUMN();0)/INDIRECT(&quot;R&quot;&amp;ROW()&amp;&quot;C6&quot;;0)" office:value-type="float" office:value="0.75">
            <text:p>7.5000E-01</text:p>
          </table:table-cell>
          <table:table-cell table:style-name="ce22" table:formula="of:=INDIRECT(&quot;R8C&quot;&amp;COLUMN();0)/INDIRECT(&quot;R&quot;&amp;ROW()&amp;&quot;C6&quot;;0)" office:value-type="float" office:value="0.666666666666667">
            <text:p>6.6667E-01</text:p>
          </table:table-cell>
          <table:table-cell table:style-name="ce22" table:formula="of:=INDIRECT(&quot;R8C&quot;&amp;COLUMN();0)/INDIRECT(&quot;R&quot;&amp;ROW()&amp;&quot;C6&quot;;0)" office:value-type="float" office:value="0.583333333333333">
            <text:p>5.8333E-01</text:p>
          </table:table-cell>
          <table:table-cell table:style-name="ce22" table:formula="of:=INDIRECT(&quot;R8C&quot;&amp;COLUMN();0)/INDIRECT(&quot;R&quot;&amp;ROW()&amp;&quot;C6&quot;;0)" office:value-type="float" office:value="0.541666666666667">
            <text:p>5.4167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58333333333333">
            <text:p>4.5833E-01</text:p>
          </table:table-cell>
          <table:table-cell table:style-name="ce22" table:formula="of:=INDIRECT(&quot;R8C&quot;&amp;COLUMN();0)/INDIRECT(&quot;R&quot;&amp;ROW()&amp;&quot;C6&quot;;0)" office:value-type="float" office:value="0.416666666666667">
            <text:p>4.1667E-01</text:p>
          </table:table-cell>
          <table:table-cell table:style-name="ce22" table:formula="of:=INDIRECT(&quot;R8C&quot;&amp;COLUMN();0)/INDIRECT(&quot;R&quot;&amp;ROW()&amp;&quot;C6&quot;;0)" office:value-type="float" office:value="0.333333333333333">
            <text:p>3.3333E-01</text:p>
          </table:table-cell>
          <table:table-cell table:style-name="ce22" table:formula="of:=INDIRECT(&quot;R8C&quot;&amp;COLUMN();0)/INDIRECT(&quot;R&quot;&amp;ROW()&amp;&quot;C6&quot;;0)" office:value-type="float" office:value="0.291666666666667">
            <text:p>2.9167E-01</text:p>
          </table:table-cell>
          <table:table-cell table:style-name="ce22" table:formula="of:=INDIRECT(&quot;R8C&quot;&amp;COLUMN();0)/INDIRECT(&quot;R&quot;&amp;ROW()&amp;&quot;C6&quot;;0)" office:value-type="float" office:value="0.270833333333333">
            <text:p>2.7083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08333333333333">
            <text:p>2.0833E-01</text:p>
          </table:table-cell>
          <table:table-cell table:style-name="ce22" table:formula="of:=INDIRECT(&quot;R8C&quot;&amp;COLUMN();0)/INDIRECT(&quot;R&quot;&amp;ROW()&amp;&quot;C6&quot;;0)" office:value-type="float" office:value="0.166666666666667">
            <text:p>1.6667E-01</text:p>
          </table:table-cell>
          <table:table-cell table:style-name="ce22" table:formula="of:=INDIRECT(&quot;R8C&quot;&amp;COLUMN();0)/INDIRECT(&quot;R&quot;&amp;ROW()&amp;&quot;C6&quot;;0)" office:value-type="float" office:value="0.153333333333333">
            <text:p>1.5333E-01</text:p>
          </table:table-cell>
          <table:table-cell table:style-name="ce22" table:formula="of:=INDIRECT(&quot;R8C&quot;&amp;COLUMN();0)/INDIRECT(&quot;R&quot;&amp;ROW()&amp;&quot;C6&quot;;0)" office:value-type="float" office:value="0.136535433070866">
            <text:p>1.3654E-01</text:p>
          </table:table-cell>
          <table:table-cell table:style-name="ce22" table:formula="of:=INDIRECT(&quot;R8C&quot;&amp;COLUMN();0)/INDIRECT(&quot;R&quot;&amp;ROW()&amp;&quot;C6&quot;;0)" office:value-type="float" office:value="0.125">
            <text:p>1.2500E-01</text:p>
          </table:table-cell>
          <table:table-cell table:style-name="ce22" table:formula="of:=INDIRECT(&quot;R8C&quot;&amp;COLUMN();0)/INDIRECT(&quot;R&quot;&amp;ROW()&amp;&quot;C6&quot;;0)" office:value-type="float" office:value="0.121601049868766">
            <text:p>1.2160E-01</text:p>
          </table:table-cell>
          <table:table-cell table:style-name="ce22" table:formula="of:=INDIRECT(&quot;R8C&quot;&amp;COLUMN();0)/INDIRECT(&quot;R&quot;&amp;ROW()&amp;&quot;C6&quot;;0)" office:value-type="float" office:value="0.108293963254593">
            <text:p>1.0829E-01</text:p>
          </table:table-cell>
          <table:table-cell table:style-name="ce22" table:formula="of:=INDIRECT(&quot;R8C&quot;&amp;COLUMN();0)/INDIRECT(&quot;R&quot;&amp;ROW()&amp;&quot;C6&quot;;0)" office:value-type="float" office:value="0.104166666666667">
            <text:p>1.0417E-01</text:p>
          </table:table-cell>
          <table:table-cell table:style-name="ce22" table:formula="of:=INDIRECT(&quot;R8C&quot;&amp;COLUMN();0)/INDIRECT(&quot;R&quot;&amp;ROW()&amp;&quot;C6&quot;;0)" office:value-type="float" office:value="0.0964304461942257">
            <text:p>9.6430E-02</text:p>
          </table:table-cell>
          <table:table-cell table:style-name="ce22" table:formula="of:=INDIRECT(&quot;R8C&quot;&amp;COLUMN();0)/INDIRECT(&quot;R&quot;&amp;ROW()&amp;&quot;C6&quot;;0)" office:value-type="float" office:value="0.0858792650918635">
            <text:p>8.5879E-02</text:p>
          </table:table-cell>
          <table:table-cell table:style-name="ce22" table:formula="of:=INDIRECT(&quot;R8C&quot;&amp;COLUMN();0)/INDIRECT(&quot;R&quot;&amp;ROW()&amp;&quot;C6&quot;;0)" office:value-type="float" office:value="0.0833333333333333">
            <text:p>8.3333E-02</text:p>
          </table:table-cell>
          <table:table-cell table:style-name="ce22" table:formula="of:=INDIRECT(&quot;R8C&quot;&amp;COLUMN();0)/INDIRECT(&quot;R&quot;&amp;ROW()&amp;&quot;C6&quot;;0)" office:value-type="float" office:value="0.0764698162729659">
            <text:p>7.6470E-02</text:p>
          </table:table-cell>
          <table:table-cell table:style-name="ce22" table:formula="of:=INDIRECT(&quot;R8C&quot;&amp;COLUMN();0)/INDIRECT(&quot;R&quot;&amp;ROW()&amp;&quot;C6&quot;;0)" office:value-type="float" office:value="0.0680971128608924">
            <text:p>6.8097E-02</text:p>
          </table:table-cell>
          <table:table-cell table:style-name="ce22" table:formula="of:=INDIRECT(&quot;R8C&quot;&amp;COLUMN();0)/INDIRECT(&quot;R&quot;&amp;ROW()&amp;&quot;C6&quot;;0)" office:value-type="float" office:value="0.0625">
            <text:p>6.2500E-02</text:p>
          </table:table-cell>
          <table:table-cell table:style-name="ce22" table:formula="of:=INDIRECT(&quot;R8C&quot;&amp;COLUMN();0)/INDIRECT(&quot;R&quot;&amp;ROW()&amp;&quot;C6&quot;;0)" office:value-type="float" office:value="0.0606430446194226">
            <text:p>6.0643E-02</text:p>
          </table:table-cell>
          <table:table-cell table:style-name="ce22" table:formula="of:=INDIRECT(&quot;R8C&quot;&amp;COLUMN();0)/INDIRECT(&quot;R&quot;&amp;ROW()&amp;&quot;C6&quot;;0)" office:value-type="float" office:value="0.054002624671916">
            <text:p>5.4003E-02</text:p>
          </table:table-cell>
          <table:table-cell table:style-name="ce22" table:formula="of:=INDIRECT(&quot;R8C&quot;&amp;COLUMN();0)/INDIRECT(&quot;R&quot;&amp;ROW()&amp;&quot;C6&quot;;0)" office:value-type="float" office:value="0.0480971128608924">
            <text:p>4.8097E-02</text:p>
          </table:table-cell>
          <table:table-cell table:style-name="ce22" table:formula="of:=INDIRECT(&quot;R8C&quot;&amp;COLUMN();0)/INDIRECT(&quot;R&quot;&amp;ROW()&amp;&quot;C6&quot;;0)" office:value-type="float" office:value="0.0428346456692913">
            <text:p>4.2835E-02</text:p>
          </table:table-cell>
          <table:table-cell table:style-name="ce22" table:formula="of:=INDIRECT(&quot;R8C&quot;&amp;COLUMN();0)/INDIRECT(&quot;R&quot;&amp;ROW()&amp;&quot;C6&quot;;0)" office:value-type="float" office:value="0.0381364829396326">
            <text:p>3.8136E-02</text:p>
          </table:table-cell>
          <table:table-cell table:style-name="ce22" table:formula="of:=INDIRECT(&quot;R8C&quot;&amp;COLUMN();0)/INDIRECT(&quot;R&quot;&amp;ROW()&amp;&quot;C6&quot;;0)" office:value-type="float" office:value="0.0339632545931759">
            <text:p>3.3963E-02</text:p>
          </table:table-cell>
          <table:table-cell table:style-name="ce22" table:formula="of:=INDIRECT(&quot;R8C&quot;&amp;COLUMN();0)/INDIRECT(&quot;R&quot;&amp;ROW()&amp;&quot;C6&quot;;0)" office:value-type="float" office:value="0.030249343832021">
            <text:p>3.0249E-02</text:p>
          </table:table-cell>
          <table:table-cell table:style-name="ce22" table:formula="of:=INDIRECT(&quot;R8C&quot;&amp;COLUMN();0)/INDIRECT(&quot;R&quot;&amp;ROW()&amp;&quot;C6&quot;;0)" office:value-type="float" office:value="0.0269422572178478">
            <text:p>2.6942E-02</text:p>
          </table:table-cell>
          <table:table-cell table:style-name="ce22" table:formula="of:=INDIRECT(&quot;R8C&quot;&amp;COLUMN();0)/INDIRECT(&quot;R&quot;&amp;ROW()&amp;&quot;C6&quot;;0)" office:value-type="float" office:value="0.023989501312336">
            <text:p>2.3990E-02</text:p>
          </table:table-cell>
          <table:table-cell table:style-name="ce22" table:formula="of:=INDIRECT(&quot;R8C&quot;&amp;COLUMN();0)/INDIRECT(&quot;R&quot;&amp;ROW()&amp;&quot;C6&quot;;0)" office:value-type="float" office:value="0.0213648293963255">
            <text:p>2.1365E-02</text:p>
          </table:table-cell>
          <table:table-cell table:style-name="ce22" table:formula="of:=INDIRECT(&quot;R8C&quot;&amp;COLUMN();0)/INDIRECT(&quot;R&quot;&amp;ROW()&amp;&quot;C6&quot;;0)" office:value-type="float" office:value="0.0190288713910761">
            <text:p>1.9029E-02</text:p>
          </table:table-cell>
          <table:table-cell table:style-name="ce22" table:formula="of:=INDIRECT(&quot;R8C&quot;&amp;COLUMN();0)/INDIRECT(&quot;R&quot;&amp;ROW()&amp;&quot;C6&quot;;0)" office:value-type="float" office:value="0.0169422572178478">
            <text:p>1.6942E-02</text:p>
          </table:table-cell>
          <table:table-cell table:style-name="ce22" table:formula="of:=INDIRECT(&quot;R8C&quot;&amp;COLUMN();0)/INDIRECT(&quot;R&quot;&amp;ROW()&amp;&quot;C6&quot;;0)" office:value-type="float" office:value="0.0150918635170604">
            <text:p>1.5092E-02</text:p>
          </table:table-cell>
          <table:table-cell table:style-name="ce22" table:formula="of:=INDIRECT(&quot;R8C&quot;&amp;COLUMN();0)/INDIRECT(&quot;R&quot;&amp;ROW()&amp;&quot;C6&quot;;0)" office:value-type="float" office:value="0.0134383202099738">
            <text:p>1.3438E-02</text:p>
          </table:table-cell>
          <table:table-cell table:style-name="ce22" table:formula="of:=INDIRECT(&quot;R8C&quot;&amp;COLUMN();0)/INDIRECT(&quot;R&quot;&amp;ROW()&amp;&quot;C6&quot;;0)" office:value-type="float" office:value="0.0119685039370079">
            <text:p>1.1969E-02</text:p>
          </table:table-cell>
          <table:table-cell table:style-name="ce22" table:formula="of:=INDIRECT(&quot;R8C&quot;&amp;COLUMN();0)/INDIRECT(&quot;R&quot;&amp;ROW()&amp;&quot;C6&quot;;0)" office:value-type="float" office:value="0.0106561679790026">
            <text:p>1.0656E-02</text:p>
          </table:table-cell>
          <table:table-cell table:style-name="ce22" table:formula="of:=INDIRECT(&quot;R8C&quot;&amp;COLUMN();0)/INDIRECT(&quot;R&quot;&amp;ROW()&amp;&quot;C6&quot;;0)" office:value-type="float" office:value="0.00948818897637795">
            <text:p>9.4882E-03</text:p>
          </table:table-cell>
          <table:table-cell table:style-name="ce22" table:formula="of:=INDIRECT(&quot;R8C&quot;&amp;COLUMN();0)/INDIRECT(&quot;R&quot;&amp;ROW()&amp;&quot;C6&quot;;0)" office:value-type="float" office:value="0.00845144356955381">
            <text:p>8.4514E-03</text:p>
          </table:table-cell>
          <table:table-cell table:style-name="ce22" table:formula="of:=INDIRECT(&quot;R8C&quot;&amp;COLUMN();0)/INDIRECT(&quot;R&quot;&amp;ROW()&amp;&quot;C6&quot;;0)" office:value-type="float" office:value="0.00751968503937008">
            <text:p>7.5197E-03</text:p>
          </table:table-cell>
          <table:table-cell table:style-name="ce22" table:formula="of:=INDIRECT(&quot;R8C&quot;&amp;COLUMN();0)/INDIRECT(&quot;R&quot;&amp;ROW()&amp;&quot;C6&quot;;0)" office:value-type="float" office:value="0.00670603674540683">
            <text:p>6.7060E-03</text:p>
          </table:table-cell>
          <table:table-cell table:style-name="ce22" table:formula="of:=INDIRECT(&quot;R8C&quot;&amp;COLUMN();0)/INDIRECT(&quot;R&quot;&amp;ROW()&amp;&quot;C6&quot;;0)" office:value-type="float" office:value="0.00597112860892389">
            <text:p>5.9711E-03</text:p>
          </table:table-cell>
          <table:table-cell table:style-name="ce22" table:formula="of:=INDIRECT(&quot;R8C&quot;&amp;COLUMN();0)/INDIRECT(&quot;R&quot;&amp;ROW()&amp;&quot;C6&quot;;0)" office:value-type="float" office:value="0.00531496062992126">
            <text:p>5.3150E-03</text:p>
          </table:table-cell>
          <table:table-cell table:style-name="ce22" table:formula="of:=INDIRECT(&quot;R8C&quot;&amp;COLUMN();0)/INDIRECT(&quot;R&quot;&amp;ROW()&amp;&quot;C6&quot;;0)" office:value-type="float" office:value="0.00473753280839895">
            <text:p>4.7375E-03</text:p>
          </table:table-cell>
          <table:table-cell table:style-name="ce22" table:formula="of:=INDIRECT(&quot;R8C&quot;&amp;COLUMN();0)/INDIRECT(&quot;R&quot;&amp;ROW()&amp;&quot;C6&quot;;0)" office:value-type="float" office:value="0.00421259842519685">
            <text:p>4.2126E-03</text:p>
          </table:table-cell>
          <table:table-cell table:style-name="ce22" table:formula="of:=INDIRECT(&quot;R8C&quot;&amp;COLUMN();0)/INDIRECT(&quot;R&quot;&amp;ROW()&amp;&quot;C6&quot;;0)" office:value-type="float" office:value="0.00375328083989501">
            <text:p>3.7533E-03</text:p>
          </table:table-cell>
          <table:table-cell table:style-name="ce22" table:formula="of:=INDIRECT(&quot;R8C&quot;&amp;COLUMN();0)/INDIRECT(&quot;R&quot;&amp;ROW()&amp;&quot;C6&quot;;0)" office:value-type="float" office:value="0.00334645669291339">
            <text:p>3.3465E-03</text:p>
          </table:table-cell>
          <table:table-cell table:style-name="ce22" table:formula="of:=INDIRECT(&quot;R8C&quot;&amp;COLUMN();0)/INDIRECT(&quot;R&quot;&amp;ROW()&amp;&quot;C6&quot;;0)" office:value-type="float" office:value="0.00297900262467192">
            <text:p>2.9790E-03</text:p>
          </table:table-cell>
          <table:table-cell table:style-name="ce22" table:formula="of:=INDIRECT(&quot;R8C&quot;&amp;COLUMN();0)/INDIRECT(&quot;R&quot;&amp;ROW()&amp;&quot;C6&quot;;0)" office:value-type="float" office:value="0.0026509186351706">
            <text:p>2.6509E-03</text:p>
          </table:table-cell>
          <table:table-cell table:style-name="ce22" table:formula="of:=INDIRECT(&quot;R8C&quot;&amp;COLUMN();0)/INDIRECT(&quot;R&quot;&amp;ROW()&amp;&quot;C6&quot;;0)" office:value-type="float" office:value="0.00236220472440945">
            <text:p>2.3622E-03</text:p>
          </table:table-cell>
          <table:table-cell table:style-name="ce22" table:formula="of:=INDIRECT(&quot;R8C&quot;&amp;COLUMN();0)/INDIRECT(&quot;R&quot;&amp;ROW()&amp;&quot;C6&quot;;0)" office:value-type="float" office:value="0.0020997375328084">
            <text:p>2.0997E-03</text:p>
          </table:table-cell>
          <table:table-cell table:style-name="ce22" table:formula="of:=INDIRECT(&quot;R8C&quot;&amp;COLUMN();0)/INDIRECT(&quot;R&quot;&amp;ROW()&amp;&quot;C6&quot;;0)" office:value-type="float" office:value="0.00187664041994751">
            <text:p>1.8766E-03</text:p>
          </table:table-cell>
          <table:table-cell table:style-name="ce22" table:formula="of:=INDIRECT(&quot;R8C&quot;&amp;COLUMN();0)/INDIRECT(&quot;R&quot;&amp;ROW()&amp;&quot;C6&quot;;0)" office:value-type="float" office:value="0.00166666666666667">
            <text:p>1.6667E-03</text:p>
          </table:table-cell>
          <table:table-cell table:style-name="ce22" table:formula="of:=INDIRECT(&quot;R8C&quot;&amp;COLUMN();0)/INDIRECT(&quot;R&quot;&amp;ROW()&amp;&quot;C6&quot;;0)" office:value-type="float" office:value="0.00148293963254593">
            <text:p>1.4829E-03</text:p>
          </table:table-cell>
          <table:table-cell table:style-name="ce22" table:formula="of:=INDIRECT(&quot;R8C&quot;&amp;COLUMN();0)/INDIRECT(&quot;R&quot;&amp;ROW()&amp;&quot;C6&quot;;0)" office:value-type="float" office:value="0.0013254593175853">
            <text:p>1.3255E-03</text:p>
          </table:table-cell>
          <table:table-cell table:style-name="ce22" table:formula="of:=INDIRECT(&quot;R8C&quot;&amp;COLUMN();0)/INDIRECT(&quot;R&quot;&amp;ROW()&amp;&quot;C6&quot;;0)" office:value-type="float" office:value="0.00117716535433071">
            <text:p>1.1772E-03</text:p>
          </table:table-cell>
          <table:table-cell table:style-name="ce22" table:formula="of:=INDIRECT(&quot;R8C&quot;&amp;COLUMN();0)/INDIRECT(&quot;R&quot;&amp;ROW()&amp;&quot;C6&quot;;0)" office:value-type="float" office:value="0.00104855643044619">
            <text:p>1.0486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0])+1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2" office:value-type="float" office:value="2.5">
            <text:p>2.5000</text:p>
          </table:table-cell>
          <table:table-cell table:style-name="ce12" table:formula="of:=[.C11]*25.4" office:value-type="float" office:value="63.5">
            <text:p>63.5000</text:p>
          </table:table-cell>
          <table:table-cell table:style-name="ce14" table:formula="of:=[.D11]/2" office:value-type="float" office:value="31.75">
            <text:p>31.7500</text:p>
          </table:table-cell>
          <table:table-cell table:style-name="ce16" table:formula="of:=pi*[.D11]" office:value-type="float" office:value="199.491133502952">
            <text:p>199.491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.2">
            <text:p>1.200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">
            <text:p>9.0000E-01</text:p>
          </table:table-cell>
          <table:table-cell table:style-name="ce22" table:formula="of:=INDIRECT(&quot;R8C&quot;&amp;COLUMN();0)/INDIRECT(&quot;R&quot;&amp;ROW()&amp;&quot;C6&quot;;0)" office:value-type="float" office:value="0.8">
            <text:p>8.0000E-01</text:p>
          </table:table-cell>
          <table:table-cell table:style-name="ce22" table:formula="of:=INDIRECT(&quot;R8C&quot;&amp;COLUMN();0)/INDIRECT(&quot;R&quot;&amp;ROW()&amp;&quot;C6&quot;;0)" office:value-type="float" office:value="0.7">
            <text:p>7.0000E-01</text:p>
          </table:table-cell>
          <table:table-cell table:style-name="ce22" table:formula="of:=INDIRECT(&quot;R8C&quot;&amp;COLUMN();0)/INDIRECT(&quot;R&quot;&amp;ROW()&amp;&quot;C6&quot;;0)" office:value-type="float" office:value="0.65">
            <text:p>6.5000E-01</text:p>
          </table:table-cell>
          <table:table-cell table:style-name="ce22" table:formula="of:=INDIRECT(&quot;R8C&quot;&amp;COLUMN();0)/INDIRECT(&quot;R&quot;&amp;ROW()&amp;&quot;C6&quot;;0)" office:value-type="float" office:value="0.6">
            <text:p>6.0000E-01</text:p>
          </table:table-cell>
          <table:table-cell table:style-name="ce22" table:formula="of:=INDIRECT(&quot;R8C&quot;&amp;COLUMN();0)/INDIRECT(&quot;R&quot;&amp;ROW()&amp;&quot;C6&quot;;0)" office:value-type="float" office:value="0.55">
            <text:p>5.5000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">
            <text:p>4.0000E-01</text:p>
          </table:table-cell>
          <table:table-cell table:style-name="ce22" table:formula="of:=INDIRECT(&quot;R8C&quot;&amp;COLUMN();0)/INDIRECT(&quot;R&quot;&amp;ROW()&amp;&quot;C6&quot;;0)" office:value-type="float" office:value="0.35">
            <text:p>3.5000E-01</text:p>
          </table:table-cell>
          <table:table-cell table:style-name="ce22" table:formula="of:=INDIRECT(&quot;R8C&quot;&amp;COLUMN();0)/INDIRECT(&quot;R&quot;&amp;ROW()&amp;&quot;C6&quot;;0)" office:value-type="float" office:value="0.325">
            <text:p>3.2500E-01</text:p>
          </table:table-cell>
          <table:table-cell table:style-name="ce22" table:formula="of:=INDIRECT(&quot;R8C&quot;&amp;COLUMN();0)/INDIRECT(&quot;R&quot;&amp;ROW()&amp;&quot;C6&quot;;0)" office:value-type="float" office:value="0.3">
            <text:p>3.0000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">
            <text:p>2.0000E-01</text:p>
          </table:table-cell>
          <table:table-cell table:style-name="ce22" table:formula="of:=INDIRECT(&quot;R8C&quot;&amp;COLUMN();0)/INDIRECT(&quot;R&quot;&amp;ROW()&amp;&quot;C6&quot;;0)" office:value-type="float" office:value="0.184">
            <text:p>1.8400E-01</text:p>
          </table:table-cell>
          <table:table-cell table:style-name="ce22" table:formula="of:=INDIRECT(&quot;R8C&quot;&amp;COLUMN();0)/INDIRECT(&quot;R&quot;&amp;ROW()&amp;&quot;C6&quot;;0)" office:value-type="float" office:value="0.163842519685039">
            <text:p>1.6384E-01</text:p>
          </table:table-cell>
          <table:table-cell table:style-name="ce22" table:formula="of:=INDIRECT(&quot;R8C&quot;&amp;COLUMN();0)/INDIRECT(&quot;R&quot;&amp;ROW()&amp;&quot;C6&quot;;0)" office:value-type="float" office:value="0.15">
            <text:p>1.5000E-01</text:p>
          </table:table-cell>
          <table:table-cell table:style-name="ce22" table:formula="of:=INDIRECT(&quot;R8C&quot;&amp;COLUMN();0)/INDIRECT(&quot;R&quot;&amp;ROW()&amp;&quot;C6&quot;;0)" office:value-type="float" office:value="0.14592125984252">
            <text:p>1.4592E-01</text:p>
          </table:table-cell>
          <table:table-cell table:style-name="ce22" table:formula="of:=INDIRECT(&quot;R8C&quot;&amp;COLUMN();0)/INDIRECT(&quot;R&quot;&amp;ROW()&amp;&quot;C6&quot;;0)" office:value-type="float" office:value="0.129952755905512">
            <text:p>1.2995E-01</text:p>
          </table:table-cell>
          <table:table-cell table:style-name="ce22" table:formula="of:=INDIRECT(&quot;R8C&quot;&amp;COLUMN();0)/INDIRECT(&quot;R&quot;&amp;ROW()&amp;&quot;C6&quot;;0)" office:value-type="float" office:value="0.125">
            <text:p>1.2500E-01</text:p>
          </table:table-cell>
          <table:table-cell table:style-name="ce22" table:formula="of:=INDIRECT(&quot;R8C&quot;&amp;COLUMN();0)/INDIRECT(&quot;R&quot;&amp;ROW()&amp;&quot;C6&quot;;0)" office:value-type="float" office:value="0.115716535433071">
            <text:p>1.1572E-01</text:p>
          </table:table-cell>
          <table:table-cell table:style-name="ce22" table:formula="of:=INDIRECT(&quot;R8C&quot;&amp;COLUMN();0)/INDIRECT(&quot;R&quot;&amp;ROW()&amp;&quot;C6&quot;;0)" office:value-type="float" office:value="0.103055118110236">
            <text:p>1.0306E-01</text:p>
          </table:table-cell>
          <table:table-cell table:style-name="ce22" table:formula="of:=INDIRECT(&quot;R8C&quot;&amp;COLUMN();0)/INDIRECT(&quot;R&quot;&amp;ROW()&amp;&quot;C6&quot;;0)" office:value-type="float" office:value="0.1">
            <text:p>1.0000E-01</text:p>
          </table:table-cell>
          <table:table-cell table:style-name="ce22" table:formula="of:=INDIRECT(&quot;R8C&quot;&amp;COLUMN();0)/INDIRECT(&quot;R&quot;&amp;ROW()&amp;&quot;C6&quot;;0)" office:value-type="float" office:value="0.0917637795275591">
            <text:p>9.1764E-02</text:p>
          </table:table-cell>
          <table:table-cell table:style-name="ce22" table:formula="of:=INDIRECT(&quot;R8C&quot;&amp;COLUMN();0)/INDIRECT(&quot;R&quot;&amp;ROW()&amp;&quot;C6&quot;;0)" office:value-type="float" office:value="0.0817165354330709">
            <text:p>8.1717E-02</text:p>
          </table:table-cell>
          <table:table-cell table:style-name="ce22" table:formula="of:=INDIRECT(&quot;R8C&quot;&amp;COLUMN();0)/INDIRECT(&quot;R&quot;&amp;ROW()&amp;&quot;C6&quot;;0)" office:value-type="float" office:value="0.075">
            <text:p>7.5000E-02</text:p>
          </table:table-cell>
          <table:table-cell table:style-name="ce22" table:formula="of:=INDIRECT(&quot;R8C&quot;&amp;COLUMN();0)/INDIRECT(&quot;R&quot;&amp;ROW()&amp;&quot;C6&quot;;0)" office:value-type="float" office:value="0.0727716535433071">
            <text:p>7.2772E-02</text:p>
          </table:table-cell>
          <table:table-cell table:style-name="ce22" table:formula="of:=INDIRECT(&quot;R8C&quot;&amp;COLUMN();0)/INDIRECT(&quot;R&quot;&amp;ROW()&amp;&quot;C6&quot;;0)" office:value-type="float" office:value="0.0648031496062992">
            <text:p>6.4803E-02</text:p>
          </table:table-cell>
          <table:table-cell table:style-name="ce22" table:formula="of:=INDIRECT(&quot;R8C&quot;&amp;COLUMN();0)/INDIRECT(&quot;R&quot;&amp;ROW()&amp;&quot;C6&quot;;0)" office:value-type="float" office:value="0.0577165354330709">
            <text:p>5.7717E-02</text:p>
          </table:table-cell>
          <table:table-cell table:style-name="ce22" table:formula="of:=INDIRECT(&quot;R8C&quot;&amp;COLUMN();0)/INDIRECT(&quot;R&quot;&amp;ROW()&amp;&quot;C6&quot;;0)" office:value-type="float" office:value="0.0514015748031496">
            <text:p>5.1402E-02</text:p>
          </table:table-cell>
          <table:table-cell table:style-name="ce22" table:formula="of:=INDIRECT(&quot;R8C&quot;&amp;COLUMN();0)/INDIRECT(&quot;R&quot;&amp;ROW()&amp;&quot;C6&quot;;0)" office:value-type="float" office:value="0.0457637795275591">
            <text:p>4.5764E-02</text:p>
          </table:table-cell>
          <table:table-cell table:style-name="ce22" table:formula="of:=INDIRECT(&quot;R8C&quot;&amp;COLUMN();0)/INDIRECT(&quot;R&quot;&amp;ROW()&amp;&quot;C6&quot;;0)" office:value-type="float" office:value="0.040755905511811">
            <text:p>4.0756E-02</text:p>
          </table:table-cell>
          <table:table-cell table:style-name="ce22" table:formula="of:=INDIRECT(&quot;R8C&quot;&amp;COLUMN();0)/INDIRECT(&quot;R&quot;&amp;ROW()&amp;&quot;C6&quot;;0)" office:value-type="float" office:value="0.0362992125984252">
            <text:p>3.6299E-02</text:p>
          </table:table-cell>
          <table:table-cell table:style-name="ce22" table:formula="of:=INDIRECT(&quot;R8C&quot;&amp;COLUMN();0)/INDIRECT(&quot;R&quot;&amp;ROW()&amp;&quot;C6&quot;;0)" office:value-type="float" office:value="0.0323307086614173">
            <text:p>3.2331E-02</text:p>
          </table:table-cell>
          <table:table-cell table:style-name="ce22" table:formula="of:=INDIRECT(&quot;R8C&quot;&amp;COLUMN();0)/INDIRECT(&quot;R&quot;&amp;ROW()&amp;&quot;C6&quot;;0)" office:value-type="float" office:value="0.0287874015748031">
            <text:p>2.8787E-02</text:p>
          </table:table-cell>
          <table:table-cell table:style-name="ce22" table:formula="of:=INDIRECT(&quot;R8C&quot;&amp;COLUMN();0)/INDIRECT(&quot;R&quot;&amp;ROW()&amp;&quot;C6&quot;;0)" office:value-type="float" office:value="0.0256377952755905">
            <text:p>2.5638E-02</text:p>
          </table:table-cell>
          <table:table-cell table:style-name="ce22" table:formula="of:=INDIRECT(&quot;R8C&quot;&amp;COLUMN();0)/INDIRECT(&quot;R&quot;&amp;ROW()&amp;&quot;C6&quot;;0)" office:value-type="float" office:value="0.0228346456692913">
            <text:p>2.2835E-02</text:p>
          </table:table-cell>
          <table:table-cell table:style-name="ce22" table:formula="of:=INDIRECT(&quot;R8C&quot;&amp;COLUMN();0)/INDIRECT(&quot;R&quot;&amp;ROW()&amp;&quot;C6&quot;;0)" office:value-type="float" office:value="0.0203307086614173">
            <text:p>2.0331E-02</text:p>
          </table:table-cell>
          <table:table-cell table:style-name="ce22" table:formula="of:=INDIRECT(&quot;R8C&quot;&amp;COLUMN();0)/INDIRECT(&quot;R&quot;&amp;ROW()&amp;&quot;C6&quot;;0)" office:value-type="float" office:value="0.0181102362204724">
            <text:p>1.8110E-02</text:p>
          </table:table-cell>
          <table:table-cell table:style-name="ce22" table:formula="of:=INDIRECT(&quot;R8C&quot;&amp;COLUMN();0)/INDIRECT(&quot;R&quot;&amp;ROW()&amp;&quot;C6&quot;;0)" office:value-type="float" office:value="0.0161259842519685">
            <text:p>1.6126E-02</text:p>
          </table:table-cell>
          <table:table-cell table:style-name="ce22" table:formula="of:=INDIRECT(&quot;R8C&quot;&amp;COLUMN();0)/INDIRECT(&quot;R&quot;&amp;ROW()&amp;&quot;C6&quot;;0)" office:value-type="float" office:value="0.0143622047244094">
            <text:p>1.4362E-02</text:p>
          </table:table-cell>
          <table:table-cell table:style-name="ce22" table:formula="of:=INDIRECT(&quot;R8C&quot;&amp;COLUMN();0)/INDIRECT(&quot;R&quot;&amp;ROW()&amp;&quot;C6&quot;;0)" office:value-type="float" office:value="0.0127874015748032">
            <text:p>1.2787E-02</text:p>
          </table:table-cell>
          <table:table-cell table:style-name="ce22" table:formula="of:=INDIRECT(&quot;R8C&quot;&amp;COLUMN();0)/INDIRECT(&quot;R&quot;&amp;ROW()&amp;&quot;C6&quot;;0)" office:value-type="float" office:value="0.0113858267716535">
            <text:p>1.1386E-02</text:p>
          </table:table-cell>
          <table:table-cell table:style-name="ce22" table:formula="of:=INDIRECT(&quot;R8C&quot;&amp;COLUMN();0)/INDIRECT(&quot;R&quot;&amp;ROW()&amp;&quot;C6&quot;;0)" office:value-type="float" office:value="0.0101417322834646">
            <text:p>1.0142E-02</text:p>
          </table:table-cell>
          <table:table-cell table:style-name="ce22" table:formula="of:=INDIRECT(&quot;R8C&quot;&amp;COLUMN();0)/INDIRECT(&quot;R&quot;&amp;ROW()&amp;&quot;C6&quot;;0)" office:value-type="float" office:value="0.0090236220472441">
            <text:p>9.0236E-03</text:p>
          </table:table-cell>
          <table:table-cell table:style-name="ce22" table:formula="of:=INDIRECT(&quot;R8C&quot;&amp;COLUMN();0)/INDIRECT(&quot;R&quot;&amp;ROW()&amp;&quot;C6&quot;;0)" office:value-type="float" office:value="0.00804724409448819">
            <text:p>8.0472E-03</text:p>
          </table:table-cell>
          <table:table-cell table:style-name="ce22" table:formula="of:=INDIRECT(&quot;R8C&quot;&amp;COLUMN();0)/INDIRECT(&quot;R&quot;&amp;ROW()&amp;&quot;C6&quot;;0)" office:value-type="float" office:value="0.00716535433070866">
            <text:p>7.1654E-03</text:p>
          </table:table-cell>
          <table:table-cell table:style-name="ce22" table:formula="of:=INDIRECT(&quot;R8C&quot;&amp;COLUMN();0)/INDIRECT(&quot;R&quot;&amp;ROW()&amp;&quot;C6&quot;;0)" office:value-type="float" office:value="0.00637795275590551">
            <text:p>6.3780E-03</text:p>
          </table:table-cell>
          <table:table-cell table:style-name="ce22" table:formula="of:=INDIRECT(&quot;R8C&quot;&amp;COLUMN();0)/INDIRECT(&quot;R&quot;&amp;ROW()&amp;&quot;C6&quot;;0)" office:value-type="float" office:value="0.00568503937007874">
            <text:p>5.6850E-03</text:p>
          </table:table-cell>
          <table:table-cell table:style-name="ce22" table:formula="of:=INDIRECT(&quot;R8C&quot;&amp;COLUMN();0)/INDIRECT(&quot;R&quot;&amp;ROW()&amp;&quot;C6&quot;;0)" office:value-type="float" office:value="0.00505511811023622">
            <text:p>5.0551E-03</text:p>
          </table:table-cell>
          <table:table-cell table:style-name="ce22" table:formula="of:=INDIRECT(&quot;R8C&quot;&amp;COLUMN();0)/INDIRECT(&quot;R&quot;&amp;ROW()&amp;&quot;C6&quot;;0)" office:value-type="float" office:value="0.00450393700787402">
            <text:p>4.5039E-03</text:p>
          </table:table-cell>
          <table:table-cell table:style-name="ce22" table:formula="of:=INDIRECT(&quot;R8C&quot;&amp;COLUMN();0)/INDIRECT(&quot;R&quot;&amp;ROW()&amp;&quot;C6&quot;;0)" office:value-type="float" office:value="0.00401574803149606">
            <text:p>4.0157E-03</text:p>
          </table:table-cell>
          <table:table-cell table:style-name="ce22" table:formula="of:=INDIRECT(&quot;R8C&quot;&amp;COLUMN();0)/INDIRECT(&quot;R&quot;&amp;ROW()&amp;&quot;C6&quot;;0)" office:value-type="float" office:value="0.0035748031496063">
            <text:p>3.5748E-03</text:p>
          </table:table-cell>
          <table:table-cell table:style-name="ce22" table:formula="of:=INDIRECT(&quot;R8C&quot;&amp;COLUMN();0)/INDIRECT(&quot;R&quot;&amp;ROW()&amp;&quot;C6&quot;;0)" office:value-type="float" office:value="0.00318110236220472">
            <text:p>3.1811E-03</text:p>
          </table:table-cell>
          <table:table-cell table:style-name="ce22" table:formula="of:=INDIRECT(&quot;R8C&quot;&amp;COLUMN();0)/INDIRECT(&quot;R&quot;&amp;ROW()&amp;&quot;C6&quot;;0)" office:value-type="float" office:value="0.00283464566929134">
            <text:p>2.8346E-03</text:p>
          </table:table-cell>
          <table:table-cell table:style-name="ce22" table:formula="of:=INDIRECT(&quot;R8C&quot;&amp;COLUMN();0)/INDIRECT(&quot;R&quot;&amp;ROW()&amp;&quot;C6&quot;;0)" office:value-type="float" office:value="0.00251968503937008">
            <text:p>2.5197E-03</text:p>
          </table:table-cell>
          <table:table-cell table:style-name="ce22" table:formula="of:=INDIRECT(&quot;R8C&quot;&amp;COLUMN();0)/INDIRECT(&quot;R&quot;&amp;ROW()&amp;&quot;C6&quot;;0)" office:value-type="float" office:value="0.00225196850393701">
            <text:p>2.2520E-03</text:p>
          </table:table-cell>
          <table:table-cell table:style-name="ce22" table:formula="of:=INDIRECT(&quot;R8C&quot;&amp;COLUMN();0)/INDIRECT(&quot;R&quot;&amp;ROW()&amp;&quot;C6&quot;;0)" office:value-type="float" office:value="0.002">
            <text:p>2.0000E-03</text:p>
          </table:table-cell>
          <table:table-cell table:style-name="ce22" table:formula="of:=INDIRECT(&quot;R8C&quot;&amp;COLUMN();0)/INDIRECT(&quot;R&quot;&amp;ROW()&amp;&quot;C6&quot;;0)" office:value-type="float" office:value="0.00177952755905512">
            <text:p>1.7795E-03</text:p>
          </table:table-cell>
          <table:table-cell table:style-name="ce22" table:formula="of:=INDIRECT(&quot;R8C&quot;&amp;COLUMN();0)/INDIRECT(&quot;R&quot;&amp;ROW()&amp;&quot;C6&quot;;0)" office:value-type="float" office:value="0.00159055118110236">
            <text:p>1.5906E-03</text:p>
          </table:table-cell>
          <table:table-cell table:style-name="ce22" table:formula="of:=INDIRECT(&quot;R8C&quot;&amp;COLUMN();0)/INDIRECT(&quot;R&quot;&amp;ROW()&amp;&quot;C6&quot;;0)" office:value-type="float" office:value="0.00141259842519685">
            <text:p>1.4126E-03</text:p>
          </table:table-cell>
          <table:table-cell table:style-name="ce22" table:formula="of:=INDIRECT(&quot;R8C&quot;&amp;COLUMN();0)/INDIRECT(&quot;R&quot;&amp;ROW()&amp;&quot;C6&quot;;0)" office:value-type="float" office:value="0.00125826771653543">
            <text:p>1.2583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1])+1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2" office:value-type="float" office:value="2.25">
            <text:p>2.2500</text:p>
          </table:table-cell>
          <table:table-cell table:style-name="ce12" table:formula="of:=[.C12]*25.4" office:value-type="float" office:value="57.15">
            <text:p>57.1500</text:p>
          </table:table-cell>
          <table:table-cell table:style-name="ce14" table:formula="of:=[.D12]/2" office:value-type="float" office:value="28.575">
            <text:p>28.5750</text:p>
          </table:table-cell>
          <table:table-cell table:style-name="ce16" table:formula="of:=pi*[.D12]" office:value-type="float" office:value="179.542020152657">
            <text:p>179.542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.33333333333333">
            <text:p>1.3333E+00</text:p>
          </table:table-cell>
          <table:table-cell table:style-name="ce22" table:formula="of:=INDIRECT(&quot;R8C&quot;&amp;COLUMN();0)/INDIRECT(&quot;R&quot;&amp;ROW()&amp;&quot;C6&quot;;0)" office:value-type="float" office:value="1.11111111111111">
            <text:p>1.1111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8888888888889">
            <text:p>8.8889E-01</text:p>
          </table:table-cell>
          <table:table-cell table:style-name="ce22" table:formula="of:=INDIRECT(&quot;R8C&quot;&amp;COLUMN();0)/INDIRECT(&quot;R&quot;&amp;ROW()&amp;&quot;C6&quot;;0)" office:value-type="float" office:value="0.777777777777778">
            <text:p>7.7778E-01</text:p>
          </table:table-cell>
          <table:table-cell table:style-name="ce22" table:formula="of:=INDIRECT(&quot;R8C&quot;&amp;COLUMN();0)/INDIRECT(&quot;R&quot;&amp;ROW()&amp;&quot;C6&quot;;0)" office:value-type="float" office:value="0.722222222222222">
            <text:p>7.2222E-01</text:p>
          </table:table-cell>
          <table:table-cell table:style-name="ce22" table:formula="of:=INDIRECT(&quot;R8C&quot;&amp;COLUMN();0)/INDIRECT(&quot;R&quot;&amp;ROW()&amp;&quot;C6&quot;;0)" office:value-type="float" office:value="0.666666666666667">
            <text:p>6.6667E-01</text:p>
          </table:table-cell>
          <table:table-cell table:style-name="ce22" table:formula="of:=INDIRECT(&quot;R8C&quot;&amp;COLUMN();0)/INDIRECT(&quot;R&quot;&amp;ROW()&amp;&quot;C6&quot;;0)" office:value-type="float" office:value="0.611111111111111">
            <text:p>6.1111E-01</text:p>
          </table:table-cell>
          <table:table-cell table:style-name="ce22" table:formula="of:=INDIRECT(&quot;R8C&quot;&amp;COLUMN();0)/INDIRECT(&quot;R&quot;&amp;ROW()&amp;&quot;C6&quot;;0)" office:value-type="float" office:value="0.555555555555556">
            <text:p>5.5556E-01</text:p>
          </table:table-cell>
          <table:table-cell table:style-name="ce22" table:formula="of:=INDIRECT(&quot;R8C&quot;&amp;COLUMN();0)/INDIRECT(&quot;R&quot;&amp;ROW()&amp;&quot;C6&quot;;0)" office:value-type="float" office:value="0.444444444444444">
            <text:p>4.4444E-01</text:p>
          </table:table-cell>
          <table:table-cell table:style-name="ce22" table:formula="of:=INDIRECT(&quot;R8C&quot;&amp;COLUMN();0)/INDIRECT(&quot;R&quot;&amp;ROW()&amp;&quot;C6&quot;;0)" office:value-type="float" office:value="0.388888888888889">
            <text:p>3.8889E-01</text:p>
          </table:table-cell>
          <table:table-cell table:style-name="ce22" table:formula="of:=INDIRECT(&quot;R8C&quot;&amp;COLUMN();0)/INDIRECT(&quot;R&quot;&amp;ROW()&amp;&quot;C6&quot;;0)" office:value-type="float" office:value="0.361111111111111">
            <text:p>3.6111E-01</text:p>
          </table:table-cell>
          <table:table-cell table:style-name="ce22" table:formula="of:=INDIRECT(&quot;R8C&quot;&amp;COLUMN();0)/INDIRECT(&quot;R&quot;&amp;ROW()&amp;&quot;C6&quot;;0)" office:value-type="float" office:value="0.333333333333333">
            <text:p>3.3333E-01</text:p>
          </table:table-cell>
          <table:table-cell table:style-name="ce22" table:formula="of:=INDIRECT(&quot;R8C&quot;&amp;COLUMN();0)/INDIRECT(&quot;R&quot;&amp;ROW()&amp;&quot;C6&quot;;0)" office:value-type="float" office:value="0.277777777777778">
            <text:p>2.7778E-01</text:p>
          </table:table-cell>
          <table:table-cell table:style-name="ce22" table:formula="of:=INDIRECT(&quot;R8C&quot;&amp;COLUMN();0)/INDIRECT(&quot;R&quot;&amp;ROW()&amp;&quot;C6&quot;;0)" office:value-type="float" office:value="0.222222222222222">
            <text:p>2.2222E-01</text:p>
          </table:table-cell>
          <table:table-cell table:style-name="ce22" table:formula="of:=INDIRECT(&quot;R8C&quot;&amp;COLUMN();0)/INDIRECT(&quot;R&quot;&amp;ROW()&amp;&quot;C6&quot;;0)" office:value-type="float" office:value="0.204444444444444">
            <text:p>2.0444E-01</text:p>
          </table:table-cell>
          <table:table-cell table:style-name="ce22" table:formula="of:=INDIRECT(&quot;R8C&quot;&amp;COLUMN();0)/INDIRECT(&quot;R&quot;&amp;ROW()&amp;&quot;C6&quot;;0)" office:value-type="float" office:value="0.182047244094488">
            <text:p>1.8205E-01</text:p>
          </table:table-cell>
          <table:table-cell table:style-name="ce22" table:formula="of:=INDIRECT(&quot;R8C&quot;&amp;COLUMN();0)/INDIRECT(&quot;R&quot;&amp;ROW()&amp;&quot;C6&quot;;0)" office:value-type="float" office:value="0.166666666666667">
            <text:p>1.6667E-01</text:p>
          </table:table-cell>
          <table:table-cell table:style-name="ce22" table:formula="of:=INDIRECT(&quot;R8C&quot;&amp;COLUMN();0)/INDIRECT(&quot;R&quot;&amp;ROW()&amp;&quot;C6&quot;;0)" office:value-type="float" office:value="0.162134733158355">
            <text:p>1.6213E-01</text:p>
          </table:table-cell>
          <table:table-cell table:style-name="ce22" table:formula="of:=INDIRECT(&quot;R8C&quot;&amp;COLUMN();0)/INDIRECT(&quot;R&quot;&amp;ROW()&amp;&quot;C6&quot;;0)" office:value-type="float" office:value="0.144391951006124">
            <text:p>1.4439E-01</text:p>
          </table:table-cell>
          <table:table-cell table:style-name="ce22" table:formula="of:=INDIRECT(&quot;R8C&quot;&amp;COLUMN();0)/INDIRECT(&quot;R&quot;&amp;ROW()&amp;&quot;C6&quot;;0)" office:value-type="float" office:value="0.138888888888889">
            <text:p>1.3889E-01</text:p>
          </table:table-cell>
          <table:table-cell table:style-name="ce22" table:formula="of:=INDIRECT(&quot;R8C&quot;&amp;COLUMN();0)/INDIRECT(&quot;R&quot;&amp;ROW()&amp;&quot;C6&quot;;0)" office:value-type="float" office:value="0.128573928258968">
            <text:p>1.2857E-01</text:p>
          </table:table-cell>
          <table:table-cell table:style-name="ce22" table:formula="of:=INDIRECT(&quot;R8C&quot;&amp;COLUMN();0)/INDIRECT(&quot;R&quot;&amp;ROW()&amp;&quot;C6&quot;;0)" office:value-type="float" office:value="0.114505686789151">
            <text:p>1.1451E-01</text:p>
          </table:table-cell>
          <table:table-cell table:style-name="ce22" table:formula="of:=INDIRECT(&quot;R8C&quot;&amp;COLUMN();0)/INDIRECT(&quot;R&quot;&amp;ROW()&amp;&quot;C6&quot;;0)" office:value-type="float" office:value="0.111111111111111">
            <text:p>1.1111E-01</text:p>
          </table:table-cell>
          <table:table-cell table:style-name="ce22" table:formula="of:=INDIRECT(&quot;R8C&quot;&amp;COLUMN();0)/INDIRECT(&quot;R&quot;&amp;ROW()&amp;&quot;C6&quot;;0)" office:value-type="float" office:value="0.101959755030621">
            <text:p>1.0196E-01</text:p>
          </table:table-cell>
          <table:table-cell table:style-name="ce22" table:formula="of:=INDIRECT(&quot;R8C&quot;&amp;COLUMN();0)/INDIRECT(&quot;R&quot;&amp;ROW()&amp;&quot;C6&quot;;0)" office:value-type="float" office:value="0.0907961504811899">
            <text:p>9.0796E-02</text:p>
          </table:table-cell>
          <table:table-cell table:style-name="ce22" table:formula="of:=INDIRECT(&quot;R8C&quot;&amp;COLUMN();0)/INDIRECT(&quot;R&quot;&amp;ROW()&amp;&quot;C6&quot;;0)" office:value-type="float" office:value="0.0833333333333333">
            <text:p>8.3333E-02</text:p>
          </table:table-cell>
          <table:table-cell table:style-name="ce22" table:formula="of:=INDIRECT(&quot;R8C&quot;&amp;COLUMN();0)/INDIRECT(&quot;R&quot;&amp;ROW()&amp;&quot;C6&quot;;0)" office:value-type="float" office:value="0.0808573928258968">
            <text:p>8.0857E-02</text:p>
          </table:table-cell>
          <table:table-cell table:style-name="ce22" table:formula="of:=INDIRECT(&quot;R8C&quot;&amp;COLUMN();0)/INDIRECT(&quot;R&quot;&amp;ROW()&amp;&quot;C6&quot;;0)" office:value-type="float" office:value="0.0720034995625547">
            <text:p>7.2003E-02</text:p>
          </table:table-cell>
          <table:table-cell table:style-name="ce22" table:formula="of:=INDIRECT(&quot;R8C&quot;&amp;COLUMN();0)/INDIRECT(&quot;R&quot;&amp;ROW()&amp;&quot;C6&quot;;0)" office:value-type="float" office:value="0.0641294838145232">
            <text:p>6.4129E-02</text:p>
          </table:table-cell>
          <table:table-cell table:style-name="ce22" table:formula="of:=INDIRECT(&quot;R8C&quot;&amp;COLUMN();0)/INDIRECT(&quot;R&quot;&amp;ROW()&amp;&quot;C6&quot;;0)" office:value-type="float" office:value="0.0571128608923885">
            <text:p>5.7113E-02</text:p>
          </table:table-cell>
          <table:table-cell table:style-name="ce22" table:formula="of:=INDIRECT(&quot;R8C&quot;&amp;COLUMN();0)/INDIRECT(&quot;R&quot;&amp;ROW()&amp;&quot;C6&quot;;0)" office:value-type="float" office:value="0.0508486439195101">
            <text:p>5.0849E-02</text:p>
          </table:table-cell>
          <table:table-cell table:style-name="ce22" table:formula="of:=INDIRECT(&quot;R8C&quot;&amp;COLUMN();0)/INDIRECT(&quot;R&quot;&amp;ROW()&amp;&quot;C6&quot;;0)" office:value-type="float" office:value="0.0452843394575678">
            <text:p>4.5284E-02</text:p>
          </table:table-cell>
          <table:table-cell table:style-name="ce22" table:formula="of:=INDIRECT(&quot;R8C&quot;&amp;COLUMN();0)/INDIRECT(&quot;R&quot;&amp;ROW()&amp;&quot;C6&quot;;0)" office:value-type="float" office:value="0.0403324584426947">
            <text:p>4.0332E-02</text:p>
          </table:table-cell>
          <table:table-cell table:style-name="ce22" table:formula="of:=INDIRECT(&quot;R8C&quot;&amp;COLUMN();0)/INDIRECT(&quot;R&quot;&amp;ROW()&amp;&quot;C6&quot;;0)" office:value-type="float" office:value="0.035923009623797">
            <text:p>3.5923E-02</text:p>
          </table:table-cell>
          <table:table-cell table:style-name="ce22" table:formula="of:=INDIRECT(&quot;R8C&quot;&amp;COLUMN();0)/INDIRECT(&quot;R&quot;&amp;ROW()&amp;&quot;C6&quot;;0)" office:value-type="float" office:value="0.0319860017497813">
            <text:p>3.1986E-02</text:p>
          </table:table-cell>
          <table:table-cell table:style-name="ce22" table:formula="of:=INDIRECT(&quot;R8C&quot;&amp;COLUMN();0)/INDIRECT(&quot;R&quot;&amp;ROW()&amp;&quot;C6&quot;;0)" office:value-type="float" office:value="0.0284864391951006">
            <text:p>2.8486E-02</text:p>
          </table:table-cell>
          <table:table-cell table:style-name="ce22" table:formula="of:=INDIRECT(&quot;R8C&quot;&amp;COLUMN();0)/INDIRECT(&quot;R&quot;&amp;ROW()&amp;&quot;C6&quot;;0)" office:value-type="float" office:value="0.0253718285214348">
            <text:p>2.5372E-02</text:p>
          </table:table-cell>
          <table:table-cell table:style-name="ce22" table:formula="of:=INDIRECT(&quot;R8C&quot;&amp;COLUMN();0)/INDIRECT(&quot;R&quot;&amp;ROW()&amp;&quot;C6&quot;;0)" office:value-type="float" office:value="0.0225896762904637">
            <text:p>2.2590E-02</text:p>
          </table:table-cell>
          <table:table-cell table:style-name="ce22" table:formula="of:=INDIRECT(&quot;R8C&quot;&amp;COLUMN();0)/INDIRECT(&quot;R&quot;&amp;ROW()&amp;&quot;C6&quot;;0)" office:value-type="float" office:value="0.0201224846894138">
            <text:p>2.0122E-02</text:p>
          </table:table-cell>
          <table:table-cell table:style-name="ce22" table:formula="of:=INDIRECT(&quot;R8C&quot;&amp;COLUMN();0)/INDIRECT(&quot;R&quot;&amp;ROW()&amp;&quot;C6&quot;;0)" office:value-type="float" office:value="0.017917760279965">
            <text:p>1.7918E-02</text:p>
          </table:table-cell>
          <table:table-cell table:style-name="ce22" table:formula="of:=INDIRECT(&quot;R8C&quot;&amp;COLUMN();0)/INDIRECT(&quot;R&quot;&amp;ROW()&amp;&quot;C6&quot;;0)" office:value-type="float" office:value="0.0159580052493438">
            <text:p>1.5958E-02</text:p>
          </table:table-cell>
          <table:table-cell table:style-name="ce22" table:formula="of:=INDIRECT(&quot;R8C&quot;&amp;COLUMN();0)/INDIRECT(&quot;R&quot;&amp;ROW()&amp;&quot;C6&quot;;0)" office:value-type="float" office:value="0.0142082239720035">
            <text:p>1.4208E-02</text:p>
          </table:table-cell>
          <table:table-cell table:style-name="ce22" table:formula="of:=INDIRECT(&quot;R8C&quot;&amp;COLUMN();0)/INDIRECT(&quot;R&quot;&amp;ROW()&amp;&quot;C6&quot;;0)" office:value-type="float" office:value="0.0126509186351706">
            <text:p>1.2651E-02</text:p>
          </table:table-cell>
          <table:table-cell table:style-name="ce22" table:formula="of:=INDIRECT(&quot;R8C&quot;&amp;COLUMN();0)/INDIRECT(&quot;R&quot;&amp;ROW()&amp;&quot;C6&quot;;0)" office:value-type="float" office:value="0.0112685914260717">
            <text:p>1.1269E-02</text:p>
          </table:table-cell>
          <table:table-cell table:style-name="ce22" table:formula="of:=INDIRECT(&quot;R8C&quot;&amp;COLUMN();0)/INDIRECT(&quot;R&quot;&amp;ROW()&amp;&quot;C6&quot;;0)" office:value-type="float" office:value="0.0100262467191601">
            <text:p>1.0026E-02</text:p>
          </table:table-cell>
          <table:table-cell table:style-name="ce22" table:formula="of:=INDIRECT(&quot;R8C&quot;&amp;COLUMN();0)/INDIRECT(&quot;R&quot;&amp;ROW()&amp;&quot;C6&quot;;0)" office:value-type="float" office:value="0.0089413823272091">
            <text:p>8.9414E-03</text:p>
          </table:table-cell>
          <table:table-cell table:style-name="ce22" table:formula="of:=INDIRECT(&quot;R8C&quot;&amp;COLUMN();0)/INDIRECT(&quot;R&quot;&amp;ROW()&amp;&quot;C6&quot;;0)" office:value-type="float" office:value="0.00796150481189851">
            <text:p>7.9615E-03</text:p>
          </table:table-cell>
          <table:table-cell table:style-name="ce22" table:formula="of:=INDIRECT(&quot;R8C&quot;&amp;COLUMN();0)/INDIRECT(&quot;R&quot;&amp;ROW()&amp;&quot;C6&quot;;0)" office:value-type="float" office:value="0.00708661417322835">
            <text:p>7.0866E-03</text:p>
          </table:table-cell>
          <table:table-cell table:style-name="ce22" table:formula="of:=INDIRECT(&quot;R8C&quot;&amp;COLUMN();0)/INDIRECT(&quot;R&quot;&amp;ROW()&amp;&quot;C6&quot;;0)" office:value-type="float" office:value="0.0063167104111986">
            <text:p>6.3167E-03</text:p>
          </table:table-cell>
          <table:table-cell table:style-name="ce22" table:formula="of:=INDIRECT(&quot;R8C&quot;&amp;COLUMN();0)/INDIRECT(&quot;R&quot;&amp;ROW()&amp;&quot;C6&quot;;0)" office:value-type="float" office:value="0.00561679790026247">
            <text:p>5.6168E-03</text:p>
          </table:table-cell>
          <table:table-cell table:style-name="ce22" table:formula="of:=INDIRECT(&quot;R8C&quot;&amp;COLUMN();0)/INDIRECT(&quot;R&quot;&amp;ROW()&amp;&quot;C6&quot;;0)" office:value-type="float" office:value="0.00500437445319335">
            <text:p>5.0044E-03</text:p>
          </table:table-cell>
          <table:table-cell table:style-name="ce22" table:formula="of:=INDIRECT(&quot;R8C&quot;&amp;COLUMN();0)/INDIRECT(&quot;R&quot;&amp;ROW()&amp;&quot;C6&quot;;0)" office:value-type="float" office:value="0.00446194225721785">
            <text:p>4.4619E-03</text:p>
          </table:table-cell>
          <table:table-cell table:style-name="ce22" table:formula="of:=INDIRECT(&quot;R8C&quot;&amp;COLUMN();0)/INDIRECT(&quot;R&quot;&amp;ROW()&amp;&quot;C6&quot;;0)" office:value-type="float" office:value="0.00397200349956255">
            <text:p>3.9720E-03</text:p>
          </table:table-cell>
          <table:table-cell table:style-name="ce22" table:formula="of:=INDIRECT(&quot;R8C&quot;&amp;COLUMN();0)/INDIRECT(&quot;R&quot;&amp;ROW()&amp;&quot;C6&quot;;0)" office:value-type="float" office:value="0.00353455818022747">
            <text:p>3.5346E-03</text:p>
          </table:table-cell>
          <table:table-cell table:style-name="ce22" table:formula="of:=INDIRECT(&quot;R8C&quot;&amp;COLUMN();0)/INDIRECT(&quot;R&quot;&amp;ROW()&amp;&quot;C6&quot;;0)" office:value-type="float" office:value="0.0031496062992126">
            <text:p>3.1496E-03</text:p>
          </table:table-cell>
          <table:table-cell table:style-name="ce22" table:formula="of:=INDIRECT(&quot;R8C&quot;&amp;COLUMN();0)/INDIRECT(&quot;R&quot;&amp;ROW()&amp;&quot;C6&quot;;0)" office:value-type="float" office:value="0.00279965004374453">
            <text:p>2.7997E-03</text:p>
          </table:table-cell>
          <table:table-cell table:style-name="ce22" table:formula="of:=INDIRECT(&quot;R8C&quot;&amp;COLUMN();0)/INDIRECT(&quot;R&quot;&amp;ROW()&amp;&quot;C6&quot;;0)" office:value-type="float" office:value="0.00250218722659668">
            <text:p>2.5022E-03</text:p>
          </table:table-cell>
          <table:table-cell table:style-name="ce22" table:formula="of:=INDIRECT(&quot;R8C&quot;&amp;COLUMN();0)/INDIRECT(&quot;R&quot;&amp;ROW()&amp;&quot;C6&quot;;0)" office:value-type="float" office:value="0.00222222222222222">
            <text:p>2.2222E-03</text:p>
          </table:table-cell>
          <table:table-cell table:style-name="ce22" table:formula="of:=INDIRECT(&quot;R8C&quot;&amp;COLUMN();0)/INDIRECT(&quot;R&quot;&amp;ROW()&amp;&quot;C6&quot;;0)" office:value-type="float" office:value="0.00197725284339458">
            <text:p>1.9773E-03</text:p>
          </table:table-cell>
          <table:table-cell table:style-name="ce22" table:formula="of:=INDIRECT(&quot;R8C&quot;&amp;COLUMN();0)/INDIRECT(&quot;R&quot;&amp;ROW()&amp;&quot;C6&quot;;0)" office:value-type="float" office:value="0.00176727909011374">
            <text:p>1.7673E-03</text:p>
          </table:table-cell>
          <table:table-cell table:style-name="ce22" table:formula="of:=INDIRECT(&quot;R8C&quot;&amp;COLUMN();0)/INDIRECT(&quot;R&quot;&amp;ROW()&amp;&quot;C6&quot;;0)" office:value-type="float" office:value="0.00156955380577428">
            <text:p>1.5696E-03</text:p>
          </table:table-cell>
          <table:table-cell table:style-name="ce22" table:formula="of:=INDIRECT(&quot;R8C&quot;&amp;COLUMN();0)/INDIRECT(&quot;R&quot;&amp;ROW()&amp;&quot;C6&quot;;0)" office:value-type="float" office:value="0.00139807524059493">
            <text:p>1.3981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2])+1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2" office:value-type="float" office:value="2">
            <text:p>2.0000</text:p>
          </table:table-cell>
          <table:table-cell table:style-name="ce12" table:formula="of:=[.C13]*25.4" office:value-type="float" office:value="50.8">
            <text:p>50.8000</text:p>
          </table:table-cell>
          <table:table-cell table:style-name="ce14" table:formula="of:=[.D13]/2" office:value-type="float" office:value="25.4">
            <text:p>25.4000</text:p>
          </table:table-cell>
          <table:table-cell table:style-name="ce16" table:formula="of:=pi*[.D13]" office:value-type="float" office:value="159.592906802361">
            <text:p>159.5929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.5">
            <text:p>1.5000E+00</text:p>
          </table:table-cell>
          <table:table-cell table:style-name="ce22" table:formula="of:=INDIRECT(&quot;R8C&quot;&amp;COLUMN();0)/INDIRECT(&quot;R&quot;&amp;ROW()&amp;&quot;C6&quot;;0)" office:value-type="float" office:value="1.25">
            <text:p>1.2500E+00</text:p>
          </table:table-cell>
          <table:table-cell table:style-name="ce22" table:formula="of:=INDIRECT(&quot;R8C&quot;&amp;COLUMN();0)/INDIRECT(&quot;R&quot;&amp;ROW()&amp;&quot;C6&quot;;0)" office:value-type="float" office:value="1.125">
            <text:p>1.125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75">
            <text:p>8.7500E-01</text:p>
          </table:table-cell>
          <table:table-cell table:style-name="ce22" table:formula="of:=INDIRECT(&quot;R8C&quot;&amp;COLUMN();0)/INDIRECT(&quot;R&quot;&amp;ROW()&amp;&quot;C6&quot;;0)" office:value-type="float" office:value="0.8125">
            <text:p>8.1250E-01</text:p>
          </table:table-cell>
          <table:table-cell table:style-name="ce22" table:formula="of:=INDIRECT(&quot;R8C&quot;&amp;COLUMN();0)/INDIRECT(&quot;R&quot;&amp;ROW()&amp;&quot;C6&quot;;0)" office:value-type="float" office:value="0.75">
            <text:p>7.5000E-01</text:p>
          </table:table-cell>
          <table:table-cell table:style-name="ce22" table:formula="of:=INDIRECT(&quot;R8C&quot;&amp;COLUMN();0)/INDIRECT(&quot;R&quot;&amp;ROW()&amp;&quot;C6&quot;;0)" office:value-type="float" office:value="0.6875">
            <text:p>6.8750E-01</text:p>
          </table:table-cell>
          <table:table-cell table:style-name="ce22" table:formula="of:=INDIRECT(&quot;R8C&quot;&amp;COLUMN();0)/INDIRECT(&quot;R&quot;&amp;ROW()&amp;&quot;C6&quot;;0)" office:value-type="float" office:value="0.625">
            <text:p>6.2500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375">
            <text:p>4.3750E-01</text:p>
          </table:table-cell>
          <table:table-cell table:style-name="ce22" table:formula="of:=INDIRECT(&quot;R8C&quot;&amp;COLUMN();0)/INDIRECT(&quot;R&quot;&amp;ROW()&amp;&quot;C6&quot;;0)" office:value-type="float" office:value="0.40625">
            <text:p>4.0625E-01</text:p>
          </table:table-cell>
          <table:table-cell table:style-name="ce22" table:formula="of:=INDIRECT(&quot;R8C&quot;&amp;COLUMN();0)/INDIRECT(&quot;R&quot;&amp;ROW()&amp;&quot;C6&quot;;0)" office:value-type="float" office:value="0.375">
            <text:p>3.7500E-01</text:p>
          </table:table-cell>
          <table:table-cell table:style-name="ce22" table:formula="of:=INDIRECT(&quot;R8C&quot;&amp;COLUMN();0)/INDIRECT(&quot;R&quot;&amp;ROW()&amp;&quot;C6&quot;;0)" office:value-type="float" office:value="0.3125">
            <text:p>3.1250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3">
            <text:p>2.3000E-01</text:p>
          </table:table-cell>
          <table:table-cell table:style-name="ce22" table:formula="of:=INDIRECT(&quot;R8C&quot;&amp;COLUMN();0)/INDIRECT(&quot;R&quot;&amp;ROW()&amp;&quot;C6&quot;;0)" office:value-type="float" office:value="0.204803149606299">
            <text:p>2.0480E-01</text:p>
          </table:table-cell>
          <table:table-cell table:style-name="ce22" table:formula="of:=INDIRECT(&quot;R8C&quot;&amp;COLUMN();0)/INDIRECT(&quot;R&quot;&amp;ROW()&amp;&quot;C6&quot;;0)" office:value-type="float" office:value="0.1875">
            <text:p>1.8750E-01</text:p>
          </table:table-cell>
          <table:table-cell table:style-name="ce22" table:formula="of:=INDIRECT(&quot;R8C&quot;&amp;COLUMN();0)/INDIRECT(&quot;R&quot;&amp;ROW()&amp;&quot;C6&quot;;0)" office:value-type="float" office:value="0.18240157480315">
            <text:p>1.8240E-01</text:p>
          </table:table-cell>
          <table:table-cell table:style-name="ce22" table:formula="of:=INDIRECT(&quot;R8C&quot;&amp;COLUMN();0)/INDIRECT(&quot;R&quot;&amp;ROW()&amp;&quot;C6&quot;;0)" office:value-type="float" office:value="0.16244094488189">
            <text:p>1.6244E-01</text:p>
          </table:table-cell>
          <table:table-cell table:style-name="ce22" table:formula="of:=INDIRECT(&quot;R8C&quot;&amp;COLUMN();0)/INDIRECT(&quot;R&quot;&amp;ROW()&amp;&quot;C6&quot;;0)" office:value-type="float" office:value="0.15625">
            <text:p>1.5625E-01</text:p>
          </table:table-cell>
          <table:table-cell table:style-name="ce22" table:formula="of:=INDIRECT(&quot;R8C&quot;&amp;COLUMN();0)/INDIRECT(&quot;R&quot;&amp;ROW()&amp;&quot;C6&quot;;0)" office:value-type="float" office:value="0.144645669291339">
            <text:p>1.4465E-01</text:p>
          </table:table-cell>
          <table:table-cell table:style-name="ce22" table:formula="of:=INDIRECT(&quot;R8C&quot;&amp;COLUMN();0)/INDIRECT(&quot;R&quot;&amp;ROW()&amp;&quot;C6&quot;;0)" office:value-type="float" office:value="0.128818897637795">
            <text:p>1.2882E-01</text:p>
          </table:table-cell>
          <table:table-cell table:style-name="ce22" table:formula="of:=INDIRECT(&quot;R8C&quot;&amp;COLUMN();0)/INDIRECT(&quot;R&quot;&amp;ROW()&amp;&quot;C6&quot;;0)" office:value-type="float" office:value="0.125">
            <text:p>1.2500E-01</text:p>
          </table:table-cell>
          <table:table-cell table:style-name="ce22" table:formula="of:=INDIRECT(&quot;R8C&quot;&amp;COLUMN();0)/INDIRECT(&quot;R&quot;&amp;ROW()&amp;&quot;C6&quot;;0)" office:value-type="float" office:value="0.114704724409449">
            <text:p>1.1470E-01</text:p>
          </table:table-cell>
          <table:table-cell table:style-name="ce22" table:formula="of:=INDIRECT(&quot;R8C&quot;&amp;COLUMN();0)/INDIRECT(&quot;R&quot;&amp;ROW()&amp;&quot;C6&quot;;0)" office:value-type="float" office:value="0.102145669291339">
            <text:p>1.0215E-01</text:p>
          </table:table-cell>
          <table:table-cell table:style-name="ce22" table:formula="of:=INDIRECT(&quot;R8C&quot;&amp;COLUMN();0)/INDIRECT(&quot;R&quot;&amp;ROW()&amp;&quot;C6&quot;;0)" office:value-type="float" office:value="0.09375">
            <text:p>9.3750E-02</text:p>
          </table:table-cell>
          <table:table-cell table:style-name="ce22" table:formula="of:=INDIRECT(&quot;R8C&quot;&amp;COLUMN();0)/INDIRECT(&quot;R&quot;&amp;ROW()&amp;&quot;C6&quot;;0)" office:value-type="float" office:value="0.0909645669291339">
            <text:p>9.0965E-02</text:p>
          </table:table-cell>
          <table:table-cell table:style-name="ce22" table:formula="of:=INDIRECT(&quot;R8C&quot;&amp;COLUMN();0)/INDIRECT(&quot;R&quot;&amp;ROW()&amp;&quot;C6&quot;;0)" office:value-type="float" office:value="0.081003937007874">
            <text:p>8.1004E-02</text:p>
          </table:table-cell>
          <table:table-cell table:style-name="ce22" table:formula="of:=INDIRECT(&quot;R8C&quot;&amp;COLUMN();0)/INDIRECT(&quot;R&quot;&amp;ROW()&amp;&quot;C6&quot;;0)" office:value-type="float" office:value="0.0721456692913386">
            <text:p>7.2146E-02</text:p>
          </table:table-cell>
          <table:table-cell table:style-name="ce22" table:formula="of:=INDIRECT(&quot;R8C&quot;&amp;COLUMN();0)/INDIRECT(&quot;R&quot;&amp;ROW()&amp;&quot;C6&quot;;0)" office:value-type="float" office:value="0.064251968503937">
            <text:p>6.4252E-02</text:p>
          </table:table-cell>
          <table:table-cell table:style-name="ce22" table:formula="of:=INDIRECT(&quot;R8C&quot;&amp;COLUMN();0)/INDIRECT(&quot;R&quot;&amp;ROW()&amp;&quot;C6&quot;;0)" office:value-type="float" office:value="0.0572047244094488">
            <text:p>5.7205E-02</text:p>
          </table:table-cell>
          <table:table-cell table:style-name="ce22" table:formula="of:=INDIRECT(&quot;R8C&quot;&amp;COLUMN();0)/INDIRECT(&quot;R&quot;&amp;ROW()&amp;&quot;C6&quot;;0)" office:value-type="float" office:value="0.0509448818897638">
            <text:p>5.0945E-02</text:p>
          </table:table-cell>
          <table:table-cell table:style-name="ce22" table:formula="of:=INDIRECT(&quot;R8C&quot;&amp;COLUMN();0)/INDIRECT(&quot;R&quot;&amp;ROW()&amp;&quot;C6&quot;;0)" office:value-type="float" office:value="0.0453740157480315">
            <text:p>4.5374E-02</text:p>
          </table:table-cell>
          <table:table-cell table:style-name="ce22" table:formula="of:=INDIRECT(&quot;R8C&quot;&amp;COLUMN();0)/INDIRECT(&quot;R&quot;&amp;ROW()&amp;&quot;C6&quot;;0)" office:value-type="float" office:value="0.0404133858267717">
            <text:p>4.0413E-02</text:p>
          </table:table-cell>
          <table:table-cell table:style-name="ce22" table:formula="of:=INDIRECT(&quot;R8C&quot;&amp;COLUMN();0)/INDIRECT(&quot;R&quot;&amp;ROW()&amp;&quot;C6&quot;;0)" office:value-type="float" office:value="0.0359842519685039">
            <text:p>3.5984E-02</text:p>
          </table:table-cell>
          <table:table-cell table:style-name="ce22" table:formula="of:=INDIRECT(&quot;R8C&quot;&amp;COLUMN();0)/INDIRECT(&quot;R&quot;&amp;ROW()&amp;&quot;C6&quot;;0)" office:value-type="float" office:value="0.0320472440944882">
            <text:p>3.2047E-02</text:p>
          </table:table-cell>
          <table:table-cell table:style-name="ce22" table:formula="of:=INDIRECT(&quot;R8C&quot;&amp;COLUMN();0)/INDIRECT(&quot;R&quot;&amp;ROW()&amp;&quot;C6&quot;;0)" office:value-type="float" office:value="0.0285433070866142">
            <text:p>2.8543E-02</text:p>
          </table:table-cell>
          <table:table-cell table:style-name="ce22" table:formula="of:=INDIRECT(&quot;R8C&quot;&amp;COLUMN();0)/INDIRECT(&quot;R&quot;&amp;ROW()&amp;&quot;C6&quot;;0)" office:value-type="float" office:value="0.0254133858267717">
            <text:p>2.5413E-02</text:p>
          </table:table-cell>
          <table:table-cell table:style-name="ce22" table:formula="of:=INDIRECT(&quot;R8C&quot;&amp;COLUMN();0)/INDIRECT(&quot;R&quot;&amp;ROW()&amp;&quot;C6&quot;;0)" office:value-type="float" office:value="0.0226377952755905">
            <text:p>2.2638E-02</text:p>
          </table:table-cell>
          <table:table-cell table:style-name="ce22" table:formula="of:=INDIRECT(&quot;R8C&quot;&amp;COLUMN();0)/INDIRECT(&quot;R&quot;&amp;ROW()&amp;&quot;C6&quot;;0)" office:value-type="float" office:value="0.0201574803149606">
            <text:p>2.0157E-02</text:p>
          </table:table-cell>
          <table:table-cell table:style-name="ce22" table:formula="of:=INDIRECT(&quot;R8C&quot;&amp;COLUMN();0)/INDIRECT(&quot;R&quot;&amp;ROW()&amp;&quot;C6&quot;;0)" office:value-type="float" office:value="0.0179527559055118">
            <text:p>1.7953E-02</text:p>
          </table:table-cell>
          <table:table-cell table:style-name="ce22" table:formula="of:=INDIRECT(&quot;R8C&quot;&amp;COLUMN();0)/INDIRECT(&quot;R&quot;&amp;ROW()&amp;&quot;C6&quot;;0)" office:value-type="float" office:value="0.0159842519685039">
            <text:p>1.5984E-02</text:p>
          </table:table-cell>
          <table:table-cell table:style-name="ce22" table:formula="of:=INDIRECT(&quot;R8C&quot;&amp;COLUMN();0)/INDIRECT(&quot;R&quot;&amp;ROW()&amp;&quot;C6&quot;;0)" office:value-type="float" office:value="0.0142322834645669">
            <text:p>1.4232E-02</text:p>
          </table:table-cell>
          <table:table-cell table:style-name="ce22" table:formula="of:=INDIRECT(&quot;R8C&quot;&amp;COLUMN();0)/INDIRECT(&quot;R&quot;&amp;ROW()&amp;&quot;C6&quot;;0)" office:value-type="float" office:value="0.0126771653543307">
            <text:p>1.2677E-02</text:p>
          </table:table-cell>
          <table:table-cell table:style-name="ce22" table:formula="of:=INDIRECT(&quot;R8C&quot;&amp;COLUMN();0)/INDIRECT(&quot;R&quot;&amp;ROW()&amp;&quot;C6&quot;;0)" office:value-type="float" office:value="0.0112795275590551">
            <text:p>1.1280E-02</text:p>
          </table:table-cell>
          <table:table-cell table:style-name="ce22" table:formula="of:=INDIRECT(&quot;R8C&quot;&amp;COLUMN();0)/INDIRECT(&quot;R&quot;&amp;ROW()&amp;&quot;C6&quot;;0)" office:value-type="float" office:value="0.0100590551181102">
            <text:p>1.0059E-02</text:p>
          </table:table-cell>
          <table:table-cell table:style-name="ce22" table:formula="of:=INDIRECT(&quot;R8C&quot;&amp;COLUMN();0)/INDIRECT(&quot;R&quot;&amp;ROW()&amp;&quot;C6&quot;;0)" office:value-type="float" office:value="0.00895669291338583">
            <text:p>8.9567E-03</text:p>
          </table:table-cell>
          <table:table-cell table:style-name="ce22" table:formula="of:=INDIRECT(&quot;R8C&quot;&amp;COLUMN();0)/INDIRECT(&quot;R&quot;&amp;ROW()&amp;&quot;C6&quot;;0)" office:value-type="float" office:value="0.00797244094488189">
            <text:p>7.9724E-03</text:p>
          </table:table-cell>
          <table:table-cell table:style-name="ce22" table:formula="of:=INDIRECT(&quot;R8C&quot;&amp;COLUMN();0)/INDIRECT(&quot;R&quot;&amp;ROW()&amp;&quot;C6&quot;;0)" office:value-type="float" office:value="0.00710629921259843">
            <text:p>7.1063E-03</text:p>
          </table:table-cell>
          <table:table-cell table:style-name="ce22" table:formula="of:=INDIRECT(&quot;R8C&quot;&amp;COLUMN();0)/INDIRECT(&quot;R&quot;&amp;ROW()&amp;&quot;C6&quot;;0)" office:value-type="float" office:value="0.00631889763779528">
            <text:p>6.3189E-03</text:p>
          </table:table-cell>
          <table:table-cell table:style-name="ce22" table:formula="of:=INDIRECT(&quot;R8C&quot;&amp;COLUMN();0)/INDIRECT(&quot;R&quot;&amp;ROW()&amp;&quot;C6&quot;;0)" office:value-type="float" office:value="0.00562992125984252">
            <text:p>5.6299E-03</text:p>
          </table:table-cell>
          <table:table-cell table:style-name="ce22" table:formula="of:=INDIRECT(&quot;R8C&quot;&amp;COLUMN();0)/INDIRECT(&quot;R&quot;&amp;ROW()&amp;&quot;C6&quot;;0)" office:value-type="float" office:value="0.00501968503937008">
            <text:p>5.0197E-03</text:p>
          </table:table-cell>
          <table:table-cell table:style-name="ce22" table:formula="of:=INDIRECT(&quot;R8C&quot;&amp;COLUMN();0)/INDIRECT(&quot;R&quot;&amp;ROW()&amp;&quot;C6&quot;;0)" office:value-type="float" office:value="0.00446850393700787">
            <text:p>4.4685E-03</text:p>
          </table:table-cell>
          <table:table-cell table:style-name="ce22" table:formula="of:=INDIRECT(&quot;R8C&quot;&amp;COLUMN();0)/INDIRECT(&quot;R&quot;&amp;ROW()&amp;&quot;C6&quot;;0)" office:value-type="float" office:value="0.00397637795275591">
            <text:p>3.9764E-03</text:p>
          </table:table-cell>
          <table:table-cell table:style-name="ce22" table:formula="of:=INDIRECT(&quot;R8C&quot;&amp;COLUMN();0)/INDIRECT(&quot;R&quot;&amp;ROW()&amp;&quot;C6&quot;;0)" office:value-type="float" office:value="0.00354330708661417">
            <text:p>3.5433E-03</text:p>
          </table:table-cell>
          <table:table-cell table:style-name="ce22" table:formula="of:=INDIRECT(&quot;R8C&quot;&amp;COLUMN();0)/INDIRECT(&quot;R&quot;&amp;ROW()&amp;&quot;C6&quot;;0)" office:value-type="float" office:value="0.0031496062992126">
            <text:p>3.1496E-03</text:p>
          </table:table-cell>
          <table:table-cell table:style-name="ce22" table:formula="of:=INDIRECT(&quot;R8C&quot;&amp;COLUMN();0)/INDIRECT(&quot;R&quot;&amp;ROW()&amp;&quot;C6&quot;;0)" office:value-type="float" office:value="0.00281496062992126">
            <text:p>2.8150E-03</text:p>
          </table:table-cell>
          <table:table-cell table:style-name="ce22" table:formula="of:=INDIRECT(&quot;R8C&quot;&amp;COLUMN();0)/INDIRECT(&quot;R&quot;&amp;ROW()&amp;&quot;C6&quot;;0)" office:value-type="float" office:value="0.0025">
            <text:p>2.5000E-03</text:p>
          </table:table-cell>
          <table:table-cell table:style-name="ce22" table:formula="of:=INDIRECT(&quot;R8C&quot;&amp;COLUMN();0)/INDIRECT(&quot;R&quot;&amp;ROW()&amp;&quot;C6&quot;;0)" office:value-type="float" office:value="0.0022244094488189">
            <text:p>2.2244E-03</text:p>
          </table:table-cell>
          <table:table-cell table:style-name="ce22" table:formula="of:=INDIRECT(&quot;R8C&quot;&amp;COLUMN();0)/INDIRECT(&quot;R&quot;&amp;ROW()&amp;&quot;C6&quot;;0)" office:value-type="float" office:value="0.00198818897637795">
            <text:p>1.9882E-03</text:p>
          </table:table-cell>
          <table:table-cell table:style-name="ce22" table:formula="of:=INDIRECT(&quot;R8C&quot;&amp;COLUMN();0)/INDIRECT(&quot;R&quot;&amp;ROW()&amp;&quot;C6&quot;;0)" office:value-type="float" office:value="0.00176574803149606">
            <text:p>1.7657E-03</text:p>
          </table:table-cell>
          <table:table-cell table:style-name="ce22" table:formula="of:=INDIRECT(&quot;R8C&quot;&amp;COLUMN();0)/INDIRECT(&quot;R&quot;&amp;ROW()&amp;&quot;C6&quot;;0)" office:value-type="float" office:value="0.00157283464566929">
            <text:p>1.5728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3])+1" office:value-type="float" office:value="5">
            <text:p>5</text:p>
          </table:table-cell>
          <table:table-cell table:style-name="ce3" office:value-type="string">
            <text:p>n/a</text:p>
          </table:table-cell>
          <table:table-cell table:style-name="ce2" office:value-type="float" office:value="1.75">
            <text:p>1.7500</text:p>
          </table:table-cell>
          <table:table-cell table:style-name="ce12" table:formula="of:=[.C14]*25.4" office:value-type="float" office:value="44.45">
            <text:p>44.4500</text:p>
          </table:table-cell>
          <table:table-cell table:style-name="ce14" table:formula="of:=[.D14]/2" office:value-type="float" office:value="22.225">
            <text:p>22.2250</text:p>
          </table:table-cell>
          <table:table-cell table:style-name="ce16" table:formula="of:=pi*[.D14]" office:value-type="float" office:value="139.643793452066">
            <text:p>139.643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.71428571428571">
            <text:p>1.7143E+00</text:p>
          </table:table-cell>
          <table:table-cell table:style-name="ce22" table:formula="of:=INDIRECT(&quot;R8C&quot;&amp;COLUMN();0)/INDIRECT(&quot;R&quot;&amp;ROW()&amp;&quot;C6&quot;;0)" office:value-type="float" office:value="1.42857142857143">
            <text:p>1.4286E+00</text:p>
          </table:table-cell>
          <table:table-cell table:style-name="ce22" table:formula="of:=INDIRECT(&quot;R8C&quot;&amp;COLUMN();0)/INDIRECT(&quot;R&quot;&amp;ROW()&amp;&quot;C6&quot;;0)" office:value-type="float" office:value="1.28571428571429">
            <text:p>1.2857E+00</text:p>
          </table:table-cell>
          <table:table-cell table:style-name="ce22" table:formula="of:=INDIRECT(&quot;R8C&quot;&amp;COLUMN();0)/INDIRECT(&quot;R&quot;&amp;ROW()&amp;&quot;C6&quot;;0)" office:value-type="float" office:value="1.14285714285714">
            <text:p>1.14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8571428571429">
            <text:p>9.2857E-01</text:p>
          </table:table-cell>
          <table:table-cell table:style-name="ce22" table:formula="of:=INDIRECT(&quot;R8C&quot;&amp;COLUMN();0)/INDIRECT(&quot;R&quot;&amp;ROW()&amp;&quot;C6&quot;;0)" office:value-type="float" office:value="0.857142857142857">
            <text:p>8.5714E-01</text:p>
          </table:table-cell>
          <table:table-cell table:style-name="ce22" table:formula="of:=INDIRECT(&quot;R8C&quot;&amp;COLUMN();0)/INDIRECT(&quot;R&quot;&amp;ROW()&amp;&quot;C6&quot;;0)" office:value-type="float" office:value="0.785714285714286">
            <text:p>7.8571E-01</text:p>
          </table:table-cell>
          <table:table-cell table:style-name="ce22" table:formula="of:=INDIRECT(&quot;R8C&quot;&amp;COLUMN();0)/INDIRECT(&quot;R&quot;&amp;ROW()&amp;&quot;C6&quot;;0)" office:value-type="float" office:value="0.714285714285714">
            <text:p>7.1429E-01</text:p>
          </table:table-cell>
          <table:table-cell table:style-name="ce22" table:formula="of:=INDIRECT(&quot;R8C&quot;&amp;COLUMN();0)/INDIRECT(&quot;R&quot;&amp;ROW()&amp;&quot;C6&quot;;0)" office:value-type="float" office:value="0.571428571428571">
            <text:p>5.7143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64285714285714">
            <text:p>4.6429E-01</text:p>
          </table:table-cell>
          <table:table-cell table:style-name="ce22" table:formula="of:=INDIRECT(&quot;R8C&quot;&amp;COLUMN();0)/INDIRECT(&quot;R&quot;&amp;ROW()&amp;&quot;C6&quot;;0)" office:value-type="float" office:value="0.428571428571429">
            <text:p>4.2857E-01</text:p>
          </table:table-cell>
          <table:table-cell table:style-name="ce22" table:formula="of:=INDIRECT(&quot;R8C&quot;&amp;COLUMN();0)/INDIRECT(&quot;R&quot;&amp;ROW()&amp;&quot;C6&quot;;0)" office:value-type="float" office:value="0.357142857142857">
            <text:p>3.5714E-01</text:p>
          </table:table-cell>
          <table:table-cell table:style-name="ce22" table:formula="of:=INDIRECT(&quot;R8C&quot;&amp;COLUMN();0)/INDIRECT(&quot;R&quot;&amp;ROW()&amp;&quot;C6&quot;;0)" office:value-type="float" office:value="0.285714285714286">
            <text:p>2.8571E-01</text:p>
          </table:table-cell>
          <table:table-cell table:style-name="ce22" table:formula="of:=INDIRECT(&quot;R8C&quot;&amp;COLUMN();0)/INDIRECT(&quot;R&quot;&amp;ROW()&amp;&quot;C6&quot;;0)" office:value-type="float" office:value="0.262857142857143">
            <text:p>2.6286E-01</text:p>
          </table:table-cell>
          <table:table-cell table:style-name="ce22" table:formula="of:=INDIRECT(&quot;R8C&quot;&amp;COLUMN();0)/INDIRECT(&quot;R&quot;&amp;ROW()&amp;&quot;C6&quot;;0)" office:value-type="float" office:value="0.234060742407199">
            <text:p>2.3406E-01</text:p>
          </table:table-cell>
          <table:table-cell table:style-name="ce22" table:formula="of:=INDIRECT(&quot;R8C&quot;&amp;COLUMN();0)/INDIRECT(&quot;R&quot;&amp;ROW()&amp;&quot;C6&quot;;0)" office:value-type="float" office:value="0.214285714285714">
            <text:p>2.1429E-01</text:p>
          </table:table-cell>
          <table:table-cell table:style-name="ce22" table:formula="of:=INDIRECT(&quot;R8C&quot;&amp;COLUMN();0)/INDIRECT(&quot;R&quot;&amp;ROW()&amp;&quot;C6&quot;;0)" office:value-type="float" office:value="0.208458942632171">
            <text:p>2.0846E-01</text:p>
          </table:table-cell>
          <table:table-cell table:style-name="ce22" table:formula="of:=INDIRECT(&quot;R8C&quot;&amp;COLUMN();0)/INDIRECT(&quot;R&quot;&amp;ROW()&amp;&quot;C6&quot;;0)" office:value-type="float" office:value="0.185646794150731">
            <text:p>1.8565E-01</text:p>
          </table:table-cell>
          <table:table-cell table:style-name="ce22" table:formula="of:=INDIRECT(&quot;R8C&quot;&amp;COLUMN();0)/INDIRECT(&quot;R&quot;&amp;ROW()&amp;&quot;C6&quot;;0)" office:value-type="float" office:value="0.178571428571429">
            <text:p>1.7857E-01</text:p>
          </table:table-cell>
          <table:table-cell table:style-name="ce22" table:formula="of:=INDIRECT(&quot;R8C&quot;&amp;COLUMN();0)/INDIRECT(&quot;R&quot;&amp;ROW()&amp;&quot;C6&quot;;0)" office:value-type="float" office:value="0.165309336332958">
            <text:p>1.6531E-01</text:p>
          </table:table-cell>
          <table:table-cell table:style-name="ce22" table:formula="of:=INDIRECT(&quot;R8C&quot;&amp;COLUMN();0)/INDIRECT(&quot;R&quot;&amp;ROW()&amp;&quot;C6&quot;;0)" office:value-type="float" office:value="0.147221597300337">
            <text:p>1.4722E-01</text:p>
          </table:table-cell>
          <table:table-cell table:style-name="ce22" table:formula="of:=INDIRECT(&quot;R8C&quot;&amp;COLUMN();0)/INDIRECT(&quot;R&quot;&amp;ROW()&amp;&quot;C6&quot;;0)" office:value-type="float" office:value="0.142857142857143">
            <text:p>1.4286E-01</text:p>
          </table:table-cell>
          <table:table-cell table:style-name="ce22" table:formula="of:=INDIRECT(&quot;R8C&quot;&amp;COLUMN();0)/INDIRECT(&quot;R&quot;&amp;ROW()&amp;&quot;C6&quot;;0)" office:value-type="float" office:value="0.131091113610799">
            <text:p>1.3109E-01</text:p>
          </table:table-cell>
          <table:table-cell table:style-name="ce22" table:formula="of:=INDIRECT(&quot;R8C&quot;&amp;COLUMN();0)/INDIRECT(&quot;R&quot;&amp;ROW()&amp;&quot;C6&quot;;0)" office:value-type="float" office:value="0.11673790776153">
            <text:p>1.1674E-01</text:p>
          </table:table-cell>
          <table:table-cell table:style-name="ce22" table:formula="of:=INDIRECT(&quot;R8C&quot;&amp;COLUMN();0)/INDIRECT(&quot;R&quot;&amp;ROW()&amp;&quot;C6&quot;;0)" office:value-type="float" office:value="0.107142857142857">
            <text:p>1.0714E-01</text:p>
          </table:table-cell>
          <table:table-cell table:style-name="ce22" table:formula="of:=INDIRECT(&quot;R8C&quot;&amp;COLUMN();0)/INDIRECT(&quot;R&quot;&amp;ROW()&amp;&quot;C6&quot;;0)" office:value-type="float" office:value="0.103959505061867">
            <text:p>1.0396E-01</text:p>
          </table:table-cell>
          <table:table-cell table:style-name="ce22" table:formula="of:=INDIRECT(&quot;R8C&quot;&amp;COLUMN();0)/INDIRECT(&quot;R&quot;&amp;ROW()&amp;&quot;C6&quot;;0)" office:value-type="float" office:value="0.0925759280089989">
            <text:p>9.2576E-02</text:p>
          </table:table-cell>
          <table:table-cell table:style-name="ce22" table:formula="of:=INDIRECT(&quot;R8C&quot;&amp;COLUMN();0)/INDIRECT(&quot;R&quot;&amp;ROW()&amp;&quot;C6&quot;;0)" office:value-type="float" office:value="0.0824521934758155">
            <text:p>8.2452E-02</text:p>
          </table:table-cell>
          <table:table-cell table:style-name="ce22" table:formula="of:=INDIRECT(&quot;R8C&quot;&amp;COLUMN();0)/INDIRECT(&quot;R&quot;&amp;ROW()&amp;&quot;C6&quot;;0)" office:value-type="float" office:value="0.0734308211473566">
            <text:p>7.3431E-02</text:p>
          </table:table-cell>
          <table:table-cell table:style-name="ce22" table:formula="of:=INDIRECT(&quot;R8C&quot;&amp;COLUMN();0)/INDIRECT(&quot;R&quot;&amp;ROW()&amp;&quot;C6&quot;;0)" office:value-type="float" office:value="0.065376827896513">
            <text:p>6.5377E-02</text:p>
          </table:table-cell>
          <table:table-cell table:style-name="ce22" table:formula="of:=INDIRECT(&quot;R8C&quot;&amp;COLUMN();0)/INDIRECT(&quot;R&quot;&amp;ROW()&amp;&quot;C6&quot;;0)" office:value-type="float" office:value="0.05822272215973">
            <text:p>5.8223E-02</text:p>
          </table:table-cell>
          <table:table-cell table:style-name="ce22" table:formula="of:=INDIRECT(&quot;R8C&quot;&amp;COLUMN();0)/INDIRECT(&quot;R&quot;&amp;ROW()&amp;&quot;C6&quot;;0)" office:value-type="float" office:value="0.0518560179977503">
            <text:p>5.1856E-02</text:p>
          </table:table-cell>
          <table:table-cell table:style-name="ce22" table:formula="of:=INDIRECT(&quot;R8C&quot;&amp;COLUMN();0)/INDIRECT(&quot;R&quot;&amp;ROW()&amp;&quot;C6&quot;;0)" office:value-type="float" office:value="0.0461867266591676">
            <text:p>4.6187E-02</text:p>
          </table:table-cell>
          <table:table-cell table:style-name="ce22" table:formula="of:=INDIRECT(&quot;R8C&quot;&amp;COLUMN();0)/INDIRECT(&quot;R&quot;&amp;ROW()&amp;&quot;C6&quot;;0)" office:value-type="float" office:value="0.0411248593925759">
            <text:p>4.1125E-02</text:p>
          </table:table-cell>
          <table:table-cell table:style-name="ce22" table:formula="of:=INDIRECT(&quot;R8C&quot;&amp;COLUMN();0)/INDIRECT(&quot;R&quot;&amp;ROW()&amp;&quot;C6&quot;;0)" office:value-type="float" office:value="0.0366254218222722">
            <text:p>3.6625E-02</text:p>
          </table:table-cell>
          <table:table-cell table:style-name="ce22" table:formula="of:=INDIRECT(&quot;R8C&quot;&amp;COLUMN();0)/INDIRECT(&quot;R&quot;&amp;ROW()&amp;&quot;C6&quot;;0)" office:value-type="float" office:value="0.0326209223847019">
            <text:p>3.2621E-02</text:p>
          </table:table-cell>
          <table:table-cell table:style-name="ce22" table:formula="of:=INDIRECT(&quot;R8C&quot;&amp;COLUMN();0)/INDIRECT(&quot;R&quot;&amp;ROW()&amp;&quot;C6&quot;;0)" office:value-type="float" office:value="0.0290438695163105">
            <text:p>2.9044E-02</text:p>
          </table:table-cell>
          <table:table-cell table:style-name="ce22" table:formula="of:=INDIRECT(&quot;R8C&quot;&amp;COLUMN();0)/INDIRECT(&quot;R&quot;&amp;ROW()&amp;&quot;C6&quot;;0)" office:value-type="float" office:value="0.0258717660292463">
            <text:p>2.5872E-02</text:p>
          </table:table-cell>
          <table:table-cell table:style-name="ce22" table:formula="of:=INDIRECT(&quot;R8C&quot;&amp;COLUMN();0)/INDIRECT(&quot;R&quot;&amp;ROW()&amp;&quot;C6&quot;;0)" office:value-type="float" office:value="0.023037120359955">
            <text:p>2.3037E-02</text:p>
          </table:table-cell>
          <table:table-cell table:style-name="ce22" table:formula="of:=INDIRECT(&quot;R8C&quot;&amp;COLUMN();0)/INDIRECT(&quot;R&quot;&amp;ROW()&amp;&quot;C6&quot;;0)" office:value-type="float" office:value="0.0205174353205849">
            <text:p>2.0517E-02</text:p>
          </table:table-cell>
          <table:table-cell table:style-name="ce22" table:formula="of:=INDIRECT(&quot;R8C&quot;&amp;COLUMN();0)/INDIRECT(&quot;R&quot;&amp;ROW()&amp;&quot;C6&quot;;0)" office:value-type="float" office:value="0.0182677165354331">
            <text:p>1.8268E-02</text:p>
          </table:table-cell>
          <table:table-cell table:style-name="ce22" table:formula="of:=INDIRECT(&quot;R8C&quot;&amp;COLUMN();0)/INDIRECT(&quot;R&quot;&amp;ROW()&amp;&quot;C6&quot;;0)" office:value-type="float" office:value="0.0162654668166479">
            <text:p>1.6265E-02</text:p>
          </table:table-cell>
          <table:table-cell table:style-name="ce22" table:formula="of:=INDIRECT(&quot;R8C&quot;&amp;COLUMN();0)/INDIRECT(&quot;R&quot;&amp;ROW()&amp;&quot;C6&quot;;0)" office:value-type="float" office:value="0.014488188976378">
            <text:p>1.4488E-02</text:p>
          </table:table-cell>
          <table:table-cell table:style-name="ce22" table:formula="of:=INDIRECT(&quot;R8C&quot;&amp;COLUMN();0)/INDIRECT(&quot;R&quot;&amp;ROW()&amp;&quot;C6&quot;;0)" office:value-type="float" office:value="0.0128908886389201">
            <text:p>1.2891E-02</text:p>
          </table:table-cell>
          <table:table-cell table:style-name="ce22" table:formula="of:=INDIRECT(&quot;R8C&quot;&amp;COLUMN();0)/INDIRECT(&quot;R&quot;&amp;ROW()&amp;&quot;C6&quot;;0)" office:value-type="float" office:value="0.011496062992126">
            <text:p>1.1496E-02</text:p>
          </table:table-cell>
          <table:table-cell table:style-name="ce22" table:formula="of:=INDIRECT(&quot;R8C&quot;&amp;COLUMN();0)/INDIRECT(&quot;R&quot;&amp;ROW()&amp;&quot;C6&quot;;0)" office:value-type="float" office:value="0.0102362204724409">
            <text:p>1.0236E-02</text:p>
          </table:table-cell>
          <table:table-cell table:style-name="ce22" table:formula="of:=INDIRECT(&quot;R8C&quot;&amp;COLUMN();0)/INDIRECT(&quot;R&quot;&amp;ROW()&amp;&quot;C6&quot;;0)" office:value-type="float" office:value="0.00911136107986502">
            <text:p>9.1114E-03</text:p>
          </table:table-cell>
          <table:table-cell table:style-name="ce22" table:formula="of:=INDIRECT(&quot;R8C&quot;&amp;COLUMN();0)/INDIRECT(&quot;R&quot;&amp;ROW()&amp;&quot;C6&quot;;0)" office:value-type="float" office:value="0.0081214848143982">
            <text:p>8.1215E-03</text:p>
          </table:table-cell>
          <table:table-cell table:style-name="ce22" table:formula="of:=INDIRECT(&quot;R8C&quot;&amp;COLUMN();0)/INDIRECT(&quot;R&quot;&amp;ROW()&amp;&quot;C6&quot;;0)" office:value-type="float" office:value="0.00722159730033746">
            <text:p>7.2216E-03</text:p>
          </table:table-cell>
          <table:table-cell table:style-name="ce22" table:formula="of:=INDIRECT(&quot;R8C&quot;&amp;COLUMN();0)/INDIRECT(&quot;R&quot;&amp;ROW()&amp;&quot;C6&quot;;0)" office:value-type="float" office:value="0.00643419572553431">
            <text:p>6.4342E-03</text:p>
          </table:table-cell>
          <table:table-cell table:style-name="ce22" table:formula="of:=INDIRECT(&quot;R8C&quot;&amp;COLUMN();0)/INDIRECT(&quot;R&quot;&amp;ROW()&amp;&quot;C6&quot;;0)" office:value-type="float" office:value="0.00573678290213723">
            <text:p>5.7368E-03</text:p>
          </table:table-cell>
          <table:table-cell table:style-name="ce22" table:formula="of:=INDIRECT(&quot;R8C&quot;&amp;COLUMN();0)/INDIRECT(&quot;R&quot;&amp;ROW()&amp;&quot;C6&quot;;0)" office:value-type="float" office:value="0.00510686164229471">
            <text:p>5.1069E-03</text:p>
          </table:table-cell>
          <table:table-cell table:style-name="ce22" table:formula="of:=INDIRECT(&quot;R8C&quot;&amp;COLUMN();0)/INDIRECT(&quot;R&quot;&amp;ROW()&amp;&quot;C6&quot;;0)" office:value-type="float" office:value="0.00454443194600675">
            <text:p>4.5444E-03</text:p>
          </table:table-cell>
          <table:table-cell table:style-name="ce22" table:formula="of:=INDIRECT(&quot;R8C&quot;&amp;COLUMN();0)/INDIRECT(&quot;R&quot;&amp;ROW()&amp;&quot;C6&quot;;0)" office:value-type="float" office:value="0.00404949381327334">
            <text:p>4.0495E-03</text:p>
          </table:table-cell>
          <table:table-cell table:style-name="ce22" table:formula="of:=INDIRECT(&quot;R8C&quot;&amp;COLUMN();0)/INDIRECT(&quot;R&quot;&amp;ROW()&amp;&quot;C6&quot;;0)" office:value-type="float" office:value="0.00359955005624297">
            <text:p>3.5996E-03</text:p>
          </table:table-cell>
          <table:table-cell table:style-name="ce22" table:formula="of:=INDIRECT(&quot;R8C&quot;&amp;COLUMN();0)/INDIRECT(&quot;R&quot;&amp;ROW()&amp;&quot;C6&quot;;0)" office:value-type="float" office:value="0.00321709786276715">
            <text:p>3.2171E-03</text:p>
          </table:table-cell>
          <table:table-cell table:style-name="ce22" table:formula="of:=INDIRECT(&quot;R8C&quot;&amp;COLUMN();0)/INDIRECT(&quot;R&quot;&amp;ROW()&amp;&quot;C6&quot;;0)" office:value-type="float" office:value="0.00285714285714286">
            <text:p>2.8571E-03</text:p>
          </table:table-cell>
          <table:table-cell table:style-name="ce22" table:formula="of:=INDIRECT(&quot;R8C&quot;&amp;COLUMN();0)/INDIRECT(&quot;R&quot;&amp;ROW()&amp;&quot;C6&quot;;0)" office:value-type="float" office:value="0.0025421822272216">
            <text:p>2.5422E-03</text:p>
          </table:table-cell>
          <table:table-cell table:style-name="ce22" table:formula="of:=INDIRECT(&quot;R8C&quot;&amp;COLUMN();0)/INDIRECT(&quot;R&quot;&amp;ROW()&amp;&quot;C6&quot;;0)" office:value-type="float" office:value="0.00227221597300337">
            <text:p>2.2722E-03</text:p>
          </table:table-cell>
          <table:table-cell table:style-name="ce22" table:formula="of:=INDIRECT(&quot;R8C&quot;&amp;COLUMN();0)/INDIRECT(&quot;R&quot;&amp;ROW()&amp;&quot;C6&quot;;0)" office:value-type="float" office:value="0.00201799775028122">
            <text:p>2.0180E-03</text:p>
          </table:table-cell>
          <table:table-cell table:style-name="ce22" table:formula="of:=INDIRECT(&quot;R8C&quot;&amp;COLUMN();0)/INDIRECT(&quot;R&quot;&amp;ROW()&amp;&quot;C6&quot;;0)" office:value-type="float" office:value="0.00179752530933633">
            <text:p>1.7975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4])+1" office:value-type="float" office:value="6">
            <text:p>6</text:p>
          </table:table-cell>
          <table:table-cell table:style-name="ce3" office:value-type="string">
            <text:p>n/a</text:p>
          </table:table-cell>
          <table:table-cell table:style-name="ce2" office:value-type="float" office:value="1.625">
            <text:p>1.6250</text:p>
          </table:table-cell>
          <table:table-cell table:style-name="ce12" table:formula="of:=[.C15]*25.4" office:value-type="float" office:value="41.275">
            <text:p>41.2750</text:p>
          </table:table-cell>
          <table:table-cell table:style-name="ce14" table:formula="of:=[.D15]/2" office:value-type="float" office:value="20.6375">
            <text:p>20.6375</text:p>
          </table:table-cell>
          <table:table-cell table:style-name="ce16" table:formula="of:=pi*[.D15]" office:value-type="float" office:value="129.669236776919">
            <text:p>129.6692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.84615384615385">
            <text:p>1.8462E+00</text:p>
          </table:table-cell>
          <table:table-cell table:style-name="ce22" table:formula="of:=INDIRECT(&quot;R8C&quot;&amp;COLUMN();0)/INDIRECT(&quot;R&quot;&amp;ROW()&amp;&quot;C6&quot;;0)" office:value-type="float" office:value="1.53846153846154">
            <text:p>1.5385E+00</text:p>
          </table:table-cell>
          <table:table-cell table:style-name="ce22" table:formula="of:=INDIRECT(&quot;R8C&quot;&amp;COLUMN();0)/INDIRECT(&quot;R&quot;&amp;ROW()&amp;&quot;C6&quot;;0)" office:value-type="float" office:value="1.38461538461538">
            <text:p>1.3846E+00</text:p>
          </table:table-cell>
          <table:table-cell table:style-name="ce22" table:formula="of:=INDIRECT(&quot;R8C&quot;&amp;COLUMN();0)/INDIRECT(&quot;R&quot;&amp;ROW()&amp;&quot;C6&quot;;0)" office:value-type="float" office:value="1.23076923076923">
            <text:p>1.2308E+00</text:p>
          </table:table-cell>
          <table:table-cell table:style-name="ce22" table:formula="of:=INDIRECT(&quot;R8C&quot;&amp;COLUMN();0)/INDIRECT(&quot;R&quot;&amp;ROW()&amp;&quot;C6&quot;;0)" office:value-type="float" office:value="1.07692307692308">
            <text:p>1.076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3076923076923">
            <text:p>9.2308E-01</text:p>
          </table:table-cell>
          <table:table-cell table:style-name="ce22" table:formula="of:=INDIRECT(&quot;R8C&quot;&amp;COLUMN();0)/INDIRECT(&quot;R&quot;&amp;ROW()&amp;&quot;C6&quot;;0)" office:value-type="float" office:value="0.846153846153846">
            <text:p>8.4615E-01</text:p>
          </table:table-cell>
          <table:table-cell table:style-name="ce22" table:formula="of:=INDIRECT(&quot;R8C&quot;&amp;COLUMN();0)/INDIRECT(&quot;R&quot;&amp;ROW()&amp;&quot;C6&quot;;0)" office:value-type="float" office:value="0.769230769230769">
            <text:p>7.6923E-01</text:p>
          </table:table-cell>
          <table:table-cell table:style-name="ce22" table:formula="of:=INDIRECT(&quot;R8C&quot;&amp;COLUMN();0)/INDIRECT(&quot;R&quot;&amp;ROW()&amp;&quot;C6&quot;;0)" office:value-type="float" office:value="0.615384615384615">
            <text:p>6.1538E-01</text:p>
          </table:table-cell>
          <table:table-cell table:style-name="ce22" table:formula="of:=INDIRECT(&quot;R8C&quot;&amp;COLUMN();0)/INDIRECT(&quot;R&quot;&amp;ROW()&amp;&quot;C6&quot;;0)" office:value-type="float" office:value="0.538461538461538">
            <text:p>5.3846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61538461538462">
            <text:p>4.6154E-01</text:p>
          </table:table-cell>
          <table:table-cell table:style-name="ce22" table:formula="of:=INDIRECT(&quot;R8C&quot;&amp;COLUMN();0)/INDIRECT(&quot;R&quot;&amp;ROW()&amp;&quot;C6&quot;;0)" office:value-type="float" office:value="0.384615384615385">
            <text:p>3.8462E-01</text:p>
          </table:table-cell>
          <table:table-cell table:style-name="ce22" table:formula="of:=INDIRECT(&quot;R8C&quot;&amp;COLUMN();0)/INDIRECT(&quot;R&quot;&amp;ROW()&amp;&quot;C6&quot;;0)" office:value-type="float" office:value="0.307692307692308">
            <text:p>3.0769E-01</text:p>
          </table:table-cell>
          <table:table-cell table:style-name="ce22" table:formula="of:=INDIRECT(&quot;R8C&quot;&amp;COLUMN();0)/INDIRECT(&quot;R&quot;&amp;ROW()&amp;&quot;C6&quot;;0)" office:value-type="float" office:value="0.283076923076923">
            <text:p>2.8308E-01</text:p>
          </table:table-cell>
          <table:table-cell table:style-name="ce22" table:formula="of:=INDIRECT(&quot;R8C&quot;&amp;COLUMN();0)/INDIRECT(&quot;R&quot;&amp;ROW()&amp;&quot;C6&quot;;0)" office:value-type="float" office:value="0.252065414900061">
            <text:p>2.5207E-01</text:p>
          </table:table-cell>
          <table:table-cell table:style-name="ce22" table:formula="of:=INDIRECT(&quot;R8C&quot;&amp;COLUMN();0)/INDIRECT(&quot;R&quot;&amp;ROW()&amp;&quot;C6&quot;;0)" office:value-type="float" office:value="0.230769230769231">
            <text:p>2.3077E-01</text:p>
          </table:table-cell>
          <table:table-cell table:style-name="ce22" table:formula="of:=INDIRECT(&quot;R8C&quot;&amp;COLUMN();0)/INDIRECT(&quot;R&quot;&amp;ROW()&amp;&quot;C6&quot;;0)" office:value-type="float" office:value="0.224494245911569">
            <text:p>2.2449E-01</text:p>
          </table:table-cell>
          <table:table-cell table:style-name="ce22" table:formula="of:=INDIRECT(&quot;R8C&quot;&amp;COLUMN();0)/INDIRECT(&quot;R&quot;&amp;ROW()&amp;&quot;C6&quot;;0)" office:value-type="float" office:value="0.199927316777711">
            <text:p>1.9993E-01</text:p>
          </table:table-cell>
          <table:table-cell table:style-name="ce22" table:formula="of:=INDIRECT(&quot;R8C&quot;&amp;COLUMN();0)/INDIRECT(&quot;R&quot;&amp;ROW()&amp;&quot;C6&quot;;0)" office:value-type="float" office:value="0.192307692307692">
            <text:p>1.9231E-01</text:p>
          </table:table-cell>
          <table:table-cell table:style-name="ce22" table:formula="of:=INDIRECT(&quot;R8C&quot;&amp;COLUMN();0)/INDIRECT(&quot;R&quot;&amp;ROW()&amp;&quot;C6&quot;;0)" office:value-type="float" office:value="0.178025439127801">
            <text:p>1.7803E-01</text:p>
          </table:table-cell>
          <table:table-cell table:style-name="ce22" table:formula="of:=INDIRECT(&quot;R8C&quot;&amp;COLUMN();0)/INDIRECT(&quot;R&quot;&amp;ROW()&amp;&quot;C6&quot;;0)" office:value-type="float" office:value="0.15854633555421">
            <text:p>1.5855E-01</text:p>
          </table:table-cell>
          <table:table-cell table:style-name="ce22" table:formula="of:=INDIRECT(&quot;R8C&quot;&amp;COLUMN();0)/INDIRECT(&quot;R&quot;&amp;ROW()&amp;&quot;C6&quot;;0)" office:value-type="float" office:value="0.153846153846154">
            <text:p>1.5385E-01</text:p>
          </table:table-cell>
          <table:table-cell table:style-name="ce22" table:formula="of:=INDIRECT(&quot;R8C&quot;&amp;COLUMN();0)/INDIRECT(&quot;R&quot;&amp;ROW()&amp;&quot;C6&quot;;0)" office:value-type="float" office:value="0.141175045427014">
            <text:p>1.4118E-01</text:p>
          </table:table-cell>
          <table:table-cell table:style-name="ce22" table:formula="of:=INDIRECT(&quot;R8C&quot;&amp;COLUMN();0)/INDIRECT(&quot;R&quot;&amp;ROW()&amp;&quot;C6&quot;;0)" office:value-type="float" office:value="0.125717746820109">
            <text:p>1.2572E-01</text:p>
          </table:table-cell>
          <table:table-cell table:style-name="ce22" table:formula="of:=INDIRECT(&quot;R8C&quot;&amp;COLUMN();0)/INDIRECT(&quot;R&quot;&amp;ROW()&amp;&quot;C6&quot;;0)" office:value-type="float" office:value="0.115384615384615">
            <text:p>1.1538E-01</text:p>
          </table:table-cell>
          <table:table-cell table:style-name="ce22" table:formula="of:=INDIRECT(&quot;R8C&quot;&amp;COLUMN();0)/INDIRECT(&quot;R&quot;&amp;ROW()&amp;&quot;C6&quot;;0)" office:value-type="float" office:value="0.111956390066626">
            <text:p>1.1196E-01</text:p>
          </table:table-cell>
          <table:table-cell table:style-name="ce22" table:formula="of:=INDIRECT(&quot;R8C&quot;&amp;COLUMN();0)/INDIRECT(&quot;R&quot;&amp;ROW()&amp;&quot;C6&quot;;0)" office:value-type="float" office:value="0.0996971532404603">
            <text:p>9.9697E-02</text:p>
          </table:table-cell>
          <table:table-cell table:style-name="ce22" table:formula="of:=INDIRECT(&quot;R8C&quot;&amp;COLUMN();0)/INDIRECT(&quot;R&quot;&amp;ROW()&amp;&quot;C6&quot;;0)" office:value-type="float" office:value="0.0887946698970321">
            <text:p>8.8795E-02</text:p>
          </table:table-cell>
          <table:table-cell table:style-name="ce22" table:formula="of:=INDIRECT(&quot;R8C&quot;&amp;COLUMN();0)/INDIRECT(&quot;R&quot;&amp;ROW()&amp;&quot;C6&quot;;0)" office:value-type="float" office:value="0.0790793458509994">
            <text:p>7.9079E-02</text:p>
          </table:table-cell>
          <table:table-cell table:style-name="ce22" table:formula="of:=INDIRECT(&quot;R8C&quot;&amp;COLUMN();0)/INDIRECT(&quot;R&quot;&amp;ROW()&amp;&quot;C6&quot;;0)" office:value-type="float" office:value="0.0704058146577832">
            <text:p>7.0406E-02</text:p>
          </table:table-cell>
          <table:table-cell table:style-name="ce22" table:formula="of:=INDIRECT(&quot;R8C&quot;&amp;COLUMN();0)/INDIRECT(&quot;R&quot;&amp;ROW()&amp;&quot;C6&quot;;0)" office:value-type="float" office:value="0.0627013930950939">
            <text:p>6.2701E-02</text:p>
          </table:table-cell>
          <table:table-cell table:style-name="ce22" table:formula="of:=INDIRECT(&quot;R8C&quot;&amp;COLUMN();0)/INDIRECT(&quot;R&quot;&amp;ROW()&amp;&quot;C6&quot;;0)" office:value-type="float" office:value="0.0558449424591157">
            <text:p>5.5845E-02</text:p>
          </table:table-cell>
          <table:table-cell table:style-name="ce22" table:formula="of:=INDIRECT(&quot;R8C&quot;&amp;COLUMN();0)/INDIRECT(&quot;R&quot;&amp;ROW()&amp;&quot;C6&quot;;0)" office:value-type="float" office:value="0.0497395517867959">
            <text:p>4.9740E-02</text:p>
          </table:table-cell>
          <table:table-cell table:style-name="ce22" table:formula="of:=INDIRECT(&quot;R8C&quot;&amp;COLUMN();0)/INDIRECT(&quot;R&quot;&amp;ROW()&amp;&quot;C6&quot;;0)" office:value-type="float" office:value="0.0442883101150818">
            <text:p>4.4288E-02</text:p>
          </table:table-cell>
          <table:table-cell table:style-name="ce22" table:formula="of:=INDIRECT(&quot;R8C&quot;&amp;COLUMN();0)/INDIRECT(&quot;R&quot;&amp;ROW()&amp;&quot;C6&quot;;0)" office:value-type="float" office:value="0.039442761962447">
            <text:p>3.9443E-02</text:p>
          </table:table-cell>
          <table:table-cell table:style-name="ce22" table:formula="of:=INDIRECT(&quot;R8C&quot;&amp;COLUMN();0)/INDIRECT(&quot;R&quot;&amp;ROW()&amp;&quot;C6&quot;;0)" office:value-type="float" office:value="0.0351302241066021">
            <text:p>3.5130E-02</text:p>
          </table:table-cell>
          <table:table-cell table:style-name="ce22" table:formula="of:=INDIRECT(&quot;R8C&quot;&amp;COLUMN();0)/INDIRECT(&quot;R&quot;&amp;ROW()&amp;&quot;C6&quot;;0)" office:value-type="float" office:value="0.0312780133252574">
            <text:p>3.1278E-02</text:p>
          </table:table-cell>
          <table:table-cell table:style-name="ce22" table:formula="of:=INDIRECT(&quot;R8C&quot;&amp;COLUMN();0)/INDIRECT(&quot;R&quot;&amp;ROW()&amp;&quot;C6&quot;;0)" office:value-type="float" office:value="0.0278619018776499">
            <text:p>2.7862E-02</text:p>
          </table:table-cell>
          <table:table-cell table:style-name="ce22" table:formula="of:=INDIRECT(&quot;R8C&quot;&amp;COLUMN();0)/INDIRECT(&quot;R&quot;&amp;ROW()&amp;&quot;C6&quot;;0)" office:value-type="float" office:value="0.02480920654149">
            <text:p>2.4809E-02</text:p>
          </table:table-cell>
          <table:table-cell table:style-name="ce22" table:formula="of:=INDIRECT(&quot;R8C&quot;&amp;COLUMN();0)/INDIRECT(&quot;R&quot;&amp;ROW()&amp;&quot;C6&quot;;0)" office:value-type="float" office:value="0.0220956995760145">
            <text:p>2.2096E-02</text:p>
          </table:table-cell>
          <table:table-cell table:style-name="ce22" table:formula="of:=INDIRECT(&quot;R8C&quot;&amp;COLUMN();0)/INDIRECT(&quot;R&quot;&amp;ROW()&amp;&quot;C6&quot;;0)" office:value-type="float" office:value="0.0196729254996972">
            <text:p>1.9673E-02</text:p>
          </table:table-cell>
          <table:table-cell table:style-name="ce22" table:formula="of:=INDIRECT(&quot;R8C&quot;&amp;COLUMN();0)/INDIRECT(&quot;R&quot;&amp;ROW()&amp;&quot;C6&quot;;0)" office:value-type="float" office:value="0.0175166565717747">
            <text:p>1.7517E-02</text:p>
          </table:table-cell>
          <table:table-cell table:style-name="ce22" table:formula="of:=INDIRECT(&quot;R8C&quot;&amp;COLUMN();0)/INDIRECT(&quot;R&quot;&amp;ROW()&amp;&quot;C6&quot;;0)" office:value-type="float" office:value="0.0156026650514839">
            <text:p>1.5603E-02</text:p>
          </table:table-cell>
          <table:table-cell table:style-name="ce22" table:formula="of:=INDIRECT(&quot;R8C&quot;&amp;COLUMN();0)/INDIRECT(&quot;R&quot;&amp;ROW()&amp;&quot;C6&quot;;0)" office:value-type="float" office:value="0.0138824954572986">
            <text:p>1.3882E-02</text:p>
          </table:table-cell>
          <table:table-cell table:style-name="ce22" table:formula="of:=INDIRECT(&quot;R8C&quot;&amp;COLUMN();0)/INDIRECT(&quot;R&quot;&amp;ROW()&amp;&quot;C6&quot;;0)" office:value-type="float" office:value="0.0123803755299818">
            <text:p>1.2380E-02</text:p>
          </table:table-cell>
          <table:table-cell table:style-name="ce22" table:formula="of:=INDIRECT(&quot;R8C&quot;&amp;COLUMN();0)/INDIRECT(&quot;R&quot;&amp;ROW()&amp;&quot;C6&quot;;0)" office:value-type="float" office:value="0.0110236220472441">
            <text:p>1.1024E-02</text:p>
          </table:table-cell>
          <table:table-cell table:style-name="ce22" table:formula="of:=INDIRECT(&quot;R8C&quot;&amp;COLUMN();0)/INDIRECT(&quot;R&quot;&amp;ROW()&amp;&quot;C6&quot;;0)" office:value-type="float" office:value="0.0098122350090854">
            <text:p>9.8122E-03</text:p>
          </table:table-cell>
          <table:table-cell table:style-name="ce22" table:formula="of:=INDIRECT(&quot;R8C&quot;&amp;COLUMN();0)/INDIRECT(&quot;R&quot;&amp;ROW()&amp;&quot;C6&quot;;0)" office:value-type="float" office:value="0.00874621441550575">
            <text:p>8.7462E-03</text:p>
          </table:table-cell>
          <table:table-cell table:style-name="ce22" table:formula="of:=INDIRECT(&quot;R8C&quot;&amp;COLUMN();0)/INDIRECT(&quot;R&quot;&amp;ROW()&amp;&quot;C6&quot;;0)" office:value-type="float" office:value="0.0077771047849788">
            <text:p>7.7771E-03</text:p>
          </table:table-cell>
          <table:table-cell table:style-name="ce22" table:formula="of:=INDIRECT(&quot;R8C&quot;&amp;COLUMN();0)/INDIRECT(&quot;R&quot;&amp;ROW()&amp;&quot;C6&quot;;0)" office:value-type="float" office:value="0.00692913385826772">
            <text:p>6.9291E-03</text:p>
          </table:table-cell>
          <table:table-cell table:style-name="ce22" table:formula="of:=INDIRECT(&quot;R8C&quot;&amp;COLUMN();0)/INDIRECT(&quot;R&quot;&amp;ROW()&amp;&quot;C6&quot;;0)" office:value-type="float" office:value="0.00617807389460933">
            <text:p>6.1781E-03</text:p>
          </table:table-cell>
          <table:table-cell table:style-name="ce22" table:formula="of:=INDIRECT(&quot;R8C&quot;&amp;COLUMN();0)/INDIRECT(&quot;R&quot;&amp;ROW()&amp;&quot;C6&quot;;0)" office:value-type="float" office:value="0.00549969715324046">
            <text:p>5.4997E-03</text:p>
          </table:table-cell>
          <table:table-cell table:style-name="ce22" table:formula="of:=INDIRECT(&quot;R8C&quot;&amp;COLUMN();0)/INDIRECT(&quot;R&quot;&amp;ROW()&amp;&quot;C6&quot;;0)" office:value-type="float" office:value="0.00489400363416111">
            <text:p>4.8940E-03</text:p>
          </table:table-cell>
          <table:table-cell table:style-name="ce22" table:formula="of:=INDIRECT(&quot;R8C&quot;&amp;COLUMN();0)/INDIRECT(&quot;R&quot;&amp;ROW()&amp;&quot;C6&quot;;0)" office:value-type="float" office:value="0.00436099333737129">
            <text:p>4.3610E-03</text:p>
          </table:table-cell>
          <table:table-cell table:style-name="ce22" table:formula="of:=INDIRECT(&quot;R8C&quot;&amp;COLUMN();0)/INDIRECT(&quot;R&quot;&amp;ROW()&amp;&quot;C6&quot;;0)" office:value-type="float" office:value="0.00387643852210781">
            <text:p>3.8764E-03</text:p>
          </table:table-cell>
          <table:table-cell table:style-name="ce22" table:formula="of:=INDIRECT(&quot;R8C&quot;&amp;COLUMN();0)/INDIRECT(&quot;R&quot;&amp;ROW()&amp;&quot;C6&quot;;0)" office:value-type="float" office:value="0.00346456692913386">
            <text:p>3.4646E-03</text:p>
          </table:table-cell>
          <table:table-cell table:style-name="ce22" table:formula="of:=INDIRECT(&quot;R8C&quot;&amp;COLUMN();0)/INDIRECT(&quot;R&quot;&amp;ROW()&amp;&quot;C6&quot;;0)" office:value-type="float" office:value="0.00307692307692308">
            <text:p>3.0769E-03</text:p>
          </table:table-cell>
          <table:table-cell table:style-name="ce22" table:formula="of:=INDIRECT(&quot;R8C&quot;&amp;COLUMN();0)/INDIRECT(&quot;R&quot;&amp;ROW()&amp;&quot;C6&quot;;0)" office:value-type="float" office:value="0.00273773470623864">
            <text:p>2.7377E-03</text:p>
          </table:table-cell>
          <table:table-cell table:style-name="ce22" table:formula="of:=INDIRECT(&quot;R8C&quot;&amp;COLUMN();0)/INDIRECT(&quot;R&quot;&amp;ROW()&amp;&quot;C6&quot;;0)" office:value-type="float" office:value="0.00244700181708056">
            <text:p>2.4470E-03</text:p>
          </table:table-cell>
          <table:table-cell table:style-name="ce22" table:formula="of:=INDIRECT(&quot;R8C&quot;&amp;COLUMN();0)/INDIRECT(&quot;R&quot;&amp;ROW()&amp;&quot;C6&quot;;0)" office:value-type="float" office:value="0.00217322834645669">
            <text:p>2.1732E-03</text:p>
          </table:table-cell>
          <table:table-cell table:style-name="ce22" table:formula="of:=INDIRECT(&quot;R8C&quot;&amp;COLUMN();0)/INDIRECT(&quot;R&quot;&amp;ROW()&amp;&quot;C6&quot;;0)" office:value-type="float" office:value="0.00193579648697759">
            <text:p>1.9358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5])+1" office:value-type="float" office:value="7">
            <text:p>7</text:p>
          </table:table-cell>
          <table:table-cell table:style-name="ce3" office:value-type="string">
            <text:p>n/a</text:p>
          </table:table-cell>
          <table:table-cell table:style-name="ce2" office:value-type="float" office:value="1.5">
            <text:p>1.5000</text:p>
          </table:table-cell>
          <table:table-cell table:style-name="ce12" table:formula="of:=[.C16]*25.4" office:value-type="float" office:value="38.1">
            <text:p>38.1000</text:p>
          </table:table-cell>
          <table:table-cell table:style-name="ce14" table:formula="of:=[.D16]/2" office:value-type="float" office:value="19.05">
            <text:p>19.0500</text:p>
          </table:table-cell>
          <table:table-cell table:style-name="ce16" table:formula="of:=pi*[.D16]" office:value-type="float" office:value="119.694680101771">
            <text:p>119.694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66666666666667">
            <text:p>1.6667E+00</text:p>
          </table:table-cell>
          <table:table-cell table:style-name="ce22" table:formula="of:=INDIRECT(&quot;R8C&quot;&amp;COLUMN();0)/INDIRECT(&quot;R&quot;&amp;ROW()&amp;&quot;C6&quot;;0)" office:value-type="float" office:value="1.5">
            <text:p>1.5000E+00</text:p>
          </table:table-cell>
          <table:table-cell table:style-name="ce22" table:formula="of:=INDIRECT(&quot;R8C&quot;&amp;COLUMN();0)/INDIRECT(&quot;R&quot;&amp;ROW()&amp;&quot;C6&quot;;0)" office:value-type="float" office:value="1.33333333333333">
            <text:p>1.3333E+00</text:p>
          </table:table-cell>
          <table:table-cell table:style-name="ce22" table:formula="of:=INDIRECT(&quot;R8C&quot;&amp;COLUMN();0)/INDIRECT(&quot;R&quot;&amp;ROW()&amp;&quot;C6&quot;;0)" office:value-type="float" office:value="1.16666666666667">
            <text:p>1.1667E+00</text:p>
          </table:table-cell>
          <table:table-cell table:style-name="ce22" table:formula="of:=INDIRECT(&quot;R8C&quot;&amp;COLUMN();0)/INDIRECT(&quot;R&quot;&amp;ROW()&amp;&quot;C6&quot;;0)" office:value-type="float" office:value="1.08333333333333">
            <text:p>1.0833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16666666666667">
            <text:p>9.1667E-01</text:p>
          </table:table-cell>
          <table:table-cell table:style-name="ce22" table:formula="of:=INDIRECT(&quot;R8C&quot;&amp;COLUMN();0)/INDIRECT(&quot;R&quot;&amp;ROW()&amp;&quot;C6&quot;;0)" office:value-type="float" office:value="0.833333333333333">
            <text:p>8.3333E-01</text:p>
          </table:table-cell>
          <table:table-cell table:style-name="ce22" table:formula="of:=INDIRECT(&quot;R8C&quot;&amp;COLUMN();0)/INDIRECT(&quot;R&quot;&amp;ROW()&amp;&quot;C6&quot;;0)" office:value-type="float" office:value="0.666666666666667">
            <text:p>6.6667E-01</text:p>
          </table:table-cell>
          <table:table-cell table:style-name="ce22" table:formula="of:=INDIRECT(&quot;R8C&quot;&amp;COLUMN();0)/INDIRECT(&quot;R&quot;&amp;ROW()&amp;&quot;C6&quot;;0)" office:value-type="float" office:value="0.583333333333333">
            <text:p>5.8333E-01</text:p>
          </table:table-cell>
          <table:table-cell table:style-name="ce22" table:formula="of:=INDIRECT(&quot;R8C&quot;&amp;COLUMN();0)/INDIRECT(&quot;R&quot;&amp;ROW()&amp;&quot;C6&quot;;0)" office:value-type="float" office:value="0.541666666666667">
            <text:p>5.4167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16666666666667">
            <text:p>4.1667E-01</text:p>
          </table:table-cell>
          <table:table-cell table:style-name="ce22" table:formula="of:=INDIRECT(&quot;R8C&quot;&amp;COLUMN();0)/INDIRECT(&quot;R&quot;&amp;ROW()&amp;&quot;C6&quot;;0)" office:value-type="float" office:value="0.333333333333333">
            <text:p>3.3333E-01</text:p>
          </table:table-cell>
          <table:table-cell table:style-name="ce22" table:formula="of:=INDIRECT(&quot;R8C&quot;&amp;COLUMN();0)/INDIRECT(&quot;R&quot;&amp;ROW()&amp;&quot;C6&quot;;0)" office:value-type="float" office:value="0.306666666666667">
            <text:p>3.0667E-01</text:p>
          </table:table-cell>
          <table:table-cell table:style-name="ce22" table:formula="of:=INDIRECT(&quot;R8C&quot;&amp;COLUMN();0)/INDIRECT(&quot;R&quot;&amp;ROW()&amp;&quot;C6&quot;;0)" office:value-type="float" office:value="0.273070866141732">
            <text:p>2.7307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43202099737533">
            <text:p>2.4320E-01</text:p>
          </table:table-cell>
          <table:table-cell table:style-name="ce22" table:formula="of:=INDIRECT(&quot;R8C&quot;&amp;COLUMN();0)/INDIRECT(&quot;R&quot;&amp;ROW()&amp;&quot;C6&quot;;0)" office:value-type="float" office:value="0.216587926509186">
            <text:p>2.1659E-01</text:p>
          </table:table-cell>
          <table:table-cell table:style-name="ce22" table:formula="of:=INDIRECT(&quot;R8C&quot;&amp;COLUMN();0)/INDIRECT(&quot;R&quot;&amp;ROW()&amp;&quot;C6&quot;;0)" office:value-type="float" office:value="0.208333333333333">
            <text:p>2.0833E-01</text:p>
          </table:table-cell>
          <table:table-cell table:style-name="ce22" table:formula="of:=INDIRECT(&quot;R8C&quot;&amp;COLUMN();0)/INDIRECT(&quot;R&quot;&amp;ROW()&amp;&quot;C6&quot;;0)" office:value-type="float" office:value="0.192860892388451">
            <text:p>1.9286E-01</text:p>
          </table:table-cell>
          <table:table-cell table:style-name="ce22" table:formula="of:=INDIRECT(&quot;R8C&quot;&amp;COLUMN();0)/INDIRECT(&quot;R&quot;&amp;ROW()&amp;&quot;C6&quot;;0)" office:value-type="float" office:value="0.171758530183727">
            <text:p>1.7176E-01</text:p>
          </table:table-cell>
          <table:table-cell table:style-name="ce22" table:formula="of:=INDIRECT(&quot;R8C&quot;&amp;COLUMN();0)/INDIRECT(&quot;R&quot;&amp;ROW()&amp;&quot;C6&quot;;0)" office:value-type="float" office:value="0.166666666666667">
            <text:p>1.6667E-01</text:p>
          </table:table-cell>
          <table:table-cell table:style-name="ce22" table:formula="of:=INDIRECT(&quot;R8C&quot;&amp;COLUMN();0)/INDIRECT(&quot;R&quot;&amp;ROW()&amp;&quot;C6&quot;;0)" office:value-type="float" office:value="0.152939632545932">
            <text:p>1.5294E-01</text:p>
          </table:table-cell>
          <table:table-cell table:style-name="ce22" table:formula="of:=INDIRECT(&quot;R8C&quot;&amp;COLUMN();0)/INDIRECT(&quot;R&quot;&amp;ROW()&amp;&quot;C6&quot;;0)" office:value-type="float" office:value="0.136194225721785">
            <text:p>1.3619E-01</text:p>
          </table:table-cell>
          <table:table-cell table:style-name="ce22" table:formula="of:=INDIRECT(&quot;R8C&quot;&amp;COLUMN();0)/INDIRECT(&quot;R&quot;&amp;ROW()&amp;&quot;C6&quot;;0)" office:value-type="float" office:value="0.125">
            <text:p>1.2500E-01</text:p>
          </table:table-cell>
          <table:table-cell table:style-name="ce22" table:formula="of:=INDIRECT(&quot;R8C&quot;&amp;COLUMN();0)/INDIRECT(&quot;R&quot;&amp;ROW()&amp;&quot;C6&quot;;0)" office:value-type="float" office:value="0.121286089238845">
            <text:p>1.2129E-01</text:p>
          </table:table-cell>
          <table:table-cell table:style-name="ce22" table:formula="of:=INDIRECT(&quot;R8C&quot;&amp;COLUMN();0)/INDIRECT(&quot;R&quot;&amp;ROW()&amp;&quot;C6&quot;;0)" office:value-type="float" office:value="0.108005249343832">
            <text:p>1.0801E-01</text:p>
          </table:table-cell>
          <table:table-cell table:style-name="ce22" table:formula="of:=INDIRECT(&quot;R8C&quot;&amp;COLUMN();0)/INDIRECT(&quot;R&quot;&amp;ROW()&amp;&quot;C6&quot;;0)" office:value-type="float" office:value="0.0961942257217848">
            <text:p>9.6194E-02</text:p>
          </table:table-cell>
          <table:table-cell table:style-name="ce22" table:formula="of:=INDIRECT(&quot;R8C&quot;&amp;COLUMN();0)/INDIRECT(&quot;R&quot;&amp;ROW()&amp;&quot;C6&quot;;0)" office:value-type="float" office:value="0.0856692913385827">
            <text:p>8.5669E-02</text:p>
          </table:table-cell>
          <table:table-cell table:style-name="ce22" table:formula="of:=INDIRECT(&quot;R8C&quot;&amp;COLUMN();0)/INDIRECT(&quot;R&quot;&amp;ROW()&amp;&quot;C6&quot;;0)" office:value-type="float" office:value="0.0762729658792651">
            <text:p>7.6273E-02</text:p>
          </table:table-cell>
          <table:table-cell table:style-name="ce22" table:formula="of:=INDIRECT(&quot;R8C&quot;&amp;COLUMN();0)/INDIRECT(&quot;R&quot;&amp;ROW()&amp;&quot;C6&quot;;0)" office:value-type="float" office:value="0.0679265091863517">
            <text:p>6.7927E-02</text:p>
          </table:table-cell>
          <table:table-cell table:style-name="ce22" table:formula="of:=INDIRECT(&quot;R8C&quot;&amp;COLUMN();0)/INDIRECT(&quot;R&quot;&amp;ROW()&amp;&quot;C6&quot;;0)" office:value-type="float" office:value="0.060498687664042">
            <text:p>6.0499E-02</text:p>
          </table:table-cell>
          <table:table-cell table:style-name="ce22" table:formula="of:=INDIRECT(&quot;R8C&quot;&amp;COLUMN();0)/INDIRECT(&quot;R&quot;&amp;ROW()&amp;&quot;C6&quot;;0)" office:value-type="float" office:value="0.0538845144356955">
            <text:p>5.3885E-02</text:p>
          </table:table-cell>
          <table:table-cell table:style-name="ce22" table:formula="of:=INDIRECT(&quot;R8C&quot;&amp;COLUMN();0)/INDIRECT(&quot;R&quot;&amp;ROW()&amp;&quot;C6&quot;;0)" office:value-type="float" office:value="0.0479790026246719">
            <text:p>4.7979E-02</text:p>
          </table:table-cell>
          <table:table-cell table:style-name="ce22" table:formula="of:=INDIRECT(&quot;R8C&quot;&amp;COLUMN();0)/INDIRECT(&quot;R&quot;&amp;ROW()&amp;&quot;C6&quot;;0)" office:value-type="float" office:value="0.0427296587926509">
            <text:p>4.2730E-02</text:p>
          </table:table-cell>
          <table:table-cell table:style-name="ce22" table:formula="of:=INDIRECT(&quot;R8C&quot;&amp;COLUMN();0)/INDIRECT(&quot;R&quot;&amp;ROW()&amp;&quot;C6&quot;;0)" office:value-type="float" office:value="0.0380577427821522">
            <text:p>3.8058E-02</text:p>
          </table:table-cell>
          <table:table-cell table:style-name="ce22" table:formula="of:=INDIRECT(&quot;R8C&quot;&amp;COLUMN();0)/INDIRECT(&quot;R&quot;&amp;ROW()&amp;&quot;C6&quot;;0)" office:value-type="float" office:value="0.0338845144356955">
            <text:p>3.3885E-02</text:p>
          </table:table-cell>
          <table:table-cell table:style-name="ce22" table:formula="of:=INDIRECT(&quot;R8C&quot;&amp;COLUMN();0)/INDIRECT(&quot;R&quot;&amp;ROW()&amp;&quot;C6&quot;;0)" office:value-type="float" office:value="0.0301837270341207">
            <text:p>3.0184E-02</text:p>
          </table:table-cell>
          <table:table-cell table:style-name="ce22" table:formula="of:=INDIRECT(&quot;R8C&quot;&amp;COLUMN();0)/INDIRECT(&quot;R&quot;&amp;ROW()&amp;&quot;C6&quot;;0)" office:value-type="float" office:value="0.0268766404199475">
            <text:p>2.6877E-02</text:p>
          </table:table-cell>
          <table:table-cell table:style-name="ce22" table:formula="of:=INDIRECT(&quot;R8C&quot;&amp;COLUMN();0)/INDIRECT(&quot;R&quot;&amp;ROW()&amp;&quot;C6&quot;;0)" office:value-type="float" office:value="0.0239370078740157">
            <text:p>2.3937E-02</text:p>
          </table:table-cell>
          <table:table-cell table:style-name="ce22" table:formula="of:=INDIRECT(&quot;R8C&quot;&amp;COLUMN();0)/INDIRECT(&quot;R&quot;&amp;ROW()&amp;&quot;C6&quot;;0)" office:value-type="float" office:value="0.0213123359580053">
            <text:p>2.1312E-02</text:p>
          </table:table-cell>
          <table:table-cell table:style-name="ce22" table:formula="of:=INDIRECT(&quot;R8C&quot;&amp;COLUMN();0)/INDIRECT(&quot;R&quot;&amp;ROW()&amp;&quot;C6&quot;;0)" office:value-type="float" office:value="0.0189763779527559">
            <text:p>1.8976E-02</text:p>
          </table:table-cell>
          <table:table-cell table:style-name="ce22" table:formula="of:=INDIRECT(&quot;R8C&quot;&amp;COLUMN();0)/INDIRECT(&quot;R&quot;&amp;ROW()&amp;&quot;C6&quot;;0)" office:value-type="float" office:value="0.0169028871391076">
            <text:p>1.6903E-02</text:p>
          </table:table-cell>
          <table:table-cell table:style-name="ce22" table:formula="of:=INDIRECT(&quot;R8C&quot;&amp;COLUMN();0)/INDIRECT(&quot;R&quot;&amp;ROW()&amp;&quot;C6&quot;;0)" office:value-type="float" office:value="0.0150393700787402">
            <text:p>1.5039E-02</text:p>
          </table:table-cell>
          <table:table-cell table:style-name="ce22" table:formula="of:=INDIRECT(&quot;R8C&quot;&amp;COLUMN();0)/INDIRECT(&quot;R&quot;&amp;ROW()&amp;&quot;C6&quot;;0)" office:value-type="float" office:value="0.0134120734908137">
            <text:p>1.3412E-02</text:p>
          </table:table-cell>
          <table:table-cell table:style-name="ce22" table:formula="of:=INDIRECT(&quot;R8C&quot;&amp;COLUMN();0)/INDIRECT(&quot;R&quot;&amp;ROW()&amp;&quot;C6&quot;;0)" office:value-type="float" office:value="0.0119422572178478">
            <text:p>1.1942E-02</text:p>
          </table:table-cell>
          <table:table-cell table:style-name="ce22" table:formula="of:=INDIRECT(&quot;R8C&quot;&amp;COLUMN();0)/INDIRECT(&quot;R&quot;&amp;ROW()&amp;&quot;C6&quot;;0)" office:value-type="float" office:value="0.0106299212598425">
            <text:p>1.0630E-02</text:p>
          </table:table-cell>
          <table:table-cell table:style-name="ce22" table:formula="of:=INDIRECT(&quot;R8C&quot;&amp;COLUMN();0)/INDIRECT(&quot;R&quot;&amp;ROW()&amp;&quot;C6&quot;;0)" office:value-type="float" office:value="0.0094750656167979">
            <text:p>9.4751E-03</text:p>
          </table:table-cell>
          <table:table-cell table:style-name="ce22" table:formula="of:=INDIRECT(&quot;R8C&quot;&amp;COLUMN();0)/INDIRECT(&quot;R&quot;&amp;ROW()&amp;&quot;C6&quot;;0)" office:value-type="float" office:value="0.0084251968503937">
            <text:p>8.4252E-03</text:p>
          </table:table-cell>
          <table:table-cell table:style-name="ce22" table:formula="of:=INDIRECT(&quot;R8C&quot;&amp;COLUMN();0)/INDIRECT(&quot;R&quot;&amp;ROW()&amp;&quot;C6&quot;;0)" office:value-type="float" office:value="0.00750656167979003">
            <text:p>7.5066E-03</text:p>
          </table:table-cell>
          <table:table-cell table:style-name="ce22" table:formula="of:=INDIRECT(&quot;R8C&quot;&amp;COLUMN();0)/INDIRECT(&quot;R&quot;&amp;ROW()&amp;&quot;C6&quot;;0)" office:value-type="float" office:value="0.00669291338582677">
            <text:p>6.6929E-03</text:p>
          </table:table-cell>
          <table:table-cell table:style-name="ce22" table:formula="of:=INDIRECT(&quot;R8C&quot;&amp;COLUMN();0)/INDIRECT(&quot;R&quot;&amp;ROW()&amp;&quot;C6&quot;;0)" office:value-type="float" office:value="0.00595800524934383">
            <text:p>5.9580E-03</text:p>
          </table:table-cell>
          <table:table-cell table:style-name="ce22" table:formula="of:=INDIRECT(&quot;R8C&quot;&amp;COLUMN();0)/INDIRECT(&quot;R&quot;&amp;ROW()&amp;&quot;C6&quot;;0)" office:value-type="float" office:value="0.00530183727034121">
            <text:p>5.3018E-03</text:p>
          </table:table-cell>
          <table:table-cell table:style-name="ce22" table:formula="of:=INDIRECT(&quot;R8C&quot;&amp;COLUMN();0)/INDIRECT(&quot;R&quot;&amp;ROW()&amp;&quot;C6&quot;;0)" office:value-type="float" office:value="0.0047244094488189">
            <text:p>4.7244E-03</text:p>
          </table:table-cell>
          <table:table-cell table:style-name="ce22" table:formula="of:=INDIRECT(&quot;R8C&quot;&amp;COLUMN();0)/INDIRECT(&quot;R&quot;&amp;ROW()&amp;&quot;C6&quot;;0)" office:value-type="float" office:value="0.0041994750656168">
            <text:p>4.1995E-03</text:p>
          </table:table-cell>
          <table:table-cell table:style-name="ce22" table:formula="of:=INDIRECT(&quot;R8C&quot;&amp;COLUMN();0)/INDIRECT(&quot;R&quot;&amp;ROW()&amp;&quot;C6&quot;;0)" office:value-type="float" office:value="0.00375328083989501">
            <text:p>3.7533E-03</text:p>
          </table:table-cell>
          <table:table-cell table:style-name="ce22" table:formula="of:=INDIRECT(&quot;R8C&quot;&amp;COLUMN();0)/INDIRECT(&quot;R&quot;&amp;ROW()&amp;&quot;C6&quot;;0)" office:value-type="float" office:value="0.00333333333333333">
            <text:p>3.3333E-03</text:p>
          </table:table-cell>
          <table:table-cell table:style-name="ce22" table:formula="of:=INDIRECT(&quot;R8C&quot;&amp;COLUMN();0)/INDIRECT(&quot;R&quot;&amp;ROW()&amp;&quot;C6&quot;;0)" office:value-type="float" office:value="0.00296587926509186">
            <text:p>2.9659E-03</text:p>
          </table:table-cell>
          <table:table-cell table:style-name="ce22" table:formula="of:=INDIRECT(&quot;R8C&quot;&amp;COLUMN();0)/INDIRECT(&quot;R&quot;&amp;ROW()&amp;&quot;C6&quot;;0)" office:value-type="float" office:value="0.0026509186351706">
            <text:p>2.6509E-03</text:p>
          </table:table-cell>
          <table:table-cell table:style-name="ce22" table:formula="of:=INDIRECT(&quot;R8C&quot;&amp;COLUMN();0)/INDIRECT(&quot;R&quot;&amp;ROW()&amp;&quot;C6&quot;;0)" office:value-type="float" office:value="0.00235433070866142">
            <text:p>2.3543E-03</text:p>
          </table:table-cell>
          <table:table-cell table:style-name="ce22" table:formula="of:=INDIRECT(&quot;R8C&quot;&amp;COLUMN();0)/INDIRECT(&quot;R&quot;&amp;ROW()&amp;&quot;C6&quot;;0)" office:value-type="float" office:value="0.00209711286089239">
            <text:p>2.0971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6])+1" office:value-type="float" office:value="8">
            <text:p>8</text:p>
          </table:table-cell>
          <table:table-cell table:style-name="ce3" office:value-type="string">
            <text:p>n/a</text:p>
          </table:table-cell>
          <table:table-cell table:style-name="ce2" office:value-type="float" office:value="1.375">
            <text:p>1.3750</text:p>
          </table:table-cell>
          <table:table-cell table:style-name="ce12" table:formula="of:=[.C17]*25.4" office:value-type="float" office:value="34.925">
            <text:p>34.9250</text:p>
          </table:table-cell>
          <table:table-cell table:style-name="ce14" table:formula="of:=[.D17]/2" office:value-type="float" office:value="17.4625">
            <text:p>17.4625</text:p>
          </table:table-cell>
          <table:table-cell table:style-name="ce16" table:formula="of:=pi*[.D17]" office:value-type="float" office:value="109.720123426623">
            <text:p>109.720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.18181818181818">
            <text:p>2.1818E+00</text:p>
          </table:table-cell>
          <table:table-cell table:style-name="ce22" table:formula="of:=INDIRECT(&quot;R8C&quot;&amp;COLUMN();0)/INDIRECT(&quot;R&quot;&amp;ROW()&amp;&quot;C6&quot;;0)" office:value-type="float" office:value="1.81818181818182">
            <text:p>1.8182E+00</text:p>
          </table:table-cell>
          <table:table-cell table:style-name="ce22" table:formula="of:=INDIRECT(&quot;R8C&quot;&amp;COLUMN();0)/INDIRECT(&quot;R&quot;&amp;ROW()&amp;&quot;C6&quot;;0)" office:value-type="float" office:value="1.63636363636364">
            <text:p>1.6364E+00</text:p>
          </table:table-cell>
          <table:table-cell table:style-name="ce22" table:formula="of:=INDIRECT(&quot;R8C&quot;&amp;COLUMN();0)/INDIRECT(&quot;R&quot;&amp;ROW()&amp;&quot;C6&quot;;0)" office:value-type="float" office:value="1.45454545454545">
            <text:p>1.4545E+00</text:p>
          </table:table-cell>
          <table:table-cell table:style-name="ce22" table:formula="of:=INDIRECT(&quot;R8C&quot;&amp;COLUMN();0)/INDIRECT(&quot;R&quot;&amp;ROW()&amp;&quot;C6&quot;;0)" office:value-type="float" office:value="1.27272727272727">
            <text:p>1.2727E+00</text:p>
          </table:table-cell>
          <table:table-cell table:style-name="ce22" table:formula="of:=INDIRECT(&quot;R8C&quot;&amp;COLUMN();0)/INDIRECT(&quot;R&quot;&amp;ROW()&amp;&quot;C6&quot;;0)" office:value-type="float" office:value="1.18181818181818">
            <text:p>1.1818E+00</text:p>
          </table:table-cell>
          <table:table-cell table:style-name="ce22" table:formula="of:=INDIRECT(&quot;R8C&quot;&amp;COLUMN();0)/INDIRECT(&quot;R&quot;&amp;ROW()&amp;&quot;C6&quot;;0)" office:value-type="float" office:value="1.09090909090909">
            <text:p>1.090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09090909090909">
            <text:p>9.0909E-01</text:p>
          </table:table-cell>
          <table:table-cell table:style-name="ce22" table:formula="of:=INDIRECT(&quot;R8C&quot;&amp;COLUMN();0)/INDIRECT(&quot;R&quot;&amp;ROW()&amp;&quot;C6&quot;;0)" office:value-type="float" office:value="0.727272727272727">
            <text:p>7.2727E-01</text:p>
          </table:table-cell>
          <table:table-cell table:style-name="ce22" table:formula="of:=INDIRECT(&quot;R8C&quot;&amp;COLUMN();0)/INDIRECT(&quot;R&quot;&amp;ROW()&amp;&quot;C6&quot;;0)" office:value-type="float" office:value="0.636363636363636">
            <text:p>6.3636E-01</text:p>
          </table:table-cell>
          <table:table-cell table:style-name="ce22" table:formula="of:=INDIRECT(&quot;R8C&quot;&amp;COLUMN();0)/INDIRECT(&quot;R&quot;&amp;ROW()&amp;&quot;C6&quot;;0)" office:value-type="float" office:value="0.590909090909091">
            <text:p>5.9091E-01</text:p>
          </table:table-cell>
          <table:table-cell table:style-name="ce22" table:formula="of:=INDIRECT(&quot;R8C&quot;&amp;COLUMN();0)/INDIRECT(&quot;R&quot;&amp;ROW()&amp;&quot;C6&quot;;0)" office:value-type="float" office:value="0.545454545454545">
            <text:p>5.4545E-01</text:p>
          </table:table-cell>
          <table:table-cell table:style-name="ce22" table:formula="of:=INDIRECT(&quot;R8C&quot;&amp;COLUMN();0)/INDIRECT(&quot;R&quot;&amp;ROW()&amp;&quot;C6&quot;;0)" office:value-type="float" office:value="0.454545454545455">
            <text:p>4.5455E-01</text:p>
          </table:table-cell>
          <table:table-cell table:style-name="ce22" table:formula="of:=INDIRECT(&quot;R8C&quot;&amp;COLUMN();0)/INDIRECT(&quot;R&quot;&amp;ROW()&amp;&quot;C6&quot;;0)" office:value-type="float" office:value="0.363636363636364">
            <text:p>3.6364E-01</text:p>
          </table:table-cell>
          <table:table-cell table:style-name="ce22" table:formula="of:=INDIRECT(&quot;R8C&quot;&amp;COLUMN();0)/INDIRECT(&quot;R&quot;&amp;ROW()&amp;&quot;C6&quot;;0)" office:value-type="float" office:value="0.334545454545455">
            <text:p>3.3455E-01</text:p>
          </table:table-cell>
          <table:table-cell table:style-name="ce22" table:formula="of:=INDIRECT(&quot;R8C&quot;&amp;COLUMN();0)/INDIRECT(&quot;R&quot;&amp;ROW()&amp;&quot;C6&quot;;0)" office:value-type="float" office:value="0.297895490336435">
            <text:p>2.9790E-01</text:p>
          </table:table-cell>
          <table:table-cell table:style-name="ce22" table:formula="of:=INDIRECT(&quot;R8C&quot;&amp;COLUMN();0)/INDIRECT(&quot;R&quot;&amp;ROW()&amp;&quot;C6&quot;;0)" office:value-type="float" office:value="0.272727272727273">
            <text:p>2.7273E-01</text:p>
          </table:table-cell>
          <table:table-cell table:style-name="ce22" table:formula="of:=INDIRECT(&quot;R8C&quot;&amp;COLUMN();0)/INDIRECT(&quot;R&quot;&amp;ROW()&amp;&quot;C6&quot;;0)" office:value-type="float" office:value="0.265311381531854">
            <text:p>2.6531E-01</text:p>
          </table:table-cell>
          <table:table-cell table:style-name="ce22" table:formula="of:=INDIRECT(&quot;R8C&quot;&amp;COLUMN();0)/INDIRECT(&quot;R&quot;&amp;ROW()&amp;&quot;C6&quot;;0)" office:value-type="float" office:value="0.236277738010022">
            <text:p>2.3628E-01</text:p>
          </table:table-cell>
          <table:table-cell table:style-name="ce22" table:formula="of:=INDIRECT(&quot;R8C&quot;&amp;COLUMN();0)/INDIRECT(&quot;R&quot;&amp;ROW()&amp;&quot;C6&quot;;0)" office:value-type="float" office:value="0.227272727272727">
            <text:p>2.2727E-01</text:p>
          </table:table-cell>
          <table:table-cell table:style-name="ce22" table:formula="of:=INDIRECT(&quot;R8C&quot;&amp;COLUMN();0)/INDIRECT(&quot;R&quot;&amp;ROW()&amp;&quot;C6&quot;;0)" office:value-type="float" office:value="0.210393700787402">
            <text:p>2.1039E-01</text:p>
          </table:table-cell>
          <table:table-cell table:style-name="ce22" table:formula="of:=INDIRECT(&quot;R8C&quot;&amp;COLUMN();0)/INDIRECT(&quot;R&quot;&amp;ROW()&amp;&quot;C6&quot;;0)" office:value-type="float" office:value="0.187372942018611">
            <text:p>1.8737E-01</text:p>
          </table:table-cell>
          <table:table-cell table:style-name="ce22" table:formula="of:=INDIRECT(&quot;R8C&quot;&amp;COLUMN();0)/INDIRECT(&quot;R&quot;&amp;ROW()&amp;&quot;C6&quot;;0)" office:value-type="float" office:value="0.181818181818182">
            <text:p>1.8182E-01</text:p>
          </table:table-cell>
          <table:table-cell table:style-name="ce22" table:formula="of:=INDIRECT(&quot;R8C&quot;&amp;COLUMN();0)/INDIRECT(&quot;R&quot;&amp;ROW()&amp;&quot;C6&quot;;0)" office:value-type="float" office:value="0.166843235504653">
            <text:p>1.6684E-01</text:p>
          </table:table-cell>
          <table:table-cell table:style-name="ce22" table:formula="of:=INDIRECT(&quot;R8C&quot;&amp;COLUMN();0)/INDIRECT(&quot;R&quot;&amp;ROW()&amp;&quot;C6&quot;;0)" office:value-type="float" office:value="0.14857551896922">
            <text:p>1.4858E-01</text:p>
          </table:table-cell>
          <table:table-cell table:style-name="ce22" table:formula="of:=INDIRECT(&quot;R8C&quot;&amp;COLUMN();0)/INDIRECT(&quot;R&quot;&amp;ROW()&amp;&quot;C6&quot;;0)" office:value-type="float" office:value="0.136363636363636">
            <text:p>1.3636E-01</text:p>
          </table:table-cell>
          <table:table-cell table:style-name="ce22" table:formula="of:=INDIRECT(&quot;R8C&quot;&amp;COLUMN();0)/INDIRECT(&quot;R&quot;&amp;ROW()&amp;&quot;C6&quot;;0)" office:value-type="float" office:value="0.132312097351467">
            <text:p>1.3231E-01</text:p>
          </table:table-cell>
          <table:table-cell table:style-name="ce22" table:formula="of:=INDIRECT(&quot;R8C&quot;&amp;COLUMN();0)/INDIRECT(&quot;R&quot;&amp;ROW()&amp;&quot;C6&quot;;0)" office:value-type="float" office:value="0.11782390837509">
            <text:p>1.1782E-01</text:p>
          </table:table-cell>
          <table:table-cell table:style-name="ce22" table:formula="of:=INDIRECT(&quot;R8C&quot;&amp;COLUMN();0)/INDIRECT(&quot;R&quot;&amp;ROW()&amp;&quot;C6&quot;;0)" office:value-type="float" office:value="0.104939155332856">
            <text:p>1.0494E-01</text:p>
          </table:table-cell>
          <table:table-cell table:style-name="ce22" table:formula="of:=INDIRECT(&quot;R8C&quot;&amp;COLUMN();0)/INDIRECT(&quot;R&quot;&amp;ROW()&amp;&quot;C6&quot;;0)" office:value-type="float" office:value="0.0934574087329993">
            <text:p>9.3457E-02</text:p>
          </table:table-cell>
          <table:table-cell table:style-name="ce22" table:formula="of:=INDIRECT(&quot;R8C&quot;&amp;COLUMN();0)/INDIRECT(&quot;R&quot;&amp;ROW()&amp;&quot;C6&quot;;0)" office:value-type="float" office:value="0.0832068718682892">
            <text:p>8.3207E-02</text:p>
          </table:table-cell>
          <table:table-cell table:style-name="ce22" table:formula="of:=INDIRECT(&quot;R8C&quot;&amp;COLUMN();0)/INDIRECT(&quot;R&quot;&amp;ROW()&amp;&quot;C6&quot;;0)" office:value-type="float" office:value="0.074101646385111">
            <text:p>7.4102E-02</text:p>
          </table:table-cell>
          <table:table-cell table:style-name="ce22" table:formula="of:=INDIRECT(&quot;R8C&quot;&amp;COLUMN();0)/INDIRECT(&quot;R&quot;&amp;ROW()&amp;&quot;C6&quot;;0)" office:value-type="float" office:value="0.0659985683607731">
            <text:p>6.5999E-02</text:p>
          </table:table-cell>
          <table:table-cell table:style-name="ce22" table:formula="of:=INDIRECT(&quot;R8C&quot;&amp;COLUMN();0)/INDIRECT(&quot;R&quot;&amp;ROW()&amp;&quot;C6&quot;;0)" office:value-type="float" office:value="0.0587831066571224">
            <text:p>5.8783E-02</text:p>
          </table:table-cell>
          <table:table-cell table:style-name="ce22" table:formula="of:=INDIRECT(&quot;R8C&quot;&amp;COLUMN();0)/INDIRECT(&quot;R&quot;&amp;ROW()&amp;&quot;C6&quot;;0)" office:value-type="float" office:value="0.0523407301360057">
            <text:p>5.2341E-02</text:p>
          </table:table-cell>
          <table:table-cell table:style-name="ce22" table:formula="of:=INDIRECT(&quot;R8C&quot;&amp;COLUMN();0)/INDIRECT(&quot;R&quot;&amp;ROW()&amp;&quot;C6&quot;;0)" office:value-type="float" office:value="0.0466141732283465">
            <text:p>4.6614E-02</text:p>
          </table:table-cell>
          <table:table-cell table:style-name="ce22" table:formula="of:=INDIRECT(&quot;R8C&quot;&amp;COLUMN();0)/INDIRECT(&quot;R&quot;&amp;ROW()&amp;&quot;C6&quot;;0)" office:value-type="float" office:value="0.0415175375805297">
            <text:p>4.1518E-02</text:p>
          </table:table-cell>
          <table:table-cell table:style-name="ce22" table:formula="of:=INDIRECT(&quot;R8C&quot;&amp;COLUMN();0)/INDIRECT(&quot;R&quot;&amp;ROW()&amp;&quot;C6&quot;;0)" office:value-type="float" office:value="0.0369649248389406">
            <text:p>3.6965E-02</text:p>
          </table:table-cell>
          <table:table-cell table:style-name="ce22" table:formula="of:=INDIRECT(&quot;R8C&quot;&amp;COLUMN();0)/INDIRECT(&quot;R&quot;&amp;ROW()&amp;&quot;C6&quot;;0)" office:value-type="float" office:value="0.0329277022190408">
            <text:p>3.2928E-02</text:p>
          </table:table-cell>
          <table:table-cell table:style-name="ce22" table:formula="of:=INDIRECT(&quot;R8C&quot;&amp;COLUMN();0)/INDIRECT(&quot;R&quot;&amp;ROW()&amp;&quot;C6&quot;;0)" office:value-type="float" office:value="0.0293199713672155">
            <text:p>2.9320E-02</text:p>
          </table:table-cell>
          <table:table-cell table:style-name="ce22" table:formula="of:=INDIRECT(&quot;R8C&quot;&amp;COLUMN();0)/INDIRECT(&quot;R&quot;&amp;ROW()&amp;&quot;C6&quot;;0)" office:value-type="float" office:value="0.0261130994989263">
            <text:p>2.6113E-02</text:p>
          </table:table-cell>
          <table:table-cell table:style-name="ce22" table:formula="of:=INDIRECT(&quot;R8C&quot;&amp;COLUMN();0)/INDIRECT(&quot;R&quot;&amp;ROW()&amp;&quot;C6&quot;;0)" office:value-type="float" office:value="0.0232498210450966">
            <text:p>2.3250E-02</text:p>
          </table:table-cell>
          <table:table-cell table:style-name="ce22" table:formula="of:=INDIRECT(&quot;R8C&quot;&amp;COLUMN();0)/INDIRECT(&quot;R&quot;&amp;ROW()&amp;&quot;C6&quot;;0)" office:value-type="float" office:value="0.0207015032211883">
            <text:p>2.0702E-02</text:p>
          </table:table-cell>
          <table:table-cell table:style-name="ce22" table:formula="of:=INDIRECT(&quot;R8C&quot;&amp;COLUMN();0)/INDIRECT(&quot;R&quot;&amp;ROW()&amp;&quot;C6&quot;;0)" office:value-type="float" office:value="0.0184395132426629">
            <text:p>1.8440E-02</text:p>
          </table:table-cell>
          <table:table-cell table:style-name="ce22" table:formula="of:=INDIRECT(&quot;R8C&quot;&amp;COLUMN();0)/INDIRECT(&quot;R&quot;&amp;ROW()&amp;&quot;C6&quot;;0)" office:value-type="float" office:value="0.0164065855404438">
            <text:p>1.6407E-02</text:p>
          </table:table-cell>
          <table:table-cell table:style-name="ce22" table:formula="of:=INDIRECT(&quot;R8C&quot;&amp;COLUMN();0)/INDIRECT(&quot;R&quot;&amp;ROW()&amp;&quot;C6&quot;;0)" office:value-type="float" office:value="0.0146313528990694">
            <text:p>1.4631E-02</text:p>
          </table:table-cell>
          <table:table-cell table:style-name="ce22" table:formula="of:=INDIRECT(&quot;R8C&quot;&amp;COLUMN();0)/INDIRECT(&quot;R&quot;&amp;ROW()&amp;&quot;C6&quot;;0)" office:value-type="float" office:value="0.0130279169649248">
            <text:p>1.3028E-02</text:p>
          </table:table-cell>
          <table:table-cell table:style-name="ce22" table:formula="of:=INDIRECT(&quot;R8C&quot;&amp;COLUMN();0)/INDIRECT(&quot;R&quot;&amp;ROW()&amp;&quot;C6&quot;;0)" office:value-type="float" office:value="0.01159627773801">
            <text:p>1.1596E-02</text:p>
          </table:table-cell>
          <table:table-cell table:style-name="ce22" table:formula="of:=INDIRECT(&quot;R8C&quot;&amp;COLUMN();0)/INDIRECT(&quot;R&quot;&amp;ROW()&amp;&quot;C6&quot;;0)" office:value-type="float" office:value="0.010336435218325">
            <text:p>1.0336E-02</text:p>
          </table:table-cell>
          <table:table-cell table:style-name="ce22" table:formula="of:=INDIRECT(&quot;R8C&quot;&amp;COLUMN();0)/INDIRECT(&quot;R&quot;&amp;ROW()&amp;&quot;C6&quot;;0)" office:value-type="float" office:value="0.00919112383679313">
            <text:p>9.1911E-03</text:p>
          </table:table-cell>
          <table:table-cell table:style-name="ce22" table:formula="of:=INDIRECT(&quot;R8C&quot;&amp;COLUMN();0)/INDIRECT(&quot;R&quot;&amp;ROW()&amp;&quot;C6&quot;;0)" office:value-type="float" office:value="0.00818897637795276">
            <text:p>8.1890E-03</text:p>
          </table:table-cell>
          <table:table-cell table:style-name="ce22" table:formula="of:=INDIRECT(&quot;R8C&quot;&amp;COLUMN();0)/INDIRECT(&quot;R&quot;&amp;ROW()&amp;&quot;C6&quot;;0)" office:value-type="float" office:value="0.00730136005726557">
            <text:p>7.3014E-03</text:p>
          </table:table-cell>
          <table:table-cell table:style-name="ce22" table:formula="of:=INDIRECT(&quot;R8C&quot;&amp;COLUMN();0)/INDIRECT(&quot;R&quot;&amp;ROW()&amp;&quot;C6&quot;;0)" office:value-type="float" office:value="0.00649964209019327">
            <text:p>6.4996E-03</text:p>
          </table:table-cell>
          <table:table-cell table:style-name="ce22" table:formula="of:=INDIRECT(&quot;R8C&quot;&amp;COLUMN();0)/INDIRECT(&quot;R&quot;&amp;ROW()&amp;&quot;C6&quot;;0)" office:value-type="float" office:value="0.00578382247673586">
            <text:p>5.7838E-03</text:p>
          </table:table-cell>
          <table:table-cell table:style-name="ce22" table:formula="of:=INDIRECT(&quot;R8C&quot;&amp;COLUMN();0)/INDIRECT(&quot;R&quot;&amp;ROW()&amp;&quot;C6&quot;;0)" office:value-type="float" office:value="0.00515390121689334">
            <text:p>5.1539E-03</text:p>
          </table:table-cell>
          <table:table-cell table:style-name="ce22" table:formula="of:=INDIRECT(&quot;R8C&quot;&amp;COLUMN();0)/INDIRECT(&quot;R&quot;&amp;ROW()&amp;&quot;C6&quot;;0)" office:value-type="float" office:value="0.00458124552612742">
            <text:p>4.5812E-03</text:p>
          </table:table-cell>
          <table:table-cell table:style-name="ce22" table:formula="of:=INDIRECT(&quot;R8C&quot;&amp;COLUMN();0)/INDIRECT(&quot;R&quot;&amp;ROW()&amp;&quot;C6&quot;;0)" office:value-type="float" office:value="0.00409448818897638">
            <text:p>4.0945E-03</text:p>
          </table:table-cell>
          <table:table-cell table:style-name="ce22" table:formula="of:=INDIRECT(&quot;R8C&quot;&amp;COLUMN();0)/INDIRECT(&quot;R&quot;&amp;ROW()&amp;&quot;C6&quot;;0)" office:value-type="float" office:value="0.00363636363636364">
            <text:p>3.6364E-03</text:p>
          </table:table-cell>
          <table:table-cell table:style-name="ce22" table:formula="of:=INDIRECT(&quot;R8C&quot;&amp;COLUMN();0)/INDIRECT(&quot;R&quot;&amp;ROW()&amp;&quot;C6&quot;;0)" office:value-type="float" office:value="0.00323550465282749">
            <text:p>3.2355E-03</text:p>
          </table:table-cell>
          <table:table-cell table:style-name="ce22" table:formula="of:=INDIRECT(&quot;R8C&quot;&amp;COLUMN();0)/INDIRECT(&quot;R&quot;&amp;ROW()&amp;&quot;C6&quot;;0)" office:value-type="float" office:value="0.00289191123836793">
            <text:p>2.8919E-03</text:p>
          </table:table-cell>
          <table:table-cell table:style-name="ce22" table:formula="of:=INDIRECT(&quot;R8C&quot;&amp;COLUMN();0)/INDIRECT(&quot;R&quot;&amp;ROW()&amp;&quot;C6&quot;;0)" office:value-type="float" office:value="0.00256836077308518">
            <text:p>2.5684E-03</text:p>
          </table:table-cell>
          <table:table-cell table:style-name="ce22" table:formula="of:=INDIRECT(&quot;R8C&quot;&amp;COLUMN();0)/INDIRECT(&quot;R&quot;&amp;ROW()&amp;&quot;C6&quot;;0)" office:value-type="float" office:value="0.00228775948460988">
            <text:p>2.2878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7])+1" office:value-type="float" office:value="9">
            <text:p>9</text:p>
          </table:table-cell>
          <table:table-cell table:style-name="ce3" office:value-type="string">
            <text:p>n/a</text:p>
          </table:table-cell>
          <table:table-cell table:style-name="ce2" office:value-type="float" office:value="1.25">
            <text:p>1.2500</text:p>
          </table:table-cell>
          <table:table-cell table:style-name="ce12" table:formula="of:=[.C18]*25.4" office:value-type="float" office:value="31.75">
            <text:p>31.7500</text:p>
          </table:table-cell>
          <table:table-cell table:style-name="ce14" table:formula="of:=[.D18]/2" office:value-type="float" office:value="15.875">
            <text:p>15.8750</text:p>
          </table:table-cell>
          <table:table-cell table:style-name="ce16" table:formula="of:=pi*[.D18]" office:value-type="float" office:value="99.7455667514758">
            <text:p>99.7456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.4">
            <text:p>2.40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8">
            <text:p>1.8000E+00</text:p>
          </table:table-cell>
          <table:table-cell table:style-name="ce22" table:formula="of:=INDIRECT(&quot;R8C&quot;&amp;COLUMN();0)/INDIRECT(&quot;R&quot;&amp;ROW()&amp;&quot;C6&quot;;0)" office:value-type="float" office:value="1.6">
            <text:p>1.6000E+00</text:p>
          </table:table-cell>
          <table:table-cell table:style-name="ce22" table:formula="of:=INDIRECT(&quot;R8C&quot;&amp;COLUMN();0)/INDIRECT(&quot;R&quot;&amp;ROW()&amp;&quot;C6&quot;;0)" office:value-type="float" office:value="1.4">
            <text:p>1.4000E+00</text:p>
          </table:table-cell>
          <table:table-cell table:style-name="ce22" table:formula="of:=INDIRECT(&quot;R8C&quot;&amp;COLUMN();0)/INDIRECT(&quot;R&quot;&amp;ROW()&amp;&quot;C6&quot;;0)" office:value-type="float" office:value="1.3">
            <text:p>1.3000E+00</text:p>
          </table:table-cell>
          <table:table-cell table:style-name="ce22" table:formula="of:=INDIRECT(&quot;R8C&quot;&amp;COLUMN();0)/INDIRECT(&quot;R&quot;&amp;ROW()&amp;&quot;C6&quot;;0)" office:value-type="float" office:value="1.2">
            <text:p>1.2000E+00</text:p>
          </table:table-cell>
          <table:table-cell table:style-name="ce22" table:formula="of:=INDIRECT(&quot;R8C&quot;&amp;COLUMN();0)/INDIRECT(&quot;R&quot;&amp;ROW()&amp;&quot;C6&quot;;0)" office:value-type="float" office:value="1.1">
            <text:p>1.100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">
            <text:p>8.0000E-01</text:p>
          </table:table-cell>
          <table:table-cell table:style-name="ce22" table:formula="of:=INDIRECT(&quot;R8C&quot;&amp;COLUMN();0)/INDIRECT(&quot;R&quot;&amp;ROW()&amp;&quot;C6&quot;;0)" office:value-type="float" office:value="0.7">
            <text:p>7.0000E-01</text:p>
          </table:table-cell>
          <table:table-cell table:style-name="ce22" table:formula="of:=INDIRECT(&quot;R8C&quot;&amp;COLUMN();0)/INDIRECT(&quot;R&quot;&amp;ROW()&amp;&quot;C6&quot;;0)" office:value-type="float" office:value="0.65">
            <text:p>6.5000E-01</text:p>
          </table:table-cell>
          <table:table-cell table:style-name="ce22" table:formula="of:=INDIRECT(&quot;R8C&quot;&amp;COLUMN();0)/INDIRECT(&quot;R&quot;&amp;ROW()&amp;&quot;C6&quot;;0)" office:value-type="float" office:value="0.6">
            <text:p>6.0000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">
            <text:p>4.0000E-01</text:p>
          </table:table-cell>
          <table:table-cell table:style-name="ce22" table:formula="of:=INDIRECT(&quot;R8C&quot;&amp;COLUMN();0)/INDIRECT(&quot;R&quot;&amp;ROW()&amp;&quot;C6&quot;;0)" office:value-type="float" office:value="0.368">
            <text:p>3.6800E-01</text:p>
          </table:table-cell>
          <table:table-cell table:style-name="ce22" table:formula="of:=INDIRECT(&quot;R8C&quot;&amp;COLUMN();0)/INDIRECT(&quot;R&quot;&amp;ROW()&amp;&quot;C6&quot;;0)" office:value-type="float" office:value="0.327685039370079">
            <text:p>3.2769E-01</text:p>
          </table:table-cell>
          <table:table-cell table:style-name="ce22" table:formula="of:=INDIRECT(&quot;R8C&quot;&amp;COLUMN();0)/INDIRECT(&quot;R&quot;&amp;ROW()&amp;&quot;C6&quot;;0)" office:value-type="float" office:value="0.3">
            <text:p>3.0000E-01</text:p>
          </table:table-cell>
          <table:table-cell table:style-name="ce22" table:formula="of:=INDIRECT(&quot;R8C&quot;&amp;COLUMN();0)/INDIRECT(&quot;R&quot;&amp;ROW()&amp;&quot;C6&quot;;0)" office:value-type="float" office:value="0.291842519685039">
            <text:p>2.9184E-01</text:p>
          </table:table-cell>
          <table:table-cell table:style-name="ce22" table:formula="of:=INDIRECT(&quot;R8C&quot;&amp;COLUMN();0)/INDIRECT(&quot;R&quot;&amp;ROW()&amp;&quot;C6&quot;;0)" office:value-type="float" office:value="0.259905511811024">
            <text:p>2.5991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31433070866142">
            <text:p>2.3143E-01</text:p>
          </table:table-cell>
          <table:table-cell table:style-name="ce22" table:formula="of:=INDIRECT(&quot;R8C&quot;&amp;COLUMN();0)/INDIRECT(&quot;R&quot;&amp;ROW()&amp;&quot;C6&quot;;0)" office:value-type="float" office:value="0.206110236220472">
            <text:p>2.0611E-01</text:p>
          </table:table-cell>
          <table:table-cell table:style-name="ce22" table:formula="of:=INDIRECT(&quot;R8C&quot;&amp;COLUMN();0)/INDIRECT(&quot;R&quot;&amp;ROW()&amp;&quot;C6&quot;;0)" office:value-type="float" office:value="0.2">
            <text:p>2.0000E-01</text:p>
          </table:table-cell>
          <table:table-cell table:style-name="ce22" table:formula="of:=INDIRECT(&quot;R8C&quot;&amp;COLUMN();0)/INDIRECT(&quot;R&quot;&amp;ROW()&amp;&quot;C6&quot;;0)" office:value-type="float" office:value="0.183527559055118">
            <text:p>1.8353E-01</text:p>
          </table:table-cell>
          <table:table-cell table:style-name="ce22" table:formula="of:=INDIRECT(&quot;R8C&quot;&amp;COLUMN();0)/INDIRECT(&quot;R&quot;&amp;ROW()&amp;&quot;C6&quot;;0)" office:value-type="float" office:value="0.163433070866142">
            <text:p>1.6343E-01</text:p>
          </table:table-cell>
          <table:table-cell table:style-name="ce22" table:formula="of:=INDIRECT(&quot;R8C&quot;&amp;COLUMN();0)/INDIRECT(&quot;R&quot;&amp;ROW()&amp;&quot;C6&quot;;0)" office:value-type="float" office:value="0.15">
            <text:p>1.5000E-01</text:p>
          </table:table-cell>
          <table:table-cell table:style-name="ce22" table:formula="of:=INDIRECT(&quot;R8C&quot;&amp;COLUMN();0)/INDIRECT(&quot;R&quot;&amp;ROW()&amp;&quot;C6&quot;;0)" office:value-type="float" office:value="0.145543307086614">
            <text:p>1.4554E-01</text:p>
          </table:table-cell>
          <table:table-cell table:style-name="ce22" table:formula="of:=INDIRECT(&quot;R8C&quot;&amp;COLUMN();0)/INDIRECT(&quot;R&quot;&amp;ROW()&amp;&quot;C6&quot;;0)" office:value-type="float" office:value="0.129606299212598">
            <text:p>1.2961E-01</text:p>
          </table:table-cell>
          <table:table-cell table:style-name="ce22" table:formula="of:=INDIRECT(&quot;R8C&quot;&amp;COLUMN();0)/INDIRECT(&quot;R&quot;&amp;ROW()&amp;&quot;C6&quot;;0)" office:value-type="float" office:value="0.115433070866142">
            <text:p>1.1543E-01</text:p>
          </table:table-cell>
          <table:table-cell table:style-name="ce22" table:formula="of:=INDIRECT(&quot;R8C&quot;&amp;COLUMN();0)/INDIRECT(&quot;R&quot;&amp;ROW()&amp;&quot;C6&quot;;0)" office:value-type="float" office:value="0.102803149606299">
            <text:p>1.0280E-01</text:p>
          </table:table-cell>
          <table:table-cell table:style-name="ce22" table:formula="of:=INDIRECT(&quot;R8C&quot;&amp;COLUMN();0)/INDIRECT(&quot;R&quot;&amp;ROW()&amp;&quot;C6&quot;;0)" office:value-type="float" office:value="0.0915275590551181">
            <text:p>9.1528E-02</text:p>
          </table:table-cell>
          <table:table-cell table:style-name="ce22" table:formula="of:=INDIRECT(&quot;R8C&quot;&amp;COLUMN();0)/INDIRECT(&quot;R&quot;&amp;ROW()&amp;&quot;C6&quot;;0)" office:value-type="float" office:value="0.081511811023622">
            <text:p>8.1512E-02</text:p>
          </table:table-cell>
          <table:table-cell table:style-name="ce22" table:formula="of:=INDIRECT(&quot;R8C&quot;&amp;COLUMN();0)/INDIRECT(&quot;R&quot;&amp;ROW()&amp;&quot;C6&quot;;0)" office:value-type="float" office:value="0.0725984251968504">
            <text:p>7.2598E-02</text:p>
          </table:table-cell>
          <table:table-cell table:style-name="ce22" table:formula="of:=INDIRECT(&quot;R8C&quot;&amp;COLUMN();0)/INDIRECT(&quot;R&quot;&amp;ROW()&amp;&quot;C6&quot;;0)" office:value-type="float" office:value="0.0646614173228346">
            <text:p>6.4661E-02</text:p>
          </table:table-cell>
          <table:table-cell table:style-name="ce22" table:formula="of:=INDIRECT(&quot;R8C&quot;&amp;COLUMN();0)/INDIRECT(&quot;R&quot;&amp;ROW()&amp;&quot;C6&quot;;0)" office:value-type="float" office:value="0.0575748031496063">
            <text:p>5.7575E-02</text:p>
          </table:table-cell>
          <table:table-cell table:style-name="ce22" table:formula="of:=INDIRECT(&quot;R8C&quot;&amp;COLUMN();0)/INDIRECT(&quot;R&quot;&amp;ROW()&amp;&quot;C6&quot;;0)" office:value-type="float" office:value="0.0512755905511811">
            <text:p>5.1276E-02</text:p>
          </table:table-cell>
          <table:table-cell table:style-name="ce22" table:formula="of:=INDIRECT(&quot;R8C&quot;&amp;COLUMN();0)/INDIRECT(&quot;R&quot;&amp;ROW()&amp;&quot;C6&quot;;0)" office:value-type="float" office:value="0.0456692913385827">
            <text:p>4.5669E-02</text:p>
          </table:table-cell>
          <table:table-cell table:style-name="ce22" table:formula="of:=INDIRECT(&quot;R8C&quot;&amp;COLUMN();0)/INDIRECT(&quot;R&quot;&amp;ROW()&amp;&quot;C6&quot;;0)" office:value-type="float" office:value="0.0406614173228346">
            <text:p>4.0661E-02</text:p>
          </table:table-cell>
          <table:table-cell table:style-name="ce22" table:formula="of:=INDIRECT(&quot;R8C&quot;&amp;COLUMN();0)/INDIRECT(&quot;R&quot;&amp;ROW()&amp;&quot;C6&quot;;0)" office:value-type="float" office:value="0.0362204724409449">
            <text:p>3.6220E-02</text:p>
          </table:table-cell>
          <table:table-cell table:style-name="ce22" table:formula="of:=INDIRECT(&quot;R8C&quot;&amp;COLUMN();0)/INDIRECT(&quot;R&quot;&amp;ROW()&amp;&quot;C6&quot;;0)" office:value-type="float" office:value="0.032251968503937">
            <text:p>3.2252E-02</text:p>
          </table:table-cell>
          <table:table-cell table:style-name="ce22" table:formula="of:=INDIRECT(&quot;R8C&quot;&amp;COLUMN();0)/INDIRECT(&quot;R&quot;&amp;ROW()&amp;&quot;C6&quot;;0)" office:value-type="float" office:value="0.0287244094488189">
            <text:p>2.8724E-02</text:p>
          </table:table-cell>
          <table:table-cell table:style-name="ce22" table:formula="of:=INDIRECT(&quot;R8C&quot;&amp;COLUMN();0)/INDIRECT(&quot;R&quot;&amp;ROW()&amp;&quot;C6&quot;;0)" office:value-type="float" office:value="0.0255748031496063">
            <text:p>2.5575E-02</text:p>
          </table:table-cell>
          <table:table-cell table:style-name="ce22" table:formula="of:=INDIRECT(&quot;R8C&quot;&amp;COLUMN();0)/INDIRECT(&quot;R&quot;&amp;ROW()&amp;&quot;C6&quot;;0)" office:value-type="float" office:value="0.0227716535433071">
            <text:p>2.2772E-02</text:p>
          </table:table-cell>
          <table:table-cell table:style-name="ce22" table:formula="of:=INDIRECT(&quot;R8C&quot;&amp;COLUMN();0)/INDIRECT(&quot;R&quot;&amp;ROW()&amp;&quot;C6&quot;;0)" office:value-type="float" office:value="0.0202834645669291">
            <text:p>2.0283E-02</text:p>
          </table:table-cell>
          <table:table-cell table:style-name="ce22" table:formula="of:=INDIRECT(&quot;R8C&quot;&amp;COLUMN();0)/INDIRECT(&quot;R&quot;&amp;ROW()&amp;&quot;C6&quot;;0)" office:value-type="float" office:value="0.0180472440944882">
            <text:p>1.8047E-02</text:p>
          </table:table-cell>
          <table:table-cell table:style-name="ce22" table:formula="of:=INDIRECT(&quot;R8C&quot;&amp;COLUMN();0)/INDIRECT(&quot;R&quot;&amp;ROW()&amp;&quot;C6&quot;;0)" office:value-type="float" office:value="0.0160944881889764">
            <text:p>1.6094E-02</text:p>
          </table:table-cell>
          <table:table-cell table:style-name="ce22" table:formula="of:=INDIRECT(&quot;R8C&quot;&amp;COLUMN();0)/INDIRECT(&quot;R&quot;&amp;ROW()&amp;&quot;C6&quot;;0)" office:value-type="float" office:value="0.0143307086614173">
            <text:p>1.4331E-02</text:p>
          </table:table-cell>
          <table:table-cell table:style-name="ce22" table:formula="of:=INDIRECT(&quot;R8C&quot;&amp;COLUMN();0)/INDIRECT(&quot;R&quot;&amp;ROW()&amp;&quot;C6&quot;;0)" office:value-type="float" office:value="0.012755905511811">
            <text:p>1.2756E-02</text:p>
          </table:table-cell>
          <table:table-cell table:style-name="ce22" table:formula="of:=INDIRECT(&quot;R8C&quot;&amp;COLUMN();0)/INDIRECT(&quot;R&quot;&amp;ROW()&amp;&quot;C6&quot;;0)" office:value-type="float" office:value="0.0113700787401575">
            <text:p>1.1370E-02</text:p>
          </table:table-cell>
          <table:table-cell table:style-name="ce22" table:formula="of:=INDIRECT(&quot;R8C&quot;&amp;COLUMN();0)/INDIRECT(&quot;R&quot;&amp;ROW()&amp;&quot;C6&quot;;0)" office:value-type="float" office:value="0.0101102362204724">
            <text:p>1.0110E-02</text:p>
          </table:table-cell>
          <table:table-cell table:style-name="ce22" table:formula="of:=INDIRECT(&quot;R8C&quot;&amp;COLUMN();0)/INDIRECT(&quot;R&quot;&amp;ROW()&amp;&quot;C6&quot;;0)" office:value-type="float" office:value="0.00900787401574803">
            <text:p>9.0079E-03</text:p>
          </table:table-cell>
          <table:table-cell table:style-name="ce22" table:formula="of:=INDIRECT(&quot;R8C&quot;&amp;COLUMN();0)/INDIRECT(&quot;R&quot;&amp;ROW()&amp;&quot;C6&quot;;0)" office:value-type="float" office:value="0.00803149606299213">
            <text:p>8.0315E-03</text:p>
          </table:table-cell>
          <table:table-cell table:style-name="ce22" table:formula="of:=INDIRECT(&quot;R8C&quot;&amp;COLUMN();0)/INDIRECT(&quot;R&quot;&amp;ROW()&amp;&quot;C6&quot;;0)" office:value-type="float" office:value="0.0071496062992126">
            <text:p>7.1496E-03</text:p>
          </table:table-cell>
          <table:table-cell table:style-name="ce22" table:formula="of:=INDIRECT(&quot;R8C&quot;&amp;COLUMN();0)/INDIRECT(&quot;R&quot;&amp;ROW()&amp;&quot;C6&quot;;0)" office:value-type="float" office:value="0.00636220472440945">
            <text:p>6.3622E-03</text:p>
          </table:table-cell>
          <table:table-cell table:style-name="ce22" table:formula="of:=INDIRECT(&quot;R8C&quot;&amp;COLUMN();0)/INDIRECT(&quot;R&quot;&amp;ROW()&amp;&quot;C6&quot;;0)" office:value-type="float" office:value="0.00566929133858268">
            <text:p>5.6693E-03</text:p>
          </table:table-cell>
          <table:table-cell table:style-name="ce22" table:formula="of:=INDIRECT(&quot;R8C&quot;&amp;COLUMN();0)/INDIRECT(&quot;R&quot;&amp;ROW()&amp;&quot;C6&quot;;0)" office:value-type="float" office:value="0.00503937007874016">
            <text:p>5.0394E-03</text:p>
          </table:table-cell>
          <table:table-cell table:style-name="ce22" table:formula="of:=INDIRECT(&quot;R8C&quot;&amp;COLUMN();0)/INDIRECT(&quot;R&quot;&amp;ROW()&amp;&quot;C6&quot;;0)" office:value-type="float" office:value="0.00450393700787402">
            <text:p>4.5039E-03</text:p>
          </table:table-cell>
          <table:table-cell table:style-name="ce22" table:formula="of:=INDIRECT(&quot;R8C&quot;&amp;COLUMN();0)/INDIRECT(&quot;R&quot;&amp;ROW()&amp;&quot;C6&quot;;0)" office:value-type="float" office:value="0.004">
            <text:p>4.0000E-03</text:p>
          </table:table-cell>
          <table:table-cell table:style-name="ce22" table:formula="of:=INDIRECT(&quot;R8C&quot;&amp;COLUMN();0)/INDIRECT(&quot;R&quot;&amp;ROW()&amp;&quot;C6&quot;;0)" office:value-type="float" office:value="0.00355905511811024">
            <text:p>3.5591E-03</text:p>
          </table:table-cell>
          <table:table-cell table:style-name="ce22" table:formula="of:=INDIRECT(&quot;R8C&quot;&amp;COLUMN();0)/INDIRECT(&quot;R&quot;&amp;ROW()&amp;&quot;C6&quot;;0)" office:value-type="float" office:value="0.00318110236220472">
            <text:p>3.1811E-03</text:p>
          </table:table-cell>
          <table:table-cell table:style-name="ce22" table:formula="of:=INDIRECT(&quot;R8C&quot;&amp;COLUMN();0)/INDIRECT(&quot;R&quot;&amp;ROW()&amp;&quot;C6&quot;;0)" office:value-type="float" office:value="0.0028251968503937">
            <text:p>2.8252E-03</text:p>
          </table:table-cell>
          <table:table-cell table:style-name="ce22" table:formula="of:=INDIRECT(&quot;R8C&quot;&amp;COLUMN();0)/INDIRECT(&quot;R&quot;&amp;ROW()&amp;&quot;C6&quot;;0)" office:value-type="float" office:value="0.00251653543307087">
            <text:p>2.5165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8])+1" office:value-type="float" office:value="10">
            <text:p>10</text:p>
          </table:table-cell>
          <table:table-cell table:style-name="ce3" office:value-type="string">
            <text:p>n/a</text:p>
          </table:table-cell>
          <table:table-cell table:style-name="ce2" office:value-type="float" office:value="1">
            <text:p>1.0000</text:p>
          </table:table-cell>
          <table:table-cell table:style-name="ce12" table:formula="of:=[.C19]*25.4" office:value-type="float" office:value="25.4">
            <text:p>25.4000</text:p>
          </table:table-cell>
          <table:table-cell table:style-name="ce14" table:formula="of:=[.D19]/2" office:value-type="float" office:value="12.7">
            <text:p>12.7000</text:p>
          </table:table-cell>
          <table:table-cell table:style-name="ce16" table:formula="of:=pi*[.D19]" office:value-type="float" office:value="79.7964534011807">
            <text:p>79.796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">
            <text:p>3.0000E+00</text:p>
          </table:table-cell>
          <table:table-cell table:style-name="ce22" table:formula="of:=INDIRECT(&quot;R8C&quot;&amp;COLUMN();0)/INDIRECT(&quot;R&quot;&amp;ROW()&amp;&quot;C6&quot;;0)" office:value-type="float" office:value="2.5">
            <text:p>2.5000E+00</text:p>
          </table:table-cell>
          <table:table-cell table:style-name="ce22" table:formula="of:=INDIRECT(&quot;R8C&quot;&amp;COLUMN();0)/INDIRECT(&quot;R&quot;&amp;ROW()&amp;&quot;C6&quot;;0)" office:value-type="float" office:value="2.25">
            <text:p>2.25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75">
            <text:p>1.7500E+00</text:p>
          </table:table-cell>
          <table:table-cell table:style-name="ce22" table:formula="of:=INDIRECT(&quot;R8C&quot;&amp;COLUMN();0)/INDIRECT(&quot;R&quot;&amp;ROW()&amp;&quot;C6&quot;;0)" office:value-type="float" office:value="1.625">
            <text:p>1.6250E+00</text:p>
          </table:table-cell>
          <table:table-cell table:style-name="ce22" table:formula="of:=INDIRECT(&quot;R8C&quot;&amp;COLUMN();0)/INDIRECT(&quot;R&quot;&amp;ROW()&amp;&quot;C6&quot;;0)" office:value-type="float" office:value="1.5">
            <text:p>1.5000E+00</text:p>
          </table:table-cell>
          <table:table-cell table:style-name="ce22" table:formula="of:=INDIRECT(&quot;R8C&quot;&amp;COLUMN();0)/INDIRECT(&quot;R&quot;&amp;ROW()&amp;&quot;C6&quot;;0)" office:value-type="float" office:value="1.375">
            <text:p>1.3750E+00</text:p>
          </table:table-cell>
          <table:table-cell table:style-name="ce22" table:formula="of:=INDIRECT(&quot;R8C&quot;&amp;COLUMN();0)/INDIRECT(&quot;R&quot;&amp;ROW()&amp;&quot;C6&quot;;0)" office:value-type="float" office:value="1.25">
            <text:p>1.250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75">
            <text:p>8.7500E-01</text:p>
          </table:table-cell>
          <table:table-cell table:style-name="ce22" table:formula="of:=INDIRECT(&quot;R8C&quot;&amp;COLUMN();0)/INDIRECT(&quot;R&quot;&amp;ROW()&amp;&quot;C6&quot;;0)" office:value-type="float" office:value="0.8125">
            <text:p>8.1250E-01</text:p>
          </table:table-cell>
          <table:table-cell table:style-name="ce22" table:formula="of:=INDIRECT(&quot;R8C&quot;&amp;COLUMN();0)/INDIRECT(&quot;R&quot;&amp;ROW()&amp;&quot;C6&quot;;0)" office:value-type="float" office:value="0.75">
            <text:p>7.5000E-01</text:p>
          </table:table-cell>
          <table:table-cell table:style-name="ce22" table:formula="of:=INDIRECT(&quot;R8C&quot;&amp;COLUMN();0)/INDIRECT(&quot;R&quot;&amp;ROW()&amp;&quot;C6&quot;;0)" office:value-type="float" office:value="0.625">
            <text:p>6.2500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6">
            <text:p>4.6000E-01</text:p>
          </table:table-cell>
          <table:table-cell table:style-name="ce22" table:formula="of:=INDIRECT(&quot;R8C&quot;&amp;COLUMN();0)/INDIRECT(&quot;R&quot;&amp;ROW()&amp;&quot;C6&quot;;0)" office:value-type="float" office:value="0.409606299212599">
            <text:p>4.0961E-01</text:p>
          </table:table-cell>
          <table:table-cell table:style-name="ce22" table:formula="of:=INDIRECT(&quot;R8C&quot;&amp;COLUMN();0)/INDIRECT(&quot;R&quot;&amp;ROW()&amp;&quot;C6&quot;;0)" office:value-type="float" office:value="0.375">
            <text:p>3.7500E-01</text:p>
          </table:table-cell>
          <table:table-cell table:style-name="ce22" table:formula="of:=INDIRECT(&quot;R8C&quot;&amp;COLUMN();0)/INDIRECT(&quot;R&quot;&amp;ROW()&amp;&quot;C6&quot;;0)" office:value-type="float" office:value="0.364803149606299">
            <text:p>3.6480E-01</text:p>
          </table:table-cell>
          <table:table-cell table:style-name="ce22" table:formula="of:=INDIRECT(&quot;R8C&quot;&amp;COLUMN();0)/INDIRECT(&quot;R&quot;&amp;ROW()&amp;&quot;C6&quot;;0)" office:value-type="float" office:value="0.32488188976378">
            <text:p>3.2488E-01</text:p>
          </table:table-cell>
          <table:table-cell table:style-name="ce22" table:formula="of:=INDIRECT(&quot;R8C&quot;&amp;COLUMN();0)/INDIRECT(&quot;R&quot;&amp;ROW()&amp;&quot;C6&quot;;0)" office:value-type="float" office:value="0.3125">
            <text:p>3.1250E-01</text:p>
          </table:table-cell>
          <table:table-cell table:style-name="ce22" table:formula="of:=INDIRECT(&quot;R8C&quot;&amp;COLUMN();0)/INDIRECT(&quot;R&quot;&amp;ROW()&amp;&quot;C6&quot;;0)" office:value-type="float" office:value="0.289291338582677">
            <text:p>2.8929E-01</text:p>
          </table:table-cell>
          <table:table-cell table:style-name="ce22" table:formula="of:=INDIRECT(&quot;R8C&quot;&amp;COLUMN();0)/INDIRECT(&quot;R&quot;&amp;ROW()&amp;&quot;C6&quot;;0)" office:value-type="float" office:value="0.257637795275591">
            <text:p>2.5764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29409448818898">
            <text:p>2.2941E-01</text:p>
          </table:table-cell>
          <table:table-cell table:style-name="ce22" table:formula="of:=INDIRECT(&quot;R8C&quot;&amp;COLUMN();0)/INDIRECT(&quot;R&quot;&amp;ROW()&amp;&quot;C6&quot;;0)" office:value-type="float" office:value="0.204291338582677">
            <text:p>2.0429E-01</text:p>
          </table:table-cell>
          <table:table-cell table:style-name="ce22" table:formula="of:=INDIRECT(&quot;R8C&quot;&amp;COLUMN();0)/INDIRECT(&quot;R&quot;&amp;ROW()&amp;&quot;C6&quot;;0)" office:value-type="float" office:value="0.1875">
            <text:p>1.8750E-01</text:p>
          </table:table-cell>
          <table:table-cell table:style-name="ce22" table:formula="of:=INDIRECT(&quot;R8C&quot;&amp;COLUMN();0)/INDIRECT(&quot;R&quot;&amp;ROW()&amp;&quot;C6&quot;;0)" office:value-type="float" office:value="0.181929133858268">
            <text:p>1.8193E-01</text:p>
          </table:table-cell>
          <table:table-cell table:style-name="ce22" table:formula="of:=INDIRECT(&quot;R8C&quot;&amp;COLUMN();0)/INDIRECT(&quot;R&quot;&amp;ROW()&amp;&quot;C6&quot;;0)" office:value-type="float" office:value="0.162007874015748">
            <text:p>1.6201E-01</text:p>
          </table:table-cell>
          <table:table-cell table:style-name="ce22" table:formula="of:=INDIRECT(&quot;R8C&quot;&amp;COLUMN();0)/INDIRECT(&quot;R&quot;&amp;ROW()&amp;&quot;C6&quot;;0)" office:value-type="float" office:value="0.144291338582677">
            <text:p>1.4429E-01</text:p>
          </table:table-cell>
          <table:table-cell table:style-name="ce22" table:formula="of:=INDIRECT(&quot;R8C&quot;&amp;COLUMN();0)/INDIRECT(&quot;R&quot;&amp;ROW()&amp;&quot;C6&quot;;0)" office:value-type="float" office:value="0.128503937007874">
            <text:p>1.2850E-01</text:p>
          </table:table-cell>
          <table:table-cell table:style-name="ce22" table:formula="of:=INDIRECT(&quot;R8C&quot;&amp;COLUMN();0)/INDIRECT(&quot;R&quot;&amp;ROW()&amp;&quot;C6&quot;;0)" office:value-type="float" office:value="0.114409448818898">
            <text:p>1.1441E-01</text:p>
          </table:table-cell>
          <table:table-cell table:style-name="ce22" table:formula="of:=INDIRECT(&quot;R8C&quot;&amp;COLUMN();0)/INDIRECT(&quot;R&quot;&amp;ROW()&amp;&quot;C6&quot;;0)" office:value-type="float" office:value="0.101889763779528">
            <text:p>1.0189E-01</text:p>
          </table:table-cell>
          <table:table-cell table:style-name="ce22" table:formula="of:=INDIRECT(&quot;R8C&quot;&amp;COLUMN();0)/INDIRECT(&quot;R&quot;&amp;ROW()&amp;&quot;C6&quot;;0)" office:value-type="float" office:value="0.090748031496063">
            <text:p>9.0748E-02</text:p>
          </table:table-cell>
          <table:table-cell table:style-name="ce22" table:formula="of:=INDIRECT(&quot;R8C&quot;&amp;COLUMN();0)/INDIRECT(&quot;R&quot;&amp;ROW()&amp;&quot;C6&quot;;0)" office:value-type="float" office:value="0.0808267716535433">
            <text:p>8.0827E-02</text:p>
          </table:table-cell>
          <table:table-cell table:style-name="ce22" table:formula="of:=INDIRECT(&quot;R8C&quot;&amp;COLUMN();0)/INDIRECT(&quot;R&quot;&amp;ROW()&amp;&quot;C6&quot;;0)" office:value-type="float" office:value="0.0719685039370079">
            <text:p>7.1969E-02</text:p>
          </table:table-cell>
          <table:table-cell table:style-name="ce22" table:formula="of:=INDIRECT(&quot;R8C&quot;&amp;COLUMN();0)/INDIRECT(&quot;R&quot;&amp;ROW()&amp;&quot;C6&quot;;0)" office:value-type="float" office:value="0.0640944881889764">
            <text:p>6.4094E-02</text:p>
          </table:table-cell>
          <table:table-cell table:style-name="ce22" table:formula="of:=INDIRECT(&quot;R8C&quot;&amp;COLUMN();0)/INDIRECT(&quot;R&quot;&amp;ROW()&amp;&quot;C6&quot;;0)" office:value-type="float" office:value="0.0570866141732284">
            <text:p>5.7087E-02</text:p>
          </table:table-cell>
          <table:table-cell table:style-name="ce22" table:formula="of:=INDIRECT(&quot;R8C&quot;&amp;COLUMN();0)/INDIRECT(&quot;R&quot;&amp;ROW()&amp;&quot;C6&quot;;0)" office:value-type="float" office:value="0.0508267716535433">
            <text:p>5.0827E-02</text:p>
          </table:table-cell>
          <table:table-cell table:style-name="ce22" table:formula="of:=INDIRECT(&quot;R8C&quot;&amp;COLUMN();0)/INDIRECT(&quot;R&quot;&amp;ROW()&amp;&quot;C6&quot;;0)" office:value-type="float" office:value="0.0452755905511811">
            <text:p>4.5276E-02</text:p>
          </table:table-cell>
          <table:table-cell table:style-name="ce22" table:formula="of:=INDIRECT(&quot;R8C&quot;&amp;COLUMN();0)/INDIRECT(&quot;R&quot;&amp;ROW()&amp;&quot;C6&quot;;0)" office:value-type="float" office:value="0.0403149606299213">
            <text:p>4.0315E-02</text:p>
          </table:table-cell>
          <table:table-cell table:style-name="ce22" table:formula="of:=INDIRECT(&quot;R8C&quot;&amp;COLUMN();0)/INDIRECT(&quot;R&quot;&amp;ROW()&amp;&quot;C6&quot;;0)" office:value-type="float" office:value="0.0359055118110236">
            <text:p>3.5906E-02</text:p>
          </table:table-cell>
          <table:table-cell table:style-name="ce22" table:formula="of:=INDIRECT(&quot;R8C&quot;&amp;COLUMN();0)/INDIRECT(&quot;R&quot;&amp;ROW()&amp;&quot;C6&quot;;0)" office:value-type="float" office:value="0.0319685039370079">
            <text:p>3.1969E-02</text:p>
          </table:table-cell>
          <table:table-cell table:style-name="ce22" table:formula="of:=INDIRECT(&quot;R8C&quot;&amp;COLUMN();0)/INDIRECT(&quot;R&quot;&amp;ROW()&amp;&quot;C6&quot;;0)" office:value-type="float" office:value="0.0284645669291339">
            <text:p>2.8465E-02</text:p>
          </table:table-cell>
          <table:table-cell table:style-name="ce22" table:formula="of:=INDIRECT(&quot;R8C&quot;&amp;COLUMN();0)/INDIRECT(&quot;R&quot;&amp;ROW()&amp;&quot;C6&quot;;0)" office:value-type="float" office:value="0.0253543307086614">
            <text:p>2.5354E-02</text:p>
          </table:table-cell>
          <table:table-cell table:style-name="ce22" table:formula="of:=INDIRECT(&quot;R8C&quot;&amp;COLUMN();0)/INDIRECT(&quot;R&quot;&amp;ROW()&amp;&quot;C6&quot;;0)" office:value-type="float" office:value="0.0225590551181102">
            <text:p>2.2559E-02</text:p>
          </table:table-cell>
          <table:table-cell table:style-name="ce22" table:formula="of:=INDIRECT(&quot;R8C&quot;&amp;COLUMN();0)/INDIRECT(&quot;R&quot;&amp;ROW()&amp;&quot;C6&quot;;0)" office:value-type="float" office:value="0.0201181102362205">
            <text:p>2.0118E-02</text:p>
          </table:table-cell>
          <table:table-cell table:style-name="ce22" table:formula="of:=INDIRECT(&quot;R8C&quot;&amp;COLUMN();0)/INDIRECT(&quot;R&quot;&amp;ROW()&amp;&quot;C6&quot;;0)" office:value-type="float" office:value="0.0179133858267717">
            <text:p>1.7913E-02</text:p>
          </table:table-cell>
          <table:table-cell table:style-name="ce22" table:formula="of:=INDIRECT(&quot;R8C&quot;&amp;COLUMN();0)/INDIRECT(&quot;R&quot;&amp;ROW()&amp;&quot;C6&quot;;0)" office:value-type="float" office:value="0.0159448818897638">
            <text:p>1.5945E-02</text:p>
          </table:table-cell>
          <table:table-cell table:style-name="ce22" table:formula="of:=INDIRECT(&quot;R8C&quot;&amp;COLUMN();0)/INDIRECT(&quot;R&quot;&amp;ROW()&amp;&quot;C6&quot;;0)" office:value-type="float" office:value="0.0142125984251969">
            <text:p>1.4213E-02</text:p>
          </table:table-cell>
          <table:table-cell table:style-name="ce22" table:formula="of:=INDIRECT(&quot;R8C&quot;&amp;COLUMN();0)/INDIRECT(&quot;R&quot;&amp;ROW()&amp;&quot;C6&quot;;0)" office:value-type="float" office:value="0.0126377952755906">
            <text:p>1.2638E-02</text:p>
          </table:table-cell>
          <table:table-cell table:style-name="ce22" table:formula="of:=INDIRECT(&quot;R8C&quot;&amp;COLUMN();0)/INDIRECT(&quot;R&quot;&amp;ROW()&amp;&quot;C6&quot;;0)" office:value-type="float" office:value="0.011259842519685">
            <text:p>1.1260E-02</text:p>
          </table:table-cell>
          <table:table-cell table:style-name="ce22" table:formula="of:=INDIRECT(&quot;R8C&quot;&amp;COLUMN();0)/INDIRECT(&quot;R&quot;&amp;ROW()&amp;&quot;C6&quot;;0)" office:value-type="float" office:value="0.0100393700787402">
            <text:p>1.0039E-02</text:p>
          </table:table-cell>
          <table:table-cell table:style-name="ce22" table:formula="of:=INDIRECT(&quot;R8C&quot;&amp;COLUMN();0)/INDIRECT(&quot;R&quot;&amp;ROW()&amp;&quot;C6&quot;;0)" office:value-type="float" office:value="0.00893700787401575">
            <text:p>8.9370E-03</text:p>
          </table:table-cell>
          <table:table-cell table:style-name="ce22" table:formula="of:=INDIRECT(&quot;R8C&quot;&amp;COLUMN();0)/INDIRECT(&quot;R&quot;&amp;ROW()&amp;&quot;C6&quot;;0)" office:value-type="float" office:value="0.00795275590551181">
            <text:p>7.9528E-03</text:p>
          </table:table-cell>
          <table:table-cell table:style-name="ce22" table:formula="of:=INDIRECT(&quot;R8C&quot;&amp;COLUMN();0)/INDIRECT(&quot;R&quot;&amp;ROW()&amp;&quot;C6&quot;;0)" office:value-type="float" office:value="0.00708661417322835">
            <text:p>7.0866E-03</text:p>
          </table:table-cell>
          <table:table-cell table:style-name="ce22" table:formula="of:=INDIRECT(&quot;R8C&quot;&amp;COLUMN();0)/INDIRECT(&quot;R&quot;&amp;ROW()&amp;&quot;C6&quot;;0)" office:value-type="float" office:value="0.0062992125984252">
            <text:p>6.2992E-03</text:p>
          </table:table-cell>
          <table:table-cell table:style-name="ce22" table:formula="of:=INDIRECT(&quot;R8C&quot;&amp;COLUMN();0)/INDIRECT(&quot;R&quot;&amp;ROW()&amp;&quot;C6&quot;;0)" office:value-type="float" office:value="0.00562992125984252">
            <text:p>5.6299E-03</text:p>
          </table:table-cell>
          <table:table-cell table:style-name="ce22" table:formula="of:=INDIRECT(&quot;R8C&quot;&amp;COLUMN();0)/INDIRECT(&quot;R&quot;&amp;ROW()&amp;&quot;C6&quot;;0)" office:value-type="float" office:value="0.005">
            <text:p>5.0000E-03</text:p>
          </table:table-cell>
          <table:table-cell table:style-name="ce22" table:formula="of:=INDIRECT(&quot;R8C&quot;&amp;COLUMN();0)/INDIRECT(&quot;R&quot;&amp;ROW()&amp;&quot;C6&quot;;0)" office:value-type="float" office:value="0.0044488188976378">
            <text:p>4.4488E-03</text:p>
          </table:table-cell>
          <table:table-cell table:style-name="ce22" table:formula="of:=INDIRECT(&quot;R8C&quot;&amp;COLUMN();0)/INDIRECT(&quot;R&quot;&amp;ROW()&amp;&quot;C6&quot;;0)" office:value-type="float" office:value="0.00397637795275591">
            <text:p>3.9764E-03</text:p>
          </table:table-cell>
          <table:table-cell table:style-name="ce22" table:formula="of:=INDIRECT(&quot;R8C&quot;&amp;COLUMN();0)/INDIRECT(&quot;R&quot;&amp;ROW()&amp;&quot;C6&quot;;0)" office:value-type="float" office:value="0.00353149606299213">
            <text:p>3.5315E-03</text:p>
          </table:table-cell>
          <table:table-cell table:style-name="ce22" table:formula="of:=INDIRECT(&quot;R8C&quot;&amp;COLUMN();0)/INDIRECT(&quot;R&quot;&amp;ROW()&amp;&quot;C6&quot;;0)" office:value-type="float" office:value="0.00314566929133858">
            <text:p>3.1457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19])+1" office:value-type="float" office:value="11">
            <text:p>11</text:p>
          </table:table-cell>
          <table:table-cell table:style-name="ce3" office:value-type="string">
            <text:p>n/a</text:p>
          </table:table-cell>
          <table:table-cell table:style-name="ce2" office:value-type="float" office:value="0.875">
            <text:p>0.8750</text:p>
          </table:table-cell>
          <table:table-cell table:style-name="ce12" table:formula="of:=[.C20]*25.4" office:value-type="float" office:value="22.225">
            <text:p>22.2250</text:p>
          </table:table-cell>
          <table:table-cell table:style-name="ce14" table:formula="of:=[.D20]/2" office:value-type="float" office:value="11.1125">
            <text:p>11.1125</text:p>
          </table:table-cell>
          <table:table-cell table:style-name="ce16" table:formula="of:=pi*[.D20]" office:value-type="float" office:value="69.8218967260331">
            <text:p>69.8219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.42857142857143">
            <text:p>3.4286E+00</text:p>
          </table:table-cell>
          <table:table-cell table:style-name="ce22" table:formula="of:=INDIRECT(&quot;R8C&quot;&amp;COLUMN();0)/INDIRECT(&quot;R&quot;&amp;ROW()&amp;&quot;C6&quot;;0)" office:value-type="float" office:value="2.85714285714286">
            <text:p>2.8571E+00</text:p>
          </table:table-cell>
          <table:table-cell table:style-name="ce22" table:formula="of:=INDIRECT(&quot;R8C&quot;&amp;COLUMN();0)/INDIRECT(&quot;R&quot;&amp;ROW()&amp;&quot;C6&quot;;0)" office:value-type="float" office:value="2.57142857142857">
            <text:p>2.5714E+00</text:p>
          </table:table-cell>
          <table:table-cell table:style-name="ce22" table:formula="of:=INDIRECT(&quot;R8C&quot;&amp;COLUMN();0)/INDIRECT(&quot;R&quot;&amp;ROW()&amp;&quot;C6&quot;;0)" office:value-type="float" office:value="2.28571428571429">
            <text:p>2.2857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85714285714286">
            <text:p>1.8571E+00</text:p>
          </table:table-cell>
          <table:table-cell table:style-name="ce22" table:formula="of:=INDIRECT(&quot;R8C&quot;&amp;COLUMN();0)/INDIRECT(&quot;R&quot;&amp;ROW()&amp;&quot;C6&quot;;0)" office:value-type="float" office:value="1.71428571428571">
            <text:p>1.7143E+00</text:p>
          </table:table-cell>
          <table:table-cell table:style-name="ce22" table:formula="of:=INDIRECT(&quot;R8C&quot;&amp;COLUMN();0)/INDIRECT(&quot;R&quot;&amp;ROW()&amp;&quot;C6&quot;;0)" office:value-type="float" office:value="1.57142857142857">
            <text:p>1.5714E+00</text:p>
          </table:table-cell>
          <table:table-cell table:style-name="ce22" table:formula="of:=INDIRECT(&quot;R8C&quot;&amp;COLUMN();0)/INDIRECT(&quot;R&quot;&amp;ROW()&amp;&quot;C6&quot;;0)" office:value-type="float" office:value="1.42857142857143">
            <text:p>1.4286E+00</text:p>
          </table:table-cell>
          <table:table-cell table:style-name="ce22" table:formula="of:=INDIRECT(&quot;R8C&quot;&amp;COLUMN();0)/INDIRECT(&quot;R&quot;&amp;ROW()&amp;&quot;C6&quot;;0)" office:value-type="float" office:value="1.14285714285714">
            <text:p>1.14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8571428571429">
            <text:p>9.2857E-01</text:p>
          </table:table-cell>
          <table:table-cell table:style-name="ce22" table:formula="of:=INDIRECT(&quot;R8C&quot;&amp;COLUMN();0)/INDIRECT(&quot;R&quot;&amp;ROW()&amp;&quot;C6&quot;;0)" office:value-type="float" office:value="0.857142857142857">
            <text:p>8.5714E-01</text:p>
          </table:table-cell>
          <table:table-cell table:style-name="ce22" table:formula="of:=INDIRECT(&quot;R8C&quot;&amp;COLUMN();0)/INDIRECT(&quot;R&quot;&amp;ROW()&amp;&quot;C6&quot;;0)" office:value-type="float" office:value="0.714285714285714">
            <text:p>7.1429E-01</text:p>
          </table:table-cell>
          <table:table-cell table:style-name="ce22" table:formula="of:=INDIRECT(&quot;R8C&quot;&amp;COLUMN();0)/INDIRECT(&quot;R&quot;&amp;ROW()&amp;&quot;C6&quot;;0)" office:value-type="float" office:value="0.571428571428571">
            <text:p>5.7143E-01</text:p>
          </table:table-cell>
          <table:table-cell table:style-name="ce22" table:formula="of:=INDIRECT(&quot;R8C&quot;&amp;COLUMN();0)/INDIRECT(&quot;R&quot;&amp;ROW()&amp;&quot;C6&quot;;0)" office:value-type="float" office:value="0.525714285714286">
            <text:p>5.2571E-01</text:p>
          </table:table-cell>
          <table:table-cell table:style-name="ce22" table:formula="of:=INDIRECT(&quot;R8C&quot;&amp;COLUMN();0)/INDIRECT(&quot;R&quot;&amp;ROW()&amp;&quot;C6&quot;;0)" office:value-type="float" office:value="0.468121484814398">
            <text:p>4.6812E-01</text:p>
          </table:table-cell>
          <table:table-cell table:style-name="ce22" table:formula="of:=INDIRECT(&quot;R8C&quot;&amp;COLUMN();0)/INDIRECT(&quot;R&quot;&amp;ROW()&amp;&quot;C6&quot;;0)" office:value-type="float" office:value="0.428571428571429">
            <text:p>4.2857E-01</text:p>
          </table:table-cell>
          <table:table-cell table:style-name="ce22" table:formula="of:=INDIRECT(&quot;R8C&quot;&amp;COLUMN();0)/INDIRECT(&quot;R&quot;&amp;ROW()&amp;&quot;C6&quot;;0)" office:value-type="float" office:value="0.416917885264342">
            <text:p>4.1692E-01</text:p>
          </table:table-cell>
          <table:table-cell table:style-name="ce22" table:formula="of:=INDIRECT(&quot;R8C&quot;&amp;COLUMN();0)/INDIRECT(&quot;R&quot;&amp;ROW()&amp;&quot;C6&quot;;0)" office:value-type="float" office:value="0.371293588301462">
            <text:p>3.7129E-01</text:p>
          </table:table-cell>
          <table:table-cell table:style-name="ce22" table:formula="of:=INDIRECT(&quot;R8C&quot;&amp;COLUMN();0)/INDIRECT(&quot;R&quot;&amp;ROW()&amp;&quot;C6&quot;;0)" office:value-type="float" office:value="0.357142857142857">
            <text:p>3.5714E-01</text:p>
          </table:table-cell>
          <table:table-cell table:style-name="ce22" table:formula="of:=INDIRECT(&quot;R8C&quot;&amp;COLUMN();0)/INDIRECT(&quot;R&quot;&amp;ROW()&amp;&quot;C6&quot;;0)" office:value-type="float" office:value="0.330618672665917">
            <text:p>3.3062E-01</text:p>
          </table:table-cell>
          <table:table-cell table:style-name="ce22" table:formula="of:=INDIRECT(&quot;R8C&quot;&amp;COLUMN();0)/INDIRECT(&quot;R&quot;&amp;ROW()&amp;&quot;C6&quot;;0)" office:value-type="float" office:value="0.294443194600675">
            <text:p>2.9444E-01</text:p>
          </table:table-cell>
          <table:table-cell table:style-name="ce22" table:formula="of:=INDIRECT(&quot;R8C&quot;&amp;COLUMN();0)/INDIRECT(&quot;R&quot;&amp;ROW()&amp;&quot;C6&quot;;0)" office:value-type="float" office:value="0.285714285714286">
            <text:p>2.8571E-01</text:p>
          </table:table-cell>
          <table:table-cell table:style-name="ce22" table:formula="of:=INDIRECT(&quot;R8C&quot;&amp;COLUMN();0)/INDIRECT(&quot;R&quot;&amp;ROW()&amp;&quot;C6&quot;;0)" office:value-type="float" office:value="0.262182227221597">
            <text:p>2.6218E-01</text:p>
          </table:table-cell>
          <table:table-cell table:style-name="ce22" table:formula="of:=INDIRECT(&quot;R8C&quot;&amp;COLUMN();0)/INDIRECT(&quot;R&quot;&amp;ROW()&amp;&quot;C6&quot;;0)" office:value-type="float" office:value="0.23347581552306">
            <text:p>2.3348E-01</text:p>
          </table:table-cell>
          <table:table-cell table:style-name="ce22" table:formula="of:=INDIRECT(&quot;R8C&quot;&amp;COLUMN();0)/INDIRECT(&quot;R&quot;&amp;ROW()&amp;&quot;C6&quot;;0)" office:value-type="float" office:value="0.214285714285714">
            <text:p>2.1429E-01</text:p>
          </table:table-cell>
          <table:table-cell table:style-name="ce22" table:formula="of:=INDIRECT(&quot;R8C&quot;&amp;COLUMN();0)/INDIRECT(&quot;R&quot;&amp;ROW()&amp;&quot;C6&quot;;0)" office:value-type="float" office:value="0.207919010123735">
            <text:p>2.0792E-01</text:p>
          </table:table-cell>
          <table:table-cell table:style-name="ce22" table:formula="of:=INDIRECT(&quot;R8C&quot;&amp;COLUMN();0)/INDIRECT(&quot;R&quot;&amp;ROW()&amp;&quot;C6&quot;;0)" office:value-type="float" office:value="0.185151856017998">
            <text:p>1.8515E-01</text:p>
          </table:table-cell>
          <table:table-cell table:style-name="ce22" table:formula="of:=INDIRECT(&quot;R8C&quot;&amp;COLUMN();0)/INDIRECT(&quot;R&quot;&amp;ROW()&amp;&quot;C6&quot;;0)" office:value-type="float" office:value="0.164904386951631">
            <text:p>1.6490E-01</text:p>
          </table:table-cell>
          <table:table-cell table:style-name="ce22" table:formula="of:=INDIRECT(&quot;R8C&quot;&amp;COLUMN();0)/INDIRECT(&quot;R&quot;&amp;ROW()&amp;&quot;C6&quot;;0)" office:value-type="float" office:value="0.146861642294713">
            <text:p>1.4686E-01</text:p>
          </table:table-cell>
          <table:table-cell table:style-name="ce22" table:formula="of:=INDIRECT(&quot;R8C&quot;&amp;COLUMN();0)/INDIRECT(&quot;R&quot;&amp;ROW()&amp;&quot;C6&quot;;0)" office:value-type="float" office:value="0.130753655793026">
            <text:p>1.3075E-01</text:p>
          </table:table-cell>
          <table:table-cell table:style-name="ce22" table:formula="of:=INDIRECT(&quot;R8C&quot;&amp;COLUMN();0)/INDIRECT(&quot;R&quot;&amp;ROW()&amp;&quot;C6&quot;;0)" office:value-type="float" office:value="0.11644544431946">
            <text:p>1.1645E-01</text:p>
          </table:table-cell>
          <table:table-cell table:style-name="ce22" table:formula="of:=INDIRECT(&quot;R8C&quot;&amp;COLUMN();0)/INDIRECT(&quot;R&quot;&amp;ROW()&amp;&quot;C6&quot;;0)" office:value-type="float" office:value="0.103712035995501">
            <text:p>1.0371E-01</text:p>
          </table:table-cell>
          <table:table-cell table:style-name="ce22" table:formula="of:=INDIRECT(&quot;R8C&quot;&amp;COLUMN();0)/INDIRECT(&quot;R&quot;&amp;ROW()&amp;&quot;C6&quot;;0)" office:value-type="float" office:value="0.0923734533183352">
            <text:p>9.2373E-02</text:p>
          </table:table-cell>
          <table:table-cell table:style-name="ce22" table:formula="of:=INDIRECT(&quot;R8C&quot;&amp;COLUMN();0)/INDIRECT(&quot;R&quot;&amp;ROW()&amp;&quot;C6&quot;;0)" office:value-type="float" office:value="0.0822497187851519">
            <text:p>8.2250E-02</text:p>
          </table:table-cell>
          <table:table-cell table:style-name="ce22" table:formula="of:=INDIRECT(&quot;R8C&quot;&amp;COLUMN();0)/INDIRECT(&quot;R&quot;&amp;ROW()&amp;&quot;C6&quot;;0)" office:value-type="float" office:value="0.0732508436445444">
            <text:p>7.3251E-02</text:p>
          </table:table-cell>
          <table:table-cell table:style-name="ce22" table:formula="of:=INDIRECT(&quot;R8C&quot;&amp;COLUMN();0)/INDIRECT(&quot;R&quot;&amp;ROW()&amp;&quot;C6&quot;;0)" office:value-type="float" office:value="0.0652418447694038">
            <text:p>6.5242E-02</text:p>
          </table:table-cell>
          <table:table-cell table:style-name="ce22" table:formula="of:=INDIRECT(&quot;R8C&quot;&amp;COLUMN();0)/INDIRECT(&quot;R&quot;&amp;ROW()&amp;&quot;C6&quot;;0)" office:value-type="float" office:value="0.0580877390326209">
            <text:p>5.8088E-02</text:p>
          </table:table-cell>
          <table:table-cell table:style-name="ce22" table:formula="of:=INDIRECT(&quot;R8C&quot;&amp;COLUMN();0)/INDIRECT(&quot;R&quot;&amp;ROW()&amp;&quot;C6&quot;;0)" office:value-type="float" office:value="0.0517435320584927">
            <text:p>5.1744E-02</text:p>
          </table:table-cell>
          <table:table-cell table:style-name="ce22" table:formula="of:=INDIRECT(&quot;R8C&quot;&amp;COLUMN();0)/INDIRECT(&quot;R&quot;&amp;ROW()&amp;&quot;C6&quot;;0)" office:value-type="float" office:value="0.04607424071991">
            <text:p>4.6074E-02</text:p>
          </table:table-cell>
          <table:table-cell table:style-name="ce22" table:formula="of:=INDIRECT(&quot;R8C&quot;&amp;COLUMN();0)/INDIRECT(&quot;R&quot;&amp;ROW()&amp;&quot;C6&quot;;0)" office:value-type="float" office:value="0.0410348706411699">
            <text:p>4.1035E-02</text:p>
          </table:table-cell>
          <table:table-cell table:style-name="ce22" table:formula="of:=INDIRECT(&quot;R8C&quot;&amp;COLUMN();0)/INDIRECT(&quot;R&quot;&amp;ROW()&amp;&quot;C6&quot;;0)" office:value-type="float" office:value="0.0365354330708661">
            <text:p>3.6535E-02</text:p>
          </table:table-cell>
          <table:table-cell table:style-name="ce22" table:formula="of:=INDIRECT(&quot;R8C&quot;&amp;COLUMN();0)/INDIRECT(&quot;R&quot;&amp;ROW()&amp;&quot;C6&quot;;0)" office:value-type="float" office:value="0.0325309336332958">
            <text:p>3.2531E-02</text:p>
          </table:table-cell>
          <table:table-cell table:style-name="ce22" table:formula="of:=INDIRECT(&quot;R8C&quot;&amp;COLUMN();0)/INDIRECT(&quot;R&quot;&amp;ROW()&amp;&quot;C6&quot;;0)" office:value-type="float" office:value="0.0289763779527559">
            <text:p>2.8976E-02</text:p>
          </table:table-cell>
          <table:table-cell table:style-name="ce22" table:formula="of:=INDIRECT(&quot;R8C&quot;&amp;COLUMN();0)/INDIRECT(&quot;R&quot;&amp;ROW()&amp;&quot;C6&quot;;0)" office:value-type="float" office:value="0.0257817772778403">
            <text:p>2.5782E-02</text:p>
          </table:table-cell>
          <table:table-cell table:style-name="ce22" table:formula="of:=INDIRECT(&quot;R8C&quot;&amp;COLUMN();0)/INDIRECT(&quot;R&quot;&amp;ROW()&amp;&quot;C6&quot;;0)" office:value-type="float" office:value="0.022992125984252">
            <text:p>2.2992E-02</text:p>
          </table:table-cell>
          <table:table-cell table:style-name="ce22" table:formula="of:=INDIRECT(&quot;R8C&quot;&amp;COLUMN();0)/INDIRECT(&quot;R&quot;&amp;ROW()&amp;&quot;C6&quot;;0)" office:value-type="float" office:value="0.0204724409448819">
            <text:p>2.0472E-02</text:p>
          </table:table-cell>
          <table:table-cell table:style-name="ce22" table:formula="of:=INDIRECT(&quot;R8C&quot;&amp;COLUMN();0)/INDIRECT(&quot;R&quot;&amp;ROW()&amp;&quot;C6&quot;;0)" office:value-type="float" office:value="0.01822272215973">
            <text:p>1.8223E-02</text:p>
          </table:table-cell>
          <table:table-cell table:style-name="ce22" table:formula="of:=INDIRECT(&quot;R8C&quot;&amp;COLUMN();0)/INDIRECT(&quot;R&quot;&amp;ROW()&amp;&quot;C6&quot;;0)" office:value-type="float" office:value="0.0162429696287964">
            <text:p>1.6243E-02</text:p>
          </table:table-cell>
          <table:table-cell table:style-name="ce22" table:formula="of:=INDIRECT(&quot;R8C&quot;&amp;COLUMN();0)/INDIRECT(&quot;R&quot;&amp;ROW()&amp;&quot;C6&quot;;0)" office:value-type="float" office:value="0.0144431946006749">
            <text:p>1.4443E-02</text:p>
          </table:table-cell>
          <table:table-cell table:style-name="ce22" table:formula="of:=INDIRECT(&quot;R8C&quot;&amp;COLUMN();0)/INDIRECT(&quot;R&quot;&amp;ROW()&amp;&quot;C6&quot;;0)" office:value-type="float" office:value="0.0128683914510686">
            <text:p>1.2868E-02</text:p>
          </table:table-cell>
          <table:table-cell table:style-name="ce22" table:formula="of:=INDIRECT(&quot;R8C&quot;&amp;COLUMN();0)/INDIRECT(&quot;R&quot;&amp;ROW()&amp;&quot;C6&quot;;0)" office:value-type="float" office:value="0.0114735658042745">
            <text:p>1.1474E-02</text:p>
          </table:table-cell>
          <table:table-cell table:style-name="ce22" table:formula="of:=INDIRECT(&quot;R8C&quot;&amp;COLUMN();0)/INDIRECT(&quot;R&quot;&amp;ROW()&amp;&quot;C6&quot;;0)" office:value-type="float" office:value="0.0102137232845894">
            <text:p>1.0214E-02</text:p>
          </table:table-cell>
          <table:table-cell table:style-name="ce22" table:formula="of:=INDIRECT(&quot;R8C&quot;&amp;COLUMN();0)/INDIRECT(&quot;R&quot;&amp;ROW()&amp;&quot;C6&quot;;0)" office:value-type="float" office:value="0.0090888638920135">
            <text:p>9.0889E-03</text:p>
          </table:table-cell>
          <table:table-cell table:style-name="ce22" table:formula="of:=INDIRECT(&quot;R8C&quot;&amp;COLUMN();0)/INDIRECT(&quot;R&quot;&amp;ROW()&amp;&quot;C6&quot;;0)" office:value-type="float" office:value="0.00809898762654668">
            <text:p>8.0990E-03</text:p>
          </table:table-cell>
          <table:table-cell table:style-name="ce22" table:formula="of:=INDIRECT(&quot;R8C&quot;&amp;COLUMN();0)/INDIRECT(&quot;R&quot;&amp;ROW()&amp;&quot;C6&quot;;0)" office:value-type="float" office:value="0.00719910011248594">
            <text:p>7.1991E-03</text:p>
          </table:table-cell>
          <table:table-cell table:style-name="ce22" table:formula="of:=INDIRECT(&quot;R8C&quot;&amp;COLUMN();0)/INDIRECT(&quot;R&quot;&amp;ROW()&amp;&quot;C6&quot;;0)" office:value-type="float" office:value="0.00643419572553431">
            <text:p>6.4342E-03</text:p>
          </table:table-cell>
          <table:table-cell table:style-name="ce22" table:formula="of:=INDIRECT(&quot;R8C&quot;&amp;COLUMN();0)/INDIRECT(&quot;R&quot;&amp;ROW()&amp;&quot;C6&quot;;0)" office:value-type="float" office:value="0.00571428571428572">
            <text:p>5.7143E-03</text:p>
          </table:table-cell>
          <table:table-cell table:style-name="ce22" table:formula="of:=INDIRECT(&quot;R8C&quot;&amp;COLUMN();0)/INDIRECT(&quot;R&quot;&amp;ROW()&amp;&quot;C6&quot;;0)" office:value-type="float" office:value="0.0050843644544432">
            <text:p>5.0844E-03</text:p>
          </table:table-cell>
          <table:table-cell table:style-name="ce22" table:formula="of:=INDIRECT(&quot;R8C&quot;&amp;COLUMN();0)/INDIRECT(&quot;R&quot;&amp;ROW()&amp;&quot;C6&quot;;0)" office:value-type="float" office:value="0.00454443194600675">
            <text:p>4.5444E-03</text:p>
          </table:table-cell>
          <table:table-cell table:style-name="ce22" table:formula="of:=INDIRECT(&quot;R8C&quot;&amp;COLUMN();0)/INDIRECT(&quot;R&quot;&amp;ROW()&amp;&quot;C6&quot;;0)" office:value-type="float" office:value="0.00403599550056243">
            <text:p>4.0360E-03</text:p>
          </table:table-cell>
          <table:table-cell table:style-name="ce22" table:formula="of:=INDIRECT(&quot;R8C&quot;&amp;COLUMN();0)/INDIRECT(&quot;R&quot;&amp;ROW()&amp;&quot;C6&quot;;0)" office:value-type="float" office:value="0.00359505061867267">
            <text:p>3.5951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0])+1" office:value-type="float" office:value="12">
            <text:p>12</text:p>
          </table:table-cell>
          <table:table-cell table:style-name="ce3" office:value-type="string">
            <text:p>n/a</text:p>
          </table:table-cell>
          <table:table-cell table:style-name="ce2" office:value-type="float" office:value="0.8125">
            <text:p>0.8125</text:p>
          </table:table-cell>
          <table:table-cell table:style-name="ce12" table:formula="of:=[.C21]*25.4" office:value-type="float" office:value="20.6375">
            <text:p>20.6375</text:p>
          </table:table-cell>
          <table:table-cell table:style-name="ce14" table:formula="of:=[.D21]/2" office:value-type="float" office:value="10.31875">
            <text:p>10.3188</text:p>
          </table:table-cell>
          <table:table-cell table:style-name="ce16" table:formula="of:=pi*[.D21]" office:value-type="float" office:value="64.8346183884593">
            <text:p>64.8346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.69230769230769">
            <text:p>3.6923E+00</text:p>
          </table:table-cell>
          <table:table-cell table:style-name="ce22" table:formula="of:=INDIRECT(&quot;R8C&quot;&amp;COLUMN();0)/INDIRECT(&quot;R&quot;&amp;ROW()&amp;&quot;C6&quot;;0)" office:value-type="float" office:value="3.07692307692308">
            <text:p>3.0769E+00</text:p>
          </table:table-cell>
          <table:table-cell table:style-name="ce22" table:formula="of:=INDIRECT(&quot;R8C&quot;&amp;COLUMN();0)/INDIRECT(&quot;R&quot;&amp;ROW()&amp;&quot;C6&quot;;0)" office:value-type="float" office:value="2.76923076923077">
            <text:p>2.7692E+00</text:p>
          </table:table-cell>
          <table:table-cell table:style-name="ce22" table:formula="of:=INDIRECT(&quot;R8C&quot;&amp;COLUMN();0)/INDIRECT(&quot;R&quot;&amp;ROW()&amp;&quot;C6&quot;;0)" office:value-type="float" office:value="2.46153846153846">
            <text:p>2.4615E+00</text:p>
          </table:table-cell>
          <table:table-cell table:style-name="ce22" table:formula="of:=INDIRECT(&quot;R8C&quot;&amp;COLUMN();0)/INDIRECT(&quot;R&quot;&amp;ROW()&amp;&quot;C6&quot;;0)" office:value-type="float" office:value="2.15384615384615">
            <text:p>2.1538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84615384615385">
            <text:p>1.8462E+00</text:p>
          </table:table-cell>
          <table:table-cell table:style-name="ce22" table:formula="of:=INDIRECT(&quot;R8C&quot;&amp;COLUMN();0)/INDIRECT(&quot;R&quot;&amp;ROW()&amp;&quot;C6&quot;;0)" office:value-type="float" office:value="1.69230769230769">
            <text:p>1.6923E+00</text:p>
          </table:table-cell>
          <table:table-cell table:style-name="ce22" table:formula="of:=INDIRECT(&quot;R8C&quot;&amp;COLUMN();0)/INDIRECT(&quot;R&quot;&amp;ROW()&amp;&quot;C6&quot;;0)" office:value-type="float" office:value="1.53846153846154">
            <text:p>1.5385E+00</text:p>
          </table:table-cell>
          <table:table-cell table:style-name="ce22" table:formula="of:=INDIRECT(&quot;R8C&quot;&amp;COLUMN();0)/INDIRECT(&quot;R&quot;&amp;ROW()&amp;&quot;C6&quot;;0)" office:value-type="float" office:value="1.23076923076923">
            <text:p>1.2308E+00</text:p>
          </table:table-cell>
          <table:table-cell table:style-name="ce22" table:formula="of:=INDIRECT(&quot;R8C&quot;&amp;COLUMN();0)/INDIRECT(&quot;R&quot;&amp;ROW()&amp;&quot;C6&quot;;0)" office:value-type="float" office:value="1.07692307692308">
            <text:p>1.076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3076923076923">
            <text:p>9.2308E-01</text:p>
          </table:table-cell>
          <table:table-cell table:style-name="ce22" table:formula="of:=INDIRECT(&quot;R8C&quot;&amp;COLUMN();0)/INDIRECT(&quot;R&quot;&amp;ROW()&amp;&quot;C6&quot;;0)" office:value-type="float" office:value="0.769230769230769">
            <text:p>7.6923E-01</text:p>
          </table:table-cell>
          <table:table-cell table:style-name="ce22" table:formula="of:=INDIRECT(&quot;R8C&quot;&amp;COLUMN();0)/INDIRECT(&quot;R&quot;&amp;ROW()&amp;&quot;C6&quot;;0)" office:value-type="float" office:value="0.615384615384615">
            <text:p>6.1538E-01</text:p>
          </table:table-cell>
          <table:table-cell table:style-name="ce22" table:formula="of:=INDIRECT(&quot;R8C&quot;&amp;COLUMN();0)/INDIRECT(&quot;R&quot;&amp;ROW()&amp;&quot;C6&quot;;0)" office:value-type="float" office:value="0.566153846153846">
            <text:p>5.6615E-01</text:p>
          </table:table-cell>
          <table:table-cell table:style-name="ce22" table:formula="of:=INDIRECT(&quot;R8C&quot;&amp;COLUMN();0)/INDIRECT(&quot;R&quot;&amp;ROW()&amp;&quot;C6&quot;;0)" office:value-type="float" office:value="0.504130829800121">
            <text:p>5.0413E-01</text:p>
          </table:table-cell>
          <table:table-cell table:style-name="ce22" table:formula="of:=INDIRECT(&quot;R8C&quot;&amp;COLUMN();0)/INDIRECT(&quot;R&quot;&amp;ROW()&amp;&quot;C6&quot;;0)" office:value-type="float" office:value="0.461538461538462">
            <text:p>4.6154E-01</text:p>
          </table:table-cell>
          <table:table-cell table:style-name="ce22" table:formula="of:=INDIRECT(&quot;R8C&quot;&amp;COLUMN();0)/INDIRECT(&quot;R&quot;&amp;ROW()&amp;&quot;C6&quot;;0)" office:value-type="float" office:value="0.448988491823138">
            <text:p>4.4899E-01</text:p>
          </table:table-cell>
          <table:table-cell table:style-name="ce22" table:formula="of:=INDIRECT(&quot;R8C&quot;&amp;COLUMN();0)/INDIRECT(&quot;R&quot;&amp;ROW()&amp;&quot;C6&quot;;0)" office:value-type="float" office:value="0.399854633555421">
            <text:p>3.9985E-01</text:p>
          </table:table-cell>
          <table:table-cell table:style-name="ce22" table:formula="of:=INDIRECT(&quot;R8C&quot;&amp;COLUMN();0)/INDIRECT(&quot;R&quot;&amp;ROW()&amp;&quot;C6&quot;;0)" office:value-type="float" office:value="0.384615384615385">
            <text:p>3.8462E-01</text:p>
          </table:table-cell>
          <table:table-cell table:style-name="ce22" table:formula="of:=INDIRECT(&quot;R8C&quot;&amp;COLUMN();0)/INDIRECT(&quot;R&quot;&amp;ROW()&amp;&quot;C6&quot;;0)" office:value-type="float" office:value="0.356050878255603">
            <text:p>3.5605E-01</text:p>
          </table:table-cell>
          <table:table-cell table:style-name="ce22" table:formula="of:=INDIRECT(&quot;R8C&quot;&amp;COLUMN();0)/INDIRECT(&quot;R&quot;&amp;ROW()&amp;&quot;C6&quot;;0)" office:value-type="float" office:value="0.317092671108419">
            <text:p>3.1709E-01</text:p>
          </table:table-cell>
          <table:table-cell table:style-name="ce22" table:formula="of:=INDIRECT(&quot;R8C&quot;&amp;COLUMN();0)/INDIRECT(&quot;R&quot;&amp;ROW()&amp;&quot;C6&quot;;0)" office:value-type="float" office:value="0.307692307692308">
            <text:p>3.0769E-01</text:p>
          </table:table-cell>
          <table:table-cell table:style-name="ce22" table:formula="of:=INDIRECT(&quot;R8C&quot;&amp;COLUMN();0)/INDIRECT(&quot;R&quot;&amp;ROW()&amp;&quot;C6&quot;;0)" office:value-type="float" office:value="0.282350090854028">
            <text:p>2.8235E-01</text:p>
          </table:table-cell>
          <table:table-cell table:style-name="ce22" table:formula="of:=INDIRECT(&quot;R8C&quot;&amp;COLUMN();0)/INDIRECT(&quot;R&quot;&amp;ROW()&amp;&quot;C6&quot;;0)" office:value-type="float" office:value="0.251435493640218">
            <text:p>2.5144E-01</text:p>
          </table:table-cell>
          <table:table-cell table:style-name="ce22" table:formula="of:=INDIRECT(&quot;R8C&quot;&amp;COLUMN();0)/INDIRECT(&quot;R&quot;&amp;ROW()&amp;&quot;C6&quot;;0)" office:value-type="float" office:value="0.230769230769231">
            <text:p>2.3077E-01</text:p>
          </table:table-cell>
          <table:table-cell table:style-name="ce22" table:formula="of:=INDIRECT(&quot;R8C&quot;&amp;COLUMN();0)/INDIRECT(&quot;R&quot;&amp;ROW()&amp;&quot;C6&quot;;0)" office:value-type="float" office:value="0.223912780133253">
            <text:p>2.2391E-01</text:p>
          </table:table-cell>
          <table:table-cell table:style-name="ce22" table:formula="of:=INDIRECT(&quot;R8C&quot;&amp;COLUMN();0)/INDIRECT(&quot;R&quot;&amp;ROW()&amp;&quot;C6&quot;;0)" office:value-type="float" office:value="0.199394306480921">
            <text:p>1.9939E-01</text:p>
          </table:table-cell>
          <table:table-cell table:style-name="ce22" table:formula="of:=INDIRECT(&quot;R8C&quot;&amp;COLUMN();0)/INDIRECT(&quot;R&quot;&amp;ROW()&amp;&quot;C6&quot;;0)" office:value-type="float" office:value="0.177589339794064">
            <text:p>1.7759E-01</text:p>
          </table:table-cell>
          <table:table-cell table:style-name="ce22" table:formula="of:=INDIRECT(&quot;R8C&quot;&amp;COLUMN();0)/INDIRECT(&quot;R&quot;&amp;ROW()&amp;&quot;C6&quot;;0)" office:value-type="float" office:value="0.158158691701999">
            <text:p>1.5816E-01</text:p>
          </table:table-cell>
          <table:table-cell table:style-name="ce22" table:formula="of:=INDIRECT(&quot;R8C&quot;&amp;COLUMN();0)/INDIRECT(&quot;R&quot;&amp;ROW()&amp;&quot;C6&quot;;0)" office:value-type="float" office:value="0.140811629315566">
            <text:p>1.4081E-01</text:p>
          </table:table-cell>
          <table:table-cell table:style-name="ce22" table:formula="of:=INDIRECT(&quot;R8C&quot;&amp;COLUMN();0)/INDIRECT(&quot;R&quot;&amp;ROW()&amp;&quot;C6&quot;;0)" office:value-type="float" office:value="0.125402786190188">
            <text:p>1.2540E-01</text:p>
          </table:table-cell>
          <table:table-cell table:style-name="ce22" table:formula="of:=INDIRECT(&quot;R8C&quot;&amp;COLUMN();0)/INDIRECT(&quot;R&quot;&amp;ROW()&amp;&quot;C6&quot;;0)" office:value-type="float" office:value="0.111689884918231">
            <text:p>1.1169E-01</text:p>
          </table:table-cell>
          <table:table-cell table:style-name="ce22" table:formula="of:=INDIRECT(&quot;R8C&quot;&amp;COLUMN();0)/INDIRECT(&quot;R&quot;&amp;ROW()&amp;&quot;C6&quot;;0)" office:value-type="float" office:value="0.0994791035735918">
            <text:p>9.9479E-02</text:p>
          </table:table-cell>
          <table:table-cell table:style-name="ce22" table:formula="of:=INDIRECT(&quot;R8C&quot;&amp;COLUMN();0)/INDIRECT(&quot;R&quot;&amp;ROW()&amp;&quot;C6&quot;;0)" office:value-type="float" office:value="0.0885766202301635">
            <text:p>8.8577E-02</text:p>
          </table:table-cell>
          <table:table-cell table:style-name="ce22" table:formula="of:=INDIRECT(&quot;R8C&quot;&amp;COLUMN();0)/INDIRECT(&quot;R&quot;&amp;ROW()&amp;&quot;C6&quot;;0)" office:value-type="float" office:value="0.078885523924894">
            <text:p>7.8886E-02</text:p>
          </table:table-cell>
          <table:table-cell table:style-name="ce22" table:formula="of:=INDIRECT(&quot;R8C&quot;&amp;COLUMN();0)/INDIRECT(&quot;R&quot;&amp;ROW()&amp;&quot;C6&quot;;0)" office:value-type="float" office:value="0.0702604482132041">
            <text:p>7.0260E-02</text:p>
          </table:table-cell>
          <table:table-cell table:style-name="ce22" table:formula="of:=INDIRECT(&quot;R8C&quot;&amp;COLUMN();0)/INDIRECT(&quot;R&quot;&amp;ROW()&amp;&quot;C6&quot;;0)" office:value-type="float" office:value="0.0625560266505148">
            <text:p>6.2556E-02</text:p>
          </table:table-cell>
          <table:table-cell table:style-name="ce22" table:formula="of:=INDIRECT(&quot;R8C&quot;&amp;COLUMN();0)/INDIRECT(&quot;R&quot;&amp;ROW()&amp;&quot;C6&quot;;0)" office:value-type="float" office:value="0.0557238037552998">
            <text:p>5.5724E-02</text:p>
          </table:table-cell>
          <table:table-cell table:style-name="ce22" table:formula="of:=INDIRECT(&quot;R8C&quot;&amp;COLUMN();0)/INDIRECT(&quot;R&quot;&amp;ROW()&amp;&quot;C6&quot;;0)" office:value-type="float" office:value="0.04961841308298">
            <text:p>4.9618E-02</text:p>
          </table:table-cell>
          <table:table-cell table:style-name="ce22" table:formula="of:=INDIRECT(&quot;R8C&quot;&amp;COLUMN();0)/INDIRECT(&quot;R&quot;&amp;ROW()&amp;&quot;C6&quot;;0)" office:value-type="float" office:value="0.0441913991520291">
            <text:p>4.4191E-02</text:p>
          </table:table-cell>
          <table:table-cell table:style-name="ce22" table:formula="of:=INDIRECT(&quot;R8C&quot;&amp;COLUMN();0)/INDIRECT(&quot;R&quot;&amp;ROW()&amp;&quot;C6&quot;;0)" office:value-type="float" office:value="0.0393458509993943">
            <text:p>3.9346E-02</text:p>
          </table:table-cell>
          <table:table-cell table:style-name="ce22" table:formula="of:=INDIRECT(&quot;R8C&quot;&amp;COLUMN();0)/INDIRECT(&quot;R&quot;&amp;ROW()&amp;&quot;C6&quot;;0)" office:value-type="float" office:value="0.0350333131435494">
            <text:p>3.5033E-02</text:p>
          </table:table-cell>
          <table:table-cell table:style-name="ce22" table:formula="of:=INDIRECT(&quot;R8C&quot;&amp;COLUMN();0)/INDIRECT(&quot;R&quot;&amp;ROW()&amp;&quot;C6&quot;;0)" office:value-type="float" office:value="0.0312053301029679">
            <text:p>3.1205E-02</text:p>
          </table:table-cell>
          <table:table-cell table:style-name="ce22" table:formula="of:=INDIRECT(&quot;R8C&quot;&amp;COLUMN();0)/INDIRECT(&quot;R&quot;&amp;ROW()&amp;&quot;C6&quot;;0)" office:value-type="float" office:value="0.0277649909145972">
            <text:p>2.7765E-02</text:p>
          </table:table-cell>
          <table:table-cell table:style-name="ce22" table:formula="of:=INDIRECT(&quot;R8C&quot;&amp;COLUMN();0)/INDIRECT(&quot;R&quot;&amp;ROW()&amp;&quot;C6&quot;;0)" office:value-type="float" office:value="0.0247607510599637">
            <text:p>2.4761E-02</text:p>
          </table:table-cell>
          <table:table-cell table:style-name="ce22" table:formula="of:=INDIRECT(&quot;R8C&quot;&amp;COLUMN();0)/INDIRECT(&quot;R&quot;&amp;ROW()&amp;&quot;C6&quot;;0)" office:value-type="float" office:value="0.0220472440944882">
            <text:p>2.2047E-02</text:p>
          </table:table-cell>
          <table:table-cell table:style-name="ce22" table:formula="of:=INDIRECT(&quot;R8C&quot;&amp;COLUMN();0)/INDIRECT(&quot;R&quot;&amp;ROW()&amp;&quot;C6&quot;;0)" office:value-type="float" office:value="0.0196244700181708">
            <text:p>1.9624E-02</text:p>
          </table:table-cell>
          <table:table-cell table:style-name="ce22" table:formula="of:=INDIRECT(&quot;R8C&quot;&amp;COLUMN();0)/INDIRECT(&quot;R&quot;&amp;ROW()&amp;&quot;C6&quot;;0)" office:value-type="float" office:value="0.0174924288310115">
            <text:p>1.7492E-02</text:p>
          </table:table-cell>
          <table:table-cell table:style-name="ce22" table:formula="of:=INDIRECT(&quot;R8C&quot;&amp;COLUMN();0)/INDIRECT(&quot;R&quot;&amp;ROW()&amp;&quot;C6&quot;;0)" office:value-type="float" office:value="0.0155542095699576">
            <text:p>1.5554E-02</text:p>
          </table:table-cell>
          <table:table-cell table:style-name="ce22" table:formula="of:=INDIRECT(&quot;R8C&quot;&amp;COLUMN();0)/INDIRECT(&quot;R&quot;&amp;ROW()&amp;&quot;C6&quot;;0)" office:value-type="float" office:value="0.0138582677165354">
            <text:p>1.3858E-02</text:p>
          </table:table-cell>
          <table:table-cell table:style-name="ce22" table:formula="of:=INDIRECT(&quot;R8C&quot;&amp;COLUMN();0)/INDIRECT(&quot;R&quot;&amp;ROW()&amp;&quot;C6&quot;;0)" office:value-type="float" office:value="0.0123561477892187">
            <text:p>1.2356E-02</text:p>
          </table:table-cell>
          <table:table-cell table:style-name="ce22" table:formula="of:=INDIRECT(&quot;R8C&quot;&amp;COLUMN();0)/INDIRECT(&quot;R&quot;&amp;ROW()&amp;&quot;C6&quot;;0)" office:value-type="float" office:value="0.0109993943064809">
            <text:p>1.0999E-02</text:p>
          </table:table-cell>
          <table:table-cell table:style-name="ce22" table:formula="of:=INDIRECT(&quot;R8C&quot;&amp;COLUMN();0)/INDIRECT(&quot;R&quot;&amp;ROW()&amp;&quot;C6&quot;;0)" office:value-type="float" office:value="0.00978800726832223">
            <text:p>9.7880E-03</text:p>
          </table:table-cell>
          <table:table-cell table:style-name="ce22" table:formula="of:=INDIRECT(&quot;R8C&quot;&amp;COLUMN();0)/INDIRECT(&quot;R&quot;&amp;ROW()&amp;&quot;C6&quot;;0)" office:value-type="float" office:value="0.00872198667474258">
            <text:p>8.7220E-03</text:p>
          </table:table-cell>
          <table:table-cell table:style-name="ce22" table:formula="of:=INDIRECT(&quot;R8C&quot;&amp;COLUMN();0)/INDIRECT(&quot;R&quot;&amp;ROW()&amp;&quot;C6&quot;;0)" office:value-type="float" office:value="0.00775287704421563">
            <text:p>7.7529E-03</text:p>
          </table:table-cell>
          <table:table-cell table:style-name="ce22" table:formula="of:=INDIRECT(&quot;R8C&quot;&amp;COLUMN();0)/INDIRECT(&quot;R&quot;&amp;ROW()&amp;&quot;C6&quot;;0)" office:value-type="float" office:value="0.00692913385826772">
            <text:p>6.9291E-03</text:p>
          </table:table-cell>
          <table:table-cell table:style-name="ce22" table:formula="of:=INDIRECT(&quot;R8C&quot;&amp;COLUMN();0)/INDIRECT(&quot;R&quot;&amp;ROW()&amp;&quot;C6&quot;;0)" office:value-type="float" office:value="0.00615384615384615">
            <text:p>6.1538E-03</text:p>
          </table:table-cell>
          <table:table-cell table:style-name="ce22" table:formula="of:=INDIRECT(&quot;R8C&quot;&amp;COLUMN();0)/INDIRECT(&quot;R&quot;&amp;ROW()&amp;&quot;C6&quot;;0)" office:value-type="float" office:value="0.00547546941247729">
            <text:p>5.4755E-03</text:p>
          </table:table-cell>
          <table:table-cell table:style-name="ce22" table:formula="of:=INDIRECT(&quot;R8C&quot;&amp;COLUMN();0)/INDIRECT(&quot;R&quot;&amp;ROW()&amp;&quot;C6&quot;;0)" office:value-type="float" office:value="0.00489400363416111">
            <text:p>4.8940E-03</text:p>
          </table:table-cell>
          <table:table-cell table:style-name="ce22" table:formula="of:=INDIRECT(&quot;R8C&quot;&amp;COLUMN();0)/INDIRECT(&quot;R&quot;&amp;ROW()&amp;&quot;C6&quot;;0)" office:value-type="float" office:value="0.00434645669291339">
            <text:p>4.3465E-03</text:p>
          </table:table-cell>
          <table:table-cell table:style-name="ce22" table:formula="of:=INDIRECT(&quot;R8C&quot;&amp;COLUMN();0)/INDIRECT(&quot;R&quot;&amp;ROW()&amp;&quot;C6&quot;;0)" office:value-type="float" office:value="0.00387159297395518">
            <text:p>3.8716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1])+1" office:value-type="float" office:value="13">
            <text:p>13</text:p>
          </table:table-cell>
          <table:table-cell table:style-name="ce3" office:value-type="string">
            <text:p>n/a</text:p>
          </table:table-cell>
          <table:table-cell table:style-name="ce2" office:value-type="float" office:value="0.75">
            <text:p>0.7500</text:p>
          </table:table-cell>
          <table:table-cell table:style-name="ce12" table:formula="of:=[.C22]*25.4" office:value-type="float" office:value="19.05">
            <text:p>19.0500</text:p>
          </table:table-cell>
          <table:table-cell table:style-name="ce14" table:formula="of:=[.D22]/2" office:value-type="float" office:value="9.525">
            <text:p>9.5250</text:p>
          </table:table-cell>
          <table:table-cell table:style-name="ce16" table:formula="of:=pi*[.D22]" office:value-type="float" office:value="59.8473400508855">
            <text:p>59.8473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33333333333333">
            <text:p>3.3333E+00</text:p>
          </table:table-cell>
          <table:table-cell table:style-name="ce22" table:formula="of:=INDIRECT(&quot;R8C&quot;&amp;COLUMN();0)/INDIRECT(&quot;R&quot;&amp;ROW()&amp;&quot;C6&quot;;0)" office:value-type="float" office:value="3">
            <text:p>3.0000E+00</text:p>
          </table:table-cell>
          <table:table-cell table:style-name="ce22" table:formula="of:=INDIRECT(&quot;R8C&quot;&amp;COLUMN();0)/INDIRECT(&quot;R&quot;&amp;ROW()&amp;&quot;C6&quot;;0)" office:value-type="float" office:value="2.66666666666667">
            <text:p>2.6667E+00</text:p>
          </table:table-cell>
          <table:table-cell table:style-name="ce22" table:formula="of:=INDIRECT(&quot;R8C&quot;&amp;COLUMN();0)/INDIRECT(&quot;R&quot;&amp;ROW()&amp;&quot;C6&quot;;0)" office:value-type="float" office:value="2.33333333333333">
            <text:p>2.3333E+00</text:p>
          </table:table-cell>
          <table:table-cell table:style-name="ce22" table:formula="of:=INDIRECT(&quot;R8C&quot;&amp;COLUMN();0)/INDIRECT(&quot;R&quot;&amp;ROW()&amp;&quot;C6&quot;;0)" office:value-type="float" office:value="2.16666666666667">
            <text:p>2.1667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83333333333333">
            <text:p>1.8333E+00</text:p>
          </table:table-cell>
          <table:table-cell table:style-name="ce22" table:formula="of:=INDIRECT(&quot;R8C&quot;&amp;COLUMN();0)/INDIRECT(&quot;R&quot;&amp;ROW()&amp;&quot;C6&quot;;0)" office:value-type="float" office:value="1.66666666666667">
            <text:p>1.6667E+00</text:p>
          </table:table-cell>
          <table:table-cell table:style-name="ce22" table:formula="of:=INDIRECT(&quot;R8C&quot;&amp;COLUMN();0)/INDIRECT(&quot;R&quot;&amp;ROW()&amp;&quot;C6&quot;;0)" office:value-type="float" office:value="1.33333333333333">
            <text:p>1.3333E+00</text:p>
          </table:table-cell>
          <table:table-cell table:style-name="ce22" table:formula="of:=INDIRECT(&quot;R8C&quot;&amp;COLUMN();0)/INDIRECT(&quot;R&quot;&amp;ROW()&amp;&quot;C6&quot;;0)" office:value-type="float" office:value="1.16666666666667">
            <text:p>1.1667E+00</text:p>
          </table:table-cell>
          <table:table-cell table:style-name="ce22" table:formula="of:=INDIRECT(&quot;R8C&quot;&amp;COLUMN();0)/INDIRECT(&quot;R&quot;&amp;ROW()&amp;&quot;C6&quot;;0)" office:value-type="float" office:value="1.08333333333333">
            <text:p>1.0833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33333333333333">
            <text:p>8.3333E-01</text:p>
          </table:table-cell>
          <table:table-cell table:style-name="ce22" table:formula="of:=INDIRECT(&quot;R8C&quot;&amp;COLUMN();0)/INDIRECT(&quot;R&quot;&amp;ROW()&amp;&quot;C6&quot;;0)" office:value-type="float" office:value="0.666666666666667">
            <text:p>6.6667E-01</text:p>
          </table:table-cell>
          <table:table-cell table:style-name="ce22" table:formula="of:=INDIRECT(&quot;R8C&quot;&amp;COLUMN();0)/INDIRECT(&quot;R&quot;&amp;ROW()&amp;&quot;C6&quot;;0)" office:value-type="float" office:value="0.613333333333333">
            <text:p>6.1333E-01</text:p>
          </table:table-cell>
          <table:table-cell table:style-name="ce22" table:formula="of:=INDIRECT(&quot;R8C&quot;&amp;COLUMN();0)/INDIRECT(&quot;R&quot;&amp;ROW()&amp;&quot;C6&quot;;0)" office:value-type="float" office:value="0.546141732283465">
            <text:p>5.4614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86404199475066">
            <text:p>4.8640E-01</text:p>
          </table:table-cell>
          <table:table-cell table:style-name="ce22" table:formula="of:=INDIRECT(&quot;R8C&quot;&amp;COLUMN();0)/INDIRECT(&quot;R&quot;&amp;ROW()&amp;&quot;C6&quot;;0)" office:value-type="float" office:value="0.433175853018373">
            <text:p>4.3318E-01</text:p>
          </table:table-cell>
          <table:table-cell table:style-name="ce22" table:formula="of:=INDIRECT(&quot;R8C&quot;&amp;COLUMN();0)/INDIRECT(&quot;R&quot;&amp;ROW()&amp;&quot;C6&quot;;0)" office:value-type="float" office:value="0.416666666666667">
            <text:p>4.1667E-01</text:p>
          </table:table-cell>
          <table:table-cell table:style-name="ce22" table:formula="of:=INDIRECT(&quot;R8C&quot;&amp;COLUMN();0)/INDIRECT(&quot;R&quot;&amp;ROW()&amp;&quot;C6&quot;;0)" office:value-type="float" office:value="0.385721784776903">
            <text:p>3.8572E-01</text:p>
          </table:table-cell>
          <table:table-cell table:style-name="ce22" table:formula="of:=INDIRECT(&quot;R8C&quot;&amp;COLUMN();0)/INDIRECT(&quot;R&quot;&amp;ROW()&amp;&quot;C6&quot;;0)" office:value-type="float" office:value="0.343517060367454">
            <text:p>3.4352E-01</text:p>
          </table:table-cell>
          <table:table-cell table:style-name="ce22" table:formula="of:=INDIRECT(&quot;R8C&quot;&amp;COLUMN();0)/INDIRECT(&quot;R&quot;&amp;ROW()&amp;&quot;C6&quot;;0)" office:value-type="float" office:value="0.333333333333333">
            <text:p>3.3333E-01</text:p>
          </table:table-cell>
          <table:table-cell table:style-name="ce22" table:formula="of:=INDIRECT(&quot;R8C&quot;&amp;COLUMN();0)/INDIRECT(&quot;R&quot;&amp;ROW()&amp;&quot;C6&quot;;0)" office:value-type="float" office:value="0.305879265091864">
            <text:p>3.0588E-01</text:p>
          </table:table-cell>
          <table:table-cell table:style-name="ce22" table:formula="of:=INDIRECT(&quot;R8C&quot;&amp;COLUMN();0)/INDIRECT(&quot;R&quot;&amp;ROW()&amp;&quot;C6&quot;;0)" office:value-type="float" office:value="0.27238845144357">
            <text:p>2.7239E-01</text:p>
          </table:table-cell>
          <table:table-cell table:style-name="ce22" table:formula="of:=INDIRECT(&quot;R8C&quot;&amp;COLUMN();0)/INDIRECT(&quot;R&quot;&amp;ROW()&amp;&quot;C6&quot;;0)" office:value-type="float" office:value="0.25">
            <text:p>2.5000E-01</text:p>
          </table:table-cell>
          <table:table-cell table:style-name="ce22" table:formula="of:=INDIRECT(&quot;R8C&quot;&amp;COLUMN();0)/INDIRECT(&quot;R&quot;&amp;ROW()&amp;&quot;C6&quot;;0)" office:value-type="float" office:value="0.24257217847769">
            <text:p>2.4257E-01</text:p>
          </table:table-cell>
          <table:table-cell table:style-name="ce22" table:formula="of:=INDIRECT(&quot;R8C&quot;&amp;COLUMN();0)/INDIRECT(&quot;R&quot;&amp;ROW()&amp;&quot;C6&quot;;0)" office:value-type="float" office:value="0.216010498687664">
            <text:p>2.1601E-01</text:p>
          </table:table-cell>
          <table:table-cell table:style-name="ce22" table:formula="of:=INDIRECT(&quot;R8C&quot;&amp;COLUMN();0)/INDIRECT(&quot;R&quot;&amp;ROW()&amp;&quot;C6&quot;;0)" office:value-type="float" office:value="0.19238845144357">
            <text:p>1.9239E-01</text:p>
          </table:table-cell>
          <table:table-cell table:style-name="ce22" table:formula="of:=INDIRECT(&quot;R8C&quot;&amp;COLUMN();0)/INDIRECT(&quot;R&quot;&amp;ROW()&amp;&quot;C6&quot;;0)" office:value-type="float" office:value="0.171338582677165">
            <text:p>1.7134E-01</text:p>
          </table:table-cell>
          <table:table-cell table:style-name="ce22" table:formula="of:=INDIRECT(&quot;R8C&quot;&amp;COLUMN();0)/INDIRECT(&quot;R&quot;&amp;ROW()&amp;&quot;C6&quot;;0)" office:value-type="float" office:value="0.15254593175853">
            <text:p>1.5255E-01</text:p>
          </table:table-cell>
          <table:table-cell table:style-name="ce22" table:formula="of:=INDIRECT(&quot;R8C&quot;&amp;COLUMN();0)/INDIRECT(&quot;R&quot;&amp;ROW()&amp;&quot;C6&quot;;0)" office:value-type="float" office:value="0.135853018372703">
            <text:p>1.3585E-01</text:p>
          </table:table-cell>
          <table:table-cell table:style-name="ce22" table:formula="of:=INDIRECT(&quot;R8C&quot;&amp;COLUMN();0)/INDIRECT(&quot;R&quot;&amp;ROW()&amp;&quot;C6&quot;;0)" office:value-type="float" office:value="0.120997375328084">
            <text:p>1.2100E-01</text:p>
          </table:table-cell>
          <table:table-cell table:style-name="ce22" table:formula="of:=INDIRECT(&quot;R8C&quot;&amp;COLUMN();0)/INDIRECT(&quot;R&quot;&amp;ROW()&amp;&quot;C6&quot;;0)" office:value-type="float" office:value="0.107769028871391">
            <text:p>1.0777E-01</text:p>
          </table:table-cell>
          <table:table-cell table:style-name="ce22" table:formula="of:=INDIRECT(&quot;R8C&quot;&amp;COLUMN();0)/INDIRECT(&quot;R&quot;&amp;ROW()&amp;&quot;C6&quot;;0)" office:value-type="float" office:value="0.0959580052493438">
            <text:p>9.5958E-02</text:p>
          </table:table-cell>
          <table:table-cell table:style-name="ce22" table:formula="of:=INDIRECT(&quot;R8C&quot;&amp;COLUMN();0)/INDIRECT(&quot;R&quot;&amp;ROW()&amp;&quot;C6&quot;;0)" office:value-type="float" office:value="0.0854593175853019">
            <text:p>8.5459E-02</text:p>
          </table:table-cell>
          <table:table-cell table:style-name="ce22" table:formula="of:=INDIRECT(&quot;R8C&quot;&amp;COLUMN();0)/INDIRECT(&quot;R&quot;&amp;ROW()&amp;&quot;C6&quot;;0)" office:value-type="float" office:value="0.0761154855643045">
            <text:p>7.6115E-02</text:p>
          </table:table-cell>
          <table:table-cell table:style-name="ce22" table:formula="of:=INDIRECT(&quot;R8C&quot;&amp;COLUMN();0)/INDIRECT(&quot;R&quot;&amp;ROW()&amp;&quot;C6&quot;;0)" office:value-type="float" office:value="0.0677690288713911">
            <text:p>6.7769E-02</text:p>
          </table:table-cell>
          <table:table-cell table:style-name="ce22" table:formula="of:=INDIRECT(&quot;R8C&quot;&amp;COLUMN();0)/INDIRECT(&quot;R&quot;&amp;ROW()&amp;&quot;C6&quot;;0)" office:value-type="float" office:value="0.0603674540682415">
            <text:p>6.0367E-02</text:p>
          </table:table-cell>
          <table:table-cell table:style-name="ce22" table:formula="of:=INDIRECT(&quot;R8C&quot;&amp;COLUMN();0)/INDIRECT(&quot;R&quot;&amp;ROW()&amp;&quot;C6&quot;;0)" office:value-type="float" office:value="0.053753280839895">
            <text:p>5.3753E-02</text:p>
          </table:table-cell>
          <table:table-cell table:style-name="ce22" table:formula="of:=INDIRECT(&quot;R8C&quot;&amp;COLUMN();0)/INDIRECT(&quot;R&quot;&amp;ROW()&amp;&quot;C6&quot;;0)" office:value-type="float" office:value="0.0478740157480315">
            <text:p>4.7874E-02</text:p>
          </table:table-cell>
          <table:table-cell table:style-name="ce22" table:formula="of:=INDIRECT(&quot;R8C&quot;&amp;COLUMN();0)/INDIRECT(&quot;R&quot;&amp;ROW()&amp;&quot;C6&quot;;0)" office:value-type="float" office:value="0.0426246719160105">
            <text:p>4.2625E-02</text:p>
          </table:table-cell>
          <table:table-cell table:style-name="ce22" table:formula="of:=INDIRECT(&quot;R8C&quot;&amp;COLUMN();0)/INDIRECT(&quot;R&quot;&amp;ROW()&amp;&quot;C6&quot;;0)" office:value-type="float" office:value="0.0379527559055118">
            <text:p>3.7953E-02</text:p>
          </table:table-cell>
          <table:table-cell table:style-name="ce22" table:formula="of:=INDIRECT(&quot;R8C&quot;&amp;COLUMN();0)/INDIRECT(&quot;R&quot;&amp;ROW()&amp;&quot;C6&quot;;0)" office:value-type="float" office:value="0.0338057742782152">
            <text:p>3.3806E-02</text:p>
          </table:table-cell>
          <table:table-cell table:style-name="ce22" table:formula="of:=INDIRECT(&quot;R8C&quot;&amp;COLUMN();0)/INDIRECT(&quot;R&quot;&amp;ROW()&amp;&quot;C6&quot;;0)" office:value-type="float" office:value="0.0300787401574803">
            <text:p>3.0079E-02</text:p>
          </table:table-cell>
          <table:table-cell table:style-name="ce22" table:formula="of:=INDIRECT(&quot;R8C&quot;&amp;COLUMN();0)/INDIRECT(&quot;R&quot;&amp;ROW()&amp;&quot;C6&quot;;0)" office:value-type="float" office:value="0.0268241469816273">
            <text:p>2.6824E-02</text:p>
          </table:table-cell>
          <table:table-cell table:style-name="ce22" table:formula="of:=INDIRECT(&quot;R8C&quot;&amp;COLUMN();0)/INDIRECT(&quot;R&quot;&amp;ROW()&amp;&quot;C6&quot;;0)" office:value-type="float" office:value="0.0238845144356955">
            <text:p>2.3885E-02</text:p>
          </table:table-cell>
          <table:table-cell table:style-name="ce22" table:formula="of:=INDIRECT(&quot;R8C&quot;&amp;COLUMN();0)/INDIRECT(&quot;R&quot;&amp;ROW()&amp;&quot;C6&quot;;0)" office:value-type="float" office:value="0.021259842519685">
            <text:p>2.1260E-02</text:p>
          </table:table-cell>
          <table:table-cell table:style-name="ce22" table:formula="of:=INDIRECT(&quot;R8C&quot;&amp;COLUMN();0)/INDIRECT(&quot;R&quot;&amp;ROW()&amp;&quot;C6&quot;;0)" office:value-type="float" office:value="0.0189501312335958">
            <text:p>1.8950E-02</text:p>
          </table:table-cell>
          <table:table-cell table:style-name="ce22" table:formula="of:=INDIRECT(&quot;R8C&quot;&amp;COLUMN();0)/INDIRECT(&quot;R&quot;&amp;ROW()&amp;&quot;C6&quot;;0)" office:value-type="float" office:value="0.0168503937007874">
            <text:p>1.6850E-02</text:p>
          </table:table-cell>
          <table:table-cell table:style-name="ce22" table:formula="of:=INDIRECT(&quot;R8C&quot;&amp;COLUMN();0)/INDIRECT(&quot;R&quot;&amp;ROW()&amp;&quot;C6&quot;;0)" office:value-type="float" office:value="0.0150131233595801">
            <text:p>1.5013E-02</text:p>
          </table:table-cell>
          <table:table-cell table:style-name="ce22" table:formula="of:=INDIRECT(&quot;R8C&quot;&amp;COLUMN();0)/INDIRECT(&quot;R&quot;&amp;ROW()&amp;&quot;C6&quot;;0)" office:value-type="float" office:value="0.0133858267716535">
            <text:p>1.3386E-02</text:p>
          </table:table-cell>
          <table:table-cell table:style-name="ce22" table:formula="of:=INDIRECT(&quot;R8C&quot;&amp;COLUMN();0)/INDIRECT(&quot;R&quot;&amp;ROW()&amp;&quot;C6&quot;;0)" office:value-type="float" office:value="0.0119160104986877">
            <text:p>1.1916E-02</text:p>
          </table:table-cell>
          <table:table-cell table:style-name="ce22" table:formula="of:=INDIRECT(&quot;R8C&quot;&amp;COLUMN();0)/INDIRECT(&quot;R&quot;&amp;ROW()&amp;&quot;C6&quot;;0)" office:value-type="float" office:value="0.0106036745406824">
            <text:p>1.0604E-02</text:p>
          </table:table-cell>
          <table:table-cell table:style-name="ce22" table:formula="of:=INDIRECT(&quot;R8C&quot;&amp;COLUMN();0)/INDIRECT(&quot;R&quot;&amp;ROW()&amp;&quot;C6&quot;;0)" office:value-type="float" office:value="0.0094488188976378">
            <text:p>9.4488E-03</text:p>
          </table:table-cell>
          <table:table-cell table:style-name="ce22" table:formula="of:=INDIRECT(&quot;R8C&quot;&amp;COLUMN();0)/INDIRECT(&quot;R&quot;&amp;ROW()&amp;&quot;C6&quot;;0)" office:value-type="float" office:value="0.0083989501312336">
            <text:p>8.3990E-03</text:p>
          </table:table-cell>
          <table:table-cell table:style-name="ce22" table:formula="of:=INDIRECT(&quot;R8C&quot;&amp;COLUMN();0)/INDIRECT(&quot;R&quot;&amp;ROW()&amp;&quot;C6&quot;;0)" office:value-type="float" office:value="0.00750656167979003">
            <text:p>7.5066E-03</text:p>
          </table:table-cell>
          <table:table-cell table:style-name="ce22" table:formula="of:=INDIRECT(&quot;R8C&quot;&amp;COLUMN();0)/INDIRECT(&quot;R&quot;&amp;ROW()&amp;&quot;C6&quot;;0)" office:value-type="float" office:value="0.00666666666666667">
            <text:p>6.6667E-03</text:p>
          </table:table-cell>
          <table:table-cell table:style-name="ce22" table:formula="of:=INDIRECT(&quot;R8C&quot;&amp;COLUMN();0)/INDIRECT(&quot;R&quot;&amp;ROW()&amp;&quot;C6&quot;;0)" office:value-type="float" office:value="0.00593175853018373">
            <text:p>5.9318E-03</text:p>
          </table:table-cell>
          <table:table-cell table:style-name="ce22" table:formula="of:=INDIRECT(&quot;R8C&quot;&amp;COLUMN();0)/INDIRECT(&quot;R&quot;&amp;ROW()&amp;&quot;C6&quot;;0)" office:value-type="float" office:value="0.00530183727034121">
            <text:p>5.3018E-03</text:p>
          </table:table-cell>
          <table:table-cell table:style-name="ce22" table:formula="of:=INDIRECT(&quot;R8C&quot;&amp;COLUMN();0)/INDIRECT(&quot;R&quot;&amp;ROW()&amp;&quot;C6&quot;;0)" office:value-type="float" office:value="0.00470866141732284">
            <text:p>4.7087E-03</text:p>
          </table:table-cell>
          <table:table-cell table:style-name="ce22" table:formula="of:=INDIRECT(&quot;R8C&quot;&amp;COLUMN();0)/INDIRECT(&quot;R&quot;&amp;ROW()&amp;&quot;C6&quot;;0)" office:value-type="float" office:value="0.00419422572178478">
            <text:p>4.1942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2])+1" office:value-type="float" office:value="14">
            <text:p>14</text:p>
          </table:table-cell>
          <table:table-cell table:style-name="ce3" office:value-type="string">
            <text:p>n/a</text:p>
          </table:table-cell>
          <table:table-cell table:style-name="ce2" office:value-type="float" office:value="0.625">
            <text:p>0.6250</text:p>
          </table:table-cell>
          <table:table-cell table:style-name="ce12" table:formula="of:=[.C23]*25.4" office:value-type="float" office:value="15.875">
            <text:p>15.8750</text:p>
          </table:table-cell>
          <table:table-cell table:style-name="ce14" table:formula="of:=[.D23]/2" office:value-type="float" office:value="7.9375">
            <text:p>7.9375</text:p>
          </table:table-cell>
          <table:table-cell table:style-name="ce16" table:formula="of:=pi*[.D23]" office:value-type="float" office:value="49.8727833757379">
            <text:p>49.872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.8">
            <text:p>4.8000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6">
            <text:p>3.6000E+00</text:p>
          </table:table-cell>
          <table:table-cell table:style-name="ce22" table:formula="of:=INDIRECT(&quot;R8C&quot;&amp;COLUMN();0)/INDIRECT(&quot;R&quot;&amp;ROW()&amp;&quot;C6&quot;;0)" office:value-type="float" office:value="3.2">
            <text:p>3.2000E+00</text:p>
          </table:table-cell>
          <table:table-cell table:style-name="ce22" table:formula="of:=INDIRECT(&quot;R8C&quot;&amp;COLUMN();0)/INDIRECT(&quot;R&quot;&amp;ROW()&amp;&quot;C6&quot;;0)" office:value-type="float" office:value="2.8">
            <text:p>2.8000E+00</text:p>
          </table:table-cell>
          <table:table-cell table:style-name="ce22" table:formula="of:=INDIRECT(&quot;R8C&quot;&amp;COLUMN();0)/INDIRECT(&quot;R&quot;&amp;ROW()&amp;&quot;C6&quot;;0)" office:value-type="float" office:value="2.6">
            <text:p>2.6000E+00</text:p>
          </table:table-cell>
          <table:table-cell table:style-name="ce22" table:formula="of:=INDIRECT(&quot;R8C&quot;&amp;COLUMN();0)/INDIRECT(&quot;R&quot;&amp;ROW()&amp;&quot;C6&quot;;0)" office:value-type="float" office:value="2.4">
            <text:p>2.4000E+00</text:p>
          </table:table-cell>
          <table:table-cell table:style-name="ce22" table:formula="of:=INDIRECT(&quot;R8C&quot;&amp;COLUMN();0)/INDIRECT(&quot;R&quot;&amp;ROW()&amp;&quot;C6&quot;;0)" office:value-type="float" office:value="2.2">
            <text:p>2.20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6">
            <text:p>1.6000E+00</text:p>
          </table:table-cell>
          <table:table-cell table:style-name="ce22" table:formula="of:=INDIRECT(&quot;R8C&quot;&amp;COLUMN();0)/INDIRECT(&quot;R&quot;&amp;ROW()&amp;&quot;C6&quot;;0)" office:value-type="float" office:value="1.4">
            <text:p>1.4000E+00</text:p>
          </table:table-cell>
          <table:table-cell table:style-name="ce22" table:formula="of:=INDIRECT(&quot;R8C&quot;&amp;COLUMN();0)/INDIRECT(&quot;R&quot;&amp;ROW()&amp;&quot;C6&quot;;0)" office:value-type="float" office:value="1.3">
            <text:p>1.3000E+00</text:p>
          </table:table-cell>
          <table:table-cell table:style-name="ce22" table:formula="of:=INDIRECT(&quot;R8C&quot;&amp;COLUMN();0)/INDIRECT(&quot;R&quot;&amp;ROW()&amp;&quot;C6&quot;;0)" office:value-type="float" office:value="1.2">
            <text:p>1.200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">
            <text:p>8.0000E-01</text:p>
          </table:table-cell>
          <table:table-cell table:style-name="ce22" table:formula="of:=INDIRECT(&quot;R8C&quot;&amp;COLUMN();0)/INDIRECT(&quot;R&quot;&amp;ROW()&amp;&quot;C6&quot;;0)" office:value-type="float" office:value="0.736">
            <text:p>7.3600E-01</text:p>
          </table:table-cell>
          <table:table-cell table:style-name="ce22" table:formula="of:=INDIRECT(&quot;R8C&quot;&amp;COLUMN();0)/INDIRECT(&quot;R&quot;&amp;ROW()&amp;&quot;C6&quot;;0)" office:value-type="float" office:value="0.655370078740158">
            <text:p>6.5537E-01</text:p>
          </table:table-cell>
          <table:table-cell table:style-name="ce22" table:formula="of:=INDIRECT(&quot;R8C&quot;&amp;COLUMN();0)/INDIRECT(&quot;R&quot;&amp;ROW()&amp;&quot;C6&quot;;0)" office:value-type="float" office:value="0.6">
            <text:p>6.0000E-01</text:p>
          </table:table-cell>
          <table:table-cell table:style-name="ce22" table:formula="of:=INDIRECT(&quot;R8C&quot;&amp;COLUMN();0)/INDIRECT(&quot;R&quot;&amp;ROW()&amp;&quot;C6&quot;;0)" office:value-type="float" office:value="0.583685039370079">
            <text:p>5.8369E-01</text:p>
          </table:table-cell>
          <table:table-cell table:style-name="ce22" table:formula="of:=INDIRECT(&quot;R8C&quot;&amp;COLUMN();0)/INDIRECT(&quot;R&quot;&amp;ROW()&amp;&quot;C6&quot;;0)" office:value-type="float" office:value="0.519811023622047">
            <text:p>5.1981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62866141732283">
            <text:p>4.6287E-01</text:p>
          </table:table-cell>
          <table:table-cell table:style-name="ce22" table:formula="of:=INDIRECT(&quot;R8C&quot;&amp;COLUMN();0)/INDIRECT(&quot;R&quot;&amp;ROW()&amp;&quot;C6&quot;;0)" office:value-type="float" office:value="0.412220472440945">
            <text:p>4.1222E-01</text:p>
          </table:table-cell>
          <table:table-cell table:style-name="ce22" table:formula="of:=INDIRECT(&quot;R8C&quot;&amp;COLUMN();0)/INDIRECT(&quot;R&quot;&amp;ROW()&amp;&quot;C6&quot;;0)" office:value-type="float" office:value="0.4">
            <text:p>4.0000E-01</text:p>
          </table:table-cell>
          <table:table-cell table:style-name="ce22" table:formula="of:=INDIRECT(&quot;R8C&quot;&amp;COLUMN();0)/INDIRECT(&quot;R&quot;&amp;ROW()&amp;&quot;C6&quot;;0)" office:value-type="float" office:value="0.367055118110236">
            <text:p>3.6706E-01</text:p>
          </table:table-cell>
          <table:table-cell table:style-name="ce22" table:formula="of:=INDIRECT(&quot;R8C&quot;&amp;COLUMN();0)/INDIRECT(&quot;R&quot;&amp;ROW()&amp;&quot;C6&quot;;0)" office:value-type="float" office:value="0.326866141732283">
            <text:p>3.2687E-01</text:p>
          </table:table-cell>
          <table:table-cell table:style-name="ce22" table:formula="of:=INDIRECT(&quot;R8C&quot;&amp;COLUMN();0)/INDIRECT(&quot;R&quot;&amp;ROW()&amp;&quot;C6&quot;;0)" office:value-type="float" office:value="0.3">
            <text:p>3.0000E-01</text:p>
          </table:table-cell>
          <table:table-cell table:style-name="ce22" table:formula="of:=INDIRECT(&quot;R8C&quot;&amp;COLUMN();0)/INDIRECT(&quot;R&quot;&amp;ROW()&amp;&quot;C6&quot;;0)" office:value-type="float" office:value="0.291086614173228">
            <text:p>2.9109E-01</text:p>
          </table:table-cell>
          <table:table-cell table:style-name="ce22" table:formula="of:=INDIRECT(&quot;R8C&quot;&amp;COLUMN();0)/INDIRECT(&quot;R&quot;&amp;ROW()&amp;&quot;C6&quot;;0)" office:value-type="float" office:value="0.259212598425197">
            <text:p>2.5921E-01</text:p>
          </table:table-cell>
          <table:table-cell table:style-name="ce22" table:formula="of:=INDIRECT(&quot;R8C&quot;&amp;COLUMN();0)/INDIRECT(&quot;R&quot;&amp;ROW()&amp;&quot;C6&quot;;0)" office:value-type="float" office:value="0.230866141732283">
            <text:p>2.3087E-01</text:p>
          </table:table-cell>
          <table:table-cell table:style-name="ce22" table:formula="of:=INDIRECT(&quot;R8C&quot;&amp;COLUMN();0)/INDIRECT(&quot;R&quot;&amp;ROW()&amp;&quot;C6&quot;;0)" office:value-type="float" office:value="0.205606299212598">
            <text:p>2.0561E-01</text:p>
          </table:table-cell>
          <table:table-cell table:style-name="ce22" table:formula="of:=INDIRECT(&quot;R8C&quot;&amp;COLUMN();0)/INDIRECT(&quot;R&quot;&amp;ROW()&amp;&quot;C6&quot;;0)" office:value-type="float" office:value="0.183055118110236">
            <text:p>1.8306E-01</text:p>
          </table:table-cell>
          <table:table-cell table:style-name="ce22" table:formula="of:=INDIRECT(&quot;R8C&quot;&amp;COLUMN();0)/INDIRECT(&quot;R&quot;&amp;ROW()&amp;&quot;C6&quot;;0)" office:value-type="float" office:value="0.163023622047244">
            <text:p>1.6302E-01</text:p>
          </table:table-cell>
          <table:table-cell table:style-name="ce22" table:formula="of:=INDIRECT(&quot;R8C&quot;&amp;COLUMN();0)/INDIRECT(&quot;R&quot;&amp;ROW()&amp;&quot;C6&quot;;0)" office:value-type="float" office:value="0.145196850393701">
            <text:p>1.4520E-01</text:p>
          </table:table-cell>
          <table:table-cell table:style-name="ce22" table:formula="of:=INDIRECT(&quot;R8C&quot;&amp;COLUMN();0)/INDIRECT(&quot;R&quot;&amp;ROW()&amp;&quot;C6&quot;;0)" office:value-type="float" office:value="0.129322834645669">
            <text:p>1.2932E-01</text:p>
          </table:table-cell>
          <table:table-cell table:style-name="ce22" table:formula="of:=INDIRECT(&quot;R8C&quot;&amp;COLUMN();0)/INDIRECT(&quot;R&quot;&amp;ROW()&amp;&quot;C6&quot;;0)" office:value-type="float" office:value="0.115149606299213">
            <text:p>1.1515E-01</text:p>
          </table:table-cell>
          <table:table-cell table:style-name="ce22" table:formula="of:=INDIRECT(&quot;R8C&quot;&amp;COLUMN();0)/INDIRECT(&quot;R&quot;&amp;ROW()&amp;&quot;C6&quot;;0)" office:value-type="float" office:value="0.102551181102362">
            <text:p>1.0255E-01</text:p>
          </table:table-cell>
          <table:table-cell table:style-name="ce22" table:formula="of:=INDIRECT(&quot;R8C&quot;&amp;COLUMN();0)/INDIRECT(&quot;R&quot;&amp;ROW()&amp;&quot;C6&quot;;0)" office:value-type="float" office:value="0.0913385826771654">
            <text:p>9.1339E-02</text:p>
          </table:table-cell>
          <table:table-cell table:style-name="ce22" table:formula="of:=INDIRECT(&quot;R8C&quot;&amp;COLUMN();0)/INDIRECT(&quot;R&quot;&amp;ROW()&amp;&quot;C6&quot;;0)" office:value-type="float" office:value="0.0813228346456693">
            <text:p>8.1323E-02</text:p>
          </table:table-cell>
          <table:table-cell table:style-name="ce22" table:formula="of:=INDIRECT(&quot;R8C&quot;&amp;COLUMN();0)/INDIRECT(&quot;R&quot;&amp;ROW()&amp;&quot;C6&quot;;0)" office:value-type="float" office:value="0.0724409448818898">
            <text:p>7.2441E-02</text:p>
          </table:table-cell>
          <table:table-cell table:style-name="ce22" table:formula="of:=INDIRECT(&quot;R8C&quot;&amp;COLUMN();0)/INDIRECT(&quot;R&quot;&amp;ROW()&amp;&quot;C6&quot;;0)" office:value-type="float" office:value="0.064503937007874">
            <text:p>6.4504E-02</text:p>
          </table:table-cell>
          <table:table-cell table:style-name="ce22" table:formula="of:=INDIRECT(&quot;R8C&quot;&amp;COLUMN();0)/INDIRECT(&quot;R&quot;&amp;ROW()&amp;&quot;C6&quot;;0)" office:value-type="float" office:value="0.0574488188976378">
            <text:p>5.7449E-02</text:p>
          </table:table-cell>
          <table:table-cell table:style-name="ce22" table:formula="of:=INDIRECT(&quot;R8C&quot;&amp;COLUMN();0)/INDIRECT(&quot;R&quot;&amp;ROW()&amp;&quot;C6&quot;;0)" office:value-type="float" office:value="0.0511496062992126">
            <text:p>5.1150E-02</text:p>
          </table:table-cell>
          <table:table-cell table:style-name="ce22" table:formula="of:=INDIRECT(&quot;R8C&quot;&amp;COLUMN();0)/INDIRECT(&quot;R&quot;&amp;ROW()&amp;&quot;C6&quot;;0)" office:value-type="float" office:value="0.0455433070866142">
            <text:p>4.5543E-02</text:p>
          </table:table-cell>
          <table:table-cell table:style-name="ce22" table:formula="of:=INDIRECT(&quot;R8C&quot;&amp;COLUMN();0)/INDIRECT(&quot;R&quot;&amp;ROW()&amp;&quot;C6&quot;;0)" office:value-type="float" office:value="0.0405669291338583">
            <text:p>4.0567E-02</text:p>
          </table:table-cell>
          <table:table-cell table:style-name="ce22" table:formula="of:=INDIRECT(&quot;R8C&quot;&amp;COLUMN();0)/INDIRECT(&quot;R&quot;&amp;ROW()&amp;&quot;C6&quot;;0)" office:value-type="float" office:value="0.0360944881889764">
            <text:p>3.6094E-02</text:p>
          </table:table-cell>
          <table:table-cell table:style-name="ce22" table:formula="of:=INDIRECT(&quot;R8C&quot;&amp;COLUMN();0)/INDIRECT(&quot;R&quot;&amp;ROW()&amp;&quot;C6&quot;;0)" office:value-type="float" office:value="0.0321889763779528">
            <text:p>3.2189E-02</text:p>
          </table:table-cell>
          <table:table-cell table:style-name="ce22" table:formula="of:=INDIRECT(&quot;R8C&quot;&amp;COLUMN();0)/INDIRECT(&quot;R&quot;&amp;ROW()&amp;&quot;C6&quot;;0)" office:value-type="float" office:value="0.0286614173228346">
            <text:p>2.8661E-02</text:p>
          </table:table-cell>
          <table:table-cell table:style-name="ce22" table:formula="of:=INDIRECT(&quot;R8C&quot;&amp;COLUMN();0)/INDIRECT(&quot;R&quot;&amp;ROW()&amp;&quot;C6&quot;;0)" office:value-type="float" office:value="0.025511811023622">
            <text:p>2.5512E-02</text:p>
          </table:table-cell>
          <table:table-cell table:style-name="ce22" table:formula="of:=INDIRECT(&quot;R8C&quot;&amp;COLUMN();0)/INDIRECT(&quot;R&quot;&amp;ROW()&amp;&quot;C6&quot;;0)" office:value-type="float" office:value="0.022740157480315">
            <text:p>2.2740E-02</text:p>
          </table:table-cell>
          <table:table-cell table:style-name="ce22" table:formula="of:=INDIRECT(&quot;R8C&quot;&amp;COLUMN();0)/INDIRECT(&quot;R&quot;&amp;ROW()&amp;&quot;C6&quot;;0)" office:value-type="float" office:value="0.0202204724409449">
            <text:p>2.0220E-02</text:p>
          </table:table-cell>
          <table:table-cell table:style-name="ce22" table:formula="of:=INDIRECT(&quot;R8C&quot;&amp;COLUMN();0)/INDIRECT(&quot;R&quot;&amp;ROW()&amp;&quot;C6&quot;;0)" office:value-type="float" office:value="0.0180157480314961">
            <text:p>1.8016E-02</text:p>
          </table:table-cell>
          <table:table-cell table:style-name="ce22" table:formula="of:=INDIRECT(&quot;R8C&quot;&amp;COLUMN();0)/INDIRECT(&quot;R&quot;&amp;ROW()&amp;&quot;C6&quot;;0)" office:value-type="float" office:value="0.0160629921259843">
            <text:p>1.6063E-02</text:p>
          </table:table-cell>
          <table:table-cell table:style-name="ce22" table:formula="of:=INDIRECT(&quot;R8C&quot;&amp;COLUMN();0)/INDIRECT(&quot;R&quot;&amp;ROW()&amp;&quot;C6&quot;;0)" office:value-type="float" office:value="0.0142992125984252">
            <text:p>1.4299E-02</text:p>
          </table:table-cell>
          <table:table-cell table:style-name="ce22" table:formula="of:=INDIRECT(&quot;R8C&quot;&amp;COLUMN();0)/INDIRECT(&quot;R&quot;&amp;ROW()&amp;&quot;C6&quot;;0)" office:value-type="float" office:value="0.0127244094488189">
            <text:p>1.2724E-02</text:p>
          </table:table-cell>
          <table:table-cell table:style-name="ce22" table:formula="of:=INDIRECT(&quot;R8C&quot;&amp;COLUMN();0)/INDIRECT(&quot;R&quot;&amp;ROW()&amp;&quot;C6&quot;;0)" office:value-type="float" office:value="0.0113385826771654">
            <text:p>1.1339E-02</text:p>
          </table:table-cell>
          <table:table-cell table:style-name="ce22" table:formula="of:=INDIRECT(&quot;R8C&quot;&amp;COLUMN();0)/INDIRECT(&quot;R&quot;&amp;ROW()&amp;&quot;C6&quot;;0)" office:value-type="float" office:value="0.0100787401574803">
            <text:p>1.0079E-02</text:p>
          </table:table-cell>
          <table:table-cell table:style-name="ce22" table:formula="of:=INDIRECT(&quot;R8C&quot;&amp;COLUMN();0)/INDIRECT(&quot;R&quot;&amp;ROW()&amp;&quot;C6&quot;;0)" office:value-type="float" office:value="0.00900787401574803">
            <text:p>9.0079E-03</text:p>
          </table:table-cell>
          <table:table-cell table:style-name="ce22" table:formula="of:=INDIRECT(&quot;R8C&quot;&amp;COLUMN();0)/INDIRECT(&quot;R&quot;&amp;ROW()&amp;&quot;C6&quot;;0)" office:value-type="float" office:value="0.008">
            <text:p>8.0000E-03</text:p>
          </table:table-cell>
          <table:table-cell table:style-name="ce22" table:formula="of:=INDIRECT(&quot;R8C&quot;&amp;COLUMN();0)/INDIRECT(&quot;R&quot;&amp;ROW()&amp;&quot;C6&quot;;0)" office:value-type="float" office:value="0.00711811023622047">
            <text:p>7.1181E-03</text:p>
          </table:table-cell>
          <table:table-cell table:style-name="ce22" table:formula="of:=INDIRECT(&quot;R8C&quot;&amp;COLUMN();0)/INDIRECT(&quot;R&quot;&amp;ROW()&amp;&quot;C6&quot;;0)" office:value-type="float" office:value="0.00636220472440945">
            <text:p>6.3622E-03</text:p>
          </table:table-cell>
          <table:table-cell table:style-name="ce22" table:formula="of:=INDIRECT(&quot;R8C&quot;&amp;COLUMN();0)/INDIRECT(&quot;R&quot;&amp;ROW()&amp;&quot;C6&quot;;0)" office:value-type="float" office:value="0.0056503937007874">
            <text:p>5.6504E-03</text:p>
          </table:table-cell>
          <table:table-cell table:style-name="ce22" table:formula="of:=INDIRECT(&quot;R8C&quot;&amp;COLUMN();0)/INDIRECT(&quot;R&quot;&amp;ROW()&amp;&quot;C6&quot;;0)" office:value-type="float" office:value="0.00503307086614173">
            <text:p>5.0331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3])+1" office:value-type="float" office:value="15">
            <text:p>15</text:p>
          </table:table-cell>
          <table:table-cell table:style-name="ce4" office:value-type="string">
            <text:p>n/a</text:p>
          </table:table-cell>
          <table:table-cell table:style-name="ce11" office:value-type="float" office:value="0.5">
            <text:p>0.5000</text:p>
          </table:table-cell>
          <table:table-cell table:style-name="ce12" table:formula="of:=[.C24]*25.4" office:value-type="float" office:value="12.7">
            <text:p>12.7000</text:p>
          </table:table-cell>
          <table:table-cell table:style-name="ce14" table:formula="of:=[.D24]/2" office:value-type="float" office:value="6.35">
            <text:p>6.3500</text:p>
          </table:table-cell>
          <table:table-cell table:style-name="ce16" table:formula="of:=pi*[.D24]" office:value-type="float" office:value="39.8982267005903">
            <text:p>39.8982</text:p>
          </table:table-cell>
          <table:table-cell table:style-name="ce11"/>
          <table:table-cell table:style-name="ce22" table:formula="of:=INDIRECT(&quot;R8C&quot;&amp;COLUMN();0)/INDIRECT(&quot;R&quot;&amp;ROW()&amp;&quot;C6&quot;;0)" office:value-type="float" office:value="6">
            <text:p>6.0000E+00</text:p>
          </table:table-cell>
          <table:table-cell table:style-name="ce22" table:formula="of:=INDIRECT(&quot;R8C&quot;&amp;COLUMN();0)/INDIRECT(&quot;R&quot;&amp;ROW()&amp;&quot;C6&quot;;0)" office:value-type="float" office:value="5">
            <text:p>5.0000E+00</text:p>
          </table:table-cell>
          <table:table-cell table:style-name="ce22" table:formula="of:=INDIRECT(&quot;R8C&quot;&amp;COLUMN();0)/INDIRECT(&quot;R&quot;&amp;ROW()&amp;&quot;C6&quot;;0)" office:value-type="float" office:value="4.5">
            <text:p>4.5000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5">
            <text:p>3.5000E+00</text:p>
          </table:table-cell>
          <table:table-cell table:style-name="ce22" table:formula="of:=INDIRECT(&quot;R8C&quot;&amp;COLUMN();0)/INDIRECT(&quot;R&quot;&amp;ROW()&amp;&quot;C6&quot;;0)" office:value-type="float" office:value="3.25">
            <text:p>3.2500E+00</text:p>
          </table:table-cell>
          <table:table-cell table:style-name="ce22" table:formula="of:=INDIRECT(&quot;R8C&quot;&amp;COLUMN();0)/INDIRECT(&quot;R&quot;&amp;ROW()&amp;&quot;C6&quot;;0)" office:value-type="float" office:value="3">
            <text:p>3.0000E+00</text:p>
          </table:table-cell>
          <table:table-cell table:style-name="ce22" table:formula="of:=INDIRECT(&quot;R8C&quot;&amp;COLUMN();0)/INDIRECT(&quot;R&quot;&amp;ROW()&amp;&quot;C6&quot;;0)" office:value-type="float" office:value="2.75">
            <text:p>2.7500E+00</text:p>
          </table:table-cell>
          <table:table-cell table:style-name="ce22" table:formula="of:=INDIRECT(&quot;R8C&quot;&amp;COLUMN();0)/INDIRECT(&quot;R&quot;&amp;ROW()&amp;&quot;C6&quot;;0)" office:value-type="float" office:value="2.5">
            <text:p>2.50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75">
            <text:p>1.7500E+00</text:p>
          </table:table-cell>
          <table:table-cell table:style-name="ce22" table:formula="of:=INDIRECT(&quot;R8C&quot;&amp;COLUMN();0)/INDIRECT(&quot;R&quot;&amp;ROW()&amp;&quot;C6&quot;;0)" office:value-type="float" office:value="1.625">
            <text:p>1.6250E+00</text:p>
          </table:table-cell>
          <table:table-cell table:style-name="ce22" table:formula="of:=INDIRECT(&quot;R8C&quot;&amp;COLUMN();0)/INDIRECT(&quot;R&quot;&amp;ROW()&amp;&quot;C6&quot;;0)" office:value-type="float" office:value="1.5">
            <text:p>1.5000E+00</text:p>
          </table:table-cell>
          <table:table-cell table:style-name="ce22" table:formula="of:=INDIRECT(&quot;R8C&quot;&amp;COLUMN();0)/INDIRECT(&quot;R&quot;&amp;ROW()&amp;&quot;C6&quot;;0)" office:value-type="float" office:value="1.25">
            <text:p>1.250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">
            <text:p>9.2000E-01</text:p>
          </table:table-cell>
          <table:table-cell table:style-name="ce22" table:formula="of:=INDIRECT(&quot;R8C&quot;&amp;COLUMN();0)/INDIRECT(&quot;R&quot;&amp;ROW()&amp;&quot;C6&quot;;0)" office:value-type="float" office:value="0.819212598425197">
            <text:p>8.1921E-01</text:p>
          </table:table-cell>
          <table:table-cell table:style-name="ce22" table:formula="of:=INDIRECT(&quot;R8C&quot;&amp;COLUMN();0)/INDIRECT(&quot;R&quot;&amp;ROW()&amp;&quot;C6&quot;;0)" office:value-type="float" office:value="0.75">
            <text:p>7.5000E-01</text:p>
          </table:table-cell>
          <table:table-cell table:style-name="ce22" table:formula="of:=INDIRECT(&quot;R8C&quot;&amp;COLUMN();0)/INDIRECT(&quot;R&quot;&amp;ROW()&amp;&quot;C6&quot;;0)" office:value-type="float" office:value="0.729606299212599">
            <text:p>7.2961E-01</text:p>
          </table:table-cell>
          <table:table-cell table:style-name="ce22" table:formula="of:=INDIRECT(&quot;R8C&quot;&amp;COLUMN();0)/INDIRECT(&quot;R&quot;&amp;ROW()&amp;&quot;C6&quot;;0)" office:value-type="float" office:value="0.649763779527559">
            <text:p>6.4976E-01</text:p>
          </table:table-cell>
          <table:table-cell table:style-name="ce22" table:formula="of:=INDIRECT(&quot;R8C&quot;&amp;COLUMN();0)/INDIRECT(&quot;R&quot;&amp;ROW()&amp;&quot;C6&quot;;0)" office:value-type="float" office:value="0.625">
            <text:p>6.2500E-01</text:p>
          </table:table-cell>
          <table:table-cell table:style-name="ce22" table:formula="of:=INDIRECT(&quot;R8C&quot;&amp;COLUMN();0)/INDIRECT(&quot;R&quot;&amp;ROW()&amp;&quot;C6&quot;;0)" office:value-type="float" office:value="0.578582677165354">
            <text:p>5.7858E-01</text:p>
          </table:table-cell>
          <table:table-cell table:style-name="ce22" table:formula="of:=INDIRECT(&quot;R8C&quot;&amp;COLUMN();0)/INDIRECT(&quot;R&quot;&amp;ROW()&amp;&quot;C6&quot;;0)" office:value-type="float" office:value="0.515275590551181">
            <text:p>5.1528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58818897637795">
            <text:p>4.5882E-01</text:p>
          </table:table-cell>
          <table:table-cell table:style-name="ce22" table:formula="of:=INDIRECT(&quot;R8C&quot;&amp;COLUMN();0)/INDIRECT(&quot;R&quot;&amp;ROW()&amp;&quot;C6&quot;;0)" office:value-type="float" office:value="0.408582677165354">
            <text:p>4.0858E-01</text:p>
          </table:table-cell>
          <table:table-cell table:style-name="ce22" table:formula="of:=INDIRECT(&quot;R8C&quot;&amp;COLUMN();0)/INDIRECT(&quot;R&quot;&amp;ROW()&amp;&quot;C6&quot;;0)" office:value-type="float" office:value="0.375">
            <text:p>3.7500E-01</text:p>
          </table:table-cell>
          <table:table-cell table:style-name="ce22" table:formula="of:=INDIRECT(&quot;R8C&quot;&amp;COLUMN();0)/INDIRECT(&quot;R&quot;&amp;ROW()&amp;&quot;C6&quot;;0)" office:value-type="float" office:value="0.363858267716535">
            <text:p>3.6386E-01</text:p>
          </table:table-cell>
          <table:table-cell table:style-name="ce22" table:formula="of:=INDIRECT(&quot;R8C&quot;&amp;COLUMN();0)/INDIRECT(&quot;R&quot;&amp;ROW()&amp;&quot;C6&quot;;0)" office:value-type="float" office:value="0.324015748031496">
            <text:p>3.2402E-01</text:p>
          </table:table-cell>
          <table:table-cell table:style-name="ce22" table:formula="of:=INDIRECT(&quot;R8C&quot;&amp;COLUMN();0)/INDIRECT(&quot;R&quot;&amp;ROW()&amp;&quot;C6&quot;;0)" office:value-type="float" office:value="0.288582677165354">
            <text:p>2.8858E-01</text:p>
          </table:table-cell>
          <table:table-cell table:style-name="ce22" table:formula="of:=INDIRECT(&quot;R8C&quot;&amp;COLUMN();0)/INDIRECT(&quot;R&quot;&amp;ROW()&amp;&quot;C6&quot;;0)" office:value-type="float" office:value="0.257007874015748">
            <text:p>2.5701E-01</text:p>
          </table:table-cell>
          <table:table-cell table:style-name="ce22" table:formula="of:=INDIRECT(&quot;R8C&quot;&amp;COLUMN();0)/INDIRECT(&quot;R&quot;&amp;ROW()&amp;&quot;C6&quot;;0)" office:value-type="float" office:value="0.228818897637795">
            <text:p>2.2882E-01</text:p>
          </table:table-cell>
          <table:table-cell table:style-name="ce22" table:formula="of:=INDIRECT(&quot;R8C&quot;&amp;COLUMN();0)/INDIRECT(&quot;R&quot;&amp;ROW()&amp;&quot;C6&quot;;0)" office:value-type="float" office:value="0.203779527559055">
            <text:p>2.0378E-01</text:p>
          </table:table-cell>
          <table:table-cell table:style-name="ce22" table:formula="of:=INDIRECT(&quot;R8C&quot;&amp;COLUMN();0)/INDIRECT(&quot;R&quot;&amp;ROW()&amp;&quot;C6&quot;;0)" office:value-type="float" office:value="0.181496062992126">
            <text:p>1.8150E-01</text:p>
          </table:table-cell>
          <table:table-cell table:style-name="ce22" table:formula="of:=INDIRECT(&quot;R8C&quot;&amp;COLUMN();0)/INDIRECT(&quot;R&quot;&amp;ROW()&amp;&quot;C6&quot;;0)" office:value-type="float" office:value="0.161653543307087">
            <text:p>1.6165E-01</text:p>
          </table:table-cell>
          <table:table-cell table:style-name="ce22" table:formula="of:=INDIRECT(&quot;R8C&quot;&amp;COLUMN();0)/INDIRECT(&quot;R&quot;&amp;ROW()&amp;&quot;C6&quot;;0)" office:value-type="float" office:value="0.143937007874016">
            <text:p>1.4394E-01</text:p>
          </table:table-cell>
          <table:table-cell table:style-name="ce22" table:formula="of:=INDIRECT(&quot;R8C&quot;&amp;COLUMN();0)/INDIRECT(&quot;R&quot;&amp;ROW()&amp;&quot;C6&quot;;0)" office:value-type="float" office:value="0.128188976377953">
            <text:p>1.2819E-01</text:p>
          </table:table-cell>
          <table:table-cell table:style-name="ce22" table:formula="of:=INDIRECT(&quot;R8C&quot;&amp;COLUMN();0)/INDIRECT(&quot;R&quot;&amp;ROW()&amp;&quot;C6&quot;;0)" office:value-type="float" office:value="0.114173228346457">
            <text:p>1.1417E-01</text:p>
          </table:table-cell>
          <table:table-cell table:style-name="ce22" table:formula="of:=INDIRECT(&quot;R8C&quot;&amp;COLUMN();0)/INDIRECT(&quot;R&quot;&amp;ROW()&amp;&quot;C6&quot;;0)" office:value-type="float" office:value="0.101653543307087">
            <text:p>1.0165E-01</text:p>
          </table:table-cell>
          <table:table-cell table:style-name="ce22" table:formula="of:=INDIRECT(&quot;R8C&quot;&amp;COLUMN();0)/INDIRECT(&quot;R&quot;&amp;ROW()&amp;&quot;C6&quot;;0)" office:value-type="float" office:value="0.0905511811023622">
            <text:p>9.0551E-02</text:p>
          </table:table-cell>
          <table:table-cell table:style-name="ce22" table:formula="of:=INDIRECT(&quot;R8C&quot;&amp;COLUMN();0)/INDIRECT(&quot;R&quot;&amp;ROW()&amp;&quot;C6&quot;;0)" office:value-type="float" office:value="0.0806299212598425">
            <text:p>8.0630E-02</text:p>
          </table:table-cell>
          <table:table-cell table:style-name="ce22" table:formula="of:=INDIRECT(&quot;R8C&quot;&amp;COLUMN();0)/INDIRECT(&quot;R&quot;&amp;ROW()&amp;&quot;C6&quot;;0)" office:value-type="float" office:value="0.0718110236220473">
            <text:p>7.1811E-02</text:p>
          </table:table-cell>
          <table:table-cell table:style-name="ce22" table:formula="of:=INDIRECT(&quot;R8C&quot;&amp;COLUMN();0)/INDIRECT(&quot;R&quot;&amp;ROW()&amp;&quot;C6&quot;;0)" office:value-type="float" office:value="0.0639370078740158">
            <text:p>6.3937E-02</text:p>
          </table:table-cell>
          <table:table-cell table:style-name="ce22" table:formula="of:=INDIRECT(&quot;R8C&quot;&amp;COLUMN();0)/INDIRECT(&quot;R&quot;&amp;ROW()&amp;&quot;C6&quot;;0)" office:value-type="float" office:value="0.0569291338582677">
            <text:p>5.6929E-02</text:p>
          </table:table-cell>
          <table:table-cell table:style-name="ce22" table:formula="of:=INDIRECT(&quot;R8C&quot;&amp;COLUMN();0)/INDIRECT(&quot;R&quot;&amp;ROW()&amp;&quot;C6&quot;;0)" office:value-type="float" office:value="0.0507086614173228">
            <text:p>5.0709E-02</text:p>
          </table:table-cell>
          <table:table-cell table:style-name="ce22" table:formula="of:=INDIRECT(&quot;R8C&quot;&amp;COLUMN();0)/INDIRECT(&quot;R&quot;&amp;ROW()&amp;&quot;C6&quot;;0)" office:value-type="float" office:value="0.0451181102362205">
            <text:p>4.5118E-02</text:p>
          </table:table-cell>
          <table:table-cell table:style-name="ce22" table:formula="of:=INDIRECT(&quot;R8C&quot;&amp;COLUMN();0)/INDIRECT(&quot;R&quot;&amp;ROW()&amp;&quot;C6&quot;;0)" office:value-type="float" office:value="0.040236220472441">
            <text:p>4.0236E-02</text:p>
          </table:table-cell>
          <table:table-cell table:style-name="ce22" table:formula="of:=INDIRECT(&quot;R8C&quot;&amp;COLUMN();0)/INDIRECT(&quot;R&quot;&amp;ROW()&amp;&quot;C6&quot;;0)" office:value-type="float" office:value="0.0358267716535433">
            <text:p>3.5827E-02</text:p>
          </table:table-cell>
          <table:table-cell table:style-name="ce22" table:formula="of:=INDIRECT(&quot;R8C&quot;&amp;COLUMN();0)/INDIRECT(&quot;R&quot;&amp;ROW()&amp;&quot;C6&quot;;0)" office:value-type="float" office:value="0.0318897637795276">
            <text:p>3.1890E-02</text:p>
          </table:table-cell>
          <table:table-cell table:style-name="ce22" table:formula="of:=INDIRECT(&quot;R8C&quot;&amp;COLUMN();0)/INDIRECT(&quot;R&quot;&amp;ROW()&amp;&quot;C6&quot;;0)" office:value-type="float" office:value="0.0284251968503937">
            <text:p>2.8425E-02</text:p>
          </table:table-cell>
          <table:table-cell table:style-name="ce22" table:formula="of:=INDIRECT(&quot;R8C&quot;&amp;COLUMN();0)/INDIRECT(&quot;R&quot;&amp;ROW()&amp;&quot;C6&quot;;0)" office:value-type="float" office:value="0.0252755905511811">
            <text:p>2.5276E-02</text:p>
          </table:table-cell>
          <table:table-cell table:style-name="ce22" table:formula="of:=INDIRECT(&quot;R8C&quot;&amp;COLUMN();0)/INDIRECT(&quot;R&quot;&amp;ROW()&amp;&quot;C6&quot;;0)" office:value-type="float" office:value="0.0225196850393701">
            <text:p>2.2520E-02</text:p>
          </table:table-cell>
          <table:table-cell table:style-name="ce22" table:formula="of:=INDIRECT(&quot;R8C&quot;&amp;COLUMN();0)/INDIRECT(&quot;R&quot;&amp;ROW()&amp;&quot;C6&quot;;0)" office:value-type="float" office:value="0.0200787401574803">
            <text:p>2.0079E-02</text:p>
          </table:table-cell>
          <table:table-cell table:style-name="ce22" table:formula="of:=INDIRECT(&quot;R8C&quot;&amp;COLUMN();0)/INDIRECT(&quot;R&quot;&amp;ROW()&amp;&quot;C6&quot;;0)" office:value-type="float" office:value="0.0178740157480315">
            <text:p>1.7874E-02</text:p>
          </table:table-cell>
          <table:table-cell table:style-name="ce22" table:formula="of:=INDIRECT(&quot;R8C&quot;&amp;COLUMN();0)/INDIRECT(&quot;R&quot;&amp;ROW()&amp;&quot;C6&quot;;0)" office:value-type="float" office:value="0.0159055118110236">
            <text:p>1.5906E-02</text:p>
          </table:table-cell>
          <table:table-cell table:style-name="ce22" table:formula="of:=INDIRECT(&quot;R8C&quot;&amp;COLUMN();0)/INDIRECT(&quot;R&quot;&amp;ROW()&amp;&quot;C6&quot;;0)" office:value-type="float" office:value="0.0141732283464567">
            <text:p>1.4173E-02</text:p>
          </table:table-cell>
          <table:table-cell table:style-name="ce22" table:formula="of:=INDIRECT(&quot;R8C&quot;&amp;COLUMN();0)/INDIRECT(&quot;R&quot;&amp;ROW()&amp;&quot;C6&quot;;0)" office:value-type="float" office:value="0.0125984251968504">
            <text:p>1.2598E-02</text:p>
          </table:table-cell>
          <table:table-cell table:style-name="ce22" table:formula="of:=INDIRECT(&quot;R8C&quot;&amp;COLUMN();0)/INDIRECT(&quot;R&quot;&amp;ROW()&amp;&quot;C6&quot;;0)" office:value-type="float" office:value="0.011259842519685">
            <text:p>1.1260E-02</text:p>
          </table:table-cell>
          <table:table-cell table:style-name="ce22" table:formula="of:=INDIRECT(&quot;R8C&quot;&amp;COLUMN();0)/INDIRECT(&quot;R&quot;&amp;ROW()&amp;&quot;C6&quot;;0)" office:value-type="float" office:value="0.01">
            <text:p>1.0000E-02</text:p>
          </table:table-cell>
          <table:table-cell table:style-name="ce22" table:formula="of:=INDIRECT(&quot;R8C&quot;&amp;COLUMN();0)/INDIRECT(&quot;R&quot;&amp;ROW()&amp;&quot;C6&quot;;0)" office:value-type="float" office:value="0.00889763779527559">
            <text:p>8.8976E-03</text:p>
          </table:table-cell>
          <table:table-cell table:style-name="ce22" table:formula="of:=INDIRECT(&quot;R8C&quot;&amp;COLUMN();0)/INDIRECT(&quot;R&quot;&amp;ROW()&amp;&quot;C6&quot;;0)" office:value-type="float" office:value="0.00795275590551181">
            <text:p>7.9528E-03</text:p>
          </table:table-cell>
          <table:table-cell table:style-name="ce22" table:formula="of:=INDIRECT(&quot;R8C&quot;&amp;COLUMN();0)/INDIRECT(&quot;R&quot;&amp;ROW()&amp;&quot;C6&quot;;0)" office:value-type="float" office:value="0.00706299212598425">
            <text:p>7.0630E-03</text:p>
          </table:table-cell>
          <table:table-cell table:style-name="ce22" table:formula="of:=INDIRECT(&quot;R8C&quot;&amp;COLUMN();0)/INDIRECT(&quot;R&quot;&amp;ROW()&amp;&quot;C6&quot;;0)" office:value-type="float" office:value="0.00629133858267717">
            <text:p>6.2913E-03</text:p>
          </table:table-cell>
          <table:table-cell table:style-name="ce2" table:number-columns-repeated="954"/>
        </table:table-row>
        <table:table-row table:style-name="ro4">
          <table:table-cell table:style-name="ce1" table:formula="of:=SUM([.A24])+1" office:value-type="float" office:value="16">
            <text:p>16</text:p>
          </table:table-cell>
          <table:table-cell table:style-name="ce5" office:value-type="string">
            <text:p>0000 (4/0)</text:p>
          </table:table-cell>
          <table:table-cell table:style-name="ce9" office:value-type="float" office:value="0.46">
            <text:p>0.4600</text:p>
          </table:table-cell>
          <table:table-cell table:style-name="ce13" office:value-type="float" office:value="11.684">
            <text:p>11.6840</text:p>
          </table:table-cell>
          <table:table-cell table:style-name="ce14" table:formula="of:=[.D25]/2" office:value-type="float" office:value="5.842">
            <text:p>5.8420</text:p>
          </table:table-cell>
          <table:table-cell table:style-name="ce16" table:formula="of:=pi*[.D25]" office:value-type="float" office:value="36.7063685645431">
            <text:p>36.706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6.52173913043478">
            <text:p>6.5217E+00</text:p>
          </table:table-cell>
          <table:table-cell table:style-name="ce22" table:formula="of:=INDIRECT(&quot;R8C&quot;&amp;COLUMN();0)/INDIRECT(&quot;R&quot;&amp;ROW()&amp;&quot;C6&quot;;0)" office:value-type="float" office:value="5.43478260869565">
            <text:p>5.4348E+00</text:p>
          </table:table-cell>
          <table:table-cell table:style-name="ce22" table:formula="of:=INDIRECT(&quot;R8C&quot;&amp;COLUMN();0)/INDIRECT(&quot;R&quot;&amp;ROW()&amp;&quot;C6&quot;;0)" office:value-type="float" office:value="4.89130434782609">
            <text:p>4.8913E+00</text:p>
          </table:table-cell>
          <table:table-cell table:style-name="ce22" table:formula="of:=INDIRECT(&quot;R8C&quot;&amp;COLUMN();0)/INDIRECT(&quot;R&quot;&amp;ROW()&amp;&quot;C6&quot;;0)" office:value-type="float" office:value="4.34782608695652">
            <text:p>4.3478E+00</text:p>
          </table:table-cell>
          <table:table-cell table:style-name="ce22" table:formula="of:=INDIRECT(&quot;R8C&quot;&amp;COLUMN();0)/INDIRECT(&quot;R&quot;&amp;ROW()&amp;&quot;C6&quot;;0)" office:value-type="float" office:value="3.80434782608696">
            <text:p>3.8043E+00</text:p>
          </table:table-cell>
          <table:table-cell table:style-name="ce22" table:formula="of:=INDIRECT(&quot;R8C&quot;&amp;COLUMN();0)/INDIRECT(&quot;R&quot;&amp;ROW()&amp;&quot;C6&quot;;0)" office:value-type="float" office:value="3.53260869565217">
            <text:p>3.5326E+00</text:p>
          </table:table-cell>
          <table:table-cell table:style-name="ce22" table:formula="of:=INDIRECT(&quot;R8C&quot;&amp;COLUMN();0)/INDIRECT(&quot;R&quot;&amp;ROW()&amp;&quot;C6&quot;;0)" office:value-type="float" office:value="3.26086956521739">
            <text:p>3.2609E+00</text:p>
          </table:table-cell>
          <table:table-cell table:style-name="ce22" table:formula="of:=INDIRECT(&quot;R8C&quot;&amp;COLUMN();0)/INDIRECT(&quot;R&quot;&amp;ROW()&amp;&quot;C6&quot;;0)" office:value-type="float" office:value="2.98913043478261">
            <text:p>2.9891E+00</text:p>
          </table:table-cell>
          <table:table-cell table:style-name="ce22" table:formula="of:=INDIRECT(&quot;R8C&quot;&amp;COLUMN();0)/INDIRECT(&quot;R&quot;&amp;ROW()&amp;&quot;C6&quot;;0)" office:value-type="float" office:value="2.71739130434783">
            <text:p>2.7174E+00</text:p>
          </table:table-cell>
          <table:table-cell table:style-name="ce22" table:formula="of:=INDIRECT(&quot;R8C&quot;&amp;COLUMN();0)/INDIRECT(&quot;R&quot;&amp;ROW()&amp;&quot;C6&quot;;0)" office:value-type="float" office:value="2.17391304347826">
            <text:p>2.1739E+00</text:p>
          </table:table-cell>
          <table:table-cell table:style-name="ce22" table:formula="of:=INDIRECT(&quot;R8C&quot;&amp;COLUMN();0)/INDIRECT(&quot;R&quot;&amp;ROW()&amp;&quot;C6&quot;;0)" office:value-type="float" office:value="1.90217391304348">
            <text:p>1.9022E+00</text:p>
          </table:table-cell>
          <table:table-cell table:style-name="ce22" table:formula="of:=INDIRECT(&quot;R8C&quot;&amp;COLUMN();0)/INDIRECT(&quot;R&quot;&amp;ROW()&amp;&quot;C6&quot;;0)" office:value-type="float" office:value="1.76630434782609">
            <text:p>1.7663E+00</text:p>
          </table:table-cell>
          <table:table-cell table:style-name="ce22" table:formula="of:=INDIRECT(&quot;R8C&quot;&amp;COLUMN();0)/INDIRECT(&quot;R&quot;&amp;ROW()&amp;&quot;C6&quot;;0)" office:value-type="float" office:value="1.6304347826087">
            <text:p>1.6304E+00</text:p>
          </table:table-cell>
          <table:table-cell table:style-name="ce22" table:formula="of:=INDIRECT(&quot;R8C&quot;&amp;COLUMN();0)/INDIRECT(&quot;R&quot;&amp;ROW()&amp;&quot;C6&quot;;0)" office:value-type="float" office:value="1.35869565217391">
            <text:p>1.3587E+00</text:p>
          </table:table-cell>
          <table:table-cell table:style-name="ce22" table:formula="of:=INDIRECT(&quot;R8C&quot;&amp;COLUMN();0)/INDIRECT(&quot;R&quot;&amp;ROW()&amp;&quot;C6&quot;;0)" office:value-type="float" office:value="1.08695652173913">
            <text:p>1.087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448476549127">
            <text:p>8.9045E-01</text:p>
          </table:table-cell>
          <table:table-cell table:style-name="ce22" table:formula="of:=INDIRECT(&quot;R8C&quot;&amp;COLUMN();0)/INDIRECT(&quot;R&quot;&amp;ROW()&amp;&quot;C6&quot;;0)" office:value-type="float" office:value="0.815217391304348">
            <text:p>8.1522E-01</text:p>
          </table:table-cell>
          <table:table-cell table:style-name="ce22" table:formula="of:=INDIRECT(&quot;R8C&quot;&amp;COLUMN();0)/INDIRECT(&quot;R&quot;&amp;ROW()&amp;&quot;C6&quot;;0)" office:value-type="float" office:value="0.793050325231085">
            <text:p>7.9305E-01</text:p>
          </table:table-cell>
          <table:table-cell table:style-name="ce22" table:formula="of:=INDIRECT(&quot;R8C&quot;&amp;COLUMN();0)/INDIRECT(&quot;R&quot;&amp;ROW()&amp;&quot;C6&quot;;0)" office:value-type="float" office:value="0.706264977747347">
            <text:p>7.0626E-01</text:p>
          </table:table-cell>
          <table:table-cell table:style-name="ce22" table:formula="of:=INDIRECT(&quot;R8C&quot;&amp;COLUMN();0)/INDIRECT(&quot;R&quot;&amp;ROW()&amp;&quot;C6&quot;;0)" office:value-type="float" office:value="0.679347826086957">
            <text:p>6.7935E-01</text:p>
          </table:table-cell>
          <table:table-cell table:style-name="ce22" table:formula="of:=INDIRECT(&quot;R8C&quot;&amp;COLUMN();0)/INDIRECT(&quot;R&quot;&amp;ROW()&amp;&quot;C6&quot;;0)" office:value-type="float" office:value="0.628894214310168">
            <text:p>6.2889E-01</text:p>
          </table:table-cell>
          <table:table-cell table:style-name="ce22" table:formula="of:=INDIRECT(&quot;R8C&quot;&amp;COLUMN();0)/INDIRECT(&quot;R&quot;&amp;ROW()&amp;&quot;C6&quot;;0)" office:value-type="float" office:value="0.560082163642588">
            <text:p>5.6008E-01</text:p>
          </table:table-cell>
          <table:table-cell table:style-name="ce22" table:formula="of:=INDIRECT(&quot;R8C&quot;&amp;COLUMN();0)/INDIRECT(&quot;R&quot;&amp;ROW()&amp;&quot;C6&quot;;0)" office:value-type="float" office:value="0.543478260869565">
            <text:p>5.4348E-01</text:p>
          </table:table-cell>
          <table:table-cell table:style-name="ce22" table:formula="of:=INDIRECT(&quot;R8C&quot;&amp;COLUMN();0)/INDIRECT(&quot;R&quot;&amp;ROW()&amp;&quot;C6&quot;;0)" office:value-type="float" office:value="0.49871619308456">
            <text:p>4.9872E-01</text:p>
          </table:table-cell>
          <table:table-cell table:style-name="ce22" table:formula="of:=INDIRECT(&quot;R8C&quot;&amp;COLUMN();0)/INDIRECT(&quot;R&quot;&amp;ROW()&amp;&quot;C6&quot;;0)" office:value-type="float" office:value="0.444111605614516">
            <text:p>4.4411E-01</text:p>
          </table:table-cell>
          <table:table-cell table:style-name="ce22" table:formula="of:=INDIRECT(&quot;R8C&quot;&amp;COLUMN();0)/INDIRECT(&quot;R&quot;&amp;ROW()&amp;&quot;C6&quot;;0)" office:value-type="float" office:value="0.407608695652174">
            <text:p>4.0761E-01</text:p>
          </table:table-cell>
          <table:table-cell table:style-name="ce22" table:formula="of:=INDIRECT(&quot;R8C&quot;&amp;COLUMN();0)/INDIRECT(&quot;R&quot;&amp;ROW()&amp;&quot;C6&quot;;0)" office:value-type="float" office:value="0.395498117083191">
            <text:p>3.9550E-01</text:p>
          </table:table-cell>
          <table:table-cell table:style-name="ce22" table:formula="of:=INDIRECT(&quot;R8C&quot;&amp;COLUMN();0)/INDIRECT(&quot;R&quot;&amp;ROW()&amp;&quot;C6&quot;;0)" office:value-type="float" office:value="0.352191030469017">
            <text:p>3.5219E-01</text:p>
          </table:table-cell>
          <table:table-cell table:style-name="ce22" table:formula="of:=INDIRECT(&quot;R8C&quot;&amp;COLUMN();0)/INDIRECT(&quot;R&quot;&amp;ROW()&amp;&quot;C6&quot;;0)" office:value-type="float" office:value="0.31367682300582">
            <text:p>3.1368E-01</text:p>
          </table:table-cell>
          <table:table-cell table:style-name="ce22" table:formula="of:=INDIRECT(&quot;R8C&quot;&amp;COLUMN();0)/INDIRECT(&quot;R&quot;&amp;ROW()&amp;&quot;C6&quot;;0)" office:value-type="float" office:value="0.279356384799726">
            <text:p>2.7936E-01</text:p>
          </table:table-cell>
          <table:table-cell table:style-name="ce22" table:formula="of:=INDIRECT(&quot;R8C&quot;&amp;COLUMN();0)/INDIRECT(&quot;R&quot;&amp;ROW()&amp;&quot;C6&quot;;0)" office:value-type="float" office:value="0.24871619308456">
            <text:p>2.4872E-01</text:p>
          </table:table-cell>
          <table:table-cell table:style-name="ce22" table:formula="of:=INDIRECT(&quot;R8C&quot;&amp;COLUMN();0)/INDIRECT(&quot;R&quot;&amp;ROW()&amp;&quot;C6&quot;;0)" office:value-type="float" office:value="0.221499486477234">
            <text:p>2.2150E-01</text:p>
          </table:table-cell>
          <table:table-cell table:style-name="ce22" table:formula="of:=INDIRECT(&quot;R8C&quot;&amp;COLUMN();0)/INDIRECT(&quot;R&quot;&amp;ROW()&amp;&quot;C6&quot;;0)" office:value-type="float" office:value="0.197278329339267">
            <text:p>1.9728E-01</text:p>
          </table:table-cell>
          <table:table-cell table:style-name="ce22" table:formula="of:=INDIRECT(&quot;R8C&quot;&amp;COLUMN();0)/INDIRECT(&quot;R&quot;&amp;ROW()&amp;&quot;C6&quot;;0)" office:value-type="float" office:value="0.175710373159877">
            <text:p>1.7571E-01</text:p>
          </table:table-cell>
          <table:table-cell table:style-name="ce22" table:formula="of:=INDIRECT(&quot;R8C&quot;&amp;COLUMN();0)/INDIRECT(&quot;R&quot;&amp;ROW()&amp;&quot;C6&quot;;0)" office:value-type="float" office:value="0.156453269428278">
            <text:p>1.5645E-01</text:p>
          </table:table-cell>
          <table:table-cell table:style-name="ce22" table:formula="of:=INDIRECT(&quot;R8C&quot;&amp;COLUMN();0)/INDIRECT(&quot;R&quot;&amp;ROW()&amp;&quot;C6&quot;;0)" office:value-type="float" office:value="0.139335843889079">
            <text:p>1.3934E-01</text:p>
          </table:table-cell>
          <table:table-cell table:style-name="ce22" table:formula="of:=INDIRECT(&quot;R8C&quot;&amp;COLUMN();0)/INDIRECT(&quot;R&quot;&amp;ROW()&amp;&quot;C6&quot;;0)" office:value-type="float" office:value="0.124101335159192">
            <text:p>1.2410E-01</text:p>
          </table:table-cell>
          <table:table-cell table:style-name="ce22" table:formula="of:=INDIRECT(&quot;R8C&quot;&amp;COLUMN();0)/INDIRECT(&quot;R&quot;&amp;ROW()&amp;&quot;C6&quot;;0)" office:value-type="float" office:value="0.110492981855529">
            <text:p>1.1049E-01</text:p>
          </table:table-cell>
          <table:table-cell table:style-name="ce22" table:formula="of:=INDIRECT(&quot;R8C&quot;&amp;COLUMN();0)/INDIRECT(&quot;R&quot;&amp;ROW()&amp;&quot;C6&quot;;0)" office:value-type="float" office:value="0.0984251968503937">
            <text:p>9.8425E-02</text:p>
          </table:table-cell>
          <table:table-cell table:style-name="ce22" table:formula="of:=INDIRECT(&quot;R8C&quot;&amp;COLUMN();0)/INDIRECT(&quot;R&quot;&amp;ROW()&amp;&quot;C6&quot;;0)" office:value-type="float" office:value="0.0876412187606984">
            <text:p>8.7641E-02</text:p>
          </table:table-cell>
          <table:table-cell table:style-name="ce22" table:formula="of:=INDIRECT(&quot;R8C&quot;&amp;COLUMN();0)/INDIRECT(&quot;R&quot;&amp;ROW()&amp;&quot;C6&quot;;0)" office:value-type="float" office:value="0.078055460458747">
            <text:p>7.8055E-02</text:p>
          </table:table-cell>
          <table:table-cell table:style-name="ce22" table:formula="of:=INDIRECT(&quot;R8C&quot;&amp;COLUMN();0)/INDIRECT(&quot;R&quot;&amp;ROW()&amp;&quot;C6&quot;;0)" office:value-type="float" office:value="0.0694967476891476">
            <text:p>6.9497E-02</text:p>
          </table:table-cell>
          <table:table-cell table:style-name="ce22" table:formula="of:=INDIRECT(&quot;R8C&quot;&amp;COLUMN();0)/INDIRECT(&quot;R&quot;&amp;ROW()&amp;&quot;C6&quot;;0)" office:value-type="float" office:value="0.061879493324204">
            <text:p>6.1879E-02</text:p>
          </table:table-cell>
          <table:table-cell table:style-name="ce22" table:formula="of:=INDIRECT(&quot;R8C&quot;&amp;COLUMN();0)/INDIRECT(&quot;R&quot;&amp;ROW()&amp;&quot;C6&quot;;0)" office:value-type="float" office:value="0.0551181102362205">
            <text:p>5.5118E-02</text:p>
          </table:table-cell>
          <table:table-cell table:style-name="ce22" table:formula="of:=INDIRECT(&quot;R8C&quot;&amp;COLUMN();0)/INDIRECT(&quot;R&quot;&amp;ROW()&amp;&quot;C6&quot;;0)" office:value-type="float" office:value="0.0490414241698049">
            <text:p>4.9041E-02</text:p>
          </table:table-cell>
          <table:table-cell table:style-name="ce22" table:formula="of:=INDIRECT(&quot;R8C&quot;&amp;COLUMN();0)/INDIRECT(&quot;R&quot;&amp;ROW()&amp;&quot;C6&quot;;0)" office:value-type="float" office:value="0.0437350222526532">
            <text:p>4.3735E-02</text:p>
          </table:table-cell>
          <table:table-cell table:style-name="ce22" table:formula="of:=INDIRECT(&quot;R8C&quot;&amp;COLUMN();0)/INDIRECT(&quot;R&quot;&amp;ROW()&amp;&quot;C6&quot;;0)" office:value-type="float" office:value="0.0389421431016775">
            <text:p>3.8942E-02</text:p>
          </table:table-cell>
          <table:table-cell table:style-name="ce22" table:formula="of:=INDIRECT(&quot;R8C&quot;&amp;COLUMN();0)/INDIRECT(&quot;R&quot;&amp;ROW()&amp;&quot;C6&quot;;0)" office:value-type="float" office:value="0.0346627867168778">
            <text:p>3.4663E-02</text:p>
          </table:table-cell>
          <table:table-cell table:style-name="ce22" table:formula="of:=INDIRECT(&quot;R8C&quot;&amp;COLUMN();0)/INDIRECT(&quot;R&quot;&amp;ROW()&amp;&quot;C6&quot;;0)" office:value-type="float" office:value="0.030896953098254">
            <text:p>3.0897E-02</text:p>
          </table:table-cell>
          <table:table-cell table:style-name="ce22" table:formula="of:=INDIRECT(&quot;R8C&quot;&amp;COLUMN();0)/INDIRECT(&quot;R&quot;&amp;ROW()&amp;&quot;C6&quot;;0)" office:value-type="float" office:value="0.0274734679904142">
            <text:p>2.7473E-02</text:p>
          </table:table-cell>
          <table:table-cell table:style-name="ce22" table:formula="of:=INDIRECT(&quot;R8C&quot;&amp;COLUMN();0)/INDIRECT(&quot;R&quot;&amp;ROW()&amp;&quot;C6&quot;;0)" office:value-type="float" office:value="0.0244779185210544">
            <text:p>2.4478E-02</text:p>
          </table:table-cell>
          <table:table-cell table:style-name="ce22" table:formula="of:=INDIRECT(&quot;R8C&quot;&amp;COLUMN();0)/INDIRECT(&quot;R&quot;&amp;ROW()&amp;&quot;C6&quot;;0)" office:value-type="float" office:value="0.0218247175624786">
            <text:p>2.1825E-02</text:p>
          </table:table-cell>
          <table:table-cell table:style-name="ce22" table:formula="of:=INDIRECT(&quot;R8C&quot;&amp;COLUMN();0)/INDIRECT(&quot;R&quot;&amp;ROW()&amp;&quot;C6&quot;;0)" office:value-type="float" office:value="0.0194282779869908">
            <text:p>1.9428E-02</text:p>
          </table:table-cell>
          <table:table-cell table:style-name="ce22" table:formula="of:=INDIRECT(&quot;R8C&quot;&amp;COLUMN();0)/INDIRECT(&quot;R&quot;&amp;ROW()&amp;&quot;C6&quot;;0)" office:value-type="float" office:value="0.0172885997945909">
            <text:p>1.7289E-02</text:p>
          </table:table-cell>
          <table:table-cell table:style-name="ce22" table:formula="of:=INDIRECT(&quot;R8C&quot;&amp;COLUMN();0)/INDIRECT(&quot;R&quot;&amp;ROW()&amp;&quot;C6&quot;;0)" office:value-type="float" office:value="0.015405682985279">
            <text:p>1.5406E-02</text:p>
          </table:table-cell>
          <table:table-cell table:style-name="ce22" table:formula="of:=INDIRECT(&quot;R8C&quot;&amp;COLUMN();0)/INDIRECT(&quot;R&quot;&amp;ROW()&amp;&quot;C6&quot;;0)" office:value-type="float" office:value="0.0136939404313591">
            <text:p>1.3694E-02</text:p>
          </table:table-cell>
          <table:table-cell table:style-name="ce22" table:formula="of:=INDIRECT(&quot;R8C&quot;&amp;COLUMN();0)/INDIRECT(&quot;R&quot;&amp;ROW()&amp;&quot;C6&quot;;0)" office:value-type="float" office:value="0.0122389592605272">
            <text:p>1.2239E-02</text:p>
          </table:table-cell>
          <table:table-cell table:style-name="ce22" table:formula="of:=INDIRECT(&quot;R8C&quot;&amp;COLUMN();0)/INDIRECT(&quot;R&quot;&amp;ROW()&amp;&quot;C6&quot;;0)" office:value-type="float" office:value="0.0108695652173913">
            <text:p>1.0870E-02</text:p>
          </table:table-cell>
          <table:table-cell table:style-name="ce22" table:formula="of:=INDIRECT(&quot;R8C&quot;&amp;COLUMN();0)/INDIRECT(&quot;R&quot;&amp;ROW()&amp;&quot;C6&quot;;0)" office:value-type="float" office:value="0.00967134542964738">
            <text:p>9.6713E-03</text:p>
          </table:table-cell>
          <table:table-cell table:style-name="ce22" table:formula="of:=INDIRECT(&quot;R8C&quot;&amp;COLUMN();0)/INDIRECT(&quot;R&quot;&amp;ROW()&amp;&quot;C6&quot;;0)" office:value-type="float" office:value="0.00864429989729545">
            <text:p>8.6443E-03</text:p>
          </table:table-cell>
          <table:table-cell table:style-name="ce22" table:formula="of:=INDIRECT(&quot;R8C&quot;&amp;COLUMN();0)/INDIRECT(&quot;R&quot;&amp;ROW()&amp;&quot;C6&quot;;0)" office:value-type="float" office:value="0.00767716535433071">
            <text:p>7.6772E-03</text:p>
          </table:table-cell>
          <table:table-cell table:style-name="ce22" table:formula="of:=INDIRECT(&quot;R8C&quot;&amp;COLUMN();0)/INDIRECT(&quot;R&quot;&amp;ROW()&amp;&quot;C6&quot;;0)" office:value-type="float" office:value="0.00683841150290996">
            <text:p>6.8384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5])+1" office:value-type="float" office:value="17">
            <text:p>17</text:p>
          </table:table-cell>
          <table:table-cell table:style-name="ce5" office:value-type="string">
            <text:p>000 (3/0)</text:p>
          </table:table-cell>
          <table:table-cell table:style-name="ce9" office:value-type="float" office:value="0.4096">
            <text:p>0.4096</text:p>
          </table:table-cell>
          <table:table-cell table:style-name="ce13" office:value-type="float" office:value="10.404">
            <text:p>10.4040</text:p>
          </table:table-cell>
          <table:table-cell table:style-name="ce14" table:formula="of:=[.D26]/2" office:value-type="float" office:value="5.202">
            <text:p>5.2020</text:p>
          </table:table-cell>
          <table:table-cell table:style-name="ce16" table:formula="of:=pi*[.D26]" office:value-type="float" office:value="32.6851299679482">
            <text:p>32.685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7.32410611303345">
            <text:p>7.3241E+00</text:p>
          </table:table-cell>
          <table:table-cell table:style-name="ce22" table:formula="of:=INDIRECT(&quot;R8C&quot;&amp;COLUMN();0)/INDIRECT(&quot;R&quot;&amp;ROW()&amp;&quot;C6&quot;;0)" office:value-type="float" office:value="6.10342176086121">
            <text:p>6.1034E+00</text:p>
          </table:table-cell>
          <table:table-cell table:style-name="ce22" table:formula="of:=INDIRECT(&quot;R8C&quot;&amp;COLUMN();0)/INDIRECT(&quot;R&quot;&amp;ROW()&amp;&quot;C6&quot;;0)" office:value-type="float" office:value="5.49307958477509">
            <text:p>5.4931E+00</text:p>
          </table:table-cell>
          <table:table-cell table:style-name="ce22" table:formula="of:=INDIRECT(&quot;R8C&quot;&amp;COLUMN();0)/INDIRECT(&quot;R&quot;&amp;ROW()&amp;&quot;C6&quot;;0)" office:value-type="float" office:value="4.88273740868897">
            <text:p>4.8827E+00</text:p>
          </table:table-cell>
          <table:table-cell table:style-name="ce22" table:formula="of:=INDIRECT(&quot;R8C&quot;&amp;COLUMN();0)/INDIRECT(&quot;R&quot;&amp;ROW()&amp;&quot;C6&quot;;0)" office:value-type="float" office:value="4.27239523260284">
            <text:p>4.2724E+00</text:p>
          </table:table-cell>
          <table:table-cell table:style-name="ce22" table:formula="of:=INDIRECT(&quot;R8C&quot;&amp;COLUMN();0)/INDIRECT(&quot;R&quot;&amp;ROW()&amp;&quot;C6&quot;;0)" office:value-type="float" office:value="3.96722414455978">
            <text:p>3.9672E+00</text:p>
          </table:table-cell>
          <table:table-cell table:style-name="ce22" table:formula="of:=INDIRECT(&quot;R8C&quot;&amp;COLUMN();0)/INDIRECT(&quot;R&quot;&amp;ROW()&amp;&quot;C6&quot;;0)" office:value-type="float" office:value="3.66205305651672">
            <text:p>3.6621E+00</text:p>
          </table:table-cell>
          <table:table-cell table:style-name="ce22" table:formula="of:=INDIRECT(&quot;R8C&quot;&amp;COLUMN();0)/INDIRECT(&quot;R&quot;&amp;ROW()&amp;&quot;C6&quot;;0)" office:value-type="float" office:value="3.35688196847366">
            <text:p>3.3569E+00</text:p>
          </table:table-cell>
          <table:table-cell table:style-name="ce22" table:formula="of:=INDIRECT(&quot;R8C&quot;&amp;COLUMN();0)/INDIRECT(&quot;R&quot;&amp;ROW()&amp;&quot;C6&quot;;0)" office:value-type="float" office:value="3.0517108804306">
            <text:p>3.0517E+00</text:p>
          </table:table-cell>
          <table:table-cell table:style-name="ce22" table:formula="of:=INDIRECT(&quot;R8C&quot;&amp;COLUMN();0)/INDIRECT(&quot;R&quot;&amp;ROW()&amp;&quot;C6&quot;;0)" office:value-type="float" office:value="2.44136870434448">
            <text:p>2.4414E+00</text:p>
          </table:table-cell>
          <table:table-cell table:style-name="ce22" table:formula="of:=INDIRECT(&quot;R8C&quot;&amp;COLUMN();0)/INDIRECT(&quot;R&quot;&amp;ROW()&amp;&quot;C6&quot;;0)" office:value-type="float" office:value="2.13619761630142">
            <text:p>2.1362E+00</text:p>
          </table:table-cell>
          <table:table-cell table:style-name="ce22" table:formula="of:=INDIRECT(&quot;R8C&quot;&amp;COLUMN();0)/INDIRECT(&quot;R&quot;&amp;ROW()&amp;&quot;C6&quot;;0)" office:value-type="float" office:value="1.98361207227989">
            <text:p>1.9836E+00</text:p>
          </table:table-cell>
          <table:table-cell table:style-name="ce22" table:formula="of:=INDIRECT(&quot;R8C&quot;&amp;COLUMN();0)/INDIRECT(&quot;R&quot;&amp;ROW()&amp;&quot;C6&quot;;0)" office:value-type="float" office:value="1.83102652825836">
            <text:p>1.8310E+00</text:p>
          </table:table-cell>
          <table:table-cell table:style-name="ce22" table:formula="of:=INDIRECT(&quot;R8C&quot;&amp;COLUMN();0)/INDIRECT(&quot;R&quot;&amp;ROW()&amp;&quot;C6&quot;;0)" office:value-type="float" office:value="1.5258554402153">
            <text:p>1.5259E+00</text:p>
          </table:table-cell>
          <table:table-cell table:style-name="ce22" table:formula="of:=INDIRECT(&quot;R8C&quot;&amp;COLUMN();0)/INDIRECT(&quot;R&quot;&amp;ROW()&amp;&quot;C6&quot;;0)" office:value-type="float" office:value="1.22068435217224">
            <text:p>1.2207E+00</text:p>
          </table:table-cell>
          <table:table-cell table:style-name="ce22" table:formula="of:=INDIRECT(&quot;R8C&quot;&amp;COLUMN();0)/INDIRECT(&quot;R&quot;&amp;ROW()&amp;&quot;C6&quot;;0)" office:value-type="float" office:value="1.12302960399846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15513264129181">
            <text:p>9.1551E-01</text:p>
          </table:table-cell>
          <table:table-cell table:style-name="ce22" table:formula="of:=INDIRECT(&quot;R8C&quot;&amp;COLUMN();0)/INDIRECT(&quot;R&quot;&amp;ROW()&amp;&quot;C6&quot;;0)" office:value-type="float" office:value="0.890618992695117">
            <text:p>8.9062E-01</text:p>
          </table:table-cell>
          <table:table-cell table:style-name="ce22" table:formula="of:=INDIRECT(&quot;R8C&quot;&amp;COLUMN();0)/INDIRECT(&quot;R&quot;&amp;ROW()&amp;&quot;C6&quot;;0)" office:value-type="float" office:value="0.793156478277585">
            <text:p>7.9316E-01</text:p>
          </table:table-cell>
          <table:table-cell table:style-name="ce22" table:formula="of:=INDIRECT(&quot;R8C&quot;&amp;COLUMN();0)/INDIRECT(&quot;R&quot;&amp;ROW()&amp;&quot;C6&quot;;0)" office:value-type="float" office:value="0.762927720107651">
            <text:p>7.6293E-01</text:p>
          </table:table-cell>
          <table:table-cell table:style-name="ce22" table:formula="of:=INDIRECT(&quot;R8C&quot;&amp;COLUMN();0)/INDIRECT(&quot;R&quot;&amp;ROW()&amp;&quot;C6&quot;;0)" office:value-type="float" office:value="0.706266820453672">
            <text:p>7.0627E-01</text:p>
          </table:table-cell>
          <table:table-cell table:style-name="ce22" table:formula="of:=INDIRECT(&quot;R8C&quot;&amp;COLUMN();0)/INDIRECT(&quot;R&quot;&amp;ROW()&amp;&quot;C6&quot;;0)" office:value-type="float" office:value="0.628988850442138">
            <text:p>6.2899E-01</text:p>
          </table:table-cell>
          <table:table-cell table:style-name="ce22" table:formula="of:=INDIRECT(&quot;R8C&quot;&amp;COLUMN();0)/INDIRECT(&quot;R&quot;&amp;ROW()&amp;&quot;C6&quot;;0)" office:value-type="float" office:value="0.610342176086121">
            <text:p>6.1034E-01</text:p>
          </table:table-cell>
          <table:table-cell table:style-name="ce22" table:formula="of:=INDIRECT(&quot;R8C&quot;&amp;COLUMN();0)/INDIRECT(&quot;R&quot;&amp;ROW()&amp;&quot;C6&quot;;0)" office:value-type="float" office:value="0.560073048827374">
            <text:p>5.6007E-01</text:p>
          </table:table-cell>
          <table:table-cell table:style-name="ce22" table:formula="of:=INDIRECT(&quot;R8C&quot;&amp;COLUMN();0)/INDIRECT(&quot;R&quot;&amp;ROW()&amp;&quot;C6&quot;;0)" office:value-type="float" office:value="0.498750480584391">
            <text:p>4.9875E-01</text:p>
          </table:table-cell>
          <table:table-cell table:style-name="ce22" table:formula="of:=INDIRECT(&quot;R8C&quot;&amp;COLUMN();0)/INDIRECT(&quot;R&quot;&amp;ROW()&amp;&quot;C6&quot;;0)" office:value-type="float" office:value="0.45775663206459">
            <text:p>4.5776E-01</text:p>
          </table:table-cell>
          <table:table-cell table:style-name="ce22" table:formula="of:=INDIRECT(&quot;R8C&quot;&amp;COLUMN();0)/INDIRECT(&quot;R&quot;&amp;ROW()&amp;&quot;C6&quot;;0)" office:value-type="float" office:value="0.444156093810073">
            <text:p>4.4416E-01</text:p>
          </table:table-cell>
          <table:table-cell table:style-name="ce22" table:formula="of:=INDIRECT(&quot;R8C&quot;&amp;COLUMN();0)/INDIRECT(&quot;R&quot;&amp;ROW()&amp;&quot;C6&quot;;0)" office:value-type="float" office:value="0.395520953479431">
            <text:p>3.9552E-01</text:p>
          </table:table-cell>
          <table:table-cell table:style-name="ce22" table:formula="of:=INDIRECT(&quot;R8C&quot;&amp;COLUMN();0)/INDIRECT(&quot;R&quot;&amp;ROW()&amp;&quot;C6&quot;;0)" office:value-type="float" office:value="0.352268358323722">
            <text:p>3.5227E-01</text:p>
          </table:table-cell>
          <table:table-cell table:style-name="ce22" table:formula="of:=INDIRECT(&quot;R8C&quot;&amp;COLUMN();0)/INDIRECT(&quot;R&quot;&amp;ROW()&amp;&quot;C6&quot;;0)" office:value-type="float" office:value="0.313725490196078">
            <text:p>3.1373E-01</text:p>
          </table:table-cell>
          <table:table-cell table:style-name="ce22" table:formula="of:=INDIRECT(&quot;R8C&quot;&amp;COLUMN();0)/INDIRECT(&quot;R&quot;&amp;ROW()&amp;&quot;C6&quot;;0)" office:value-type="float" office:value="0.279315647827759">
            <text:p>2.7932E-01</text:p>
          </table:table-cell>
          <table:table-cell table:style-name="ce22" table:formula="of:=INDIRECT(&quot;R8C&quot;&amp;COLUMN();0)/INDIRECT(&quot;R&quot;&amp;ROW()&amp;&quot;C6&quot;;0)" office:value-type="float" office:value="0.248750480584391">
            <text:p>2.4875E-01</text:p>
          </table:table-cell>
          <table:table-cell table:style-name="ce22" table:formula="of:=INDIRECT(&quot;R8C&quot;&amp;COLUMN();0)/INDIRECT(&quot;R&quot;&amp;ROW()&amp;&quot;C6&quot;;0)" office:value-type="float" office:value="0.221549404075356">
            <text:p>2.2155E-01</text:p>
          </table:table-cell>
          <table:table-cell table:style-name="ce22" table:formula="of:=INDIRECT(&quot;R8C&quot;&amp;COLUMN();0)/INDIRECT(&quot;R&quot;&amp;ROW()&amp;&quot;C6&quot;;0)" office:value-type="float" office:value="0.197327950788158">
            <text:p>1.9733E-01</text:p>
          </table:table-cell>
          <table:table-cell table:style-name="ce22" table:formula="of:=INDIRECT(&quot;R8C&quot;&amp;COLUMN();0)/INDIRECT(&quot;R&quot;&amp;ROW()&amp;&quot;C6&quot;;0)" office:value-type="float" office:value="0.175701653210304">
            <text:p>1.7570E-01</text:p>
          </table:table-cell>
          <table:table-cell table:style-name="ce22" table:formula="of:=INDIRECT(&quot;R8C&quot;&amp;COLUMN();0)/INDIRECT(&quot;R&quot;&amp;ROW()&amp;&quot;C6&quot;;0)" office:value-type="float" office:value="0.156478277585544">
            <text:p>1.5648E-01</text:p>
          </table:table-cell>
          <table:table-cell table:style-name="ce22" table:formula="of:=INDIRECT(&quot;R8C&quot;&amp;COLUMN();0)/INDIRECT(&quot;R&quot;&amp;ROW()&amp;&quot;C6&quot;;0)" office:value-type="float" office:value="0.139369473279508">
            <text:p>1.3937E-01</text:p>
          </table:table-cell>
          <table:table-cell table:style-name="ce22" table:formula="of:=INDIRECT(&quot;R8C&quot;&amp;COLUMN();0)/INDIRECT(&quot;R&quot;&amp;ROW()&amp;&quot;C6&quot;;0)" office:value-type="float" office:value="0.124086889657824">
            <text:p>1.2409E-01</text:p>
          </table:table-cell>
          <table:table-cell table:style-name="ce22" table:formula="of:=INDIRECT(&quot;R8C&quot;&amp;COLUMN();0)/INDIRECT(&quot;R&quot;&amp;ROW()&amp;&quot;C6&quot;;0)" office:value-type="float" office:value="0.110534409842368">
            <text:p>1.1053E-01</text:p>
          </table:table-cell>
          <table:table-cell table:style-name="ce22" table:formula="of:=INDIRECT(&quot;R8C&quot;&amp;COLUMN();0)/INDIRECT(&quot;R&quot;&amp;ROW()&amp;&quot;C6&quot;;0)" office:value-type="float" office:value="0.0984236831987697">
            <text:p>9.8424E-02</text:p>
          </table:table-cell>
          <table:table-cell table:style-name="ce22" table:formula="of:=INDIRECT(&quot;R8C&quot;&amp;COLUMN();0)/INDIRECT(&quot;R&quot;&amp;ROW()&amp;&quot;C6&quot;;0)" office:value-type="float" office:value="0.0876585928489043">
            <text:p>8.7659E-02</text:p>
          </table:table-cell>
          <table:table-cell table:style-name="ce22" table:formula="of:=INDIRECT(&quot;R8C&quot;&amp;COLUMN();0)/INDIRECT(&quot;R&quot;&amp;ROW()&amp;&quot;C6&quot;;0)" office:value-type="float" office:value="0.0780469050365244">
            <text:p>7.8047E-02</text:p>
          </table:table-cell>
          <table:table-cell table:style-name="ce22" table:formula="of:=INDIRECT(&quot;R8C&quot;&amp;COLUMN();0)/INDIRECT(&quot;R&quot;&amp;ROW()&amp;&quot;C6&quot;;0)" office:value-type="float" office:value="0.0694925028835063">
            <text:p>6.9493E-02</text:p>
          </table:table-cell>
          <table:table-cell table:style-name="ce22" table:formula="of:=INDIRECT(&quot;R8C&quot;&amp;COLUMN();0)/INDIRECT(&quot;R&quot;&amp;ROW()&amp;&quot;C6&quot;;0)" office:value-type="float" office:value="0.0618992695117263">
            <text:p>6.1899E-02</text:p>
          </table:table-cell>
          <table:table-cell table:style-name="ce22" table:formula="of:=INDIRECT(&quot;R8C&quot;&amp;COLUMN();0)/INDIRECT(&quot;R&quot;&amp;ROW()&amp;&quot;C6&quot;;0)" office:value-type="float" office:value="0.0550749711649366">
            <text:p>5.5075E-02</text:p>
          </table:table-cell>
          <table:table-cell table:style-name="ce22" table:formula="of:=INDIRECT(&quot;R8C&quot;&amp;COLUMN();0)/INDIRECT(&quot;R&quot;&amp;ROW()&amp;&quot;C6&quot;;0)" office:value-type="float" office:value="0.0491157247212611">
            <text:p>4.9116E-02</text:p>
          </table:table-cell>
          <table:table-cell table:style-name="ce22" table:formula="of:=INDIRECT(&quot;R8C&quot;&amp;COLUMN();0)/INDIRECT(&quot;R&quot;&amp;ROW()&amp;&quot;C6&quot;;0)" office:value-type="float" office:value="0.0437331795463283">
            <text:p>4.3733E-02</text:p>
          </table:table-cell>
          <table:table-cell table:style-name="ce22" table:formula="of:=INDIRECT(&quot;R8C&quot;&amp;COLUMN();0)/INDIRECT(&quot;R&quot;&amp;ROW()&amp;&quot;C6&quot;;0)" office:value-type="float" office:value="0.0389273356401384">
            <text:p>3.8927E-02</text:p>
          </table:table-cell>
          <table:table-cell table:style-name="ce22" table:formula="of:=INDIRECT(&quot;R8C&quot;&amp;COLUMN();0)/INDIRECT(&quot;R&quot;&amp;ROW()&amp;&quot;C6&quot;;0)" office:value-type="float" office:value="0.0346981930026913">
            <text:p>3.4698E-02</text:p>
          </table:table-cell>
          <table:table-cell table:style-name="ce22" table:formula="of:=INDIRECT(&quot;R8C&quot;&amp;COLUMN();0)/INDIRECT(&quot;R&quot;&amp;ROW()&amp;&quot;C6&quot;;0)" office:value-type="float" office:value="0.0308535178777393">
            <text:p>3.0854E-02</text:p>
          </table:table-cell>
          <table:table-cell table:style-name="ce22" table:formula="of:=INDIRECT(&quot;R8C&quot;&amp;COLUMN();0)/INDIRECT(&quot;R&quot;&amp;ROW()&amp;&quot;C6&quot;;0)" office:value-type="float" office:value="0.0274894271434064">
            <text:p>2.7489E-02</text:p>
          </table:table-cell>
          <table:table-cell table:style-name="ce22" table:formula="of:=INDIRECT(&quot;R8C&quot;&amp;COLUMN();0)/INDIRECT(&quot;R&quot;&amp;ROW()&amp;&quot;C6&quot;;0)" office:value-type="float" office:value="0.0245098039215686">
            <text:p>2.4510E-02</text:p>
          </table:table-cell>
          <table:table-cell table:style-name="ce22" table:formula="of:=INDIRECT(&quot;R8C&quot;&amp;COLUMN();0)/INDIRECT(&quot;R&quot;&amp;ROW()&amp;&quot;C6&quot;;0)" office:value-type="float" office:value="0.0218185313341023">
            <text:p>2.1819E-02</text:p>
          </table:table-cell>
          <table:table-cell table:style-name="ce22" table:formula="of:=INDIRECT(&quot;R8C&quot;&amp;COLUMN();0)/INDIRECT(&quot;R&quot;&amp;ROW()&amp;&quot;C6&quot;;0)" office:value-type="float" office:value="0.0194156093810073">
            <text:p>1.9416E-02</text:p>
          </table:table-cell>
          <table:table-cell table:style-name="ce22" table:formula="of:=INDIRECT(&quot;R8C&quot;&amp;COLUMN();0)/INDIRECT(&quot;R&quot;&amp;ROW()&amp;&quot;C6&quot;;0)" office:value-type="float" office:value="0.0173010380622837">
            <text:p>1.7301E-02</text:p>
          </table:table-cell>
          <table:table-cell table:style-name="ce22" table:formula="of:=INDIRECT(&quot;R8C&quot;&amp;COLUMN();0)/INDIRECT(&quot;R&quot;&amp;ROW()&amp;&quot;C6&quot;;0)" office:value-type="float" office:value="0.0153787004998078">
            <text:p>1.5379E-02</text:p>
          </table:table-cell>
          <table:table-cell table:style-name="ce22" table:formula="of:=INDIRECT(&quot;R8C&quot;&amp;COLUMN();0)/INDIRECT(&quot;R&quot;&amp;ROW()&amp;&quot;C6&quot;;0)" office:value-type="float" office:value="0.0137447135717032">
            <text:p>1.3745E-02</text:p>
          </table:table-cell>
          <table:table-cell table:style-name="ce22" table:formula="of:=INDIRECT(&quot;R8C&quot;&amp;COLUMN();0)/INDIRECT(&quot;R&quot;&amp;ROW()&amp;&quot;C6&quot;;0)" office:value-type="float" office:value="0.0122068435217224">
            <text:p>1.2207E-02</text:p>
          </table:table-cell>
          <table:table-cell table:style-name="ce22" table:formula="of:=INDIRECT(&quot;R8C&quot;&amp;COLUMN();0)/INDIRECT(&quot;R&quot;&amp;ROW()&amp;&quot;C6&quot;;0)" office:value-type="float" office:value="0.0108612072279892">
            <text:p>1.0861E-02</text:p>
          </table:table-cell>
          <table:table-cell table:style-name="ce22" table:formula="of:=INDIRECT(&quot;R8C&quot;&amp;COLUMN();0)/INDIRECT(&quot;R&quot;&amp;ROW()&amp;&quot;C6&quot;;0)" office:value-type="float" office:value="0.00970780469050365">
            <text:p>9.7078E-03</text:p>
          </table:table-cell>
          <table:table-cell table:style-name="ce22" table:formula="of:=INDIRECT(&quot;R8C&quot;&amp;COLUMN();0)/INDIRECT(&quot;R&quot;&amp;ROW()&amp;&quot;C6&quot;;0)" office:value-type="float" office:value="0.00862168396770473">
            <text:p>8.6217E-03</text:p>
          </table:table-cell>
          <table:table-cell table:style-name="ce22" table:formula="of:=INDIRECT(&quot;R8C&quot;&amp;COLUMN();0)/INDIRECT(&quot;R&quot;&amp;ROW()&amp;&quot;C6&quot;;0)" office:value-type="float" office:value="0.0076797385620915">
            <text:p>7.6797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6])+1" office:value-type="float" office:value="18">
            <text:p>18</text:p>
          </table:table-cell>
          <table:table-cell table:style-name="ce5" office:value-type="string">
            <text:p>n/a</text:p>
          </table:table-cell>
          <table:table-cell table:style-name="ce9" office:value-type="float" office:value="0.375">
            <text:p>0.3750</text:p>
          </table:table-cell>
          <table:table-cell table:style-name="ce12" table:formula="of:=[.C27]*25.4" office:value-type="float" office:value="9.525">
            <text:p>9.5250</text:p>
          </table:table-cell>
          <table:table-cell table:style-name="ce14" table:formula="of:=[.D27]/2" office:value-type="float" office:value="4.7625">
            <text:p>4.7625</text:p>
          </table:table-cell>
          <table:table-cell table:style-name="ce16" table:formula="of:=pi*[.D27]" office:value-type="float" office:value="29.9236700254427">
            <text:p>29.923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8">
            <text:p>8.0000E+00</text:p>
          </table:table-cell>
          <table:table-cell table:style-name="ce22" table:formula="of:=INDIRECT(&quot;R8C&quot;&amp;COLUMN();0)/INDIRECT(&quot;R&quot;&amp;ROW()&amp;&quot;C6&quot;;0)" office:value-type="float" office:value="6.66666666666667">
            <text:p>6.6667E+00</text:p>
          </table:table-cell>
          <table:table-cell table:style-name="ce22" table:formula="of:=INDIRECT(&quot;R8C&quot;&amp;COLUMN();0)/INDIRECT(&quot;R&quot;&amp;ROW()&amp;&quot;C6&quot;;0)" office:value-type="float" office:value="6">
            <text:p>6.0000E+00</text:p>
          </table:table-cell>
          <table:table-cell table:style-name="ce22" table:formula="of:=INDIRECT(&quot;R8C&quot;&amp;COLUMN();0)/INDIRECT(&quot;R&quot;&amp;ROW()&amp;&quot;C6&quot;;0)" office:value-type="float" office:value="5.33333333333333">
            <text:p>5.3333E+00</text:p>
          </table:table-cell>
          <table:table-cell table:style-name="ce22" table:formula="of:=INDIRECT(&quot;R8C&quot;&amp;COLUMN();0)/INDIRECT(&quot;R&quot;&amp;ROW()&amp;&quot;C6&quot;;0)" office:value-type="float" office:value="4.66666666666667">
            <text:p>4.6667E+00</text:p>
          </table:table-cell>
          <table:table-cell table:style-name="ce22" table:formula="of:=INDIRECT(&quot;R8C&quot;&amp;COLUMN();0)/INDIRECT(&quot;R&quot;&amp;ROW()&amp;&quot;C6&quot;;0)" office:value-type="float" office:value="4.33333333333333">
            <text:p>4.3333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66666666666667">
            <text:p>3.6667E+00</text:p>
          </table:table-cell>
          <table:table-cell table:style-name="ce22" table:formula="of:=INDIRECT(&quot;R8C&quot;&amp;COLUMN();0)/INDIRECT(&quot;R&quot;&amp;ROW()&amp;&quot;C6&quot;;0)" office:value-type="float" office:value="3.33333333333333">
            <text:p>3.3333E+00</text:p>
          </table:table-cell>
          <table:table-cell table:style-name="ce22" table:formula="of:=INDIRECT(&quot;R8C&quot;&amp;COLUMN();0)/INDIRECT(&quot;R&quot;&amp;ROW()&amp;&quot;C6&quot;;0)" office:value-type="float" office:value="2.66666666666667">
            <text:p>2.6667E+00</text:p>
          </table:table-cell>
          <table:table-cell table:style-name="ce22" table:formula="of:=INDIRECT(&quot;R8C&quot;&amp;COLUMN();0)/INDIRECT(&quot;R&quot;&amp;ROW()&amp;&quot;C6&quot;;0)" office:value-type="float" office:value="2.33333333333333">
            <text:p>2.3333E+00</text:p>
          </table:table-cell>
          <table:table-cell table:style-name="ce22" table:formula="of:=INDIRECT(&quot;R8C&quot;&amp;COLUMN();0)/INDIRECT(&quot;R&quot;&amp;ROW()&amp;&quot;C6&quot;;0)" office:value-type="float" office:value="2.16666666666667">
            <text:p>2.1667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66666666666667">
            <text:p>1.6667E+00</text:p>
          </table:table-cell>
          <table:table-cell table:style-name="ce22" table:formula="of:=INDIRECT(&quot;R8C&quot;&amp;COLUMN();0)/INDIRECT(&quot;R&quot;&amp;ROW()&amp;&quot;C6&quot;;0)" office:value-type="float" office:value="1.33333333333333">
            <text:p>1.3333E+00</text:p>
          </table:table-cell>
          <table:table-cell table:style-name="ce22" table:formula="of:=INDIRECT(&quot;R8C&quot;&amp;COLUMN();0)/INDIRECT(&quot;R&quot;&amp;ROW()&amp;&quot;C6&quot;;0)" office:value-type="float" office:value="1.22666666666667">
            <text:p>1.2267E+00</text:p>
          </table:table-cell>
          <table:table-cell table:style-name="ce22" table:formula="of:=INDIRECT(&quot;R8C&quot;&amp;COLUMN();0)/INDIRECT(&quot;R&quot;&amp;ROW()&amp;&quot;C6&quot;;0)" office:value-type="float" office:value="1.09228346456693">
            <text:p>1.0923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72808398950131">
            <text:p>9.7281E-01</text:p>
          </table:table-cell>
          <table:table-cell table:style-name="ce22" table:formula="of:=INDIRECT(&quot;R8C&quot;&amp;COLUMN();0)/INDIRECT(&quot;R&quot;&amp;ROW()&amp;&quot;C6&quot;;0)" office:value-type="float" office:value="0.866351706036746">
            <text:p>8.6635E-01</text:p>
          </table:table-cell>
          <table:table-cell table:style-name="ce22" table:formula="of:=INDIRECT(&quot;R8C&quot;&amp;COLUMN();0)/INDIRECT(&quot;R&quot;&amp;ROW()&amp;&quot;C6&quot;;0)" office:value-type="float" office:value="0.833333333333333">
            <text:p>8.3333E-01</text:p>
          </table:table-cell>
          <table:table-cell table:style-name="ce22" table:formula="of:=INDIRECT(&quot;R8C&quot;&amp;COLUMN();0)/INDIRECT(&quot;R&quot;&amp;ROW()&amp;&quot;C6&quot;;0)" office:value-type="float" office:value="0.771443569553806">
            <text:p>7.7144E-01</text:p>
          </table:table-cell>
          <table:table-cell table:style-name="ce22" table:formula="of:=INDIRECT(&quot;R8C&quot;&amp;COLUMN();0)/INDIRECT(&quot;R&quot;&amp;ROW()&amp;&quot;C6&quot;;0)" office:value-type="float" office:value="0.687034120734908">
            <text:p>6.8703E-01</text:p>
          </table:table-cell>
          <table:table-cell table:style-name="ce22" table:formula="of:=INDIRECT(&quot;R8C&quot;&amp;COLUMN();0)/INDIRECT(&quot;R&quot;&amp;ROW()&amp;&quot;C6&quot;;0)" office:value-type="float" office:value="0.666666666666667">
            <text:p>6.6667E-01</text:p>
          </table:table-cell>
          <table:table-cell table:style-name="ce22" table:formula="of:=INDIRECT(&quot;R8C&quot;&amp;COLUMN();0)/INDIRECT(&quot;R&quot;&amp;ROW()&amp;&quot;C6&quot;;0)" office:value-type="float" office:value="0.611758530183727">
            <text:p>6.1176E-01</text:p>
          </table:table-cell>
          <table:table-cell table:style-name="ce22" table:formula="of:=INDIRECT(&quot;R8C&quot;&amp;COLUMN();0)/INDIRECT(&quot;R&quot;&amp;ROW()&amp;&quot;C6&quot;;0)" office:value-type="float" office:value="0.544776902887139">
            <text:p>5.4478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85144356955381">
            <text:p>4.8514E-01</text:p>
          </table:table-cell>
          <table:table-cell table:style-name="ce22" table:formula="of:=INDIRECT(&quot;R8C&quot;&amp;COLUMN();0)/INDIRECT(&quot;R&quot;&amp;ROW()&amp;&quot;C6&quot;;0)" office:value-type="float" office:value="0.432020997375328">
            <text:p>4.3202E-01</text:p>
          </table:table-cell>
          <table:table-cell table:style-name="ce22" table:formula="of:=INDIRECT(&quot;R8C&quot;&amp;COLUMN();0)/INDIRECT(&quot;R&quot;&amp;ROW()&amp;&quot;C6&quot;;0)" office:value-type="float" office:value="0.384776902887139">
            <text:p>3.8478E-01</text:p>
          </table:table-cell>
          <table:table-cell table:style-name="ce22" table:formula="of:=INDIRECT(&quot;R8C&quot;&amp;COLUMN();0)/INDIRECT(&quot;R&quot;&amp;ROW()&amp;&quot;C6&quot;;0)" office:value-type="float" office:value="0.342677165354331">
            <text:p>3.4268E-01</text:p>
          </table:table-cell>
          <table:table-cell table:style-name="ce22" table:formula="of:=INDIRECT(&quot;R8C&quot;&amp;COLUMN();0)/INDIRECT(&quot;R&quot;&amp;ROW()&amp;&quot;C6&quot;;0)" office:value-type="float" office:value="0.30509186351706">
            <text:p>3.0509E-01</text:p>
          </table:table-cell>
          <table:table-cell table:style-name="ce22" table:formula="of:=INDIRECT(&quot;R8C&quot;&amp;COLUMN();0)/INDIRECT(&quot;R&quot;&amp;ROW()&amp;&quot;C6&quot;;0)" office:value-type="float" office:value="0.271706036745407">
            <text:p>2.7171E-01</text:p>
          </table:table-cell>
          <table:table-cell table:style-name="ce22" table:formula="of:=INDIRECT(&quot;R8C&quot;&amp;COLUMN();0)/INDIRECT(&quot;R&quot;&amp;ROW()&amp;&quot;C6&quot;;0)" office:value-type="float" office:value="0.241994750656168">
            <text:p>2.4199E-01</text:p>
          </table:table-cell>
          <table:table-cell table:style-name="ce22" table:formula="of:=INDIRECT(&quot;R8C&quot;&amp;COLUMN();0)/INDIRECT(&quot;R&quot;&amp;ROW()&amp;&quot;C6&quot;;0)" office:value-type="float" office:value="0.215538057742782">
            <text:p>2.1554E-01</text:p>
          </table:table-cell>
          <table:table-cell table:style-name="ce22" table:formula="of:=INDIRECT(&quot;R8C&quot;&amp;COLUMN();0)/INDIRECT(&quot;R&quot;&amp;ROW()&amp;&quot;C6&quot;;0)" office:value-type="float" office:value="0.191916010498688">
            <text:p>1.9192E-01</text:p>
          </table:table-cell>
          <table:table-cell table:style-name="ce22" table:formula="of:=INDIRECT(&quot;R8C&quot;&amp;COLUMN();0)/INDIRECT(&quot;R&quot;&amp;ROW()&amp;&quot;C6&quot;;0)" office:value-type="float" office:value="0.170918635170604">
            <text:p>1.7092E-01</text:p>
          </table:table-cell>
          <table:table-cell table:style-name="ce22" table:formula="of:=INDIRECT(&quot;R8C&quot;&amp;COLUMN();0)/INDIRECT(&quot;R&quot;&amp;ROW()&amp;&quot;C6&quot;;0)" office:value-type="float" office:value="0.152230971128609">
            <text:p>1.5223E-01</text:p>
          </table:table-cell>
          <table:table-cell table:style-name="ce22" table:formula="of:=INDIRECT(&quot;R8C&quot;&amp;COLUMN();0)/INDIRECT(&quot;R&quot;&amp;ROW()&amp;&quot;C6&quot;;0)" office:value-type="float" office:value="0.135538057742782">
            <text:p>1.3554E-01</text:p>
          </table:table-cell>
          <table:table-cell table:style-name="ce22" table:formula="of:=INDIRECT(&quot;R8C&quot;&amp;COLUMN();0)/INDIRECT(&quot;R&quot;&amp;ROW()&amp;&quot;C6&quot;;0)" office:value-type="float" office:value="0.120734908136483">
            <text:p>1.2073E-01</text:p>
          </table:table-cell>
          <table:table-cell table:style-name="ce22" table:formula="of:=INDIRECT(&quot;R8C&quot;&amp;COLUMN();0)/INDIRECT(&quot;R&quot;&amp;ROW()&amp;&quot;C6&quot;;0)" office:value-type="float" office:value="0.10750656167979">
            <text:p>1.0751E-01</text:p>
          </table:table-cell>
          <table:table-cell table:style-name="ce22" table:formula="of:=INDIRECT(&quot;R8C&quot;&amp;COLUMN();0)/INDIRECT(&quot;R&quot;&amp;ROW()&amp;&quot;C6&quot;;0)" office:value-type="float" office:value="0.095748031496063">
            <text:p>9.5748E-02</text:p>
          </table:table-cell>
          <table:table-cell table:style-name="ce22" table:formula="of:=INDIRECT(&quot;R8C&quot;&amp;COLUMN();0)/INDIRECT(&quot;R&quot;&amp;ROW()&amp;&quot;C6&quot;;0)" office:value-type="float" office:value="0.085249343832021">
            <text:p>8.5249E-02</text:p>
          </table:table-cell>
          <table:table-cell table:style-name="ce22" table:formula="of:=INDIRECT(&quot;R8C&quot;&amp;COLUMN();0)/INDIRECT(&quot;R&quot;&amp;ROW()&amp;&quot;C6&quot;;0)" office:value-type="float" office:value="0.0759055118110236">
            <text:p>7.5906E-02</text:p>
          </table:table-cell>
          <table:table-cell table:style-name="ce22" table:formula="of:=INDIRECT(&quot;R8C&quot;&amp;COLUMN();0)/INDIRECT(&quot;R&quot;&amp;ROW()&amp;&quot;C6&quot;;0)" office:value-type="float" office:value="0.0676115485564305">
            <text:p>6.7612E-02</text:p>
          </table:table-cell>
          <table:table-cell table:style-name="ce22" table:formula="of:=INDIRECT(&quot;R8C&quot;&amp;COLUMN();0)/INDIRECT(&quot;R&quot;&amp;ROW()&amp;&quot;C6&quot;;0)" office:value-type="float" office:value="0.0601574803149606">
            <text:p>6.0157E-02</text:p>
          </table:table-cell>
          <table:table-cell table:style-name="ce22" table:formula="of:=INDIRECT(&quot;R8C&quot;&amp;COLUMN();0)/INDIRECT(&quot;R&quot;&amp;ROW()&amp;&quot;C6&quot;;0)" office:value-type="float" office:value="0.0536482939632546">
            <text:p>5.3648E-02</text:p>
          </table:table-cell>
          <table:table-cell table:style-name="ce22" table:formula="of:=INDIRECT(&quot;R8C&quot;&amp;COLUMN();0)/INDIRECT(&quot;R&quot;&amp;ROW()&amp;&quot;C6&quot;;0)" office:value-type="float" office:value="0.0477690288713911">
            <text:p>4.7769E-02</text:p>
          </table:table-cell>
          <table:table-cell table:style-name="ce22" table:formula="of:=INDIRECT(&quot;R8C&quot;&amp;COLUMN();0)/INDIRECT(&quot;R&quot;&amp;ROW()&amp;&quot;C6&quot;;0)" office:value-type="float" office:value="0.0425196850393701">
            <text:p>4.2520E-02</text:p>
          </table:table-cell>
          <table:table-cell table:style-name="ce22" table:formula="of:=INDIRECT(&quot;R8C&quot;&amp;COLUMN();0)/INDIRECT(&quot;R&quot;&amp;ROW()&amp;&quot;C6&quot;;0)" office:value-type="float" office:value="0.0379002624671916">
            <text:p>3.7900E-02</text:p>
          </table:table-cell>
          <table:table-cell table:style-name="ce22" table:formula="of:=INDIRECT(&quot;R8C&quot;&amp;COLUMN();0)/INDIRECT(&quot;R&quot;&amp;ROW()&amp;&quot;C6&quot;;0)" office:value-type="float" office:value="0.0337007874015748">
            <text:p>3.3701E-02</text:p>
          </table:table-cell>
          <table:table-cell table:style-name="ce22" table:formula="of:=INDIRECT(&quot;R8C&quot;&amp;COLUMN();0)/INDIRECT(&quot;R&quot;&amp;ROW()&amp;&quot;C6&quot;;0)" office:value-type="float" office:value="0.0300262467191601">
            <text:p>3.0026E-02</text:p>
          </table:table-cell>
          <table:table-cell table:style-name="ce22" table:formula="of:=INDIRECT(&quot;R8C&quot;&amp;COLUMN();0)/INDIRECT(&quot;R&quot;&amp;ROW()&amp;&quot;C6&quot;;0)" office:value-type="float" office:value="0.0267716535433071">
            <text:p>2.6772E-02</text:p>
          </table:table-cell>
          <table:table-cell table:style-name="ce22" table:formula="of:=INDIRECT(&quot;R8C&quot;&amp;COLUMN();0)/INDIRECT(&quot;R&quot;&amp;ROW()&amp;&quot;C6&quot;;0)" office:value-type="float" office:value="0.0238320209973753">
            <text:p>2.3832E-02</text:p>
          </table:table-cell>
          <table:table-cell table:style-name="ce22" table:formula="of:=INDIRECT(&quot;R8C&quot;&amp;COLUMN();0)/INDIRECT(&quot;R&quot;&amp;ROW()&amp;&quot;C6&quot;;0)" office:value-type="float" office:value="0.0212073490813648">
            <text:p>2.1207E-02</text:p>
          </table:table-cell>
          <table:table-cell table:style-name="ce22" table:formula="of:=INDIRECT(&quot;R8C&quot;&amp;COLUMN();0)/INDIRECT(&quot;R&quot;&amp;ROW()&amp;&quot;C6&quot;;0)" office:value-type="float" office:value="0.0188976377952756">
            <text:p>1.8898E-02</text:p>
          </table:table-cell>
          <table:table-cell table:style-name="ce22" table:formula="of:=INDIRECT(&quot;R8C&quot;&amp;COLUMN();0)/INDIRECT(&quot;R&quot;&amp;ROW()&amp;&quot;C6&quot;;0)" office:value-type="float" office:value="0.0167979002624672">
            <text:p>1.6798E-02</text:p>
          </table:table-cell>
          <table:table-cell table:style-name="ce22" table:formula="of:=INDIRECT(&quot;R8C&quot;&amp;COLUMN();0)/INDIRECT(&quot;R&quot;&amp;ROW()&amp;&quot;C6&quot;;0)" office:value-type="float" office:value="0.0150131233595801">
            <text:p>1.5013E-02</text:p>
          </table:table-cell>
          <table:table-cell table:style-name="ce22" table:formula="of:=INDIRECT(&quot;R8C&quot;&amp;COLUMN();0)/INDIRECT(&quot;R&quot;&amp;ROW()&amp;&quot;C6&quot;;0)" office:value-type="float" office:value="0.0133333333333333">
            <text:p>1.3333E-02</text:p>
          </table:table-cell>
          <table:table-cell table:style-name="ce22" table:formula="of:=INDIRECT(&quot;R8C&quot;&amp;COLUMN();0)/INDIRECT(&quot;R&quot;&amp;ROW()&amp;&quot;C6&quot;;0)" office:value-type="float" office:value="0.0118635170603675">
            <text:p>1.1864E-02</text:p>
          </table:table-cell>
          <table:table-cell table:style-name="ce22" table:formula="of:=INDIRECT(&quot;R8C&quot;&amp;COLUMN();0)/INDIRECT(&quot;R&quot;&amp;ROW()&amp;&quot;C6&quot;;0)" office:value-type="float" office:value="0.0106036745406824">
            <text:p>1.0604E-02</text:p>
          </table:table-cell>
          <table:table-cell table:style-name="ce22" table:formula="of:=INDIRECT(&quot;R8C&quot;&amp;COLUMN();0)/INDIRECT(&quot;R&quot;&amp;ROW()&amp;&quot;C6&quot;;0)" office:value-type="float" office:value="0.00941732283464567">
            <text:p>9.4173E-03</text:p>
          </table:table-cell>
          <table:table-cell table:style-name="ce22" table:formula="of:=INDIRECT(&quot;R8C&quot;&amp;COLUMN();0)/INDIRECT(&quot;R&quot;&amp;ROW()&amp;&quot;C6&quot;;0)" office:value-type="float" office:value="0.00838845144356955">
            <text:p>8.3885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7])+1" office:value-type="float" office:value="19">
            <text:p>19</text:p>
          </table:table-cell>
          <table:table-cell table:style-name="ce5" office:value-type="string">
            <text:p>00 (2/0)</text:p>
          </table:table-cell>
          <table:table-cell table:style-name="ce9" office:value-type="float" office:value="0.3648">
            <text:p>0.3648</text:p>
          </table:table-cell>
          <table:table-cell table:style-name="ce13" office:value-type="float" office:value="9.266">
            <text:p>9.2660</text:p>
          </table:table-cell>
          <table:table-cell table:style-name="ce14" table:formula="of:=[.D28]/2" office:value-type="float" office:value="4.633">
            <text:p>4.6330</text:p>
          </table:table-cell>
          <table:table-cell table:style-name="ce16" table:formula="of:=pi*[.D28]" office:value-type="float" office:value="29.109997528163">
            <text:p>29.110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8.22361320958342">
            <text:p>8.2236E+00</text:p>
          </table:table-cell>
          <table:table-cell table:style-name="ce22" table:formula="of:=INDIRECT(&quot;R8C&quot;&amp;COLUMN();0)/INDIRECT(&quot;R&quot;&amp;ROW()&amp;&quot;C6&quot;;0)" office:value-type="float" office:value="6.85301100798619">
            <text:p>6.8530E+00</text:p>
          </table:table-cell>
          <table:table-cell table:style-name="ce22" table:formula="of:=INDIRECT(&quot;R8C&quot;&amp;COLUMN();0)/INDIRECT(&quot;R&quot;&amp;ROW()&amp;&quot;C6&quot;;0)" office:value-type="float" office:value="6.16770990718757">
            <text:p>6.1677E+00</text:p>
          </table:table-cell>
          <table:table-cell table:style-name="ce22" table:formula="of:=INDIRECT(&quot;R8C&quot;&amp;COLUMN();0)/INDIRECT(&quot;R&quot;&amp;ROW()&amp;&quot;C6&quot;;0)" office:value-type="float" office:value="5.48240880638895">
            <text:p>5.4824E+00</text:p>
          </table:table-cell>
          <table:table-cell table:style-name="ce22" table:formula="of:=INDIRECT(&quot;R8C&quot;&amp;COLUMN();0)/INDIRECT(&quot;R&quot;&amp;ROW()&amp;&quot;C6&quot;;0)" office:value-type="float" office:value="4.79710770559033">
            <text:p>4.7971E+00</text:p>
          </table:table-cell>
          <table:table-cell table:style-name="ce22" table:formula="of:=INDIRECT(&quot;R8C&quot;&amp;COLUMN();0)/INDIRECT(&quot;R&quot;&amp;ROW()&amp;&quot;C6&quot;;0)" office:value-type="float" office:value="4.45445715519102">
            <text:p>4.4545E+00</text:p>
          </table:table-cell>
          <table:table-cell table:style-name="ce22" table:formula="of:=INDIRECT(&quot;R8C&quot;&amp;COLUMN();0)/INDIRECT(&quot;R&quot;&amp;ROW()&amp;&quot;C6&quot;;0)" office:value-type="float" office:value="4.11180660479171">
            <text:p>4.1118E+00</text:p>
          </table:table-cell>
          <table:table-cell table:style-name="ce22" table:formula="of:=INDIRECT(&quot;R8C&quot;&amp;COLUMN();0)/INDIRECT(&quot;R&quot;&amp;ROW()&amp;&quot;C6&quot;;0)" office:value-type="float" office:value="3.7691560543924">
            <text:p>3.7692E+00</text:p>
          </table:table-cell>
          <table:table-cell table:style-name="ce22" table:formula="of:=INDIRECT(&quot;R8C&quot;&amp;COLUMN();0)/INDIRECT(&quot;R&quot;&amp;ROW()&amp;&quot;C6&quot;;0)" office:value-type="float" office:value="3.42650550399309">
            <text:p>3.4265E+00</text:p>
          </table:table-cell>
          <table:table-cell table:style-name="ce22" table:formula="of:=INDIRECT(&quot;R8C&quot;&amp;COLUMN();0)/INDIRECT(&quot;R&quot;&amp;ROW()&amp;&quot;C6&quot;;0)" office:value-type="float" office:value="2.74120440319447">
            <text:p>2.7412E+00</text:p>
          </table:table-cell>
          <table:table-cell table:style-name="ce22" table:formula="of:=INDIRECT(&quot;R8C&quot;&amp;COLUMN();0)/INDIRECT(&quot;R&quot;&amp;ROW()&amp;&quot;C6&quot;;0)" office:value-type="float" office:value="2.39855385279516">
            <text:p>2.3986E+00</text:p>
          </table:table-cell>
          <table:table-cell table:style-name="ce22" table:formula="of:=INDIRECT(&quot;R8C&quot;&amp;COLUMN();0)/INDIRECT(&quot;R&quot;&amp;ROW()&amp;&quot;C6&quot;;0)" office:value-type="float" office:value="2.22722857759551">
            <text:p>2.2272E+00</text:p>
          </table:table-cell>
          <table:table-cell table:style-name="ce22" table:formula="of:=INDIRECT(&quot;R8C&quot;&amp;COLUMN();0)/INDIRECT(&quot;R&quot;&amp;ROW()&amp;&quot;C6&quot;;0)" office:value-type="float" office:value="2.05590330239586">
            <text:p>2.0559E+00</text:p>
          </table:table-cell>
          <table:table-cell table:style-name="ce22" table:formula="of:=INDIRECT(&quot;R8C&quot;&amp;COLUMN();0)/INDIRECT(&quot;R&quot;&amp;ROW()&amp;&quot;C6&quot;;0)" office:value-type="float" office:value="1.71325275199655">
            <text:p>1.7133E+00</text:p>
          </table:table-cell>
          <table:table-cell table:style-name="ce22" table:formula="of:=INDIRECT(&quot;R8C&quot;&amp;COLUMN();0)/INDIRECT(&quot;R&quot;&amp;ROW()&amp;&quot;C6&quot;;0)" office:value-type="float" office:value="1.37060220159724">
            <text:p>1.3706E+00</text:p>
          </table:table-cell>
          <table:table-cell table:style-name="ce22" table:formula="of:=INDIRECT(&quot;R8C&quot;&amp;COLUMN();0)/INDIRECT(&quot;R&quot;&amp;ROW()&amp;&quot;C6&quot;;0)" office:value-type="float" office:value="1.26095402546946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281459097777">
            <text:p>1.1228E+00</text:p>
          </table:table-cell>
          <table:table-cell table:style-name="ce22" table:formula="of:=INDIRECT(&quot;R8C&quot;&amp;COLUMN();0)/INDIRECT(&quot;R&quot;&amp;ROW()&amp;&quot;C6&quot;;0)" office:value-type="float" office:value="1.02795165119793">
            <text:p>1.028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67666738614">
            <text:p>8.9057E-01</text:p>
          </table:table-cell>
          <table:table-cell table:style-name="ce22" table:formula="of:=INDIRECT(&quot;R8C&quot;&amp;COLUMN();0)/INDIRECT(&quot;R&quot;&amp;ROW()&amp;&quot;C6&quot;;0)" office:value-type="float" office:value="0.856626375998273">
            <text:p>8.5663E-01</text:p>
          </table:table-cell>
          <table:table-cell table:style-name="ce22" table:formula="of:=INDIRECT(&quot;R8C&quot;&amp;COLUMN();0)/INDIRECT(&quot;R&quot;&amp;ROW()&amp;&quot;C6&quot;;0)" office:value-type="float" office:value="0.793006691128858">
            <text:p>7.9301E-01</text:p>
          </table:table-cell>
          <table:table-cell table:style-name="ce22" table:formula="of:=INDIRECT(&quot;R8C&quot;&amp;COLUMN();0)/INDIRECT(&quot;R&quot;&amp;ROW()&amp;&quot;C6&quot;;0)" office:value-type="float" office:value="0.706237858838765">
            <text:p>7.0624E-01</text:p>
          </table:table-cell>
          <table:table-cell table:style-name="ce22" table:formula="of:=INDIRECT(&quot;R8C&quot;&amp;COLUMN();0)/INDIRECT(&quot;R&quot;&amp;ROW()&amp;&quot;C6&quot;;0)" office:value-type="float" office:value="0.685301100798618">
            <text:p>6.8530E-01</text:p>
          </table:table-cell>
          <table:table-cell table:style-name="ce22" table:formula="of:=INDIRECT(&quot;R8C&quot;&amp;COLUMN();0)/INDIRECT(&quot;R&quot;&amp;ROW()&amp;&quot;C6&quot;;0)" office:value-type="float" office:value="0.62885819123678">
            <text:p>6.2886E-01</text:p>
          </table:table-cell>
          <table:table-cell table:style-name="ce22" table:formula="of:=INDIRECT(&quot;R8C&quot;&amp;COLUMN();0)/INDIRECT(&quot;R&quot;&amp;ROW()&amp;&quot;C6&quot;;0)" office:value-type="float" office:value="0.560004316857328">
            <text:p>5.6000E-01</text:p>
          </table:table-cell>
          <table:table-cell table:style-name="ce22" table:formula="of:=INDIRECT(&quot;R8C&quot;&amp;COLUMN();0)/INDIRECT(&quot;R&quot;&amp;ROW()&amp;&quot;C6&quot;;0)" office:value-type="float" office:value="0.513975825598964">
            <text:p>5.1398E-01</text:p>
          </table:table-cell>
          <table:table-cell table:style-name="ce22" table:formula="of:=INDIRECT(&quot;R8C&quot;&amp;COLUMN();0)/INDIRECT(&quot;R&quot;&amp;ROW()&amp;&quot;C6&quot;;0)" office:value-type="float" office:value="0.49870494280164">
            <text:p>4.9870E-01</text:p>
          </table:table-cell>
          <table:table-cell table:style-name="ce22" table:formula="of:=INDIRECT(&quot;R8C&quot;&amp;COLUMN();0)/INDIRECT(&quot;R&quot;&amp;ROW()&amp;&quot;C6&quot;;0)" office:value-type="float" office:value="0.444096697604144">
            <text:p>4.4410E-01</text:p>
          </table:table-cell>
          <table:table-cell table:style-name="ce22" table:formula="of:=INDIRECT(&quot;R8C&quot;&amp;COLUMN();0)/INDIRECT(&quot;R&quot;&amp;ROW()&amp;&quot;C6&quot;;0)" office:value-type="float" office:value="0.395532052665659">
            <text:p>3.9553E-01</text:p>
          </table:table-cell>
          <table:table-cell table:style-name="ce22" table:formula="of:=INDIRECT(&quot;R8C&quot;&amp;COLUMN();0)/INDIRECT(&quot;R&quot;&amp;ROW()&amp;&quot;C6&quot;;0)" office:value-type="float" office:value="0.35225555795381">
            <text:p>3.5226E-01</text:p>
          </table:table-cell>
          <table:table-cell table:style-name="ce22" table:formula="of:=INDIRECT(&quot;R8C&quot;&amp;COLUMN();0)/INDIRECT(&quot;R&quot;&amp;ROW()&amp;&quot;C6&quot;;0)" office:value-type="float" office:value="0.313619684869415">
            <text:p>3.1362E-01</text:p>
          </table:table-cell>
          <table:table-cell table:style-name="ce22" table:formula="of:=INDIRECT(&quot;R8C&quot;&amp;COLUMN();0)/INDIRECT(&quot;R&quot;&amp;ROW()&amp;&quot;C6&quot;;0)" office:value-type="float" office:value="0.279300669112886">
            <text:p>2.7930E-01</text:p>
          </table:table-cell>
          <table:table-cell table:style-name="ce22" table:formula="of:=INDIRECT(&quot;R8C&quot;&amp;COLUMN();0)/INDIRECT(&quot;R&quot;&amp;ROW()&amp;&quot;C6&quot;;0)" office:value-type="float" office:value="0.248758903518239">
            <text:p>2.4876E-01</text:p>
          </table:table-cell>
          <table:table-cell table:style-name="ce22" table:formula="of:=INDIRECT(&quot;R8C&quot;&amp;COLUMN();0)/INDIRECT(&quot;R&quot;&amp;ROW()&amp;&quot;C6&quot;;0)" office:value-type="float" office:value="0.221562702352687">
            <text:p>2.2156E-01</text:p>
          </table:table-cell>
          <table:table-cell table:style-name="ce22" table:formula="of:=INDIRECT(&quot;R8C&quot;&amp;COLUMN();0)/INDIRECT(&quot;R&quot;&amp;ROW()&amp;&quot;C6&quot;;0)" office:value-type="float" office:value="0.197280379883445">
            <text:p>1.9728E-01</text:p>
          </table:table-cell>
          <table:table-cell table:style-name="ce22" table:formula="of:=INDIRECT(&quot;R8C&quot;&amp;COLUMN();0)/INDIRECT(&quot;R&quot;&amp;ROW()&amp;&quot;C6&quot;;0)" office:value-type="float" office:value="0.175696093244118">
            <text:p>1.7570E-01</text:p>
          </table:table-cell>
          <table:table-cell table:style-name="ce22" table:formula="of:=INDIRECT(&quot;R8C&quot;&amp;COLUMN();0)/INDIRECT(&quot;R&quot;&amp;ROW()&amp;&quot;C6&quot;;0)" office:value-type="float" office:value="0.156486078135118">
            <text:p>1.5649E-01</text:p>
          </table:table-cell>
          <table:table-cell table:style-name="ce22" table:formula="of:=INDIRECT(&quot;R8C&quot;&amp;COLUMN();0)/INDIRECT(&quot;R&quot;&amp;ROW()&amp;&quot;C6&quot;;0)" office:value-type="float" office:value="0.139326570256853">
            <text:p>1.3933E-01</text:p>
          </table:table-cell>
          <table:table-cell table:style-name="ce22" table:formula="of:=INDIRECT(&quot;R8C&quot;&amp;COLUMN();0)/INDIRECT(&quot;R&quot;&amp;ROW()&amp;&quot;C6&quot;;0)" office:value-type="float" office:value="0.124109648176128">
            <text:p>1.2411E-01</text:p>
          </table:table-cell>
          <table:table-cell table:style-name="ce22" table:formula="of:=INDIRECT(&quot;R8C&quot;&amp;COLUMN();0)/INDIRECT(&quot;R&quot;&amp;ROW()&amp;&quot;C6&quot;;0)" office:value-type="float" office:value="0.110511547593352">
            <text:p>1.1051E-01</text:p>
          </table:table-cell>
          <table:table-cell table:style-name="ce22" table:formula="of:=INDIRECT(&quot;R8C&quot;&amp;COLUMN();0)/INDIRECT(&quot;R&quot;&amp;ROW()&amp;&quot;C6&quot;;0)" office:value-type="float" office:value="0.0984243470753292">
            <text:p>9.8424E-02</text:p>
          </table:table-cell>
          <table:table-cell table:style-name="ce22" table:formula="of:=INDIRECT(&quot;R8C&quot;&amp;COLUMN();0)/INDIRECT(&quot;R&quot;&amp;ROW()&amp;&quot;C6&quot;;0)" office:value-type="float" office:value="0.0876322037556659">
            <text:p>8.7632E-02</text:p>
          </table:table-cell>
          <table:table-cell table:style-name="ce22" table:formula="of:=INDIRECT(&quot;R8C&quot;&amp;COLUMN();0)/INDIRECT(&quot;R&quot;&amp;ROW()&amp;&quot;C6&quot;;0)" office:value-type="float" office:value="0.0780271962011656">
            <text:p>7.8027E-02</text:p>
          </table:table-cell>
          <table:table-cell table:style-name="ce22" table:formula="of:=INDIRECT(&quot;R8C&quot;&amp;COLUMN();0)/INDIRECT(&quot;R&quot;&amp;ROW()&amp;&quot;C6&quot;;0)" office:value-type="float" office:value="0.0695014029786316">
            <text:p>6.9501E-02</text:p>
          </table:table-cell>
          <table:table-cell table:style-name="ce22" table:formula="of:=INDIRECT(&quot;R8C&quot;&amp;COLUMN();0)/INDIRECT(&quot;R&quot;&amp;ROW()&amp;&quot;C6&quot;;0)" office:value-type="float" office:value="0.0618389812216706">
            <text:p>6.1839E-02</text:p>
          </table:table-cell>
          <table:table-cell table:style-name="ce22" table:formula="of:=INDIRECT(&quot;R8C&quot;&amp;COLUMN();0)/INDIRECT(&quot;R&quot;&amp;ROW()&amp;&quot;C6&quot;;0)" office:value-type="float" office:value="0.0551478523634794">
            <text:p>5.5148E-02</text:p>
          </table:table-cell>
          <table:table-cell table:style-name="ce22" table:formula="of:=INDIRECT(&quot;R8C&quot;&amp;COLUMN();0)/INDIRECT(&quot;R&quot;&amp;ROW()&amp;&quot;C6&quot;;0)" office:value-type="float" office:value="0.0491042521044679">
            <text:p>4.9104E-02</text:p>
          </table:table-cell>
          <table:table-cell table:style-name="ce22" table:formula="of:=INDIRECT(&quot;R8C&quot;&amp;COLUMN();0)/INDIRECT(&quot;R&quot;&amp;ROW()&amp;&quot;C6&quot;;0)" office:value-type="float" office:value="0.0437081804446363">
            <text:p>4.3708E-02</text:p>
          </table:table-cell>
          <table:table-cell table:style-name="ce22" table:formula="of:=INDIRECT(&quot;R8C&quot;&amp;COLUMN();0)/INDIRECT(&quot;R&quot;&amp;ROW()&amp;&quot;C6&quot;;0)" office:value-type="float" office:value="0.0389596373839845">
            <text:p>3.8960E-02</text:p>
          </table:table-cell>
          <table:table-cell table:style-name="ce22" table:formula="of:=INDIRECT(&quot;R8C&quot;&amp;COLUMN();0)/INDIRECT(&quot;R&quot;&amp;ROW()&amp;&quot;C6&quot;;0)" office:value-type="float" office:value="0.0346427800561191">
            <text:p>3.4643E-02</text:p>
          </table:table-cell>
          <table:table-cell table:style-name="ce22" table:formula="of:=INDIRECT(&quot;R8C&quot;&amp;COLUMN();0)/INDIRECT(&quot;R&quot;&amp;ROW()&amp;&quot;C6&quot;;0)" office:value-type="float" office:value="0.030865529894237">
            <text:p>3.0866E-02</text:p>
          </table:table-cell>
          <table:table-cell table:style-name="ce22" table:formula="of:=INDIRECT(&quot;R8C&quot;&amp;COLUMN();0)/INDIRECT(&quot;R&quot;&amp;ROW()&amp;&quot;C6&quot;;0)" office:value-type="float" office:value="0.0275199654651414">
            <text:p>2.7520E-02</text:p>
          </table:table-cell>
          <table:table-cell table:style-name="ce22" table:formula="of:=INDIRECT(&quot;R8C&quot;&amp;COLUMN();0)/INDIRECT(&quot;R&quot;&amp;ROW()&amp;&quot;C6&quot;;0)" office:value-type="float" office:value="0.0244981653356356">
            <text:p>2.4498E-02</text:p>
          </table:table-cell>
          <table:table-cell table:style-name="ce22" table:formula="of:=INDIRECT(&quot;R8C&quot;&amp;COLUMN();0)/INDIRECT(&quot;R&quot;&amp;ROW()&amp;&quot;C6&quot;;0)" office:value-type="float" office:value="0.0218001295057198">
            <text:p>2.1800E-02</text:p>
          </table:table-cell>
          <table:table-cell table:style-name="ce22" table:formula="of:=INDIRECT(&quot;R8C&quot;&amp;COLUMN();0)/INDIRECT(&quot;R&quot;&amp;ROW()&amp;&quot;C6&quot;;0)" office:value-type="float" office:value="0.0194258579753939">
            <text:p>1.9426E-02</text:p>
          </table:table-cell>
          <table:table-cell table:style-name="ce22" table:formula="of:=INDIRECT(&quot;R8C&quot;&amp;COLUMN();0)/INDIRECT(&quot;R&quot;&amp;ROW()&amp;&quot;C6&quot;;0)" office:value-type="float" office:value="0.0172674293114613">
            <text:p>1.7267E-02</text:p>
          </table:table-cell>
          <table:table-cell table:style-name="ce22" table:formula="of:=INDIRECT(&quot;R8C&quot;&amp;COLUMN();0)/INDIRECT(&quot;R&quot;&amp;ROW()&amp;&quot;C6&quot;;0)" office:value-type="float" office:value="0.0154327649471185">
            <text:p>1.5433E-02</text:p>
          </table:table-cell>
          <table:table-cell table:style-name="ce22" table:formula="of:=INDIRECT(&quot;R8C&quot;&amp;COLUMN();0)/INDIRECT(&quot;R&quot;&amp;ROW()&amp;&quot;C6&quot;;0)" office:value-type="float" office:value="0.0137060220159724">
            <text:p>1.3706E-02</text:p>
          </table:table-cell>
          <table:table-cell table:style-name="ce22" table:formula="of:=INDIRECT(&quot;R8C&quot;&amp;COLUMN();0)/INDIRECT(&quot;R&quot;&amp;ROW()&amp;&quot;C6&quot;;0)" office:value-type="float" office:value="0.0121951219512195">
            <text:p>1.2195E-02</text:p>
          </table:table-cell>
          <table:table-cell table:style-name="ce22" table:formula="of:=INDIRECT(&quot;R8C&quot;&amp;COLUMN();0)/INDIRECT(&quot;R&quot;&amp;ROW()&amp;&quot;C6&quot;;0)" office:value-type="float" office:value="0.0109000647528599">
            <text:p>1.0900E-02</text:p>
          </table:table-cell>
          <table:table-cell table:style-name="ce22" table:formula="of:=INDIRECT(&quot;R8C&quot;&amp;COLUMN();0)/INDIRECT(&quot;R&quot;&amp;ROW()&amp;&quot;C6&quot;;0)" office:value-type="float" office:value="0.00968055255773797">
            <text:p>9.6806E-03</text:p>
          </table:table-cell>
          <table:table-cell table:style-name="ce22" table:formula="of:=INDIRECT(&quot;R8C&quot;&amp;COLUMN();0)/INDIRECT(&quot;R&quot;&amp;ROW()&amp;&quot;C6&quot;;0)" office:value-type="float" office:value="0.00862292251241096">
            <text:p>8.6229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8])+1" office:value-type="float" office:value="20">
            <text:p>20</text:p>
          </table:table-cell>
          <table:table-cell table:style-name="ce5" office:value-type="string">
            <text:p>0 (1/0)</text:p>
          </table:table-cell>
          <table:table-cell table:style-name="ce9" office:value-type="float" office:value="0.3249">
            <text:p>0.3249</text:p>
          </table:table-cell>
          <table:table-cell table:style-name="ce13" office:value-type="float" office:value="8.252">
            <text:p>8.2520</text:p>
          </table:table-cell>
          <table:table-cell table:style-name="ce14" table:formula="of:=[.D29]/2" office:value-type="float" office:value="4.126">
            <text:p>4.1260</text:p>
          </table:table-cell>
          <table:table-cell table:style-name="ce16" table:formula="of:=pi*[.D29]" office:value-type="float" office:value="25.9244225774229">
            <text:p>25.924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9.23412506059137">
            <text:p>9.2341E+00</text:p>
          </table:table-cell>
          <table:table-cell table:style-name="ce22" table:formula="of:=INDIRECT(&quot;R8C&quot;&amp;COLUMN();0)/INDIRECT(&quot;R&quot;&amp;ROW()&amp;&quot;C6&quot;;0)" office:value-type="float" office:value="7.69510421715948">
            <text:p>7.6951E+00</text:p>
          </table:table-cell>
          <table:table-cell table:style-name="ce22" table:formula="of:=INDIRECT(&quot;R8C&quot;&amp;COLUMN();0)/INDIRECT(&quot;R&quot;&amp;ROW()&amp;&quot;C6&quot;;0)" office:value-type="float" office:value="6.92559379544353">
            <text:p>6.9256E+00</text:p>
          </table:table-cell>
          <table:table-cell table:style-name="ce22" table:formula="of:=INDIRECT(&quot;R8C&quot;&amp;COLUMN();0)/INDIRECT(&quot;R&quot;&amp;ROW()&amp;&quot;C6&quot;;0)" office:value-type="float" office:value="6.15608337372758">
            <text:p>6.1561E+00</text:p>
          </table:table-cell>
          <table:table-cell table:style-name="ce22" table:formula="of:=INDIRECT(&quot;R8C&quot;&amp;COLUMN();0)/INDIRECT(&quot;R&quot;&amp;ROW()&amp;&quot;C6&quot;;0)" office:value-type="float" office:value="5.38657295201163">
            <text:p>5.3866E+00</text:p>
          </table:table-cell>
          <table:table-cell table:style-name="ce22" table:formula="of:=INDIRECT(&quot;R8C&quot;&amp;COLUMN();0)/INDIRECT(&quot;R&quot;&amp;ROW()&amp;&quot;C6&quot;;0)" office:value-type="float" office:value="5.00181774115366">
            <text:p>5.0018E+00</text:p>
          </table:table-cell>
          <table:table-cell table:style-name="ce22" table:formula="of:=INDIRECT(&quot;R8C&quot;&amp;COLUMN();0)/INDIRECT(&quot;R&quot;&amp;ROW()&amp;&quot;C6&quot;;0)" office:value-type="float" office:value="4.61706253029569">
            <text:p>4.6171E+00</text:p>
          </table:table-cell>
          <table:table-cell table:style-name="ce22" table:formula="of:=INDIRECT(&quot;R8C&quot;&amp;COLUMN();0)/INDIRECT(&quot;R&quot;&amp;ROW()&amp;&quot;C6&quot;;0)" office:value-type="float" office:value="4.23230731943771">
            <text:p>4.2323E+00</text:p>
          </table:table-cell>
          <table:table-cell table:style-name="ce22" table:formula="of:=INDIRECT(&quot;R8C&quot;&amp;COLUMN();0)/INDIRECT(&quot;R&quot;&amp;ROW()&amp;&quot;C6&quot;;0)" office:value-type="float" office:value="3.84755210857974">
            <text:p>3.8476E+00</text:p>
          </table:table-cell>
          <table:table-cell table:style-name="ce22" table:formula="of:=INDIRECT(&quot;R8C&quot;&amp;COLUMN();0)/INDIRECT(&quot;R&quot;&amp;ROW()&amp;&quot;C6&quot;;0)" office:value-type="float" office:value="3.07804168686379">
            <text:p>3.0780E+00</text:p>
          </table:table-cell>
          <table:table-cell table:style-name="ce22" table:formula="of:=INDIRECT(&quot;R8C&quot;&amp;COLUMN();0)/INDIRECT(&quot;R&quot;&amp;ROW()&amp;&quot;C6&quot;;0)" office:value-type="float" office:value="2.69328647600582">
            <text:p>2.6933E+00</text:p>
          </table:table-cell>
          <table:table-cell table:style-name="ce22" table:formula="of:=INDIRECT(&quot;R8C&quot;&amp;COLUMN();0)/INDIRECT(&quot;R&quot;&amp;ROW()&amp;&quot;C6&quot;;0)" office:value-type="float" office:value="2.50090887057683">
            <text:p>2.5009E+00</text:p>
          </table:table-cell>
          <table:table-cell table:style-name="ce22" table:formula="of:=INDIRECT(&quot;R8C&quot;&amp;COLUMN();0)/INDIRECT(&quot;R&quot;&amp;ROW()&amp;&quot;C6&quot;;0)" office:value-type="float" office:value="2.30853126514784">
            <text:p>2.3085E+00</text:p>
          </table:table-cell>
          <table:table-cell table:style-name="ce22" table:formula="of:=INDIRECT(&quot;R8C&quot;&amp;COLUMN();0)/INDIRECT(&quot;R&quot;&amp;ROW()&amp;&quot;C6&quot;;0)" office:value-type="float" office:value="1.92377605428987">
            <text:p>1.9238E+00</text:p>
          </table:table-cell>
          <table:table-cell table:style-name="ce22" table:formula="of:=INDIRECT(&quot;R8C&quot;&amp;COLUMN();0)/INDIRECT(&quot;R&quot;&amp;ROW()&amp;&quot;C6&quot;;0)" office:value-type="float" office:value="1.5390208434319">
            <text:p>1.5390E+00</text:p>
          </table:table-cell>
          <table:table-cell table:style-name="ce22" table:formula="of:=INDIRECT(&quot;R8C&quot;&amp;COLUMN();0)/INDIRECT(&quot;R&quot;&amp;ROW()&amp;&quot;C6&quot;;0)" office:value-type="float" office:value="1.41589917595734">
            <text:p>1.4159E+00</text:p>
          </table:table-cell>
          <table:table-cell table:style-name="ce22" table:formula="of:=INDIRECT(&quot;R8C&quot;&amp;COLUMN();0)/INDIRECT(&quot;R&quot;&amp;ROW()&amp;&quot;C6&quot;;0)" office:value-type="float" office:value="1.26078526417838">
            <text:p>1.2608E+00</text:p>
          </table:table-cell>
          <table:table-cell table:style-name="ce22" table:formula="of:=INDIRECT(&quot;R8C&quot;&amp;COLUMN();0)/INDIRECT(&quot;R&quot;&amp;ROW()&amp;&quot;C6&quot;;0)" office:value-type="float" office:value="1.15426563257392">
            <text:p>1.1543E+00</text:p>
          </table:table-cell>
          <table:table-cell table:style-name="ce22" table:formula="of:=INDIRECT(&quot;R8C&quot;&amp;COLUMN();0)/INDIRECT(&quot;R&quot;&amp;ROW()&amp;&quot;C6&quot;;0)" office:value-type="float" office:value="1.1228793019874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61888027144934">
            <text:p>9.6189E-01</text:p>
          </table:table-cell>
          <table:table-cell table:style-name="ce22" table:formula="of:=INDIRECT(&quot;R8C&quot;&amp;COLUMN();0)/INDIRECT(&quot;R&quot;&amp;ROW()&amp;&quot;C6&quot;;0)" office:value-type="float" office:value="0.890450799806108">
            <text:p>8.9045E-01</text:p>
          </table:table-cell>
          <table:table-cell table:style-name="ce22" table:formula="of:=INDIRECT(&quot;R8C&quot;&amp;COLUMN();0)/INDIRECT(&quot;R&quot;&amp;ROW()&amp;&quot;C6&quot;;0)" office:value-type="float" office:value="0.793019873969947">
            <text:p>7.9302E-01</text:p>
          </table:table-cell>
          <table:table-cell table:style-name="ce22" table:formula="of:=INDIRECT(&quot;R8C&quot;&amp;COLUMN();0)/INDIRECT(&quot;R&quot;&amp;ROW()&amp;&quot;C6&quot;;0)" office:value-type="float" office:value="0.769510421715948">
            <text:p>7.6951E-01</text:p>
          </table:table-cell>
          <table:table-cell table:style-name="ce22" table:formula="of:=INDIRECT(&quot;R8C&quot;&amp;COLUMN();0)/INDIRECT(&quot;R&quot;&amp;ROW()&amp;&quot;C6&quot;;0)" office:value-type="float" office:value="0.706131846825012">
            <text:p>7.0613E-01</text:p>
          </table:table-cell>
          <table:table-cell table:style-name="ce22" table:formula="of:=INDIRECT(&quot;R8C&quot;&amp;COLUMN();0)/INDIRECT(&quot;R&quot;&amp;ROW()&amp;&quot;C6&quot;;0)" office:value-type="float" office:value="0.628817256422685">
            <text:p>6.2882E-01</text:p>
          </table:table-cell>
          <table:table-cell table:style-name="ce22" table:formula="of:=INDIRECT(&quot;R8C&quot;&amp;COLUMN();0)/INDIRECT(&quot;R&quot;&amp;ROW()&amp;&quot;C6&quot;;0)" office:value-type="float" office:value="0.577132816286961">
            <text:p>5.7713E-01</text:p>
          </table:table-cell>
          <table:table-cell table:style-name="ce22" table:formula="of:=INDIRECT(&quot;R8C&quot;&amp;COLUMN();0)/INDIRECT(&quot;R&quot;&amp;ROW()&amp;&quot;C6&quot;;0)" office:value-type="float" office:value="0.559985458070771">
            <text:p>5.5999E-01</text:p>
          </table:table-cell>
          <table:table-cell table:style-name="ce22" table:formula="of:=INDIRECT(&quot;R8C&quot;&amp;COLUMN();0)/INDIRECT(&quot;R&quot;&amp;ROW()&amp;&quot;C6&quot;;0)" office:value-type="float" office:value="0.49866698982065">
            <text:p>4.9867E-01</text:p>
          </table:table-cell>
          <table:table-cell table:style-name="ce22" table:formula="of:=INDIRECT(&quot;R8C&quot;&amp;COLUMN();0)/INDIRECT(&quot;R&quot;&amp;ROW()&amp;&quot;C6&quot;;0)" office:value-type="float" office:value="0.444134755210858">
            <text:p>4.4413E-01</text:p>
          </table:table-cell>
          <table:table-cell table:style-name="ce22" table:formula="of:=INDIRECT(&quot;R8C&quot;&amp;COLUMN();0)/INDIRECT(&quot;R&quot;&amp;ROW()&amp;&quot;C6&quot;;0)" office:value-type="float" office:value="0.395540475036355">
            <text:p>3.9554E-01</text:p>
          </table:table-cell>
          <table:table-cell table:style-name="ce22" table:formula="of:=INDIRECT(&quot;R8C&quot;&amp;COLUMN();0)/INDIRECT(&quot;R&quot;&amp;ROW()&amp;&quot;C6&quot;;0)" office:value-type="float" office:value="0.352157052835676">
            <text:p>3.5216E-01</text:p>
          </table:table-cell>
          <table:table-cell table:style-name="ce22" table:formula="of:=INDIRECT(&quot;R8C&quot;&amp;COLUMN();0)/INDIRECT(&quot;R&quot;&amp;ROW()&amp;&quot;C6&quot;;0)" office:value-type="float" office:value="0.31362094037809">
            <text:p>3.1362E-01</text:p>
          </table:table-cell>
          <table:table-cell table:style-name="ce22" table:formula="of:=INDIRECT(&quot;R8C&quot;&amp;COLUMN();0)/INDIRECT(&quot;R&quot;&amp;ROW()&amp;&quot;C6&quot;;0)" office:value-type="float" office:value="0.27932622394571">
            <text:p>2.7933E-01</text:p>
          </table:table-cell>
          <table:table-cell table:style-name="ce22" table:formula="of:=INDIRECT(&quot;R8C&quot;&amp;COLUMN();0)/INDIRECT(&quot;R&quot;&amp;ROW()&amp;&quot;C6&quot;;0)" office:value-type="float" office:value="0.248788172564227">
            <text:p>2.4879E-01</text:p>
          </table:table-cell>
          <table:table-cell table:style-name="ce22" table:formula="of:=INDIRECT(&quot;R8C&quot;&amp;COLUMN();0)/INDIRECT(&quot;R&quot;&amp;ROW()&amp;&quot;C6&quot;;0)" office:value-type="float" office:value="0.221522055259331">
            <text:p>2.2152E-01</text:p>
          </table:table-cell>
          <table:table-cell table:style-name="ce22" table:formula="of:=INDIRECT(&quot;R8C&quot;&amp;COLUMN();0)/INDIRECT(&quot;R&quot;&amp;ROW()&amp;&quot;C6&quot;;0)" office:value-type="float" office:value="0.197285506543868">
            <text:p>1.9729E-01</text:p>
          </table:table-cell>
          <table:table-cell table:style-name="ce22" table:formula="of:=INDIRECT(&quot;R8C&quot;&amp;COLUMN();0)/INDIRECT(&quot;R&quot;&amp;ROW()&amp;&quot;C6&quot;;0)" office:value-type="float" office:value="0.175714978187106">
            <text:p>1.7571E-01</text:p>
          </table:table-cell>
          <table:table-cell table:style-name="ce22" table:formula="of:=INDIRECT(&quot;R8C&quot;&amp;COLUMN();0)/INDIRECT(&quot;R&quot;&amp;ROW()&amp;&quot;C6&quot;;0)" office:value-type="float" office:value="0.156446921958313">
            <text:p>1.5645E-01</text:p>
          </table:table-cell>
          <table:table-cell table:style-name="ce22" table:formula="of:=INDIRECT(&quot;R8C&quot;&amp;COLUMN();0)/INDIRECT(&quot;R&quot;&amp;ROW()&amp;&quot;C6&quot;;0)" office:value-type="float" office:value="0.139360155113912">
            <text:p>1.3936E-01</text:p>
          </table:table-cell>
          <table:table-cell table:style-name="ce22" table:formula="of:=INDIRECT(&quot;R8C&quot;&amp;COLUMN();0)/INDIRECT(&quot;R&quot;&amp;ROW()&amp;&quot;C6&quot;;0)" office:value-type="float" office:value="0.12409112942317">
            <text:p>1.2409E-01</text:p>
          </table:table-cell>
          <table:table-cell table:style-name="ce22" table:formula="of:=INDIRECT(&quot;R8C&quot;&amp;COLUMN();0)/INDIRECT(&quot;R&quot;&amp;ROW()&amp;&quot;C6&quot;;0)" office:value-type="float" office:value="0.110518662142511">
            <text:p>1.1052E-01</text:p>
          </table:table-cell>
          <table:table-cell table:style-name="ce22" table:formula="of:=INDIRECT(&quot;R8C&quot;&amp;COLUMN();0)/INDIRECT(&quot;R&quot;&amp;ROW()&amp;&quot;C6&quot;;0)" office:value-type="float" office:value="0.0984003877847795">
            <text:p>9.8400E-02</text:p>
          </table:table-cell>
          <table:table-cell table:style-name="ce22" table:formula="of:=INDIRECT(&quot;R8C&quot;&amp;COLUMN();0)/INDIRECT(&quot;R&quot;&amp;ROW()&amp;&quot;C6&quot;;0)" office:value-type="float" office:value="0.0876151236063985">
            <text:p>8.7615E-02</text:p>
          </table:table-cell>
          <table:table-cell table:style-name="ce22" table:formula="of:=INDIRECT(&quot;R8C&quot;&amp;COLUMN();0)/INDIRECT(&quot;R&quot;&amp;ROW()&amp;&quot;C6&quot;;0)" office:value-type="float" office:value="0.0780416868637906">
            <text:p>7.8042E-02</text:p>
          </table:table-cell>
          <table:table-cell table:style-name="ce22" table:formula="of:=INDIRECT(&quot;R8C&quot;&amp;COLUMN();0)/INDIRECT(&quot;R&quot;&amp;ROW()&amp;&quot;C6&quot;;0)" office:value-type="float" office:value="0.0694377120698013">
            <text:p>6.9438E-02</text:p>
          </table:table-cell>
          <table:table-cell table:style-name="ce22" table:formula="of:=INDIRECT(&quot;R8C&quot;&amp;COLUMN();0)/INDIRECT(&quot;R&quot;&amp;ROW()&amp;&quot;C6&quot;;0)" office:value-type="float" office:value="0.0619243819680078">
            <text:p>6.1924E-02</text:p>
          </table:table-cell>
          <table:table-cell table:style-name="ce22" table:formula="of:=INDIRECT(&quot;R8C&quot;&amp;COLUMN();0)/INDIRECT(&quot;R&quot;&amp;ROW()&amp;&quot;C6&quot;;0)" office:value-type="float" office:value="0.0551381483276781">
            <text:p>5.5138E-02</text:p>
          </table:table-cell>
          <table:table-cell table:style-name="ce22" table:formula="of:=INDIRECT(&quot;R8C&quot;&amp;COLUMN();0)/INDIRECT(&quot;R&quot;&amp;ROW()&amp;&quot;C6&quot;;0)" office:value-type="float" office:value="0.0490790111488124">
            <text:p>4.9079E-02</text:p>
          </table:table-cell>
          <table:table-cell table:style-name="ce22" table:formula="of:=INDIRECT(&quot;R8C&quot;&amp;COLUMN();0)/INDIRECT(&quot;R&quot;&amp;ROW()&amp;&quot;C6&quot;;0)" office:value-type="float" office:value="0.0437469704314106">
            <text:p>4.3747E-02</text:p>
          </table:table-cell>
          <table:table-cell table:style-name="ce22" table:formula="of:=INDIRECT(&quot;R8C&quot;&amp;COLUMN();0)/INDIRECT(&quot;R&quot;&amp;ROW()&amp;&quot;C6&quot;;0)" office:value-type="float" office:value="0.038899660688318">
            <text:p>3.8900E-02</text:p>
          </table:table-cell>
          <table:table-cell table:style-name="ce22" table:formula="of:=INDIRECT(&quot;R8C&quot;&amp;COLUMN();0)/INDIRECT(&quot;R&quot;&amp;ROW()&amp;&quot;C6&quot;;0)" office:value-type="float" office:value="0.034658264663112">
            <text:p>3.4658E-02</text:p>
          </table:table-cell>
          <table:table-cell table:style-name="ce22" table:formula="of:=INDIRECT(&quot;R8C&quot;&amp;COLUMN();0)/INDIRECT(&quot;R&quot;&amp;ROW()&amp;&quot;C6&quot;;0)" office:value-type="float" office:value="0.0309015996122152">
            <text:p>3.0902E-02</text:p>
          </table:table-cell>
          <table:table-cell table:style-name="ce22" table:formula="of:=INDIRECT(&quot;R8C&quot;&amp;COLUMN();0)/INDIRECT(&quot;R&quot;&amp;ROW()&amp;&quot;C6&quot;;0)" office:value-type="float" office:value="0.0275084827920504">
            <text:p>2.7508E-02</text:p>
          </table:table-cell>
          <table:table-cell table:style-name="ce22" table:formula="of:=INDIRECT(&quot;R8C&quot;&amp;COLUMN();0)/INDIRECT(&quot;R&quot;&amp;ROW()&amp;&quot;C6&quot;;0)" office:value-type="float" office:value="0.0244789142026175">
            <text:p>2.4479E-02</text:p>
          </table:table-cell>
          <table:table-cell table:style-name="ce22" table:formula="of:=INDIRECT(&quot;R8C&quot;&amp;COLUMN();0)/INDIRECT(&quot;R&quot;&amp;ROW()&amp;&quot;C6&quot;;0)" office:value-type="float" office:value="0.0218128938439166">
            <text:p>2.1813E-02</text:p>
          </table:table-cell>
          <table:table-cell table:style-name="ce22" table:formula="of:=INDIRECT(&quot;R8C&quot;&amp;COLUMN();0)/INDIRECT(&quot;R&quot;&amp;ROW()&amp;&quot;C6&quot;;0)" office:value-type="float" office:value="0.0193892389723703">
            <text:p>1.9389E-02</text:p>
          </table:table-cell>
          <table:table-cell table:style-name="ce22" table:formula="of:=INDIRECT(&quot;R8C&quot;&amp;COLUMN();0)/INDIRECT(&quot;R&quot;&amp;ROW()&amp;&quot;C6&quot;;0)" office:value-type="float" office:value="0.017329132331556">
            <text:p>1.7329E-02</text:p>
          </table:table-cell>
          <table:table-cell table:style-name="ce22" table:formula="of:=INDIRECT(&quot;R8C&quot;&amp;COLUMN();0)/INDIRECT(&quot;R&quot;&amp;ROW()&amp;&quot;C6&quot;;0)" office:value-type="float" office:value="0.015390208434319">
            <text:p>1.5390E-02</text:p>
          </table:table-cell>
          <table:table-cell table:style-name="ce22" table:formula="of:=INDIRECT(&quot;R8C&quot;&amp;COLUMN();0)/INDIRECT(&quot;R&quot;&amp;ROW()&amp;&quot;C6&quot;;0)" office:value-type="float" office:value="0.0136936500242365">
            <text:p>1.3694E-02</text:p>
          </table:table-cell>
          <table:table-cell table:style-name="ce22" table:formula="of:=INDIRECT(&quot;R8C&quot;&amp;COLUMN();0)/INDIRECT(&quot;R&quot;&amp;ROW()&amp;&quot;C6&quot;;0)" office:value-type="float" office:value="0.0122394571013088">
            <text:p>1.2239E-02</text:p>
          </table:table-cell>
          <table:table-cell table:style-name="ce22" table:formula="of:=INDIRECT(&quot;R8C&quot;&amp;COLUMN();0)/INDIRECT(&quot;R&quot;&amp;ROW()&amp;&quot;C6&quot;;0)" office:value-type="float" office:value="0.0108700920988851">
            <text:p>1.0870E-02</text:p>
          </table:table-cell>
          <table:table-cell table:style-name="ce22" table:formula="of:=INDIRECT(&quot;R8C&quot;&amp;COLUMN();0)/INDIRECT(&quot;R&quot;&amp;ROW()&amp;&quot;C6&quot;;0)" office:value-type="float" office:value="0.00968250121182743">
            <text:p>9.6825E-03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29])+1" office:value-type="float" office:value="21">
            <text:p>21</text:p>
          </table:table-cell>
          <table:table-cell table:style-name="ce5" office:value-type="string">
            <text:p>n/a</text:p>
          </table:table-cell>
          <table:table-cell table:style-name="ce9" office:value-type="float" office:value="0.3125">
            <text:p>0.3125</text:p>
          </table:table-cell>
          <table:table-cell table:style-name="ce12" table:formula="of:=[.C30]*25.4" office:value-type="float" office:value="7.9375">
            <text:p>7.9375</text:p>
          </table:table-cell>
          <table:table-cell table:style-name="ce14" table:formula="of:=[.D30]/2" office:value-type="float" office:value="3.96875">
            <text:p>3.9688</text:p>
          </table:table-cell>
          <table:table-cell table:style-name="ce16" table:formula="of:=pi*[.D30]" office:value-type="float" office:value="24.936391687869">
            <text:p>24.936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9.6">
            <text:p>9.6000E+00</text:p>
          </table:table-cell>
          <table:table-cell table:style-name="ce22" table:formula="of:=INDIRECT(&quot;R8C&quot;&amp;COLUMN();0)/INDIRECT(&quot;R&quot;&amp;ROW()&amp;&quot;C6&quot;;0)" office:value-type="float" office:value="8">
            <text:p>8.0000E+00</text:p>
          </table:table-cell>
          <table:table-cell table:style-name="ce22" table:formula="of:=INDIRECT(&quot;R8C&quot;&amp;COLUMN();0)/INDIRECT(&quot;R&quot;&amp;ROW()&amp;&quot;C6&quot;;0)" office:value-type="float" office:value="7.2">
            <text:p>7.2000E+00</text:p>
          </table:table-cell>
          <table:table-cell table:style-name="ce22" table:formula="of:=INDIRECT(&quot;R8C&quot;&amp;COLUMN();0)/INDIRECT(&quot;R&quot;&amp;ROW()&amp;&quot;C6&quot;;0)" office:value-type="float" office:value="6.4">
            <text:p>6.4000E+00</text:p>
          </table:table-cell>
          <table:table-cell table:style-name="ce22" table:formula="of:=INDIRECT(&quot;R8C&quot;&amp;COLUMN();0)/INDIRECT(&quot;R&quot;&amp;ROW()&amp;&quot;C6&quot;;0)" office:value-type="float" office:value="5.6">
            <text:p>5.6000E+00</text:p>
          </table:table-cell>
          <table:table-cell table:style-name="ce22" table:formula="of:=INDIRECT(&quot;R8C&quot;&amp;COLUMN();0)/INDIRECT(&quot;R&quot;&amp;ROW()&amp;&quot;C6&quot;;0)" office:value-type="float" office:value="5.2">
            <text:p>5.2000E+00</text:p>
          </table:table-cell>
          <table:table-cell table:style-name="ce22" table:formula="of:=INDIRECT(&quot;R8C&quot;&amp;COLUMN();0)/INDIRECT(&quot;R&quot;&amp;ROW()&amp;&quot;C6&quot;;0)" office:value-type="float" office:value="4.8">
            <text:p>4.8000E+00</text:p>
          </table:table-cell>
          <table:table-cell table:style-name="ce22" table:formula="of:=INDIRECT(&quot;R8C&quot;&amp;COLUMN();0)/INDIRECT(&quot;R&quot;&amp;ROW()&amp;&quot;C6&quot;;0)" office:value-type="float" office:value="4.4">
            <text:p>4.4000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2">
            <text:p>3.2000E+00</text:p>
          </table:table-cell>
          <table:table-cell table:style-name="ce22" table:formula="of:=INDIRECT(&quot;R8C&quot;&amp;COLUMN();0)/INDIRECT(&quot;R&quot;&amp;ROW()&amp;&quot;C6&quot;;0)" office:value-type="float" office:value="2.8">
            <text:p>2.8000E+00</text:p>
          </table:table-cell>
          <table:table-cell table:style-name="ce22" table:formula="of:=INDIRECT(&quot;R8C&quot;&amp;COLUMN();0)/INDIRECT(&quot;R&quot;&amp;ROW()&amp;&quot;C6&quot;;0)" office:value-type="float" office:value="2.6">
            <text:p>2.6000E+00</text:p>
          </table:table-cell>
          <table:table-cell table:style-name="ce22" table:formula="of:=INDIRECT(&quot;R8C&quot;&amp;COLUMN();0)/INDIRECT(&quot;R&quot;&amp;ROW()&amp;&quot;C6&quot;;0)" office:value-type="float" office:value="2.4">
            <text:p>2.40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6">
            <text:p>1.6000E+00</text:p>
          </table:table-cell>
          <table:table-cell table:style-name="ce22" table:formula="of:=INDIRECT(&quot;R8C&quot;&amp;COLUMN();0)/INDIRECT(&quot;R&quot;&amp;ROW()&amp;&quot;C6&quot;;0)" office:value-type="float" office:value="1.472">
            <text:p>1.4720E+00</text:p>
          </table:table-cell>
          <table:table-cell table:style-name="ce22" table:formula="of:=INDIRECT(&quot;R8C&quot;&amp;COLUMN();0)/INDIRECT(&quot;R&quot;&amp;ROW()&amp;&quot;C6&quot;;0)" office:value-type="float" office:value="1.31074015748032">
            <text:p>1.3107E+00</text:p>
          </table:table-cell>
          <table:table-cell table:style-name="ce22" table:formula="of:=INDIRECT(&quot;R8C&quot;&amp;COLUMN();0)/INDIRECT(&quot;R&quot;&amp;ROW()&amp;&quot;C6&quot;;0)" office:value-type="float" office:value="1.2">
            <text:p>1.2000E+00</text:p>
          </table:table-cell>
          <table:table-cell table:style-name="ce22" table:formula="of:=INDIRECT(&quot;R8C&quot;&amp;COLUMN();0)/INDIRECT(&quot;R&quot;&amp;ROW()&amp;&quot;C6&quot;;0)" office:value-type="float" office:value="1.16737007874016">
            <text:p>1.1674E+00</text:p>
          </table:table-cell>
          <table:table-cell table:style-name="ce22" table:formula="of:=INDIRECT(&quot;R8C&quot;&amp;COLUMN();0)/INDIRECT(&quot;R&quot;&amp;ROW()&amp;&quot;C6&quot;;0)" office:value-type="float" office:value="1.03962204724409">
            <text:p>1.039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25732283464567">
            <text:p>9.2573E-01</text:p>
          </table:table-cell>
          <table:table-cell table:style-name="ce22" table:formula="of:=INDIRECT(&quot;R8C&quot;&amp;COLUMN();0)/INDIRECT(&quot;R&quot;&amp;ROW()&amp;&quot;C6&quot;;0)" office:value-type="float" office:value="0.82444094488189">
            <text:p>8.2444E-01</text:p>
          </table:table-cell>
          <table:table-cell table:style-name="ce22" table:formula="of:=INDIRECT(&quot;R8C&quot;&amp;COLUMN();0)/INDIRECT(&quot;R&quot;&amp;ROW()&amp;&quot;C6&quot;;0)" office:value-type="float" office:value="0.8">
            <text:p>8.0000E-01</text:p>
          </table:table-cell>
          <table:table-cell table:style-name="ce22" table:formula="of:=INDIRECT(&quot;R8C&quot;&amp;COLUMN();0)/INDIRECT(&quot;R&quot;&amp;ROW()&amp;&quot;C6&quot;;0)" office:value-type="float" office:value="0.734110236220472">
            <text:p>7.3411E-01</text:p>
          </table:table-cell>
          <table:table-cell table:style-name="ce22" table:formula="of:=INDIRECT(&quot;R8C&quot;&amp;COLUMN();0)/INDIRECT(&quot;R&quot;&amp;ROW()&amp;&quot;C6&quot;;0)" office:value-type="float" office:value="0.653732283464567">
            <text:p>6.5373E-01</text:p>
          </table:table-cell>
          <table:table-cell table:style-name="ce22" table:formula="of:=INDIRECT(&quot;R8C&quot;&amp;COLUMN();0)/INDIRECT(&quot;R&quot;&amp;ROW()&amp;&quot;C6&quot;;0)" office:value-type="float" office:value="0.6">
            <text:p>6.0000E-01</text:p>
          </table:table-cell>
          <table:table-cell table:style-name="ce22" table:formula="of:=INDIRECT(&quot;R8C&quot;&amp;COLUMN();0)/INDIRECT(&quot;R&quot;&amp;ROW()&amp;&quot;C6&quot;;0)" office:value-type="float" office:value="0.582173228346457">
            <text:p>5.8217E-01</text:p>
          </table:table-cell>
          <table:table-cell table:style-name="ce22" table:formula="of:=INDIRECT(&quot;R8C&quot;&amp;COLUMN();0)/INDIRECT(&quot;R&quot;&amp;ROW()&amp;&quot;C6&quot;;0)" office:value-type="float" office:value="0.518425196850394">
            <text:p>5.1843E-01</text:p>
          </table:table-cell>
          <table:table-cell table:style-name="ce22" table:formula="of:=INDIRECT(&quot;R8C&quot;&amp;COLUMN();0)/INDIRECT(&quot;R&quot;&amp;ROW()&amp;&quot;C6&quot;;0)" office:value-type="float" office:value="0.461732283464567">
            <text:p>4.6173E-01</text:p>
          </table:table-cell>
          <table:table-cell table:style-name="ce22" table:formula="of:=INDIRECT(&quot;R8C&quot;&amp;COLUMN();0)/INDIRECT(&quot;R&quot;&amp;ROW()&amp;&quot;C6&quot;;0)" office:value-type="float" office:value="0.411212598425197">
            <text:p>4.1121E-01</text:p>
          </table:table-cell>
          <table:table-cell table:style-name="ce22" table:formula="of:=INDIRECT(&quot;R8C&quot;&amp;COLUMN();0)/INDIRECT(&quot;R&quot;&amp;ROW()&amp;&quot;C6&quot;;0)" office:value-type="float" office:value="0.366110236220472">
            <text:p>3.6611E-01</text:p>
          </table:table-cell>
          <table:table-cell table:style-name="ce22" table:formula="of:=INDIRECT(&quot;R8C&quot;&amp;COLUMN();0)/INDIRECT(&quot;R&quot;&amp;ROW()&amp;&quot;C6&quot;;0)" office:value-type="float" office:value="0.326047244094488">
            <text:p>3.2605E-01</text:p>
          </table:table-cell>
          <table:table-cell table:style-name="ce22" table:formula="of:=INDIRECT(&quot;R8C&quot;&amp;COLUMN();0)/INDIRECT(&quot;R&quot;&amp;ROW()&amp;&quot;C6&quot;;0)" office:value-type="float" office:value="0.290393700787402">
            <text:p>2.9039E-01</text:p>
          </table:table-cell>
          <table:table-cell table:style-name="ce22" table:formula="of:=INDIRECT(&quot;R8C&quot;&amp;COLUMN();0)/INDIRECT(&quot;R&quot;&amp;ROW()&amp;&quot;C6&quot;;0)" office:value-type="float" office:value="0.258645669291339">
            <text:p>2.5865E-01</text:p>
          </table:table-cell>
          <table:table-cell table:style-name="ce22" table:formula="of:=INDIRECT(&quot;R8C&quot;&amp;COLUMN();0)/INDIRECT(&quot;R&quot;&amp;ROW()&amp;&quot;C6&quot;;0)" office:value-type="float" office:value="0.230299212598425">
            <text:p>2.3030E-01</text:p>
          </table:table-cell>
          <table:table-cell table:style-name="ce22" table:formula="of:=INDIRECT(&quot;R8C&quot;&amp;COLUMN();0)/INDIRECT(&quot;R&quot;&amp;ROW()&amp;&quot;C6&quot;;0)" office:value-type="float" office:value="0.205102362204724">
            <text:p>2.0510E-01</text:p>
          </table:table-cell>
          <table:table-cell table:style-name="ce22" table:formula="of:=INDIRECT(&quot;R8C&quot;&amp;COLUMN();0)/INDIRECT(&quot;R&quot;&amp;ROW()&amp;&quot;C6&quot;;0)" office:value-type="float" office:value="0.182677165354331">
            <text:p>1.8268E-01</text:p>
          </table:table-cell>
          <table:table-cell table:style-name="ce22" table:formula="of:=INDIRECT(&quot;R8C&quot;&amp;COLUMN();0)/INDIRECT(&quot;R&quot;&amp;ROW()&amp;&quot;C6&quot;;0)" office:value-type="float" office:value="0.162645669291339">
            <text:p>1.6265E-01</text:p>
          </table:table-cell>
          <table:table-cell table:style-name="ce22" table:formula="of:=INDIRECT(&quot;R8C&quot;&amp;COLUMN();0)/INDIRECT(&quot;R&quot;&amp;ROW()&amp;&quot;C6&quot;;0)" office:value-type="float" office:value="0.144881889763779">
            <text:p>1.4488E-01</text:p>
          </table:table-cell>
          <table:table-cell table:style-name="ce22" table:formula="of:=INDIRECT(&quot;R8C&quot;&amp;COLUMN();0)/INDIRECT(&quot;R&quot;&amp;ROW()&amp;&quot;C6&quot;;0)" office:value-type="float" office:value="0.129007874015748">
            <text:p>1.2901E-01</text:p>
          </table:table-cell>
          <table:table-cell table:style-name="ce22" table:formula="of:=INDIRECT(&quot;R8C&quot;&amp;COLUMN();0)/INDIRECT(&quot;R&quot;&amp;ROW()&amp;&quot;C6&quot;;0)" office:value-type="float" office:value="0.114897637795276">
            <text:p>1.1490E-01</text:p>
          </table:table-cell>
          <table:table-cell table:style-name="ce22" table:formula="of:=INDIRECT(&quot;R8C&quot;&amp;COLUMN();0)/INDIRECT(&quot;R&quot;&amp;ROW()&amp;&quot;C6&quot;;0)" office:value-type="float" office:value="0.102299212598425">
            <text:p>1.0230E-01</text:p>
          </table:table-cell>
          <table:table-cell table:style-name="ce22" table:formula="of:=INDIRECT(&quot;R8C&quot;&amp;COLUMN();0)/INDIRECT(&quot;R&quot;&amp;ROW()&amp;&quot;C6&quot;;0)" office:value-type="float" office:value="0.0910866141732283">
            <text:p>9.1087E-02</text:p>
          </table:table-cell>
          <table:table-cell table:style-name="ce22" table:formula="of:=INDIRECT(&quot;R8C&quot;&amp;COLUMN();0)/INDIRECT(&quot;R&quot;&amp;ROW()&amp;&quot;C6&quot;;0)" office:value-type="float" office:value="0.0811338582677165">
            <text:p>8.1134E-02</text:p>
          </table:table-cell>
          <table:table-cell table:style-name="ce22" table:formula="of:=INDIRECT(&quot;R8C&quot;&amp;COLUMN();0)/INDIRECT(&quot;R&quot;&amp;ROW()&amp;&quot;C6&quot;;0)" office:value-type="float" office:value="0.0721889763779528">
            <text:p>7.2189E-02</text:p>
          </table:table-cell>
          <table:table-cell table:style-name="ce22" table:formula="of:=INDIRECT(&quot;R8C&quot;&amp;COLUMN();0)/INDIRECT(&quot;R&quot;&amp;ROW()&amp;&quot;C6&quot;;0)" office:value-type="float" office:value="0.0643779527559055">
            <text:p>6.4378E-02</text:p>
          </table:table-cell>
          <table:table-cell table:style-name="ce22" table:formula="of:=INDIRECT(&quot;R8C&quot;&amp;COLUMN();0)/INDIRECT(&quot;R&quot;&amp;ROW()&amp;&quot;C6&quot;;0)" office:value-type="float" office:value="0.0573228346456693">
            <text:p>5.7323E-02</text:p>
          </table:table-cell>
          <table:table-cell table:style-name="ce22" table:formula="of:=INDIRECT(&quot;R8C&quot;&amp;COLUMN();0)/INDIRECT(&quot;R&quot;&amp;ROW()&amp;&quot;C6&quot;;0)" office:value-type="float" office:value="0.0510236220472441">
            <text:p>5.1024E-02</text:p>
          </table:table-cell>
          <table:table-cell table:style-name="ce22" table:formula="of:=INDIRECT(&quot;R8C&quot;&amp;COLUMN();0)/INDIRECT(&quot;R&quot;&amp;ROW()&amp;&quot;C6&quot;;0)" office:value-type="float" office:value="0.0454803149606299">
            <text:p>4.5480E-02</text:p>
          </table:table-cell>
          <table:table-cell table:style-name="ce22" table:formula="of:=INDIRECT(&quot;R8C&quot;&amp;COLUMN();0)/INDIRECT(&quot;R&quot;&amp;ROW()&amp;&quot;C6&quot;;0)" office:value-type="float" office:value="0.0404409448818898">
            <text:p>4.0441E-02</text:p>
          </table:table-cell>
          <table:table-cell table:style-name="ce22" table:formula="of:=INDIRECT(&quot;R8C&quot;&amp;COLUMN();0)/INDIRECT(&quot;R&quot;&amp;ROW()&amp;&quot;C6&quot;;0)" office:value-type="float" office:value="0.0360314960629921">
            <text:p>3.6031E-02</text:p>
          </table:table-cell>
          <table:table-cell table:style-name="ce22" table:formula="of:=INDIRECT(&quot;R8C&quot;&amp;COLUMN();0)/INDIRECT(&quot;R&quot;&amp;ROW()&amp;&quot;C6&quot;;0)" office:value-type="float" office:value="0.0321259842519685">
            <text:p>3.2126E-02</text:p>
          </table:table-cell>
          <table:table-cell table:style-name="ce22" table:formula="of:=INDIRECT(&quot;R8C&quot;&amp;COLUMN();0)/INDIRECT(&quot;R&quot;&amp;ROW()&amp;&quot;C6&quot;;0)" office:value-type="float" office:value="0.0285984251968504">
            <text:p>2.8598E-02</text:p>
          </table:table-cell>
          <table:table-cell table:style-name="ce22" table:formula="of:=INDIRECT(&quot;R8C&quot;&amp;COLUMN();0)/INDIRECT(&quot;R&quot;&amp;ROW()&amp;&quot;C6&quot;;0)" office:value-type="float" office:value="0.0254488188976378">
            <text:p>2.5449E-02</text:p>
          </table:table-cell>
          <table:table-cell table:style-name="ce22" table:formula="of:=INDIRECT(&quot;R8C&quot;&amp;COLUMN();0)/INDIRECT(&quot;R&quot;&amp;ROW()&amp;&quot;C6&quot;;0)" office:value-type="float" office:value="0.0226771653543307">
            <text:p>2.2677E-02</text:p>
          </table:table-cell>
          <table:table-cell table:style-name="ce22" table:formula="of:=INDIRECT(&quot;R8C&quot;&amp;COLUMN();0)/INDIRECT(&quot;R&quot;&amp;ROW()&amp;&quot;C6&quot;;0)" office:value-type="float" office:value="0.0201574803149606">
            <text:p>2.0157E-02</text:p>
          </table:table-cell>
          <table:table-cell table:style-name="ce22" table:formula="of:=INDIRECT(&quot;R8C&quot;&amp;COLUMN();0)/INDIRECT(&quot;R&quot;&amp;ROW()&amp;&quot;C6&quot;;0)" office:value-type="float" office:value="0.0180157480314961">
            <text:p>1.8016E-02</text:p>
          </table:table-cell>
          <table:table-cell table:style-name="ce22" table:formula="of:=INDIRECT(&quot;R8C&quot;&amp;COLUMN();0)/INDIRECT(&quot;R&quot;&amp;ROW()&amp;&quot;C6&quot;;0)" office:value-type="float" office:value="0.016">
            <text:p>1.6000E-02</text:p>
          </table:table-cell>
          <table:table-cell table:style-name="ce22" table:formula="of:=INDIRECT(&quot;R8C&quot;&amp;COLUMN();0)/INDIRECT(&quot;R&quot;&amp;ROW()&amp;&quot;C6&quot;;0)" office:value-type="float" office:value="0.0142362204724409">
            <text:p>1.4236E-02</text:p>
          </table:table-cell>
          <table:table-cell table:style-name="ce22" table:formula="of:=INDIRECT(&quot;R8C&quot;&amp;COLUMN();0)/INDIRECT(&quot;R&quot;&amp;ROW()&amp;&quot;C6&quot;;0)" office:value-type="float" office:value="0.0127244094488189">
            <text:p>1.2724E-02</text:p>
          </table:table-cell>
          <table:table-cell table:style-name="ce22" table:formula="of:=INDIRECT(&quot;R8C&quot;&amp;COLUMN();0)/INDIRECT(&quot;R&quot;&amp;ROW()&amp;&quot;C6&quot;;0)" office:value-type="float" office:value="0.0113007874015748">
            <text:p>1.1301E-02</text:p>
          </table:table-cell>
          <table:table-cell table:style-name="ce22" table:formula="of:=INDIRECT(&quot;R8C&quot;&amp;COLUMN();0)/INDIRECT(&quot;R&quot;&amp;ROW()&amp;&quot;C6&quot;;0)" office:value-type="float" office:value="0.0100661417322835">
            <text:p>1.0066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0])+1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9" office:value-type="float" office:value="0.2893">
            <text:p>0.2893</text:p>
          </table:table-cell>
          <table:table-cell table:style-name="ce13" office:value-type="float" office:value="7.348">
            <text:p>7.3480</text:p>
          </table:table-cell>
          <table:table-cell table:style-name="ce14" table:formula="of:=[.D31]/2" office:value-type="float" office:value="3.674">
            <text:p>3.6740</text:p>
          </table:table-cell>
          <table:table-cell table:style-name="ce16" table:formula="of:=pi*[.D31]" office:value-type="float" office:value="23.0844228185778">
            <text:p>23.084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0.3701687534023">
            <text:p>1.0370E+01</text:p>
          </table:table-cell>
          <table:table-cell table:style-name="ce22" table:formula="of:=INDIRECT(&quot;R8C&quot;&amp;COLUMN();0)/INDIRECT(&quot;R&quot;&amp;ROW()&amp;&quot;C6&quot;;0)" office:value-type="float" office:value="8.64180729450191">
            <text:p>8.6418E+00</text:p>
          </table:table-cell>
          <table:table-cell table:style-name="ce22" table:formula="of:=INDIRECT(&quot;R8C&quot;&amp;COLUMN();0)/INDIRECT(&quot;R&quot;&amp;ROW()&amp;&quot;C6&quot;;0)" office:value-type="float" office:value="7.77762656505171">
            <text:p>7.7776E+00</text:p>
          </table:table-cell>
          <table:table-cell table:style-name="ce22" table:formula="of:=INDIRECT(&quot;R8C&quot;&amp;COLUMN();0)/INDIRECT(&quot;R&quot;&amp;ROW()&amp;&quot;C6&quot;;0)" office:value-type="float" office:value="6.91344583560152">
            <text:p>6.9134E+00</text:p>
          </table:table-cell>
          <table:table-cell table:style-name="ce22" table:formula="of:=INDIRECT(&quot;R8C&quot;&amp;COLUMN();0)/INDIRECT(&quot;R&quot;&amp;ROW()&amp;&quot;C6&quot;;0)" office:value-type="float" office:value="6.04926510615133">
            <text:p>6.0493E+00</text:p>
          </table:table-cell>
          <table:table-cell table:style-name="ce22" table:formula="of:=INDIRECT(&quot;R8C&quot;&amp;COLUMN();0)/INDIRECT(&quot;R&quot;&amp;ROW()&amp;&quot;C6&quot;;0)" office:value-type="float" office:value="5.61717474142624">
            <text:p>5.6172E+00</text:p>
          </table:table-cell>
          <table:table-cell table:style-name="ce22" table:formula="of:=INDIRECT(&quot;R8C&quot;&amp;COLUMN();0)/INDIRECT(&quot;R&quot;&amp;ROW()&amp;&quot;C6&quot;;0)" office:value-type="float" office:value="5.18508437670114">
            <text:p>5.1851E+00</text:p>
          </table:table-cell>
          <table:table-cell table:style-name="ce22" table:formula="of:=INDIRECT(&quot;R8C&quot;&amp;COLUMN();0)/INDIRECT(&quot;R&quot;&amp;ROW()&amp;&quot;C6&quot;;0)" office:value-type="float" office:value="4.75299401197605">
            <text:p>4.7530E+00</text:p>
          </table:table-cell>
          <table:table-cell table:style-name="ce22" table:formula="of:=INDIRECT(&quot;R8C&quot;&amp;COLUMN();0)/INDIRECT(&quot;R&quot;&amp;ROW()&amp;&quot;C6&quot;;0)" office:value-type="float" office:value="4.32090364725095">
            <text:p>4.3209E+00</text:p>
          </table:table-cell>
          <table:table-cell table:style-name="ce22" table:formula="of:=INDIRECT(&quot;R8C&quot;&amp;COLUMN();0)/INDIRECT(&quot;R&quot;&amp;ROW()&amp;&quot;C6&quot;;0)" office:value-type="float" office:value="3.45672291780076">
            <text:p>3.4567E+00</text:p>
          </table:table-cell>
          <table:table-cell table:style-name="ce22" table:formula="of:=INDIRECT(&quot;R8C&quot;&amp;COLUMN();0)/INDIRECT(&quot;R&quot;&amp;ROW()&amp;&quot;C6&quot;;0)" office:value-type="float" office:value="3.02463255307567">
            <text:p>3.0246E+00</text:p>
          </table:table-cell>
          <table:table-cell table:style-name="ce22" table:formula="of:=INDIRECT(&quot;R8C&quot;&amp;COLUMN();0)/INDIRECT(&quot;R&quot;&amp;ROW()&amp;&quot;C6&quot;;0)" office:value-type="float" office:value="2.80858737071312">
            <text:p>2.8086E+00</text:p>
          </table:table-cell>
          <table:table-cell table:style-name="ce22" table:formula="of:=INDIRECT(&quot;R8C&quot;&amp;COLUMN();0)/INDIRECT(&quot;R&quot;&amp;ROW()&amp;&quot;C6&quot;;0)" office:value-type="float" office:value="2.59254218835057">
            <text:p>2.5925E+00</text:p>
          </table:table-cell>
          <table:table-cell table:style-name="ce22" table:formula="of:=INDIRECT(&quot;R8C&quot;&amp;COLUMN();0)/INDIRECT(&quot;R&quot;&amp;ROW()&amp;&quot;C6&quot;;0)" office:value-type="float" office:value="2.16045182362548">
            <text:p>2.1605E+00</text:p>
          </table:table-cell>
          <table:table-cell table:style-name="ce22" table:formula="of:=INDIRECT(&quot;R8C&quot;&amp;COLUMN();0)/INDIRECT(&quot;R&quot;&amp;ROW()&amp;&quot;C6&quot;;0)" office:value-type="float" office:value="1.72836145890038">
            <text:p>1.7284E+00</text:p>
          </table:table-cell>
          <table:table-cell table:style-name="ce22" table:formula="of:=INDIRECT(&quot;R8C&quot;&amp;COLUMN();0)/INDIRECT(&quot;R&quot;&amp;ROW()&amp;&quot;C6&quot;;0)" office:value-type="float" office:value="1.59009254218835">
            <text:p>1.5901E+00</text:p>
          </table:table-cell>
          <table:table-cell table:style-name="ce22" table:formula="of:=INDIRECT(&quot;R8C&quot;&amp;COLUMN();0)/INDIRECT(&quot;R&quot;&amp;ROW()&amp;&quot;C6&quot;;0)" office:value-type="float" office:value="1.41589548176375">
            <text:p>1.4159E+00</text:p>
          </table:table-cell>
          <table:table-cell table:style-name="ce22" table:formula="of:=INDIRECT(&quot;R8C&quot;&amp;COLUMN();0)/INDIRECT(&quot;R&quot;&amp;ROW()&amp;&quot;C6&quot;;0)" office:value-type="float" office:value="1.29627109417529">
            <text:p>1.2963E+00</text:p>
          </table:table-cell>
          <table:table-cell table:style-name="ce22" table:formula="of:=INDIRECT(&quot;R8C&quot;&amp;COLUMN();0)/INDIRECT(&quot;R&quot;&amp;ROW()&amp;&quot;C6&quot;;0)" office:value-type="float" office:value="1.26102340772999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302667392488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.08022591181274">
            <text:p>1.0802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82471420795">
            <text:p>8.9058E-01</text:p>
          </table:table-cell>
          <table:table-cell table:style-name="ce22" table:formula="of:=INDIRECT(&quot;R8C&quot;&amp;COLUMN();0)/INDIRECT(&quot;R&quot;&amp;ROW()&amp;&quot;C6&quot;;0)" office:value-type="float" office:value="0.86418072945019">
            <text:p>8.6418E-01</text:p>
          </table:table-cell>
          <table:table-cell table:style-name="ce22" table:formula="of:=INDIRECT(&quot;R8C&quot;&amp;COLUMN();0)/INDIRECT(&quot;R&quot;&amp;ROW()&amp;&quot;C6&quot;;0)" office:value-type="float" office:value="0.793004899292324">
            <text:p>7.9300E-01</text:p>
          </table:table-cell>
          <table:table-cell table:style-name="ce22" table:formula="of:=INDIRECT(&quot;R8C&quot;&amp;COLUMN();0)/INDIRECT(&quot;R&quot;&amp;ROW()&amp;&quot;C6&quot;;0)" office:value-type="float" office:value="0.706178551986935">
            <text:p>7.0618E-01</text:p>
          </table:table-cell>
          <table:table-cell table:style-name="ce22" table:formula="of:=INDIRECT(&quot;R8C&quot;&amp;COLUMN();0)/INDIRECT(&quot;R&quot;&amp;ROW()&amp;&quot;C6&quot;;0)" office:value-type="float" office:value="0.648135547087643">
            <text:p>6.4814E-01</text:p>
          </table:table-cell>
          <table:table-cell table:style-name="ce22" table:formula="of:=INDIRECT(&quot;R8C&quot;&amp;COLUMN();0)/INDIRECT(&quot;R&quot;&amp;ROW()&amp;&quot;C6&quot;;0)" office:value-type="float" office:value="0.628878606423517">
            <text:p>6.2888E-01</text:p>
          </table:table-cell>
          <table:table-cell table:style-name="ce22" table:formula="of:=INDIRECT(&quot;R8C&quot;&amp;COLUMN();0)/INDIRECT(&quot;R&quot;&amp;ROW()&amp;&quot;C6&quot;;0)" office:value-type="float" office:value="0.560016330974415">
            <text:p>5.6002E-01</text:p>
          </table:table-cell>
          <table:table-cell table:style-name="ce22" table:formula="of:=INDIRECT(&quot;R8C&quot;&amp;COLUMN();0)/INDIRECT(&quot;R&quot;&amp;ROW()&amp;&quot;C6&quot;;0)" office:value-type="float" office:value="0.49877517691889">
            <text:p>4.9878E-01</text:p>
          </table:table-cell>
          <table:table-cell table:style-name="ce22" table:formula="of:=INDIRECT(&quot;R8C&quot;&amp;COLUMN();0)/INDIRECT(&quot;R&quot;&amp;ROW()&amp;&quot;C6&quot;;0)" office:value-type="float" office:value="0.444202504082744">
            <text:p>4.4420E-01</text:p>
          </table:table-cell>
          <table:table-cell table:style-name="ce22" table:formula="of:=INDIRECT(&quot;R8C&quot;&amp;COLUMN();0)/INDIRECT(&quot;R&quot;&amp;ROW()&amp;&quot;C6&quot;;0)" office:value-type="float" office:value="0.395481763745237">
            <text:p>3.9548E-01</text:p>
          </table:table-cell>
          <table:table-cell table:style-name="ce22" table:formula="of:=INDIRECT(&quot;R8C&quot;&amp;COLUMN();0)/INDIRECT(&quot;R&quot;&amp;ROW()&amp;&quot;C6&quot;;0)" office:value-type="float" office:value="0.352204681545999">
            <text:p>3.5220E-01</text:p>
          </table:table-cell>
          <table:table-cell table:style-name="ce22" table:formula="of:=INDIRECT(&quot;R8C&quot;&amp;COLUMN();0)/INDIRECT(&quot;R&quot;&amp;ROW()&amp;&quot;C6&quot;;0)" office:value-type="float" office:value="0.313690800217746">
            <text:p>3.1369E-01</text:p>
          </table:table-cell>
          <table:table-cell table:style-name="ce22" table:formula="of:=INDIRECT(&quot;R8C&quot;&amp;COLUMN();0)/INDIRECT(&quot;R&quot;&amp;ROW()&amp;&quot;C6&quot;;0)" office:value-type="float" office:value="0.279395753946652">
            <text:p>2.7940E-01</text:p>
          </table:table-cell>
          <table:table-cell table:style-name="ce22" table:formula="of:=INDIRECT(&quot;R8C&quot;&amp;COLUMN();0)/INDIRECT(&quot;R&quot;&amp;ROW()&amp;&quot;C6&quot;;0)" office:value-type="float" office:value="0.248775176918889">
            <text:p>2.4878E-01</text:p>
          </table:table-cell>
          <table:table-cell table:style-name="ce22" table:formula="of:=INDIRECT(&quot;R8C&quot;&amp;COLUMN();0)/INDIRECT(&quot;R&quot;&amp;ROW()&amp;&quot;C6&quot;;0)" office:value-type="float" office:value="0.221556886227545">
            <text:p>2.2156E-01</text:p>
          </table:table-cell>
          <table:table-cell table:style-name="ce22" table:formula="of:=INDIRECT(&quot;R8C&quot;&amp;COLUMN();0)/INDIRECT(&quot;R&quot;&amp;ROW()&amp;&quot;C6&quot;;0)" office:value-type="float" office:value="0.197332607512248">
            <text:p>1.9733E-01</text:p>
          </table:table-cell>
          <table:table-cell table:style-name="ce22" table:formula="of:=INDIRECT(&quot;R8C&quot;&amp;COLUMN();0)/INDIRECT(&quot;R&quot;&amp;ROW()&amp;&quot;C6&quot;;0)" office:value-type="float" office:value="0.175694066412629">
            <text:p>1.7569E-01</text:p>
          </table:table-cell>
          <table:table-cell table:style-name="ce22" table:formula="of:=INDIRECT(&quot;R8C&quot;&amp;COLUMN();0)/INDIRECT(&quot;R&quot;&amp;ROW()&amp;&quot;C6&quot;;0)" office:value-type="float" office:value="0.156505171475231">
            <text:p>1.5651E-01</text:p>
          </table:table-cell>
          <table:table-cell table:style-name="ce22" table:formula="of:=INDIRECT(&quot;R8C&quot;&amp;COLUMN();0)/INDIRECT(&quot;R&quot;&amp;ROW()&amp;&quot;C6&quot;;0)" office:value-type="float" office:value="0.139357648339684">
            <text:p>1.3936E-01</text:p>
          </table:table-cell>
          <table:table-cell table:style-name="ce22" table:formula="of:=INDIRECT(&quot;R8C&quot;&amp;COLUMN();0)/INDIRECT(&quot;R&quot;&amp;ROW()&amp;&quot;C6&quot;;0)" office:value-type="float" office:value="0.124115405552531">
            <text:p>1.2412E-01</text:p>
          </table:table-cell>
          <table:table-cell table:style-name="ce22" table:formula="of:=INDIRECT(&quot;R8C&quot;&amp;COLUMN();0)/INDIRECT(&quot;R&quot;&amp;ROW()&amp;&quot;C6&quot;;0)" office:value-type="float" office:value="0.110506260206859">
            <text:p>1.1051E-01</text:p>
          </table:table-cell>
          <table:table-cell table:style-name="ce22" table:formula="of:=INDIRECT(&quot;R8C&quot;&amp;COLUMN();0)/INDIRECT(&quot;R&quot;&amp;ROW()&amp;&quot;C6&quot;;0)" office:value-type="float" office:value="0.0983941208492107">
            <text:p>9.8394E-02</text:p>
          </table:table-cell>
          <table:table-cell table:style-name="ce22" table:formula="of:=INDIRECT(&quot;R8C&quot;&amp;COLUMN();0)/INDIRECT(&quot;R&quot;&amp;ROW()&amp;&quot;C6&quot;;0)" office:value-type="float" office:value="0.0876428960261296">
            <text:p>8.7643E-02</text:p>
          </table:table-cell>
          <table:table-cell table:style-name="ce22" table:formula="of:=INDIRECT(&quot;R8C&quot;&amp;COLUMN();0)/INDIRECT(&quot;R&quot;&amp;ROW()&amp;&quot;C6&quot;;0)" office:value-type="float" office:value="0.0779804028307022">
            <text:p>7.7980E-02</text:p>
          </table:table-cell>
          <table:table-cell table:style-name="ce22" table:formula="of:=INDIRECT(&quot;R8C&quot;&amp;COLUMN();0)/INDIRECT(&quot;R&quot;&amp;ROW()&amp;&quot;C6&quot;;0)" office:value-type="float" office:value="0.0695427327163854">
            <text:p>6.9543E-02</text:p>
          </table:table-cell>
          <table:table-cell table:style-name="ce22" table:formula="of:=INDIRECT(&quot;R8C&quot;&amp;COLUMN();0)/INDIRECT(&quot;R&quot;&amp;ROW()&amp;&quot;C6&quot;;0)" office:value-type="float" office:value="0.0619216113228089">
            <text:p>6.1922E-02</text:p>
          </table:table-cell>
          <table:table-cell table:style-name="ce22" table:formula="of:=INDIRECT(&quot;R8C&quot;&amp;COLUMN();0)/INDIRECT(&quot;R&quot;&amp;ROW()&amp;&quot;C6&quot;;0)" office:value-type="float" office:value="0.0551170386499728">
            <text:p>5.5117E-02</text:p>
          </table:table-cell>
          <table:table-cell table:style-name="ce22" table:formula="of:=INDIRECT(&quot;R8C&quot;&amp;COLUMN();0)/INDIRECT(&quot;R&quot;&amp;ROW()&amp;&quot;C6&quot;;0)" office:value-type="float" office:value="0.049129014697877">
            <text:p>4.9129E-02</text:p>
          </table:table-cell>
          <table:table-cell table:style-name="ce22" table:formula="of:=INDIRECT(&quot;R8C&quot;&amp;COLUMN();0)/INDIRECT(&quot;R&quot;&amp;ROW()&amp;&quot;C6&quot;;0)" office:value-type="float" office:value="0.0436853565596081">
            <text:p>4.3685E-02</text:p>
          </table:table-cell>
          <table:table-cell table:style-name="ce22" table:formula="of:=INDIRECT(&quot;R8C&quot;&amp;COLUMN();0)/INDIRECT(&quot;R&quot;&amp;ROW()&amp;&quot;C6&quot;;0)" office:value-type="float" office:value="0.0389221556886228">
            <text:p>3.8922E-02</text:p>
          </table:table-cell>
          <table:table-cell table:style-name="ce22" table:formula="of:=INDIRECT(&quot;R8C&quot;&amp;COLUMN();0)/INDIRECT(&quot;R&quot;&amp;ROW()&amp;&quot;C6&quot;;0)" office:value-type="float" office:value="0.0347033206314643">
            <text:p>3.4703E-02</text:p>
          </table:table-cell>
          <table:table-cell table:style-name="ce22" table:formula="of:=INDIRECT(&quot;R8C&quot;&amp;COLUMN();0)/INDIRECT(&quot;R&quot;&amp;ROW()&amp;&quot;C6&quot;;0)" office:value-type="float" office:value="0.0308927599346761">
            <text:p>3.0893E-02</text:p>
          </table:table-cell>
          <table:table-cell table:style-name="ce22" table:formula="of:=INDIRECT(&quot;R8C&quot;&amp;COLUMN();0)/INDIRECT(&quot;R&quot;&amp;ROW()&amp;&quot;C6&quot;;0)" office:value-type="float" office:value="0.027490473598258">
            <text:p>2.7490E-02</text:p>
          </table:table-cell>
          <table:table-cell table:style-name="ce22" table:formula="of:=INDIRECT(&quot;R8C&quot;&amp;COLUMN();0)/INDIRECT(&quot;R&quot;&amp;ROW()&amp;&quot;C6&quot;;0)" office:value-type="float" office:value="0.0244964616222101">
            <text:p>2.4496E-02</text:p>
          </table:table-cell>
          <table:table-cell table:style-name="ce22" table:formula="of:=INDIRECT(&quot;R8C&quot;&amp;COLUMN();0)/INDIRECT(&quot;R&quot;&amp;ROW()&amp;&quot;C6&quot;;0)" office:value-type="float" office:value="0.0217746325530757">
            <text:p>2.1775E-02</text:p>
          </table:table-cell>
          <table:table-cell table:style-name="ce22" table:formula="of:=INDIRECT(&quot;R8C&quot;&amp;COLUMN();0)/INDIRECT(&quot;R&quot;&amp;ROW()&amp;&quot;C6&quot;;0)" office:value-type="float" office:value="0.0194610778443114">
            <text:p>1.9461E-02</text:p>
          </table:table-cell>
          <table:table-cell table:style-name="ce22" table:formula="of:=INDIRECT(&quot;R8C&quot;&amp;COLUMN();0)/INDIRECT(&quot;R&quot;&amp;ROW()&amp;&quot;C6&quot;;0)" office:value-type="float" office:value="0.0172836145890038">
            <text:p>1.7284E-02</text:p>
          </table:table-cell>
          <table:table-cell table:style-name="ce22" table:formula="of:=INDIRECT(&quot;R8C&quot;&amp;COLUMN();0)/INDIRECT(&quot;R&quot;&amp;ROW()&amp;&quot;C6&quot;;0)" office:value-type="float" office:value="0.0153783342406097">
            <text:p>1.5378E-02</text:p>
          </table:table-cell>
          <table:table-cell table:style-name="ce22" table:formula="of:=INDIRECT(&quot;R8C&quot;&amp;COLUMN();0)/INDIRECT(&quot;R&quot;&amp;ROW()&amp;&quot;C6&quot;;0)" office:value-type="float" office:value="0.013745236799129">
            <text:p>1.3745E-02</text:p>
          </table:table-cell>
          <table:table-cell table:style-name="ce22" table:formula="of:=INDIRECT(&quot;R8C&quot;&amp;COLUMN();0)/INDIRECT(&quot;R&quot;&amp;ROW()&amp;&quot;C6&quot;;0)" office:value-type="float" office:value="0.012207403375068">
            <text:p>1.2207E-02</text:p>
          </table:table-cell>
          <table:table-cell table:style-name="ce22" table:formula="of:=INDIRECT(&quot;R8C&quot;&amp;COLUMN();0)/INDIRECT(&quot;R&quot;&amp;ROW()&amp;&quot;C6&quot;;0)" office:value-type="float" office:value="0.0108737071311922">
            <text:p>1.0874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1])+1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0.2576">
            <text:p>0.2576</text:p>
          </table:table-cell>
          <table:table-cell table:style-name="ce13" office:value-type="float" office:value="6.544">
            <text:p>6.5440</text:p>
          </table:table-cell>
          <table:table-cell table:style-name="ce14" table:formula="of:=[.D32]/2" office:value-type="float" office:value="3.272">
            <text:p>3.2720</text:p>
          </table:table-cell>
          <table:table-cell table:style-name="ce16" table:formula="of:=pi*[.D32]" office:value-type="float" office:value="20.5585823250916">
            <text:p>20.5586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1.6442542787286">
            <text:p>1.1644E+01</text:p>
          </table:table-cell>
          <table:table-cell table:style-name="ce22" table:formula="of:=INDIRECT(&quot;R8C&quot;&amp;COLUMN();0)/INDIRECT(&quot;R&quot;&amp;ROW()&amp;&quot;C6&quot;;0)" office:value-type="float" office:value="9.70354523227384">
            <text:p>9.7035E+00</text:p>
          </table:table-cell>
          <table:table-cell table:style-name="ce22" table:formula="of:=INDIRECT(&quot;R8C&quot;&amp;COLUMN();0)/INDIRECT(&quot;R&quot;&amp;ROW()&amp;&quot;C6&quot;;0)" office:value-type="float" office:value="8.73319070904646">
            <text:p>8.7332E+00</text:p>
          </table:table-cell>
          <table:table-cell table:style-name="ce22" table:formula="of:=INDIRECT(&quot;R8C&quot;&amp;COLUMN();0)/INDIRECT(&quot;R&quot;&amp;ROW()&amp;&quot;C6&quot;;0)" office:value-type="float" office:value="7.76283618581907">
            <text:p>7.7628E+00</text:p>
          </table:table-cell>
          <table:table-cell table:style-name="ce22" table:formula="of:=INDIRECT(&quot;R8C&quot;&amp;COLUMN();0)/INDIRECT(&quot;R&quot;&amp;ROW()&amp;&quot;C6&quot;;0)" office:value-type="float" office:value="6.79248166259169">
            <text:p>6.7925E+00</text:p>
          </table:table-cell>
          <table:table-cell table:style-name="ce22" table:formula="of:=INDIRECT(&quot;R8C&quot;&amp;COLUMN();0)/INDIRECT(&quot;R&quot;&amp;ROW()&amp;&quot;C6&quot;;0)" office:value-type="float" office:value="6.307304400978">
            <text:p>6.3073E+00</text:p>
          </table:table-cell>
          <table:table-cell table:style-name="ce22" table:formula="of:=INDIRECT(&quot;R8C&quot;&amp;COLUMN();0)/INDIRECT(&quot;R&quot;&amp;ROW()&amp;&quot;C6&quot;;0)" office:value-type="float" office:value="5.8221271393643">
            <text:p>5.8221E+00</text:p>
          </table:table-cell>
          <table:table-cell table:style-name="ce22" table:formula="of:=INDIRECT(&quot;R8C&quot;&amp;COLUMN();0)/INDIRECT(&quot;R&quot;&amp;ROW()&amp;&quot;C6&quot;;0)" office:value-type="float" office:value="5.33694987775061">
            <text:p>5.3369E+00</text:p>
          </table:table-cell>
          <table:table-cell table:style-name="ce22" table:formula="of:=INDIRECT(&quot;R8C&quot;&amp;COLUMN();0)/INDIRECT(&quot;R&quot;&amp;ROW()&amp;&quot;C6&quot;;0)" office:value-type="float" office:value="4.85177261613692">
            <text:p>4.8518E+00</text:p>
          </table:table-cell>
          <table:table-cell table:style-name="ce22" table:formula="of:=INDIRECT(&quot;R8C&quot;&amp;COLUMN();0)/INDIRECT(&quot;R&quot;&amp;ROW()&amp;&quot;C6&quot;;0)" office:value-type="float" office:value="3.88141809290954">
            <text:p>3.8814E+00</text:p>
          </table:table-cell>
          <table:table-cell table:style-name="ce22" table:formula="of:=INDIRECT(&quot;R8C&quot;&amp;COLUMN();0)/INDIRECT(&quot;R&quot;&amp;ROW()&amp;&quot;C6&quot;;0)" office:value-type="float" office:value="3.39624083129584">
            <text:p>3.3962E+00</text:p>
          </table:table-cell>
          <table:table-cell table:style-name="ce22" table:formula="of:=INDIRECT(&quot;R8C&quot;&amp;COLUMN();0)/INDIRECT(&quot;R&quot;&amp;ROW()&amp;&quot;C6&quot;;0)" office:value-type="float" office:value="3.153652200489">
            <text:p>3.1537E+00</text:p>
          </table:table-cell>
          <table:table-cell table:style-name="ce22" table:formula="of:=INDIRECT(&quot;R8C&quot;&amp;COLUMN();0)/INDIRECT(&quot;R&quot;&amp;ROW()&amp;&quot;C6&quot;;0)" office:value-type="float" office:value="2.91106356968215">
            <text:p>2.9111E+00</text:p>
          </table:table-cell>
          <table:table-cell table:style-name="ce22" table:formula="of:=INDIRECT(&quot;R8C&quot;&amp;COLUMN();0)/INDIRECT(&quot;R&quot;&amp;ROW()&amp;&quot;C6&quot;;0)" office:value-type="float" office:value="2.42588630806846">
            <text:p>2.4259E+00</text:p>
          </table:table-cell>
          <table:table-cell table:style-name="ce22" table:formula="of:=INDIRECT(&quot;R8C&quot;&amp;COLUMN();0)/INDIRECT(&quot;R&quot;&amp;ROW()&amp;&quot;C6&quot;;0)" office:value-type="float" office:value="1.94070904645477">
            <text:p>1.9407E+00</text:p>
          </table:table-cell>
          <table:table-cell table:style-name="ce22" table:formula="of:=INDIRECT(&quot;R8C&quot;&amp;COLUMN();0)/INDIRECT(&quot;R&quot;&amp;ROW()&amp;&quot;C6&quot;;0)" office:value-type="float" office:value="1.78545232273839">
            <text:p>1.7855E+00</text:p>
          </table:table-cell>
          <table:table-cell table:style-name="ce22" table:formula="of:=INDIRECT(&quot;R8C&quot;&amp;COLUMN();0)/INDIRECT(&quot;R&quot;&amp;ROW()&amp;&quot;C6&quot;;0)" office:value-type="float" office:value="1.5898533007335">
            <text:p>1.5899E+00</text:p>
          </table:table-cell>
          <table:table-cell table:style-name="ce22" table:formula="of:=INDIRECT(&quot;R8C&quot;&amp;COLUMN();0)/INDIRECT(&quot;R&quot;&amp;ROW()&amp;&quot;C6&quot;;0)" office:value-type="float" office:value="1.45553178484108">
            <text:p>1.4555E+00</text:p>
          </table:table-cell>
          <table:table-cell table:style-name="ce22" table:formula="of:=INDIRECT(&quot;R8C&quot;&amp;COLUMN();0)/INDIRECT(&quot;R&quot;&amp;ROW()&amp;&quot;C6&quot;;0)" office:value-type="float" office:value="1.41595354523227">
            <text:p>1.4160E+00</text:p>
          </table:table-cell>
          <table:table-cell table:style-name="ce22" table:formula="of:=INDIRECT(&quot;R8C&quot;&amp;COLUMN();0)/INDIRECT(&quot;R&quot;&amp;ROW()&amp;&quot;C6&quot;;0)" office:value-type="float" office:value="1.26100244498778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21294315403423">
            <text:p>1.2129E+00</text:p>
          </table:table-cell>
          <table:table-cell table:style-name="ce22" table:formula="of:=INDIRECT(&quot;R8C&quot;&amp;COLUMN();0)/INDIRECT(&quot;R&quot;&amp;ROW()&amp;&quot;C6&quot;;0)" office:value-type="float" office:value="1.12286063569682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70354523227384">
            <text:p>9.7035E-01</text:p>
          </table:table-cell>
          <table:table-cell table:style-name="ce22" table:formula="of:=INDIRECT(&quot;R8C&quot;&amp;COLUMN();0)/INDIRECT(&quot;R&quot;&amp;ROW()&amp;&quot;C6&quot;;0)" office:value-type="float" office:value="0.890433985330073">
            <text:p>8.9043E-01</text:p>
          </table:table-cell>
          <table:table-cell table:style-name="ce22" table:formula="of:=INDIRECT(&quot;R8C&quot;&amp;COLUMN();0)/INDIRECT(&quot;R&quot;&amp;ROW()&amp;&quot;C6&quot;;0)" office:value-type="float" office:value="0.792940097799511">
            <text:p>7.9294E-01</text:p>
          </table:table-cell>
          <table:table-cell table:style-name="ce22" table:formula="of:=INDIRECT(&quot;R8C&quot;&amp;COLUMN();0)/INDIRECT(&quot;R&quot;&amp;ROW()&amp;&quot;C6&quot;;0)" office:value-type="float" office:value="0.727765892420538">
            <text:p>7.2777E-01</text:p>
          </table:table-cell>
          <table:table-cell table:style-name="ce22" table:formula="of:=INDIRECT(&quot;R8C&quot;&amp;COLUMN();0)/INDIRECT(&quot;R&quot;&amp;ROW()&amp;&quot;C6&quot;;0)" office:value-type="float" office:value="0.706143031784841">
            <text:p>7.0614E-01</text:p>
          </table:table-cell>
          <table:table-cell table:style-name="ce22" table:formula="of:=INDIRECT(&quot;R8C&quot;&amp;COLUMN();0)/INDIRECT(&quot;R&quot;&amp;ROW()&amp;&quot;C6&quot;;0)" office:value-type="float" office:value="0.628820293398533">
            <text:p>6.2882E-01</text:p>
          </table:table-cell>
          <table:table-cell table:style-name="ce22" table:formula="of:=INDIRECT(&quot;R8C&quot;&amp;COLUMN();0)/INDIRECT(&quot;R&quot;&amp;ROW()&amp;&quot;C6&quot;;0)" office:value-type="float" office:value="0.560055012224939">
            <text:p>5.6006E-01</text:p>
          </table:table-cell>
          <table:table-cell table:style-name="ce22" table:formula="of:=INDIRECT(&quot;R8C&quot;&amp;COLUMN();0)/INDIRECT(&quot;R&quot;&amp;ROW()&amp;&quot;C6&quot;;0)" office:value-type="float" office:value="0.498777506112469">
            <text:p>4.9878E-01</text:p>
          </table:table-cell>
          <table:table-cell table:style-name="ce22" table:formula="of:=INDIRECT(&quot;R8C&quot;&amp;COLUMN();0)/INDIRECT(&quot;R&quot;&amp;ROW()&amp;&quot;C6&quot;;0)" office:value-type="float" office:value="0.444070904645477">
            <text:p>4.4407E-01</text:p>
          </table:table-cell>
          <table:table-cell table:style-name="ce22" table:formula="of:=INDIRECT(&quot;R8C&quot;&amp;COLUMN();0)/INDIRECT(&quot;R&quot;&amp;ROW()&amp;&quot;C6&quot;;0)" office:value-type="float" office:value="0.395476772616137">
            <text:p>3.9548E-01</text:p>
          </table:table-cell>
          <table:table-cell table:style-name="ce22" table:formula="of:=INDIRECT(&quot;R8C&quot;&amp;COLUMN();0)/INDIRECT(&quot;R&quot;&amp;ROW()&amp;&quot;C6&quot;;0)" office:value-type="float" office:value="0.352231051344743">
            <text:p>3.5223E-01</text:p>
          </table:table-cell>
          <table:table-cell table:style-name="ce22" table:formula="of:=INDIRECT(&quot;R8C&quot;&amp;COLUMN();0)/INDIRECT(&quot;R&quot;&amp;ROW()&amp;&quot;C6&quot;;0)" office:value-type="float" office:value="0.313722493887531">
            <text:p>3.1372E-01</text:p>
          </table:table-cell>
          <table:table-cell table:style-name="ce22" table:formula="of:=INDIRECT(&quot;R8C&quot;&amp;COLUMN();0)/INDIRECT(&quot;R&quot;&amp;ROW()&amp;&quot;C6&quot;;0)" office:value-type="float" office:value="0.279339853300733">
            <text:p>2.7934E-01</text:p>
          </table:table-cell>
          <table:table-cell table:style-name="ce22" table:formula="of:=INDIRECT(&quot;R8C&quot;&amp;COLUMN();0)/INDIRECT(&quot;R&quot;&amp;ROW()&amp;&quot;C6&quot;;0)" office:value-type="float" office:value="0.248777506112469">
            <text:p>2.4878E-01</text:p>
          </table:table-cell>
          <table:table-cell table:style-name="ce22" table:formula="of:=INDIRECT(&quot;R8C&quot;&amp;COLUMN();0)/INDIRECT(&quot;R&quot;&amp;ROW()&amp;&quot;C6&quot;;0)" office:value-type="float" office:value="0.221577017114914">
            <text:p>2.2158E-01</text:p>
          </table:table-cell>
          <table:table-cell table:style-name="ce22" table:formula="of:=INDIRECT(&quot;R8C&quot;&amp;COLUMN();0)/INDIRECT(&quot;R&quot;&amp;ROW()&amp;&quot;C6&quot;;0)" office:value-type="float" office:value="0.197279951100244">
            <text:p>1.9728E-01</text:p>
          </table:table-cell>
          <table:table-cell table:style-name="ce22" table:formula="of:=INDIRECT(&quot;R8C&quot;&amp;COLUMN();0)/INDIRECT(&quot;R&quot;&amp;ROW()&amp;&quot;C6&quot;;0)" office:value-type="float" office:value="0.175733496332518">
            <text:p>1.7573E-01</text:p>
          </table:table-cell>
          <table:table-cell table:style-name="ce22" table:formula="of:=INDIRECT(&quot;R8C&quot;&amp;COLUMN();0)/INDIRECT(&quot;R&quot;&amp;ROW()&amp;&quot;C6&quot;;0)" office:value-type="float" office:value="0.156479217603912">
            <text:p>1.5648E-01</text:p>
          </table:table-cell>
          <table:table-cell table:style-name="ce22" table:formula="of:=INDIRECT(&quot;R8C&quot;&amp;COLUMN();0)/INDIRECT(&quot;R&quot;&amp;ROW()&amp;&quot;C6&quot;;0)" office:value-type="float" office:value="0.139364303178484">
            <text:p>1.3936E-01</text:p>
          </table:table-cell>
          <table:table-cell table:style-name="ce22" table:formula="of:=INDIRECT(&quot;R8C&quot;&amp;COLUMN();0)/INDIRECT(&quot;R&quot;&amp;ROW()&amp;&quot;C6&quot;;0)" office:value-type="float" office:value="0.124083129584352">
            <text:p>1.2408E-01</text:p>
          </table:table-cell>
          <table:table-cell table:style-name="ce22" table:formula="of:=INDIRECT(&quot;R8C&quot;&amp;COLUMN();0)/INDIRECT(&quot;R&quot;&amp;ROW()&amp;&quot;C6&quot;;0)" office:value-type="float" office:value="0.110482885085575">
            <text:p>1.1048E-01</text:p>
          </table:table-cell>
          <table:table-cell table:style-name="ce22" table:formula="of:=INDIRECT(&quot;R8C&quot;&amp;COLUMN();0)/INDIRECT(&quot;R&quot;&amp;ROW()&amp;&quot;C6&quot;;0)" office:value-type="float" office:value="0.0984107579462103">
            <text:p>9.8411E-02</text:p>
          </table:table-cell>
          <table:table-cell table:style-name="ce22" table:formula="of:=INDIRECT(&quot;R8C&quot;&amp;COLUMN();0)/INDIRECT(&quot;R&quot;&amp;ROW()&amp;&quot;C6&quot;;0)" office:value-type="float" office:value="0.0875611246943766">
            <text:p>8.7561E-02</text:p>
          </table:table-cell>
          <table:table-cell table:style-name="ce22" table:formula="of:=INDIRECT(&quot;R8C&quot;&amp;COLUMN();0)/INDIRECT(&quot;R&quot;&amp;ROW()&amp;&quot;C6&quot;;0)" office:value-type="float" office:value="0.0780867970660147">
            <text:p>7.8087E-02</text:p>
          </table:table-cell>
          <table:table-cell table:style-name="ce22" table:formula="of:=INDIRECT(&quot;R8C&quot;&amp;COLUMN();0)/INDIRECT(&quot;R&quot;&amp;ROW()&amp;&quot;C6&quot;;0)" office:value-type="float" office:value="0.0695293398533007">
            <text:p>6.9529E-02</text:p>
          </table:table-cell>
          <table:table-cell table:style-name="ce22" table:formula="of:=INDIRECT(&quot;R8C&quot;&amp;COLUMN();0)/INDIRECT(&quot;R&quot;&amp;ROW()&amp;&quot;C6&quot;;0)" office:value-type="float" office:value="0.0618887530562347">
            <text:p>6.1889E-02</text:p>
          </table:table-cell>
          <table:table-cell table:style-name="ce22" table:formula="of:=INDIRECT(&quot;R8C&quot;&amp;COLUMN();0)/INDIRECT(&quot;R&quot;&amp;ROW()&amp;&quot;C6&quot;;0)" office:value-type="float" office:value="0.0551650366748166">
            <text:p>5.5165E-02</text:p>
          </table:table-cell>
          <table:table-cell table:style-name="ce22" table:formula="of:=INDIRECT(&quot;R8C&quot;&amp;COLUMN();0)/INDIRECT(&quot;R&quot;&amp;ROW()&amp;&quot;C6&quot;;0)" office:value-type="float" office:value="0.0490525672371638">
            <text:p>4.9053E-02</text:p>
          </table:table-cell>
          <table:table-cell table:style-name="ce22" table:formula="of:=INDIRECT(&quot;R8C&quot;&amp;COLUMN();0)/INDIRECT(&quot;R&quot;&amp;ROW()&amp;&quot;C6&quot;;0)" office:value-type="float" office:value="0.0437041564792176">
            <text:p>4.3704E-02</text:p>
          </table:table-cell>
          <table:table-cell table:style-name="ce22" table:formula="of:=INDIRECT(&quot;R8C&quot;&amp;COLUMN();0)/INDIRECT(&quot;R&quot;&amp;ROW()&amp;&quot;C6&quot;;0)" office:value-type="float" office:value="0.0389669926650367">
            <text:p>3.8967E-02</text:p>
          </table:table-cell>
          <table:table-cell table:style-name="ce22" table:formula="of:=INDIRECT(&quot;R8C&quot;&amp;COLUMN();0)/INDIRECT(&quot;R&quot;&amp;ROW()&amp;&quot;C6&quot;;0)" office:value-type="float" office:value="0.0346882640586797">
            <text:p>3.4688E-02</text:p>
          </table:table-cell>
          <table:table-cell table:style-name="ce22" table:formula="of:=INDIRECT(&quot;R8C&quot;&amp;COLUMN();0)/INDIRECT(&quot;R&quot;&amp;ROW()&amp;&quot;C6&quot;;0)" office:value-type="float" office:value="0.0308679706601467">
            <text:p>3.0868E-02</text:p>
          </table:table-cell>
          <table:table-cell table:style-name="ce22" table:formula="of:=INDIRECT(&quot;R8C&quot;&amp;COLUMN();0)/INDIRECT(&quot;R&quot;&amp;ROW()&amp;&quot;C6&quot;;0)" office:value-type="float" office:value="0.0275061124694377">
            <text:p>2.7506E-02</text:p>
          </table:table-cell>
          <table:table-cell table:style-name="ce22" table:formula="of:=INDIRECT(&quot;R8C&quot;&amp;COLUMN();0)/INDIRECT(&quot;R&quot;&amp;ROW()&amp;&quot;C6&quot;;0)" office:value-type="float" office:value="0.0244498777506112">
            <text:p>2.4450E-02</text:p>
          </table:table-cell>
          <table:table-cell table:style-name="ce22" table:formula="of:=INDIRECT(&quot;R8C&quot;&amp;COLUMN();0)/INDIRECT(&quot;R&quot;&amp;ROW()&amp;&quot;C6&quot;;0)" office:value-type="float" office:value="0.0218520782396088">
            <text:p>2.1852E-02</text:p>
          </table:table-cell>
          <table:table-cell table:style-name="ce22" table:formula="of:=INDIRECT(&quot;R8C&quot;&amp;COLUMN();0)/INDIRECT(&quot;R&quot;&amp;ROW()&amp;&quot;C6&quot;;0)" office:value-type="float" office:value="0.0194070904645477">
            <text:p>1.9407E-02</text:p>
          </table:table-cell>
          <table:table-cell table:style-name="ce22" table:formula="of:=INDIRECT(&quot;R8C&quot;&amp;COLUMN();0)/INDIRECT(&quot;R&quot;&amp;ROW()&amp;&quot;C6&quot;;0)" office:value-type="float" office:value="0.0172677261613692">
            <text:p>1.7268E-02</text:p>
          </table:table-cell>
          <table:table-cell table:style-name="ce22" table:formula="of:=INDIRECT(&quot;R8C&quot;&amp;COLUMN();0)/INDIRECT(&quot;R&quot;&amp;ROW()&amp;&quot;C6&quot;;0)" office:value-type="float" office:value="0.0154339853300734">
            <text:p>1.5434E-02</text:p>
          </table:table-cell>
          <table:table-cell table:style-name="ce22" table:formula="of:=INDIRECT(&quot;R8C&quot;&amp;COLUMN();0)/INDIRECT(&quot;R&quot;&amp;ROW()&amp;&quot;C6&quot;;0)" office:value-type="float" office:value="0.0137072127139364">
            <text:p>1.3707E-02</text:p>
          </table:table-cell>
          <table:table-cell table:style-name="ce22" table:formula="of:=INDIRECT(&quot;R8C&quot;&amp;COLUMN();0)/INDIRECT(&quot;R&quot;&amp;ROW()&amp;&quot;C6&quot;;0)" office:value-type="float" office:value="0.0122096577017115">
            <text:p>1.2210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2])+1" office:value-type="float" office:value="24">
            <text:p>24</text:p>
          </table:table-cell>
          <table:table-cell table:style-name="ce6" office:value-type="string">
            <text:p>n/a</text:p>
          </table:table-cell>
          <table:table-cell table:style-name="ce9" office:value-type="float" office:value="0.25">
            <text:p>0.2500</text:p>
          </table:table-cell>
          <table:table-cell table:style-name="ce13" table:formula="of:=25.4*[.C33]" office:value-type="float" office:value="6.35">
            <text:p>6.3500</text:p>
          </table:table-cell>
          <table:table-cell table:style-name="ce14" table:formula="of:=[.D33]/2" office:value-type="float" office:value="3.175">
            <text:p>3.1750</text:p>
          </table:table-cell>
          <table:table-cell table:style-name="ce16" table:formula="of:=pi*[.D33]" office:value-type="float" office:value="19.9491133502952">
            <text:p>19.949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2">
            <text:p>1.2000E+01</text:p>
          </table:table-cell>
          <table:table-cell table:style-name="ce22" table:formula="of:=INDIRECT(&quot;R8C&quot;&amp;COLUMN();0)/INDIRECT(&quot;R&quot;&amp;ROW()&amp;&quot;C6&quot;;0)" office:value-type="float" office:value="10">
            <text:p>1.0000E+01</text:p>
          </table:table-cell>
          <table:table-cell table:style-name="ce22" table:formula="of:=INDIRECT(&quot;R8C&quot;&amp;COLUMN();0)/INDIRECT(&quot;R&quot;&amp;ROW()&amp;&quot;C6&quot;;0)" office:value-type="float" office:value="9">
            <text:p>9.0000E+00</text:p>
          </table:table-cell>
          <table:table-cell table:style-name="ce22" table:formula="of:=INDIRECT(&quot;R8C&quot;&amp;COLUMN();0)/INDIRECT(&quot;R&quot;&amp;ROW()&amp;&quot;C6&quot;;0)" office:value-type="float" office:value="8">
            <text:p>8.0000E+00</text:p>
          </table:table-cell>
          <table:table-cell table:style-name="ce22" table:formula="of:=INDIRECT(&quot;R8C&quot;&amp;COLUMN();0)/INDIRECT(&quot;R&quot;&amp;ROW()&amp;&quot;C6&quot;;0)" office:value-type="float" office:value="7">
            <text:p>7.0000E+00</text:p>
          </table:table-cell>
          <table:table-cell table:style-name="ce22" table:formula="of:=INDIRECT(&quot;R8C&quot;&amp;COLUMN();0)/INDIRECT(&quot;R&quot;&amp;ROW()&amp;&quot;C6&quot;;0)" office:value-type="float" office:value="6.5">
            <text:p>6.5000E+00</text:p>
          </table:table-cell>
          <table:table-cell table:style-name="ce22" table:formula="of:=INDIRECT(&quot;R8C&quot;&amp;COLUMN();0)/INDIRECT(&quot;R&quot;&amp;ROW()&amp;&quot;C6&quot;;0)" office:value-type="float" office:value="6">
            <text:p>6.0000E+00</text:p>
          </table:table-cell>
          <table:table-cell table:style-name="ce22" table:formula="of:=INDIRECT(&quot;R8C&quot;&amp;COLUMN();0)/INDIRECT(&quot;R&quot;&amp;ROW()&amp;&quot;C6&quot;;0)" office:value-type="float" office:value="5.5">
            <text:p>5.5000E+00</text:p>
          </table:table-cell>
          <table:table-cell table:style-name="ce22" table:formula="of:=INDIRECT(&quot;R8C&quot;&amp;COLUMN();0)/INDIRECT(&quot;R&quot;&amp;ROW()&amp;&quot;C6&quot;;0)" office:value-type="float" office:value="5">
            <text:p>5.0000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5">
            <text:p>3.5000E+00</text:p>
          </table:table-cell>
          <table:table-cell table:style-name="ce22" table:formula="of:=INDIRECT(&quot;R8C&quot;&amp;COLUMN();0)/INDIRECT(&quot;R&quot;&amp;ROW()&amp;&quot;C6&quot;;0)" office:value-type="float" office:value="3.25">
            <text:p>3.2500E+00</text:p>
          </table:table-cell>
          <table:table-cell table:style-name="ce22" table:formula="of:=INDIRECT(&quot;R8C&quot;&amp;COLUMN();0)/INDIRECT(&quot;R&quot;&amp;ROW()&amp;&quot;C6&quot;;0)" office:value-type="float" office:value="3">
            <text:p>3.0000E+00</text:p>
          </table:table-cell>
          <table:table-cell table:style-name="ce22" table:formula="of:=INDIRECT(&quot;R8C&quot;&amp;COLUMN();0)/INDIRECT(&quot;R&quot;&amp;ROW()&amp;&quot;C6&quot;;0)" office:value-type="float" office:value="2.5">
            <text:p>2.5000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84">
            <text:p>1.8400E+00</text:p>
          </table:table-cell>
          <table:table-cell table:style-name="ce22" table:formula="of:=INDIRECT(&quot;R8C&quot;&amp;COLUMN();0)/INDIRECT(&quot;R&quot;&amp;ROW()&amp;&quot;C6&quot;;0)" office:value-type="float" office:value="1.63842519685039">
            <text:p>1.6384E+00</text:p>
          </table:table-cell>
          <table:table-cell table:style-name="ce22" table:formula="of:=INDIRECT(&quot;R8C&quot;&amp;COLUMN();0)/INDIRECT(&quot;R&quot;&amp;ROW()&amp;&quot;C6&quot;;0)" office:value-type="float" office:value="1.5">
            <text:p>1.5000E+00</text:p>
          </table:table-cell>
          <table:table-cell table:style-name="ce22" table:formula="of:=INDIRECT(&quot;R8C&quot;&amp;COLUMN();0)/INDIRECT(&quot;R&quot;&amp;ROW()&amp;&quot;C6&quot;;0)" office:value-type="float" office:value="1.4592125984252">
            <text:p>1.4592E+00</text:p>
          </table:table-cell>
          <table:table-cell table:style-name="ce22" table:formula="of:=INDIRECT(&quot;R8C&quot;&amp;COLUMN();0)/INDIRECT(&quot;R&quot;&amp;ROW()&amp;&quot;C6&quot;;0)" office:value-type="float" office:value="1.29952755905512">
            <text:p>1.2995E+00</text:p>
          </table:table-cell>
          <table:table-cell table:style-name="ce22" table:formula="of:=INDIRECT(&quot;R8C&quot;&amp;COLUMN();0)/INDIRECT(&quot;R&quot;&amp;ROW()&amp;&quot;C6&quot;;0)" office:value-type="float" office:value="1.25">
            <text:p>1.2500E+00</text:p>
          </table:table-cell>
          <table:table-cell table:style-name="ce22" table:formula="of:=INDIRECT(&quot;R8C&quot;&amp;COLUMN();0)/INDIRECT(&quot;R&quot;&amp;ROW()&amp;&quot;C6&quot;;0)" office:value-type="float" office:value="1.15716535433071">
            <text:p>1.1572E+00</text:p>
          </table:table-cell>
          <table:table-cell table:style-name="ce22" table:formula="of:=INDIRECT(&quot;R8C&quot;&amp;COLUMN();0)/INDIRECT(&quot;R&quot;&amp;ROW()&amp;&quot;C6&quot;;0)" office:value-type="float" office:value="1.03055118110236">
            <text:p>1.030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17637795275591">
            <text:p>9.1764E-01</text:p>
          </table:table-cell>
          <table:table-cell table:style-name="ce22" table:formula="of:=INDIRECT(&quot;R8C&quot;&amp;COLUMN();0)/INDIRECT(&quot;R&quot;&amp;ROW()&amp;&quot;C6&quot;;0)" office:value-type="float" office:value="0.817165354330709">
            <text:p>8.1717E-01</text:p>
          </table:table-cell>
          <table:table-cell table:style-name="ce22" table:formula="of:=INDIRECT(&quot;R8C&quot;&amp;COLUMN();0)/INDIRECT(&quot;R&quot;&amp;ROW()&amp;&quot;C6&quot;;0)" office:value-type="float" office:value="0.75">
            <text:p>7.5000E-01</text:p>
          </table:table-cell>
          <table:table-cell table:style-name="ce22" table:formula="of:=INDIRECT(&quot;R8C&quot;&amp;COLUMN();0)/INDIRECT(&quot;R&quot;&amp;ROW()&amp;&quot;C6&quot;;0)" office:value-type="float" office:value="0.727716535433071">
            <text:p>7.2772E-01</text:p>
          </table:table-cell>
          <table:table-cell table:style-name="ce22" table:formula="of:=INDIRECT(&quot;R8C&quot;&amp;COLUMN();0)/INDIRECT(&quot;R&quot;&amp;ROW()&amp;&quot;C6&quot;;0)" office:value-type="float" office:value="0.648031496062992">
            <text:p>6.4803E-01</text:p>
          </table:table-cell>
          <table:table-cell table:style-name="ce22" table:formula="of:=INDIRECT(&quot;R8C&quot;&amp;COLUMN();0)/INDIRECT(&quot;R&quot;&amp;ROW()&amp;&quot;C6&quot;;0)" office:value-type="float" office:value="0.577165354330709">
            <text:p>5.7717E-01</text:p>
          </table:table-cell>
          <table:table-cell table:style-name="ce22" table:formula="of:=INDIRECT(&quot;R8C&quot;&amp;COLUMN();0)/INDIRECT(&quot;R&quot;&amp;ROW()&amp;&quot;C6&quot;;0)" office:value-type="float" office:value="0.514015748031496">
            <text:p>5.1402E-01</text:p>
          </table:table-cell>
          <table:table-cell table:style-name="ce22" table:formula="of:=INDIRECT(&quot;R8C&quot;&amp;COLUMN();0)/INDIRECT(&quot;R&quot;&amp;ROW()&amp;&quot;C6&quot;;0)" office:value-type="float" office:value="0.457637795275591">
            <text:p>4.5764E-01</text:p>
          </table:table-cell>
          <table:table-cell table:style-name="ce22" table:formula="of:=INDIRECT(&quot;R8C&quot;&amp;COLUMN();0)/INDIRECT(&quot;R&quot;&amp;ROW()&amp;&quot;C6&quot;;0)" office:value-type="float" office:value="0.40755905511811">
            <text:p>4.0756E-01</text:p>
          </table:table-cell>
          <table:table-cell table:style-name="ce22" table:formula="of:=INDIRECT(&quot;R8C&quot;&amp;COLUMN();0)/INDIRECT(&quot;R&quot;&amp;ROW()&amp;&quot;C6&quot;;0)" office:value-type="float" office:value="0.362992125984252">
            <text:p>3.6299E-01</text:p>
          </table:table-cell>
          <table:table-cell table:style-name="ce22" table:formula="of:=INDIRECT(&quot;R8C&quot;&amp;COLUMN();0)/INDIRECT(&quot;R&quot;&amp;ROW()&amp;&quot;C6&quot;;0)" office:value-type="float" office:value="0.323307086614173">
            <text:p>3.2331E-01</text:p>
          </table:table-cell>
          <table:table-cell table:style-name="ce22" table:formula="of:=INDIRECT(&quot;R8C&quot;&amp;COLUMN();0)/INDIRECT(&quot;R&quot;&amp;ROW()&amp;&quot;C6&quot;;0)" office:value-type="float" office:value="0.287874015748032">
            <text:p>2.8787E-01</text:p>
          </table:table-cell>
          <table:table-cell table:style-name="ce22" table:formula="of:=INDIRECT(&quot;R8C&quot;&amp;COLUMN();0)/INDIRECT(&quot;R&quot;&amp;ROW()&amp;&quot;C6&quot;;0)" office:value-type="float" office:value="0.256377952755906">
            <text:p>2.5638E-01</text:p>
          </table:table-cell>
          <table:table-cell table:style-name="ce22" table:formula="of:=INDIRECT(&quot;R8C&quot;&amp;COLUMN();0)/INDIRECT(&quot;R&quot;&amp;ROW()&amp;&quot;C6&quot;;0)" office:value-type="float" office:value="0.228346456692913">
            <text:p>2.2835E-01</text:p>
          </table:table-cell>
          <table:table-cell table:style-name="ce22" table:formula="of:=INDIRECT(&quot;R8C&quot;&amp;COLUMN();0)/INDIRECT(&quot;R&quot;&amp;ROW()&amp;&quot;C6&quot;;0)" office:value-type="float" office:value="0.203307086614173">
            <text:p>2.0331E-01</text:p>
          </table:table-cell>
          <table:table-cell table:style-name="ce22" table:formula="of:=INDIRECT(&quot;R8C&quot;&amp;COLUMN();0)/INDIRECT(&quot;R&quot;&amp;ROW()&amp;&quot;C6&quot;;0)" office:value-type="float" office:value="0.181102362204724">
            <text:p>1.8110E-01</text:p>
          </table:table-cell>
          <table:table-cell table:style-name="ce22" table:formula="of:=INDIRECT(&quot;R8C&quot;&amp;COLUMN();0)/INDIRECT(&quot;R&quot;&amp;ROW()&amp;&quot;C6&quot;;0)" office:value-type="float" office:value="0.161259842519685">
            <text:p>1.6126E-01</text:p>
          </table:table-cell>
          <table:table-cell table:style-name="ce22" table:formula="of:=INDIRECT(&quot;R8C&quot;&amp;COLUMN();0)/INDIRECT(&quot;R&quot;&amp;ROW()&amp;&quot;C6&quot;;0)" office:value-type="float" office:value="0.143622047244094">
            <text:p>1.4362E-01</text:p>
          </table:table-cell>
          <table:table-cell table:style-name="ce22" table:formula="of:=INDIRECT(&quot;R8C&quot;&amp;COLUMN();0)/INDIRECT(&quot;R&quot;&amp;ROW()&amp;&quot;C6&quot;;0)" office:value-type="float" office:value="0.127874015748032">
            <text:p>1.2787E-01</text:p>
          </table:table-cell>
          <table:table-cell table:style-name="ce22" table:formula="of:=INDIRECT(&quot;R8C&quot;&amp;COLUMN();0)/INDIRECT(&quot;R&quot;&amp;ROW()&amp;&quot;C6&quot;;0)" office:value-type="float" office:value="0.113858267716535">
            <text:p>1.1386E-01</text:p>
          </table:table-cell>
          <table:table-cell table:style-name="ce22" table:formula="of:=INDIRECT(&quot;R8C&quot;&amp;COLUMN();0)/INDIRECT(&quot;R&quot;&amp;ROW()&amp;&quot;C6&quot;;0)" office:value-type="float" office:value="0.101417322834646">
            <text:p>1.0142E-01</text:p>
          </table:table-cell>
          <table:table-cell table:style-name="ce22" table:formula="of:=INDIRECT(&quot;R8C&quot;&amp;COLUMN();0)/INDIRECT(&quot;R&quot;&amp;ROW()&amp;&quot;C6&quot;;0)" office:value-type="float" office:value="0.090236220472441">
            <text:p>9.0236E-02</text:p>
          </table:table-cell>
          <table:table-cell table:style-name="ce22" table:formula="of:=INDIRECT(&quot;R8C&quot;&amp;COLUMN();0)/INDIRECT(&quot;R&quot;&amp;ROW()&amp;&quot;C6&quot;;0)" office:value-type="float" office:value="0.0804724409448819">
            <text:p>8.0472E-02</text:p>
          </table:table-cell>
          <table:table-cell table:style-name="ce22" table:formula="of:=INDIRECT(&quot;R8C&quot;&amp;COLUMN();0)/INDIRECT(&quot;R&quot;&amp;ROW()&amp;&quot;C6&quot;;0)" office:value-type="float" office:value="0.0716535433070866">
            <text:p>7.1654E-02</text:p>
          </table:table-cell>
          <table:table-cell table:style-name="ce22" table:formula="of:=INDIRECT(&quot;R8C&quot;&amp;COLUMN();0)/INDIRECT(&quot;R&quot;&amp;ROW()&amp;&quot;C6&quot;;0)" office:value-type="float" office:value="0.0637795275590551">
            <text:p>6.3780E-02</text:p>
          </table:table-cell>
          <table:table-cell table:style-name="ce22" table:formula="of:=INDIRECT(&quot;R8C&quot;&amp;COLUMN();0)/INDIRECT(&quot;R&quot;&amp;ROW()&amp;&quot;C6&quot;;0)" office:value-type="float" office:value="0.0568503937007874">
            <text:p>5.6850E-02</text:p>
          </table:table-cell>
          <table:table-cell table:style-name="ce22" table:formula="of:=INDIRECT(&quot;R8C&quot;&amp;COLUMN();0)/INDIRECT(&quot;R&quot;&amp;ROW()&amp;&quot;C6&quot;;0)" office:value-type="float" office:value="0.0505511811023622">
            <text:p>5.0551E-02</text:p>
          </table:table-cell>
          <table:table-cell table:style-name="ce22" table:formula="of:=INDIRECT(&quot;R8C&quot;&amp;COLUMN();0)/INDIRECT(&quot;R&quot;&amp;ROW()&amp;&quot;C6&quot;;0)" office:value-type="float" office:value="0.0450393700787402">
            <text:p>4.5039E-02</text:p>
          </table:table-cell>
          <table:table-cell table:style-name="ce22" table:formula="of:=INDIRECT(&quot;R8C&quot;&amp;COLUMN();0)/INDIRECT(&quot;R&quot;&amp;ROW()&amp;&quot;C6&quot;;0)" office:value-type="float" office:value="0.0401574803149606">
            <text:p>4.0157E-02</text:p>
          </table:table-cell>
          <table:table-cell table:style-name="ce22" table:formula="of:=INDIRECT(&quot;R8C&quot;&amp;COLUMN();0)/INDIRECT(&quot;R&quot;&amp;ROW()&amp;&quot;C6&quot;;0)" office:value-type="float" office:value="0.035748031496063">
            <text:p>3.5748E-02</text:p>
          </table:table-cell>
          <table:table-cell table:style-name="ce22" table:formula="of:=INDIRECT(&quot;R8C&quot;&amp;COLUMN();0)/INDIRECT(&quot;R&quot;&amp;ROW()&amp;&quot;C6&quot;;0)" office:value-type="float" office:value="0.0318110236220472">
            <text:p>3.1811E-02</text:p>
          </table:table-cell>
          <table:table-cell table:style-name="ce22" table:formula="of:=INDIRECT(&quot;R8C&quot;&amp;COLUMN();0)/INDIRECT(&quot;R&quot;&amp;ROW()&amp;&quot;C6&quot;;0)" office:value-type="float" office:value="0.0283464566929134">
            <text:p>2.8346E-02</text:p>
          </table:table-cell>
          <table:table-cell table:style-name="ce22" table:formula="of:=INDIRECT(&quot;R8C&quot;&amp;COLUMN();0)/INDIRECT(&quot;R&quot;&amp;ROW()&amp;&quot;C6&quot;;0)" office:value-type="float" office:value="0.0251968503937008">
            <text:p>2.5197E-02</text:p>
          </table:table-cell>
          <table:table-cell table:style-name="ce22" table:formula="of:=INDIRECT(&quot;R8C&quot;&amp;COLUMN();0)/INDIRECT(&quot;R&quot;&amp;ROW()&amp;&quot;C6&quot;;0)" office:value-type="float" office:value="0.0225196850393701">
            <text:p>2.2520E-02</text:p>
          </table:table-cell>
          <table:table-cell table:style-name="ce22" table:formula="of:=INDIRECT(&quot;R8C&quot;&amp;COLUMN();0)/INDIRECT(&quot;R&quot;&amp;ROW()&amp;&quot;C6&quot;;0)" office:value-type="float" office:value="0.02">
            <text:p>2.0000E-02</text:p>
          </table:table-cell>
          <table:table-cell table:style-name="ce22" table:formula="of:=INDIRECT(&quot;R8C&quot;&amp;COLUMN();0)/INDIRECT(&quot;R&quot;&amp;ROW()&amp;&quot;C6&quot;;0)" office:value-type="float" office:value="0.0177952755905512">
            <text:p>1.7795E-02</text:p>
          </table:table-cell>
          <table:table-cell table:style-name="ce22" table:formula="of:=INDIRECT(&quot;R8C&quot;&amp;COLUMN();0)/INDIRECT(&quot;R&quot;&amp;ROW()&amp;&quot;C6&quot;;0)" office:value-type="float" office:value="0.0159055118110236">
            <text:p>1.5906E-02</text:p>
          </table:table-cell>
          <table:table-cell table:style-name="ce22" table:formula="of:=INDIRECT(&quot;R8C&quot;&amp;COLUMN();0)/INDIRECT(&quot;R&quot;&amp;ROW()&amp;&quot;C6&quot;;0)" office:value-type="float" office:value="0.0141259842519685">
            <text:p>1.4126E-02</text:p>
          </table:table-cell>
          <table:table-cell table:style-name="ce22" table:formula="of:=INDIRECT(&quot;R8C&quot;&amp;COLUMN();0)/INDIRECT(&quot;R&quot;&amp;ROW()&amp;&quot;C6&quot;;0)" office:value-type="float" office:value="0.0125826771653543">
            <text:p>1.2583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3])+1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0.2294">
            <text:p>0.2294</text:p>
          </table:table-cell>
          <table:table-cell table:style-name="ce13" office:value-type="float" office:value="5.827">
            <text:p>5.8270</text:p>
          </table:table-cell>
          <table:table-cell table:style-name="ce14" table:formula="of:=[.D34]/2" office:value-type="float" office:value="2.9135">
            <text:p>2.9135</text:p>
          </table:table-cell>
          <table:table-cell table:style-name="ce16" table:formula="of:=pi*[.D34]" office:value-type="float" office:value="18.3060603924677">
            <text:p>18.306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3.0770550883817">
            <text:p>1.3077E+01</text:p>
          </table:table-cell>
          <table:table-cell table:style-name="ce22" table:formula="of:=INDIRECT(&quot;R8C&quot;&amp;COLUMN();0)/INDIRECT(&quot;R&quot;&amp;ROW()&amp;&quot;C6&quot;;0)" office:value-type="float" office:value="10.8975459069847">
            <text:p>1.0898E+01</text:p>
          </table:table-cell>
          <table:table-cell table:style-name="ce22" table:formula="of:=INDIRECT(&quot;R8C&quot;&amp;COLUMN();0)/INDIRECT(&quot;R&quot;&amp;ROW()&amp;&quot;C6&quot;;0)" office:value-type="float" office:value="9.80779131628625">
            <text:p>9.8078E+00</text:p>
          </table:table-cell>
          <table:table-cell table:style-name="ce22" table:formula="of:=INDIRECT(&quot;R8C&quot;&amp;COLUMN();0)/INDIRECT(&quot;R&quot;&amp;ROW()&amp;&quot;C6&quot;;0)" office:value-type="float" office:value="8.71803672558778">
            <text:p>8.7180E+00</text:p>
          </table:table-cell>
          <table:table-cell table:style-name="ce22" table:formula="of:=INDIRECT(&quot;R8C&quot;&amp;COLUMN();0)/INDIRECT(&quot;R&quot;&amp;ROW()&amp;&quot;C6&quot;;0)" office:value-type="float" office:value="7.62828213488931">
            <text:p>7.6283E+00</text:p>
          </table:table-cell>
          <table:table-cell table:style-name="ce22" table:formula="of:=INDIRECT(&quot;R8C&quot;&amp;COLUMN();0)/INDIRECT(&quot;R&quot;&amp;ROW()&amp;&quot;C6&quot;;0)" office:value-type="float" office:value="7.08340483954007">
            <text:p>7.0834E+00</text:p>
          </table:table-cell>
          <table:table-cell table:style-name="ce22" table:formula="of:=INDIRECT(&quot;R8C&quot;&amp;COLUMN();0)/INDIRECT(&quot;R&quot;&amp;ROW()&amp;&quot;C6&quot;;0)" office:value-type="float" office:value="6.53852754419084">
            <text:p>6.5385E+00</text:p>
          </table:table-cell>
          <table:table-cell table:style-name="ce22" table:formula="of:=INDIRECT(&quot;R8C&quot;&amp;COLUMN();0)/INDIRECT(&quot;R&quot;&amp;ROW()&amp;&quot;C6&quot;;0)" office:value-type="float" office:value="5.9936502488416">
            <text:p>5.9937E+00</text:p>
          </table:table-cell>
          <table:table-cell table:style-name="ce22" table:formula="of:=INDIRECT(&quot;R8C&quot;&amp;COLUMN();0)/INDIRECT(&quot;R&quot;&amp;ROW()&amp;&quot;C6&quot;;0)" office:value-type="float" office:value="5.44877295349236">
            <text:p>5.4488E+00</text:p>
          </table:table-cell>
          <table:table-cell table:style-name="ce22" table:formula="of:=INDIRECT(&quot;R8C&quot;&amp;COLUMN();0)/INDIRECT(&quot;R&quot;&amp;ROW()&amp;&quot;C6&quot;;0)" office:value-type="float" office:value="4.35901836279389">
            <text:p>4.3590E+00</text:p>
          </table:table-cell>
          <table:table-cell table:style-name="ce22" table:formula="of:=INDIRECT(&quot;R8C&quot;&amp;COLUMN();0)/INDIRECT(&quot;R&quot;&amp;ROW()&amp;&quot;C6&quot;;0)" office:value-type="float" office:value="3.81414106744465">
            <text:p>3.8141E+00</text:p>
          </table:table-cell>
          <table:table-cell table:style-name="ce22" table:formula="of:=INDIRECT(&quot;R8C&quot;&amp;COLUMN();0)/INDIRECT(&quot;R&quot;&amp;ROW()&amp;&quot;C6&quot;;0)" office:value-type="float" office:value="3.54170241977004">
            <text:p>3.5417E+00</text:p>
          </table:table-cell>
          <table:table-cell table:style-name="ce22" table:formula="of:=INDIRECT(&quot;R8C&quot;&amp;COLUMN();0)/INDIRECT(&quot;R&quot;&amp;ROW()&amp;&quot;C6&quot;;0)" office:value-type="float" office:value="3.26926377209542">
            <text:p>3.2693E+00</text:p>
          </table:table-cell>
          <table:table-cell table:style-name="ce22" table:formula="of:=INDIRECT(&quot;R8C&quot;&amp;COLUMN();0)/INDIRECT(&quot;R&quot;&amp;ROW()&amp;&quot;C6&quot;;0)" office:value-type="float" office:value="2.72438647674618">
            <text:p>2.7244E+00</text:p>
          </table:table-cell>
          <table:table-cell table:style-name="ce22" table:formula="of:=INDIRECT(&quot;R8C&quot;&amp;COLUMN();0)/INDIRECT(&quot;R&quot;&amp;ROW()&amp;&quot;C6&quot;;0)" office:value-type="float" office:value="2.17950918139694">
            <text:p>2.1795E+00</text:p>
          </table:table-cell>
          <table:table-cell table:style-name="ce22" table:formula="of:=INDIRECT(&quot;R8C&quot;&amp;COLUMN();0)/INDIRECT(&quot;R&quot;&amp;ROW()&amp;&quot;C6&quot;;0)" office:value-type="float" office:value="2.00514844688519">
            <text:p>2.0051E+00</text:p>
          </table:table-cell>
          <table:table-cell table:style-name="ce22" table:formula="of:=INDIRECT(&quot;R8C&quot;&amp;COLUMN();0)/INDIRECT(&quot;R&quot;&amp;ROW()&amp;&quot;C6&quot;;0)" office:value-type="float" office:value="1.78548137978377">
            <text:p>1.7855E+00</text:p>
          </table:table-cell>
          <table:table-cell table:style-name="ce22" table:formula="of:=INDIRECT(&quot;R8C&quot;&amp;COLUMN();0)/INDIRECT(&quot;R&quot;&amp;ROW()&amp;&quot;C6&quot;;0)" office:value-type="float" office:value="1.63463188604771">
            <text:p>1.6346E+00</text:p>
          </table:table-cell>
          <table:table-cell table:style-name="ce22" table:formula="of:=INDIRECT(&quot;R8C&quot;&amp;COLUMN();0)/INDIRECT(&quot;R&quot;&amp;ROW()&amp;&quot;C6&quot;;0)" office:value-type="float" office:value="1.59018362793891">
            <text:p>1.5902E+00</text:p>
          </table:table-cell>
          <table:table-cell table:style-name="ce22" table:formula="of:=INDIRECT(&quot;R8C&quot;&amp;COLUMN();0)/INDIRECT(&quot;R&quot;&amp;ROW()&amp;&quot;C6&quot;;0)" office:value-type="float" office:value="1.4161661232195">
            <text:p>1.4162E+00</text:p>
          </table:table-cell>
          <table:table-cell table:style-name="ce22" table:formula="of:=INDIRECT(&quot;R8C&quot;&amp;COLUMN();0)/INDIRECT(&quot;R&quot;&amp;ROW()&amp;&quot;C6&quot;;0)" office:value-type="float" office:value="1.36219323837309">
            <text:p>1.3622E+00</text:p>
          </table:table-cell>
          <table:table-cell table:style-name="ce22" table:formula="of:=INDIRECT(&quot;R8C&quot;&amp;COLUMN();0)/INDIRECT(&quot;R&quot;&amp;ROW()&amp;&quot;C6&quot;;0)" office:value-type="float" office:value="1.26102625707911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304788055603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.08975459069847">
            <text:p>1.089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09696241634">
            <text:p>8.9051E-01</text:p>
          </table:table-cell>
          <table:table-cell table:style-name="ce22" table:formula="of:=INDIRECT(&quot;R8C&quot;&amp;COLUMN();0)/INDIRECT(&quot;R&quot;&amp;ROW()&amp;&quot;C6&quot;;0)" office:value-type="float" office:value="0.817315943023854">
            <text:p>8.1732E-01</text:p>
          </table:table-cell>
          <table:table-cell table:style-name="ce22" table:formula="of:=INDIRECT(&quot;R8C&quot;&amp;COLUMN();0)/INDIRECT(&quot;R&quot;&amp;ROW()&amp;&quot;C6&quot;;0)" office:value-type="float" office:value="0.793032435215377">
            <text:p>7.9303E-01</text:p>
          </table:table-cell>
          <table:table-cell table:style-name="ce22" table:formula="of:=INDIRECT(&quot;R8C&quot;&amp;COLUMN();0)/INDIRECT(&quot;R&quot;&amp;ROW()&amp;&quot;C6&quot;;0)" office:value-type="float" office:value="0.706195297751845">
            <text:p>7.0620E-01</text:p>
          </table:table-cell>
          <table:table-cell table:style-name="ce22" table:formula="of:=INDIRECT(&quot;R8C&quot;&amp;COLUMN();0)/INDIRECT(&quot;R&quot;&amp;ROW()&amp;&quot;C6&quot;;0)" office:value-type="float" office:value="0.628968594474">
            <text:p>6.2897E-01</text:p>
          </table:table-cell>
          <table:table-cell table:style-name="ce22" table:formula="of:=INDIRECT(&quot;R8C&quot;&amp;COLUMN();0)/INDIRECT(&quot;R&quot;&amp;ROW()&amp;&quot;C6&quot;;0)" office:value-type="float" office:value="0.560151021108632">
            <text:p>5.6015E-01</text:p>
          </table:table-cell>
          <table:table-cell table:style-name="ce22" table:formula="of:=INDIRECT(&quot;R8C&quot;&amp;COLUMN();0)/INDIRECT(&quot;R&quot;&amp;ROW()&amp;&quot;C6&quot;;0)" office:value-type="float" office:value="0.498712888278703">
            <text:p>4.9871E-01</text:p>
          </table:table-cell>
          <table:table-cell table:style-name="ce22" table:formula="of:=INDIRECT(&quot;R8C&quot;&amp;COLUMN();0)/INDIRECT(&quot;R&quot;&amp;ROW()&amp;&quot;C6&quot;;0)" office:value-type="float" office:value="0.444139351295692">
            <text:p>4.4414E-01</text:p>
          </table:table-cell>
          <table:table-cell table:style-name="ce22" table:formula="of:=INDIRECT(&quot;R8C&quot;&amp;COLUMN();0)/INDIRECT(&quot;R&quot;&amp;ROW()&amp;&quot;C6&quot;;0)" office:value-type="float" office:value="0.395572335678737">
            <text:p>3.9557E-01</text:p>
          </table:table-cell>
          <table:table-cell table:style-name="ce22" table:formula="of:=INDIRECT(&quot;R8C&quot;&amp;COLUMN();0)/INDIRECT(&quot;R&quot;&amp;ROW()&amp;&quot;C6&quot;;0)" office:value-type="float" office:value="0.352325381843144">
            <text:p>3.5233E-01</text:p>
          </table:table-cell>
          <table:table-cell table:style-name="ce22" table:formula="of:=INDIRECT(&quot;R8C&quot;&amp;COLUMN();0)/INDIRECT(&quot;R&quot;&amp;ROW()&amp;&quot;C6&quot;;0)" office:value-type="float" office:value="0.313712030204222">
            <text:p>3.1371E-01</text:p>
          </table:table-cell>
          <table:table-cell table:style-name="ce22" table:formula="of:=INDIRECT(&quot;R8C&quot;&amp;COLUMN();0)/INDIRECT(&quot;R&quot;&amp;ROW()&amp;&quot;C6&quot;;0)" office:value-type="float" office:value="0.279389050969624">
            <text:p>2.7939E-01</text:p>
          </table:table-cell>
          <table:table-cell table:style-name="ce22" table:formula="of:=INDIRECT(&quot;R8C&quot;&amp;COLUMN();0)/INDIRECT(&quot;R&quot;&amp;ROW()&amp;&quot;C6&quot;;0)" office:value-type="float" office:value="0.248841599450832">
            <text:p>2.4884E-01</text:p>
          </table:table-cell>
          <table:table-cell table:style-name="ce22" table:formula="of:=INDIRECT(&quot;R8C&quot;&amp;COLUMN();0)/INDIRECT(&quot;R&quot;&amp;ROW()&amp;&quot;C6&quot;;0)" office:value-type="float" office:value="0.221554830959327">
            <text:p>2.2155E-01</text:p>
          </table:table-cell>
          <table:table-cell table:style-name="ce22" table:formula="of:=INDIRECT(&quot;R8C&quot;&amp;COLUMN();0)/INDIRECT(&quot;R&quot;&amp;ROW()&amp;&quot;C6&quot;;0)" office:value-type="float" office:value="0.197357130598936">
            <text:p>1.9736E-01</text:p>
          </table:table-cell>
          <table:table-cell table:style-name="ce22" table:formula="of:=INDIRECT(&quot;R8C&quot;&amp;COLUMN();0)/INDIRECT(&quot;R&quot;&amp;ROW()&amp;&quot;C6&quot;;0)" office:value-type="float" office:value="0.17573365368114">
            <text:p>1.7573E-01</text:p>
          </table:table-cell>
          <table:table-cell table:style-name="ce22" table:formula="of:=INDIRECT(&quot;R8C&quot;&amp;COLUMN();0)/INDIRECT(&quot;R&quot;&amp;ROW()&amp;&quot;C6&quot;;0)" office:value-type="float" office:value="0.156512785309765">
            <text:p>1.5651E-01</text:p>
          </table:table-cell>
          <table:table-cell table:style-name="ce22" table:formula="of:=INDIRECT(&quot;R8C&quot;&amp;COLUMN();0)/INDIRECT(&quot;R&quot;&amp;ROW()&amp;&quot;C6&quot;;0)" office:value-type="float" office:value="0.139351295692466">
            <text:p>1.3935E-01</text:p>
          </table:table-cell>
          <table:table-cell table:style-name="ce22" table:formula="of:=INDIRECT(&quot;R8C&quot;&amp;COLUMN();0)/INDIRECT(&quot;R&quot;&amp;ROW()&amp;&quot;C6&quot;;0)" office:value-type="float" office:value="0.12407756993307">
            <text:p>1.2408E-01</text:p>
          </table:table-cell>
          <table:table-cell table:style-name="ce22" table:formula="of:=INDIRECT(&quot;R8C&quot;&amp;COLUMN();0)/INDIRECT(&quot;R&quot;&amp;ROW()&amp;&quot;C6&quot;;0)" office:value-type="float" office:value="0.110519993135404">
            <text:p>1.1052E-01</text:p>
          </table:table-cell>
          <table:table-cell table:style-name="ce22" table:formula="of:=INDIRECT(&quot;R8C&quot;&amp;COLUMN();0)/INDIRECT(&quot;R&quot;&amp;ROW()&amp;&quot;C6&quot;;0)" office:value-type="float" office:value="0.098335335507122">
            <text:p>9.8335E-02</text:p>
          </table:table-cell>
          <table:table-cell table:style-name="ce22" table:formula="of:=INDIRECT(&quot;R8C&quot;&amp;COLUMN();0)/INDIRECT(&quot;R&quot;&amp;ROW()&amp;&quot;C6&quot;;0)" office:value-type="float" office:value="0.0876952119443968">
            <text:p>8.7695E-02</text:p>
          </table:table-cell>
          <table:table-cell table:style-name="ce22" table:formula="of:=INDIRECT(&quot;R8C&quot;&amp;COLUMN();0)/INDIRECT(&quot;R&quot;&amp;ROW()&amp;&quot;C6&quot;;0)" office:value-type="float" office:value="0.0780847777587095">
            <text:p>7.8085E-02</text:p>
          </table:table-cell>
          <table:table-cell table:style-name="ce22" table:formula="of:=INDIRECT(&quot;R8C&quot;&amp;COLUMN();0)/INDIRECT(&quot;R&quot;&amp;ROW()&amp;&quot;C6&quot;;0)" office:value-type="float" office:value="0.0695040329500601">
            <text:p>6.9504E-02</text:p>
          </table:table-cell>
          <table:table-cell table:style-name="ce22" table:formula="of:=INDIRECT(&quot;R8C&quot;&amp;COLUMN();0)/INDIRECT(&quot;R&quot;&amp;ROW()&amp;&quot;C6&quot;;0)" office:value-type="float" office:value="0.0619529775184486">
            <text:p>6.1953E-02</text:p>
          </table:table-cell>
          <table:table-cell table:style-name="ce22" table:formula="of:=INDIRECT(&quot;R8C&quot;&amp;COLUMN();0)/INDIRECT(&quot;R&quot;&amp;ROW()&amp;&quot;C6&quot;;0)" office:value-type="float" office:value="0.0550883816715291">
            <text:p>5.5088E-02</text:p>
          </table:table-cell>
          <table:table-cell table:style-name="ce22" table:formula="of:=INDIRECT(&quot;R8C&quot;&amp;COLUMN();0)/INDIRECT(&quot;R&quot;&amp;ROW()&amp;&quot;C6&quot;;0)" office:value-type="float" office:value="0.0490818603054745">
            <text:p>4.9082E-02</text:p>
          </table:table-cell>
          <table:table-cell table:style-name="ce22" table:formula="of:=INDIRECT(&quot;R8C&quot;&amp;COLUMN();0)/INDIRECT(&quot;R&quot;&amp;ROW()&amp;&quot;C6&quot;;0)" office:value-type="float" office:value="0.0437617985241119">
            <text:p>4.3762E-02</text:p>
          </table:table-cell>
          <table:table-cell table:style-name="ce22" table:formula="of:=INDIRECT(&quot;R8C&quot;&amp;COLUMN();0)/INDIRECT(&quot;R&quot;&amp;ROW()&amp;&quot;C6&quot;;0)" office:value-type="float" office:value="0.0389565814312682">
            <text:p>3.8957E-02</text:p>
          </table:table-cell>
          <table:table-cell table:style-name="ce22" table:formula="of:=INDIRECT(&quot;R8C&quot;&amp;COLUMN();0)/INDIRECT(&quot;R&quot;&amp;ROW()&amp;&quot;C6&quot;;0)" office:value-type="float" office:value="0.0346662090269435">
            <text:p>3.4666E-02</text:p>
          </table:table-cell>
          <table:table-cell table:style-name="ce22" table:formula="of:=INDIRECT(&quot;R8C&quot;&amp;COLUMN();0)/INDIRECT(&quot;R&quot;&amp;ROW()&amp;&quot;C6&quot;;0)" office:value-type="float" office:value="0.0308906813111378">
            <text:p>3.0891E-02</text:p>
          </table:table-cell>
          <table:table-cell table:style-name="ce22" table:formula="of:=INDIRECT(&quot;R8C&quot;&amp;COLUMN();0)/INDIRECT(&quot;R&quot;&amp;ROW()&amp;&quot;C6&quot;;0)" office:value-type="float" office:value="0.027458383387678">
            <text:p>2.7458E-02</text:p>
          </table:table-cell>
          <table:table-cell table:style-name="ce22" table:formula="of:=INDIRECT(&quot;R8C&quot;&amp;COLUMN();0)/INDIRECT(&quot;R&quot;&amp;ROW()&amp;&quot;C6&quot;;0)" office:value-type="float" office:value="0.0245409301527373">
            <text:p>2.4541E-02</text:p>
          </table:table-cell>
          <table:table-cell table:style-name="ce22" table:formula="of:=INDIRECT(&quot;R8C&quot;&amp;COLUMN();0)/INDIRECT(&quot;R&quot;&amp;ROW()&amp;&quot;C6&quot;;0)" office:value-type="float" office:value="0.0217950918139695">
            <text:p>2.1795E-02</text:p>
          </table:table-cell>
          <table:table-cell table:style-name="ce22" table:formula="of:=INDIRECT(&quot;R8C&quot;&amp;COLUMN();0)/INDIRECT(&quot;R&quot;&amp;ROW()&amp;&quot;C6&quot;;0)" office:value-type="float" office:value="0.0193924832675476">
            <text:p>1.9392E-02</text:p>
          </table:table-cell>
          <table:table-cell table:style-name="ce22" table:formula="of:=INDIRECT(&quot;R8C&quot;&amp;COLUMN();0)/INDIRECT(&quot;R&quot;&amp;ROW()&amp;&quot;C6&quot;;0)" office:value-type="float" office:value="0.0173331045134718">
            <text:p>1.7333E-02</text:p>
          </table:table-cell>
          <table:table-cell table:style-name="ce22" table:formula="of:=INDIRECT(&quot;R8C&quot;&amp;COLUMN();0)/INDIRECT(&quot;R&quot;&amp;ROW()&amp;&quot;C6&quot;;0)" office:value-type="float" office:value="0.015393856186717">
            <text:p>1.5394E-02</text:p>
          </table:table-cell>
          <table:table-cell table:style-name="ce22" table:formula="of:=INDIRECT(&quot;R8C&quot;&amp;COLUMN();0)/INDIRECT(&quot;R&quot;&amp;ROW()&amp;&quot;C6&quot;;0)" office:value-type="float" office:value="0.0137120302042217">
            <text:p>1.3712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4])+1"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0.2043">
            <text:p>0.2043</text:p>
          </table:table-cell>
          <table:table-cell table:style-name="ce13" office:value-type="float" office:value="5.189">
            <text:p>5.1890</text:p>
          </table:table-cell>
          <table:table-cell table:style-name="ce14" table:formula="of:=[.D35]/2" office:value-type="float" office:value="2.5945">
            <text:p>2.5945</text:p>
          </table:table-cell>
          <table:table-cell table:style-name="ce16" table:formula="of:=pi*[.D35]" office:value-type="float" office:value="16.3017242794774">
            <text:p>16.301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4.6849103873579">
            <text:p>1.4685E+01</text:p>
          </table:table-cell>
          <table:table-cell table:style-name="ce22" table:formula="of:=INDIRECT(&quot;R8C&quot;&amp;COLUMN();0)/INDIRECT(&quot;R&quot;&amp;ROW()&amp;&quot;C6&quot;;0)" office:value-type="float" office:value="12.2374253227982">
            <text:p>1.2237E+01</text:p>
          </table:table-cell>
          <table:table-cell table:style-name="ce22" table:formula="of:=INDIRECT(&quot;R8C&quot;&amp;COLUMN();0)/INDIRECT(&quot;R&quot;&amp;ROW()&amp;&quot;C6&quot;;0)" office:value-type="float" office:value="11.0136827905184">
            <text:p>1.1014E+01</text:p>
          </table:table-cell>
          <table:table-cell table:style-name="ce22" table:formula="of:=INDIRECT(&quot;R8C&quot;&amp;COLUMN();0)/INDIRECT(&quot;R&quot;&amp;ROW()&amp;&quot;C6&quot;;0)" office:value-type="float" office:value="9.78994025823858">
            <text:p>9.7899E+00</text:p>
          </table:table-cell>
          <table:table-cell table:style-name="ce22" table:formula="of:=INDIRECT(&quot;R8C&quot;&amp;COLUMN();0)/INDIRECT(&quot;R&quot;&amp;ROW()&amp;&quot;C6&quot;;0)" office:value-type="float" office:value="8.56619772595876">
            <text:p>8.5662E+00</text:p>
          </table:table-cell>
          <table:table-cell table:style-name="ce22" table:formula="of:=INDIRECT(&quot;R8C&quot;&amp;COLUMN();0)/INDIRECT(&quot;R&quot;&amp;ROW()&amp;&quot;C6&quot;;0)" office:value-type="float" office:value="7.95432645981885">
            <text:p>7.9543E+00</text:p>
          </table:table-cell>
          <table:table-cell table:style-name="ce22" table:formula="of:=INDIRECT(&quot;R8C&quot;&amp;COLUMN();0)/INDIRECT(&quot;R&quot;&amp;ROW()&amp;&quot;C6&quot;;0)" office:value-type="float" office:value="7.34245519367894">
            <text:p>7.3425E+00</text:p>
          </table:table-cell>
          <table:table-cell table:style-name="ce22" table:formula="of:=INDIRECT(&quot;R8C&quot;&amp;COLUMN();0)/INDIRECT(&quot;R&quot;&amp;ROW()&amp;&quot;C6&quot;;0)" office:value-type="float" office:value="6.73058392753902">
            <text:p>6.7306E+00</text:p>
          </table:table-cell>
          <table:table-cell table:style-name="ce22" table:formula="of:=INDIRECT(&quot;R8C&quot;&amp;COLUMN();0)/INDIRECT(&quot;R&quot;&amp;ROW()&amp;&quot;C6&quot;;0)" office:value-type="float" office:value="6.11871266139911">
            <text:p>6.1187E+00</text:p>
          </table:table-cell>
          <table:table-cell table:style-name="ce22" table:formula="of:=INDIRECT(&quot;R8C&quot;&amp;COLUMN();0)/INDIRECT(&quot;R&quot;&amp;ROW()&amp;&quot;C6&quot;;0)" office:value-type="float" office:value="4.89497012911929">
            <text:p>4.8950E+00</text:p>
          </table:table-cell>
          <table:table-cell table:style-name="ce22" table:formula="of:=INDIRECT(&quot;R8C&quot;&amp;COLUMN();0)/INDIRECT(&quot;R&quot;&amp;ROW()&amp;&quot;C6&quot;;0)" office:value-type="float" office:value="4.28309886297938">
            <text:p>4.2831E+00</text:p>
          </table:table-cell>
          <table:table-cell table:style-name="ce22" table:formula="of:=INDIRECT(&quot;R8C&quot;&amp;COLUMN();0)/INDIRECT(&quot;R&quot;&amp;ROW()&amp;&quot;C6&quot;;0)" office:value-type="float" office:value="3.97716322990942">
            <text:p>3.9772E+00</text:p>
          </table:table-cell>
          <table:table-cell table:style-name="ce22" table:formula="of:=INDIRECT(&quot;R8C&quot;&amp;COLUMN();0)/INDIRECT(&quot;R&quot;&amp;ROW()&amp;&quot;C6&quot;;0)" office:value-type="float" office:value="3.67122759683947">
            <text:p>3.6712E+00</text:p>
          </table:table-cell>
          <table:table-cell table:style-name="ce22" table:formula="of:=INDIRECT(&quot;R8C&quot;&amp;COLUMN();0)/INDIRECT(&quot;R&quot;&amp;ROW()&amp;&quot;C6&quot;;0)" office:value-type="float" office:value="3.05935633069956">
            <text:p>3.0594E+00</text:p>
          </table:table-cell>
          <table:table-cell table:style-name="ce22" table:formula="of:=INDIRECT(&quot;R8C&quot;&amp;COLUMN();0)/INDIRECT(&quot;R&quot;&amp;ROW()&amp;&quot;C6&quot;;0)" office:value-type="float" office:value="2.44748506455964">
            <text:p>2.4475E+00</text:p>
          </table:table-cell>
          <table:table-cell table:style-name="ce22" table:formula="of:=INDIRECT(&quot;R8C&quot;&amp;COLUMN();0)/INDIRECT(&quot;R&quot;&amp;ROW()&amp;&quot;C6&quot;;0)" office:value-type="float" office:value="2.25168625939487">
            <text:p>2.2517E+00</text:p>
          </table:table-cell>
          <table:table-cell table:style-name="ce22" table:formula="of:=INDIRECT(&quot;R8C&quot;&amp;COLUMN();0)/INDIRECT(&quot;R&quot;&amp;ROW()&amp;&quot;C6&quot;;0)" office:value-type="float" office:value="2.00501059934477">
            <text:p>2.0050E+00</text:p>
          </table:table-cell>
          <table:table-cell table:style-name="ce22" table:formula="of:=INDIRECT(&quot;R8C&quot;&amp;COLUMN();0)/INDIRECT(&quot;R&quot;&amp;ROW()&amp;&quot;C6&quot;;0)" office:value-type="float" office:value="1.83561379841973">
            <text:p>1.8356E+00</text:p>
          </table:table-cell>
          <table:table-cell table:style-name="ce22" table:formula="of:=INDIRECT(&quot;R8C&quot;&amp;COLUMN();0)/INDIRECT(&quot;R&quot;&amp;ROW()&amp;&quot;C6&quot;;0)" office:value-type="float" office:value="1.78570052033147">
            <text:p>1.7857E+00</text:p>
          </table:table-cell>
          <table:table-cell table:style-name="ce22" table:formula="of:=INDIRECT(&quot;R8C&quot;&amp;COLUMN();0)/INDIRECT(&quot;R&quot;&amp;ROW()&amp;&quot;C6&quot;;0)" office:value-type="float" office:value="1.59028714588553">
            <text:p>1.5903E+00</text:p>
          </table:table-cell>
          <table:table-cell table:style-name="ce22" table:formula="of:=INDIRECT(&quot;R8C&quot;&amp;COLUMN();0)/INDIRECT(&quot;R&quot;&amp;ROW()&amp;&quot;C6&quot;;0)" office:value-type="float" office:value="1.52967816534978">
            <text:p>1.5297E+00</text:p>
          </table:table-cell>
          <table:table-cell table:style-name="ce22" table:formula="of:=INDIRECT(&quot;R8C&quot;&amp;COLUMN();0)/INDIRECT(&quot;R&quot;&amp;ROW()&amp;&quot;C6&quot;;0)" office:value-type="float" office:value="1.41607246097514">
            <text:p>1.4161E+00</text:p>
          </table:table-cell>
          <table:table-cell table:style-name="ce22" table:formula="of:=INDIRECT(&quot;R8C&quot;&amp;COLUMN();0)/INDIRECT(&quot;R&quot;&amp;ROW()&amp;&quot;C6&quot;;0)" office:value-type="float" office:value="1.26112931200617">
            <text:p>1.2611E+00</text:p>
          </table:table-cell>
          <table:table-cell table:style-name="ce22" table:formula="of:=INDIRECT(&quot;R8C&quot;&amp;COLUMN();0)/INDIRECT(&quot;R&quot;&amp;ROW()&amp;&quot;C6&quot;;0)" office:value-type="float" office:value="1.22374253227982">
            <text:p>1.2237E+00</text:p>
          </table:table-cell>
          <table:table-cell table:style-name="ce22" table:formula="of:=INDIRECT(&quot;R8C&quot;&amp;COLUMN();0)/INDIRECT(&quot;R&quot;&amp;ROW()&amp;&quot;C6&quot;;0)" office:value-type="float" office:value="1.12295239930623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17806899209867">
            <text:p>9.1781E-01</text:p>
          </table:table-cell>
          <table:table-cell table:style-name="ce22" table:formula="of:=INDIRECT(&quot;R8C&quot;&amp;COLUMN();0)/INDIRECT(&quot;R&quot;&amp;ROW()&amp;&quot;C6&quot;;0)" office:value-type="float" office:value="0.890537675852766">
            <text:p>8.9054E-01</text:p>
          </table:table-cell>
          <table:table-cell table:style-name="ce22" table:formula="of:=INDIRECT(&quot;R8C&quot;&amp;COLUMN();0)/INDIRECT(&quot;R&quot;&amp;ROW()&amp;&quot;C6&quot;;0)" office:value-type="float" office:value="0.793023703989208">
            <text:p>7.9302E-01</text:p>
          </table:table-cell>
          <table:table-cell table:style-name="ce22" table:formula="of:=INDIRECT(&quot;R8C&quot;&amp;COLUMN();0)/INDIRECT(&quot;R&quot;&amp;ROW()&amp;&quot;C6&quot;;0)" office:value-type="float" office:value="0.706301792252843">
            <text:p>7.0630E-01</text:p>
          </table:table-cell>
          <table:table-cell table:style-name="ce22" table:formula="of:=INDIRECT(&quot;R8C&quot;&amp;COLUMN();0)/INDIRECT(&quot;R&quot;&amp;ROW()&amp;&quot;C6&quot;;0)" office:value-type="float" office:value="0.62902293312777">
            <text:p>6.2902E-01</text:p>
          </table:table-cell>
          <table:table-cell table:style-name="ce22" table:formula="of:=INDIRECT(&quot;R8C&quot;&amp;COLUMN();0)/INDIRECT(&quot;R&quot;&amp;ROW()&amp;&quot;C6&quot;;0)" office:value-type="float" office:value="0.560030834457506">
            <text:p>5.6003E-01</text:p>
          </table:table-cell>
          <table:table-cell table:style-name="ce22" table:formula="of:=INDIRECT(&quot;R8C&quot;&amp;COLUMN();0)/INDIRECT(&quot;R&quot;&amp;ROW()&amp;&quot;C6&quot;;0)" office:value-type="float" office:value="0.498747350163808">
            <text:p>4.9875E-01</text:p>
          </table:table-cell>
          <table:table-cell table:style-name="ce22" table:formula="of:=INDIRECT(&quot;R8C&quot;&amp;COLUMN();0)/INDIRECT(&quot;R&quot;&amp;ROW()&amp;&quot;C6&quot;;0)" office:value-type="float" office:value="0.444208903449605">
            <text:p>4.4421E-01</text:p>
          </table:table-cell>
          <table:table-cell table:style-name="ce22" table:formula="of:=INDIRECT(&quot;R8C&quot;&amp;COLUMN();0)/INDIRECT(&quot;R&quot;&amp;ROW()&amp;&quot;C6&quot;;0)" office:value-type="float" office:value="0.39564463287724">
            <text:p>3.9564E-01</text:p>
          </table:table-cell>
          <table:table-cell table:style-name="ce22" table:formula="of:=INDIRECT(&quot;R8C&quot;&amp;COLUMN();0)/INDIRECT(&quot;R&quot;&amp;ROW()&amp;&quot;C6&quot;;0)" office:value-type="float" office:value="0.352283677009058">
            <text:p>3.5228E-01</text:p>
          </table:table-cell>
          <table:table-cell table:style-name="ce22" table:formula="of:=INDIRECT(&quot;R8C&quot;&amp;COLUMN();0)/INDIRECT(&quot;R&quot;&amp;ROW()&amp;&quot;C6&quot;;0)" office:value-type="float" office:value="0.313740605126229">
            <text:p>3.1374E-01</text:p>
          </table:table-cell>
          <table:table-cell table:style-name="ce22" table:formula="of:=INDIRECT(&quot;R8C&quot;&amp;COLUMN();0)/INDIRECT(&quot;R&quot;&amp;ROW()&amp;&quot;C6&quot;;0)" office:value-type="float" office:value="0.279437271150511">
            <text:p>2.7944E-01</text:p>
          </table:table-cell>
          <table:table-cell table:style-name="ce22" table:formula="of:=INDIRECT(&quot;R8C&quot;&amp;COLUMN();0)/INDIRECT(&quot;R&quot;&amp;ROW()&amp;&quot;C6&quot;;0)" office:value-type="float" office:value="0.248795529003662">
            <text:p>2.4880E-01</text:p>
          </table:table-cell>
          <table:table-cell table:style-name="ce22" table:formula="of:=INDIRECT(&quot;R8C&quot;&amp;COLUMN();0)/INDIRECT(&quot;R&quot;&amp;ROW()&amp;&quot;C6&quot;;0)" office:value-type="float" office:value="0.221622663326267">
            <text:p>2.2162E-01</text:p>
          </table:table-cell>
          <table:table-cell table:style-name="ce22" table:formula="of:=INDIRECT(&quot;R8C&quot;&amp;COLUMN();0)/INDIRECT(&quot;R&quot;&amp;ROW()&amp;&quot;C6&quot;;0)" office:value-type="float" office:value="0.197340528040085">
            <text:p>1.9734E-01</text:p>
          </table:table-cell>
          <table:table-cell table:style-name="ce22" table:formula="of:=INDIRECT(&quot;R8C&quot;&amp;COLUMN();0)/INDIRECT(&quot;R&quot;&amp;ROW()&amp;&quot;C6&quot;;0)" office:value-type="float" office:value="0.175756407785701">
            <text:p>1.7576E-01</text:p>
          </table:table-cell>
          <table:table-cell table:style-name="ce22" table:formula="of:=INDIRECT(&quot;R8C&quot;&amp;COLUMN();0)/INDIRECT(&quot;R&quot;&amp;ROW()&amp;&quot;C6&quot;;0)" office:value-type="float" office:value="0.156484871844286">
            <text:p>1.5648E-01</text:p>
          </table:table-cell>
          <table:table-cell table:style-name="ce22" table:formula="of:=INDIRECT(&quot;R8C&quot;&amp;COLUMN();0)/INDIRECT(&quot;R&quot;&amp;ROW()&amp;&quot;C6&quot;;0)" office:value-type="float" office:value="0.139333204856427">
            <text:p>1.3933E-01</text:p>
          </table:table-cell>
          <table:table-cell table:style-name="ce22" table:formula="of:=INDIRECT(&quot;R8C&quot;&amp;COLUMN();0)/INDIRECT(&quot;R&quot;&amp;ROW()&amp;&quot;C6&quot;;0)" office:value-type="float" office:value="0.12410869146271">
            <text:p>1.2411E-01</text:p>
          </table:table-cell>
          <table:table-cell table:style-name="ce22" table:formula="of:=INDIRECT(&quot;R8C&quot;&amp;COLUMN();0)/INDIRECT(&quot;R&quot;&amp;ROW()&amp;&quot;C6&quot;;0)" office:value-type="float" office:value="0.110425900944305">
            <text:p>1.1043E-01</text:p>
          </table:table-cell>
          <table:table-cell table:style-name="ce22" table:formula="of:=INDIRECT(&quot;R8C&quot;&amp;COLUMN();0)/INDIRECT(&quot;R&quot;&amp;ROW()&amp;&quot;C6&quot;;0)" office:value-type="float" office:value="0.0984775486606283">
            <text:p>9.8478E-02</text:p>
          </table:table-cell>
          <table:table-cell table:style-name="ce22" table:formula="of:=INDIRECT(&quot;R8C&quot;&amp;COLUMN();0)/INDIRECT(&quot;R&quot;&amp;ROW()&amp;&quot;C6&quot;;0)" office:value-type="float" office:value="0.0876854885334361">
            <text:p>8.7685E-02</text:p>
          </table:table-cell>
          <table:table-cell table:style-name="ce22" table:formula="of:=INDIRECT(&quot;R8C&quot;&amp;COLUMN();0)/INDIRECT(&quot;R&quot;&amp;ROW()&amp;&quot;C6&quot;;0)" office:value-type="float" office:value="0.0780497205627289">
            <text:p>7.8050E-02</text:p>
          </table:table-cell>
          <table:table-cell table:style-name="ce22" table:formula="of:=INDIRECT(&quot;R8C&quot;&amp;COLUMN();0)/INDIRECT(&quot;R&quot;&amp;ROW()&amp;&quot;C6&quot;;0)" office:value-type="float" office:value="0.0695702447485065">
            <text:p>6.9570E-02</text:p>
          </table:table-cell>
          <table:table-cell table:style-name="ce22" table:formula="of:=INDIRECT(&quot;R8C&quot;&amp;COLUMN();0)/INDIRECT(&quot;R&quot;&amp;ROW()&amp;&quot;C6&quot;;0)" office:value-type="float" office:value="0.0618616303719406">
            <text:p>6.1862E-02</text:p>
          </table:table-cell>
          <table:table-cell table:style-name="ce22" table:formula="of:=INDIRECT(&quot;R8C&quot;&amp;COLUMN();0)/INDIRECT(&quot;R&quot;&amp;ROW()&amp;&quot;C6&quot;;0)" office:value-type="float" office:value="0.0551165927924456">
            <text:p>5.5117E-02</text:p>
          </table:table-cell>
          <table:table-cell table:style-name="ce22" table:formula="of:=INDIRECT(&quot;R8C&quot;&amp;COLUMN();0)/INDIRECT(&quot;R&quot;&amp;ROW()&amp;&quot;C6&quot;;0)" office:value-type="float" office:value="0.0491424166506071">
            <text:p>4.9142E-02</text:p>
          </table:table-cell>
          <table:table-cell table:style-name="ce22" table:formula="of:=INDIRECT(&quot;R8C&quot;&amp;COLUMN();0)/INDIRECT(&quot;R&quot;&amp;ROW()&amp;&quot;C6&quot;;0)" office:value-type="float" office:value="0.043746386587011">
            <text:p>4.3746E-02</text:p>
          </table:table-cell>
          <table:table-cell table:style-name="ce22" table:formula="of:=INDIRECT(&quot;R8C&quot;&amp;COLUMN();0)/INDIRECT(&quot;R&quot;&amp;ROW()&amp;&quot;C6&quot;;0)" office:value-type="float" office:value="0.0389285026016574">
            <text:p>3.8929E-02</text:p>
          </table:table-cell>
          <table:table-cell table:style-name="ce22" table:formula="of:=INDIRECT(&quot;R8C&quot;&amp;COLUMN();0)/INDIRECT(&quot;R&quot;&amp;ROW()&amp;&quot;C6&quot;;0)" office:value-type="float" office:value="0.0346887646945462">
            <text:p>3.4689E-02</text:p>
          </table:table-cell>
          <table:table-cell table:style-name="ce22" table:formula="of:=INDIRECT(&quot;R8C&quot;&amp;COLUMN();0)/INDIRECT(&quot;R&quot;&amp;ROW()&amp;&quot;C6&quot;;0)" office:value-type="float" office:value="0.0308344575062632">
            <text:p>3.0834E-02</text:p>
          </table:table-cell>
          <table:table-cell table:style-name="ce22" table:formula="of:=INDIRECT(&quot;R8C&quot;&amp;COLUMN();0)/INDIRECT(&quot;R&quot;&amp;ROW()&amp;&quot;C6&quot;;0)" office:value-type="float" office:value="0.0275582963962228">
            <text:p>2.7558E-02</text:p>
          </table:table-cell>
          <table:table-cell table:style-name="ce22" table:formula="of:=INDIRECT(&quot;R8C&quot;&amp;COLUMN();0)/INDIRECT(&quot;R&quot;&amp;ROW()&amp;&quot;C6&quot;;0)" office:value-type="float" office:value="0.0244748506455965">
            <text:p>2.4475E-02</text:p>
          </table:table-cell>
          <table:table-cell table:style-name="ce22" table:formula="of:=INDIRECT(&quot;R8C&quot;&amp;COLUMN();0)/INDIRECT(&quot;R&quot;&amp;ROW()&amp;&quot;C6&quot;;0)" office:value-type="float" office:value="0.0217768356137984">
            <text:p>2.1777E-02</text:p>
          </table:table-cell>
          <table:table-cell table:style-name="ce22" table:formula="of:=INDIRECT(&quot;R8C&quot;&amp;COLUMN();0)/INDIRECT(&quot;R&quot;&amp;ROW()&amp;&quot;C6&quot;;0)" office:value-type="float" office:value="0.0194642513008287">
            <text:p>1.9464E-02</text:p>
          </table:table-cell>
          <table:table-cell table:style-name="ce22" table:formula="of:=INDIRECT(&quot;R8C&quot;&amp;COLUMN();0)/INDIRECT(&quot;R&quot;&amp;ROW()&amp;&quot;C6&quot;;0)" office:value-type="float" office:value="0.0172865677394488">
            <text:p>1.7287E-02</text:p>
          </table:table-cell>
          <table:table-cell table:style-name="ce22" table:formula="of:=INDIRECT(&quot;R8C&quot;&amp;COLUMN();0)/INDIRECT(&quot;R&quot;&amp;ROW()&amp;&quot;C6&quot;;0)" office:value-type="float" office:value="0.0153979572171902">
            <text:p>1.5398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5])+1" office:value-type="float" office:value="27">
            <text:p>27</text:p>
          </table:table-cell>
          <table:table-cell table:style-name="ce6" office:value-type="string">
            <text:p>n/a</text:p>
          </table:table-cell>
          <table:table-cell table:style-name="ce9" office:value-type="float" office:value="0.1875">
            <text:p>0.1875</text:p>
          </table:table-cell>
          <table:table-cell table:style-name="ce12" table:formula="of:=[.C36]*25.4" office:value-type="float" office:value="4.7625">
            <text:p>4.7625</text:p>
          </table:table-cell>
          <table:table-cell table:style-name="ce14" table:formula="of:=[.D36]/2" office:value-type="float" office:value="2.38125">
            <text:p>2.3813</text:p>
          </table:table-cell>
          <table:table-cell table:style-name="ce16" table:formula="of:=pi*[.D36]" office:value-type="float" office:value="14.9618350127214">
            <text:p>14.961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6">
            <text:p>1.6000E+01</text:p>
          </table:table-cell>
          <table:table-cell table:style-name="ce22" table:formula="of:=INDIRECT(&quot;R8C&quot;&amp;COLUMN();0)/INDIRECT(&quot;R&quot;&amp;ROW()&amp;&quot;C6&quot;;0)" office:value-type="float" office:value="13.3333333333333">
            <text:p>1.3333E+01</text:p>
          </table:table-cell>
          <table:table-cell table:style-name="ce22" table:formula="of:=INDIRECT(&quot;R8C&quot;&amp;COLUMN();0)/INDIRECT(&quot;R&quot;&amp;ROW()&amp;&quot;C6&quot;;0)" office:value-type="float" office:value="12">
            <text:p>1.2000E+01</text:p>
          </table:table-cell>
          <table:table-cell table:style-name="ce22" table:formula="of:=INDIRECT(&quot;R8C&quot;&amp;COLUMN();0)/INDIRECT(&quot;R&quot;&amp;ROW()&amp;&quot;C6&quot;;0)" office:value-type="float" office:value="10.6666666666667">
            <text:p>1.0667E+01</text:p>
          </table:table-cell>
          <table:table-cell table:style-name="ce22" table:formula="of:=INDIRECT(&quot;R8C&quot;&amp;COLUMN();0)/INDIRECT(&quot;R&quot;&amp;ROW()&amp;&quot;C6&quot;;0)" office:value-type="float" office:value="9.33333333333333">
            <text:p>9.3333E+00</text:p>
          </table:table-cell>
          <table:table-cell table:style-name="ce22" table:formula="of:=INDIRECT(&quot;R8C&quot;&amp;COLUMN();0)/INDIRECT(&quot;R&quot;&amp;ROW()&amp;&quot;C6&quot;;0)" office:value-type="float" office:value="8.66666666666667">
            <text:p>8.6667E+00</text:p>
          </table:table-cell>
          <table:table-cell table:style-name="ce22" table:formula="of:=INDIRECT(&quot;R8C&quot;&amp;COLUMN();0)/INDIRECT(&quot;R&quot;&amp;ROW()&amp;&quot;C6&quot;;0)" office:value-type="float" office:value="8">
            <text:p>8.0000E+00</text:p>
          </table:table-cell>
          <table:table-cell table:style-name="ce22" table:formula="of:=INDIRECT(&quot;R8C&quot;&amp;COLUMN();0)/INDIRECT(&quot;R&quot;&amp;ROW()&amp;&quot;C6&quot;;0)" office:value-type="float" office:value="7.33333333333333">
            <text:p>7.3333E+00</text:p>
          </table:table-cell>
          <table:table-cell table:style-name="ce22" table:formula="of:=INDIRECT(&quot;R8C&quot;&amp;COLUMN();0)/INDIRECT(&quot;R&quot;&amp;ROW()&amp;&quot;C6&quot;;0)" office:value-type="float" office:value="6.66666666666667">
            <text:p>6.6667E+00</text:p>
          </table:table-cell>
          <table:table-cell table:style-name="ce22" table:formula="of:=INDIRECT(&quot;R8C&quot;&amp;COLUMN();0)/INDIRECT(&quot;R&quot;&amp;ROW()&amp;&quot;C6&quot;;0)" office:value-type="float" office:value="5.33333333333333">
            <text:p>5.3333E+00</text:p>
          </table:table-cell>
          <table:table-cell table:style-name="ce22" table:formula="of:=INDIRECT(&quot;R8C&quot;&amp;COLUMN();0)/INDIRECT(&quot;R&quot;&amp;ROW()&amp;&quot;C6&quot;;0)" office:value-type="float" office:value="4.66666666666667">
            <text:p>4.6667E+00</text:p>
          </table:table-cell>
          <table:table-cell table:style-name="ce22" table:formula="of:=INDIRECT(&quot;R8C&quot;&amp;COLUMN();0)/INDIRECT(&quot;R&quot;&amp;ROW()&amp;&quot;C6&quot;;0)" office:value-type="float" office:value="4.33333333333333">
            <text:p>4.3333E+00</text:p>
          </table:table-cell>
          <table:table-cell table:style-name="ce22" table:formula="of:=INDIRECT(&quot;R8C&quot;&amp;COLUMN();0)/INDIRECT(&quot;R&quot;&amp;ROW()&amp;&quot;C6&quot;;0)" office:value-type="float" office:value="4">
            <text:p>4.0000E+00</text:p>
          </table:table-cell>
          <table:table-cell table:style-name="ce22" table:formula="of:=INDIRECT(&quot;R8C&quot;&amp;COLUMN();0)/INDIRECT(&quot;R&quot;&amp;ROW()&amp;&quot;C6&quot;;0)" office:value-type="float" office:value="3.33333333333333">
            <text:p>3.3333E+00</text:p>
          </table:table-cell>
          <table:table-cell table:style-name="ce22" table:formula="of:=INDIRECT(&quot;R8C&quot;&amp;COLUMN();0)/INDIRECT(&quot;R&quot;&amp;ROW()&amp;&quot;C6&quot;;0)" office:value-type="float" office:value="2.66666666666667">
            <text:p>2.6667E+00</text:p>
          </table:table-cell>
          <table:table-cell table:style-name="ce22" table:formula="of:=INDIRECT(&quot;R8C&quot;&amp;COLUMN();0)/INDIRECT(&quot;R&quot;&amp;ROW()&amp;&quot;C6&quot;;0)" office:value-type="float" office:value="2.45333333333333">
            <text:p>2.4533E+00</text:p>
          </table:table-cell>
          <table:table-cell table:style-name="ce22" table:formula="of:=INDIRECT(&quot;R8C&quot;&amp;COLUMN();0)/INDIRECT(&quot;R&quot;&amp;ROW()&amp;&quot;C6&quot;;0)" office:value-type="float" office:value="2.18456692913386">
            <text:p>2.1846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94561679790026">
            <text:p>1.9456E+00</text:p>
          </table:table-cell>
          <table:table-cell table:style-name="ce22" table:formula="of:=INDIRECT(&quot;R8C&quot;&amp;COLUMN();0)/INDIRECT(&quot;R&quot;&amp;ROW()&amp;&quot;C6&quot;;0)" office:value-type="float" office:value="1.73270341207349">
            <text:p>1.7327E+00</text:p>
          </table:table-cell>
          <table:table-cell table:style-name="ce22" table:formula="of:=INDIRECT(&quot;R8C&quot;&amp;COLUMN();0)/INDIRECT(&quot;R&quot;&amp;ROW()&amp;&quot;C6&quot;;0)" office:value-type="float" office:value="1.66666666666667">
            <text:p>1.6667E+00</text:p>
          </table:table-cell>
          <table:table-cell table:style-name="ce22" table:formula="of:=INDIRECT(&quot;R8C&quot;&amp;COLUMN();0)/INDIRECT(&quot;R&quot;&amp;ROW()&amp;&quot;C6&quot;;0)" office:value-type="float" office:value="1.54288713910761">
            <text:p>1.5429E+00</text:p>
          </table:table-cell>
          <table:table-cell table:style-name="ce22" table:formula="of:=INDIRECT(&quot;R8C&quot;&amp;COLUMN();0)/INDIRECT(&quot;R&quot;&amp;ROW()&amp;&quot;C6&quot;;0)" office:value-type="float" office:value="1.37406824146982">
            <text:p>1.3741E+00</text:p>
          </table:table-cell>
          <table:table-cell table:style-name="ce22" table:formula="of:=INDIRECT(&quot;R8C&quot;&amp;COLUMN();0)/INDIRECT(&quot;R&quot;&amp;ROW()&amp;&quot;C6&quot;;0)" office:value-type="float" office:value="1.33333333333333">
            <text:p>1.3333E+00</text:p>
          </table:table-cell>
          <table:table-cell table:style-name="ce22" table:formula="of:=INDIRECT(&quot;R8C&quot;&amp;COLUMN();0)/INDIRECT(&quot;R&quot;&amp;ROW()&amp;&quot;C6&quot;;0)" office:value-type="float" office:value="1.22351706036745">
            <text:p>1.2235E+00</text:p>
          </table:table-cell>
          <table:table-cell table:style-name="ce22" table:formula="of:=INDIRECT(&quot;R8C&quot;&amp;COLUMN();0)/INDIRECT(&quot;R&quot;&amp;ROW()&amp;&quot;C6&quot;;0)" office:value-type="float" office:value="1.08955380577428">
            <text:p>1.089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970288713910761">
            <text:p>9.7029E-01</text:p>
          </table:table-cell>
          <table:table-cell table:style-name="ce22" table:formula="of:=INDIRECT(&quot;R8C&quot;&amp;COLUMN();0)/INDIRECT(&quot;R&quot;&amp;ROW()&amp;&quot;C6&quot;;0)" office:value-type="float" office:value="0.864041994750656">
            <text:p>8.6404E-01</text:p>
          </table:table-cell>
          <table:table-cell table:style-name="ce22" table:formula="of:=INDIRECT(&quot;R8C&quot;&amp;COLUMN();0)/INDIRECT(&quot;R&quot;&amp;ROW()&amp;&quot;C6&quot;;0)" office:value-type="float" office:value="0.769553805774278">
            <text:p>7.6955E-01</text:p>
          </table:table-cell>
          <table:table-cell table:style-name="ce22" table:formula="of:=INDIRECT(&quot;R8C&quot;&amp;COLUMN();0)/INDIRECT(&quot;R&quot;&amp;ROW()&amp;&quot;C6&quot;;0)" office:value-type="float" office:value="0.685354330708661">
            <text:p>6.8535E-01</text:p>
          </table:table-cell>
          <table:table-cell table:style-name="ce22" table:formula="of:=INDIRECT(&quot;R8C&quot;&amp;COLUMN();0)/INDIRECT(&quot;R&quot;&amp;ROW()&amp;&quot;C6&quot;;0)" office:value-type="float" office:value="0.610183727034121">
            <text:p>6.1018E-01</text:p>
          </table:table-cell>
          <table:table-cell table:style-name="ce22" table:formula="of:=INDIRECT(&quot;R8C&quot;&amp;COLUMN();0)/INDIRECT(&quot;R&quot;&amp;ROW()&amp;&quot;C6&quot;;0)" office:value-type="float" office:value="0.543412073490814">
            <text:p>5.4341E-01</text:p>
          </table:table-cell>
          <table:table-cell table:style-name="ce22" table:formula="of:=INDIRECT(&quot;R8C&quot;&amp;COLUMN();0)/INDIRECT(&quot;R&quot;&amp;ROW()&amp;&quot;C6&quot;;0)" office:value-type="float" office:value="0.483989501312336">
            <text:p>4.8399E-01</text:p>
          </table:table-cell>
          <table:table-cell table:style-name="ce22" table:formula="of:=INDIRECT(&quot;R8C&quot;&amp;COLUMN();0)/INDIRECT(&quot;R&quot;&amp;ROW()&amp;&quot;C6&quot;;0)" office:value-type="float" office:value="0.431076115485564">
            <text:p>4.3108E-01</text:p>
          </table:table-cell>
          <table:table-cell table:style-name="ce22" table:formula="of:=INDIRECT(&quot;R8C&quot;&amp;COLUMN();0)/INDIRECT(&quot;R&quot;&amp;ROW()&amp;&quot;C6&quot;;0)" office:value-type="float" office:value="0.383832020997375">
            <text:p>3.8383E-01</text:p>
          </table:table-cell>
          <table:table-cell table:style-name="ce22" table:formula="of:=INDIRECT(&quot;R8C&quot;&amp;COLUMN();0)/INDIRECT(&quot;R&quot;&amp;ROW()&amp;&quot;C6&quot;;0)" office:value-type="float" office:value="0.341837270341207">
            <text:p>3.4184E-01</text:p>
          </table:table-cell>
          <table:table-cell table:style-name="ce22" table:formula="of:=INDIRECT(&quot;R8C&quot;&amp;COLUMN();0)/INDIRECT(&quot;R&quot;&amp;ROW()&amp;&quot;C6&quot;;0)" office:value-type="float" office:value="0.304461942257218">
            <text:p>3.0446E-01</text:p>
          </table:table-cell>
          <table:table-cell table:style-name="ce22" table:formula="of:=INDIRECT(&quot;R8C&quot;&amp;COLUMN();0)/INDIRECT(&quot;R&quot;&amp;ROW()&amp;&quot;C6&quot;;0)" office:value-type="float" office:value="0.271076115485564">
            <text:p>2.7108E-01</text:p>
          </table:table-cell>
          <table:table-cell table:style-name="ce22" table:formula="of:=INDIRECT(&quot;R8C&quot;&amp;COLUMN();0)/INDIRECT(&quot;R&quot;&amp;ROW()&amp;&quot;C6&quot;;0)" office:value-type="float" office:value="0.241469816272966">
            <text:p>2.4147E-01</text:p>
          </table:table-cell>
          <table:table-cell table:style-name="ce22" table:formula="of:=INDIRECT(&quot;R8C&quot;&amp;COLUMN();0)/INDIRECT(&quot;R&quot;&amp;ROW()&amp;&quot;C6&quot;;0)" office:value-type="float" office:value="0.21501312335958">
            <text:p>2.1501E-01</text:p>
          </table:table-cell>
          <table:table-cell table:style-name="ce22" table:formula="of:=INDIRECT(&quot;R8C&quot;&amp;COLUMN();0)/INDIRECT(&quot;R&quot;&amp;ROW()&amp;&quot;C6&quot;;0)" office:value-type="float" office:value="0.191496062992126">
            <text:p>1.9150E-01</text:p>
          </table:table-cell>
          <table:table-cell table:style-name="ce22" table:formula="of:=INDIRECT(&quot;R8C&quot;&amp;COLUMN();0)/INDIRECT(&quot;R&quot;&amp;ROW()&amp;&quot;C6&quot;;0)" office:value-type="float" office:value="0.170498687664042">
            <text:p>1.7050E-01</text:p>
          </table:table-cell>
          <table:table-cell table:style-name="ce22" table:formula="of:=INDIRECT(&quot;R8C&quot;&amp;COLUMN();0)/INDIRECT(&quot;R&quot;&amp;ROW()&amp;&quot;C6&quot;;0)" office:value-type="float" office:value="0.151811023622047">
            <text:p>1.5181E-01</text:p>
          </table:table-cell>
          <table:table-cell table:style-name="ce22" table:formula="of:=INDIRECT(&quot;R8C&quot;&amp;COLUMN();0)/INDIRECT(&quot;R&quot;&amp;ROW()&amp;&quot;C6&quot;;0)" office:value-type="float" office:value="0.135223097112861">
            <text:p>1.3522E-01</text:p>
          </table:table-cell>
          <table:table-cell table:style-name="ce22" table:formula="of:=INDIRECT(&quot;R8C&quot;&amp;COLUMN();0)/INDIRECT(&quot;R&quot;&amp;ROW()&amp;&quot;C6&quot;;0)" office:value-type="float" office:value="0.120314960629921">
            <text:p>1.2031E-01</text:p>
          </table:table-cell>
          <table:table-cell table:style-name="ce22" table:formula="of:=INDIRECT(&quot;R8C&quot;&amp;COLUMN();0)/INDIRECT(&quot;R&quot;&amp;ROW()&amp;&quot;C6&quot;;0)" office:value-type="float" office:value="0.107296587926509">
            <text:p>1.0730E-01</text:p>
          </table:table-cell>
          <table:table-cell table:style-name="ce22" table:formula="of:=INDIRECT(&quot;R8C&quot;&amp;COLUMN();0)/INDIRECT(&quot;R&quot;&amp;ROW()&amp;&quot;C6&quot;;0)" office:value-type="float" office:value="0.0955380577427822">
            <text:p>9.5538E-02</text:p>
          </table:table-cell>
          <table:table-cell table:style-name="ce22" table:formula="of:=INDIRECT(&quot;R8C&quot;&amp;COLUMN();0)/INDIRECT(&quot;R&quot;&amp;ROW()&amp;&quot;C6&quot;;0)" office:value-type="float" office:value="0.0850393700787402">
            <text:p>8.5039E-02</text:p>
          </table:table-cell>
          <table:table-cell table:style-name="ce22" table:formula="of:=INDIRECT(&quot;R8C&quot;&amp;COLUMN();0)/INDIRECT(&quot;R&quot;&amp;ROW()&amp;&quot;C6&quot;;0)" office:value-type="float" office:value="0.0758005249343832">
            <text:p>7.5801E-02</text:p>
          </table:table-cell>
          <table:table-cell table:style-name="ce22" table:formula="of:=INDIRECT(&quot;R8C&quot;&amp;COLUMN();0)/INDIRECT(&quot;R&quot;&amp;ROW()&amp;&quot;C6&quot;;0)" office:value-type="float" office:value="0.0674015748031496">
            <text:p>6.7402E-02</text:p>
          </table:table-cell>
          <table:table-cell table:style-name="ce22" table:formula="of:=INDIRECT(&quot;R8C&quot;&amp;COLUMN();0)/INDIRECT(&quot;R&quot;&amp;ROW()&amp;&quot;C6&quot;;0)" office:value-type="float" office:value="0.0600524934383202">
            <text:p>6.0052E-02</text:p>
          </table:table-cell>
          <table:table-cell table:style-name="ce22" table:formula="of:=INDIRECT(&quot;R8C&quot;&amp;COLUMN();0)/INDIRECT(&quot;R&quot;&amp;ROW()&amp;&quot;C6&quot;;0)" office:value-type="float" office:value="0.0535433070866142">
            <text:p>5.3543E-02</text:p>
          </table:table-cell>
          <table:table-cell table:style-name="ce22" table:formula="of:=INDIRECT(&quot;R8C&quot;&amp;COLUMN();0)/INDIRECT(&quot;R&quot;&amp;ROW()&amp;&quot;C6&quot;;0)" office:value-type="float" office:value="0.0476640419947507">
            <text:p>4.7664E-02</text:p>
          </table:table-cell>
          <table:table-cell table:style-name="ce22" table:formula="of:=INDIRECT(&quot;R8C&quot;&amp;COLUMN();0)/INDIRECT(&quot;R&quot;&amp;ROW()&amp;&quot;C6&quot;;0)" office:value-type="float" office:value="0.0424146981627297">
            <text:p>4.2415E-02</text:p>
          </table:table-cell>
          <table:table-cell table:style-name="ce22" table:formula="of:=INDIRECT(&quot;R8C&quot;&amp;COLUMN();0)/INDIRECT(&quot;R&quot;&amp;ROW()&amp;&quot;C6&quot;;0)" office:value-type="float" office:value="0.0377952755905512">
            <text:p>3.7795E-02</text:p>
          </table:table-cell>
          <table:table-cell table:style-name="ce22" table:formula="of:=INDIRECT(&quot;R8C&quot;&amp;COLUMN();0)/INDIRECT(&quot;R&quot;&amp;ROW()&amp;&quot;C6&quot;;0)" office:value-type="float" office:value="0.0335958005249344">
            <text:p>3.3596E-02</text:p>
          </table:table-cell>
          <table:table-cell table:style-name="ce22" table:formula="of:=INDIRECT(&quot;R8C&quot;&amp;COLUMN();0)/INDIRECT(&quot;R&quot;&amp;ROW()&amp;&quot;C6&quot;;0)" office:value-type="float" office:value="0.0300262467191601">
            <text:p>3.0026E-02</text:p>
          </table:table-cell>
          <table:table-cell table:style-name="ce22" table:formula="of:=INDIRECT(&quot;R8C&quot;&amp;COLUMN();0)/INDIRECT(&quot;R&quot;&amp;ROW()&amp;&quot;C6&quot;;0)" office:value-type="float" office:value="0.0266666666666667">
            <text:p>2.6667E-02</text:p>
          </table:table-cell>
          <table:table-cell table:style-name="ce22" table:formula="of:=INDIRECT(&quot;R8C&quot;&amp;COLUMN();0)/INDIRECT(&quot;R&quot;&amp;ROW()&amp;&quot;C6&quot;;0)" office:value-type="float" office:value="0.0237270341207349">
            <text:p>2.3727E-02</text:p>
          </table:table-cell>
          <table:table-cell table:style-name="ce22" table:formula="of:=INDIRECT(&quot;R8C&quot;&amp;COLUMN();0)/INDIRECT(&quot;R&quot;&amp;ROW()&amp;&quot;C6&quot;;0)" office:value-type="float" office:value="0.0212073490813648">
            <text:p>2.1207E-02</text:p>
          </table:table-cell>
          <table:table-cell table:style-name="ce22" table:formula="of:=INDIRECT(&quot;R8C&quot;&amp;COLUMN();0)/INDIRECT(&quot;R&quot;&amp;ROW()&amp;&quot;C6&quot;;0)" office:value-type="float" office:value="0.0188346456692913">
            <text:p>1.8835E-02</text:p>
          </table:table-cell>
          <table:table-cell table:style-name="ce22" table:formula="of:=INDIRECT(&quot;R8C&quot;&amp;COLUMN();0)/INDIRECT(&quot;R&quot;&amp;ROW()&amp;&quot;C6&quot;;0)" office:value-type="float" office:value="0.0167769028871391">
            <text:p>1.6777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6])+1" office:value-type="float" office:value="28">
            <text:p>28</text:p>
          </table:table-cell>
          <table:table-cell table:style-name="ce6" office:value-type="float" office:value="5">
            <text:p>5</text:p>
          </table:table-cell>
          <table:table-cell table:style-name="ce9" office:value-type="float" office:value="0.1819">
            <text:p>0.1819</text:p>
          </table:table-cell>
          <table:table-cell table:style-name="ce13" office:value-type="float" office:value="4.621">
            <text:p>4.6210</text:p>
          </table:table-cell>
          <table:table-cell table:style-name="ce14" table:formula="of:=[.D37]/2" office:value-type="float" office:value="2.3105">
            <text:p>2.3105</text:p>
          </table:table-cell>
          <table:table-cell table:style-name="ce16" table:formula="of:=pi*[.D37]" office:value-type="float" office:value="14.5172996522384">
            <text:p>14.5173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6.489937243021">
            <text:p>1.6490E+01</text:p>
          </table:table-cell>
          <table:table-cell table:style-name="ce22" table:formula="of:=INDIRECT(&quot;R8C&quot;&amp;COLUMN();0)/INDIRECT(&quot;R&quot;&amp;ROW()&amp;&quot;C6&quot;;0)" office:value-type="float" office:value="13.7416143691842">
            <text:p>1.3742E+01</text:p>
          </table:table-cell>
          <table:table-cell table:style-name="ce22" table:formula="of:=INDIRECT(&quot;R8C&quot;&amp;COLUMN();0)/INDIRECT(&quot;R&quot;&amp;ROW()&amp;&quot;C6&quot;;0)" office:value-type="float" office:value="12.3674529322657">
            <text:p>1.2367E+01</text:p>
          </table:table-cell>
          <table:table-cell table:style-name="ce22" table:formula="of:=INDIRECT(&quot;R8C&quot;&amp;COLUMN();0)/INDIRECT(&quot;R&quot;&amp;ROW()&amp;&quot;C6&quot;;0)" office:value-type="float" office:value="10.9932914953473">
            <text:p>1.0993E+01</text:p>
          </table:table-cell>
          <table:table-cell table:style-name="ce22" table:formula="of:=INDIRECT(&quot;R8C&quot;&amp;COLUMN();0)/INDIRECT(&quot;R&quot;&amp;ROW()&amp;&quot;C6&quot;;0)" office:value-type="float" office:value="9.61913005842891">
            <text:p>9.6191E+00</text:p>
          </table:table-cell>
          <table:table-cell table:style-name="ce22" table:formula="of:=INDIRECT(&quot;R8C&quot;&amp;COLUMN();0)/INDIRECT(&quot;R&quot;&amp;ROW()&amp;&quot;C6&quot;;0)" office:value-type="float" office:value="8.9320493399697">
            <text:p>8.9320E+00</text:p>
          </table:table-cell>
          <table:table-cell table:style-name="ce22" table:formula="of:=INDIRECT(&quot;R8C&quot;&amp;COLUMN();0)/INDIRECT(&quot;R&quot;&amp;ROW()&amp;&quot;C6&quot;;0)" office:value-type="float" office:value="8.24496862151049">
            <text:p>8.2450E+00</text:p>
          </table:table-cell>
          <table:table-cell table:style-name="ce22" table:formula="of:=INDIRECT(&quot;R8C&quot;&amp;COLUMN();0)/INDIRECT(&quot;R&quot;&amp;ROW()&amp;&quot;C6&quot;;0)" office:value-type="float" office:value="7.55788790305129">
            <text:p>7.5579E+00</text:p>
          </table:table-cell>
          <table:table-cell table:style-name="ce22" table:formula="of:=INDIRECT(&quot;R8C&quot;&amp;COLUMN();0)/INDIRECT(&quot;R&quot;&amp;ROW()&amp;&quot;C6&quot;;0)" office:value-type="float" office:value="6.87080718459208">
            <text:p>6.8708E+00</text:p>
          </table:table-cell>
          <table:table-cell table:style-name="ce22" table:formula="of:=INDIRECT(&quot;R8C&quot;&amp;COLUMN();0)/INDIRECT(&quot;R&quot;&amp;ROW()&amp;&quot;C6&quot;;0)" office:value-type="float" office:value="5.49664574767366">
            <text:p>5.4966E+00</text:p>
          </table:table-cell>
          <table:table-cell table:style-name="ce22" table:formula="of:=INDIRECT(&quot;R8C&quot;&amp;COLUMN();0)/INDIRECT(&quot;R&quot;&amp;ROW()&amp;&quot;C6&quot;;0)" office:value-type="float" office:value="4.80956502921446">
            <text:p>4.8096E+00</text:p>
          </table:table-cell>
          <table:table-cell table:style-name="ce22" table:formula="of:=INDIRECT(&quot;R8C&quot;&amp;COLUMN();0)/INDIRECT(&quot;R&quot;&amp;ROW()&amp;&quot;C6&quot;;0)" office:value-type="float" office:value="4.46602466998485">
            <text:p>4.4660E+00</text:p>
          </table:table-cell>
          <table:table-cell table:style-name="ce22" table:formula="of:=INDIRECT(&quot;R8C&quot;&amp;COLUMN();0)/INDIRECT(&quot;R&quot;&amp;ROW()&amp;&quot;C6&quot;;0)" office:value-type="float" office:value="4.12248431075525">
            <text:p>4.1225E+00</text:p>
          </table:table-cell>
          <table:table-cell table:style-name="ce22" table:formula="of:=INDIRECT(&quot;R8C&quot;&amp;COLUMN();0)/INDIRECT(&quot;R&quot;&amp;ROW()&amp;&quot;C6&quot;;0)" office:value-type="float" office:value="3.43540359229604">
            <text:p>3.4354E+00</text:p>
          </table:table-cell>
          <table:table-cell table:style-name="ce22" table:formula="of:=INDIRECT(&quot;R8C&quot;&amp;COLUMN();0)/INDIRECT(&quot;R&quot;&amp;ROW()&amp;&quot;C6&quot;;0)" office:value-type="float" office:value="2.74832287383683">
            <text:p>2.7483E+00</text:p>
          </table:table-cell>
          <table:table-cell table:style-name="ce22" table:formula="of:=INDIRECT(&quot;R8C&quot;&amp;COLUMN();0)/INDIRECT(&quot;R&quot;&amp;ROW()&amp;&quot;C6&quot;;0)" office:value-type="float" office:value="2.52845704392988">
            <text:p>2.5285E+00</text:p>
          </table:table-cell>
          <table:table-cell table:style-name="ce22" table:formula="of:=INDIRECT(&quot;R8C&quot;&amp;COLUMN();0)/INDIRECT(&quot;R&quot;&amp;ROW()&amp;&quot;C6&quot;;0)" office:value-type="float" office:value="2.25146072278728">
            <text:p>2.2515E+00</text:p>
          </table:table-cell>
          <table:table-cell table:style-name="ce22" table:formula="of:=INDIRECT(&quot;R8C&quot;&amp;COLUMN();0)/INDIRECT(&quot;R&quot;&amp;ROW()&amp;&quot;C6&quot;;0)" office:value-type="float" office:value="2.06124215537762">
            <text:p>2.0612E+00</text:p>
          </table:table-cell>
          <table:table-cell table:style-name="ce22" table:formula="of:=INDIRECT(&quot;R8C&quot;&amp;COLUMN();0)/INDIRECT(&quot;R&quot;&amp;ROW()&amp;&quot;C6&quot;;0)" office:value-type="float" office:value="2.00519368102142">
            <text:p>2.0052E+00</text:p>
          </table:table-cell>
          <table:table-cell table:style-name="ce22" table:formula="of:=INDIRECT(&quot;R8C&quot;&amp;COLUMN();0)/INDIRECT(&quot;R&quot;&amp;ROW()&amp;&quot;C6&quot;;0)" office:value-type="float" office:value="1.78576065786626">
            <text:p>1.7858E+00</text:p>
          </table:table-cell>
          <table:table-cell table:style-name="ce22" table:formula="of:=INDIRECT(&quot;R8C&quot;&amp;COLUMN();0)/INDIRECT(&quot;R&quot;&amp;ROW()&amp;&quot;C6&quot;;0)" office:value-type="float" office:value="1.71770179614802">
            <text:p>1.7177E+00</text:p>
          </table:table-cell>
          <table:table-cell table:style-name="ce22" table:formula="of:=INDIRECT(&quot;R8C&quot;&amp;COLUMN();0)/INDIRECT(&quot;R&quot;&amp;ROW()&amp;&quot;C6&quot;;0)" office:value-type="float" office:value="1.59013200605929">
            <text:p>1.5901E+00</text:p>
          </table:table-cell>
          <table:table-cell table:style-name="ce22" table:formula="of:=INDIRECT(&quot;R8C&quot;&amp;COLUMN();0)/INDIRECT(&quot;R&quot;&amp;ROW()&amp;&quot;C6&quot;;0)" office:value-type="float" office:value="1.41614369184159">
            <text:p>1.4161E+00</text:p>
          </table:table-cell>
          <table:table-cell table:style-name="ce22" table:formula="of:=INDIRECT(&quot;R8C&quot;&amp;COLUMN();0)/INDIRECT(&quot;R&quot;&amp;ROW()&amp;&quot;C6&quot;;0)" office:value-type="float" office:value="1.37416143691842">
            <text:p>1.3742E+00</text:p>
          </table:table-cell>
          <table:table-cell table:style-name="ce22" table:formula="of:=INDIRECT(&quot;R8C&quot;&amp;COLUMN();0)/INDIRECT(&quot;R&quot;&amp;ROW()&amp;&quot;C6&quot;;0)" office:value-type="float" office:value="1.26098247132655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291711750703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.03062107768881">
            <text:p>1.030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499891798312">
            <text:p>8.9050E-01</text:p>
          </table:table-cell>
          <table:table-cell table:style-name="ce22" table:formula="of:=INDIRECT(&quot;R8C&quot;&amp;COLUMN();0)/INDIRECT(&quot;R&quot;&amp;ROW()&amp;&quot;C6&quot;;0)" office:value-type="float" office:value="0.793118372646613">
            <text:p>7.9312E-01</text:p>
          </table:table-cell>
          <table:table-cell table:style-name="ce22" table:formula="of:=INDIRECT(&quot;R8C&quot;&amp;COLUMN();0)/INDIRECT(&quot;R&quot;&amp;ROW()&amp;&quot;C6&quot;;0)" office:value-type="float" office:value="0.706340618913655">
            <text:p>7.0634E-01</text:p>
          </table:table-cell>
          <table:table-cell table:style-name="ce22" table:formula="of:=INDIRECT(&quot;R8C&quot;&amp;COLUMN();0)/INDIRECT(&quot;R&quot;&amp;ROW()&amp;&quot;C6&quot;;0)" office:value-type="float" office:value="0.628868210344081">
            <text:p>6.2887E-01</text:p>
          </table:table-cell>
          <table:table-cell table:style-name="ce22" table:formula="of:=INDIRECT(&quot;R8C&quot;&amp;COLUMN();0)/INDIRECT(&quot;R&quot;&amp;ROW()&amp;&quot;C6&quot;;0)" office:value-type="float" office:value="0.560051936810214">
            <text:p>5.6005E-01</text:p>
          </table:table-cell>
          <table:table-cell table:style-name="ce22" table:formula="of:=INDIRECT(&quot;R8C&quot;&amp;COLUMN();0)/INDIRECT(&quot;R&quot;&amp;ROW()&amp;&quot;C6&quot;;0)" office:value-type="float" office:value="0.49880978143259">
            <text:p>4.9881E-01</text:p>
          </table:table-cell>
          <table:table-cell table:style-name="ce22" table:formula="of:=INDIRECT(&quot;R8C&quot;&amp;COLUMN();0)/INDIRECT(&quot;R&quot;&amp;ROW()&amp;&quot;C6&quot;;0)" office:value-type="float" office:value="0.444276130707639">
            <text:p>4.4428E-01</text:p>
          </table:table-cell>
          <table:table-cell table:style-name="ce22" table:formula="of:=INDIRECT(&quot;R8C&quot;&amp;COLUMN();0)/INDIRECT(&quot;R&quot;&amp;ROW()&amp;&quot;C6&quot;;0)" office:value-type="float" office:value="0.39558537113179">
            <text:p>3.9559E-01</text:p>
          </table:table-cell>
          <table:table-cell table:style-name="ce22" table:formula="of:=INDIRECT(&quot;R8C&quot;&amp;COLUMN();0)/INDIRECT(&quot;R&quot;&amp;ROW()&amp;&quot;C6&quot;;0)" office:value-type="float" office:value="0.352304695953257">
            <text:p>3.5230E-01</text:p>
          </table:table-cell>
          <table:table-cell table:style-name="ce22" table:formula="of:=INDIRECT(&quot;R8C&quot;&amp;COLUMN();0)/INDIRECT(&quot;R&quot;&amp;ROW()&amp;&quot;C6&quot;;0)" office:value-type="float" office:value="0.313784895044363">
            <text:p>3.1378E-01</text:p>
          </table:table-cell>
          <table:table-cell table:style-name="ce22" table:formula="of:=INDIRECT(&quot;R8C&quot;&amp;COLUMN();0)/INDIRECT(&quot;R&quot;&amp;ROW()&amp;&quot;C6&quot;;0)" office:value-type="float" office:value="0.279376758277429">
            <text:p>2.7938E-01</text:p>
          </table:table-cell>
          <table:table-cell table:style-name="ce22" table:formula="of:=INDIRECT(&quot;R8C&quot;&amp;COLUMN();0)/INDIRECT(&quot;R&quot;&amp;ROW()&amp;&quot;C6&quot;;0)" office:value-type="float" office:value="0.248863882276563">
            <text:p>2.4886E-01</text:p>
          </table:table-cell>
          <table:table-cell table:style-name="ce22" table:formula="of:=INDIRECT(&quot;R8C&quot;&amp;COLUMN();0)/INDIRECT(&quot;R&quot;&amp;ROW()&amp;&quot;C6&quot;;0)" office:value-type="float" office:value="0.221597056914088">
            <text:p>2.2160E-01</text:p>
          </table:table-cell>
          <table:table-cell table:style-name="ce22" table:formula="of:=INDIRECT(&quot;R8C&quot;&amp;COLUMN();0)/INDIRECT(&quot;R&quot;&amp;ROW()&amp;&quot;C6&quot;;0)" office:value-type="float" office:value="0.197359878814109">
            <text:p>1.9736E-01</text:p>
          </table:table-cell>
          <table:table-cell table:style-name="ce22" table:formula="of:=INDIRECT(&quot;R8C&quot;&amp;COLUMN();0)/INDIRECT(&quot;R&quot;&amp;ROW()&amp;&quot;C6&quot;;0)" office:value-type="float" office:value="0.175719541224843">
            <text:p>1.7572E-01</text:p>
          </table:table-cell>
          <table:table-cell table:style-name="ce22" table:formula="of:=INDIRECT(&quot;R8C&quot;&amp;COLUMN();0)/INDIRECT(&quot;R&quot;&amp;ROW()&amp;&quot;C6&quot;;0)" office:value-type="float" office:value="0.156459640770396">
            <text:p>1.5646E-01</text:p>
          </table:table-cell>
          <table:table-cell table:style-name="ce22" table:formula="of:=INDIRECT(&quot;R8C&quot;&amp;COLUMN();0)/INDIRECT(&quot;R&quot;&amp;ROW()&amp;&quot;C6&quot;;0)" office:value-type="float" office:value="0.139363774074876">
            <text:p>1.3936E-01</text:p>
          </table:table-cell>
          <table:table-cell table:style-name="ce22" table:formula="of:=INDIRECT(&quot;R8C&quot;&amp;COLUMN();0)/INDIRECT(&quot;R&quot;&amp;ROW()&amp;&quot;C6&quot;;0)" office:value-type="float" office:value="0.123999134386496">
            <text:p>1.2400E-01</text:p>
          </table:table-cell>
          <table:table-cell table:style-name="ce22" table:formula="of:=INDIRECT(&quot;R8C&quot;&amp;COLUMN();0)/INDIRECT(&quot;R&quot;&amp;ROW()&amp;&quot;C6&quot;;0)" office:value-type="float" office:value="0.110582125081151">
            <text:p>1.1058E-01</text:p>
          </table:table-cell>
          <table:table-cell table:style-name="ce22" table:formula="of:=INDIRECT(&quot;R8C&quot;&amp;COLUMN();0)/INDIRECT(&quot;R&quot;&amp;ROW()&amp;&quot;C6&quot;;0)" office:value-type="float" office:value="0.0984635360311621">
            <text:p>9.8464E-02</text:p>
          </table:table-cell>
          <table:table-cell table:style-name="ce22" table:formula="of:=INDIRECT(&quot;R8C&quot;&amp;COLUMN();0)/INDIRECT(&quot;R&quot;&amp;ROW()&amp;&quot;C6&quot;;0)" office:value-type="float" office:value="0.0876433672365289">
            <text:p>8.7643E-02</text:p>
          </table:table-cell>
          <table:table-cell table:style-name="ce22" table:formula="of:=INDIRECT(&quot;R8C&quot;&amp;COLUMN();0)/INDIRECT(&quot;R&quot;&amp;ROW()&amp;&quot;C6&quot;;0)" office:value-type="float" office:value="0.0781216186972517">
            <text:p>7.8122E-02</text:p>
          </table:table-cell>
          <table:table-cell table:style-name="ce22" table:formula="of:=INDIRECT(&quot;R8C&quot;&amp;COLUMN();0)/INDIRECT(&quot;R&quot;&amp;ROW()&amp;&quot;C6&quot;;0)" office:value-type="float" office:value="0.0694654836615451">
            <text:p>6.9465E-02</text:p>
          </table:table-cell>
          <table:table-cell table:style-name="ce22" table:formula="of:=INDIRECT(&quot;R8C&quot;&amp;COLUMN();0)/INDIRECT(&quot;R&quot;&amp;ROW()&amp;&quot;C6&quot;;0)" office:value-type="float" office:value="0.0618913655053019">
            <text:p>6.1891E-02</text:p>
          </table:table-cell>
          <table:table-cell table:style-name="ce22" table:formula="of:=INDIRECT(&quot;R8C&quot;&amp;COLUMN();0)/INDIRECT(&quot;R&quot;&amp;ROW()&amp;&quot;C6&quot;;0)" office:value-type="float" office:value="0.0551828608526293">
            <text:p>5.5183E-02</text:p>
          </table:table-cell>
          <table:table-cell table:style-name="ce22" table:formula="of:=INDIRECT(&quot;R8C&quot;&amp;COLUMN();0)/INDIRECT(&quot;R&quot;&amp;ROW()&amp;&quot;C6&quot;;0)" office:value-type="float" office:value="0.0491235663276347">
            <text:p>4.9124E-02</text:p>
          </table:table-cell>
          <table:table-cell table:style-name="ce22" table:formula="of:=INDIRECT(&quot;R8C&quot;&amp;COLUMN();0)/INDIRECT(&quot;R&quot;&amp;ROW()&amp;&quot;C6&quot;;0)" office:value-type="float" office:value="0.0437134819303181">
            <text:p>4.3713E-02</text:p>
          </table:table-cell>
          <table:table-cell table:style-name="ce22" table:formula="of:=INDIRECT(&quot;R8C&quot;&amp;COLUMN();0)/INDIRECT(&quot;R&quot;&amp;ROW()&amp;&quot;C6&quot;;0)" office:value-type="float" office:value="0.0389526076606795">
            <text:p>3.8953E-02</text:p>
          </table:table-cell>
          <table:table-cell table:style-name="ce22" table:formula="of:=INDIRECT(&quot;R8C&quot;&amp;COLUMN();0)/INDIRECT(&quot;R&quot;&amp;ROW()&amp;&quot;C6&quot;;0)" office:value-type="float" office:value="0.0346245401428262">
            <text:p>3.4625E-02</text:p>
          </table:table-cell>
          <table:table-cell table:style-name="ce22" table:formula="of:=INDIRECT(&quot;R8C&quot;&amp;COLUMN();0)/INDIRECT(&quot;R&quot;&amp;ROW()&amp;&quot;C6&quot;;0)" office:value-type="float" office:value="0.0309456827526509">
            <text:p>3.0946E-02</text:p>
          </table:table-cell>
          <table:table-cell table:style-name="ce22" table:formula="of:=INDIRECT(&quot;R8C&quot;&amp;COLUMN();0)/INDIRECT(&quot;R&quot;&amp;ROW()&amp;&quot;C6&quot;;0)" office:value-type="float" office:value="0.0274832287383683">
            <text:p>2.7483E-02</text:p>
          </table:table-cell>
          <table:table-cell table:style-name="ce22" table:formula="of:=INDIRECT(&quot;R8C&quot;&amp;COLUMN();0)/INDIRECT(&quot;R&quot;&amp;ROW()&amp;&quot;C6&quot;;0)" office:value-type="float" office:value="0.024453581475871">
            <text:p>2.4454E-02</text:p>
          </table:table-cell>
          <table:table-cell table:style-name="ce22" table:formula="of:=INDIRECT(&quot;R8C&quot;&amp;COLUMN();0)/INDIRECT(&quot;R&quot;&amp;ROW()&amp;&quot;C6&quot;;0)" office:value-type="float" office:value="0.0218567409651591">
            <text:p>2.1857E-02</text:p>
          </table:table-cell>
          <table:table-cell table:style-name="ce22" table:formula="of:=INDIRECT(&quot;R8C&quot;&amp;COLUMN();0)/INDIRECT(&quot;R&quot;&amp;ROW()&amp;&quot;C6&quot;;0)" office:value-type="float" office:value="0.019411382817572">
            <text:p>1.9411E-02</text:p>
          </table:table-cell>
          <table:table-cell table:style-name="ce22" table:formula="of:=INDIRECT(&quot;R8C&quot;&amp;COLUMN();0)/INDIRECT(&quot;R&quot;&amp;ROW()&amp;&quot;C6&quot;;0)" office:value-type="float" office:value="0.0172906297338238">
            <text:p>1.7291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7])+1" office:value-type="float" office:value="29">
            <text:p>29</text:p>
          </table:table-cell>
          <table:table-cell table:style-name="ce6" office:value-type="float" office:value="6">
            <text:p>6</text:p>
          </table:table-cell>
          <table:table-cell table:style-name="ce9" office:value-type="float" office:value="0.162">
            <text:p>0.1620</text:p>
          </table:table-cell>
          <table:table-cell table:style-name="ce13" office:value-type="float" office:value="4.115">
            <text:p>4.1150</text:p>
          </table:table-cell>
          <table:table-cell table:style-name="ce14" table:formula="of:=[.D38]/2" office:value-type="float" office:value="2.0575">
            <text:p>2.0575</text:p>
          </table:table-cell>
          <table:table-cell table:style-name="ce16" table:formula="of:=pi*[.D38]" office:value-type="float" office:value="12.927653769522">
            <text:p>12.927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8.5176184690158">
            <text:p>1.8518E+01</text:p>
          </table:table-cell>
          <table:table-cell table:style-name="ce22" table:formula="of:=INDIRECT(&quot;R8C&quot;&amp;COLUMN();0)/INDIRECT(&quot;R&quot;&amp;ROW()&amp;&quot;C6&quot;;0)" office:value-type="float" office:value="15.4313487241798">
            <text:p>1.5431E+01</text:p>
          </table:table-cell>
          <table:table-cell table:style-name="ce22" table:formula="of:=INDIRECT(&quot;R8C&quot;&amp;COLUMN();0)/INDIRECT(&quot;R&quot;&amp;ROW()&amp;&quot;C6&quot;;0)" office:value-type="float" office:value="13.8882138517618">
            <text:p>1.3888E+01</text:p>
          </table:table-cell>
          <table:table-cell table:style-name="ce22" table:formula="of:=INDIRECT(&quot;R8C&quot;&amp;COLUMN();0)/INDIRECT(&quot;R&quot;&amp;ROW()&amp;&quot;C6&quot;;0)" office:value-type="float" office:value="12.3450789793439">
            <text:p>1.2345E+01</text:p>
          </table:table-cell>
          <table:table-cell table:style-name="ce22" table:formula="of:=INDIRECT(&quot;R8C&quot;&amp;COLUMN();0)/INDIRECT(&quot;R&quot;&amp;ROW()&amp;&quot;C6&quot;;0)" office:value-type="float" office:value="10.8019441069259">
            <text:p>1.0802E+01</text:p>
          </table:table-cell>
          <table:table-cell table:style-name="ce22" table:formula="of:=INDIRECT(&quot;R8C&quot;&amp;COLUMN();0)/INDIRECT(&quot;R&quot;&amp;ROW()&amp;&quot;C6&quot;;0)" office:value-type="float" office:value="10.0303766707169">
            <text:p>1.0030E+01</text:p>
          </table:table-cell>
          <table:table-cell table:style-name="ce22" table:formula="of:=INDIRECT(&quot;R8C&quot;&amp;COLUMN();0)/INDIRECT(&quot;R&quot;&amp;ROW()&amp;&quot;C6&quot;;0)" office:value-type="float" office:value="9.2588092345079">
            <text:p>9.2588E+00</text:p>
          </table:table-cell>
          <table:table-cell table:style-name="ce22" table:formula="of:=INDIRECT(&quot;R8C&quot;&amp;COLUMN();0)/INDIRECT(&quot;R&quot;&amp;ROW()&amp;&quot;C6&quot;;0)" office:value-type="float" office:value="8.48724179829891">
            <text:p>8.4872E+00</text:p>
          </table:table-cell>
          <table:table-cell table:style-name="ce22" table:formula="of:=INDIRECT(&quot;R8C&quot;&amp;COLUMN();0)/INDIRECT(&quot;R&quot;&amp;ROW()&amp;&quot;C6&quot;;0)" office:value-type="float" office:value="7.71567436208991">
            <text:p>7.7157E+00</text:p>
          </table:table-cell>
          <table:table-cell table:style-name="ce22" table:formula="of:=INDIRECT(&quot;R8C&quot;&amp;COLUMN();0)/INDIRECT(&quot;R&quot;&amp;ROW()&amp;&quot;C6&quot;;0)" office:value-type="float" office:value="6.17253948967193">
            <text:p>6.1725E+00</text:p>
          </table:table-cell>
          <table:table-cell table:style-name="ce22" table:formula="of:=INDIRECT(&quot;R8C&quot;&amp;COLUMN();0)/INDIRECT(&quot;R&quot;&amp;ROW()&amp;&quot;C6&quot;;0)" office:value-type="float" office:value="5.40097205346294">
            <text:p>5.4010E+00</text:p>
          </table:table-cell>
          <table:table-cell table:style-name="ce22" table:formula="of:=INDIRECT(&quot;R8C&quot;&amp;COLUMN();0)/INDIRECT(&quot;R&quot;&amp;ROW()&amp;&quot;C6&quot;;0)" office:value-type="float" office:value="5.01518833535844">
            <text:p>5.0152E+00</text:p>
          </table:table-cell>
          <table:table-cell table:style-name="ce22" table:formula="of:=INDIRECT(&quot;R8C&quot;&amp;COLUMN();0)/INDIRECT(&quot;R&quot;&amp;ROW()&amp;&quot;C6&quot;;0)" office:value-type="float" office:value="4.62940461725395">
            <text:p>4.6294E+00</text:p>
          </table:table-cell>
          <table:table-cell table:style-name="ce22" table:formula="of:=INDIRECT(&quot;R8C&quot;&amp;COLUMN();0)/INDIRECT(&quot;R&quot;&amp;ROW()&amp;&quot;C6&quot;;0)" office:value-type="float" office:value="3.85783718104496">
            <text:p>3.8578E+00</text:p>
          </table:table-cell>
          <table:table-cell table:style-name="ce22" table:formula="of:=INDIRECT(&quot;R8C&quot;&amp;COLUMN();0)/INDIRECT(&quot;R&quot;&amp;ROW()&amp;&quot;C6&quot;;0)" office:value-type="float" office:value="3.08626974483597">
            <text:p>3.0863E+00</text:p>
          </table:table-cell>
          <table:table-cell table:style-name="ce22" table:formula="of:=INDIRECT(&quot;R8C&quot;&amp;COLUMN();0)/INDIRECT(&quot;R&quot;&amp;ROW()&amp;&quot;C6&quot;;0)" office:value-type="float" office:value="2.83936816524909">
            <text:p>2.8394E+00</text:p>
          </table:table-cell>
          <table:table-cell table:style-name="ce22" table:formula="of:=INDIRECT(&quot;R8C&quot;&amp;COLUMN();0)/INDIRECT(&quot;R&quot;&amp;ROW()&amp;&quot;C6&quot;;0)" office:value-type="float" office:value="2.52831105710814">
            <text:p>2.5283E+00</text:p>
          </table:table-cell>
          <table:table-cell table:style-name="ce22" table:formula="of:=INDIRECT(&quot;R8C&quot;&amp;COLUMN();0)/INDIRECT(&quot;R&quot;&amp;ROW()&amp;&quot;C6&quot;;0)" office:value-type="float" office:value="2.31470230862697">
            <text:p>2.3147E+00</text:p>
          </table:table-cell>
          <table:table-cell table:style-name="ce22" table:formula="of:=INDIRECT(&quot;R8C&quot;&amp;COLUMN();0)/INDIRECT(&quot;R&quot;&amp;ROW()&amp;&quot;C6&quot;;0)" office:value-type="float" office:value="2.25176184690158">
            <text:p>2.2518E+00</text:p>
          </table:table-cell>
          <table:table-cell table:style-name="ce22" table:formula="of:=INDIRECT(&quot;R8C&quot;&amp;COLUMN();0)/INDIRECT(&quot;R&quot;&amp;ROW()&amp;&quot;C6&quot;;0)" office:value-type="float" office:value="2.00534629404617">
            <text:p>2.0053E+00</text:p>
          </table:table-cell>
          <table:table-cell table:style-name="ce22" table:formula="of:=INDIRECT(&quot;R8C&quot;&amp;COLUMN();0)/INDIRECT(&quot;R&quot;&amp;ROW()&amp;&quot;C6&quot;;0)" office:value-type="float" office:value="1.92891859052248">
            <text:p>1.9289E+00</text:p>
          </table:table-cell>
          <table:table-cell table:style-name="ce22" table:formula="of:=INDIRECT(&quot;R8C&quot;&amp;COLUMN();0)/INDIRECT(&quot;R&quot;&amp;ROW()&amp;&quot;C6&quot;;0)" office:value-type="float" office:value="1.78566221142163">
            <text:p>1.7857E+00</text:p>
          </table:table-cell>
          <table:table-cell table:style-name="ce22" table:formula="of:=INDIRECT(&quot;R8C&quot;&amp;COLUMN();0)/INDIRECT(&quot;R&quot;&amp;ROW()&amp;&quot;C6&quot;;0)" office:value-type="float" office:value="1.5902794653706">
            <text:p>1.5903E+00</text:p>
          </table:table-cell>
          <table:table-cell table:style-name="ce22" table:formula="of:=INDIRECT(&quot;R8C&quot;&amp;COLUMN();0)/INDIRECT(&quot;R&quot;&amp;ROW()&amp;&quot;C6&quot;;0)" office:value-type="float" office:value="1.54313487241798">
            <text:p>1.5431E+00</text:p>
          </table:table-cell>
          <table:table-cell table:style-name="ce22" table:formula="of:=INDIRECT(&quot;R8C&quot;&amp;COLUMN();0)/INDIRECT(&quot;R&quot;&amp;ROW()&amp;&quot;C6&quot;;0)" office:value-type="float" office:value="1.41603888213852">
            <text:p>1.4160E+00</text:p>
          </table:table-cell>
          <table:table-cell table:style-name="ce22" table:formula="of:=INDIRECT(&quot;R8C&quot;&amp;COLUMN();0)/INDIRECT(&quot;R&quot;&amp;ROW()&amp;&quot;C6&quot;;0)" office:value-type="float" office:value="1.26099635479951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5735115431349">
            <text:p>1.1574E+00</text:p>
          </table:table-cell>
          <table:table-cell table:style-name="ce22" table:formula="of:=INDIRECT(&quot;R8C&quot;&amp;COLUMN();0)/INDIRECT(&quot;R&quot;&amp;ROW()&amp;&quot;C6&quot;;0)" office:value-type="float" office:value="1.12296476306197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643985419198">
            <text:p>8.9064E-01</text:p>
          </table:table-cell>
          <table:table-cell table:style-name="ce22" table:formula="of:=INDIRECT(&quot;R8C&quot;&amp;COLUMN();0)/INDIRECT(&quot;R&quot;&amp;ROW()&amp;&quot;C6&quot;;0)" office:value-type="float" office:value="0.793195625759417">
            <text:p>7.9320E-01</text:p>
          </table:table-cell>
          <table:table-cell table:style-name="ce22" table:formula="of:=INDIRECT(&quot;R8C&quot;&amp;COLUMN();0)/INDIRECT(&quot;R&quot;&amp;ROW()&amp;&quot;C6&quot;;0)" office:value-type="float" office:value="0.706196840826245">
            <text:p>7.0620E-01</text:p>
          </table:table-cell>
          <table:table-cell table:style-name="ce22" table:formula="of:=INDIRECT(&quot;R8C&quot;&amp;COLUMN();0)/INDIRECT(&quot;R&quot;&amp;ROW()&amp;&quot;C6&quot;;0)" office:value-type="float" office:value="0.628918590522479">
            <text:p>6.2892E-01</text:p>
          </table:table-cell>
          <table:table-cell table:style-name="ce22" table:formula="of:=INDIRECT(&quot;R8C&quot;&amp;COLUMN();0)/INDIRECT(&quot;R&quot;&amp;ROW()&amp;&quot;C6&quot;;0)" office:value-type="float" office:value="0.560145808019441">
            <text:p>5.6015E-01</text:p>
          </table:table-cell>
          <table:table-cell table:style-name="ce22" table:formula="of:=INDIRECT(&quot;R8C&quot;&amp;COLUMN();0)/INDIRECT(&quot;R&quot;&amp;ROW()&amp;&quot;C6&quot;;0)" office:value-type="float" office:value="0.498906439854192">
            <text:p>4.9891E-01</text:p>
          </table:table-cell>
          <table:table-cell table:style-name="ce22" table:formula="of:=INDIRECT(&quot;R8C&quot;&amp;COLUMN();0)/INDIRECT(&quot;R&quot;&amp;ROW()&amp;&quot;C6&quot;;0)" office:value-type="float" office:value="0.444228432563791">
            <text:p>4.4423E-01</text:p>
          </table:table-cell>
          <table:table-cell table:style-name="ce22" table:formula="of:=INDIRECT(&quot;R8C&quot;&amp;COLUMN();0)/INDIRECT(&quot;R&quot;&amp;ROW()&amp;&quot;C6&quot;;0)" office:value-type="float" office:value="0.395625759416768">
            <text:p>3.9563E-01</text:p>
          </table:table-cell>
          <table:table-cell table:style-name="ce22" table:formula="of:=INDIRECT(&quot;R8C&quot;&amp;COLUMN();0)/INDIRECT(&quot;R&quot;&amp;ROW()&amp;&quot;C6&quot;;0)" office:value-type="float" office:value="0.352369380315917">
            <text:p>3.5237E-01</text:p>
          </table:table-cell>
          <table:table-cell table:style-name="ce22" table:formula="of:=INDIRECT(&quot;R8C&quot;&amp;COLUMN();0)/INDIRECT(&quot;R&quot;&amp;ROW()&amp;&quot;C6&quot;;0)" office:value-type="float" office:value="0.313730255164034">
            <text:p>3.1373E-01</text:p>
          </table:table-cell>
          <table:table-cell table:style-name="ce22" table:formula="of:=INDIRECT(&quot;R8C&quot;&amp;COLUMN();0)/INDIRECT(&quot;R&quot;&amp;ROW()&amp;&quot;C6&quot;;0)" office:value-type="float" office:value="0.279465370595383">
            <text:p>2.7947E-01</text:p>
          </table:table-cell>
          <table:table-cell table:style-name="ce22" table:formula="of:=INDIRECT(&quot;R8C&quot;&amp;COLUMN();0)/INDIRECT(&quot;R&quot;&amp;ROW()&amp;&quot;C6&quot;;0)" office:value-type="float" office:value="0.248845686512758">
            <text:p>2.4885E-01</text:p>
          </table:table-cell>
          <table:table-cell table:style-name="ce22" table:formula="of:=INDIRECT(&quot;R8C&quot;&amp;COLUMN();0)/INDIRECT(&quot;R&quot;&amp;ROW()&amp;&quot;C6&quot;;0)" office:value-type="float" office:value="0.221628189550425">
            <text:p>2.2163E-01</text:p>
          </table:table-cell>
          <table:table-cell table:style-name="ce22" table:formula="of:=INDIRECT(&quot;R8C&quot;&amp;COLUMN();0)/INDIRECT(&quot;R&quot;&amp;ROW()&amp;&quot;C6&quot;;0)" office:value-type="float" office:value="0.197326852976914">
            <text:p>1.9733E-01</text:p>
          </table:table-cell>
          <table:table-cell table:style-name="ce22" table:formula="of:=INDIRECT(&quot;R8C&quot;&amp;COLUMN();0)/INDIRECT(&quot;R&quot;&amp;ROW()&amp;&quot;C6&quot;;0)" office:value-type="float" office:value="0.175698663426488">
            <text:p>1.7570E-01</text:p>
          </table:table-cell>
          <table:table-cell table:style-name="ce22" table:formula="of:=INDIRECT(&quot;R8C&quot;&amp;COLUMN();0)/INDIRECT(&quot;R&quot;&amp;ROW()&amp;&quot;C6&quot;;0)" office:value-type="float" office:value="0.156500607533414">
            <text:p>1.5650E-01</text:p>
          </table:table-cell>
          <table:table-cell table:style-name="ce22" table:formula="of:=INDIRECT(&quot;R8C&quot;&amp;COLUMN();0)/INDIRECT(&quot;R&quot;&amp;ROW()&amp;&quot;C6&quot;;0)" office:value-type="float" office:value="0.139246658566221">
            <text:p>1.3925E-01</text:p>
          </table:table-cell>
          <table:table-cell table:style-name="ce22" table:formula="of:=INDIRECT(&quot;R8C&quot;&amp;COLUMN();0)/INDIRECT(&quot;R&quot;&amp;ROW()&amp;&quot;C6&quot;;0)" office:value-type="float" office:value="0.124179829890644">
            <text:p>1.2418E-01</text:p>
          </table:table-cell>
          <table:table-cell table:style-name="ce22" table:formula="of:=INDIRECT(&quot;R8C&quot;&amp;COLUMN();0)/INDIRECT(&quot;R&quot;&amp;ROW()&amp;&quot;C6&quot;;0)" office:value-type="float" office:value="0.110571081409478">
            <text:p>1.1057E-01</text:p>
          </table:table-cell>
          <table:table-cell table:style-name="ce22" table:formula="of:=INDIRECT(&quot;R8C&quot;&amp;COLUMN();0)/INDIRECT(&quot;R&quot;&amp;ROW()&amp;&quot;C6&quot;;0)" office:value-type="float" office:value="0.0984204131227217">
            <text:p>9.8420E-02</text:p>
          </table:table-cell>
          <table:table-cell table:style-name="ce22" table:formula="of:=INDIRECT(&quot;R8C&quot;&amp;COLUMN();0)/INDIRECT(&quot;R&quot;&amp;ROW()&amp;&quot;C6&quot;;0)" office:value-type="float" office:value="0.0877278250303767">
            <text:p>8.7728E-02</text:p>
          </table:table-cell>
          <table:table-cell table:style-name="ce22" table:formula="of:=INDIRECT(&quot;R8C&quot;&amp;COLUMN();0)/INDIRECT(&quot;R&quot;&amp;ROW()&amp;&quot;C6&quot;;0)" office:value-type="float" office:value="0.0780072904009721">
            <text:p>7.8007E-02</text:p>
          </table:table-cell>
          <table:table-cell table:style-name="ce22" table:formula="of:=INDIRECT(&quot;R8C&quot;&amp;COLUMN();0)/INDIRECT(&quot;R&quot;&amp;ROW()&amp;&quot;C6&quot;;0)" office:value-type="float" office:value="0.069501822600243">
            <text:p>6.9502E-02</text:p>
          </table:table-cell>
          <table:table-cell table:style-name="ce22" table:formula="of:=INDIRECT(&quot;R8C&quot;&amp;COLUMN();0)/INDIRECT(&quot;R&quot;&amp;ROW()&amp;&quot;C6&quot;;0)" office:value-type="float" office:value="0.0619684082624544">
            <text:p>6.1968E-02</text:p>
          </table:table-cell>
          <table:table-cell table:style-name="ce22" table:formula="of:=INDIRECT(&quot;R8C&quot;&amp;COLUMN();0)/INDIRECT(&quot;R&quot;&amp;ROW()&amp;&quot;C6&quot;;0)" office:value-type="float" office:value="0.0551640340218712">
            <text:p>5.5164E-02</text:p>
          </table:table-cell>
          <table:table-cell table:style-name="ce22" table:formula="of:=INDIRECT(&quot;R8C&quot;&amp;COLUMN();0)/INDIRECT(&quot;R&quot;&amp;ROW()&amp;&quot;C6&quot;;0)" office:value-type="float" office:value="0.0490886998784933">
            <text:p>4.9089E-02</text:p>
          </table:table-cell>
          <table:table-cell table:style-name="ce22" table:formula="of:=INDIRECT(&quot;R8C&quot;&amp;COLUMN();0)/INDIRECT(&quot;R&quot;&amp;ROW()&amp;&quot;C6&quot;;0)" office:value-type="float" office:value="0.0437424058323208">
            <text:p>4.3742E-02</text:p>
          </table:table-cell>
          <table:table-cell table:style-name="ce22" table:formula="of:=INDIRECT(&quot;R8C&quot;&amp;COLUMN();0)/INDIRECT(&quot;R&quot;&amp;ROW()&amp;&quot;C6&quot;;0)" office:value-type="float" office:value="0.0388821385176185">
            <text:p>3.8882E-02</text:p>
          </table:table-cell>
          <table:table-cell table:style-name="ce22" table:formula="of:=INDIRECT(&quot;R8C&quot;&amp;COLUMN();0)/INDIRECT(&quot;R&quot;&amp;ROW()&amp;&quot;C6&quot;;0)" office:value-type="float" office:value="0.0347509113001215">
            <text:p>3.4751E-02</text:p>
          </table:table-cell>
          <table:table-cell table:style-name="ce22" table:formula="of:=INDIRECT(&quot;R8C&quot;&amp;COLUMN();0)/INDIRECT(&quot;R&quot;&amp;ROW()&amp;&quot;C6&quot;;0)" office:value-type="float" office:value="0.0308626974483597">
            <text:p>3.0863E-02</text:p>
          </table:table-cell>
          <table:table-cell table:style-name="ce22" table:formula="of:=INDIRECT(&quot;R8C&quot;&amp;COLUMN();0)/INDIRECT(&quot;R&quot;&amp;ROW()&amp;&quot;C6&quot;;0)" office:value-type="float" office:value="0.027460510328068">
            <text:p>2.7461E-02</text:p>
          </table:table-cell>
          <table:table-cell table:style-name="ce22" table:formula="of:=INDIRECT(&quot;R8C&quot;&amp;COLUMN();0)/INDIRECT(&quot;R&quot;&amp;ROW()&amp;&quot;C6&quot;;0)" office:value-type="float" office:value="0.0245443499392467">
            <text:p>2.4544E-02</text:p>
          </table:table-cell>
          <table:table-cell table:style-name="ce22" table:formula="of:=INDIRECT(&quot;R8C&quot;&amp;COLUMN();0)/INDIRECT(&quot;R&quot;&amp;ROW()&amp;&quot;C6&quot;;0)" office:value-type="float" office:value="0.0217982989064399">
            <text:p>2.1798E-02</text:p>
          </table:table-cell>
          <table:table-cell table:style-name="ce22" table:formula="of:=INDIRECT(&quot;R8C&quot;&amp;COLUMN();0)/INDIRECT(&quot;R&quot;&amp;ROW()&amp;&quot;C6&quot;;0)" office:value-type="float" office:value="0.0194167679222357">
            <text:p>1.9417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8])+1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9" office:value-type="float" office:value="0.1443">
            <text:p>0.1443</text:p>
          </table:table-cell>
          <table:table-cell table:style-name="ce13" office:value-type="float" office:value="3.665">
            <text:p>3.6650</text:p>
          </table:table-cell>
          <table:table-cell table:style-name="ce14" table:formula="of:=[.D39]/2" office:value-type="float" office:value="1.8325">
            <text:p>1.8325</text:p>
          </table:table-cell>
          <table:table-cell table:style-name="ce16" table:formula="of:=pi*[.D39]" office:value-type="float" office:value="11.5139370754066">
            <text:p>11.5139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0.7912687585266">
            <text:p>2.0791E+01</text:p>
          </table:table-cell>
          <table:table-cell table:style-name="ce22" table:formula="of:=INDIRECT(&quot;R8C&quot;&amp;COLUMN();0)/INDIRECT(&quot;R&quot;&amp;ROW()&amp;&quot;C6&quot;;0)" office:value-type="float" office:value="17.3260572987722">
            <text:p>1.7326E+01</text:p>
          </table:table-cell>
          <table:table-cell table:style-name="ce22" table:formula="of:=INDIRECT(&quot;R8C&quot;&amp;COLUMN();0)/INDIRECT(&quot;R&quot;&amp;ROW()&amp;&quot;C6&quot;;0)" office:value-type="float" office:value="15.593451568895">
            <text:p>1.5593E+01</text:p>
          </table:table-cell>
          <table:table-cell table:style-name="ce22" table:formula="of:=INDIRECT(&quot;R8C&quot;&amp;COLUMN();0)/INDIRECT(&quot;R&quot;&amp;ROW()&amp;&quot;C6&quot;;0)" office:value-type="float" office:value="13.8608458390177">
            <text:p>1.3861E+01</text:p>
          </table:table-cell>
          <table:table-cell table:style-name="ce22" table:formula="of:=INDIRECT(&quot;R8C&quot;&amp;COLUMN();0)/INDIRECT(&quot;R&quot;&amp;ROW()&amp;&quot;C6&quot;;0)" office:value-type="float" office:value="12.1282401091405">
            <text:p>1.2128E+01</text:p>
          </table:table-cell>
          <table:table-cell table:style-name="ce22" table:formula="of:=INDIRECT(&quot;R8C&quot;&amp;COLUMN();0)/INDIRECT(&quot;R&quot;&amp;ROW()&amp;&quot;C6&quot;;0)" office:value-type="float" office:value="11.2619372442019">
            <text:p>1.1262E+01</text:p>
          </table:table-cell>
          <table:table-cell table:style-name="ce22" table:formula="of:=INDIRECT(&quot;R8C&quot;&amp;COLUMN();0)/INDIRECT(&quot;R&quot;&amp;ROW()&amp;&quot;C6&quot;;0)" office:value-type="float" office:value="10.3956343792633">
            <text:p>1.0396E+01</text:p>
          </table:table-cell>
          <table:table-cell table:style-name="ce22" table:formula="of:=INDIRECT(&quot;R8C&quot;&amp;COLUMN();0)/INDIRECT(&quot;R&quot;&amp;ROW()&amp;&quot;C6&quot;;0)" office:value-type="float" office:value="9.52933151432469">
            <text:p>9.5293E+00</text:p>
          </table:table-cell>
          <table:table-cell table:style-name="ce22" table:formula="of:=INDIRECT(&quot;R8C&quot;&amp;COLUMN();0)/INDIRECT(&quot;R&quot;&amp;ROW()&amp;&quot;C6&quot;;0)" office:value-type="float" office:value="8.66302864938609">
            <text:p>8.6630E+00</text:p>
          </table:table-cell>
          <table:table-cell table:style-name="ce22" table:formula="of:=INDIRECT(&quot;R8C&quot;&amp;COLUMN();0)/INDIRECT(&quot;R&quot;&amp;ROW()&amp;&quot;C6&quot;;0)" office:value-type="float" office:value="6.93042291950887">
            <text:p>6.9304E+00</text:p>
          </table:table-cell>
          <table:table-cell table:style-name="ce22" table:formula="of:=INDIRECT(&quot;R8C&quot;&amp;COLUMN();0)/INDIRECT(&quot;R&quot;&amp;ROW()&amp;&quot;C6&quot;;0)" office:value-type="float" office:value="6.06412005457026">
            <text:p>6.0641E+00</text:p>
          </table:table-cell>
          <table:table-cell table:style-name="ce22" table:formula="of:=INDIRECT(&quot;R8C&quot;&amp;COLUMN();0)/INDIRECT(&quot;R&quot;&amp;ROW()&amp;&quot;C6&quot;;0)" office:value-type="float" office:value="5.63096862210096">
            <text:p>5.6310E+00</text:p>
          </table:table-cell>
          <table:table-cell table:style-name="ce22" table:formula="of:=INDIRECT(&quot;R8C&quot;&amp;COLUMN();0)/INDIRECT(&quot;R&quot;&amp;ROW()&amp;&quot;C6&quot;;0)" office:value-type="float" office:value="5.19781718963165">
            <text:p>5.1978E+00</text:p>
          </table:table-cell>
          <table:table-cell table:style-name="ce22" table:formula="of:=INDIRECT(&quot;R8C&quot;&amp;COLUMN();0)/INDIRECT(&quot;R&quot;&amp;ROW()&amp;&quot;C6&quot;;0)" office:value-type="float" office:value="4.33151432469304">
            <text:p>4.3315E+00</text:p>
          </table:table-cell>
          <table:table-cell table:style-name="ce22" table:formula="of:=INDIRECT(&quot;R8C&quot;&amp;COLUMN();0)/INDIRECT(&quot;R&quot;&amp;ROW()&amp;&quot;C6&quot;;0)" office:value-type="float" office:value="3.46521145975443">
            <text:p>3.4652E+00</text:p>
          </table:table-cell>
          <table:table-cell table:style-name="ce22" table:formula="of:=INDIRECT(&quot;R8C&quot;&amp;COLUMN();0)/INDIRECT(&quot;R&quot;&amp;ROW()&amp;&quot;C6&quot;;0)" office:value-type="float" office:value="3.18799454297408">
            <text:p>3.1880E+00</text:p>
          </table:table-cell>
          <table:table-cell table:style-name="ce22" table:formula="of:=INDIRECT(&quot;R8C&quot;&amp;COLUMN();0)/INDIRECT(&quot;R&quot;&amp;ROW()&amp;&quot;C6&quot;;0)" office:value-type="float" office:value="2.8387448840382">
            <text:p>2.8387E+00</text:p>
          </table:table-cell>
          <table:table-cell table:style-name="ce22" table:formula="of:=INDIRECT(&quot;R8C&quot;&amp;COLUMN();0)/INDIRECT(&quot;R&quot;&amp;ROW()&amp;&quot;C6&quot;;0)" office:value-type="float" office:value="2.59890859481582">
            <text:p>2.5989E+00</text:p>
          </table:table-cell>
          <table:table-cell table:style-name="ce22" table:formula="of:=INDIRECT(&quot;R8C&quot;&amp;COLUMN();0)/INDIRECT(&quot;R&quot;&amp;ROW()&amp;&quot;C6&quot;;0)" office:value-type="float" office:value="2.52824010914052">
            <text:p>2.5282E+00</text:p>
          </table:table-cell>
          <table:table-cell table:style-name="ce22" table:formula="of:=INDIRECT(&quot;R8C&quot;&amp;COLUMN();0)/INDIRECT(&quot;R&quot;&amp;ROW()&amp;&quot;C6&quot;;0)" office:value-type="float" office:value="2.25156889495225">
            <text:p>2.2516E+00</text:p>
          </table:table-cell>
          <table:table-cell table:style-name="ce22" table:formula="of:=INDIRECT(&quot;R8C&quot;&amp;COLUMN();0)/INDIRECT(&quot;R&quot;&amp;ROW()&amp;&quot;C6&quot;;0)" office:value-type="float" office:value="2.16575716234652">
            <text:p>2.1658E+00</text:p>
          </table:table-cell>
          <table:table-cell table:style-name="ce22" table:formula="of:=INDIRECT(&quot;R8C&quot;&amp;COLUMN();0)/INDIRECT(&quot;R&quot;&amp;ROW()&amp;&quot;C6&quot;;0)" office:value-type="float" office:value="2.00491132332879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53888130969">
            <text:p>1.7855E+00</text:p>
          </table:table-cell>
          <table:table-cell table:style-name="ce22" table:formula="of:=INDIRECT(&quot;R8C&quot;&amp;COLUMN();0)/INDIRECT(&quot;R&quot;&amp;ROW()&amp;&quot;C6&quot;;0)" office:value-type="float" office:value="1.73260572987722">
            <text:p>1.7326E+00</text:p>
          </table:table-cell>
          <table:table-cell table:style-name="ce22" table:formula="of:=INDIRECT(&quot;R8C&quot;&amp;COLUMN();0)/INDIRECT(&quot;R&quot;&amp;ROW()&amp;&quot;C6&quot;;0)" office:value-type="float" office:value="1.58990450204638">
            <text:p>1.5899E+00</text:p>
          </table:table-cell>
          <table:table-cell table:style-name="ce22" table:formula="of:=INDIRECT(&quot;R8C&quot;&amp;COLUMN();0)/INDIRECT(&quot;R&quot;&amp;ROW()&amp;&quot;C6&quot;;0)" office:value-type="float" office:value="1.41582537517053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9945429740791">
            <text:p>1.2995E+00</text:p>
          </table:table-cell>
          <table:table-cell table:style-name="ce22" table:formula="of:=INDIRECT(&quot;R8C&quot;&amp;COLUMN();0)/INDIRECT(&quot;R&quot;&amp;ROW()&amp;&quot;C6&quot;;0)" office:value-type="float" office:value="1.26084583901774">
            <text:p>1.2608E+00</text:p>
          </table:table-cell>
          <table:table-cell table:style-name="ce22" table:formula="of:=INDIRECT(&quot;R8C&quot;&amp;COLUMN();0)/INDIRECT(&quot;R&quot;&amp;ROW()&amp;&quot;C6&quot;;0)" office:value-type="float" office:value="1.12278308321965">
            <text:p>1.122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86630286494">
            <text:p>8.9059E-01</text:p>
          </table:table-cell>
          <table:table-cell table:style-name="ce22" table:formula="of:=INDIRECT(&quot;R8C&quot;&amp;COLUMN();0)/INDIRECT(&quot;R&quot;&amp;ROW()&amp;&quot;C6&quot;;0)" office:value-type="float" office:value="0.792905866302865">
            <text:p>7.9291E-01</text:p>
          </table:table-cell>
          <table:table-cell table:style-name="ce22" table:formula="of:=INDIRECT(&quot;R8C&quot;&amp;COLUMN();0)/INDIRECT(&quot;R&quot;&amp;ROW()&amp;&quot;C6&quot;;0)" office:value-type="float" office:value="0.706139154160982">
            <text:p>7.0614E-01</text:p>
          </table:table-cell>
          <table:table-cell table:style-name="ce22" table:formula="of:=INDIRECT(&quot;R8C&quot;&amp;COLUMN();0)/INDIRECT(&quot;R&quot;&amp;ROW()&amp;&quot;C6&quot;;0)" office:value-type="float" office:value="0.628922237380628">
            <text:p>6.2892E-01</text:p>
          </table:table-cell>
          <table:table-cell table:style-name="ce22" table:formula="of:=INDIRECT(&quot;R8C&quot;&amp;COLUMN();0)/INDIRECT(&quot;R&quot;&amp;ROW()&amp;&quot;C6&quot;;0)" office:value-type="float" office:value="0.560163710777626">
            <text:p>5.6016E-01</text:p>
          </table:table-cell>
          <table:table-cell table:style-name="ce22" table:formula="of:=INDIRECT(&quot;R8C&quot;&amp;COLUMN();0)/INDIRECT(&quot;R&quot;&amp;ROW()&amp;&quot;C6&quot;;0)" office:value-type="float" office:value="0.498772169167804">
            <text:p>4.9877E-01</text:p>
          </table:table-cell>
          <table:table-cell table:style-name="ce22" table:formula="of:=INDIRECT(&quot;R8C&quot;&amp;COLUMN();0)/INDIRECT(&quot;R&quot;&amp;ROW()&amp;&quot;C6&quot;;0)" office:value-type="float" office:value="0.444201909959072">
            <text:p>4.4420E-01</text:p>
          </table:table-cell>
          <table:table-cell table:style-name="ce22" table:formula="of:=INDIRECT(&quot;R8C&quot;&amp;COLUMN();0)/INDIRECT(&quot;R&quot;&amp;ROW()&amp;&quot;C6&quot;;0)" office:value-type="float" office:value="0.395634379263301">
            <text:p>3.9563E-01</text:p>
          </table:table-cell>
          <table:table-cell table:style-name="ce22" table:formula="of:=INDIRECT(&quot;R8C&quot;&amp;COLUMN();0)/INDIRECT(&quot;R&quot;&amp;ROW()&amp;&quot;C6&quot;;0)" office:value-type="float" office:value="0.35225102319236">
            <text:p>3.5225E-01</text:p>
          </table:table-cell>
          <table:table-cell table:style-name="ce22" table:formula="of:=INDIRECT(&quot;R8C&quot;&amp;COLUMN();0)/INDIRECT(&quot;R&quot;&amp;ROW()&amp;&quot;C6&quot;;0)" office:value-type="float" office:value="0.313778990450205">
            <text:p>3.1378E-01</text:p>
          </table:table-cell>
          <table:table-cell table:style-name="ce22" table:formula="of:=INDIRECT(&quot;R8C&quot;&amp;COLUMN();0)/INDIRECT(&quot;R&quot;&amp;ROW()&amp;&quot;C6&quot;;0)" office:value-type="float" office:value="0.279399727148704">
            <text:p>2.7940E-01</text:p>
          </table:table-cell>
          <table:table-cell table:style-name="ce22" table:formula="of:=INDIRECT(&quot;R8C&quot;&amp;COLUMN();0)/INDIRECT(&quot;R&quot;&amp;ROW()&amp;&quot;C6&quot;;0)" office:value-type="float" office:value="0.248840381991814">
            <text:p>2.4884E-01</text:p>
          </table:table-cell>
          <table:table-cell table:style-name="ce22" table:formula="of:=INDIRECT(&quot;R8C&quot;&amp;COLUMN();0)/INDIRECT(&quot;R&quot;&amp;ROW()&amp;&quot;C6&quot;;0)" office:value-type="float" office:value="0.221555252387449">
            <text:p>2.2156E-01</text:p>
          </table:table-cell>
          <table:table-cell table:style-name="ce22" table:formula="of:=INDIRECT(&quot;R8C&quot;&amp;COLUMN();0)/INDIRECT(&quot;R&quot;&amp;ROW()&amp;&quot;C6&quot;;0)" office:value-type="float" office:value="0.197271487039563">
            <text:p>1.9727E-01</text:p>
          </table:table-cell>
          <table:table-cell table:style-name="ce22" table:formula="of:=INDIRECT(&quot;R8C&quot;&amp;COLUMN();0)/INDIRECT(&quot;R&quot;&amp;ROW()&amp;&quot;C6&quot;;0)" office:value-type="float" office:value="0.175716234652115">
            <text:p>1.7572E-01</text:p>
          </table:table-cell>
          <table:table-cell table:style-name="ce22" table:formula="of:=INDIRECT(&quot;R8C&quot;&amp;COLUMN();0)/INDIRECT(&quot;R&quot;&amp;ROW()&amp;&quot;C6&quot;;0)" office:value-type="float" office:value="0.156343792633015">
            <text:p>1.5634E-01</text:p>
          </table:table-cell>
          <table:table-cell table:style-name="ce22" table:formula="of:=INDIRECT(&quot;R8C&quot;&amp;COLUMN();0)/INDIRECT(&quot;R&quot;&amp;ROW()&amp;&quot;C6&quot;;0)" office:value-type="float" office:value="0.139427012278308">
            <text:p>1.3943E-01</text:p>
          </table:table-cell>
          <table:table-cell table:style-name="ce22" table:formula="of:=INDIRECT(&quot;R8C&quot;&amp;COLUMN();0)/INDIRECT(&quot;R&quot;&amp;ROW()&amp;&quot;C6&quot;;0)" office:value-type="float" office:value="0.124147339699864">
            <text:p>1.2415E-01</text:p>
          </table:table-cell>
          <table:table-cell table:style-name="ce22" table:formula="of:=INDIRECT(&quot;R8C&quot;&amp;COLUMN();0)/INDIRECT(&quot;R&quot;&amp;ROW()&amp;&quot;C6&quot;;0)" office:value-type="float" office:value="0.110504774897681">
            <text:p>1.1050E-01</text:p>
          </table:table-cell>
          <table:table-cell table:style-name="ce22" table:formula="of:=INDIRECT(&quot;R8C&quot;&amp;COLUMN();0)/INDIRECT(&quot;R&quot;&amp;ROW()&amp;&quot;C6&quot;;0)" office:value-type="float" office:value="0.0984993178717599">
            <text:p>9.8499E-02</text:p>
          </table:table-cell>
          <table:table-cell table:style-name="ce22" table:formula="of:=INDIRECT(&quot;R8C&quot;&amp;COLUMN();0)/INDIRECT(&quot;R&quot;&amp;ROW()&amp;&quot;C6&quot;;0)" office:value-type="float" office:value="0.0875852660300136">
            <text:p>8.7585E-02</text:p>
          </table:table-cell>
          <table:table-cell table:style-name="ce22" table:formula="of:=INDIRECT(&quot;R8C&quot;&amp;COLUMN();0)/INDIRECT(&quot;R&quot;&amp;ROW()&amp;&quot;C6&quot;;0)" office:value-type="float" office:value="0.0780354706684857">
            <text:p>7.8035E-02</text:p>
          </table:table-cell>
          <table:table-cell table:style-name="ce22" table:formula="of:=INDIRECT(&quot;R8C&quot;&amp;COLUMN();0)/INDIRECT(&quot;R&quot;&amp;ROW()&amp;&quot;C6&quot;;0)" office:value-type="float" office:value="0.0695770804911323">
            <text:p>6.9577E-02</text:p>
          </table:table-cell>
          <table:table-cell table:style-name="ce22" table:formula="of:=INDIRECT(&quot;R8C&quot;&amp;COLUMN();0)/INDIRECT(&quot;R&quot;&amp;ROW()&amp;&quot;C6&quot;;0)" office:value-type="float" office:value="0.06193724420191">
            <text:p>6.1937E-02</text:p>
          </table:table-cell>
          <table:table-cell table:style-name="ce22" table:formula="of:=INDIRECT(&quot;R8C&quot;&amp;COLUMN();0)/INDIRECT(&quot;R&quot;&amp;ROW()&amp;&quot;C6&quot;;0)" office:value-type="float" office:value="0.0551159618008186">
            <text:p>5.5116E-02</text:p>
          </table:table-cell>
          <table:table-cell table:style-name="ce22" table:formula="of:=INDIRECT(&quot;R8C&quot;&amp;COLUMN();0)/INDIRECT(&quot;R&quot;&amp;ROW()&amp;&quot;C6&quot;;0)" office:value-type="float" office:value="0.0491132332878581">
            <text:p>4.9113E-02</text:p>
          </table:table-cell>
          <table:table-cell table:style-name="ce22" table:formula="of:=INDIRECT(&quot;R8C&quot;&amp;COLUMN();0)/INDIRECT(&quot;R&quot;&amp;ROW()&amp;&quot;C6&quot;;0)" office:value-type="float" office:value="0.043656207366985">
            <text:p>4.3656E-02</text:p>
          </table:table-cell>
          <table:table-cell table:style-name="ce22" table:formula="of:=INDIRECT(&quot;R8C&quot;&amp;COLUMN();0)/INDIRECT(&quot;R&quot;&amp;ROW()&amp;&quot;C6&quot;;0)" office:value-type="float" office:value="0.0390177353342428">
            <text:p>3.9018E-02</text:p>
          </table:table-cell>
          <table:table-cell table:style-name="ce22" table:formula="of:=INDIRECT(&quot;R8C&quot;&amp;COLUMN();0)/INDIRECT(&quot;R&quot;&amp;ROW()&amp;&quot;C6&quot;;0)" office:value-type="float" office:value="0.0346521145975443">
            <text:p>3.4652E-02</text:p>
          </table:table-cell>
          <table:table-cell table:style-name="ce22" table:formula="of:=INDIRECT(&quot;R8C&quot;&amp;COLUMN();0)/INDIRECT(&quot;R&quot;&amp;ROW()&amp;&quot;C6&quot;;0)" office:value-type="float" office:value="0.0308321964529331">
            <text:p>3.0832E-02</text:p>
          </table:table-cell>
          <table:table-cell table:style-name="ce22" table:formula="of:=INDIRECT(&quot;R8C&quot;&amp;COLUMN();0)/INDIRECT(&quot;R&quot;&amp;ROW()&amp;&quot;C6&quot;;0)" office:value-type="float" office:value="0.0275579809004093">
            <text:p>2.7558E-02</text:p>
          </table:table-cell>
          <table:table-cell table:style-name="ce22" table:formula="of:=INDIRECT(&quot;R8C&quot;&amp;COLUMN();0)/INDIRECT(&quot;R&quot;&amp;ROW()&amp;&quot;C6&quot;;0)" office:value-type="float" office:value="0.024474761255116">
            <text:p>2.4475E-02</text:p>
          </table:table-cell>
          <table:table-cell table:style-name="ce22" table:formula="of:=INDIRECT(&quot;R8C&quot;&amp;COLUMN();0)/INDIRECT(&quot;R&quot;&amp;ROW()&amp;&quot;C6&quot;;0)" office:value-type="float" office:value="0.0218008185538881">
            <text:p>2.1801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39])+1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1285">
            <text:p>0.1285</text:p>
          </table:table-cell>
          <table:table-cell table:style-name="ce13" office:value-type="float" office:value="3.264">
            <text:p>3.2640</text:p>
          </table:table-cell>
          <table:table-cell table:style-name="ce14" table:formula="of:=[.D40]/2" office:value-type="float" office:value="1.632">
            <text:p>1.6320</text:p>
          </table:table-cell>
          <table:table-cell table:style-name="ce16" table:formula="of:=pi*[.D40]" office:value-type="float" office:value="10.2541584213171">
            <text:p>10.2542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3.3455882352941">
            <text:p>2.3346E+01</text:p>
          </table:table-cell>
          <table:table-cell table:style-name="ce22" table:formula="of:=INDIRECT(&quot;R8C&quot;&amp;COLUMN();0)/INDIRECT(&quot;R&quot;&amp;ROW()&amp;&quot;C6&quot;;0)" office:value-type="float" office:value="19.4546568627451">
            <text:p>1.9455E+01</text:p>
          </table:table-cell>
          <table:table-cell table:style-name="ce22" table:formula="of:=INDIRECT(&quot;R8C&quot;&amp;COLUMN();0)/INDIRECT(&quot;R&quot;&amp;ROW()&amp;&quot;C6&quot;;0)" office:value-type="float" office:value="17.5091911764706">
            <text:p>1.7509E+01</text:p>
          </table:table-cell>
          <table:table-cell table:style-name="ce22" table:formula="of:=INDIRECT(&quot;R8C&quot;&amp;COLUMN();0)/INDIRECT(&quot;R&quot;&amp;ROW()&amp;&quot;C6&quot;;0)" office:value-type="float" office:value="15.5637254901961">
            <text:p>1.5564E+01</text:p>
          </table:table-cell>
          <table:table-cell table:style-name="ce22" table:formula="of:=INDIRECT(&quot;R8C&quot;&amp;COLUMN();0)/INDIRECT(&quot;R&quot;&amp;ROW()&amp;&quot;C6&quot;;0)" office:value-type="float" office:value="13.6182598039216">
            <text:p>1.3618E+01</text:p>
          </table:table-cell>
          <table:table-cell table:style-name="ce22" table:formula="of:=INDIRECT(&quot;R8C&quot;&amp;COLUMN();0)/INDIRECT(&quot;R&quot;&amp;ROW()&amp;&quot;C6&quot;;0)" office:value-type="float" office:value="12.6455269607843">
            <text:p>1.2646E+01</text:p>
          </table:table-cell>
          <table:table-cell table:style-name="ce22" table:formula="of:=INDIRECT(&quot;R8C&quot;&amp;COLUMN();0)/INDIRECT(&quot;R&quot;&amp;ROW()&amp;&quot;C6&quot;;0)" office:value-type="float" office:value="11.6727941176471">
            <text:p>1.1673E+01</text:p>
          </table:table-cell>
          <table:table-cell table:style-name="ce22" table:formula="of:=INDIRECT(&quot;R8C&quot;&amp;COLUMN();0)/INDIRECT(&quot;R&quot;&amp;ROW()&amp;&quot;C6&quot;;0)" office:value-type="float" office:value="10.7000612745098">
            <text:p>1.0700E+01</text:p>
          </table:table-cell>
          <table:table-cell table:style-name="ce22" table:formula="of:=INDIRECT(&quot;R8C&quot;&amp;COLUMN();0)/INDIRECT(&quot;R&quot;&amp;ROW()&amp;&quot;C6&quot;;0)" office:value-type="float" office:value="9.72732843137255">
            <text:p>9.7273E+00</text:p>
          </table:table-cell>
          <table:table-cell table:style-name="ce22" table:formula="of:=INDIRECT(&quot;R8C&quot;&amp;COLUMN();0)/INDIRECT(&quot;R&quot;&amp;ROW()&amp;&quot;C6&quot;;0)" office:value-type="float" office:value="7.78186274509804">
            <text:p>7.7819E+00</text:p>
          </table:table-cell>
          <table:table-cell table:style-name="ce22" table:formula="of:=INDIRECT(&quot;R8C&quot;&amp;COLUMN();0)/INDIRECT(&quot;R&quot;&amp;ROW()&amp;&quot;C6&quot;;0)" office:value-type="float" office:value="6.80912990196078">
            <text:p>6.8091E+00</text:p>
          </table:table-cell>
          <table:table-cell table:style-name="ce22" table:formula="of:=INDIRECT(&quot;R8C&quot;&amp;COLUMN();0)/INDIRECT(&quot;R&quot;&amp;ROW()&amp;&quot;C6&quot;;0)" office:value-type="float" office:value="6.32276348039216">
            <text:p>6.3228E+00</text:p>
          </table:table-cell>
          <table:table-cell table:style-name="ce22" table:formula="of:=INDIRECT(&quot;R8C&quot;&amp;COLUMN();0)/INDIRECT(&quot;R&quot;&amp;ROW()&amp;&quot;C6&quot;;0)" office:value-type="float" office:value="5.83639705882353">
            <text:p>5.8364E+00</text:p>
          </table:table-cell>
          <table:table-cell table:style-name="ce22" table:formula="of:=INDIRECT(&quot;R8C&quot;&amp;COLUMN();0)/INDIRECT(&quot;R&quot;&amp;ROW()&amp;&quot;C6&quot;;0)" office:value-type="float" office:value="4.86366421568628">
            <text:p>4.8637E+00</text:p>
          </table:table-cell>
          <table:table-cell table:style-name="ce22" table:formula="of:=INDIRECT(&quot;R8C&quot;&amp;COLUMN();0)/INDIRECT(&quot;R&quot;&amp;ROW()&amp;&quot;C6&quot;;0)" office:value-type="float" office:value="3.89093137254902">
            <text:p>3.8909E+00</text:p>
          </table:table-cell>
          <table:table-cell table:style-name="ce22" table:formula="of:=INDIRECT(&quot;R8C&quot;&amp;COLUMN();0)/INDIRECT(&quot;R&quot;&amp;ROW()&amp;&quot;C6&quot;;0)" office:value-type="float" office:value="3.5796568627451">
            <text:p>3.5797E+00</text:p>
          </table:table-cell>
          <table:table-cell table:style-name="ce22" table:formula="of:=INDIRECT(&quot;R8C&quot;&amp;COLUMN();0)/INDIRECT(&quot;R&quot;&amp;ROW()&amp;&quot;C6&quot;;0)" office:value-type="float" office:value="3.1875">
            <text:p>3.1875E+00</text:p>
          </table:table-cell>
          <table:table-cell table:style-name="ce22" table:formula="of:=INDIRECT(&quot;R8C&quot;&amp;COLUMN();0)/INDIRECT(&quot;R&quot;&amp;ROW()&amp;&quot;C6&quot;;0)" office:value-type="float" office:value="2.91819852941176">
            <text:p>2.9182E+00</text:p>
          </table:table-cell>
          <table:table-cell table:style-name="ce22" table:formula="of:=INDIRECT(&quot;R8C&quot;&amp;COLUMN();0)/INDIRECT(&quot;R&quot;&amp;ROW()&amp;&quot;C6&quot;;0)" office:value-type="float" office:value="2.83884803921569">
            <text:p>2.8388E+00</text:p>
          </table:table-cell>
          <table:table-cell table:style-name="ce22" table:formula="of:=INDIRECT(&quot;R8C&quot;&amp;COLUMN();0)/INDIRECT(&quot;R&quot;&amp;ROW()&amp;&quot;C6&quot;;0)" office:value-type="float" office:value="2.5281862745098">
            <text:p>2.5282E+00</text:p>
          </table:table-cell>
          <table:table-cell table:style-name="ce22" table:formula="of:=INDIRECT(&quot;R8C&quot;&amp;COLUMN();0)/INDIRECT(&quot;R&quot;&amp;ROW()&amp;&quot;C6&quot;;0)" office:value-type="float" office:value="2.43183210784314">
            <text:p>2.4318E+00</text:p>
          </table:table-cell>
          <table:table-cell table:style-name="ce22" table:formula="of:=INDIRECT(&quot;R8C&quot;&amp;COLUMN();0)/INDIRECT(&quot;R&quot;&amp;ROW()&amp;&quot;C6&quot;;0)" office:value-type="float" office:value="2.25122549019608">
            <text:p>2.2512E+00</text:p>
          </table:table-cell>
          <table:table-cell table:style-name="ce22" table:formula="of:=INDIRECT(&quot;R8C&quot;&amp;COLUMN();0)/INDIRECT(&quot;R&quot;&amp;ROW()&amp;&quot;C6&quot;;0)" office:value-type="float" office:value="2.00490196078431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94546568627451">
            <text:p>1.9455E+00</text:p>
          </table:table-cell>
          <table:table-cell table:style-name="ce22" table:formula="of:=INDIRECT(&quot;R8C&quot;&amp;COLUMN();0)/INDIRECT(&quot;R&quot;&amp;ROW()&amp;&quot;C6&quot;;0)" office:value-type="float" office:value="1.78523284313726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8976715686275">
            <text:p>1.5898E+00</text:p>
          </table:table-cell>
          <table:table-cell table:style-name="ce22" table:formula="of:=INDIRECT(&quot;R8C&quot;&amp;COLUMN();0)/INDIRECT(&quot;R&quot;&amp;ROW()&amp;&quot;C6&quot;;0)" office:value-type="float" office:value="1.45909926470588">
            <text:p>1.4591E+00</text:p>
          </table:table-cell>
          <table:table-cell table:style-name="ce22" table:formula="of:=INDIRECT(&quot;R8C&quot;&amp;COLUMN();0)/INDIRECT(&quot;R&quot;&amp;ROW()&amp;&quot;C6&quot;;0)" office:value-type="float" office:value="1.41574754901961">
            <text:p>1.4157E+00</text:p>
          </table:table-cell>
          <table:table-cell table:style-name="ce22" table:formula="of:=INDIRECT(&quot;R8C&quot;&amp;COLUMN();0)/INDIRECT(&quot;R&quot;&amp;ROW()&amp;&quot;C6&quot;;0)" office:value-type="float" office:value="1.26072303921569">
            <text:p>1.2607E+00</text:p>
          </table:table-cell>
          <table:table-cell table:style-name="ce22" table:formula="of:=INDIRECT(&quot;R8C&quot;&amp;COLUMN();0)/INDIRECT(&quot;R&quot;&amp;ROW()&amp;&quot;C6&quot;;0)" office:value-type="float" office:value="1.12285539215686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318627450981">
            <text:p>8.9032E-01</text:p>
          </table:table-cell>
          <table:table-cell table:style-name="ce22" table:formula="of:=INDIRECT(&quot;R8C&quot;&amp;COLUMN();0)/INDIRECT(&quot;R&quot;&amp;ROW()&amp;&quot;C6&quot;;0)" office:value-type="float" office:value="0.792892156862745">
            <text:p>7.9289E-01</text:p>
          </table:table-cell>
          <table:table-cell table:style-name="ce22" table:formula="of:=INDIRECT(&quot;R8C&quot;&amp;COLUMN();0)/INDIRECT(&quot;R&quot;&amp;ROW()&amp;&quot;C6&quot;;0)" office:value-type="float" office:value="0.706188725490196">
            <text:p>7.0619E-01</text:p>
          </table:table-cell>
          <table:table-cell table:style-name="ce22" table:formula="of:=INDIRECT(&quot;R8C&quot;&amp;COLUMN();0)/INDIRECT(&quot;R&quot;&amp;ROW()&amp;&quot;C6&quot;;0)" office:value-type="float" office:value="0.628982843137255">
            <text:p>6.2898E-01</text:p>
          </table:table-cell>
          <table:table-cell table:style-name="ce22" table:formula="of:=INDIRECT(&quot;R8C&quot;&amp;COLUMN();0)/INDIRECT(&quot;R&quot;&amp;ROW()&amp;&quot;C6&quot;;0)" office:value-type="float" office:value="0.560049019607843">
            <text:p>5.6005E-01</text:p>
          </table:table-cell>
          <table:table-cell table:style-name="ce22" table:formula="of:=INDIRECT(&quot;R8C&quot;&amp;COLUMN();0)/INDIRECT(&quot;R&quot;&amp;ROW()&amp;&quot;C6&quot;;0)" office:value-type="float" office:value="0.498774509803922">
            <text:p>4.9877E-01</text:p>
          </table:table-cell>
          <table:table-cell table:style-name="ce22" table:formula="of:=INDIRECT(&quot;R8C&quot;&amp;COLUMN();0)/INDIRECT(&quot;R&quot;&amp;ROW()&amp;&quot;C6&quot;;0)" office:value-type="float" office:value="0.444240196078431">
            <text:p>4.4424E-01</text:p>
          </table:table-cell>
          <table:table-cell table:style-name="ce22" table:formula="of:=INDIRECT(&quot;R8C&quot;&amp;COLUMN();0)/INDIRECT(&quot;R&quot;&amp;ROW()&amp;&quot;C6&quot;;0)" office:value-type="float" office:value="0.395526960784314">
            <text:p>3.9553E-01</text:p>
          </table:table-cell>
          <table:table-cell table:style-name="ce22" table:formula="of:=INDIRECT(&quot;R8C&quot;&amp;COLUMN();0)/INDIRECT(&quot;R&quot;&amp;ROW()&amp;&quot;C6&quot;;0)" office:value-type="float" office:value="0.352328431372549">
            <text:p>3.5233E-01</text:p>
          </table:table-cell>
          <table:table-cell table:style-name="ce22" table:formula="of:=INDIRECT(&quot;R8C&quot;&amp;COLUMN();0)/INDIRECT(&quot;R&quot;&amp;ROW()&amp;&quot;C6&quot;;0)" office:value-type="float" office:value="0.313725490196078">
            <text:p>3.1373E-01</text:p>
          </table:table-cell>
          <table:table-cell table:style-name="ce22" table:formula="of:=INDIRECT(&quot;R8C&quot;&amp;COLUMN();0)/INDIRECT(&quot;R&quot;&amp;ROW()&amp;&quot;C6&quot;;0)" office:value-type="float" office:value="0.279411764705882">
            <text:p>2.7941E-01</text:p>
          </table:table-cell>
          <table:table-cell table:style-name="ce22" table:formula="of:=INDIRECT(&quot;R8C&quot;&amp;COLUMN();0)/INDIRECT(&quot;R&quot;&amp;ROW()&amp;&quot;C6&quot;;0)" office:value-type="float" office:value="0.248774509803922">
            <text:p>2.4877E-01</text:p>
          </table:table-cell>
          <table:table-cell table:style-name="ce22" table:formula="of:=INDIRECT(&quot;R8C&quot;&amp;COLUMN();0)/INDIRECT(&quot;R&quot;&amp;ROW()&amp;&quot;C6&quot;;0)" office:value-type="float" office:value="0.221507352941176">
            <text:p>2.2151E-01</text:p>
          </table:table-cell>
          <table:table-cell table:style-name="ce22" table:formula="of:=INDIRECT(&quot;R8C&quot;&amp;COLUMN();0)/INDIRECT(&quot;R&quot;&amp;ROW()&amp;&quot;C6&quot;;0)" office:value-type="float" office:value="0.197303921568627">
            <text:p>1.9730E-01</text:p>
          </table:table-cell>
          <table:table-cell table:style-name="ce22" table:formula="of:=INDIRECT(&quot;R8C&quot;&amp;COLUMN();0)/INDIRECT(&quot;R&quot;&amp;ROW()&amp;&quot;C6&quot;;0)" office:value-type="float" office:value="0.175551470588235">
            <text:p>1.7555E-01</text:p>
          </table:table-cell>
          <table:table-cell table:style-name="ce22" table:formula="of:=INDIRECT(&quot;R8C&quot;&amp;COLUMN();0)/INDIRECT(&quot;R&quot;&amp;ROW()&amp;&quot;C6&quot;;0)" office:value-type="float" office:value="0.15655637254902">
            <text:p>1.5656E-01</text:p>
          </table:table-cell>
          <table:table-cell table:style-name="ce22" table:formula="of:=INDIRECT(&quot;R8C&quot;&amp;COLUMN();0)/INDIRECT(&quot;R&quot;&amp;ROW()&amp;&quot;C6&quot;;0)" office:value-type="float" office:value="0.139399509803922">
            <text:p>1.3940E-01</text:p>
          </table:table-cell>
          <table:table-cell table:style-name="ce22" table:formula="of:=INDIRECT(&quot;R8C&quot;&amp;COLUMN();0)/INDIRECT(&quot;R&quot;&amp;ROW()&amp;&quot;C6&quot;;0)" office:value-type="float" office:value="0.124080882352941">
            <text:p>1.2408E-01</text:p>
          </table:table-cell>
          <table:table-cell table:style-name="ce22" table:formula="of:=INDIRECT(&quot;R8C&quot;&amp;COLUMN();0)/INDIRECT(&quot;R&quot;&amp;ROW()&amp;&quot;C6&quot;;0)" office:value-type="float" office:value="0.110600490196078">
            <text:p>1.1060E-01</text:p>
          </table:table-cell>
          <table:table-cell table:style-name="ce22" table:formula="of:=INDIRECT(&quot;R8C&quot;&amp;COLUMN();0)/INDIRECT(&quot;R&quot;&amp;ROW()&amp;&quot;C6&quot;;0)" office:value-type="float" office:value="0.0983455882352941">
            <text:p>9.8346E-02</text:p>
          </table:table-cell>
          <table:table-cell table:style-name="ce22" table:formula="of:=INDIRECT(&quot;R8C&quot;&amp;COLUMN();0)/INDIRECT(&quot;R&quot;&amp;ROW()&amp;&quot;C6&quot;;0)" office:value-type="float" office:value="0.0876225490196079">
            <text:p>8.7623E-02</text:p>
          </table:table-cell>
          <table:table-cell table:style-name="ce22" table:formula="of:=INDIRECT(&quot;R8C&quot;&amp;COLUMN();0)/INDIRECT(&quot;R&quot;&amp;ROW()&amp;&quot;C6&quot;;0)" office:value-type="float" office:value="0.078125">
            <text:p>7.8125E-02</text:p>
          </table:table-cell>
          <table:table-cell table:style-name="ce22" table:formula="of:=INDIRECT(&quot;R8C&quot;&amp;COLUMN();0)/INDIRECT(&quot;R&quot;&amp;ROW()&amp;&quot;C6&quot;;0)" office:value-type="float" office:value="0.069546568627451">
            <text:p>6.9547E-02</text:p>
          </table:table-cell>
          <table:table-cell table:style-name="ce22" table:formula="of:=INDIRECT(&quot;R8C&quot;&amp;COLUMN();0)/INDIRECT(&quot;R&quot;&amp;ROW()&amp;&quot;C6&quot;;0)" office:value-type="float" office:value="0.0618872549019608">
            <text:p>6.1887E-02</text:p>
          </table:table-cell>
          <table:table-cell table:style-name="ce22" table:formula="of:=INDIRECT(&quot;R8C&quot;&amp;COLUMN();0)/INDIRECT(&quot;R&quot;&amp;ROW()&amp;&quot;C6&quot;;0)" office:value-type="float" office:value="0.0551470588235294">
            <text:p>5.5147E-02</text:p>
          </table:table-cell>
          <table:table-cell table:style-name="ce22" table:formula="of:=INDIRECT(&quot;R8C&quot;&amp;COLUMN();0)/INDIRECT(&quot;R&quot;&amp;ROW()&amp;&quot;C6&quot;;0)" office:value-type="float" office:value="0.0490196078431373">
            <text:p>4.9020E-02</text:p>
          </table:table-cell>
          <table:table-cell table:style-name="ce22" table:formula="of:=INDIRECT(&quot;R8C&quot;&amp;COLUMN();0)/INDIRECT(&quot;R&quot;&amp;ROW()&amp;&quot;C6&quot;;0)" office:value-type="float" office:value="0.0438112745098039">
            <text:p>4.3811E-02</text:p>
          </table:table-cell>
          <table:table-cell table:style-name="ce22" table:formula="of:=INDIRECT(&quot;R8C&quot;&amp;COLUMN();0)/INDIRECT(&quot;R&quot;&amp;ROW()&amp;&quot;C6&quot;;0)" office:value-type="float" office:value="0.0389093137254902">
            <text:p>3.8909E-02</text:p>
          </table:table-cell>
          <table:table-cell table:style-name="ce22" table:formula="of:=INDIRECT(&quot;R8C&quot;&amp;COLUMN();0)/INDIRECT(&quot;R&quot;&amp;ROW()&amp;&quot;C6&quot;;0)" office:value-type="float" office:value="0.0346200980392157">
            <text:p>3.4620E-02</text:p>
          </table:table-cell>
          <table:table-cell table:style-name="ce22" table:formula="of:=INDIRECT(&quot;R8C&quot;&amp;COLUMN();0)/INDIRECT(&quot;R&quot;&amp;ROW()&amp;&quot;C6&quot;;0)" office:value-type="float" office:value="0.0309436274509804">
            <text:p>3.0944E-02</text:p>
          </table:table-cell>
          <table:table-cell table:style-name="ce22" table:formula="of:=INDIRECT(&quot;R8C&quot;&amp;COLUMN();0)/INDIRECT(&quot;R&quot;&amp;ROW()&amp;&quot;C6&quot;;0)" office:value-type="float" office:value="0.0274816176470588">
            <text:p>2.7482E-02</text:p>
          </table:table-cell>
          <table:table-cell table:style-name="ce22" table:formula="of:=INDIRECT(&quot;R8C&quot;&amp;COLUMN();0)/INDIRECT(&quot;R&quot;&amp;ROW()&amp;&quot;C6&quot;;0)" office:value-type="float" office:value="0.0244791666666667">
            <text:p>2.4479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0])+1" office:value-type="float" office:value="32">
            <text:p>32</text:p>
          </table:table-cell>
          <table:table-cell table:style-name="ce6" office:value-type="float" office:value="9">
            <text:p>9</text:p>
          </table:table-cell>
          <table:table-cell table:style-name="ce9" office:value-type="float" office:value="0.1144">
            <text:p>0.1144</text:p>
          </table:table-cell>
          <table:table-cell table:style-name="ce13" office:value-type="float" office:value="2.906">
            <text:p>2.9060</text:p>
          </table:table-cell>
          <table:table-cell table:style-name="ce14" table:formula="of:=[.D41]/2" office:value-type="float" office:value="1.453">
            <text:p>1.4530</text:p>
          </table:table-cell>
          <table:table-cell table:style-name="ce16" table:formula="of:=pi*[.D41]" office:value-type="float" office:value="9.12946825133193">
            <text:p>9.129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6.2216104611149">
            <text:p>2.6222E+01</text:p>
          </table:table-cell>
          <table:table-cell table:style-name="ce22" table:formula="of:=INDIRECT(&quot;R8C&quot;&amp;COLUMN();0)/INDIRECT(&quot;R&quot;&amp;ROW()&amp;&quot;C6&quot;;0)" office:value-type="float" office:value="21.8513420509291">
            <text:p>2.1851E+01</text:p>
          </table:table-cell>
          <table:table-cell table:style-name="ce22" table:formula="of:=INDIRECT(&quot;R8C&quot;&amp;COLUMN();0)/INDIRECT(&quot;R&quot;&amp;ROW()&amp;&quot;C6&quot;;0)" office:value-type="float" office:value="19.6662078458362">
            <text:p>1.9666E+01</text:p>
          </table:table-cell>
          <table:table-cell table:style-name="ce22" table:formula="of:=INDIRECT(&quot;R8C&quot;&amp;COLUMN();0)/INDIRECT(&quot;R&quot;&amp;ROW()&amp;&quot;C6&quot;;0)" office:value-type="float" office:value="17.4810736407433">
            <text:p>1.7481E+01</text:p>
          </table:table-cell>
          <table:table-cell table:style-name="ce22" table:formula="of:=INDIRECT(&quot;R8C&quot;&amp;COLUMN();0)/INDIRECT(&quot;R&quot;&amp;ROW()&amp;&quot;C6&quot;;0)" office:value-type="float" office:value="15.2959394356504">
            <text:p>1.5296E+01</text:p>
          </table:table-cell>
          <table:table-cell table:style-name="ce22" table:formula="of:=INDIRECT(&quot;R8C&quot;&amp;COLUMN();0)/INDIRECT(&quot;R&quot;&amp;ROW()&amp;&quot;C6&quot;;0)" office:value-type="float" office:value="14.2033723331039">
            <text:p>1.4203E+01</text:p>
          </table:table-cell>
          <table:table-cell table:style-name="ce22" table:formula="of:=INDIRECT(&quot;R8C&quot;&amp;COLUMN();0)/INDIRECT(&quot;R&quot;&amp;ROW()&amp;&quot;C6&quot;;0)" office:value-type="float" office:value="13.1108052305575">
            <text:p>1.3111E+01</text:p>
          </table:table-cell>
          <table:table-cell table:style-name="ce22" table:formula="of:=INDIRECT(&quot;R8C&quot;&amp;COLUMN();0)/INDIRECT(&quot;R&quot;&amp;ROW()&amp;&quot;C6&quot;;0)" office:value-type="float" office:value="12.018238128011">
            <text:p>1.2018E+01</text:p>
          </table:table-cell>
          <table:table-cell table:style-name="ce22" table:formula="of:=INDIRECT(&quot;R8C&quot;&amp;COLUMN();0)/INDIRECT(&quot;R&quot;&amp;ROW()&amp;&quot;C6&quot;;0)" office:value-type="float" office:value="10.9256710254646">
            <text:p>1.0926E+01</text:p>
          </table:table-cell>
          <table:table-cell table:style-name="ce22" table:formula="of:=INDIRECT(&quot;R8C&quot;&amp;COLUMN();0)/INDIRECT(&quot;R&quot;&amp;ROW()&amp;&quot;C6&quot;;0)" office:value-type="float" office:value="8.74053682037164">
            <text:p>8.7405E+00</text:p>
          </table:table-cell>
          <table:table-cell table:style-name="ce22" table:formula="of:=INDIRECT(&quot;R8C&quot;&amp;COLUMN();0)/INDIRECT(&quot;R&quot;&amp;ROW()&amp;&quot;C6&quot;;0)" office:value-type="float" office:value="7.64796971782519">
            <text:p>7.6480E+00</text:p>
          </table:table-cell>
          <table:table-cell table:style-name="ce22" table:formula="of:=INDIRECT(&quot;R8C&quot;&amp;COLUMN();0)/INDIRECT(&quot;R&quot;&amp;ROW()&amp;&quot;C6&quot;;0)" office:value-type="float" office:value="7.10168616655196">
            <text:p>7.1017E+00</text:p>
          </table:table-cell>
          <table:table-cell table:style-name="ce22" table:formula="of:=INDIRECT(&quot;R8C&quot;&amp;COLUMN();0)/INDIRECT(&quot;R&quot;&amp;ROW()&amp;&quot;C6&quot;;0)" office:value-type="float" office:value="6.55540261527873">
            <text:p>6.5554E+00</text:p>
          </table:table-cell>
          <table:table-cell table:style-name="ce22" table:formula="of:=INDIRECT(&quot;R8C&quot;&amp;COLUMN();0)/INDIRECT(&quot;R&quot;&amp;ROW()&amp;&quot;C6&quot;;0)" office:value-type="float" office:value="5.46283551273228">
            <text:p>5.4628E+00</text:p>
          </table:table-cell>
          <table:table-cell table:style-name="ce22" table:formula="of:=INDIRECT(&quot;R8C&quot;&amp;COLUMN();0)/INDIRECT(&quot;R&quot;&amp;ROW()&amp;&quot;C6&quot;;0)" office:value-type="float" office:value="4.37026841018582">
            <text:p>4.3703E+00</text:p>
          </table:table-cell>
          <table:table-cell table:style-name="ce22" table:formula="of:=INDIRECT(&quot;R8C&quot;&amp;COLUMN();0)/INDIRECT(&quot;R&quot;&amp;ROW()&amp;&quot;C6&quot;;0)" office:value-type="float" office:value="4.02064693737096">
            <text:p>4.0206E+00</text:p>
          </table:table-cell>
          <table:table-cell table:style-name="ce22" table:formula="of:=INDIRECT(&quot;R8C&quot;&amp;COLUMN();0)/INDIRECT(&quot;R&quot;&amp;ROW()&amp;&quot;C6&quot;;0)" office:value-type="float" office:value="3.58017894012388">
            <text:p>3.5802E+00</text:p>
          </table:table-cell>
          <table:table-cell table:style-name="ce22" table:formula="of:=INDIRECT(&quot;R8C&quot;&amp;COLUMN();0)/INDIRECT(&quot;R&quot;&amp;ROW()&amp;&quot;C6&quot;;0)" office:value-type="float" office:value="3.27770130763937">
            <text:p>3.2777E+00</text:p>
          </table:table-cell>
          <table:table-cell table:style-name="ce22" table:formula="of:=INDIRECT(&quot;R8C&quot;&amp;COLUMN();0)/INDIRECT(&quot;R&quot;&amp;ROW()&amp;&quot;C6&quot;;0)" office:value-type="float" office:value="3.1885753613214">
            <text:p>3.1886E+00</text:p>
          </table:table-cell>
          <table:table-cell table:style-name="ce22" table:formula="of:=INDIRECT(&quot;R8C&quot;&amp;COLUMN();0)/INDIRECT(&quot;R&quot;&amp;ROW()&amp;&quot;C6&quot;;0)" office:value-type="float" office:value="2.83964211975224">
            <text:p>2.8396E+00</text:p>
          </table:table-cell>
          <table:table-cell table:style-name="ce22" table:formula="of:=INDIRECT(&quot;R8C&quot;&amp;COLUMN();0)/INDIRECT(&quot;R&quot;&amp;ROW()&amp;&quot;C6&quot;;0)" office:value-type="float" office:value="2.73141775636614">
            <text:p>2.7314E+00</text:p>
          </table:table-cell>
          <table:table-cell table:style-name="ce22" table:formula="of:=INDIRECT(&quot;R8C&quot;&amp;COLUMN();0)/INDIRECT(&quot;R&quot;&amp;ROW()&amp;&quot;C6&quot;;0)" office:value-type="float" office:value="2.52856159669649">
            <text:p>2.5286E+00</text:p>
          </table:table-cell>
          <table:table-cell table:style-name="ce22" table:formula="of:=INDIRECT(&quot;R8C&quot;&amp;COLUMN();0)/INDIRECT(&quot;R&quot;&amp;ROW()&amp;&quot;C6&quot;;0)" office:value-type="float" office:value="2.25189263592567">
            <text:p>2.2519E+00</text:p>
          </table:table-cell>
          <table:table-cell table:style-name="ce22" table:formula="of:=INDIRECT(&quot;R8C&quot;&amp;COLUMN();0)/INDIRECT(&quot;R&quot;&amp;ROW()&amp;&quot;C6&quot;;0)" office:value-type="float" office:value="2.18513420509291">
            <text:p>2.1851E+00</text:p>
          </table:table-cell>
          <table:table-cell table:style-name="ce22" table:formula="of:=INDIRECT(&quot;R8C&quot;&amp;COLUMN();0)/INDIRECT(&quot;R&quot;&amp;ROW()&amp;&quot;C6&quot;;0)" office:value-type="float" office:value="2.00516173434274">
            <text:p>2.0052E+00</text:p>
          </table:table-cell>
          <table:table-cell table:style-name="ce22" table:formula="of:=INDIRECT(&quot;R8C&quot;&amp;COLUMN();0)/INDIRECT(&quot;R&quot;&amp;ROW()&amp;&quot;C6&quot;;0)" office:value-type="float" office:value="1.7856159669649">
            <text:p>1.7856E+00</text:p>
          </table:table-cell>
          <table:table-cell table:style-name="ce22" table:formula="of:=INDIRECT(&quot;R8C&quot;&amp;COLUMN();0)/INDIRECT(&quot;R&quot;&amp;ROW()&amp;&quot;C6&quot;;0)" office:value-type="float" office:value="1.63885065381968">
            <text:p>1.6389E+00</text:p>
          </table:table-cell>
          <table:table-cell table:style-name="ce22" table:formula="of:=INDIRECT(&quot;R8C&quot;&amp;COLUMN();0)/INDIRECT(&quot;R&quot;&amp;ROW()&amp;&quot;C6&quot;;0)" office:value-type="float" office:value="1.59015829318651">
            <text:p>1.5902E+00</text:p>
          </table:table-cell>
          <table:table-cell table:style-name="ce22" table:formula="of:=INDIRECT(&quot;R8C&quot;&amp;COLUMN();0)/INDIRECT(&quot;R&quot;&amp;ROW()&amp;&quot;C6&quot;;0)" office:value-type="float" office:value="1.41603578802478">
            <text:p>1.4160E+00</text:p>
          </table:table-cell>
          <table:table-cell table:style-name="ce22" table:formula="of:=INDIRECT(&quot;R8C&quot;&amp;COLUMN();0)/INDIRECT(&quot;R&quot;&amp;ROW()&amp;&quot;C6&quot;;0)" office:value-type="float" office:value="1.2611837577426">
            <text:p>1.2612E+00</text:p>
          </table:table-cell>
          <table:table-cell table:style-name="ce22" table:formula="of:=INDIRECT(&quot;R8C&quot;&amp;COLUMN();0)/INDIRECT(&quot;R&quot;&amp;ROW()&amp;&quot;C6&quot;;0)" office:value-type="float" office:value="1.12319339298004">
            <text:p>1.1232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7123193393">
            <text:p>8.9057E-01</text:p>
          </table:table-cell>
          <table:table-cell table:style-name="ce22" table:formula="of:=INDIRECT(&quot;R8C&quot;&amp;COLUMN();0)/INDIRECT(&quot;R&quot;&amp;ROW()&amp;&quot;C6&quot;;0)" office:value-type="float" office:value="0.793186510667584">
            <text:p>7.9319E-01</text:p>
          </table:table-cell>
          <table:table-cell table:style-name="ce22" table:formula="of:=INDIRECT(&quot;R8C&quot;&amp;COLUMN();0)/INDIRECT(&quot;R&quot;&amp;ROW()&amp;&quot;C6&quot;;0)" office:value-type="float" office:value="0.706469373709566">
            <text:p>7.0647E-01</text:p>
          </table:table-cell>
          <table:table-cell table:style-name="ce22" table:formula="of:=INDIRECT(&quot;R8C&quot;&amp;COLUMN();0)/INDIRECT(&quot;R&quot;&amp;ROW()&amp;&quot;C6&quot;;0)" office:value-type="float" office:value="0.629043358568479">
            <text:p>6.2904E-01</text:p>
          </table:table-cell>
          <table:table-cell table:style-name="ce22" table:formula="of:=INDIRECT(&quot;R8C&quot;&amp;COLUMN();0)/INDIRECT(&quot;R&quot;&amp;ROW()&amp;&quot;C6&quot;;0)" office:value-type="float" office:value="0.560220233998624">
            <text:p>5.6022E-01</text:p>
          </table:table-cell>
          <table:table-cell table:style-name="ce22" table:formula="of:=INDIRECT(&quot;R8C&quot;&amp;COLUMN();0)/INDIRECT(&quot;R&quot;&amp;ROW()&amp;&quot;C6&quot;;0)" office:value-type="float" office:value="0.498967653131452">
            <text:p>4.9897E-01</text:p>
          </table:table-cell>
          <table:table-cell table:style-name="ce22" table:formula="of:=INDIRECT(&quot;R8C&quot;&amp;COLUMN();0)/INDIRECT(&quot;R&quot;&amp;ROW()&amp;&quot;C6&quot;;0)" office:value-type="float" office:value="0.444253269098417">
            <text:p>4.4425E-01</text:p>
          </table:table-cell>
          <table:table-cell table:style-name="ce22" table:formula="of:=INDIRECT(&quot;R8C&quot;&amp;COLUMN();0)/INDIRECT(&quot;R&quot;&amp;ROW()&amp;&quot;C6&quot;;0)" office:value-type="float" office:value="0.395732966276669">
            <text:p>3.9573E-01</text:p>
          </table:table-cell>
          <table:table-cell table:style-name="ce22" table:formula="of:=INDIRECT(&quot;R8C&quot;&amp;COLUMN();0)/INDIRECT(&quot;R&quot;&amp;ROW()&amp;&quot;C6&quot;;0)" office:value-type="float" office:value="0.35237439779766">
            <text:p>3.5237E-01</text:p>
          </table:table-cell>
          <table:table-cell table:style-name="ce22" table:formula="of:=INDIRECT(&quot;R8C&quot;&amp;COLUMN();0)/INDIRECT(&quot;R&quot;&amp;ROW()&amp;&quot;C6&quot;;0)" office:value-type="float" office:value="0.313833448038541">
            <text:p>3.1383E-01</text:p>
          </table:table-cell>
          <table:table-cell table:style-name="ce22" table:formula="of:=INDIRECT(&quot;R8C&quot;&amp;COLUMN();0)/INDIRECT(&quot;R&quot;&amp;ROW()&amp;&quot;C6&quot;;0)" office:value-type="float" office:value="0.279421885753613">
            <text:p>2.7942E-01</text:p>
          </table:table-cell>
          <table:table-cell table:style-name="ce22" table:formula="of:=INDIRECT(&quot;R8C&quot;&amp;COLUMN();0)/INDIRECT(&quot;R&quot;&amp;ROW()&amp;&quot;C6&quot;;0)" office:value-type="float" office:value="0.248795595320027">
            <text:p>2.4880E-01</text:p>
          </table:table-cell>
          <table:table-cell table:style-name="ce22" table:formula="of:=INDIRECT(&quot;R8C&quot;&amp;COLUMN();0)/INDIRECT(&quot;R&quot;&amp;ROW()&amp;&quot;C6&quot;;0)" office:value-type="float" office:value="0.221610461114935">
            <text:p>2.2161E-01</text:p>
          </table:table-cell>
          <table:table-cell table:style-name="ce22" table:formula="of:=INDIRECT(&quot;R8C&quot;&amp;COLUMN();0)/INDIRECT(&quot;R&quot;&amp;ROW()&amp;&quot;C6&quot;;0)" office:value-type="float" office:value="0.197178251892636">
            <text:p>1.9718E-01</text:p>
          </table:table-cell>
          <table:table-cell table:style-name="ce22" table:formula="of:=INDIRECT(&quot;R8C&quot;&amp;COLUMN();0)/INDIRECT(&quot;R&quot;&amp;ROW()&amp;&quot;C6&quot;;0)" office:value-type="float" office:value="0.175843083275981">
            <text:p>1.7584E-01</text:p>
          </table:table-cell>
          <table:table-cell table:style-name="ce22" table:formula="of:=INDIRECT(&quot;R8C&quot;&amp;COLUMN();0)/INDIRECT(&quot;R&quot;&amp;ROW()&amp;&quot;C6&quot;;0)" office:value-type="float" office:value="0.156572608396421">
            <text:p>1.5657E-01</text:p>
          </table:table-cell>
          <table:table-cell table:style-name="ce22" table:formula="of:=INDIRECT(&quot;R8C&quot;&amp;COLUMN();0)/INDIRECT(&quot;R&quot;&amp;ROW()&amp;&quot;C6&quot;;0)" office:value-type="float" office:value="0.139366827253957">
            <text:p>1.3937E-01</text:p>
          </table:table-cell>
          <table:table-cell table:style-name="ce22" table:formula="of:=INDIRECT(&quot;R8C&quot;&amp;COLUMN();0)/INDIRECT(&quot;R&quot;&amp;ROW()&amp;&quot;C6&quot;;0)" office:value-type="float" office:value="0.124225739848589">
            <text:p>1.2423E-01</text:p>
          </table:table-cell>
          <table:table-cell table:style-name="ce22" table:formula="of:=INDIRECT(&quot;R8C&quot;&amp;COLUMN();0)/INDIRECT(&quot;R&quot;&amp;ROW()&amp;&quot;C6&quot;;0)" office:value-type="float" office:value="0.110461114934618">
            <text:p>1.1046E-01</text:p>
          </table:table-cell>
          <table:table-cell table:style-name="ce22" table:formula="of:=INDIRECT(&quot;R8C&quot;&amp;COLUMN();0)/INDIRECT(&quot;R&quot;&amp;ROW()&amp;&quot;C6&quot;;0)" office:value-type="float" office:value="0.0984170681348933">
            <text:p>9.8417E-02</text:p>
          </table:table-cell>
          <table:table-cell table:style-name="ce22" table:formula="of:=INDIRECT(&quot;R8C&quot;&amp;COLUMN();0)/INDIRECT(&quot;R&quot;&amp;ROW()&amp;&quot;C6&quot;;0)" office:value-type="float" office:value="0.0877494838265657">
            <text:p>8.7749E-02</text:p>
          </table:table-cell>
          <table:table-cell table:style-name="ce22" table:formula="of:=INDIRECT(&quot;R8C&quot;&amp;COLUMN();0)/INDIRECT(&quot;R&quot;&amp;ROW()&amp;&quot;C6&quot;;0)" office:value-type="float" office:value="0.078114246386786">
            <text:p>7.8114E-02</text:p>
          </table:table-cell>
          <table:table-cell table:style-name="ce22" table:formula="of:=INDIRECT(&quot;R8C&quot;&amp;COLUMN();0)/INDIRECT(&quot;R&quot;&amp;ROW()&amp;&quot;C6&quot;;0)" office:value-type="float" office:value="0.069511355815554">
            <text:p>6.9511E-02</text:p>
          </table:table-cell>
          <table:table-cell table:style-name="ce22" table:formula="of:=INDIRECT(&quot;R8C&quot;&amp;COLUMN();0)/INDIRECT(&quot;R&quot;&amp;ROW()&amp;&quot;C6&quot;;0)" office:value-type="float" office:value="0.0619408121128699">
            <text:p>6.1941E-02</text:p>
          </table:table-cell>
          <table:table-cell table:style-name="ce22" table:formula="of:=INDIRECT(&quot;R8C&quot;&amp;COLUMN();0)/INDIRECT(&quot;R&quot;&amp;ROW()&amp;&quot;C6&quot;;0)" office:value-type="float" office:value="0.0550584996558844">
            <text:p>5.5058E-02</text:p>
          </table:table-cell>
          <table:table-cell table:style-name="ce22" table:formula="of:=INDIRECT(&quot;R8C&quot;&amp;COLUMN();0)/INDIRECT(&quot;R&quot;&amp;ROW()&amp;&quot;C6&quot;;0)" office:value-type="float" office:value="0.0492085340674467">
            <text:p>4.9209E-02</text:p>
          </table:table-cell>
          <table:table-cell table:style-name="ce22" table:formula="of:=INDIRECT(&quot;R8C&quot;&amp;COLUMN();0)/INDIRECT(&quot;R&quot;&amp;ROW()&amp;&quot;C6&quot;;0)" office:value-type="float" office:value="0.0437026841018582">
            <text:p>4.3703E-02</text:p>
          </table:table-cell>
          <table:table-cell table:style-name="ce22" table:formula="of:=INDIRECT(&quot;R8C&quot;&amp;COLUMN();0)/INDIRECT(&quot;R&quot;&amp;ROW()&amp;&quot;C6&quot;;0)" office:value-type="float" office:value="0.0388850653819683">
            <text:p>3.8885E-02</text:p>
          </table:table-cell>
          <table:table-cell table:style-name="ce22" table:formula="of:=INDIRECT(&quot;R8C&quot;&amp;COLUMN();0)/INDIRECT(&quot;R&quot;&amp;ROW()&amp;&quot;C6&quot;;0)" office:value-type="float" office:value="0.034755677907777">
            <text:p>3.4756E-02</text:p>
          </table:table-cell>
          <table:table-cell table:style-name="ce22" table:formula="of:=INDIRECT(&quot;R8C&quot;&amp;COLUMN();0)/INDIRECT(&quot;R&quot;&amp;ROW()&amp;&quot;C6&quot;;0)" office:value-type="float" office:value="0.0308671713695802">
            <text:p>3.0867E-02</text:p>
          </table:table-cell>
          <table:table-cell table:style-name="ce22" table:formula="of:=INDIRECT(&quot;R8C&quot;&amp;COLUMN();0)/INDIRECT(&quot;R&quot;&amp;ROW()&amp;&quot;C6&quot;;0)" office:value-type="float" office:value="0.0274948382656573">
            <text:p>2.7495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1])+1" office:value-type="float" office:value="33">
            <text:p>33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.1019">
            <text:p>0.1019</text:p>
          </table:table-cell>
          <table:table-cell table:style-name="ce13" office:value-type="float" office:value="2.588">
            <text:p>2.5880</text:p>
          </table:table-cell>
          <table:table-cell table:style-name="ce14" table:formula="of:=[.D42]/2" office:value-type="float" office:value="1.294">
            <text:p>1.2940</text:p>
          </table:table-cell>
          <table:table-cell table:style-name="ce16" table:formula="of:=pi*[.D42]" office:value-type="float" office:value="8.13044178749038">
            <text:p>8.130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9.4435857805255">
            <text:p>2.9444E+01</text:p>
          </table:table-cell>
          <table:table-cell table:style-name="ce22" table:formula="of:=INDIRECT(&quot;R8C&quot;&amp;COLUMN();0)/INDIRECT(&quot;R&quot;&amp;ROW()&amp;&quot;C6&quot;;0)" office:value-type="float" office:value="24.5363214837713">
            <text:p>2.4536E+01</text:p>
          </table:table-cell>
          <table:table-cell table:style-name="ce22" table:formula="of:=INDIRECT(&quot;R8C&quot;&amp;COLUMN();0)/INDIRECT(&quot;R&quot;&amp;ROW()&amp;&quot;C6&quot;;0)" office:value-type="float" office:value="22.0826893353941">
            <text:p>2.2083E+01</text:p>
          </table:table-cell>
          <table:table-cell table:style-name="ce22" table:formula="of:=INDIRECT(&quot;R8C&quot;&amp;COLUMN();0)/INDIRECT(&quot;R&quot;&amp;ROW()&amp;&quot;C6&quot;;0)" office:value-type="float" office:value="19.629057187017">
            <text:p>1.9629E+01</text:p>
          </table:table-cell>
          <table:table-cell table:style-name="ce22" table:formula="of:=INDIRECT(&quot;R8C&quot;&amp;COLUMN();0)/INDIRECT(&quot;R&quot;&amp;ROW()&amp;&quot;C6&quot;;0)" office:value-type="float" office:value="17.1754250386399">
            <text:p>1.7175E+01</text:p>
          </table:table-cell>
          <table:table-cell table:style-name="ce22" table:formula="of:=INDIRECT(&quot;R8C&quot;&amp;COLUMN();0)/INDIRECT(&quot;R&quot;&amp;ROW()&amp;&quot;C6&quot;;0)" office:value-type="float" office:value="15.9486089644513">
            <text:p>1.5949E+01</text:p>
          </table:table-cell>
          <table:table-cell table:style-name="ce22" table:formula="of:=INDIRECT(&quot;R8C&quot;&amp;COLUMN();0)/INDIRECT(&quot;R&quot;&amp;ROW()&amp;&quot;C6&quot;;0)" office:value-type="float" office:value="14.7217928902628">
            <text:p>1.4722E+01</text:p>
          </table:table-cell>
          <table:table-cell table:style-name="ce22" table:formula="of:=INDIRECT(&quot;R8C&quot;&amp;COLUMN();0)/INDIRECT(&quot;R&quot;&amp;ROW()&amp;&quot;C6&quot;;0)" office:value-type="float" office:value="13.4949768160742">
            <text:p>1.3495E+01</text:p>
          </table:table-cell>
          <table:table-cell table:style-name="ce22" table:formula="of:=INDIRECT(&quot;R8C&quot;&amp;COLUMN();0)/INDIRECT(&quot;R&quot;&amp;ROW()&amp;&quot;C6&quot;;0)" office:value-type="float" office:value="12.2681607418856">
            <text:p>1.2268E+01</text:p>
          </table:table-cell>
          <table:table-cell table:style-name="ce22" table:formula="of:=INDIRECT(&quot;R8C&quot;&amp;COLUMN();0)/INDIRECT(&quot;R&quot;&amp;ROW()&amp;&quot;C6&quot;;0)" office:value-type="float" office:value="9.8145285935085">
            <text:p>9.8145E+00</text:p>
          </table:table-cell>
          <table:table-cell table:style-name="ce22" table:formula="of:=INDIRECT(&quot;R8C&quot;&amp;COLUMN();0)/INDIRECT(&quot;R&quot;&amp;ROW()&amp;&quot;C6&quot;;0)" office:value-type="float" office:value="8.58771251931994">
            <text:p>8.5877E+00</text:p>
          </table:table-cell>
          <table:table-cell table:style-name="ce22" table:formula="of:=INDIRECT(&quot;R8C&quot;&amp;COLUMN();0)/INDIRECT(&quot;R&quot;&amp;ROW()&amp;&quot;C6&quot;;0)" office:value-type="float" office:value="7.97430448222566">
            <text:p>7.9743E+00</text:p>
          </table:table-cell>
          <table:table-cell table:style-name="ce22" table:formula="of:=INDIRECT(&quot;R8C&quot;&amp;COLUMN();0)/INDIRECT(&quot;R&quot;&amp;ROW()&amp;&quot;C6&quot;;0)" office:value-type="float" office:value="7.36089644513138">
            <text:p>7.3609E+00</text:p>
          </table:table-cell>
          <table:table-cell table:style-name="ce22" table:formula="of:=INDIRECT(&quot;R8C&quot;&amp;COLUMN();0)/INDIRECT(&quot;R&quot;&amp;ROW()&amp;&quot;C6&quot;;0)" office:value-type="float" office:value="6.13408037094281">
            <text:p>6.1341E+00</text:p>
          </table:table-cell>
          <table:table-cell table:style-name="ce22" table:formula="of:=INDIRECT(&quot;R8C&quot;&amp;COLUMN();0)/INDIRECT(&quot;R&quot;&amp;ROW()&amp;&quot;C6&quot;;0)" office:value-type="float" office:value="4.90726429675425">
            <text:p>4.9073E+00</text:p>
          </table:table-cell>
          <table:table-cell table:style-name="ce22" table:formula="of:=INDIRECT(&quot;R8C&quot;&amp;COLUMN();0)/INDIRECT(&quot;R&quot;&amp;ROW()&amp;&quot;C6&quot;;0)" office:value-type="float" office:value="4.51468315301391">
            <text:p>4.5147E+00</text:p>
          </table:table-cell>
          <table:table-cell table:style-name="ce22" table:formula="of:=INDIRECT(&quot;R8C&quot;&amp;COLUMN();0)/INDIRECT(&quot;R&quot;&amp;ROW()&amp;&quot;C6&quot;;0)" office:value-type="float" office:value="4.02009273570325">
            <text:p>4.0201E+00</text:p>
          </table:table-cell>
          <table:table-cell table:style-name="ce22" table:formula="of:=INDIRECT(&quot;R8C&quot;&amp;COLUMN();0)/INDIRECT(&quot;R&quot;&amp;ROW()&amp;&quot;C6&quot;;0)" office:value-type="float" office:value="3.68044822256569">
            <text:p>3.6804E+00</text:p>
          </table:table-cell>
          <table:table-cell table:style-name="ce22" table:formula="of:=INDIRECT(&quot;R8C&quot;&amp;COLUMN();0)/INDIRECT(&quot;R&quot;&amp;ROW()&amp;&quot;C6&quot;;0)" office:value-type="float" office:value="3.58037094281298">
            <text:p>3.5804E+00</text:p>
          </table:table-cell>
          <table:table-cell table:style-name="ce22" table:formula="of:=INDIRECT(&quot;R8C&quot;&amp;COLUMN();0)/INDIRECT(&quot;R&quot;&amp;ROW()&amp;&quot;C6&quot;;0)" office:value-type="float" office:value="3.18856259659969">
            <text:p>3.1886E+00</text:p>
          </table:table-cell>
          <table:table-cell table:style-name="ce22" table:formula="of:=INDIRECT(&quot;R8C&quot;&amp;COLUMN();0)/INDIRECT(&quot;R&quot;&amp;ROW()&amp;&quot;C6&quot;;0)" office:value-type="float" office:value="3.06704018547141">
            <text:p>3.0670E+00</text:p>
          </table:table-cell>
          <table:table-cell table:style-name="ce22" table:formula="of:=INDIRECT(&quot;R8C&quot;&amp;COLUMN();0)/INDIRECT(&quot;R&quot;&amp;ROW()&amp;&quot;C6&quot;;0)" office:value-type="float" office:value="2.83925811437403">
            <text:p>2.8393E+00</text:p>
          </table:table-cell>
          <table:table-cell table:style-name="ce22" table:formula="of:=INDIRECT(&quot;R8C&quot;&amp;COLUMN();0)/INDIRECT(&quot;R&quot;&amp;ROW()&amp;&quot;C6&quot;;0)" office:value-type="float" office:value="2.52859350850077">
            <text:p>2.5286E+00</text:p>
          </table:table-cell>
          <table:table-cell table:style-name="ce22" table:formula="of:=INDIRECT(&quot;R8C&quot;&amp;COLUMN();0)/INDIRECT(&quot;R&quot;&amp;ROW()&amp;&quot;C6&quot;;0)" office:value-type="float" office:value="2.45363214837712">
            <text:p>2.4536E+00</text:p>
          </table:table-cell>
          <table:table-cell table:style-name="ce22" table:formula="of:=INDIRECT(&quot;R8C&quot;&amp;COLUMN();0)/INDIRECT(&quot;R&quot;&amp;ROW()&amp;&quot;C6&quot;;0)" office:value-type="float" office:value="2.2515455950541">
            <text:p>2.2515E+00</text:p>
          </table:table-cell>
          <table:table-cell table:style-name="ce22" table:formula="of:=INDIRECT(&quot;R8C&quot;&amp;COLUMN();0)/INDIRECT(&quot;R&quot;&amp;ROW()&amp;&quot;C6&quot;;0)" office:value-type="float" office:value="2.00502318392581">
            <text:p>2.0050E+00</text:p>
          </table:table-cell>
          <table:table-cell table:style-name="ce22" table:formula="of:=INDIRECT(&quot;R8C&quot;&amp;COLUMN();0)/INDIRECT(&quot;R&quot;&amp;ROW()&amp;&quot;C6&quot;;0)" office:value-type="float" office:value="1.84022411128284">
            <text:p>1.8402E+00</text:p>
          </table:table-cell>
          <table:table-cell table:style-name="ce22" table:formula="of:=INDIRECT(&quot;R8C&quot;&amp;COLUMN();0)/INDIRECT(&quot;R&quot;&amp;ROW()&amp;&quot;C6&quot;;0)" office:value-type="float" office:value="1.7855486862442">
            <text:p>1.7855E+00</text:p>
          </table:table-cell>
          <table:table-cell table:style-name="ce22" table:formula="of:=INDIRECT(&quot;R8C&quot;&amp;COLUMN();0)/INDIRECT(&quot;R&quot;&amp;ROW()&amp;&quot;C6&quot;;0)" office:value-type="float" office:value="1.59003091190108">
            <text:p>1.5900E+00</text:p>
          </table:table-cell>
          <table:table-cell table:style-name="ce22" table:formula="of:=INDIRECT(&quot;R8C&quot;&amp;COLUMN();0)/INDIRECT(&quot;R&quot;&amp;ROW()&amp;&quot;C6&quot;;0)" office:value-type="float" office:value="1.4161514683153">
            <text:p>1.4162E+00</text:p>
          </table:table-cell>
          <table:table-cell table:style-name="ce22" table:formula="of:=INDIRECT(&quot;R8C&quot;&amp;COLUMN();0)/INDIRECT(&quot;R&quot;&amp;ROW()&amp;&quot;C6&quot;;0)" office:value-type="float" office:value="1.26120556414219">
            <text:p>1.2612E+00</text:p>
          </table:table-cell>
          <table:table-cell table:style-name="ce22" table:formula="of:=INDIRECT(&quot;R8C&quot;&amp;COLUMN();0)/INDIRECT(&quot;R&quot;&amp;ROW()&amp;&quot;C6&quot;;0)" office:value-type="float" office:value="1.12287480680062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64914992272">
            <text:p>8.9065E-01</text:p>
          </table:table-cell>
          <table:table-cell table:style-name="ce22" table:formula="of:=INDIRECT(&quot;R8C&quot;&amp;COLUMN();0)/INDIRECT(&quot;R&quot;&amp;ROW()&amp;&quot;C6&quot;;0)" office:value-type="float" office:value="0.793276661514683">
            <text:p>7.9328E-01</text:p>
          </table:table-cell>
          <table:table-cell table:style-name="ce22" table:formula="of:=INDIRECT(&quot;R8C&quot;&amp;COLUMN();0)/INDIRECT(&quot;R&quot;&amp;ROW()&amp;&quot;C6&quot;;0)" office:value-type="float" office:value="0.706336939721793">
            <text:p>7.0634E-01</text:p>
          </table:table-cell>
          <table:table-cell table:style-name="ce22" table:formula="of:=INDIRECT(&quot;R8C&quot;&amp;COLUMN();0)/INDIRECT(&quot;R&quot;&amp;ROW()&amp;&quot;C6&quot;;0)" office:value-type="float" office:value="0.629057187017002">
            <text:p>6.2906E-01</text:p>
          </table:table-cell>
          <table:table-cell table:style-name="ce22" table:formula="of:=INDIRECT(&quot;R8C&quot;&amp;COLUMN();0)/INDIRECT(&quot;R&quot;&amp;ROW()&amp;&quot;C6&quot;;0)" office:value-type="float" office:value="0.560278207109737">
            <text:p>5.6028E-01</text:p>
          </table:table-cell>
          <table:table-cell table:style-name="ce22" table:formula="of:=INDIRECT(&quot;R8C&quot;&amp;COLUMN();0)/INDIRECT(&quot;R&quot;&amp;ROW()&amp;&quot;C6&quot;;0)" office:value-type="float" office:value="0.498840803709428">
            <text:p>4.9884E-01</text:p>
          </table:table-cell>
          <table:table-cell table:style-name="ce22" table:formula="of:=INDIRECT(&quot;R8C&quot;&amp;COLUMN();0)/INDIRECT(&quot;R&quot;&amp;ROW()&amp;&quot;C6&quot;;0)" office:value-type="float" office:value="0.44435857805255">
            <text:p>4.4436E-01</text:p>
          </table:table-cell>
          <table:table-cell table:style-name="ce22" table:formula="of:=INDIRECT(&quot;R8C&quot;&amp;COLUMN();0)/INDIRECT(&quot;R&quot;&amp;ROW()&amp;&quot;C6&quot;;0)" office:value-type="float" office:value="0.395672333848532">
            <text:p>3.9567E-01</text:p>
          </table:table-cell>
          <table:table-cell table:style-name="ce22" table:formula="of:=INDIRECT(&quot;R8C&quot;&amp;COLUMN();0)/INDIRECT(&quot;R&quot;&amp;ROW()&amp;&quot;C6&quot;;0)" office:value-type="float" office:value="0.352395672333849">
            <text:p>3.5240E-01</text:p>
          </table:table-cell>
          <table:table-cell table:style-name="ce22" table:formula="of:=INDIRECT(&quot;R8C&quot;&amp;COLUMN();0)/INDIRECT(&quot;R&quot;&amp;ROW()&amp;&quot;C6&quot;;0)" office:value-type="float" office:value="0.313755795981453">
            <text:p>3.1376E-01</text:p>
          </table:table-cell>
          <table:table-cell table:style-name="ce22" table:formula="of:=INDIRECT(&quot;R8C&quot;&amp;COLUMN();0)/INDIRECT(&quot;R&quot;&amp;ROW()&amp;&quot;C6&quot;;0)" office:value-type="float" office:value="0.279366306027821">
            <text:p>2.7937E-01</text:p>
          </table:table-cell>
          <table:table-cell table:style-name="ce22" table:formula="of:=INDIRECT(&quot;R8C&quot;&amp;COLUMN();0)/INDIRECT(&quot;R&quot;&amp;ROW()&amp;&quot;C6&quot;;0)" office:value-type="float" office:value="0.248840803709428">
            <text:p>2.4884E-01</text:p>
          </table:table-cell>
          <table:table-cell table:style-name="ce22" table:formula="of:=INDIRECT(&quot;R8C&quot;&amp;COLUMN();0)/INDIRECT(&quot;R&quot;&amp;ROW()&amp;&quot;C6&quot;;0)" office:value-type="float" office:value="0.221406491499227">
            <text:p>2.2141E-01</text:p>
          </table:table-cell>
          <table:table-cell table:style-name="ce22" table:formula="of:=INDIRECT(&quot;R8C&quot;&amp;COLUMN();0)/INDIRECT(&quot;R&quot;&amp;ROW()&amp;&quot;C6&quot;;0)" office:value-type="float" office:value="0.197449768160742">
            <text:p>1.9745E-01</text:p>
          </table:table-cell>
          <table:table-cell table:style-name="ce22" table:formula="of:=INDIRECT(&quot;R8C&quot;&amp;COLUMN();0)/INDIRECT(&quot;R&quot;&amp;ROW()&amp;&quot;C6&quot;;0)" office:value-type="float" office:value="0.1758114374034">
            <text:p>1.7581E-01</text:p>
          </table:table-cell>
          <table:table-cell table:style-name="ce22" table:formula="of:=INDIRECT(&quot;R8C&quot;&amp;COLUMN();0)/INDIRECT(&quot;R&quot;&amp;ROW()&amp;&quot;C6&quot;;0)" office:value-type="float" office:value="0.156491499227202">
            <text:p>1.5649E-01</text:p>
          </table:table-cell>
          <table:table-cell table:style-name="ce22" table:formula="of:=INDIRECT(&quot;R8C&quot;&amp;COLUMN();0)/INDIRECT(&quot;R&quot;&amp;ROW()&amp;&quot;C6&quot;;0)" office:value-type="float" office:value="0.139489953632148">
            <text:p>1.3949E-01</text:p>
          </table:table-cell>
          <table:table-cell table:style-name="ce22" table:formula="of:=INDIRECT(&quot;R8C&quot;&amp;COLUMN();0)/INDIRECT(&quot;R&quot;&amp;ROW()&amp;&quot;C6&quot;;0)" office:value-type="float" office:value="0.12403400309119">
            <text:p>1.2403E-01</text:p>
          </table:table-cell>
          <table:table-cell table:style-name="ce22" table:formula="of:=INDIRECT(&quot;R8C&quot;&amp;COLUMN();0)/INDIRECT(&quot;R&quot;&amp;ROW()&amp;&quot;C6&quot;;0)" office:value-type="float" office:value="0.110510046367852">
            <text:p>1.1051E-01</text:p>
          </table:table-cell>
          <table:table-cell table:style-name="ce22" table:formula="of:=INDIRECT(&quot;R8C&quot;&amp;COLUMN();0)/INDIRECT(&quot;R&quot;&amp;ROW()&amp;&quot;C6&quot;;0)" office:value-type="float" office:value="0.098531684698609">
            <text:p>9.8532E-02</text:p>
          </table:table-cell>
          <table:table-cell table:style-name="ce22" table:formula="of:=INDIRECT(&quot;R8C&quot;&amp;COLUMN();0)/INDIRECT(&quot;R&quot;&amp;ROW()&amp;&quot;C6&quot;;0)" office:value-type="float" office:value="0.0877125193199382">
            <text:p>8.7713E-02</text:p>
          </table:table-cell>
          <table:table-cell table:style-name="ce22" table:formula="of:=INDIRECT(&quot;R8C&quot;&amp;COLUMN();0)/INDIRECT(&quot;R&quot;&amp;ROW()&amp;&quot;C6&quot;;0)" office:value-type="float" office:value="0.0780525502318393">
            <text:p>7.8053E-02</text:p>
          </table:table-cell>
          <table:table-cell table:style-name="ce22" table:formula="of:=INDIRECT(&quot;R8C&quot;&amp;COLUMN();0)/INDIRECT(&quot;R&quot;&amp;ROW()&amp;&quot;C6&quot;;0)" office:value-type="float" office:value="0.0695517774343122">
            <text:p>6.9552E-02</text:p>
          </table:table-cell>
          <table:table-cell table:style-name="ce22" table:formula="of:=INDIRECT(&quot;R8C&quot;&amp;COLUMN();0)/INDIRECT(&quot;R&quot;&amp;ROW()&amp;&quot;C6&quot;;0)" office:value-type="float" office:value="0.0618238021638331">
            <text:p>6.1824E-02</text:p>
          </table:table-cell>
          <table:table-cell table:style-name="ce22" table:formula="of:=INDIRECT(&quot;R8C&quot;&amp;COLUMN();0)/INDIRECT(&quot;R&quot;&amp;ROW()&amp;&quot;C6&quot;;0)" office:value-type="float" office:value="0.0552550231839258">
            <text:p>5.5255E-02</text:p>
          </table:table-cell>
          <table:table-cell table:style-name="ce22" table:formula="of:=INDIRECT(&quot;R8C&quot;&amp;COLUMN();0)/INDIRECT(&quot;R&quot;&amp;ROW()&amp;&quot;C6&quot;;0)" office:value-type="float" office:value="0.0490726429675425">
            <text:p>4.9073E-02</text:p>
          </table:table-cell>
          <table:table-cell table:style-name="ce22" table:formula="of:=INDIRECT(&quot;R8C&quot;&amp;COLUMN();0)/INDIRECT(&quot;R&quot;&amp;ROW()&amp;&quot;C6&quot;;0)" office:value-type="float" office:value="0.0436630602782071">
            <text:p>4.3663E-02</text:p>
          </table:table-cell>
          <table:table-cell table:style-name="ce22" table:formula="of:=INDIRECT(&quot;R8C&quot;&amp;COLUMN();0)/INDIRECT(&quot;R&quot;&amp;ROW()&amp;&quot;C6&quot;;0)" office:value-type="float" office:value="0.0390262751159196">
            <text:p>3.9026E-02</text:p>
          </table:table-cell>
          <table:table-cell table:style-name="ce22" table:formula="of:=INDIRECT(&quot;R8C&quot;&amp;COLUMN();0)/INDIRECT(&quot;R&quot;&amp;ROW()&amp;&quot;C6&quot;;0)" office:value-type="float" office:value="0.0346599690880989">
            <text:p>3.4660E-02</text:p>
          </table:table-cell>
          <table:table-cell table:style-name="ce22" table:formula="of:=INDIRECT(&quot;R8C&quot;&amp;COLUMN();0)/INDIRECT(&quot;R&quot;&amp;ROW()&amp;&quot;C6&quot;;0)" office:value-type="float" office:value="0.0308732612055641">
            <text:p>3.0873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2])+1" office:value-type="float" office:value="34">
            <text:p>34</text:p>
          </table:table-cell>
          <table:table-cell table:style-name="ce6" office:value-type="float" office:value="11">
            <text:p>11</text:p>
          </table:table-cell>
          <table:table-cell table:style-name="ce9" office:value-type="float" office:value="0.0907">
            <text:p>0.0907</text:p>
          </table:table-cell>
          <table:table-cell table:style-name="ce13" office:value-type="float" office:value="2.305">
            <text:p>2.3050</text:p>
          </table:table-cell>
          <table:table-cell table:style-name="ce14" table:formula="of:=[.D43]/2" office:value-type="float" office:value="1.1525">
            <text:p>1.1525</text:p>
          </table:table-cell>
          <table:table-cell table:style-name="ce16" table:formula="of:=pi*[.D43]" office:value-type="float" office:value="7.24137106652447">
            <text:p>7.241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3.058568329718">
            <text:p>3.3059E+01</text:p>
          </table:table-cell>
          <table:table-cell table:style-name="ce22" table:formula="of:=INDIRECT(&quot;R8C&quot;&amp;COLUMN();0)/INDIRECT(&quot;R&quot;&amp;ROW()&amp;&quot;C6&quot;;0)" office:value-type="float" office:value="27.5488069414317">
            <text:p>2.7549E+01</text:p>
          </table:table-cell>
          <table:table-cell table:style-name="ce22" table:formula="of:=INDIRECT(&quot;R8C&quot;&amp;COLUMN();0)/INDIRECT(&quot;R&quot;&amp;ROW()&amp;&quot;C6&quot;;0)" office:value-type="float" office:value="24.7939262472885">
            <text:p>2.4794E+01</text:p>
          </table:table-cell>
          <table:table-cell table:style-name="ce22" table:formula="of:=INDIRECT(&quot;R8C&quot;&amp;COLUMN();0)/INDIRECT(&quot;R&quot;&amp;ROW()&amp;&quot;C6&quot;;0)" office:value-type="float" office:value="22.0390455531453">
            <text:p>2.2039E+01</text:p>
          </table:table-cell>
          <table:table-cell table:style-name="ce22" table:formula="of:=INDIRECT(&quot;R8C&quot;&amp;COLUMN();0)/INDIRECT(&quot;R&quot;&amp;ROW()&amp;&quot;C6&quot;;0)" office:value-type="float" office:value="19.2841648590022">
            <text:p>1.9284E+01</text:p>
          </table:table-cell>
          <table:table-cell table:style-name="ce22" table:formula="of:=INDIRECT(&quot;R8C&quot;&amp;COLUMN();0)/INDIRECT(&quot;R&quot;&amp;ROW()&amp;&quot;C6&quot;;0)" office:value-type="float" office:value="17.9067245119306">
            <text:p>1.7907E+01</text:p>
          </table:table-cell>
          <table:table-cell table:style-name="ce22" table:formula="of:=INDIRECT(&quot;R8C&quot;&amp;COLUMN();0)/INDIRECT(&quot;R&quot;&amp;ROW()&amp;&quot;C6&quot;;0)" office:value-type="float" office:value="16.529284164859">
            <text:p>1.6529E+01</text:p>
          </table:table-cell>
          <table:table-cell table:style-name="ce22" table:formula="of:=INDIRECT(&quot;R8C&quot;&amp;COLUMN();0)/INDIRECT(&quot;R&quot;&amp;ROW()&amp;&quot;C6&quot;;0)" office:value-type="float" office:value="15.1518438177874">
            <text:p>1.5152E+01</text:p>
          </table:table-cell>
          <table:table-cell table:style-name="ce22" table:formula="of:=INDIRECT(&quot;R8C&quot;&amp;COLUMN();0)/INDIRECT(&quot;R&quot;&amp;ROW()&amp;&quot;C6&quot;;0)" office:value-type="float" office:value="13.7744034707158">
            <text:p>1.3774E+01</text:p>
          </table:table-cell>
          <table:table-cell table:style-name="ce22" table:formula="of:=INDIRECT(&quot;R8C&quot;&amp;COLUMN();0)/INDIRECT(&quot;R&quot;&amp;ROW()&amp;&quot;C6&quot;;0)" office:value-type="float" office:value="11.0195227765727">
            <text:p>1.1020E+01</text:p>
          </table:table-cell>
          <table:table-cell table:style-name="ce22" table:formula="of:=INDIRECT(&quot;R8C&quot;&amp;COLUMN();0)/INDIRECT(&quot;R&quot;&amp;ROW()&amp;&quot;C6&quot;;0)" office:value-type="float" office:value="9.64208242950108">
            <text:p>9.6421E+00</text:p>
          </table:table-cell>
          <table:table-cell table:style-name="ce22" table:formula="of:=INDIRECT(&quot;R8C&quot;&amp;COLUMN();0)/INDIRECT(&quot;R&quot;&amp;ROW()&amp;&quot;C6&quot;;0)" office:value-type="float" office:value="8.95336225596529">
            <text:p>8.9534E+00</text:p>
          </table:table-cell>
          <table:table-cell table:style-name="ce22" table:formula="of:=INDIRECT(&quot;R8C&quot;&amp;COLUMN();0)/INDIRECT(&quot;R&quot;&amp;ROW()&amp;&quot;C6&quot;;0)" office:value-type="float" office:value="8.2646420824295">
            <text:p>8.2646E+00</text:p>
          </table:table-cell>
          <table:table-cell table:style-name="ce22" table:formula="of:=INDIRECT(&quot;R8C&quot;&amp;COLUMN();0)/INDIRECT(&quot;R&quot;&amp;ROW()&amp;&quot;C6&quot;;0)" office:value-type="float" office:value="6.88720173535792">
            <text:p>6.8872E+00</text:p>
          </table:table-cell>
          <table:table-cell table:style-name="ce22" table:formula="of:=INDIRECT(&quot;R8C&quot;&amp;COLUMN();0)/INDIRECT(&quot;R&quot;&amp;ROW()&amp;&quot;C6&quot;;0)" office:value-type="float" office:value="5.50976138828633">
            <text:p>5.5098E+00</text:p>
          </table:table-cell>
          <table:table-cell table:style-name="ce22" table:formula="of:=INDIRECT(&quot;R8C&quot;&amp;COLUMN();0)/INDIRECT(&quot;R&quot;&amp;ROW()&amp;&quot;C6&quot;;0)" office:value-type="float" office:value="5.06898047722343">
            <text:p>5.0690E+00</text:p>
          </table:table-cell>
          <table:table-cell table:style-name="ce22" table:formula="of:=INDIRECT(&quot;R8C&quot;&amp;COLUMN();0)/INDIRECT(&quot;R&quot;&amp;ROW()&amp;&quot;C6&quot;;0)" office:value-type="float" office:value="4.51366594360087">
            <text:p>4.5137E+00</text:p>
          </table:table-cell>
          <table:table-cell table:style-name="ce22" table:formula="of:=INDIRECT(&quot;R8C&quot;&amp;COLUMN();0)/INDIRECT(&quot;R&quot;&amp;ROW()&amp;&quot;C6&quot;;0)" office:value-type="float" office:value="4.13232104121475">
            <text:p>4.1323E+00</text:p>
          </table:table-cell>
          <table:table-cell table:style-name="ce22" table:formula="of:=INDIRECT(&quot;R8C&quot;&amp;COLUMN();0)/INDIRECT(&quot;R&quot;&amp;ROW()&amp;&quot;C6&quot;;0)" office:value-type="float" office:value="4.01995661605206">
            <text:p>4.0200E+00</text:p>
          </table:table-cell>
          <table:table-cell table:style-name="ce22" table:formula="of:=INDIRECT(&quot;R8C&quot;&amp;COLUMN();0)/INDIRECT(&quot;R&quot;&amp;ROW()&amp;&quot;C6&quot;;0)" office:value-type="float" office:value="3.58004338394794">
            <text:p>3.5800E+00</text:p>
          </table:table-cell>
          <table:table-cell table:style-name="ce22" table:formula="of:=INDIRECT(&quot;R8C&quot;&amp;COLUMN();0)/INDIRECT(&quot;R&quot;&amp;ROW()&amp;&quot;C6&quot;;0)" office:value-type="float" office:value="3.44360086767896">
            <text:p>3.4436E+00</text:p>
          </table:table-cell>
          <table:table-cell table:style-name="ce22" table:formula="of:=INDIRECT(&quot;R8C&quot;&amp;COLUMN();0)/INDIRECT(&quot;R&quot;&amp;ROW()&amp;&quot;C6&quot;;0)" office:value-type="float" office:value="3.18785249457701">
            <text:p>3.1879E+00</text:p>
          </table:table-cell>
          <table:table-cell table:style-name="ce22" table:formula="of:=INDIRECT(&quot;R8C&quot;&amp;COLUMN();0)/INDIRECT(&quot;R&quot;&amp;ROW()&amp;&quot;C6&quot;;0)" office:value-type="float" office:value="2.83904555314534">
            <text:p>2.8390E+00</text:p>
          </table:table-cell>
          <table:table-cell table:style-name="ce22" table:formula="of:=INDIRECT(&quot;R8C&quot;&amp;COLUMN();0)/INDIRECT(&quot;R&quot;&amp;ROW()&amp;&quot;C6&quot;;0)" office:value-type="float" office:value="2.75488069414317">
            <text:p>2.7549E+00</text:p>
          </table:table-cell>
          <table:table-cell table:style-name="ce22" table:formula="of:=INDIRECT(&quot;R8C&quot;&amp;COLUMN();0)/INDIRECT(&quot;R&quot;&amp;ROW()&amp;&quot;C6&quot;;0)" office:value-type="float" office:value="2.52798264642082">
            <text:p>2.5280E+00</text:p>
          </table:table-cell>
          <table:table-cell table:style-name="ce22" table:formula="of:=INDIRECT(&quot;R8C&quot;&amp;COLUMN();0)/INDIRECT(&quot;R&quot;&amp;ROW()&amp;&quot;C6&quot;;0)" office:value-type="float" office:value="2.25119305856833">
            <text:p>2.2512E+00</text:p>
          </table:table-cell>
          <table:table-cell table:style-name="ce22" table:formula="of:=INDIRECT(&quot;R8C&quot;&amp;COLUMN();0)/INDIRECT(&quot;R&quot;&amp;ROW()&amp;&quot;C6&quot;;0)" office:value-type="float" office:value="2.06616052060737">
            <text:p>2.0662E+00</text:p>
          </table:table-cell>
          <table:table-cell table:style-name="ce22" table:formula="of:=INDIRECT(&quot;R8C&quot;&amp;COLUMN();0)/INDIRECT(&quot;R&quot;&amp;ROW()&amp;&quot;C6&quot;;0)" office:value-type="float" office:value="2.00477223427332">
            <text:p>2.0048E+00</text:p>
          </table:table-cell>
          <table:table-cell table:style-name="ce22" table:formula="of:=INDIRECT(&quot;R8C&quot;&amp;COLUMN();0)/INDIRECT(&quot;R&quot;&amp;ROW()&amp;&quot;C6&quot;;0)" office:value-type="float" office:value="1.78524945770065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9002169197397">
            <text:p>1.5900E+00</text:p>
          </table:table-cell>
          <table:table-cell table:style-name="ce22" table:formula="of:=INDIRECT(&quot;R8C&quot;&amp;COLUMN();0)/INDIRECT(&quot;R&quot;&amp;ROW()&amp;&quot;C6&quot;;0)" office:value-type="float" office:value="1.41605206073753">
            <text:p>1.4161E+00</text:p>
          </table:table-cell>
          <table:table-cell table:style-name="ce22" table:formula="of:=INDIRECT(&quot;R8C&quot;&amp;COLUMN();0)/INDIRECT(&quot;R&quot;&amp;ROW()&amp;&quot;C6&quot;;0)" office:value-type="float" office:value="1.26073752711497">
            <text:p>1.2607E+00</text:p>
          </table:table-cell>
          <table:table-cell table:style-name="ce22" table:formula="of:=INDIRECT(&quot;R8C&quot;&amp;COLUMN();0)/INDIRECT(&quot;R&quot;&amp;ROW()&amp;&quot;C6&quot;;0)" office:value-type="float" office:value="1.12277657266811">
            <text:p>1.122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672451193058">
            <text:p>8.9067E-01</text:p>
          </table:table-cell>
          <table:table-cell table:style-name="ce22" table:formula="of:=INDIRECT(&quot;R8C&quot;&amp;COLUMN();0)/INDIRECT(&quot;R&quot;&amp;ROW()&amp;&quot;C6&quot;;0)" office:value-type="float" office:value="0.793058568329718">
            <text:p>7.9306E-01</text:p>
          </table:table-cell>
          <table:table-cell table:style-name="ce22" table:formula="of:=INDIRECT(&quot;R8C&quot;&amp;COLUMN();0)/INDIRECT(&quot;R&quot;&amp;ROW()&amp;&quot;C6&quot;;0)" office:value-type="float" office:value="0.706290672451193">
            <text:p>7.0629E-01</text:p>
          </table:table-cell>
          <table:table-cell table:style-name="ce22" table:formula="of:=INDIRECT(&quot;R8C&quot;&amp;COLUMN();0)/INDIRECT(&quot;R&quot;&amp;ROW()&amp;&quot;C6&quot;;0)" office:value-type="float" office:value="0.629067245119306">
            <text:p>6.2907E-01</text:p>
          </table:table-cell>
          <table:table-cell table:style-name="ce22" table:formula="of:=INDIRECT(&quot;R8C&quot;&amp;COLUMN();0)/INDIRECT(&quot;R&quot;&amp;ROW()&amp;&quot;C6&quot;;0)" office:value-type="float" office:value="0.560086767895878">
            <text:p>5.6009E-01</text:p>
          </table:table-cell>
          <table:table-cell table:style-name="ce22" table:formula="of:=INDIRECT(&quot;R8C&quot;&amp;COLUMN();0)/INDIRECT(&quot;R&quot;&amp;ROW()&amp;&quot;C6&quot;;0)" office:value-type="float" office:value="0.498915401301518">
            <text:p>4.9892E-01</text:p>
          </table:table-cell>
          <table:table-cell table:style-name="ce22" table:formula="of:=INDIRECT(&quot;R8C&quot;&amp;COLUMN();0)/INDIRECT(&quot;R&quot;&amp;ROW()&amp;&quot;C6&quot;;0)" office:value-type="float" office:value="0.444251626898048">
            <text:p>4.4425E-01</text:p>
          </table:table-cell>
          <table:table-cell table:style-name="ce22" table:formula="of:=INDIRECT(&quot;R8C&quot;&amp;COLUMN();0)/INDIRECT(&quot;R&quot;&amp;ROW()&amp;&quot;C6&quot;;0)" office:value-type="float" office:value="0.395661605206074">
            <text:p>3.9566E-01</text:p>
          </table:table-cell>
          <table:table-cell table:style-name="ce22" table:formula="of:=INDIRECT(&quot;R8C&quot;&amp;COLUMN();0)/INDIRECT(&quot;R&quot;&amp;ROW()&amp;&quot;C6&quot;;0)" office:value-type="float" office:value="0.352277657266811">
            <text:p>3.5228E-01</text:p>
          </table:table-cell>
          <table:table-cell table:style-name="ce22" table:formula="of:=INDIRECT(&quot;R8C&quot;&amp;COLUMN();0)/INDIRECT(&quot;R&quot;&amp;ROW()&amp;&quot;C6&quot;;0)" office:value-type="float" office:value="0.313665943600868">
            <text:p>3.1367E-01</text:p>
          </table:table-cell>
          <table:table-cell table:style-name="ce22" table:formula="of:=INDIRECT(&quot;R8C&quot;&amp;COLUMN();0)/INDIRECT(&quot;R&quot;&amp;ROW()&amp;&quot;C6&quot;;0)" office:value-type="float" office:value="0.27939262472885">
            <text:p>2.7939E-01</text:p>
          </table:table-cell>
          <table:table-cell table:style-name="ce22" table:formula="of:=INDIRECT(&quot;R8C&quot;&amp;COLUMN();0)/INDIRECT(&quot;R&quot;&amp;ROW()&amp;&quot;C6&quot;;0)" office:value-type="float" office:value="0.248590021691974">
            <text:p>2.4859E-01</text:p>
          </table:table-cell>
          <table:table-cell table:style-name="ce22" table:formula="of:=INDIRECT(&quot;R8C&quot;&amp;COLUMN();0)/INDIRECT(&quot;R&quot;&amp;ROW()&amp;&quot;C6&quot;;0)" office:value-type="float" office:value="0.221691973969631">
            <text:p>2.2169E-01</text:p>
          </table:table-cell>
          <table:table-cell table:style-name="ce22" table:formula="of:=INDIRECT(&quot;R8C&quot;&amp;COLUMN();0)/INDIRECT(&quot;R&quot;&amp;ROW()&amp;&quot;C6&quot;;0)" office:value-type="float" office:value="0.197396963123644">
            <text:p>1.9740E-01</text:p>
          </table:table-cell>
          <table:table-cell table:style-name="ce22" table:formula="of:=INDIRECT(&quot;R8C&quot;&amp;COLUMN();0)/INDIRECT(&quot;R&quot;&amp;ROW()&amp;&quot;C6&quot;;0)" office:value-type="float" office:value="0.175704989154013">
            <text:p>1.7570E-01</text:p>
          </table:table-cell>
          <table:table-cell table:style-name="ce22" table:formula="of:=INDIRECT(&quot;R8C&quot;&amp;COLUMN();0)/INDIRECT(&quot;R&quot;&amp;ROW()&amp;&quot;C6&quot;;0)" office:value-type="float" office:value="0.156616052060737">
            <text:p>1.5662E-01</text:p>
          </table:table-cell>
          <table:table-cell table:style-name="ce22" table:formula="of:=INDIRECT(&quot;R8C&quot;&amp;COLUMN();0)/INDIRECT(&quot;R&quot;&amp;ROW()&amp;&quot;C6&quot;;0)" office:value-type="float" office:value="0.139262472885033">
            <text:p>1.3926E-01</text:p>
          </table:table-cell>
          <table:table-cell table:style-name="ce22" table:formula="of:=INDIRECT(&quot;R8C&quot;&amp;COLUMN();0)/INDIRECT(&quot;R&quot;&amp;ROW()&amp;&quot;C6&quot;;0)" office:value-type="float" office:value="0.124078091106291">
            <text:p>1.2408E-01</text:p>
          </table:table-cell>
          <table:table-cell table:style-name="ce22" table:formula="of:=INDIRECT(&quot;R8C&quot;&amp;COLUMN();0)/INDIRECT(&quot;R&quot;&amp;ROW()&amp;&quot;C6&quot;;0)" office:value-type="float" office:value="0.110629067245119">
            <text:p>1.1063E-01</text:p>
          </table:table-cell>
          <table:table-cell table:style-name="ce22" table:formula="of:=INDIRECT(&quot;R8C&quot;&amp;COLUMN();0)/INDIRECT(&quot;R&quot;&amp;ROW()&amp;&quot;C6&quot;;0)" office:value-type="float" office:value="0.0984815618221258">
            <text:p>9.8482E-02</text:p>
          </table:table-cell>
          <table:table-cell table:style-name="ce22" table:formula="of:=INDIRECT(&quot;R8C&quot;&amp;COLUMN();0)/INDIRECT(&quot;R&quot;&amp;ROW()&amp;&quot;C6&quot;;0)" office:value-type="float" office:value="0.0876355748373102">
            <text:p>8.7636E-02</text:p>
          </table:table-cell>
          <table:table-cell table:style-name="ce22" table:formula="of:=INDIRECT(&quot;R8C&quot;&amp;COLUMN();0)/INDIRECT(&quot;R&quot;&amp;ROW()&amp;&quot;C6&quot;;0)" office:value-type="float" office:value="0.0780911062906725">
            <text:p>7.8091E-02</text:p>
          </table:table-cell>
          <table:table-cell table:style-name="ce22" table:formula="of:=INDIRECT(&quot;R8C&quot;&amp;COLUMN();0)/INDIRECT(&quot;R&quot;&amp;ROW()&amp;&quot;C6&quot;;0)" office:value-type="float" office:value="0.0694143167028199">
            <text:p>6.9414E-02</text:p>
          </table:table-cell>
          <table:table-cell table:style-name="ce22" table:formula="of:=INDIRECT(&quot;R8C&quot;&amp;COLUMN();0)/INDIRECT(&quot;R&quot;&amp;ROW()&amp;&quot;C6&quot;;0)" office:value-type="float" office:value="0.0620390455531453">
            <text:p>6.2039E-02</text:p>
          </table:table-cell>
          <table:table-cell table:style-name="ce22" table:formula="of:=INDIRECT(&quot;R8C&quot;&amp;COLUMN();0)/INDIRECT(&quot;R&quot;&amp;ROW()&amp;&quot;C6&quot;;0)" office:value-type="float" office:value="0.0550976138828633">
            <text:p>5.5098E-02</text:p>
          </table:table-cell>
          <table:table-cell table:style-name="ce22" table:formula="of:=INDIRECT(&quot;R8C&quot;&amp;COLUMN();0)/INDIRECT(&quot;R&quot;&amp;ROW()&amp;&quot;C6&quot;;0)" office:value-type="float" office:value="0.0490238611713666">
            <text:p>4.9024E-02</text:p>
          </table:table-cell>
          <table:table-cell table:style-name="ce22" table:formula="of:=INDIRECT(&quot;R8C&quot;&amp;COLUMN();0)/INDIRECT(&quot;R&quot;&amp;ROW()&amp;&quot;C6&quot;;0)" office:value-type="float" office:value="0.0438177874186551">
            <text:p>4.3818E-02</text:p>
          </table:table-cell>
          <table:table-cell table:style-name="ce22" table:formula="of:=INDIRECT(&quot;R8C&quot;&amp;COLUMN();0)/INDIRECT(&quot;R&quot;&amp;ROW()&amp;&quot;C6&quot;;0)" office:value-type="float" office:value="0.0389154013015184">
            <text:p>3.8915E-02</text:p>
          </table:table-cell>
          <table:table-cell table:style-name="ce22" table:formula="of:=INDIRECT(&quot;R8C&quot;&amp;COLUMN();0)/INDIRECT(&quot;R&quot;&amp;ROW()&amp;&quot;C6&quot;;0)" office:value-type="float" office:value="0.0346637744034707">
            <text:p>3.4664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3])+1" office:value-type="float" office:value="35">
            <text:p>35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0.0808">
            <text:p>0.0808</text:p>
          </table:table-cell>
          <table:table-cell table:style-name="ce13" office:value-type="float" office:value="2.053">
            <text:p>2.0530</text:p>
          </table:table-cell>
          <table:table-cell table:style-name="ce14" table:formula="of:=[.D44]/2" office:value-type="float" office:value="1.0265">
            <text:p>1.0265</text:p>
          </table:table-cell>
          <table:table-cell table:style-name="ce16" table:formula="of:=pi*[.D44]" office:value-type="float" office:value="6.44968971781984">
            <text:p>6.449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7.1164150024355">
            <text:p>3.7116E+01</text:p>
          </table:table-cell>
          <table:table-cell table:style-name="ce22" table:formula="of:=INDIRECT(&quot;R8C&quot;&amp;COLUMN();0)/INDIRECT(&quot;R&quot;&amp;ROW()&amp;&quot;C6&quot;;0)" office:value-type="float" office:value="30.9303458353629">
            <text:p>3.0930E+01</text:p>
          </table:table-cell>
          <table:table-cell table:style-name="ce22" table:formula="of:=INDIRECT(&quot;R8C&quot;&amp;COLUMN();0)/INDIRECT(&quot;R&quot;&amp;ROW()&amp;&quot;C6&quot;;0)" office:value-type="float" office:value="27.8373112518266">
            <text:p>2.7837E+01</text:p>
          </table:table-cell>
          <table:table-cell table:style-name="ce22" table:formula="of:=INDIRECT(&quot;R8C&quot;&amp;COLUMN();0)/INDIRECT(&quot;R&quot;&amp;ROW()&amp;&quot;C6&quot;;0)" office:value-type="float" office:value="24.7442766682903">
            <text:p>2.4744E+01</text:p>
          </table:table-cell>
          <table:table-cell table:style-name="ce22" table:formula="of:=INDIRECT(&quot;R8C&quot;&amp;COLUMN();0)/INDIRECT(&quot;R&quot;&amp;ROW()&amp;&quot;C6&quot;;0)" office:value-type="float" office:value="21.651242084754">
            <text:p>2.1651E+01</text:p>
          </table:table-cell>
          <table:table-cell table:style-name="ce22" table:formula="of:=INDIRECT(&quot;R8C&quot;&amp;COLUMN();0)/INDIRECT(&quot;R&quot;&amp;ROW()&amp;&quot;C6&quot;;0)" office:value-type="float" office:value="20.1047247929859">
            <text:p>2.0105E+01</text:p>
          </table:table-cell>
          <table:table-cell table:style-name="ce22" table:formula="of:=INDIRECT(&quot;R8C&quot;&amp;COLUMN();0)/INDIRECT(&quot;R&quot;&amp;ROW()&amp;&quot;C6&quot;;0)" office:value-type="float" office:value="18.5582075012177">
            <text:p>1.8558E+01</text:p>
          </table:table-cell>
          <table:table-cell table:style-name="ce22" table:formula="of:=INDIRECT(&quot;R8C&quot;&amp;COLUMN();0)/INDIRECT(&quot;R&quot;&amp;ROW()&amp;&quot;C6&quot;;0)" office:value-type="float" office:value="17.0116902094496">
            <text:p>1.7012E+01</text:p>
          </table:table-cell>
          <table:table-cell table:style-name="ce22" table:formula="of:=INDIRECT(&quot;R8C&quot;&amp;COLUMN();0)/INDIRECT(&quot;R&quot;&amp;ROW()&amp;&quot;C6&quot;;0)" office:value-type="float" office:value="15.4651729176814">
            <text:p>1.5465E+01</text:p>
          </table:table-cell>
          <table:table-cell table:style-name="ce22" table:formula="of:=INDIRECT(&quot;R8C&quot;&amp;COLUMN();0)/INDIRECT(&quot;R&quot;&amp;ROW()&amp;&quot;C6&quot;;0)" office:value-type="float" office:value="12.3721383341452">
            <text:p>1.2372E+01</text:p>
          </table:table-cell>
          <table:table-cell table:style-name="ce22" table:formula="of:=INDIRECT(&quot;R8C&quot;&amp;COLUMN();0)/INDIRECT(&quot;R&quot;&amp;ROW()&amp;&quot;C6&quot;;0)" office:value-type="float" office:value="10.825621042377">
            <text:p>1.0826E+01</text:p>
          </table:table-cell>
          <table:table-cell table:style-name="ce22" table:formula="of:=INDIRECT(&quot;R8C&quot;&amp;COLUMN();0)/INDIRECT(&quot;R&quot;&amp;ROW()&amp;&quot;C6&quot;;0)" office:value-type="float" office:value="10.0523623964929">
            <text:p>1.0052E+01</text:p>
          </table:table-cell>
          <table:table-cell table:style-name="ce22" table:formula="of:=INDIRECT(&quot;R8C&quot;&amp;COLUMN();0)/INDIRECT(&quot;R&quot;&amp;ROW()&amp;&quot;C6&quot;;0)" office:value-type="float" office:value="9.27910375060887">
            <text:p>9.2791E+00</text:p>
          </table:table-cell>
          <table:table-cell table:style-name="ce22" table:formula="of:=INDIRECT(&quot;R8C&quot;&amp;COLUMN();0)/INDIRECT(&quot;R&quot;&amp;ROW()&amp;&quot;C6&quot;;0)" office:value-type="float" office:value="7.73258645884072">
            <text:p>7.7326E+00</text:p>
          </table:table-cell>
          <table:table-cell table:style-name="ce22" table:formula="of:=INDIRECT(&quot;R8C&quot;&amp;COLUMN();0)/INDIRECT(&quot;R&quot;&amp;ROW()&amp;&quot;C6&quot;;0)" office:value-type="float" office:value="6.18606916707258">
            <text:p>6.1861E+00</text:p>
          </table:table-cell>
          <table:table-cell table:style-name="ce22" table:formula="of:=INDIRECT(&quot;R8C&quot;&amp;COLUMN();0)/INDIRECT(&quot;R&quot;&amp;ROW()&amp;&quot;C6&quot;;0)" office:value-type="float" office:value="5.69118363370677">
            <text:p>5.6912E+00</text:p>
          </table:table-cell>
          <table:table-cell table:style-name="ce22" table:formula="of:=INDIRECT(&quot;R8C&quot;&amp;COLUMN();0)/INDIRECT(&quot;R&quot;&amp;ROW()&amp;&quot;C6&quot;;0)" office:value-type="float" office:value="5.06770579639552">
            <text:p>5.0677E+00</text:p>
          </table:table-cell>
          <table:table-cell table:style-name="ce22" table:formula="of:=INDIRECT(&quot;R8C&quot;&amp;COLUMN();0)/INDIRECT(&quot;R&quot;&amp;ROW()&amp;&quot;C6&quot;;0)" office:value-type="float" office:value="4.63955187530443">
            <text:p>4.6396E+00</text:p>
          </table:table-cell>
          <table:table-cell table:style-name="ce22" table:formula="of:=INDIRECT(&quot;R8C&quot;&amp;COLUMN();0)/INDIRECT(&quot;R&quot;&amp;ROW()&amp;&quot;C6&quot;;0)" office:value-type="float" office:value="4.51339503166098">
            <text:p>4.5134E+00</text:p>
          </table:table-cell>
          <table:table-cell table:style-name="ce22" table:formula="of:=INDIRECT(&quot;R8C&quot;&amp;COLUMN();0)/INDIRECT(&quot;R&quot;&amp;ROW()&amp;&quot;C6&quot;;0)" office:value-type="float" office:value="4.01948368241598">
            <text:p>4.0195E+00</text:p>
          </table:table-cell>
          <table:table-cell table:style-name="ce22" table:formula="of:=INDIRECT(&quot;R8C&quot;&amp;COLUMN();0)/INDIRECT(&quot;R&quot;&amp;ROW()&amp;&quot;C6&quot;;0)" office:value-type="float" office:value="3.86629322942036">
            <text:p>3.8663E+00</text:p>
          </table:table-cell>
          <table:table-cell table:style-name="ce22" table:formula="of:=INDIRECT(&quot;R8C&quot;&amp;COLUMN();0)/INDIRECT(&quot;R&quot;&amp;ROW()&amp;&quot;C6&quot;;0)" office:value-type="float" office:value="3.57915245981491">
            <text:p>3.5792E+00</text:p>
          </table:table-cell>
          <table:table-cell table:style-name="ce22" table:formula="of:=INDIRECT(&quot;R8C&quot;&amp;COLUMN();0)/INDIRECT(&quot;R&quot;&amp;ROW()&amp;&quot;C6&quot;;0)" office:value-type="float" office:value="3.18753044325378">
            <text:p>3.1875E+00</text:p>
          </table:table-cell>
          <table:table-cell table:style-name="ce22" table:formula="of:=INDIRECT(&quot;R8C&quot;&amp;COLUMN();0)/INDIRECT(&quot;R&quot;&amp;ROW()&amp;&quot;C6&quot;;0)" office:value-type="float" office:value="3.09303458353629">
            <text:p>3.0930E+00</text:p>
          </table:table-cell>
          <table:table-cell table:style-name="ce22" table:formula="of:=INDIRECT(&quot;R8C&quot;&amp;COLUMN();0)/INDIRECT(&quot;R&quot;&amp;ROW()&amp;&quot;C6&quot;;0)" office:value-type="float" office:value="2.83828543594739">
            <text:p>2.8383E+00</text:p>
          </table:table-cell>
          <table:table-cell table:style-name="ce22" table:formula="of:=INDIRECT(&quot;R8C&quot;&amp;COLUMN();0)/INDIRECT(&quot;R&quot;&amp;ROW()&amp;&quot;C6&quot;;0)" office:value-type="float" office:value="2.52752070141257">
            <text:p>2.5275E+00</text:p>
          </table:table-cell>
          <table:table-cell table:style-name="ce22" table:formula="of:=INDIRECT(&quot;R8C&quot;&amp;COLUMN();0)/INDIRECT(&quot;R&quot;&amp;ROW()&amp;&quot;C6&quot;;0)" office:value-type="float" office:value="2.31977593765222">
            <text:p>2.3198E+00</text:p>
          </table:table-cell>
          <table:table-cell table:style-name="ce22" table:formula="of:=INDIRECT(&quot;R8C&quot;&amp;COLUMN();0)/INDIRECT(&quot;R&quot;&amp;ROW()&amp;&quot;C6&quot;;0)" office:value-type="float" office:value="2.2508524111057">
            <text:p>2.2509E+00</text:p>
          </table:table-cell>
          <table:table-cell table:style-name="ce22" table:formula="of:=INDIRECT(&quot;R8C&quot;&amp;COLUMN();0)/INDIRECT(&quot;R&quot;&amp;ROW()&amp;&quot;C6&quot;;0)" office:value-type="float" office:value="2.00438382854359">
            <text:p>2.0044E+00</text:p>
          </table:table-cell>
          <table:table-cell table:style-name="ce22" table:formula="of:=INDIRECT(&quot;R8C&quot;&amp;COLUMN();0)/INDIRECT(&quot;R&quot;&amp;ROW()&amp;&quot;C6&quot;;0)" office:value-type="float" office:value="1.78519240136386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8986848514369">
            <text:p>1.5899E+00</text:p>
          </table:table-cell>
          <table:table-cell table:style-name="ce22" table:formula="of:=INDIRECT(&quot;R8C&quot;&amp;COLUMN();0)/INDIRECT(&quot;R&quot;&amp;ROW()&amp;&quot;C6&quot;;0)" office:value-type="float" office:value="1.4154895275207">
            <text:p>1.4155E+00</text:p>
          </table:table-cell>
          <table:table-cell table:style-name="ce22" table:formula="of:=INDIRECT(&quot;R8C&quot;&amp;COLUMN();0)/INDIRECT(&quot;R&quot;&amp;ROW()&amp;&quot;C6&quot;;0)" office:value-type="float" office:value="1.26059425231369">
            <text:p>1.2606E+00</text:p>
          </table:table-cell>
          <table:table-cell table:style-name="ce22" table:formula="of:=INDIRECT(&quot;R8C&quot;&amp;COLUMN();0)/INDIRECT(&quot;R&quot;&amp;ROW()&amp;&quot;C6&quot;;0)" office:value-type="float" office:value="1.12274719922065">
            <text:p>1.1227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404286410132">
            <text:p>8.9040E-01</text:p>
          </table:table-cell>
          <table:table-cell table:style-name="ce22" table:formula="of:=INDIRECT(&quot;R8C&quot;&amp;COLUMN();0)/INDIRECT(&quot;R&quot;&amp;ROW()&amp;&quot;C6&quot;;0)" office:value-type="float" office:value="0.792985874330249">
            <text:p>7.9299E-01</text:p>
          </table:table-cell>
          <table:table-cell table:style-name="ce22" table:formula="of:=INDIRECT(&quot;R8C&quot;&amp;COLUMN();0)/INDIRECT(&quot;R&quot;&amp;ROW()&amp;&quot;C6&quot;;0)" office:value-type="float" office:value="0.706283487579152">
            <text:p>7.0628E-01</text:p>
          </table:table-cell>
          <table:table-cell table:style-name="ce22" table:formula="of:=INDIRECT(&quot;R8C&quot;&amp;COLUMN();0)/INDIRECT(&quot;R&quot;&amp;ROW()&amp;&quot;C6&quot;;0)" office:value-type="float" office:value="0.628835849975645">
            <text:p>6.2884E-01</text:p>
          </table:table-cell>
          <table:table-cell table:style-name="ce22" table:formula="of:=INDIRECT(&quot;R8C&quot;&amp;COLUMN();0)/INDIRECT(&quot;R&quot;&amp;ROW()&amp;&quot;C6&quot;;0)" office:value-type="float" office:value="0.560155869459328">
            <text:p>5.6016E-01</text:p>
          </table:table-cell>
          <table:table-cell table:style-name="ce22" table:formula="of:=INDIRECT(&quot;R8C&quot;&amp;COLUMN();0)/INDIRECT(&quot;R&quot;&amp;ROW()&amp;&quot;C6&quot;;0)" office:value-type="float" office:value="0.498782269849002">
            <text:p>4.9878E-01</text:p>
          </table:table-cell>
          <table:table-cell table:style-name="ce22" table:formula="of:=INDIRECT(&quot;R8C&quot;&amp;COLUMN();0)/INDIRECT(&quot;R&quot;&amp;ROW()&amp;&quot;C6&quot;;0)" office:value-type="float" office:value="0.444227959084267">
            <text:p>4.4423E-01</text:p>
          </table:table-cell>
          <table:table-cell table:style-name="ce22" table:formula="of:=INDIRECT(&quot;R8C&quot;&amp;COLUMN();0)/INDIRECT(&quot;R&quot;&amp;ROW()&amp;&quot;C6&quot;;0)" office:value-type="float" office:value="0.395518753044325">
            <text:p>3.9552E-01</text:p>
          </table:table-cell>
          <table:table-cell table:style-name="ce22" table:formula="of:=INDIRECT(&quot;R8C&quot;&amp;COLUMN();0)/INDIRECT(&quot;R&quot;&amp;ROW()&amp;&quot;C6&quot;;0)" office:value-type="float" office:value="0.352167559668777">
            <text:p>3.5217E-01</text:p>
          </table:table-cell>
          <table:table-cell table:style-name="ce22" table:formula="of:=INDIRECT(&quot;R8C&quot;&amp;COLUMN();0)/INDIRECT(&quot;R&quot;&amp;ROW()&amp;&quot;C6&quot;;0)" office:value-type="float" office:value="0.313687286897224">
            <text:p>3.1369E-01</text:p>
          </table:table-cell>
          <table:table-cell table:style-name="ce22" table:formula="of:=INDIRECT(&quot;R8C&quot;&amp;COLUMN();0)/INDIRECT(&quot;R&quot;&amp;ROW()&amp;&quot;C6&quot;;0)" office:value-type="float" office:value="0.279103750608865">
            <text:p>2.7910E-01</text:p>
          </table:table-cell>
          <table:table-cell table:style-name="ce22" table:formula="of:=INDIRECT(&quot;R8C&quot;&amp;COLUMN();0)/INDIRECT(&quot;R&quot;&amp;ROW()&amp;&quot;C6&quot;;0)" office:value-type="float" office:value="0.248904042864101">
            <text:p>2.4890E-01</text:p>
          </table:table-cell>
          <table:table-cell table:style-name="ce22" table:formula="of:=INDIRECT(&quot;R8C&quot;&amp;COLUMN();0)/INDIRECT(&quot;R&quot;&amp;ROW()&amp;&quot;C6&quot;;0)" office:value-type="float" office:value="0.221626887481734">
            <text:p>2.2163E-01</text:p>
          </table:table-cell>
          <table:table-cell table:style-name="ce22" table:formula="of:=INDIRECT(&quot;R8C&quot;&amp;COLUMN();0)/INDIRECT(&quot;R&quot;&amp;ROW()&amp;&quot;C6&quot;;0)" office:value-type="float" office:value="0.197272284461763">
            <text:p>1.9727E-01</text:p>
          </table:table-cell>
          <table:table-cell table:style-name="ce22" table:formula="of:=INDIRECT(&quot;R8C&quot;&amp;COLUMN();0)/INDIRECT(&quot;R&quot;&amp;ROW()&amp;&quot;C6&quot;;0)" office:value-type="float" office:value="0.175840233804189">
            <text:p>1.7584E-01</text:p>
          </table:table-cell>
          <table:table-cell table:style-name="ce22" table:formula="of:=INDIRECT(&quot;R8C&quot;&amp;COLUMN();0)/INDIRECT(&quot;R&quot;&amp;ROW()&amp;&quot;C6&quot;;0)" office:value-type="float" office:value="0.156356551388212">
            <text:p>1.5636E-01</text:p>
          </table:table-cell>
          <table:table-cell table:style-name="ce22" table:formula="of:=INDIRECT(&quot;R8C&quot;&amp;COLUMN();0)/INDIRECT(&quot;R&quot;&amp;ROW()&amp;&quot;C6&quot;;0)" office:value-type="float" office:value="0.139308329274233">
            <text:p>1.3931E-01</text:p>
          </table:table-cell>
          <table:table-cell table:style-name="ce22" table:formula="of:=INDIRECT(&quot;R8C&quot;&amp;COLUMN();0)/INDIRECT(&quot;R&quot;&amp;ROW()&amp;&quot;C6&quot;;0)" office:value-type="float" office:value="0.124208475401851">
            <text:p>1.2421E-01</text:p>
          </table:table-cell>
          <table:table-cell table:style-name="ce22" table:formula="of:=INDIRECT(&quot;R8C&quot;&amp;COLUMN();0)/INDIRECT(&quot;R&quot;&amp;ROW()&amp;&quot;C6&quot;;0)" office:value-type="float" office:value="0.110569897710667">
            <text:p>1.1057E-01</text:p>
          </table:table-cell>
          <table:table-cell table:style-name="ce22" table:formula="of:=INDIRECT(&quot;R8C&quot;&amp;COLUMN();0)/INDIRECT(&quot;R&quot;&amp;ROW()&amp;&quot;C6&quot;;0)" office:value-type="float" office:value="0.0983925962006819">
            <text:p>9.8393E-02</text:p>
          </table:table-cell>
          <table:table-cell table:style-name="ce22" table:formula="of:=INDIRECT(&quot;R8C&quot;&amp;COLUMN();0)/INDIRECT(&quot;R&quot;&amp;ROW()&amp;&quot;C6&quot;;0)" office:value-type="float" office:value="0.0876765708718948">
            <text:p>8.7677E-02</text:p>
          </table:table-cell>
          <table:table-cell table:style-name="ce22" table:formula="of:=INDIRECT(&quot;R8C&quot;&amp;COLUMN();0)/INDIRECT(&quot;R&quot;&amp;ROW()&amp;&quot;C6&quot;;0)" office:value-type="float" office:value="0.0779347296639065">
            <text:p>7.7935E-02</text:p>
          </table:table-cell>
          <table:table-cell table:style-name="ce22" table:formula="of:=INDIRECT(&quot;R8C&quot;&amp;COLUMN();0)/INDIRECT(&quot;R&quot;&amp;ROW()&amp;&quot;C6&quot;;0)" office:value-type="float" office:value="0.0696541646371164">
            <text:p>6.9654E-02</text:p>
          </table:table-cell>
          <table:table-cell table:style-name="ce22" table:formula="of:=INDIRECT(&quot;R8C&quot;&amp;COLUMN();0)/INDIRECT(&quot;R&quot;&amp;ROW()&amp;&quot;C6&quot;;0)" office:value-type="float" office:value="0.0618606916707258">
            <text:p>6.1861E-02</text:p>
          </table:table-cell>
          <table:table-cell table:style-name="ce22" table:formula="of:=INDIRECT(&quot;R8C&quot;&amp;COLUMN();0)/INDIRECT(&quot;R&quot;&amp;ROW()&amp;&quot;C6&quot;;0)" office:value-type="float" office:value="0.055041402825134">
            <text:p>5.5041E-02</text:p>
          </table:table-cell>
          <table:table-cell table:style-name="ce22" table:formula="of:=INDIRECT(&quot;R8C&quot;&amp;COLUMN();0)/INDIRECT(&quot;R&quot;&amp;ROW()&amp;&quot;C6&quot;;0)" office:value-type="float" office:value="0.049196298100341">
            <text:p>4.9196E-02</text:p>
          </table:table-cell>
          <table:table-cell table:style-name="ce22" table:formula="of:=INDIRECT(&quot;R8C&quot;&amp;COLUMN();0)/INDIRECT(&quot;R&quot;&amp;ROW()&amp;&quot;C6&quot;;0)" office:value-type="float" office:value="0.0436921578178276">
            <text:p>4.3692E-02</text:p>
          </table:table-cell>
          <table:table-cell table:style-name="ce22" table:formula="of:=INDIRECT(&quot;R8C&quot;&amp;COLUMN();0)/INDIRECT(&quot;R&quot;&amp;ROW()&amp;&quot;C6&quot;;0)" office:value-type="float" office:value="0.0389186556259133">
            <text:p>3.8919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4])+1" office:value-type="float" office:value="36">
            <text:p>36</text:p>
          </table:table-cell>
          <table:table-cell table:style-name="ce6" office:value-type="float" office:value="13">
            <text:p>13</text:p>
          </table:table-cell>
          <table:table-cell table:style-name="ce9" office:value-type="float" office:value="0.072">
            <text:p>0.0720</text:p>
          </table:table-cell>
          <table:table-cell table:style-name="ce13" office:value-type="float" office:value="1.828">
            <text:p>1.8280</text:p>
          </table:table-cell>
          <table:table-cell table:style-name="ce14" table:formula="of:=[.D45]/2" office:value-type="float" office:value="0.914">
            <text:p>0.9140</text:p>
          </table:table-cell>
          <table:table-cell table:style-name="ce16" table:formula="of:=pi*[.D45]" office:value-type="float" office:value="5.74283137076214">
            <text:p>5.742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1.6849015317287">
            <text:p>4.1685E+01</text:p>
          </table:table-cell>
          <table:table-cell table:style-name="ce22" table:formula="of:=INDIRECT(&quot;R8C&quot;&amp;COLUMN();0)/INDIRECT(&quot;R&quot;&amp;ROW()&amp;&quot;C6&quot;;0)" office:value-type="float" office:value="34.7374179431072">
            <text:p>3.4737E+01</text:p>
          </table:table-cell>
          <table:table-cell table:style-name="ce22" table:formula="of:=INDIRECT(&quot;R8C&quot;&amp;COLUMN();0)/INDIRECT(&quot;R&quot;&amp;ROW()&amp;&quot;C6&quot;;0)" office:value-type="float" office:value="31.2636761487965">
            <text:p>3.1264E+01</text:p>
          </table:table-cell>
          <table:table-cell table:style-name="ce22" table:formula="of:=INDIRECT(&quot;R8C&quot;&amp;COLUMN();0)/INDIRECT(&quot;R&quot;&amp;ROW()&amp;&quot;C6&quot;;0)" office:value-type="float" office:value="27.7899343544858">
            <text:p>2.7790E+01</text:p>
          </table:table-cell>
          <table:table-cell table:style-name="ce22" table:formula="of:=INDIRECT(&quot;R8C&quot;&amp;COLUMN();0)/INDIRECT(&quot;R&quot;&amp;ROW()&amp;&quot;C6&quot;;0)" office:value-type="float" office:value="24.316192560175">
            <text:p>2.4316E+01</text:p>
          </table:table-cell>
          <table:table-cell table:style-name="ce22" table:formula="of:=INDIRECT(&quot;R8C&quot;&amp;COLUMN();0)/INDIRECT(&quot;R&quot;&amp;ROW()&amp;&quot;C6&quot;;0)" office:value-type="float" office:value="22.5793216630197">
            <text:p>2.2579E+01</text:p>
          </table:table-cell>
          <table:table-cell table:style-name="ce22" table:formula="of:=INDIRECT(&quot;R8C&quot;&amp;COLUMN();0)/INDIRECT(&quot;R&quot;&amp;ROW()&amp;&quot;C6&quot;;0)" office:value-type="float" office:value="20.8424507658643">
            <text:p>2.0842E+01</text:p>
          </table:table-cell>
          <table:table-cell table:style-name="ce22" table:formula="of:=INDIRECT(&quot;R8C&quot;&amp;COLUMN();0)/INDIRECT(&quot;R&quot;&amp;ROW()&amp;&quot;C6&quot;;0)" office:value-type="float" office:value="19.105579868709">
            <text:p>1.9106E+01</text:p>
          </table:table-cell>
          <table:table-cell table:style-name="ce22" table:formula="of:=INDIRECT(&quot;R8C&quot;&amp;COLUMN();0)/INDIRECT(&quot;R&quot;&amp;ROW()&amp;&quot;C6&quot;;0)" office:value-type="float" office:value="17.3687089715536">
            <text:p>1.7369E+01</text:p>
          </table:table-cell>
          <table:table-cell table:style-name="ce22" table:formula="of:=INDIRECT(&quot;R8C&quot;&amp;COLUMN();0)/INDIRECT(&quot;R&quot;&amp;ROW()&amp;&quot;C6&quot;;0)" office:value-type="float" office:value="13.8949671772429">
            <text:p>1.3895E+01</text:p>
          </table:table-cell>
          <table:table-cell table:style-name="ce22" table:formula="of:=INDIRECT(&quot;R8C&quot;&amp;COLUMN();0)/INDIRECT(&quot;R&quot;&amp;ROW()&amp;&quot;C6&quot;;0)" office:value-type="float" office:value="12.1580962800875">
            <text:p>1.2158E+01</text:p>
          </table:table-cell>
          <table:table-cell table:style-name="ce22" table:formula="of:=INDIRECT(&quot;R8C&quot;&amp;COLUMN();0)/INDIRECT(&quot;R&quot;&amp;ROW()&amp;&quot;C6&quot;;0)" office:value-type="float" office:value="11.2896608315098">
            <text:p>1.1290E+01</text:p>
          </table:table-cell>
          <table:table-cell table:style-name="ce22" table:formula="of:=INDIRECT(&quot;R8C&quot;&amp;COLUMN();0)/INDIRECT(&quot;R&quot;&amp;ROW()&amp;&quot;C6&quot;;0)" office:value-type="float" office:value="10.4212253829322">
            <text:p>1.0421E+01</text:p>
          </table:table-cell>
          <table:table-cell table:style-name="ce22" table:formula="of:=INDIRECT(&quot;R8C&quot;&amp;COLUMN();0)/INDIRECT(&quot;R&quot;&amp;ROW()&amp;&quot;C6&quot;;0)" office:value-type="float" office:value="8.6843544857768">
            <text:p>8.6844E+00</text:p>
          </table:table-cell>
          <table:table-cell table:style-name="ce22" table:formula="of:=INDIRECT(&quot;R8C&quot;&amp;COLUMN();0)/INDIRECT(&quot;R&quot;&amp;ROW()&amp;&quot;C6&quot;;0)" office:value-type="float" office:value="6.94748358862144">
            <text:p>6.9475E+00</text:p>
          </table:table-cell>
          <table:table-cell table:style-name="ce22" table:formula="of:=INDIRECT(&quot;R8C&quot;&amp;COLUMN();0)/INDIRECT(&quot;R&quot;&amp;ROW()&amp;&quot;C6&quot;;0)" office:value-type="float" office:value="6.39168490153173">
            <text:p>6.3917E+00</text:p>
          </table:table-cell>
          <table:table-cell table:style-name="ce22" table:formula="of:=INDIRECT(&quot;R8C&quot;&amp;COLUMN();0)/INDIRECT(&quot;R&quot;&amp;ROW()&amp;&quot;C6&quot;;0)" office:value-type="float" office:value="5.69146608315099">
            <text:p>5.6915E+00</text:p>
          </table:table-cell>
          <table:table-cell table:style-name="ce22" table:formula="of:=INDIRECT(&quot;R8C&quot;&amp;COLUMN();0)/INDIRECT(&quot;R&quot;&amp;ROW()&amp;&quot;C6&quot;;0)" office:value-type="float" office:value="5.21061269146608">
            <text:p>5.2106E+00</text:p>
          </table:table-cell>
          <table:table-cell table:style-name="ce22" table:formula="of:=INDIRECT(&quot;R8C&quot;&amp;COLUMN();0)/INDIRECT(&quot;R&quot;&amp;ROW()&amp;&quot;C6&quot;;0)" office:value-type="float" office:value="5.06892778993436">
            <text:p>5.0689E+00</text:p>
          </table:table-cell>
          <table:table-cell table:style-name="ce22" table:formula="of:=INDIRECT(&quot;R8C&quot;&amp;COLUMN();0)/INDIRECT(&quot;R&quot;&amp;ROW()&amp;&quot;C6&quot;;0)" office:value-type="float" office:value="4.51422319474836">
            <text:p>4.5142E+00</text:p>
          </table:table-cell>
          <table:table-cell table:style-name="ce22" table:formula="of:=INDIRECT(&quot;R8C&quot;&amp;COLUMN();0)/INDIRECT(&quot;R&quot;&amp;ROW()&amp;&quot;C6&quot;;0)" office:value-type="float" office:value="4.3421772428884">
            <text:p>4.3422E+00</text:p>
          </table:table-cell>
          <table:table-cell table:style-name="ce22" table:formula="of:=INDIRECT(&quot;R8C&quot;&amp;COLUMN();0)/INDIRECT(&quot;R&quot;&amp;ROW()&amp;&quot;C6&quot;;0)" office:value-type="float" office:value="4.01969365426696">
            <text:p>4.0197E+00</text:p>
          </table:table-cell>
          <table:table-cell table:style-name="ce22" table:formula="of:=INDIRECT(&quot;R8C&quot;&amp;COLUMN();0)/INDIRECT(&quot;R&quot;&amp;ROW()&amp;&quot;C6&quot;;0)" office:value-type="float" office:value="3.57986870897155">
            <text:p>3.5799E+00</text:p>
          </table:table-cell>
          <table:table-cell table:style-name="ce22" table:formula="of:=INDIRECT(&quot;R8C&quot;&amp;COLUMN();0)/INDIRECT(&quot;R&quot;&amp;ROW()&amp;&quot;C6&quot;;0)" office:value-type="float" office:value="3.47374179431072">
            <text:p>3.4737E+00</text:p>
          </table:table-cell>
          <table:table-cell table:style-name="ce22" table:formula="of:=INDIRECT(&quot;R8C&quot;&amp;COLUMN();0)/INDIRECT(&quot;R&quot;&amp;ROW()&amp;&quot;C6&quot;;0)" office:value-type="float" office:value="3.18763676148796">
            <text:p>3.1876E+00</text:p>
          </table:table-cell>
          <table:table-cell table:style-name="ce22" table:formula="of:=INDIRECT(&quot;R8C&quot;&amp;COLUMN();0)/INDIRECT(&quot;R&quot;&amp;ROW()&amp;&quot;C6&quot;;0)" office:value-type="float" office:value="2.83862144420131">
            <text:p>2.8386E+00</text:p>
          </table:table-cell>
          <table:table-cell table:style-name="ce22" table:formula="of:=INDIRECT(&quot;R8C&quot;&amp;COLUMN();0)/INDIRECT(&quot;R&quot;&amp;ROW()&amp;&quot;C6&quot;;0)" office:value-type="float" office:value="2.60530634573304">
            <text:p>2.6053E+00</text:p>
          </table:table-cell>
          <table:table-cell table:style-name="ce22" table:formula="of:=INDIRECT(&quot;R8C&quot;&amp;COLUMN();0)/INDIRECT(&quot;R&quot;&amp;ROW()&amp;&quot;C6&quot;;0)" office:value-type="float" office:value="2.52789934354486">
            <text:p>2.5279E+00</text:p>
          </table:table-cell>
          <table:table-cell table:style-name="ce22" table:formula="of:=INDIRECT(&quot;R8C&quot;&amp;COLUMN();0)/INDIRECT(&quot;R&quot;&amp;ROW()&amp;&quot;C6&quot;;0)" office:value-type="float" office:value="2.25109409190372">
            <text:p>2.2511E+00</text:p>
          </table:table-cell>
          <table:table-cell table:style-name="ce22" table:formula="of:=INDIRECT(&quot;R8C&quot;&amp;COLUMN();0)/INDIRECT(&quot;R&quot;&amp;ROW()&amp;&quot;C6&quot;;0)" office:value-type="float" office:value="2.00492341356674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5579868709">
            <text:p>1.7856E+00</text:p>
          </table:table-cell>
          <table:table-cell table:style-name="ce22" table:formula="of:=INDIRECT(&quot;R8C&quot;&amp;COLUMN();0)/INDIRECT(&quot;R&quot;&amp;ROW()&amp;&quot;C6&quot;;0)" office:value-type="float" office:value="1.58971553610503">
            <text:p>1.5897E+00</text:p>
          </table:table-cell>
          <table:table-cell table:style-name="ce22" table:formula="of:=INDIRECT(&quot;R8C&quot;&amp;COLUMN();0)/INDIRECT(&quot;R&quot;&amp;ROW()&amp;&quot;C6&quot;;0)" office:value-type="float" office:value="1.41575492341357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609409190372">
            <text:p>1.2609E+00</text:p>
          </table:table-cell>
          <table:table-cell table:style-name="ce22" table:formula="of:=INDIRECT(&quot;R8C&quot;&amp;COLUMN();0)/INDIRECT(&quot;R&quot;&amp;ROW()&amp;&quot;C6&quot;;0)" office:value-type="float" office:value="1.12308533916849">
            <text:p>1.1231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590809628009">
            <text:p>8.9059E-01</text:p>
          </table:table-cell>
          <table:table-cell table:style-name="ce22" table:formula="of:=INDIRECT(&quot;R8C&quot;&amp;COLUMN();0)/INDIRECT(&quot;R&quot;&amp;ROW()&amp;&quot;C6&quot;;0)" office:value-type="float" office:value="0.793216630196937">
            <text:p>7.9322E-01</text:p>
          </table:table-cell>
          <table:table-cell table:style-name="ce22" table:formula="of:=INDIRECT(&quot;R8C&quot;&amp;COLUMN();0)/INDIRECT(&quot;R&quot;&amp;ROW()&amp;&quot;C6&quot;;0)" office:value-type="float" office:value="0.706236323851203">
            <text:p>7.0624E-01</text:p>
          </table:table-cell>
          <table:table-cell table:style-name="ce22" table:formula="of:=INDIRECT(&quot;R8C&quot;&amp;COLUMN();0)/INDIRECT(&quot;R&quot;&amp;ROW()&amp;&quot;C6&quot;;0)" office:value-type="float" office:value="0.62910284463895">
            <text:p>6.2910E-01</text:p>
          </table:table-cell>
          <table:table-cell table:style-name="ce22" table:formula="of:=INDIRECT(&quot;R8C&quot;&amp;COLUMN();0)/INDIRECT(&quot;R&quot;&amp;ROW()&amp;&quot;C6&quot;;0)" office:value-type="float" office:value="0.560175054704595">
            <text:p>5.6018E-01</text:p>
          </table:table-cell>
          <table:table-cell table:style-name="ce22" table:formula="of:=INDIRECT(&quot;R8C&quot;&amp;COLUMN();0)/INDIRECT(&quot;R&quot;&amp;ROW()&amp;&quot;C6&quot;;0)" office:value-type="float" office:value="0.49890590809628">
            <text:p>4.9891E-01</text:p>
          </table:table-cell>
          <table:table-cell table:style-name="ce22" table:formula="of:=INDIRECT(&quot;R8C&quot;&amp;COLUMN();0)/INDIRECT(&quot;R&quot;&amp;ROW()&amp;&quot;C6&quot;;0)" office:value-type="float" office:value="0.444201312910284">
            <text:p>4.4420E-01</text:p>
          </table:table-cell>
          <table:table-cell table:style-name="ce22" table:formula="of:=INDIRECT(&quot;R8C&quot;&amp;COLUMN();0)/INDIRECT(&quot;R&quot;&amp;ROW()&amp;&quot;C6&quot;;0)" office:value-type="float" office:value="0.395514223194748">
            <text:p>3.9551E-01</text:p>
          </table:table-cell>
          <table:table-cell table:style-name="ce22" table:formula="of:=INDIRECT(&quot;R8C&quot;&amp;COLUMN();0)/INDIRECT(&quot;R&quot;&amp;ROW()&amp;&quot;C6&quot;;0)" office:value-type="float" office:value="0.352297592997812">
            <text:p>3.5230E-01</text:p>
          </table:table-cell>
          <table:table-cell table:style-name="ce22" table:formula="of:=INDIRECT(&quot;R8C&quot;&amp;COLUMN();0)/INDIRECT(&quot;R&quot;&amp;ROW()&amp;&quot;C6&quot;;0)" office:value-type="float" office:value="0.313457330415755">
            <text:p>3.1346E-01</text:p>
          </table:table-cell>
          <table:table-cell table:style-name="ce22" table:formula="of:=INDIRECT(&quot;R8C&quot;&amp;COLUMN();0)/INDIRECT(&quot;R&quot;&amp;ROW()&amp;&quot;C6&quot;;0)" office:value-type="float" office:value="0.279540481400438">
            <text:p>2.7954E-01</text:p>
          </table:table-cell>
          <table:table-cell table:style-name="ce22" table:formula="of:=INDIRECT(&quot;R8C&quot;&amp;COLUMN();0)/INDIRECT(&quot;R&quot;&amp;ROW()&amp;&quot;C6&quot;;0)" office:value-type="float" office:value="0.24890590809628">
            <text:p>2.4891E-01</text:p>
          </table:table-cell>
          <table:table-cell table:style-name="ce22" table:formula="of:=INDIRECT(&quot;R8C&quot;&amp;COLUMN();0)/INDIRECT(&quot;R&quot;&amp;ROW()&amp;&quot;C6&quot;;0)" office:value-type="float" office:value="0.221553610503282">
            <text:p>2.2155E-01</text:p>
          </table:table-cell>
          <table:table-cell table:style-name="ce22" table:formula="of:=INDIRECT(&quot;R8C&quot;&amp;COLUMN();0)/INDIRECT(&quot;R&quot;&amp;ROW()&amp;&quot;C6&quot;;0)" office:value-type="float" office:value="0.197483588621444">
            <text:p>1.9748E-01</text:p>
          </table:table-cell>
          <table:table-cell table:style-name="ce22" table:formula="of:=INDIRECT(&quot;R8C&quot;&amp;COLUMN();0)/INDIRECT(&quot;R&quot;&amp;ROW()&amp;&quot;C6&quot;;0)" office:value-type="float" office:value="0.175601750547046">
            <text:p>1.7560E-01</text:p>
          </table:table-cell>
          <table:table-cell table:style-name="ce22" table:formula="of:=INDIRECT(&quot;R8C&quot;&amp;COLUMN();0)/INDIRECT(&quot;R&quot;&amp;ROW()&amp;&quot;C6&quot;;0)" office:value-type="float" office:value="0.156455142231947">
            <text:p>1.5646E-01</text:p>
          </table:table-cell>
          <table:table-cell table:style-name="ce22" table:formula="of:=INDIRECT(&quot;R8C&quot;&amp;COLUMN();0)/INDIRECT(&quot;R&quot;&amp;ROW()&amp;&quot;C6&quot;;0)" office:value-type="float" office:value="0.139496717724289">
            <text:p>1.3950E-01</text:p>
          </table:table-cell>
          <table:table-cell table:style-name="ce22" table:formula="of:=INDIRECT(&quot;R8C&quot;&amp;COLUMN();0)/INDIRECT(&quot;R&quot;&amp;ROW()&amp;&quot;C6&quot;;0)" office:value-type="float" office:value="0.12417943107221">
            <text:p>1.2418E-01</text:p>
          </table:table-cell>
          <table:table-cell table:style-name="ce22" table:formula="of:=INDIRECT(&quot;R8C&quot;&amp;COLUMN();0)/INDIRECT(&quot;R&quot;&amp;ROW()&amp;&quot;C6&quot;;0)" office:value-type="float" office:value="0.110503282275711">
            <text:p>1.1050E-01</text:p>
          </table:table-cell>
          <table:table-cell table:style-name="ce22" table:formula="of:=INDIRECT(&quot;R8C&quot;&amp;COLUMN();0)/INDIRECT(&quot;R&quot;&amp;ROW()&amp;&quot;C6&quot;;0)" office:value-type="float" office:value="0.0984682713347921">
            <text:p>9.8468E-02</text:p>
          </table:table-cell>
          <table:table-cell table:style-name="ce22" table:formula="of:=INDIRECT(&quot;R8C&quot;&amp;COLUMN();0)/INDIRECT(&quot;R&quot;&amp;ROW()&amp;&quot;C6&quot;;0)" office:value-type="float" office:value="0.087527352297593">
            <text:p>8.7527E-02</text:p>
          </table:table-cell>
          <table:table-cell table:style-name="ce22" table:formula="of:=INDIRECT(&quot;R8C&quot;&amp;COLUMN();0)/INDIRECT(&quot;R&quot;&amp;ROW()&amp;&quot;C6&quot;;0)" office:value-type="float" office:value="0.0782275711159737">
            <text:p>7.8228E-02</text:p>
          </table:table-cell>
          <table:table-cell table:style-name="ce22" table:formula="of:=INDIRECT(&quot;R8C&quot;&amp;COLUMN();0)/INDIRECT(&quot;R&quot;&amp;ROW()&amp;&quot;C6&quot;;0)" office:value-type="float" office:value="0.0694748358862144">
            <text:p>6.9475E-02</text:p>
          </table:table-cell>
          <table:table-cell table:style-name="ce22" table:formula="of:=INDIRECT(&quot;R8C&quot;&amp;COLUMN();0)/INDIRECT(&quot;R&quot;&amp;ROW()&amp;&quot;C6&quot;;0)" office:value-type="float" office:value="0.0618161925601751">
            <text:p>6.1816E-02</text:p>
          </table:table-cell>
          <table:table-cell table:style-name="ce22" table:formula="of:=INDIRECT(&quot;R8C&quot;&amp;COLUMN();0)/INDIRECT(&quot;R&quot;&amp;ROW()&amp;&quot;C6&quot;;0)" office:value-type="float" office:value="0.0552516411378556">
            <text:p>5.5252E-02</text:p>
          </table:table-cell>
          <table:table-cell table:style-name="ce22" table:formula="of:=INDIRECT(&quot;R8C&quot;&amp;COLUMN();0)/INDIRECT(&quot;R&quot;&amp;ROW()&amp;&quot;C6&quot;;0)" office:value-type="float" office:value="0.0490700218818381">
            <text:p>4.9070E-02</text:p>
          </table:table-cell>
          <table:table-cell table:style-name="ce22" table:formula="of:=INDIRECT(&quot;R8C&quot;&amp;COLUMN();0)/INDIRECT(&quot;R&quot;&amp;ROW()&amp;&quot;C6&quot;;0)" office:value-type="float" office:value="0.0437089715536105">
            <text:p>4.3709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5])+1" office:value-type="float" office:value="37">
            <text:p>37</text:p>
          </table:table-cell>
          <table:table-cell table:style-name="ce6" office:value-type="float" office:value="14">
            <text:p>14</text:p>
          </table:table-cell>
          <table:table-cell table:style-name="ce9" office:value-type="float" office:value="0.0641">
            <text:p>0.0641</text:p>
          </table:table-cell>
          <table:table-cell table:style-name="ce13" office:value-type="float" office:value="1.628">
            <text:p>1.6280</text:p>
          </table:table-cell>
          <table:table-cell table:style-name="ce14" table:formula="of:=[.D46]/2" office:value-type="float" office:value="0.814">
            <text:p>0.8140</text:p>
          </table:table-cell>
          <table:table-cell table:style-name="ce16" table:formula="of:=pi*[.D46]" office:value-type="float" office:value="5.11451284004418">
            <text:p>5.114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6.8058968058968">
            <text:p>4.6806E+01</text:p>
          </table:table-cell>
          <table:table-cell table:style-name="ce22" table:formula="of:=INDIRECT(&quot;R8C&quot;&amp;COLUMN();0)/INDIRECT(&quot;R&quot;&amp;ROW()&amp;&quot;C6&quot;;0)" office:value-type="float" office:value="39.004914004914">
            <text:p>3.9005E+01</text:p>
          </table:table-cell>
          <table:table-cell table:style-name="ce22" table:formula="of:=INDIRECT(&quot;R8C&quot;&amp;COLUMN();0)/INDIRECT(&quot;R&quot;&amp;ROW()&amp;&quot;C6&quot;;0)" office:value-type="float" office:value="35.1044226044226">
            <text:p>3.5104E+01</text:p>
          </table:table-cell>
          <table:table-cell table:style-name="ce22" table:formula="of:=INDIRECT(&quot;R8C&quot;&amp;COLUMN();0)/INDIRECT(&quot;R&quot;&amp;ROW()&amp;&quot;C6&quot;;0)" office:value-type="float" office:value="31.2039312039312">
            <text:p>3.1204E+01</text:p>
          </table:table-cell>
          <table:table-cell table:style-name="ce22" table:formula="of:=INDIRECT(&quot;R8C&quot;&amp;COLUMN();0)/INDIRECT(&quot;R&quot;&amp;ROW()&amp;&quot;C6&quot;;0)" office:value-type="float" office:value="27.3034398034398">
            <text:p>2.7303E+01</text:p>
          </table:table-cell>
          <table:table-cell table:style-name="ce22" table:formula="of:=INDIRECT(&quot;R8C&quot;&amp;COLUMN();0)/INDIRECT(&quot;R&quot;&amp;ROW()&amp;&quot;C6&quot;;0)" office:value-type="float" office:value="25.3531941031941">
            <text:p>2.5353E+01</text:p>
          </table:table-cell>
          <table:table-cell table:style-name="ce22" table:formula="of:=INDIRECT(&quot;R8C&quot;&amp;COLUMN();0)/INDIRECT(&quot;R&quot;&amp;ROW()&amp;&quot;C6&quot;;0)" office:value-type="float" office:value="23.4029484029484">
            <text:p>2.3403E+01</text:p>
          </table:table-cell>
          <table:table-cell table:style-name="ce22" table:formula="of:=INDIRECT(&quot;R8C&quot;&amp;COLUMN();0)/INDIRECT(&quot;R&quot;&amp;ROW()&amp;&quot;C6&quot;;0)" office:value-type="float" office:value="21.4527027027027">
            <text:p>2.1453E+01</text:p>
          </table:table-cell>
          <table:table-cell table:style-name="ce22" table:formula="of:=INDIRECT(&quot;R8C&quot;&amp;COLUMN();0)/INDIRECT(&quot;R&quot;&amp;ROW()&amp;&quot;C6&quot;;0)" office:value-type="float" office:value="19.502457002457">
            <text:p>1.9502E+01</text:p>
          </table:table-cell>
          <table:table-cell table:style-name="ce22" table:formula="of:=INDIRECT(&quot;R8C&quot;&amp;COLUMN();0)/INDIRECT(&quot;R&quot;&amp;ROW()&amp;&quot;C6&quot;;0)" office:value-type="float" office:value="15.6019656019656">
            <text:p>1.5602E+01</text:p>
          </table:table-cell>
          <table:table-cell table:style-name="ce22" table:formula="of:=INDIRECT(&quot;R8C&quot;&amp;COLUMN();0)/INDIRECT(&quot;R&quot;&amp;ROW()&amp;&quot;C6&quot;;0)" office:value-type="float" office:value="13.6517199017199">
            <text:p>1.3652E+01</text:p>
          </table:table-cell>
          <table:table-cell table:style-name="ce22" table:formula="of:=INDIRECT(&quot;R8C&quot;&amp;COLUMN();0)/INDIRECT(&quot;R&quot;&amp;ROW()&amp;&quot;C6&quot;;0)" office:value-type="float" office:value="12.6765970515971">
            <text:p>1.2677E+01</text:p>
          </table:table-cell>
          <table:table-cell table:style-name="ce22" table:formula="of:=INDIRECT(&quot;R8C&quot;&amp;COLUMN();0)/INDIRECT(&quot;R&quot;&amp;ROW()&amp;&quot;C6&quot;;0)" office:value-type="float" office:value="11.7014742014742">
            <text:p>1.1701E+01</text:p>
          </table:table-cell>
          <table:table-cell table:style-name="ce22" table:formula="of:=INDIRECT(&quot;R8C&quot;&amp;COLUMN();0)/INDIRECT(&quot;R&quot;&amp;ROW()&amp;&quot;C6&quot;;0)" office:value-type="float" office:value="9.7512285012285">
            <text:p>9.7512E+00</text:p>
          </table:table-cell>
          <table:table-cell table:style-name="ce22" table:formula="of:=INDIRECT(&quot;R8C&quot;&amp;COLUMN();0)/INDIRECT(&quot;R&quot;&amp;ROW()&amp;&quot;C6&quot;;0)" office:value-type="float" office:value="7.8009828009828">
            <text:p>7.8010E+00</text:p>
          </table:table-cell>
          <table:table-cell table:style-name="ce22" table:formula="of:=INDIRECT(&quot;R8C&quot;&amp;COLUMN();0)/INDIRECT(&quot;R&quot;&amp;ROW()&amp;&quot;C6&quot;;0)" office:value-type="float" office:value="7.17690417690418">
            <text:p>7.1769E+00</text:p>
          </table:table-cell>
          <table:table-cell table:style-name="ce22" table:formula="of:=INDIRECT(&quot;R8C&quot;&amp;COLUMN();0)/INDIRECT(&quot;R&quot;&amp;ROW()&amp;&quot;C6&quot;;0)" office:value-type="float" office:value="6.39066339066339">
            <text:p>6.3907E+00</text:p>
          </table:table-cell>
          <table:table-cell table:style-name="ce22" table:formula="of:=INDIRECT(&quot;R8C&quot;&amp;COLUMN();0)/INDIRECT(&quot;R&quot;&amp;ROW()&amp;&quot;C6&quot;;0)" office:value-type="float" office:value="5.8507371007371">
            <text:p>5.8507E+00</text:p>
          </table:table-cell>
          <table:table-cell table:style-name="ce22" table:formula="of:=INDIRECT(&quot;R8C&quot;&amp;COLUMN();0)/INDIRECT(&quot;R&quot;&amp;ROW()&amp;&quot;C6&quot;;0)" office:value-type="float" office:value="5.69164619164619">
            <text:p>5.6916E+00</text:p>
          </table:table-cell>
          <table:table-cell table:style-name="ce22" table:formula="of:=INDIRECT(&quot;R8C&quot;&amp;COLUMN();0)/INDIRECT(&quot;R&quot;&amp;ROW()&amp;&quot;C6&quot;;0)" office:value-type="float" office:value="5.06879606879607">
            <text:p>5.0688E+00</text:p>
          </table:table-cell>
          <table:table-cell table:style-name="ce22" table:formula="of:=INDIRECT(&quot;R8C&quot;&amp;COLUMN();0)/INDIRECT(&quot;R&quot;&amp;ROW()&amp;&quot;C6&quot;;0)" office:value-type="float" office:value="4.87561425061425">
            <text:p>4.8756E+00</text:p>
          </table:table-cell>
          <table:table-cell table:style-name="ce22" table:formula="of:=INDIRECT(&quot;R8C&quot;&amp;COLUMN();0)/INDIRECT(&quot;R&quot;&amp;ROW()&amp;&quot;C6&quot;;0)" office:value-type="float" office:value="4.51351351351351">
            <text:p>4.5135E+00</text:p>
          </table:table-cell>
          <table:table-cell table:style-name="ce22" table:formula="of:=INDIRECT(&quot;R8C&quot;&amp;COLUMN();0)/INDIRECT(&quot;R&quot;&amp;ROW()&amp;&quot;C6&quot;;0)" office:value-type="float" office:value="4.01965601965602">
            <text:p>4.0197E+00</text:p>
          </table:table-cell>
          <table:table-cell table:style-name="ce22" table:formula="of:=INDIRECT(&quot;R8C&quot;&amp;COLUMN();0)/INDIRECT(&quot;R&quot;&amp;ROW()&amp;&quot;C6&quot;;0)" office:value-type="float" office:value="3.9004914004914">
            <text:p>3.9005E+00</text:p>
          </table:table-cell>
          <table:table-cell table:style-name="ce22" table:formula="of:=INDIRECT(&quot;R8C&quot;&amp;COLUMN();0)/INDIRECT(&quot;R&quot;&amp;ROW()&amp;&quot;C6&quot;;0)" office:value-type="float" office:value="3.57923832923833">
            <text:p>3.5792E+00</text:p>
          </table:table-cell>
          <table:table-cell table:style-name="ce22" table:formula="of:=INDIRECT(&quot;R8C&quot;&amp;COLUMN();0)/INDIRECT(&quot;R&quot;&amp;ROW()&amp;&quot;C6&quot;;0)" office:value-type="float" office:value="3.18734643734644">
            <text:p>3.1873E+00</text:p>
          </table:table-cell>
          <table:table-cell table:style-name="ce22" table:formula="of:=INDIRECT(&quot;R8C&quot;&amp;COLUMN();0)/INDIRECT(&quot;R&quot;&amp;ROW()&amp;&quot;C6&quot;;0)" office:value-type="float" office:value="2.92536855036855">
            <text:p>2.9254E+00</text:p>
          </table:table-cell>
          <table:table-cell table:style-name="ce22" table:formula="of:=INDIRECT(&quot;R8C&quot;&amp;COLUMN();0)/INDIRECT(&quot;R&quot;&amp;ROW()&amp;&quot;C6&quot;;0)" office:value-type="float" office:value="2.83845208845209">
            <text:p>2.8385E+00</text:p>
          </table:table-cell>
          <table:table-cell table:style-name="ce22" table:formula="of:=INDIRECT(&quot;R8C&quot;&amp;COLUMN();0)/INDIRECT(&quot;R&quot;&amp;ROW()&amp;&quot;C6&quot;;0)" office:value-type="float" office:value="2.52764127764128">
            <text:p>2.5276E+00</text:p>
          </table:table-cell>
          <table:table-cell table:style-name="ce22" table:formula="of:=INDIRECT(&quot;R8C&quot;&amp;COLUMN();0)/INDIRECT(&quot;R&quot;&amp;ROW()&amp;&quot;C6&quot;;0)" office:value-type="float" office:value="2.2512285012285">
            <text:p>2.2512E+00</text:p>
          </table:table-cell>
          <table:table-cell table:style-name="ce22" table:formula="of:=INDIRECT(&quot;R8C&quot;&amp;COLUMN();0)/INDIRECT(&quot;R&quot;&amp;ROW()&amp;&quot;C6&quot;;0)" office:value-type="float" office:value="2.004914004914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01228501229">
            <text:p>1.7850E+00</text:p>
          </table:table-cell>
          <table:table-cell table:style-name="ce22" table:formula="of:=INDIRECT(&quot;R8C&quot;&amp;COLUMN();0)/INDIRECT(&quot;R&quot;&amp;ROW()&amp;&quot;C6&quot;;0)" office:value-type="float" office:value="1.58968058968059">
            <text:p>1.5897E+00</text:p>
          </table:table-cell>
          <table:table-cell table:style-name="ce22" table:formula="of:=INDIRECT(&quot;R8C&quot;&amp;COLUMN();0)/INDIRECT(&quot;R&quot;&amp;ROW()&amp;&quot;C6&quot;;0)" office:value-type="float" office:value="1.41584766584767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6105651105651">
            <text:p>1.2611E+00</text:p>
          </table:table-cell>
          <table:table-cell table:style-name="ce22" table:formula="of:=INDIRECT(&quot;R8C&quot;&amp;COLUMN();0)/INDIRECT(&quot;R&quot;&amp;ROW()&amp;&quot;C6&quot;;0)" office:value-type="float" office:value="1.12285012285012">
            <text:p>1.122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663390663391">
            <text:p>8.9066E-01</text:p>
          </table:table-cell>
          <table:table-cell table:style-name="ce22" table:formula="of:=INDIRECT(&quot;R8C&quot;&amp;COLUMN();0)/INDIRECT(&quot;R&quot;&amp;ROW()&amp;&quot;C6&quot;;0)" office:value-type="float" office:value="0.792997542997543">
            <text:p>7.9300E-01</text:p>
          </table:table-cell>
          <table:table-cell table:style-name="ce22" table:formula="of:=INDIRECT(&quot;R8C&quot;&amp;COLUMN();0)/INDIRECT(&quot;R&quot;&amp;ROW()&amp;&quot;C6&quot;;0)" office:value-type="float" office:value="0.706388206388206">
            <text:p>7.0639E-01</text:p>
          </table:table-cell>
          <table:table-cell table:style-name="ce22" table:formula="of:=INDIRECT(&quot;R8C&quot;&amp;COLUMN();0)/INDIRECT(&quot;R&quot;&amp;ROW()&amp;&quot;C6&quot;;0)" office:value-type="float" office:value="0.628992628992629">
            <text:p>6.2899E-01</text:p>
          </table:table-cell>
          <table:table-cell table:style-name="ce22" table:formula="of:=INDIRECT(&quot;R8C&quot;&amp;COLUMN();0)/INDIRECT(&quot;R&quot;&amp;ROW()&amp;&quot;C6&quot;;0)" office:value-type="float" office:value="0.56019656019656">
            <text:p>5.6020E-01</text:p>
          </table:table-cell>
          <table:table-cell table:style-name="ce22" table:formula="of:=INDIRECT(&quot;R8C&quot;&amp;COLUMN();0)/INDIRECT(&quot;R&quot;&amp;ROW()&amp;&quot;C6&quot;;0)" office:value-type="float" office:value="0.498771498771499">
            <text:p>4.9877E-01</text:p>
          </table:table-cell>
          <table:table-cell table:style-name="ce22" table:formula="of:=INDIRECT(&quot;R8C&quot;&amp;COLUMN();0)/INDIRECT(&quot;R&quot;&amp;ROW()&amp;&quot;C6&quot;;0)" office:value-type="float" office:value="0.444103194103194">
            <text:p>4.4410E-01</text:p>
          </table:table-cell>
          <table:table-cell table:style-name="ce22" table:formula="of:=INDIRECT(&quot;R8C&quot;&amp;COLUMN();0)/INDIRECT(&quot;R&quot;&amp;ROW()&amp;&quot;C6&quot;;0)" office:value-type="float" office:value="0.395577395577396">
            <text:p>3.9558E-01</text:p>
          </table:table-cell>
          <table:table-cell table:style-name="ce22" table:formula="of:=INDIRECT(&quot;R8C&quot;&amp;COLUMN();0)/INDIRECT(&quot;R&quot;&amp;ROW()&amp;&quot;C6&quot;;0)" office:value-type="float" office:value="0.351965601965602">
            <text:p>3.5197E-01</text:p>
          </table:table-cell>
          <table:table-cell table:style-name="ce22" table:formula="of:=INDIRECT(&quot;R8C&quot;&amp;COLUMN();0)/INDIRECT(&quot;R&quot;&amp;ROW()&amp;&quot;C6&quot;;0)" office:value-type="float" office:value="0.313882063882064">
            <text:p>3.1388E-01</text:p>
          </table:table-cell>
          <table:table-cell table:style-name="ce22" table:formula="of:=INDIRECT(&quot;R8C&quot;&amp;COLUMN();0)/INDIRECT(&quot;R&quot;&amp;ROW()&amp;&quot;C6&quot;;0)" office:value-type="float" office:value="0.279484029484029">
            <text:p>2.7948E-01</text:p>
          </table:table-cell>
          <table:table-cell table:style-name="ce22" table:formula="of:=INDIRECT(&quot;R8C&quot;&amp;COLUMN();0)/INDIRECT(&quot;R&quot;&amp;ROW()&amp;&quot;C6&quot;;0)" office:value-type="float" office:value="0.248771498771499">
            <text:p>2.4877E-01</text:p>
          </table:table-cell>
          <table:table-cell table:style-name="ce22" table:formula="of:=INDIRECT(&quot;R8C&quot;&amp;COLUMN();0)/INDIRECT(&quot;R&quot;&amp;ROW()&amp;&quot;C6&quot;;0)" office:value-type="float" office:value="0.221744471744472">
            <text:p>2.2174E-01</text:p>
          </table:table-cell>
          <table:table-cell table:style-name="ce22" table:formula="of:=INDIRECT(&quot;R8C&quot;&amp;COLUMN();0)/INDIRECT(&quot;R&quot;&amp;ROW()&amp;&quot;C6&quot;;0)" office:value-type="float" office:value="0.197174447174447">
            <text:p>1.9717E-01</text:p>
          </table:table-cell>
          <table:table-cell table:style-name="ce22" table:formula="of:=INDIRECT(&quot;R8C&quot;&amp;COLUMN();0)/INDIRECT(&quot;R&quot;&amp;ROW()&amp;&quot;C6&quot;;0)" office:value-type="float" office:value="0.175675675675676">
            <text:p>1.7568E-01</text:p>
          </table:table-cell>
          <table:table-cell table:style-name="ce22" table:formula="of:=INDIRECT(&quot;R8C&quot;&amp;COLUMN();0)/INDIRECT(&quot;R&quot;&amp;ROW()&amp;&quot;C6&quot;;0)" office:value-type="float" office:value="0.156633906633907">
            <text:p>1.5663E-01</text:p>
          </table:table-cell>
          <table:table-cell table:style-name="ce22" table:formula="of:=INDIRECT(&quot;R8C&quot;&amp;COLUMN();0)/INDIRECT(&quot;R&quot;&amp;ROW()&amp;&quot;C6&quot;;0)" office:value-type="float" office:value="0.139434889434889">
            <text:p>1.3943E-01</text:p>
          </table:table-cell>
          <table:table-cell table:style-name="ce22" table:formula="of:=INDIRECT(&quot;R8C&quot;&amp;COLUMN();0)/INDIRECT(&quot;R&quot;&amp;ROW()&amp;&quot;C6&quot;;0)" office:value-type="float" office:value="0.124078624078624">
            <text:p>1.2408E-01</text:p>
          </table:table-cell>
          <table:table-cell table:style-name="ce22" table:formula="of:=INDIRECT(&quot;R8C&quot;&amp;COLUMN();0)/INDIRECT(&quot;R&quot;&amp;ROW()&amp;&quot;C6&quot;;0)" office:value-type="float" office:value="0.110565110565111">
            <text:p>1.1057E-01</text:p>
          </table:table-cell>
          <table:table-cell table:style-name="ce22" table:formula="of:=INDIRECT(&quot;R8C&quot;&amp;COLUMN();0)/INDIRECT(&quot;R&quot;&amp;ROW()&amp;&quot;C6&quot;;0)" office:value-type="float" office:value="0.0982800982800983">
            <text:p>9.8280E-02</text:p>
          </table:table-cell>
          <table:table-cell table:style-name="ce22" table:formula="of:=INDIRECT(&quot;R8C&quot;&amp;COLUMN();0)/INDIRECT(&quot;R&quot;&amp;ROW()&amp;&quot;C6&quot;;0)" office:value-type="float" office:value="0.0878378378378378">
            <text:p>8.7838E-02</text:p>
          </table:table-cell>
          <table:table-cell table:style-name="ce22" table:formula="of:=INDIRECT(&quot;R8C&quot;&amp;COLUMN();0)/INDIRECT(&quot;R&quot;&amp;ROW()&amp;&quot;C6&quot;;0)" office:value-type="float" office:value="0.078009828009828">
            <text:p>7.8010E-02</text:p>
          </table:table-cell>
          <table:table-cell table:style-name="ce22" table:formula="of:=INDIRECT(&quot;R8C&quot;&amp;COLUMN();0)/INDIRECT(&quot;R&quot;&amp;ROW()&amp;&quot;C6&quot;;0)" office:value-type="float" office:value="0.0694103194103194">
            <text:p>6.9410E-02</text:p>
          </table:table-cell>
          <table:table-cell table:style-name="ce22" table:formula="of:=INDIRECT(&quot;R8C&quot;&amp;COLUMN();0)/INDIRECT(&quot;R&quot;&amp;ROW()&amp;&quot;C6&quot;;0)" office:value-type="float" office:value="0.062039312039312">
            <text:p>6.2039E-02</text:p>
          </table:table-cell>
          <table:table-cell table:style-name="ce22" table:formula="of:=INDIRECT(&quot;R8C&quot;&amp;COLUMN();0)/INDIRECT(&quot;R&quot;&amp;ROW()&amp;&quot;C6&quot;;0)" office:value-type="float" office:value="0.0550982800982801">
            <text:p>5.5098E-02</text:p>
          </table:table-cell>
          <table:table-cell table:style-name="ce22" table:formula="of:=INDIRECT(&quot;R8C&quot;&amp;COLUMN();0)/INDIRECT(&quot;R&quot;&amp;ROW()&amp;&quot;C6&quot;;0)" office:value-type="float" office:value="0.0490786240786241">
            <text:p>4.9079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6])+1" office:value-type="float" office:value="38">
            <text:p>38</text:p>
          </table:table-cell>
          <table:table-cell table:style-name="ce6" office:value-type="float" office:value="15">
            <text:p>15</text:p>
          </table:table-cell>
          <table:table-cell table:style-name="ce9" office:value-type="float" office:value="0.0571">
            <text:p>0.0571</text:p>
          </table:table-cell>
          <table:table-cell table:style-name="ce13" office:value-type="float" office:value="1.45">
            <text:p>1.4500</text:p>
          </table:table-cell>
          <table:table-cell table:style-name="ce14" table:formula="of:=[.D47]/2" office:value-type="float" office:value="0.725">
            <text:p>0.7250</text:p>
          </table:table-cell>
          <table:table-cell table:style-name="ce16" table:formula="of:=pi*[.D47]" office:value-type="float" office:value="4.5553093477052">
            <text:p>4.5553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52.551724137931">
            <text:p>5.2552E+01</text:p>
          </table:table-cell>
          <table:table-cell table:style-name="ce22" table:formula="of:=INDIRECT(&quot;R8C&quot;&amp;COLUMN();0)/INDIRECT(&quot;R&quot;&amp;ROW()&amp;&quot;C6&quot;;0)" office:value-type="float" office:value="43.7931034482759">
            <text:p>4.3793E+01</text:p>
          </table:table-cell>
          <table:table-cell table:style-name="ce22" table:formula="of:=INDIRECT(&quot;R8C&quot;&amp;COLUMN();0)/INDIRECT(&quot;R&quot;&amp;ROW()&amp;&quot;C6&quot;;0)" office:value-type="float" office:value="39.4137931034483">
            <text:p>3.9414E+01</text:p>
          </table:table-cell>
          <table:table-cell table:style-name="ce22" table:formula="of:=INDIRECT(&quot;R8C&quot;&amp;COLUMN();0)/INDIRECT(&quot;R&quot;&amp;ROW()&amp;&quot;C6&quot;;0)" office:value-type="float" office:value="35.0344827586207">
            <text:p>3.5034E+01</text:p>
          </table:table-cell>
          <table:table-cell table:style-name="ce22" table:formula="of:=INDIRECT(&quot;R8C&quot;&amp;COLUMN();0)/INDIRECT(&quot;R&quot;&amp;ROW()&amp;&quot;C6&quot;;0)" office:value-type="float" office:value="30.6551724137931">
            <text:p>3.0655E+01</text:p>
          </table:table-cell>
          <table:table-cell table:style-name="ce22" table:formula="of:=INDIRECT(&quot;R8C&quot;&amp;COLUMN();0)/INDIRECT(&quot;R&quot;&amp;ROW()&amp;&quot;C6&quot;;0)" office:value-type="float" office:value="28.4655172413793">
            <text:p>2.8466E+01</text:p>
          </table:table-cell>
          <table:table-cell table:style-name="ce22" table:formula="of:=INDIRECT(&quot;R8C&quot;&amp;COLUMN();0)/INDIRECT(&quot;R&quot;&amp;ROW()&amp;&quot;C6&quot;;0)" office:value-type="float" office:value="26.2758620689655">
            <text:p>2.6276E+01</text:p>
          </table:table-cell>
          <table:table-cell table:style-name="ce22" table:formula="of:=INDIRECT(&quot;R8C&quot;&amp;COLUMN();0)/INDIRECT(&quot;R&quot;&amp;ROW()&amp;&quot;C6&quot;;0)" office:value-type="float" office:value="24.0862068965517">
            <text:p>2.4086E+01</text:p>
          </table:table-cell>
          <table:table-cell table:style-name="ce22" table:formula="of:=INDIRECT(&quot;R8C&quot;&amp;COLUMN();0)/INDIRECT(&quot;R&quot;&amp;ROW()&amp;&quot;C6&quot;;0)" office:value-type="float" office:value="21.8965517241379">
            <text:p>2.1897E+01</text:p>
          </table:table-cell>
          <table:table-cell table:style-name="ce22" table:formula="of:=INDIRECT(&quot;R8C&quot;&amp;COLUMN();0)/INDIRECT(&quot;R&quot;&amp;ROW()&amp;&quot;C6&quot;;0)" office:value-type="float" office:value="17.5172413793103">
            <text:p>1.7517E+01</text:p>
          </table:table-cell>
          <table:table-cell table:style-name="ce22" table:formula="of:=INDIRECT(&quot;R8C&quot;&amp;COLUMN();0)/INDIRECT(&quot;R&quot;&amp;ROW()&amp;&quot;C6&quot;;0)" office:value-type="float" office:value="15.3275862068966">
            <text:p>1.5328E+01</text:p>
          </table:table-cell>
          <table:table-cell table:style-name="ce22" table:formula="of:=INDIRECT(&quot;R8C&quot;&amp;COLUMN();0)/INDIRECT(&quot;R&quot;&amp;ROW()&amp;&quot;C6&quot;;0)" office:value-type="float" office:value="14.2327586206897">
            <text:p>1.4233E+01</text:p>
          </table:table-cell>
          <table:table-cell table:style-name="ce22" table:formula="of:=INDIRECT(&quot;R8C&quot;&amp;COLUMN();0)/INDIRECT(&quot;R&quot;&amp;ROW()&amp;&quot;C6&quot;;0)" office:value-type="float" office:value="13.1379310344828">
            <text:p>1.3138E+01</text:p>
          </table:table-cell>
          <table:table-cell table:style-name="ce22" table:formula="of:=INDIRECT(&quot;R8C&quot;&amp;COLUMN();0)/INDIRECT(&quot;R&quot;&amp;ROW()&amp;&quot;C6&quot;;0)" office:value-type="float" office:value="10.948275862069">
            <text:p>1.0948E+01</text:p>
          </table:table-cell>
          <table:table-cell table:style-name="ce22" table:formula="of:=INDIRECT(&quot;R8C&quot;&amp;COLUMN();0)/INDIRECT(&quot;R&quot;&amp;ROW()&amp;&quot;C6&quot;;0)" office:value-type="float" office:value="8.75862068965517">
            <text:p>8.7586E+00</text:p>
          </table:table-cell>
          <table:table-cell table:style-name="ce22" table:formula="of:=INDIRECT(&quot;R8C&quot;&amp;COLUMN();0)/INDIRECT(&quot;R&quot;&amp;ROW()&amp;&quot;C6&quot;;0)" office:value-type="float" office:value="8.05793103448276">
            <text:p>8.0579E+00</text:p>
          </table:table-cell>
          <table:table-cell table:style-name="ce22" table:formula="of:=INDIRECT(&quot;R8C&quot;&amp;COLUMN();0)/INDIRECT(&quot;R&quot;&amp;ROW()&amp;&quot;C6&quot;;0)" office:value-type="float" office:value="7.1751724137931">
            <text:p>7.1752E+00</text:p>
          </table:table-cell>
          <table:table-cell table:style-name="ce22" table:formula="of:=INDIRECT(&quot;R8C&quot;&amp;COLUMN();0)/INDIRECT(&quot;R&quot;&amp;ROW()&amp;&quot;C6&quot;;0)" office:value-type="float" office:value="6.56896551724138">
            <text:p>6.5690E+00</text:p>
          </table:table-cell>
          <table:table-cell table:style-name="ce22" table:formula="of:=INDIRECT(&quot;R8C&quot;&amp;COLUMN();0)/INDIRECT(&quot;R&quot;&amp;ROW()&amp;&quot;C6&quot;;0)" office:value-type="float" office:value="6.39034482758621">
            <text:p>6.3903E+00</text:p>
          </table:table-cell>
          <table:table-cell table:style-name="ce22" table:formula="of:=INDIRECT(&quot;R8C&quot;&amp;COLUMN();0)/INDIRECT(&quot;R&quot;&amp;ROW()&amp;&quot;C6&quot;;0)" office:value-type="float" office:value="5.69103448275862">
            <text:p>5.6910E+00</text:p>
          </table:table-cell>
          <table:table-cell table:style-name="ce22" table:formula="of:=INDIRECT(&quot;R8C&quot;&amp;COLUMN();0)/INDIRECT(&quot;R&quot;&amp;ROW()&amp;&quot;C6&quot;;0)" office:value-type="float" office:value="5.47413793103448">
            <text:p>5.4741E+00</text:p>
          </table:table-cell>
          <table:table-cell table:style-name="ce22" table:formula="of:=INDIRECT(&quot;R8C&quot;&amp;COLUMN();0)/INDIRECT(&quot;R&quot;&amp;ROW()&amp;&quot;C6&quot;;0)" office:value-type="float" office:value="5.06758620689655">
            <text:p>5.0676E+00</text:p>
          </table:table-cell>
          <table:table-cell table:style-name="ce22" table:formula="of:=INDIRECT(&quot;R8C&quot;&amp;COLUMN();0)/INDIRECT(&quot;R&quot;&amp;ROW()&amp;&quot;C6&quot;;0)" office:value-type="float" office:value="4.51310344827586">
            <text:p>4.5131E+00</text:p>
          </table:table-cell>
          <table:table-cell table:style-name="ce22" table:formula="of:=INDIRECT(&quot;R8C&quot;&amp;COLUMN();0)/INDIRECT(&quot;R&quot;&amp;ROW()&amp;&quot;C6&quot;;0)" office:value-type="float" office:value="4.37931034482759">
            <text:p>4.3793E+00</text:p>
          </table:table-cell>
          <table:table-cell table:style-name="ce22" table:formula="of:=INDIRECT(&quot;R8C&quot;&amp;COLUMN();0)/INDIRECT(&quot;R&quot;&amp;ROW()&amp;&quot;C6&quot;;0)" office:value-type="float" office:value="4.01862068965517">
            <text:p>4.0186E+00</text:p>
          </table:table-cell>
          <table:table-cell table:style-name="ce22" table:formula="of:=INDIRECT(&quot;R8C&quot;&amp;COLUMN();0)/INDIRECT(&quot;R&quot;&amp;ROW()&amp;&quot;C6&quot;;0)" office:value-type="float" office:value="3.57862068965517">
            <text:p>3.5786E+00</text:p>
          </table:table-cell>
          <table:table-cell table:style-name="ce22" table:formula="of:=INDIRECT(&quot;R8C&quot;&amp;COLUMN();0)/INDIRECT(&quot;R&quot;&amp;ROW()&amp;&quot;C6&quot;;0)" office:value-type="float" office:value="3.28448275862069">
            <text:p>3.2845E+00</text:p>
          </table:table-cell>
          <table:table-cell table:style-name="ce22" table:formula="of:=INDIRECT(&quot;R8C&quot;&amp;COLUMN();0)/INDIRECT(&quot;R&quot;&amp;ROW()&amp;&quot;C6&quot;;0)" office:value-type="float" office:value="3.18689655172414">
            <text:p>3.1869E+00</text:p>
          </table:table-cell>
          <table:table-cell table:style-name="ce22" table:formula="of:=INDIRECT(&quot;R8C&quot;&amp;COLUMN();0)/INDIRECT(&quot;R&quot;&amp;ROW()&amp;&quot;C6&quot;;0)" office:value-type="float" office:value="2.83793103448276">
            <text:p>2.8379E+00</text:p>
          </table:table-cell>
          <table:table-cell table:style-name="ce22" table:formula="of:=INDIRECT(&quot;R8C&quot;&amp;COLUMN();0)/INDIRECT(&quot;R&quot;&amp;ROW()&amp;&quot;C6&quot;;0)" office:value-type="float" office:value="2.52758620689655">
            <text:p>2.5276E+00</text:p>
          </table:table-cell>
          <table:table-cell table:style-name="ce22" table:formula="of:=INDIRECT(&quot;R8C&quot;&amp;COLUMN();0)/INDIRECT(&quot;R&quot;&amp;ROW()&amp;&quot;C6&quot;;0)" office:value-type="float" office:value="2.25103448275862">
            <text:p>2.2510E+00</text:p>
          </table:table-cell>
          <table:table-cell table:style-name="ce22" table:formula="of:=INDIRECT(&quot;R8C&quot;&amp;COLUMN();0)/INDIRECT(&quot;R&quot;&amp;ROW()&amp;&quot;C6&quot;;0)" office:value-type="float" office:value="2.00413793103448">
            <text:p>2.0041E+00</text:p>
          </table:table-cell>
          <table:table-cell table:style-name="ce22" table:formula="of:=INDIRECT(&quot;R8C&quot;&amp;COLUMN();0)/INDIRECT(&quot;R&quot;&amp;ROW()&amp;&quot;C6&quot;;0)" office:value-type="float" office:value="1.7848275862069">
            <text:p>1.7848E+00</text:p>
          </table:table-cell>
          <table:table-cell table:style-name="ce22" table:formula="of:=INDIRECT(&quot;R8C&quot;&amp;COLUMN();0)/INDIRECT(&quot;R&quot;&amp;ROW()&amp;&quot;C6&quot;;0)" office:value-type="float" office:value="1.58965517241379">
            <text:p>1.5897E+00</text:p>
          </table:table-cell>
          <table:table-cell table:style-name="ce22" table:formula="of:=INDIRECT(&quot;R8C&quot;&amp;COLUMN();0)/INDIRECT(&quot;R&quot;&amp;ROW()&amp;&quot;C6&quot;;0)" office:value-type="float" office:value="1.41586206896552">
            <text:p>1.4159E+00</text:p>
          </table:table-cell>
          <table:table-cell table:style-name="ce22" table:formula="of:=INDIRECT(&quot;R8C&quot;&amp;COLUMN();0)/INDIRECT(&quot;R&quot;&amp;ROW()&amp;&quot;C6&quot;;0)" office:value-type="float" office:value="1.26068965517241">
            <text:p>1.2607E+00</text:p>
          </table:table-cell>
          <table:table-cell table:style-name="ce22" table:formula="of:=INDIRECT(&quot;R8C&quot;&amp;COLUMN();0)/INDIRECT(&quot;R&quot;&amp;ROW()&amp;&quot;C6&quot;;0)" office:value-type="float" office:value="1.12275862068966">
            <text:p>1.122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344827586207">
            <text:p>8.9034E-01</text:p>
          </table:table-cell>
          <table:table-cell table:style-name="ce22" table:formula="of:=INDIRECT(&quot;R8C&quot;&amp;COLUMN();0)/INDIRECT(&quot;R&quot;&amp;ROW()&amp;&quot;C6&quot;;0)" office:value-type="float" office:value="0.793103448275862">
            <text:p>7.9310E-01</text:p>
          </table:table-cell>
          <table:table-cell table:style-name="ce22" table:formula="of:=INDIRECT(&quot;R8C&quot;&amp;COLUMN();0)/INDIRECT(&quot;R&quot;&amp;ROW()&amp;&quot;C6&quot;;0)" office:value-type="float" office:value="0.706206896551724">
            <text:p>7.0621E-01</text:p>
          </table:table-cell>
          <table:table-cell table:style-name="ce22" table:formula="of:=INDIRECT(&quot;R8C&quot;&amp;COLUMN();0)/INDIRECT(&quot;R&quot;&amp;ROW()&amp;&quot;C6&quot;;0)" office:value-type="float" office:value="0.628965517241379">
            <text:p>6.2897E-01</text:p>
          </table:table-cell>
          <table:table-cell table:style-name="ce22" table:formula="of:=INDIRECT(&quot;R8C&quot;&amp;COLUMN();0)/INDIRECT(&quot;R&quot;&amp;ROW()&amp;&quot;C6&quot;;0)" office:value-type="float" office:value="0.56">
            <text:p>5.6000E-01</text:p>
          </table:table-cell>
          <table:table-cell table:style-name="ce22" table:formula="of:=INDIRECT(&quot;R8C&quot;&amp;COLUMN();0)/INDIRECT(&quot;R&quot;&amp;ROW()&amp;&quot;C6&quot;;0)" office:value-type="float" office:value="0.498620689655172">
            <text:p>4.9862E-01</text:p>
          </table:table-cell>
          <table:table-cell table:style-name="ce22" table:formula="of:=INDIRECT(&quot;R8C&quot;&amp;COLUMN();0)/INDIRECT(&quot;R&quot;&amp;ROW()&amp;&quot;C6&quot;;0)" office:value-type="float" office:value="0.444137931034483">
            <text:p>4.4414E-01</text:p>
          </table:table-cell>
          <table:table-cell table:style-name="ce22" table:formula="of:=INDIRECT(&quot;R8C&quot;&amp;COLUMN();0)/INDIRECT(&quot;R&quot;&amp;ROW()&amp;&quot;C6&quot;;0)" office:value-type="float" office:value="0.395172413793103">
            <text:p>3.9517E-01</text:p>
          </table:table-cell>
          <table:table-cell table:style-name="ce22" table:formula="of:=INDIRECT(&quot;R8C&quot;&amp;COLUMN();0)/INDIRECT(&quot;R&quot;&amp;ROW()&amp;&quot;C6&quot;;0)" office:value-type="float" office:value="0.352413793103448">
            <text:p>3.5241E-01</text:p>
          </table:table-cell>
          <table:table-cell table:style-name="ce22" table:formula="of:=INDIRECT(&quot;R8C&quot;&amp;COLUMN();0)/INDIRECT(&quot;R&quot;&amp;ROW()&amp;&quot;C6&quot;;0)" office:value-type="float" office:value="0.313793103448276">
            <text:p>3.1379E-01</text:p>
          </table:table-cell>
          <table:table-cell table:style-name="ce22" table:formula="of:=INDIRECT(&quot;R8C&quot;&amp;COLUMN();0)/INDIRECT(&quot;R&quot;&amp;ROW()&amp;&quot;C6&quot;;0)" office:value-type="float" office:value="0.279310344827586">
            <text:p>2.7931E-01</text:p>
          </table:table-cell>
          <table:table-cell table:style-name="ce22" table:formula="of:=INDIRECT(&quot;R8C&quot;&amp;COLUMN();0)/INDIRECT(&quot;R&quot;&amp;ROW()&amp;&quot;C6&quot;;0)" office:value-type="float" office:value="0.248965517241379">
            <text:p>2.4897E-01</text:p>
          </table:table-cell>
          <table:table-cell table:style-name="ce22" table:formula="of:=INDIRECT(&quot;R8C&quot;&amp;COLUMN();0)/INDIRECT(&quot;R&quot;&amp;ROW()&amp;&quot;C6&quot;;0)" office:value-type="float" office:value="0.221379310344828">
            <text:p>2.2138E-01</text:p>
          </table:table-cell>
          <table:table-cell table:style-name="ce22" table:formula="of:=INDIRECT(&quot;R8C&quot;&amp;COLUMN();0)/INDIRECT(&quot;R&quot;&amp;ROW()&amp;&quot;C6&quot;;0)" office:value-type="float" office:value="0.197241379310345">
            <text:p>1.9724E-01</text:p>
          </table:table-cell>
          <table:table-cell table:style-name="ce22" table:formula="of:=INDIRECT(&quot;R8C&quot;&amp;COLUMN();0)/INDIRECT(&quot;R&quot;&amp;ROW()&amp;&quot;C6&quot;;0)" office:value-type="float" office:value="0.175862068965517">
            <text:p>1.7586E-01</text:p>
          </table:table-cell>
          <table:table-cell table:style-name="ce22" table:formula="of:=INDIRECT(&quot;R8C&quot;&amp;COLUMN();0)/INDIRECT(&quot;R&quot;&amp;ROW()&amp;&quot;C6&quot;;0)" office:value-type="float" office:value="0.156551724137931">
            <text:p>1.5655E-01</text:p>
          </table:table-cell>
          <table:table-cell table:style-name="ce22" table:formula="of:=INDIRECT(&quot;R8C&quot;&amp;COLUMN();0)/INDIRECT(&quot;R&quot;&amp;ROW()&amp;&quot;C6&quot;;0)" office:value-type="float" office:value="0.139310344827586">
            <text:p>1.3931E-01</text:p>
          </table:table-cell>
          <table:table-cell table:style-name="ce22" table:formula="of:=INDIRECT(&quot;R8C&quot;&amp;COLUMN();0)/INDIRECT(&quot;R&quot;&amp;ROW()&amp;&quot;C6&quot;;0)" office:value-type="float" office:value="0.124137931034483">
            <text:p>1.2414E-01</text:p>
          </table:table-cell>
          <table:table-cell table:style-name="ce22" table:formula="of:=INDIRECT(&quot;R8C&quot;&amp;COLUMN();0)/INDIRECT(&quot;R&quot;&amp;ROW()&amp;&quot;C6&quot;;0)" office:value-type="float" office:value="0.110344827586207">
            <text:p>1.1034E-01</text:p>
          </table:table-cell>
          <table:table-cell table:style-name="ce22" table:formula="of:=INDIRECT(&quot;R8C&quot;&amp;COLUMN();0)/INDIRECT(&quot;R&quot;&amp;ROW()&amp;&quot;C6&quot;;0)" office:value-type="float" office:value="0.0986206896551724">
            <text:p>9.8621E-02</text:p>
          </table:table-cell>
          <table:table-cell table:style-name="ce22" table:formula="of:=INDIRECT(&quot;R8C&quot;&amp;COLUMN();0)/INDIRECT(&quot;R&quot;&amp;ROW()&amp;&quot;C6&quot;;0)" office:value-type="float" office:value="0.0875862068965517">
            <text:p>8.7586E-02</text:p>
          </table:table-cell>
          <table:table-cell table:style-name="ce22" table:formula="of:=INDIRECT(&quot;R8C&quot;&amp;COLUMN();0)/INDIRECT(&quot;R&quot;&amp;ROW()&amp;&quot;C6&quot;;0)" office:value-type="float" office:value="0.0779310344827586">
            <text:p>7.7931E-02</text:p>
          </table:table-cell>
          <table:table-cell table:style-name="ce22" table:formula="of:=INDIRECT(&quot;R8C&quot;&amp;COLUMN();0)/INDIRECT(&quot;R&quot;&amp;ROW()&amp;&quot;C6&quot;;0)" office:value-type="float" office:value="0.0696551724137931">
            <text:p>6.9655E-02</text:p>
          </table:table-cell>
          <table:table-cell table:style-name="ce22" table:formula="of:=INDIRECT(&quot;R8C&quot;&amp;COLUMN();0)/INDIRECT(&quot;R&quot;&amp;ROW()&amp;&quot;C6&quot;;0)" office:value-type="float" office:value="0.0618620689655173">
            <text:p>6.1862E-02</text:p>
          </table:table-cell>
          <table:table-cell table:style-name="ce22" table:formula="of:=INDIRECT(&quot;R8C&quot;&amp;COLUMN();0)/INDIRECT(&quot;R&quot;&amp;ROW()&amp;&quot;C6&quot;;0)" office:value-type="float" office:value="0.0551034482758621">
            <text:p>5.5103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7])+1" office:value-type="float" office:value="39">
            <text:p>39</text:p>
          </table:table-cell>
          <table:table-cell table:style-name="ce6" office:value-type="float" office:value="16">
            <text:p>16</text:p>
          </table:table-cell>
          <table:table-cell table:style-name="ce9" office:value-type="float" office:value="0.0508">
            <text:p>0.0508</text:p>
          </table:table-cell>
          <table:table-cell table:style-name="ce13" office:value-type="float" office:value="1.291">
            <text:p>1.2910</text:p>
          </table:table-cell>
          <table:table-cell table:style-name="ce14" table:formula="of:=[.D48]/2" office:value-type="float" office:value="0.6455">
            <text:p>0.6455</text:p>
          </table:table-cell>
          <table:table-cell table:style-name="ce16" table:formula="of:=pi*[.D48]" office:value-type="float" office:value="4.05579611578442">
            <text:p>4.055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59.0240123934934">
            <text:p>5.9024E+01</text:p>
          </table:table-cell>
          <table:table-cell table:style-name="ce22" table:formula="of:=INDIRECT(&quot;R8C&quot;&amp;COLUMN();0)/INDIRECT(&quot;R&quot;&amp;ROW()&amp;&quot;C6&quot;;0)" office:value-type="float" office:value="49.1866769945779">
            <text:p>4.9187E+01</text:p>
          </table:table-cell>
          <table:table-cell table:style-name="ce22" table:formula="of:=INDIRECT(&quot;R8C&quot;&amp;COLUMN();0)/INDIRECT(&quot;R&quot;&amp;ROW()&amp;&quot;C6&quot;;0)" office:value-type="float" office:value="44.2680092951201">
            <text:p>4.4268E+01</text:p>
          </table:table-cell>
          <table:table-cell table:style-name="ce22" table:formula="of:=INDIRECT(&quot;R8C&quot;&amp;COLUMN();0)/INDIRECT(&quot;R&quot;&amp;ROW()&amp;&quot;C6&quot;;0)" office:value-type="float" office:value="39.3493415956623">
            <text:p>3.9349E+01</text:p>
          </table:table-cell>
          <table:table-cell table:style-name="ce22" table:formula="of:=INDIRECT(&quot;R8C&quot;&amp;COLUMN();0)/INDIRECT(&quot;R&quot;&amp;ROW()&amp;&quot;C6&quot;;0)" office:value-type="float" office:value="34.4306738962045">
            <text:p>3.4431E+01</text:p>
          </table:table-cell>
          <table:table-cell table:style-name="ce22" table:formula="of:=INDIRECT(&quot;R8C&quot;&amp;COLUMN();0)/INDIRECT(&quot;R&quot;&amp;ROW()&amp;&quot;C6&quot;;0)" office:value-type="float" office:value="31.9713400464756">
            <text:p>3.1971E+01</text:p>
          </table:table-cell>
          <table:table-cell table:style-name="ce22" table:formula="of:=INDIRECT(&quot;R8C&quot;&amp;COLUMN();0)/INDIRECT(&quot;R&quot;&amp;ROW()&amp;&quot;C6&quot;;0)" office:value-type="float" office:value="29.5120061967467">
            <text:p>2.9512E+01</text:p>
          </table:table-cell>
          <table:table-cell table:style-name="ce22" table:formula="of:=INDIRECT(&quot;R8C&quot;&amp;COLUMN();0)/INDIRECT(&quot;R&quot;&amp;ROW()&amp;&quot;C6&quot;;0)" office:value-type="float" office:value="27.0526723470178">
            <text:p>2.7053E+01</text:p>
          </table:table-cell>
          <table:table-cell table:style-name="ce22" table:formula="of:=INDIRECT(&quot;R8C&quot;&amp;COLUMN();0)/INDIRECT(&quot;R&quot;&amp;ROW()&amp;&quot;C6&quot;;0)" office:value-type="float" office:value="24.5933384972889">
            <text:p>2.4593E+01</text:p>
          </table:table-cell>
          <table:table-cell table:style-name="ce22" table:formula="of:=INDIRECT(&quot;R8C&quot;&amp;COLUMN();0)/INDIRECT(&quot;R&quot;&amp;ROW()&amp;&quot;C6&quot;;0)" office:value-type="float" office:value="19.6746707978311">
            <text:p>1.9675E+01</text:p>
          </table:table-cell>
          <table:table-cell table:style-name="ce22" table:formula="of:=INDIRECT(&quot;R8C&quot;&amp;COLUMN();0)/INDIRECT(&quot;R&quot;&amp;ROW()&amp;&quot;C6&quot;;0)" office:value-type="float" office:value="17.2153369481022">
            <text:p>1.7215E+01</text:p>
          </table:table-cell>
          <table:table-cell table:style-name="ce22" table:formula="of:=INDIRECT(&quot;R8C&quot;&amp;COLUMN();0)/INDIRECT(&quot;R&quot;&amp;ROW()&amp;&quot;C6&quot;;0)" office:value-type="float" office:value="15.9856700232378">
            <text:p>1.5986E+01</text:p>
          </table:table-cell>
          <table:table-cell table:style-name="ce22" table:formula="of:=INDIRECT(&quot;R8C&quot;&amp;COLUMN();0)/INDIRECT(&quot;R&quot;&amp;ROW()&amp;&quot;C6&quot;;0)" office:value-type="float" office:value="14.7560030983734">
            <text:p>1.4756E+01</text:p>
          </table:table-cell>
          <table:table-cell table:style-name="ce22" table:formula="of:=INDIRECT(&quot;R8C&quot;&amp;COLUMN();0)/INDIRECT(&quot;R&quot;&amp;ROW()&amp;&quot;C6&quot;;0)" office:value-type="float" office:value="12.2966692486445">
            <text:p>1.2297E+01</text:p>
          </table:table-cell>
          <table:table-cell table:style-name="ce22" table:formula="of:=INDIRECT(&quot;R8C&quot;&amp;COLUMN();0)/INDIRECT(&quot;R&quot;&amp;ROW()&amp;&quot;C6&quot;;0)" office:value-type="float" office:value="9.83733539891557">
            <text:p>9.8373E+00</text:p>
          </table:table-cell>
          <table:table-cell table:style-name="ce22" table:formula="of:=INDIRECT(&quot;R8C&quot;&amp;COLUMN();0)/INDIRECT(&quot;R&quot;&amp;ROW()&amp;&quot;C6&quot;;0)" office:value-type="float" office:value="9.05034856700232">
            <text:p>9.0503E+00</text:p>
          </table:table-cell>
          <table:table-cell table:style-name="ce22" table:formula="of:=INDIRECT(&quot;R8C&quot;&amp;COLUMN();0)/INDIRECT(&quot;R&quot;&amp;ROW()&amp;&quot;C6&quot;;0)" office:value-type="float" office:value="8.0588690937258">
            <text:p>8.0589E+00</text:p>
          </table:table-cell>
          <table:table-cell table:style-name="ce22" table:formula="of:=INDIRECT(&quot;R8C&quot;&amp;COLUMN();0)/INDIRECT(&quot;R&quot;&amp;ROW()&amp;&quot;C6&quot;;0)" office:value-type="float" office:value="7.37800154918668">
            <text:p>7.3780E+00</text:p>
          </table:table-cell>
          <table:table-cell table:style-name="ce22" table:formula="of:=INDIRECT(&quot;R8C&quot;&amp;COLUMN();0)/INDIRECT(&quot;R&quot;&amp;ROW()&amp;&quot;C6&quot;;0)" office:value-type="float" office:value="7.17738187451588">
            <text:p>7.1774E+00</text:p>
          </table:table-cell>
          <table:table-cell table:style-name="ce22" table:formula="of:=INDIRECT(&quot;R8C&quot;&amp;COLUMN();0)/INDIRECT(&quot;R&quot;&amp;ROW()&amp;&quot;C6&quot;;0)" office:value-type="float" office:value="6.39194422927963">
            <text:p>6.3919E+00</text:p>
          </table:table-cell>
          <table:table-cell table:style-name="ce22" table:formula="of:=INDIRECT(&quot;R8C&quot;&amp;COLUMN();0)/INDIRECT(&quot;R&quot;&amp;ROW()&amp;&quot;C6&quot;;0)" office:value-type="float" office:value="6.14833462432223">
            <text:p>6.1483E+00</text:p>
          </table:table-cell>
          <table:table-cell table:style-name="ce22" table:formula="of:=INDIRECT(&quot;R8C&quot;&amp;COLUMN();0)/INDIRECT(&quot;R&quot;&amp;ROW()&amp;&quot;C6&quot;;0)" office:value-type="float" office:value="5.69171185127808">
            <text:p>5.6917E+00</text:p>
          </table:table-cell>
          <table:table-cell table:style-name="ce22" table:formula="of:=INDIRECT(&quot;R8C&quot;&amp;COLUMN();0)/INDIRECT(&quot;R&quot;&amp;ROW()&amp;&quot;C6&quot;;0)" office:value-type="float" office:value="5.06893880712626">
            <text:p>5.0689E+00</text:p>
          </table:table-cell>
          <table:table-cell table:style-name="ce22" table:formula="of:=INDIRECT(&quot;R8C&quot;&amp;COLUMN();0)/INDIRECT(&quot;R&quot;&amp;ROW()&amp;&quot;C6&quot;;0)" office:value-type="float" office:value="4.91866769945778">
            <text:p>4.9187E+00</text:p>
          </table:table-cell>
          <table:table-cell table:style-name="ce22" table:formula="of:=INDIRECT(&quot;R8C&quot;&amp;COLUMN();0)/INDIRECT(&quot;R&quot;&amp;ROW()&amp;&quot;C6&quot;;0)" office:value-type="float" office:value="4.5135553834237">
            <text:p>4.5136E+00</text:p>
          </table:table-cell>
          <table:table-cell table:style-name="ce22" table:formula="of:=INDIRECT(&quot;R8C&quot;&amp;COLUMN();0)/INDIRECT(&quot;R&quot;&amp;ROW()&amp;&quot;C6&quot;;0)" office:value-type="float" office:value="4.01936483346243">
            <text:p>4.0194E+00</text:p>
          </table:table-cell>
          <table:table-cell table:style-name="ce22" table:formula="of:=INDIRECT(&quot;R8C&quot;&amp;COLUMN();0)/INDIRECT(&quot;R&quot;&amp;ROW()&amp;&quot;C6&quot;;0)" office:value-type="float" office:value="3.68900077459334">
            <text:p>3.6890E+00</text:p>
          </table:table-cell>
          <table:table-cell table:style-name="ce22" table:formula="of:=INDIRECT(&quot;R8C&quot;&amp;COLUMN();0)/INDIRECT(&quot;R&quot;&amp;ROW()&amp;&quot;C6&quot;;0)" office:value-type="float" office:value="3.57939581719597">
            <text:p>3.5794E+00</text:p>
          </table:table-cell>
          <table:table-cell table:style-name="ce22" table:formula="of:=INDIRECT(&quot;R8C&quot;&amp;COLUMN();0)/INDIRECT(&quot;R&quot;&amp;ROW()&amp;&quot;C6&quot;;0)" office:value-type="float" office:value="3.18745158791634">
            <text:p>3.1875E+00</text:p>
          </table:table-cell>
          <table:table-cell table:style-name="ce22" table:formula="of:=INDIRECT(&quot;R8C&quot;&amp;COLUMN();0)/INDIRECT(&quot;R&quot;&amp;ROW()&amp;&quot;C6&quot;;0)" office:value-type="float" office:value="2.83888458559256">
            <text:p>2.8389E+00</text:p>
          </table:table-cell>
          <table:table-cell table:style-name="ce22" table:formula="of:=INDIRECT(&quot;R8C&quot;&amp;COLUMN();0)/INDIRECT(&quot;R&quot;&amp;ROW()&amp;&quot;C6&quot;;0)" office:value-type="float" office:value="2.52827265685515">
            <text:p>2.5283E+00</text:p>
          </table:table-cell>
          <table:table-cell table:style-name="ce22" table:formula="of:=INDIRECT(&quot;R8C&quot;&amp;COLUMN();0)/INDIRECT(&quot;R&quot;&amp;ROW()&amp;&quot;C6&quot;;0)" office:value-type="float" office:value="2.25096824167312">
            <text:p>2.2510E+00</text:p>
          </table:table-cell>
          <table:table-cell table:style-name="ce22" table:formula="of:=INDIRECT(&quot;R8C&quot;&amp;COLUMN();0)/INDIRECT(&quot;R&quot;&amp;ROW()&amp;&quot;C6&quot;;0)" office:value-type="float" office:value="2.00464756003098">
            <text:p>2.0046E+00</text:p>
          </table:table-cell>
          <table:table-cell table:style-name="ce22" table:formula="of:=INDIRECT(&quot;R8C&quot;&amp;COLUMN();0)/INDIRECT(&quot;R&quot;&amp;ROW()&amp;&quot;C6&quot;;0)" office:value-type="float" office:value="1.78543764523625">
            <text:p>1.7854E+00</text:p>
          </table:table-cell>
          <table:table-cell table:style-name="ce22" table:formula="of:=INDIRECT(&quot;R8C&quot;&amp;COLUMN();0)/INDIRECT(&quot;R&quot;&amp;ROW()&amp;&quot;C6&quot;;0)" office:value-type="float" office:value="1.59024012393493">
            <text:p>1.5902E+00</text:p>
          </table:table-cell>
          <table:table-cell table:style-name="ce22" table:formula="of:=INDIRECT(&quot;R8C&quot;&amp;COLUMN();0)/INDIRECT(&quot;R&quot;&amp;ROW()&amp;&quot;C6&quot;;0)" office:value-type="float" office:value="1.41595662277304">
            <text:p>1.4160E+00</text:p>
          </table:table-cell>
          <table:table-cell table:style-name="ce22" table:formula="of:=INDIRECT(&quot;R8C&quot;&amp;COLUMN();0)/INDIRECT(&quot;R&quot;&amp;ROW()&amp;&quot;C6&quot;;0)" office:value-type="float" office:value="1.26103795507359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316034082107">
            <text:p>1.1232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782339271882">
            <text:p>8.9078E-01</text:p>
          </table:table-cell>
          <table:table-cell table:style-name="ce22" table:formula="of:=INDIRECT(&quot;R8C&quot;&amp;COLUMN();0)/INDIRECT(&quot;R&quot;&amp;ROW()&amp;&quot;C6&quot;;0)" office:value-type="float" office:value="0.793183578621224">
            <text:p>7.9318E-01</text:p>
          </table:table-cell>
          <table:table-cell table:style-name="ce22" table:formula="of:=INDIRECT(&quot;R8C&quot;&amp;COLUMN();0)/INDIRECT(&quot;R&quot;&amp;ROW()&amp;&quot;C6&quot;;0)" office:value-type="float" office:value="0.706429124709528">
            <text:p>7.0643E-01</text:p>
          </table:table-cell>
          <table:table-cell table:style-name="ce22" table:formula="of:=INDIRECT(&quot;R8C&quot;&amp;COLUMN();0)/INDIRECT(&quot;R&quot;&amp;ROW()&amp;&quot;C6&quot;;0)" office:value-type="float" office:value="0.628969790859799">
            <text:p>6.2897E-01</text:p>
          </table:table-cell>
          <table:table-cell table:style-name="ce22" table:formula="of:=INDIRECT(&quot;R8C&quot;&amp;COLUMN();0)/INDIRECT(&quot;R&quot;&amp;ROW()&amp;&quot;C6&quot;;0)" office:value-type="float" office:value="0.56003098373354">
            <text:p>5.6003E-01</text:p>
          </table:table-cell>
          <table:table-cell table:style-name="ce22" table:formula="of:=INDIRECT(&quot;R8C&quot;&amp;COLUMN();0)/INDIRECT(&quot;R&quot;&amp;ROW()&amp;&quot;C6&quot;;0)" office:value-type="float" office:value="0.498838109992254">
            <text:p>4.9884E-01</text:p>
          </table:table-cell>
          <table:table-cell table:style-name="ce22" table:formula="of:=INDIRECT(&quot;R8C&quot;&amp;COLUMN();0)/INDIRECT(&quot;R&quot;&amp;ROW()&amp;&quot;C6&quot;;0)" office:value-type="float" office:value="0.443841982958947">
            <text:p>4.4384E-01</text:p>
          </table:table-cell>
          <table:table-cell table:style-name="ce22" table:formula="of:=INDIRECT(&quot;R8C&quot;&amp;COLUMN();0)/INDIRECT(&quot;R&quot;&amp;ROW()&amp;&quot;C6&quot;;0)" office:value-type="float" office:value="0.395817195972115">
            <text:p>3.9582E-01</text:p>
          </table:table-cell>
          <table:table-cell table:style-name="ce22" table:formula="of:=INDIRECT(&quot;R8C&quot;&amp;COLUMN();0)/INDIRECT(&quot;R&quot;&amp;ROW()&amp;&quot;C6&quot;;0)" office:value-type="float" office:value="0.352439969016266">
            <text:p>3.5244E-01</text:p>
          </table:table-cell>
          <table:table-cell table:style-name="ce22" table:formula="of:=INDIRECT(&quot;R8C&quot;&amp;COLUMN();0)/INDIRECT(&quot;R&quot;&amp;ROW()&amp;&quot;C6&quot;;0)" office:value-type="float" office:value="0.313710302091402">
            <text:p>3.1371E-01</text:p>
          </table:table-cell>
          <table:table-cell table:style-name="ce22" table:formula="of:=INDIRECT(&quot;R8C&quot;&amp;COLUMN();0)/INDIRECT(&quot;R&quot;&amp;ROW()&amp;&quot;C6&quot;;0)" office:value-type="float" office:value="0.279628195197521">
            <text:p>2.7963E-01</text:p>
          </table:table-cell>
          <table:table-cell table:style-name="ce22" table:formula="of:=INDIRECT(&quot;R8C&quot;&amp;COLUMN();0)/INDIRECT(&quot;R&quot;&amp;ROW()&amp;&quot;C6&quot;;0)" office:value-type="float" office:value="0.24864446165763">
            <text:p>2.4864E-01</text:p>
          </table:table-cell>
          <table:table-cell table:style-name="ce22" table:formula="of:=INDIRECT(&quot;R8C&quot;&amp;COLUMN();0)/INDIRECT(&quot;R&quot;&amp;ROW()&amp;&quot;C6&quot;;0)" office:value-type="float" office:value="0.221533694810225">
            <text:p>2.2153E-01</text:p>
          </table:table-cell>
          <table:table-cell table:style-name="ce22" table:formula="of:=INDIRECT(&quot;R8C&quot;&amp;COLUMN();0)/INDIRECT(&quot;R&quot;&amp;ROW()&amp;&quot;C6&quot;;0)" office:value-type="float" office:value="0.197521301316809">
            <text:p>1.9752E-01</text:p>
          </table:table-cell>
          <table:table-cell table:style-name="ce22" table:formula="of:=INDIRECT(&quot;R8C&quot;&amp;COLUMN();0)/INDIRECT(&quot;R&quot;&amp;ROW()&amp;&quot;C6&quot;;0)" office:value-type="float" office:value="0.175832687838885">
            <text:p>1.7583E-01</text:p>
          </table:table-cell>
          <table:table-cell table:style-name="ce22" table:formula="of:=INDIRECT(&quot;R8C&quot;&amp;COLUMN();0)/INDIRECT(&quot;R&quot;&amp;ROW()&amp;&quot;C6&quot;;0)" office:value-type="float" office:value="0.156467854376452">
            <text:p>1.5647E-01</text:p>
          </table:table-cell>
          <table:table-cell table:style-name="ce22" table:formula="of:=INDIRECT(&quot;R8C&quot;&amp;COLUMN();0)/INDIRECT(&quot;R&quot;&amp;ROW()&amp;&quot;C6&quot;;0)" office:value-type="float" office:value="0.139426800929512">
            <text:p>1.3943E-01</text:p>
          </table:table-cell>
          <table:table-cell table:style-name="ce22" table:formula="of:=INDIRECT(&quot;R8C&quot;&amp;COLUMN();0)/INDIRECT(&quot;R&quot;&amp;ROW()&amp;&quot;C6&quot;;0)" office:value-type="float" office:value="0.123934934159566">
            <text:p>1.2393E-01</text:p>
          </table:table-cell>
          <table:table-cell table:style-name="ce22" table:formula="of:=INDIRECT(&quot;R8C&quot;&amp;COLUMN();0)/INDIRECT(&quot;R&quot;&amp;ROW()&amp;&quot;C6&quot;;0)" office:value-type="float" office:value="0.110766847405112">
            <text:p>1.1077E-01</text:p>
          </table:table-cell>
          <table:table-cell table:style-name="ce22" table:formula="of:=INDIRECT(&quot;R8C&quot;&amp;COLUMN();0)/INDIRECT(&quot;R&quot;&amp;ROW()&amp;&quot;C6&quot;;0)" office:value-type="float" office:value="0.0983733539891557">
            <text:p>9.8373E-02</text:p>
          </table:table-cell>
          <table:table-cell table:style-name="ce22" table:formula="of:=INDIRECT(&quot;R8C&quot;&amp;COLUMN();0)/INDIRECT(&quot;R&quot;&amp;ROW()&amp;&quot;C6&quot;;0)" office:value-type="float" office:value="0.0875290472501937">
            <text:p>8.7529E-02</text:p>
          </table:table-cell>
          <table:table-cell table:style-name="ce22" table:formula="of:=INDIRECT(&quot;R8C&quot;&amp;COLUMN();0)/INDIRECT(&quot;R&quot;&amp;ROW()&amp;&quot;C6&quot;;0)" office:value-type="float" office:value="0.0782339271882262">
            <text:p>7.8234E-02</text:p>
          </table:table-cell>
          <table:table-cell table:style-name="ce22" table:formula="of:=INDIRECT(&quot;R8C&quot;&amp;COLUMN();0)/INDIRECT(&quot;R&quot;&amp;ROW()&amp;&quot;C6&quot;;0)" office:value-type="float" office:value="0.0694810224632068">
            <text:p>6.9481E-02</text:p>
          </table:table-cell>
          <table:table-cell table:style-name="ce22" table:formula="of:=INDIRECT(&quot;R8C&quot;&amp;COLUMN();0)/INDIRECT(&quot;R&quot;&amp;ROW()&amp;&quot;C6&quot;;0)" office:value-type="float" office:value="0.0618900077459334">
            <text:p>6.1890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8])+1" office:value-type="float" office:value="40">
            <text:p>40</text:p>
          </table:table-cell>
          <table:table-cell table:style-name="ce6" office:value-type="float" office:value="17">
            <text:p>17</text:p>
          </table:table-cell>
          <table:table-cell table:style-name="ce9" office:value-type="float" office:value="0.0453">
            <text:p>0.0453</text:p>
          </table:table-cell>
          <table:table-cell table:style-name="ce13" office:value-type="float" office:value="1.15">
            <text:p>1.1500</text:p>
          </table:table-cell>
          <table:table-cell table:style-name="ce14" table:formula="of:=[.D49]/2" office:value-type="float" office:value="0.575">
            <text:p>0.5750</text:p>
          </table:table-cell>
          <table:table-cell table:style-name="ce16" table:formula="of:=pi*[.D49]" office:value-type="float" office:value="3.61283155162826">
            <text:p>3.612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66.2608695652174">
            <text:p>6.6261E+01</text:p>
          </table:table-cell>
          <table:table-cell table:style-name="ce22" table:formula="of:=INDIRECT(&quot;R8C&quot;&amp;COLUMN();0)/INDIRECT(&quot;R&quot;&amp;ROW()&amp;&quot;C6&quot;;0)" office:value-type="float" office:value="55.2173913043478">
            <text:p>5.5217E+01</text:p>
          </table:table-cell>
          <table:table-cell table:style-name="ce22" table:formula="of:=INDIRECT(&quot;R8C&quot;&amp;COLUMN();0)/INDIRECT(&quot;R&quot;&amp;ROW()&amp;&quot;C6&quot;;0)" office:value-type="float" office:value="49.6956521739131">
            <text:p>4.9696E+01</text:p>
          </table:table-cell>
          <table:table-cell table:style-name="ce22" table:formula="of:=INDIRECT(&quot;R8C&quot;&amp;COLUMN();0)/INDIRECT(&quot;R&quot;&amp;ROW()&amp;&quot;C6&quot;;0)" office:value-type="float" office:value="44.1739130434783">
            <text:p>4.4174E+01</text:p>
          </table:table-cell>
          <table:table-cell table:style-name="ce22" table:formula="of:=INDIRECT(&quot;R8C&quot;&amp;COLUMN();0)/INDIRECT(&quot;R&quot;&amp;ROW()&amp;&quot;C6&quot;;0)" office:value-type="float" office:value="38.6521739130435">
            <text:p>3.8652E+01</text:p>
          </table:table-cell>
          <table:table-cell table:style-name="ce22" table:formula="of:=INDIRECT(&quot;R8C&quot;&amp;COLUMN();0)/INDIRECT(&quot;R&quot;&amp;ROW()&amp;&quot;C6&quot;;0)" office:value-type="float" office:value="35.8913043478261">
            <text:p>3.5891E+01</text:p>
          </table:table-cell>
          <table:table-cell table:style-name="ce22" table:formula="of:=INDIRECT(&quot;R8C&quot;&amp;COLUMN();0)/INDIRECT(&quot;R&quot;&amp;ROW()&amp;&quot;C6&quot;;0)" office:value-type="float" office:value="33.1304347826087">
            <text:p>3.3130E+01</text:p>
          </table:table-cell>
          <table:table-cell table:style-name="ce22" table:formula="of:=INDIRECT(&quot;R8C&quot;&amp;COLUMN();0)/INDIRECT(&quot;R&quot;&amp;ROW()&amp;&quot;C6&quot;;0)" office:value-type="float" office:value="30.3695652173913">
            <text:p>3.0370E+01</text:p>
          </table:table-cell>
          <table:table-cell table:style-name="ce22" table:formula="of:=INDIRECT(&quot;R8C&quot;&amp;COLUMN();0)/INDIRECT(&quot;R&quot;&amp;ROW()&amp;&quot;C6&quot;;0)" office:value-type="float" office:value="27.6086956521739">
            <text:p>2.7609E+01</text:p>
          </table:table-cell>
          <table:table-cell table:style-name="ce22" table:formula="of:=INDIRECT(&quot;R8C&quot;&amp;COLUMN();0)/INDIRECT(&quot;R&quot;&amp;ROW()&amp;&quot;C6&quot;;0)" office:value-type="float" office:value="22.0869565217391">
            <text:p>2.2087E+01</text:p>
          </table:table-cell>
          <table:table-cell table:style-name="ce22" table:formula="of:=INDIRECT(&quot;R8C&quot;&amp;COLUMN();0)/INDIRECT(&quot;R&quot;&amp;ROW()&amp;&quot;C6&quot;;0)" office:value-type="float" office:value="19.3260869565217">
            <text:p>1.9326E+01</text:p>
          </table:table-cell>
          <table:table-cell table:style-name="ce22" table:formula="of:=INDIRECT(&quot;R8C&quot;&amp;COLUMN();0)/INDIRECT(&quot;R&quot;&amp;ROW()&amp;&quot;C6&quot;;0)" office:value-type="float" office:value="17.945652173913">
            <text:p>1.7946E+01</text:p>
          </table:table-cell>
          <table:table-cell table:style-name="ce22" table:formula="of:=INDIRECT(&quot;R8C&quot;&amp;COLUMN();0)/INDIRECT(&quot;R&quot;&amp;ROW()&amp;&quot;C6&quot;;0)" office:value-type="float" office:value="16.5652173913043">
            <text:p>1.6565E+01</text:p>
          </table:table-cell>
          <table:table-cell table:style-name="ce22" table:formula="of:=INDIRECT(&quot;R8C&quot;&amp;COLUMN();0)/INDIRECT(&quot;R&quot;&amp;ROW()&amp;&quot;C6&quot;;0)" office:value-type="float" office:value="13.804347826087">
            <text:p>1.3804E+01</text:p>
          </table:table-cell>
          <table:table-cell table:style-name="ce22" table:formula="of:=INDIRECT(&quot;R8C&quot;&amp;COLUMN();0)/INDIRECT(&quot;R&quot;&amp;ROW()&amp;&quot;C6&quot;;0)" office:value-type="float" office:value="11.0434782608696">
            <text:p>1.1043E+01</text:p>
          </table:table-cell>
          <table:table-cell table:style-name="ce22" table:formula="of:=INDIRECT(&quot;R8C&quot;&amp;COLUMN();0)/INDIRECT(&quot;R&quot;&amp;ROW()&amp;&quot;C6&quot;;0)" office:value-type="float" office:value="10.16">
            <text:p>1.0160E+01</text:p>
          </table:table-cell>
          <table:table-cell table:style-name="ce22" table:formula="of:=INDIRECT(&quot;R8C&quot;&amp;COLUMN();0)/INDIRECT(&quot;R&quot;&amp;ROW()&amp;&quot;C6&quot;;0)" office:value-type="float" office:value="9.04695652173913">
            <text:p>9.0470E+00</text:p>
          </table:table-cell>
          <table:table-cell table:style-name="ce22" table:formula="of:=INDIRECT(&quot;R8C&quot;&amp;COLUMN();0)/INDIRECT(&quot;R&quot;&amp;ROW()&amp;&quot;C6&quot;;0)" office:value-type="float" office:value="8.28260869565217">
            <text:p>8.2826E+00</text:p>
          </table:table-cell>
          <table:table-cell table:style-name="ce22" table:formula="of:=INDIRECT(&quot;R8C&quot;&amp;COLUMN();0)/INDIRECT(&quot;R&quot;&amp;ROW()&amp;&quot;C6&quot;;0)" office:value-type="float" office:value="8.05739130434783">
            <text:p>8.0574E+00</text:p>
          </table:table-cell>
          <table:table-cell table:style-name="ce22" table:formula="of:=INDIRECT(&quot;R8C&quot;&amp;COLUMN();0)/INDIRECT(&quot;R&quot;&amp;ROW()&amp;&quot;C6&quot;;0)" office:value-type="float" office:value="7.17565217391304">
            <text:p>7.1757E+00</text:p>
          </table:table-cell>
          <table:table-cell table:style-name="ce22" table:formula="of:=INDIRECT(&quot;R8C&quot;&amp;COLUMN();0)/INDIRECT(&quot;R&quot;&amp;ROW()&amp;&quot;C6&quot;;0)" office:value-type="float" office:value="6.90217391304348">
            <text:p>6.9022E+00</text:p>
          </table:table-cell>
          <table:table-cell table:style-name="ce22" table:formula="of:=INDIRECT(&quot;R8C&quot;&amp;COLUMN();0)/INDIRECT(&quot;R&quot;&amp;ROW()&amp;&quot;C6&quot;;0)" office:value-type="float" office:value="6.38956521739131">
            <text:p>6.3896E+00</text:p>
          </table:table-cell>
          <table:table-cell table:style-name="ce22" table:formula="of:=INDIRECT(&quot;R8C&quot;&amp;COLUMN();0)/INDIRECT(&quot;R&quot;&amp;ROW()&amp;&quot;C6&quot;;0)" office:value-type="float" office:value="5.6904347826087">
            <text:p>5.6904E+00</text:p>
          </table:table-cell>
          <table:table-cell table:style-name="ce22" table:formula="of:=INDIRECT(&quot;R8C&quot;&amp;COLUMN();0)/INDIRECT(&quot;R&quot;&amp;ROW()&amp;&quot;C6&quot;;0)" office:value-type="float" office:value="5.52173913043478">
            <text:p>5.5217E+00</text:p>
          </table:table-cell>
          <table:table-cell table:style-name="ce22" table:formula="of:=INDIRECT(&quot;R8C&quot;&amp;COLUMN();0)/INDIRECT(&quot;R&quot;&amp;ROW()&amp;&quot;C6&quot;;0)" office:value-type="float" office:value="5.06695652173913">
            <text:p>5.0670E+00</text:p>
          </table:table-cell>
          <table:table-cell table:style-name="ce22" table:formula="of:=INDIRECT(&quot;R8C&quot;&amp;COLUMN();0)/INDIRECT(&quot;R&quot;&amp;ROW()&amp;&quot;C6&quot;;0)" office:value-type="float" office:value="4.51217391304348">
            <text:p>4.5122E+00</text:p>
          </table:table-cell>
          <table:table-cell table:style-name="ce22" table:formula="of:=INDIRECT(&quot;R8C&quot;&amp;COLUMN();0)/INDIRECT(&quot;R&quot;&amp;ROW()&amp;&quot;C6&quot;;0)" office:value-type="float" office:value="4.14130434782609">
            <text:p>4.1413E+00</text:p>
          </table:table-cell>
          <table:table-cell table:style-name="ce22" table:formula="of:=INDIRECT(&quot;R8C&quot;&amp;COLUMN();0)/INDIRECT(&quot;R&quot;&amp;ROW()&amp;&quot;C6&quot;;0)" office:value-type="float" office:value="4.01826086956522">
            <text:p>4.0183E+00</text:p>
          </table:table-cell>
          <table:table-cell table:style-name="ce22" table:formula="of:=INDIRECT(&quot;R8C&quot;&amp;COLUMN();0)/INDIRECT(&quot;R&quot;&amp;ROW()&amp;&quot;C6&quot;;0)" office:value-type="float" office:value="3.57826086956522">
            <text:p>3.5783E+00</text:p>
          </table:table-cell>
          <table:table-cell table:style-name="ce22" table:formula="of:=INDIRECT(&quot;R8C&quot;&amp;COLUMN();0)/INDIRECT(&quot;R&quot;&amp;ROW()&amp;&quot;C6&quot;;0)" office:value-type="float" office:value="3.18695652173913">
            <text:p>3.1870E+00</text:p>
          </table:table-cell>
          <table:table-cell table:style-name="ce22" table:formula="of:=INDIRECT(&quot;R8C&quot;&amp;COLUMN();0)/INDIRECT(&quot;R&quot;&amp;ROW()&amp;&quot;C6&quot;;0)" office:value-type="float" office:value="2.83826086956522">
            <text:p>2.8383E+00</text:p>
          </table:table-cell>
          <table:table-cell table:style-name="ce22" table:formula="of:=INDIRECT(&quot;R8C&quot;&amp;COLUMN();0)/INDIRECT(&quot;R&quot;&amp;ROW()&amp;&quot;C6&quot;;0)" office:value-type="float" office:value="2.52695652173913">
            <text:p>2.5270E+00</text:p>
          </table:table-cell>
          <table:table-cell table:style-name="ce22" table:formula="of:=INDIRECT(&quot;R8C&quot;&amp;COLUMN();0)/INDIRECT(&quot;R&quot;&amp;ROW()&amp;&quot;C6&quot;;0)" office:value-type="float" office:value="2.2504347826087">
            <text:p>2.2504E+00</text:p>
          </table:table-cell>
          <table:table-cell table:style-name="ce22" table:formula="of:=INDIRECT(&quot;R8C&quot;&amp;COLUMN();0)/INDIRECT(&quot;R&quot;&amp;ROW()&amp;&quot;C6&quot;;0)" office:value-type="float" office:value="2.00434782608696">
            <text:p>2.0043E+00</text:p>
          </table:table-cell>
          <table:table-cell table:style-name="ce22" table:formula="of:=INDIRECT(&quot;R8C&quot;&amp;COLUMN();0)/INDIRECT(&quot;R&quot;&amp;ROW()&amp;&quot;C6&quot;;0)" office:value-type="float" office:value="1.78521739130435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895652173913">
            <text:p>1.5896E+00</text:p>
          </table:table-cell>
          <table:table-cell table:style-name="ce22" table:formula="of:=INDIRECT(&quot;R8C&quot;&amp;COLUMN();0)/INDIRECT(&quot;R&quot;&amp;ROW()&amp;&quot;C6&quot;;0)" office:value-type="float" office:value="1.41565217391304">
            <text:p>1.4157E+00</text:p>
          </table:table-cell>
          <table:table-cell table:style-name="ce22" table:formula="of:=INDIRECT(&quot;R8C&quot;&amp;COLUMN();0)/INDIRECT(&quot;R&quot;&amp;ROW()&amp;&quot;C6&quot;;0)" office:value-type="float" office:value="1.26086956521739">
            <text:p>1.2609E+00</text:p>
          </table:table-cell>
          <table:table-cell table:style-name="ce22" table:formula="of:=INDIRECT(&quot;R8C&quot;&amp;COLUMN();0)/INDIRECT(&quot;R&quot;&amp;ROW()&amp;&quot;C6&quot;;0)" office:value-type="float" office:value="1.12260869565217">
            <text:p>1.122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434782608696">
            <text:p>8.9043E-01</text:p>
          </table:table-cell>
          <table:table-cell table:style-name="ce22" table:formula="of:=INDIRECT(&quot;R8C&quot;&amp;COLUMN();0)/INDIRECT(&quot;R&quot;&amp;ROW()&amp;&quot;C6&quot;;0)" office:value-type="float" office:value="0.79304347826087">
            <text:p>7.9304E-01</text:p>
          </table:table-cell>
          <table:table-cell table:style-name="ce22" table:formula="of:=INDIRECT(&quot;R8C&quot;&amp;COLUMN();0)/INDIRECT(&quot;R&quot;&amp;ROW()&amp;&quot;C6&quot;;0)" office:value-type="float" office:value="0.706086956521739">
            <text:p>7.0609E-01</text:p>
          </table:table-cell>
          <table:table-cell table:style-name="ce22" table:formula="of:=INDIRECT(&quot;R8C&quot;&amp;COLUMN();0)/INDIRECT(&quot;R&quot;&amp;ROW()&amp;&quot;C6&quot;;0)" office:value-type="float" office:value="0.628695652173913">
            <text:p>6.2870E-01</text:p>
          </table:table-cell>
          <table:table-cell table:style-name="ce22" table:formula="of:=INDIRECT(&quot;R8C&quot;&amp;COLUMN();0)/INDIRECT(&quot;R&quot;&amp;ROW()&amp;&quot;C6&quot;;0)" office:value-type="float" office:value="0.56">
            <text:p>5.6000E-01</text:p>
          </table:table-cell>
          <table:table-cell table:style-name="ce22" table:formula="of:=INDIRECT(&quot;R8C&quot;&amp;COLUMN();0)/INDIRECT(&quot;R&quot;&amp;ROW()&amp;&quot;C6&quot;;0)" office:value-type="float" office:value="0.498260869565218">
            <text:p>4.9826E-01</text:p>
          </table:table-cell>
          <table:table-cell table:style-name="ce22" table:formula="of:=INDIRECT(&quot;R8C&quot;&amp;COLUMN();0)/INDIRECT(&quot;R&quot;&amp;ROW()&amp;&quot;C6&quot;;0)" office:value-type="float" office:value="0.444347826086957">
            <text:p>4.4435E-01</text:p>
          </table:table-cell>
          <table:table-cell table:style-name="ce22" table:formula="of:=INDIRECT(&quot;R8C&quot;&amp;COLUMN();0)/INDIRECT(&quot;R&quot;&amp;ROW()&amp;&quot;C6&quot;;0)" office:value-type="float" office:value="0.395652173913043">
            <text:p>3.9565E-01</text:p>
          </table:table-cell>
          <table:table-cell table:style-name="ce22" table:formula="of:=INDIRECT(&quot;R8C&quot;&amp;COLUMN();0)/INDIRECT(&quot;R&quot;&amp;ROW()&amp;&quot;C6&quot;;0)" office:value-type="float" office:value="0.352173913043478">
            <text:p>3.5217E-01</text:p>
          </table:table-cell>
          <table:table-cell table:style-name="ce22" table:formula="of:=INDIRECT(&quot;R8C&quot;&amp;COLUMN();0)/INDIRECT(&quot;R&quot;&amp;ROW()&amp;&quot;C6&quot;;0)" office:value-type="float" office:value="0.313913043478261">
            <text:p>3.1391E-01</text:p>
          </table:table-cell>
          <table:table-cell table:style-name="ce22" table:formula="of:=INDIRECT(&quot;R8C&quot;&amp;COLUMN();0)/INDIRECT(&quot;R&quot;&amp;ROW()&amp;&quot;C6&quot;;0)" office:value-type="float" office:value="0.279130434782609">
            <text:p>2.7913E-01</text:p>
          </table:table-cell>
          <table:table-cell table:style-name="ce22" table:formula="of:=INDIRECT(&quot;R8C&quot;&amp;COLUMN();0)/INDIRECT(&quot;R&quot;&amp;ROW()&amp;&quot;C6&quot;;0)" office:value-type="float" office:value="0.248695652173913">
            <text:p>2.4870E-01</text:p>
          </table:table-cell>
          <table:table-cell table:style-name="ce22" table:formula="of:=INDIRECT(&quot;R8C&quot;&amp;COLUMN();0)/INDIRECT(&quot;R&quot;&amp;ROW()&amp;&quot;C6&quot;;0)" office:value-type="float" office:value="0.221739130434783">
            <text:p>2.2174E-01</text:p>
          </table:table-cell>
          <table:table-cell table:style-name="ce22" table:formula="of:=INDIRECT(&quot;R8C&quot;&amp;COLUMN();0)/INDIRECT(&quot;R&quot;&amp;ROW()&amp;&quot;C6&quot;;0)" office:value-type="float" office:value="0.197391304347826">
            <text:p>1.9739E-01</text:p>
          </table:table-cell>
          <table:table-cell table:style-name="ce22" table:formula="of:=INDIRECT(&quot;R8C&quot;&amp;COLUMN();0)/INDIRECT(&quot;R&quot;&amp;ROW()&amp;&quot;C6&quot;;0)" office:value-type="float" office:value="0.175652173913043">
            <text:p>1.7565E-01</text:p>
          </table:table-cell>
          <table:table-cell table:style-name="ce22" table:formula="of:=INDIRECT(&quot;R8C&quot;&amp;COLUMN();0)/INDIRECT(&quot;R&quot;&amp;ROW()&amp;&quot;C6&quot;;0)" office:value-type="float" office:value="0.156521739130435">
            <text:p>1.5652E-01</text:p>
          </table:table-cell>
          <table:table-cell table:style-name="ce22" table:formula="of:=INDIRECT(&quot;R8C&quot;&amp;COLUMN();0)/INDIRECT(&quot;R&quot;&amp;ROW()&amp;&quot;C6&quot;;0)" office:value-type="float" office:value="0.139130434782609">
            <text:p>1.3913E-01</text:p>
          </table:table-cell>
          <table:table-cell table:style-name="ce22" table:formula="of:=INDIRECT(&quot;R8C&quot;&amp;COLUMN();0)/INDIRECT(&quot;R&quot;&amp;ROW()&amp;&quot;C6&quot;;0)" office:value-type="float" office:value="0.124347826086957">
            <text:p>1.2435E-01</text:p>
          </table:table-cell>
          <table:table-cell table:style-name="ce22" table:formula="of:=INDIRECT(&quot;R8C&quot;&amp;COLUMN();0)/INDIRECT(&quot;R&quot;&amp;ROW()&amp;&quot;C6&quot;;0)" office:value-type="float" office:value="0.110434782608696">
            <text:p>1.1043E-01</text:p>
          </table:table-cell>
          <table:table-cell table:style-name="ce22" table:formula="of:=INDIRECT(&quot;R8C&quot;&amp;COLUMN();0)/INDIRECT(&quot;R&quot;&amp;ROW()&amp;&quot;C6&quot;;0)" office:value-type="float" office:value="0.0982608695652174">
            <text:p>9.8261E-02</text:p>
          </table:table-cell>
          <table:table-cell table:style-name="ce22" table:formula="of:=INDIRECT(&quot;R8C&quot;&amp;COLUMN();0)/INDIRECT(&quot;R&quot;&amp;ROW()&amp;&quot;C6&quot;;0)" office:value-type="float" office:value="0.0878260869565217">
            <text:p>8.7826E-02</text:p>
          </table:table-cell>
          <table:table-cell table:style-name="ce22" table:formula="of:=INDIRECT(&quot;R8C&quot;&amp;COLUMN();0)/INDIRECT(&quot;R&quot;&amp;ROW()&amp;&quot;C6&quot;;0)" office:value-type="float" office:value="0.078">
            <text:p>7.8000E-02</text:p>
          </table:table-cell>
          <table:table-cell table:style-name="ce22" table:formula="of:=INDIRECT(&quot;R8C&quot;&amp;COLUMN();0)/INDIRECT(&quot;R&quot;&amp;ROW()&amp;&quot;C6&quot;;0)" office:value-type="float" office:value="0.0694782608695652">
            <text:p>6.9478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49])+1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9" office:value-type="float" office:value="0.0403">
            <text:p>0.0403</text:p>
          </table:table-cell>
          <table:table-cell table:style-name="ce13" office:value-type="float" office:value="1.024">
            <text:p>1.0240</text:p>
          </table:table-cell>
          <table:table-cell table:style-name="ce14" table:formula="of:=[.D50]/2" office:value-type="float" office:value="0.512">
            <text:p>0.5120</text:p>
          </table:table-cell>
          <table:table-cell table:style-name="ce16" table:formula="of:=pi*[.D50]" office:value-type="float" office:value="3.21699087727595">
            <text:p>3.217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74.4140625">
            <text:p>7.4414E+01</text:p>
          </table:table-cell>
          <table:table-cell table:style-name="ce22" table:formula="of:=INDIRECT(&quot;R8C&quot;&amp;COLUMN();0)/INDIRECT(&quot;R&quot;&amp;ROW()&amp;&quot;C6&quot;;0)" office:value-type="float" office:value="62.01171875">
            <text:p>6.2012E+01</text:p>
          </table:table-cell>
          <table:table-cell table:style-name="ce22" table:formula="of:=INDIRECT(&quot;R8C&quot;&amp;COLUMN();0)/INDIRECT(&quot;R&quot;&amp;ROW()&amp;&quot;C6&quot;;0)" office:value-type="float" office:value="55.810546875">
            <text:p>5.5811E+01</text:p>
          </table:table-cell>
          <table:table-cell table:style-name="ce22" table:formula="of:=INDIRECT(&quot;R8C&quot;&amp;COLUMN();0)/INDIRECT(&quot;R&quot;&amp;ROW()&amp;&quot;C6&quot;;0)" office:value-type="float" office:value="49.609375">
            <text:p>4.9609E+01</text:p>
          </table:table-cell>
          <table:table-cell table:style-name="ce22" table:formula="of:=INDIRECT(&quot;R8C&quot;&amp;COLUMN();0)/INDIRECT(&quot;R&quot;&amp;ROW()&amp;&quot;C6&quot;;0)" office:value-type="float" office:value="43.408203125">
            <text:p>4.3408E+01</text:p>
          </table:table-cell>
          <table:table-cell table:style-name="ce22" table:formula="of:=INDIRECT(&quot;R8C&quot;&amp;COLUMN();0)/INDIRECT(&quot;R&quot;&amp;ROW()&amp;&quot;C6&quot;;0)" office:value-type="float" office:value="40.3076171875">
            <text:p>4.0308E+01</text:p>
          </table:table-cell>
          <table:table-cell table:style-name="ce22" table:formula="of:=INDIRECT(&quot;R8C&quot;&amp;COLUMN();0)/INDIRECT(&quot;R&quot;&amp;ROW()&amp;&quot;C6&quot;;0)" office:value-type="float" office:value="37.20703125">
            <text:p>3.7207E+01</text:p>
          </table:table-cell>
          <table:table-cell table:style-name="ce22" table:formula="of:=INDIRECT(&quot;R8C&quot;&amp;COLUMN();0)/INDIRECT(&quot;R&quot;&amp;ROW()&amp;&quot;C6&quot;;0)" office:value-type="float" office:value="34.1064453125">
            <text:p>3.4106E+01</text:p>
          </table:table-cell>
          <table:table-cell table:style-name="ce22" table:formula="of:=INDIRECT(&quot;R8C&quot;&amp;COLUMN();0)/INDIRECT(&quot;R&quot;&amp;ROW()&amp;&quot;C6&quot;;0)" office:value-type="float" office:value="31.005859375">
            <text:p>3.1006E+01</text:p>
          </table:table-cell>
          <table:table-cell table:style-name="ce22" table:formula="of:=INDIRECT(&quot;R8C&quot;&amp;COLUMN();0)/INDIRECT(&quot;R&quot;&amp;ROW()&amp;&quot;C6&quot;;0)" office:value-type="float" office:value="24.8046875">
            <text:p>2.4805E+01</text:p>
          </table:table-cell>
          <table:table-cell table:style-name="ce22" table:formula="of:=INDIRECT(&quot;R8C&quot;&amp;COLUMN();0)/INDIRECT(&quot;R&quot;&amp;ROW()&amp;&quot;C6&quot;;0)" office:value-type="float" office:value="21.7041015625">
            <text:p>2.1704E+01</text:p>
          </table:table-cell>
          <table:table-cell table:style-name="ce22" table:formula="of:=INDIRECT(&quot;R8C&quot;&amp;COLUMN();0)/INDIRECT(&quot;R&quot;&amp;ROW()&amp;&quot;C6&quot;;0)" office:value-type="float" office:value="20.15380859375">
            <text:p>2.0154E+01</text:p>
          </table:table-cell>
          <table:table-cell table:style-name="ce22" table:formula="of:=INDIRECT(&quot;R8C&quot;&amp;COLUMN();0)/INDIRECT(&quot;R&quot;&amp;ROW()&amp;&quot;C6&quot;;0)" office:value-type="float" office:value="18.603515625">
            <text:p>1.8604E+01</text:p>
          </table:table-cell>
          <table:table-cell table:style-name="ce22" table:formula="of:=INDIRECT(&quot;R8C&quot;&amp;COLUMN();0)/INDIRECT(&quot;R&quot;&amp;ROW()&amp;&quot;C6&quot;;0)" office:value-type="float" office:value="15.5029296875">
            <text:p>1.5503E+01</text:p>
          </table:table-cell>
          <table:table-cell table:style-name="ce22" table:formula="of:=INDIRECT(&quot;R8C&quot;&amp;COLUMN();0)/INDIRECT(&quot;R&quot;&amp;ROW()&amp;&quot;C6&quot;;0)" office:value-type="float" office:value="12.40234375">
            <text:p>1.2402E+01</text:p>
          </table:table-cell>
          <table:table-cell table:style-name="ce22" table:formula="of:=INDIRECT(&quot;R8C&quot;&amp;COLUMN();0)/INDIRECT(&quot;R&quot;&amp;ROW()&amp;&quot;C6&quot;;0)" office:value-type="float" office:value="11.41015625">
            <text:p>1.1410E+01</text:p>
          </table:table-cell>
          <table:table-cell table:style-name="ce22" table:formula="of:=INDIRECT(&quot;R8C&quot;&amp;COLUMN();0)/INDIRECT(&quot;R&quot;&amp;ROW()&amp;&quot;C6&quot;;0)" office:value-type="float" office:value="10.16015625">
            <text:p>1.0160E+01</text:p>
          </table:table-cell>
          <table:table-cell table:style-name="ce22" table:formula="of:=INDIRECT(&quot;R8C&quot;&amp;COLUMN();0)/INDIRECT(&quot;R&quot;&amp;ROW()&amp;&quot;C6&quot;;0)" office:value-type="float" office:value="9.3017578125">
            <text:p>9.3018E+00</text:p>
          </table:table-cell>
          <table:table-cell table:style-name="ce22" table:formula="of:=INDIRECT(&quot;R8C&quot;&amp;COLUMN();0)/INDIRECT(&quot;R&quot;&amp;ROW()&amp;&quot;C6&quot;;0)" office:value-type="float" office:value="9.048828125">
            <text:p>9.0488E+00</text:p>
          </table:table-cell>
          <table:table-cell table:style-name="ce22" table:formula="of:=INDIRECT(&quot;R8C&quot;&amp;COLUMN();0)/INDIRECT(&quot;R&quot;&amp;ROW()&amp;&quot;C6&quot;;0)" office:value-type="float" office:value="8.05859375">
            <text:p>8.0586E+00</text:p>
          </table:table-cell>
          <table:table-cell table:style-name="ce22" table:formula="of:=INDIRECT(&quot;R8C&quot;&amp;COLUMN();0)/INDIRECT(&quot;R&quot;&amp;ROW()&amp;&quot;C6&quot;;0)" office:value-type="float" office:value="7.75146484375">
            <text:p>7.7515E+00</text:p>
          </table:table-cell>
          <table:table-cell table:style-name="ce22" table:formula="of:=INDIRECT(&quot;R8C&quot;&amp;COLUMN();0)/INDIRECT(&quot;R&quot;&amp;ROW()&amp;&quot;C6&quot;;0)" office:value-type="float" office:value="7.17578125">
            <text:p>7.1758E+00</text:p>
          </table:table-cell>
          <table:table-cell table:style-name="ce22" table:formula="of:=INDIRECT(&quot;R8C&quot;&amp;COLUMN();0)/INDIRECT(&quot;R&quot;&amp;ROW()&amp;&quot;C6&quot;;0)" office:value-type="float" office:value="6.390625">
            <text:p>6.3906E+00</text:p>
          </table:table-cell>
          <table:table-cell table:style-name="ce22" table:formula="of:=INDIRECT(&quot;R8C&quot;&amp;COLUMN();0)/INDIRECT(&quot;R&quot;&amp;ROW()&amp;&quot;C6&quot;;0)" office:value-type="float" office:value="6.201171875">
            <text:p>6.2012E+00</text:p>
          </table:table-cell>
          <table:table-cell table:style-name="ce22" table:formula="of:=INDIRECT(&quot;R8C&quot;&amp;COLUMN();0)/INDIRECT(&quot;R&quot;&amp;ROW()&amp;&quot;C6&quot;;0)" office:value-type="float" office:value="5.6904296875">
            <text:p>5.6904E+00</text:p>
          </table:table-cell>
          <table:table-cell table:style-name="ce22" table:formula="of:=INDIRECT(&quot;R8C&quot;&amp;COLUMN();0)/INDIRECT(&quot;R&quot;&amp;ROW()&amp;&quot;C6&quot;;0)" office:value-type="float" office:value="5.0673828125">
            <text:p>5.0674E+00</text:p>
          </table:table-cell>
          <table:table-cell table:style-name="ce22" table:formula="of:=INDIRECT(&quot;R8C&quot;&amp;COLUMN();0)/INDIRECT(&quot;R&quot;&amp;ROW()&amp;&quot;C6&quot;;0)" office:value-type="float" office:value="4.65087890625">
            <text:p>4.6509E+00</text:p>
          </table:table-cell>
          <table:table-cell table:style-name="ce22" table:formula="of:=INDIRECT(&quot;R8C&quot;&amp;COLUMN();0)/INDIRECT(&quot;R&quot;&amp;ROW()&amp;&quot;C6&quot;;0)" office:value-type="float" office:value="4.5126953125">
            <text:p>4.5127E+00</text:p>
          </table:table-cell>
          <table:table-cell table:style-name="ce22" table:formula="of:=INDIRECT(&quot;R8C&quot;&amp;COLUMN();0)/INDIRECT(&quot;R&quot;&amp;ROW()&amp;&quot;C6&quot;;0)" office:value-type="float" office:value="4.0185546875">
            <text:p>4.0186E+00</text:p>
          </table:table-cell>
          <table:table-cell table:style-name="ce22" table:formula="of:=INDIRECT(&quot;R8C&quot;&amp;COLUMN();0)/INDIRECT(&quot;R&quot;&amp;ROW()&amp;&quot;C6&quot;;0)" office:value-type="float" office:value="3.5791015625">
            <text:p>3.5791E+00</text:p>
          </table:table-cell>
          <table:table-cell table:style-name="ce22" table:formula="of:=INDIRECT(&quot;R8C&quot;&amp;COLUMN();0)/INDIRECT(&quot;R&quot;&amp;ROW()&amp;&quot;C6&quot;;0)" office:value-type="float" office:value="3.1875">
            <text:p>3.1875E+00</text:p>
          </table:table-cell>
          <table:table-cell table:style-name="ce22" table:formula="of:=INDIRECT(&quot;R8C&quot;&amp;COLUMN();0)/INDIRECT(&quot;R&quot;&amp;ROW()&amp;&quot;C6&quot;;0)" office:value-type="float" office:value="2.837890625">
            <text:p>2.8379E+00</text:p>
          </table:table-cell>
          <table:table-cell table:style-name="ce22" table:formula="of:=INDIRECT(&quot;R8C&quot;&amp;COLUMN();0)/INDIRECT(&quot;R&quot;&amp;ROW()&amp;&quot;C6&quot;;0)" office:value-type="float" office:value="2.52734375">
            <text:p>2.5273E+00</text:p>
          </table:table-cell>
          <table:table-cell table:style-name="ce22" table:formula="of:=INDIRECT(&quot;R8C&quot;&amp;COLUMN();0)/INDIRECT(&quot;R&quot;&amp;ROW()&amp;&quot;C6&quot;;0)" office:value-type="float" office:value="2.2509765625">
            <text:p>2.2510E+00</text:p>
          </table:table-cell>
          <table:table-cell table:style-name="ce22" table:formula="of:=INDIRECT(&quot;R8C&quot;&amp;COLUMN();0)/INDIRECT(&quot;R&quot;&amp;ROW()&amp;&quot;C6&quot;;0)" office:value-type="float" office:value="2.0048828125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15625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8984375">
            <text:p>1.5898E+00</text:p>
          </table:table-cell>
          <table:table-cell table:style-name="ce22" table:formula="of:=INDIRECT(&quot;R8C&quot;&amp;COLUMN();0)/INDIRECT(&quot;R&quot;&amp;ROW()&amp;&quot;C6&quot;;0)" office:value-type="float" office:value="1.416015625">
            <text:p>1.4160E+00</text:p>
          </table:table-cell>
          <table:table-cell table:style-name="ce22" table:formula="of:=INDIRECT(&quot;R8C&quot;&amp;COLUMN();0)/INDIRECT(&quot;R&quot;&amp;ROW()&amp;&quot;C6&quot;;0)" office:value-type="float" office:value="1.2607421875">
            <text:p>1.2607E+00</text:p>
          </table:table-cell>
          <table:table-cell table:style-name="ce22" table:formula="of:=INDIRECT(&quot;R8C&quot;&amp;COLUMN();0)/INDIRECT(&quot;R&quot;&amp;ROW()&amp;&quot;C6&quot;;0)" office:value-type="float" office:value="1.123046875">
            <text:p>1.123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625">
            <text:p>8.9063E-01</text:p>
          </table:table-cell>
          <table:table-cell table:style-name="ce22" table:formula="of:=INDIRECT(&quot;R8C&quot;&amp;COLUMN();0)/INDIRECT(&quot;R&quot;&amp;ROW()&amp;&quot;C6&quot;;0)" office:value-type="float" office:value="0.79296875">
            <text:p>7.9297E-01</text:p>
          </table:table-cell>
          <table:table-cell table:style-name="ce22" table:formula="of:=INDIRECT(&quot;R8C&quot;&amp;COLUMN();0)/INDIRECT(&quot;R&quot;&amp;ROW()&amp;&quot;C6&quot;;0)" office:value-type="float" office:value="0.7060546875">
            <text:p>7.0605E-01</text:p>
          </table:table-cell>
          <table:table-cell table:style-name="ce22" table:formula="of:=INDIRECT(&quot;R8C&quot;&amp;COLUMN();0)/INDIRECT(&quot;R&quot;&amp;ROW()&amp;&quot;C6&quot;;0)" office:value-type="float" office:value="0.62890625">
            <text:p>6.2891E-01</text:p>
          </table:table-cell>
          <table:table-cell table:style-name="ce22" table:formula="of:=INDIRECT(&quot;R8C&quot;&amp;COLUMN();0)/INDIRECT(&quot;R&quot;&amp;ROW()&amp;&quot;C6&quot;;0)" office:value-type="float" office:value="0.5595703125">
            <text:p>5.5957E-01</text:p>
          </table:table-cell>
          <table:table-cell table:style-name="ce22" table:formula="of:=INDIRECT(&quot;R8C&quot;&amp;COLUMN();0)/INDIRECT(&quot;R&quot;&amp;ROW()&amp;&quot;C6&quot;;0)" office:value-type="float" office:value="0.4990234375">
            <text:p>4.9902E-01</text:p>
          </table:table-cell>
          <table:table-cell table:style-name="ce22" table:formula="of:=INDIRECT(&quot;R8C&quot;&amp;COLUMN();0)/INDIRECT(&quot;R&quot;&amp;ROW()&amp;&quot;C6&quot;;0)" office:value-type="float" office:value="0.4443359375">
            <text:p>4.4434E-01</text:p>
          </table:table-cell>
          <table:table-cell table:style-name="ce22" table:formula="of:=INDIRECT(&quot;R8C&quot;&amp;COLUMN();0)/INDIRECT(&quot;R&quot;&amp;ROW()&amp;&quot;C6&quot;;0)" office:value-type="float" office:value="0.3955078125">
            <text:p>3.9551E-01</text:p>
          </table:table-cell>
          <table:table-cell table:style-name="ce22" table:formula="of:=INDIRECT(&quot;R8C&quot;&amp;COLUMN();0)/INDIRECT(&quot;R&quot;&amp;ROW()&amp;&quot;C6&quot;;0)" office:value-type="float" office:value="0.3525390625">
            <text:p>3.5254E-01</text:p>
          </table:table-cell>
          <table:table-cell table:style-name="ce22" table:formula="of:=INDIRECT(&quot;R8C&quot;&amp;COLUMN();0)/INDIRECT(&quot;R&quot;&amp;ROW()&amp;&quot;C6&quot;;0)" office:value-type="float" office:value="0.3134765625">
            <text:p>3.1348E-01</text:p>
          </table:table-cell>
          <table:table-cell table:style-name="ce22" table:formula="of:=INDIRECT(&quot;R8C&quot;&amp;COLUMN();0)/INDIRECT(&quot;R&quot;&amp;ROW()&amp;&quot;C6&quot;;0)" office:value-type="float" office:value="0.279296875">
            <text:p>2.7930E-01</text:p>
          </table:table-cell>
          <table:table-cell table:style-name="ce22" table:formula="of:=INDIRECT(&quot;R8C&quot;&amp;COLUMN();0)/INDIRECT(&quot;R&quot;&amp;ROW()&amp;&quot;C6&quot;;0)" office:value-type="float" office:value="0.2490234375">
            <text:p>2.4902E-01</text:p>
          </table:table-cell>
          <table:table-cell table:style-name="ce22" table:formula="of:=INDIRECT(&quot;R8C&quot;&amp;COLUMN();0)/INDIRECT(&quot;R&quot;&amp;ROW()&amp;&quot;C6&quot;;0)" office:value-type="float" office:value="0.2216796875">
            <text:p>2.2168E-01</text:p>
          </table:table-cell>
          <table:table-cell table:style-name="ce22" table:formula="of:=INDIRECT(&quot;R8C&quot;&amp;COLUMN();0)/INDIRECT(&quot;R&quot;&amp;ROW()&amp;&quot;C6&quot;;0)" office:value-type="float" office:value="0.197265625">
            <text:p>1.9727E-01</text:p>
          </table:table-cell>
          <table:table-cell table:style-name="ce22" table:formula="of:=INDIRECT(&quot;R8C&quot;&amp;COLUMN();0)/INDIRECT(&quot;R&quot;&amp;ROW()&amp;&quot;C6&quot;;0)" office:value-type="float" office:value="0.17578125">
            <text:p>1.7578E-01</text:p>
          </table:table-cell>
          <table:table-cell table:style-name="ce22" table:formula="of:=INDIRECT(&quot;R8C&quot;&amp;COLUMN();0)/INDIRECT(&quot;R&quot;&amp;ROW()&amp;&quot;C6&quot;;0)" office:value-type="float" office:value="0.15625">
            <text:p>1.5625E-01</text:p>
          </table:table-cell>
          <table:table-cell table:style-name="ce22" table:formula="of:=INDIRECT(&quot;R8C&quot;&amp;COLUMN();0)/INDIRECT(&quot;R&quot;&amp;ROW()&amp;&quot;C6&quot;;0)" office:value-type="float" office:value="0.1396484375">
            <text:p>1.3965E-01</text:p>
          </table:table-cell>
          <table:table-cell table:style-name="ce22" table:formula="of:=INDIRECT(&quot;R8C&quot;&amp;COLUMN();0)/INDIRECT(&quot;R&quot;&amp;ROW()&amp;&quot;C6&quot;;0)" office:value-type="float" office:value="0.1240234375">
            <text:p>1.2402E-01</text:p>
          </table:table-cell>
          <table:table-cell table:style-name="ce22" table:formula="of:=INDIRECT(&quot;R8C&quot;&amp;COLUMN();0)/INDIRECT(&quot;R&quot;&amp;ROW()&amp;&quot;C6&quot;;0)" office:value-type="float" office:value="0.1103515625">
            <text:p>1.1035E-01</text:p>
          </table:table-cell>
          <table:table-cell table:style-name="ce22" table:formula="of:=INDIRECT(&quot;R8C&quot;&amp;COLUMN();0)/INDIRECT(&quot;R&quot;&amp;ROW()&amp;&quot;C6&quot;;0)" office:value-type="float" office:value="0.0986328125">
            <text:p>9.8633E-02</text:p>
          </table:table-cell>
          <table:table-cell table:style-name="ce22" table:formula="of:=INDIRECT(&quot;R8C&quot;&amp;COLUMN();0)/INDIRECT(&quot;R&quot;&amp;ROW()&amp;&quot;C6&quot;;0)" office:value-type="float" office:value="0.08759765625">
            <text:p>8.7598E-02</text:p>
          </table:table-cell>
          <table:table-cell table:style-name="ce22" table:formula="of:=INDIRECT(&quot;R8C&quot;&amp;COLUMN();0)/INDIRECT(&quot;R&quot;&amp;ROW()&amp;&quot;C6&quot;;0)" office:value-type="float" office:value="0.07802734375">
            <text:p>7.8027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0])+1" office:value-type="float" office:value="42">
            <text:p>42</text:p>
          </table:table-cell>
          <table:table-cell table:style-name="ce6" office:value-type="float" office:value="19">
            <text:p>19</text:p>
          </table:table-cell>
          <table:table-cell table:style-name="ce9" office:value-type="float" office:value="0.0359">
            <text:p>0.0359</text:p>
          </table:table-cell>
          <table:table-cell table:style-name="ce13" office:value-type="float" office:value="0.912">
            <text:p>0.9120</text:p>
          </table:table-cell>
          <table:table-cell table:style-name="ce14" table:formula="of:=[.D51]/2" office:value-type="float" office:value="0.456">
            <text:p>0.4560</text:p>
          </table:table-cell>
          <table:table-cell table:style-name="ce16" table:formula="of:=pi*[.D51]" office:value-type="float" office:value="2.86513250007389">
            <text:p>2.865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83.5526315789474">
            <text:p>8.3553E+01</text:p>
          </table:table-cell>
          <table:table-cell table:style-name="ce22" table:formula="of:=INDIRECT(&quot;R8C&quot;&amp;COLUMN();0)/INDIRECT(&quot;R&quot;&amp;ROW()&amp;&quot;C6&quot;;0)" office:value-type="float" office:value="69.6271929824561">
            <text:p>6.9627E+01</text:p>
          </table:table-cell>
          <table:table-cell table:style-name="ce22" table:formula="of:=INDIRECT(&quot;R8C&quot;&amp;COLUMN();0)/INDIRECT(&quot;R&quot;&amp;ROW()&amp;&quot;C6&quot;;0)" office:value-type="float" office:value="62.6644736842105">
            <text:p>6.2664E+01</text:p>
          </table:table-cell>
          <table:table-cell table:style-name="ce22" table:formula="of:=INDIRECT(&quot;R8C&quot;&amp;COLUMN();0)/INDIRECT(&quot;R&quot;&amp;ROW()&amp;&quot;C6&quot;;0)" office:value-type="float" office:value="55.7017543859649">
            <text:p>5.5702E+01</text:p>
          </table:table-cell>
          <table:table-cell table:style-name="ce22" table:formula="of:=INDIRECT(&quot;R8C&quot;&amp;COLUMN();0)/INDIRECT(&quot;R&quot;&amp;ROW()&amp;&quot;C6&quot;;0)" office:value-type="float" office:value="48.7390350877193">
            <text:p>4.8739E+01</text:p>
          </table:table-cell>
          <table:table-cell table:style-name="ce22" table:formula="of:=INDIRECT(&quot;R8C&quot;&amp;COLUMN();0)/INDIRECT(&quot;R&quot;&amp;ROW()&amp;&quot;C6&quot;;0)" office:value-type="float" office:value="45.2576754385965">
            <text:p>4.5258E+01</text:p>
          </table:table-cell>
          <table:table-cell table:style-name="ce22" table:formula="of:=INDIRECT(&quot;R8C&quot;&amp;COLUMN();0)/INDIRECT(&quot;R&quot;&amp;ROW()&amp;&quot;C6&quot;;0)" office:value-type="float" office:value="41.7763157894737">
            <text:p>4.1776E+01</text:p>
          </table:table-cell>
          <table:table-cell table:style-name="ce22" table:formula="of:=INDIRECT(&quot;R8C&quot;&amp;COLUMN();0)/INDIRECT(&quot;R&quot;&amp;ROW()&amp;&quot;C6&quot;;0)" office:value-type="float" office:value="38.2949561403509">
            <text:p>3.8295E+01</text:p>
          </table:table-cell>
          <table:table-cell table:style-name="ce22" table:formula="of:=INDIRECT(&quot;R8C&quot;&amp;COLUMN();0)/INDIRECT(&quot;R&quot;&amp;ROW()&amp;&quot;C6&quot;;0)" office:value-type="float" office:value="34.8135964912281">
            <text:p>3.4814E+01</text:p>
          </table:table-cell>
          <table:table-cell table:style-name="ce22" table:formula="of:=INDIRECT(&quot;R8C&quot;&amp;COLUMN();0)/INDIRECT(&quot;R&quot;&amp;ROW()&amp;&quot;C6&quot;;0)" office:value-type="float" office:value="27.8508771929825">
            <text:p>2.7851E+01</text:p>
          </table:table-cell>
          <table:table-cell table:style-name="ce22" table:formula="of:=INDIRECT(&quot;R8C&quot;&amp;COLUMN();0)/INDIRECT(&quot;R&quot;&amp;ROW()&amp;&quot;C6&quot;;0)" office:value-type="float" office:value="24.3695175438596">
            <text:p>2.4370E+01</text:p>
          </table:table-cell>
          <table:table-cell table:style-name="ce22" table:formula="of:=INDIRECT(&quot;R8C&quot;&amp;COLUMN();0)/INDIRECT(&quot;R&quot;&amp;ROW()&amp;&quot;C6&quot;;0)" office:value-type="float" office:value="22.6288377192982">
            <text:p>2.2629E+01</text:p>
          </table:table-cell>
          <table:table-cell table:style-name="ce22" table:formula="of:=INDIRECT(&quot;R8C&quot;&amp;COLUMN();0)/INDIRECT(&quot;R&quot;&amp;ROW()&amp;&quot;C6&quot;;0)" office:value-type="float" office:value="20.8881578947368">
            <text:p>2.0888E+01</text:p>
          </table:table-cell>
          <table:table-cell table:style-name="ce22" table:formula="of:=INDIRECT(&quot;R8C&quot;&amp;COLUMN();0)/INDIRECT(&quot;R&quot;&amp;ROW()&amp;&quot;C6&quot;;0)" office:value-type="float" office:value="17.406798245614">
            <text:p>1.7407E+01</text:p>
          </table:table-cell>
          <table:table-cell table:style-name="ce22" table:formula="of:=INDIRECT(&quot;R8C&quot;&amp;COLUMN();0)/INDIRECT(&quot;R&quot;&amp;ROW()&amp;&quot;C6&quot;;0)" office:value-type="float" office:value="13.9254385964912">
            <text:p>1.3925E+01</text:p>
          </table:table-cell>
          <table:table-cell table:style-name="ce22" table:formula="of:=INDIRECT(&quot;R8C&quot;&amp;COLUMN();0)/INDIRECT(&quot;R&quot;&amp;ROW()&amp;&quot;C6&quot;;0)" office:value-type="float" office:value="12.8114035087719">
            <text:p>1.2811E+01</text:p>
          </table:table-cell>
          <table:table-cell table:style-name="ce22" table:formula="of:=INDIRECT(&quot;R8C&quot;&amp;COLUMN();0)/INDIRECT(&quot;R&quot;&amp;ROW()&amp;&quot;C6&quot;;0)" office:value-type="float" office:value="11.4078947368421">
            <text:p>1.1408E+01</text:p>
          </table:table-cell>
          <table:table-cell table:style-name="ce22" table:formula="of:=INDIRECT(&quot;R8C&quot;&amp;COLUMN();0)/INDIRECT(&quot;R&quot;&amp;ROW()&amp;&quot;C6&quot;;0)" office:value-type="float" office:value="10.4440789473684">
            <text:p>1.0444E+01</text:p>
          </table:table-cell>
          <table:table-cell table:style-name="ce22" table:formula="of:=INDIRECT(&quot;R8C&quot;&amp;COLUMN();0)/INDIRECT(&quot;R&quot;&amp;ROW()&amp;&quot;C6&quot;;0)" office:value-type="float" office:value="10.1600877192982">
            <text:p>1.0160E+01</text:p>
          </table:table-cell>
          <table:table-cell table:style-name="ce22" table:formula="of:=INDIRECT(&quot;R8C&quot;&amp;COLUMN();0)/INDIRECT(&quot;R&quot;&amp;ROW()&amp;&quot;C6&quot;;0)" office:value-type="float" office:value="9.04824561403509">
            <text:p>9.0482E+00</text:p>
          </table:table-cell>
          <table:table-cell table:style-name="ce22" table:formula="of:=INDIRECT(&quot;R8C&quot;&amp;COLUMN();0)/INDIRECT(&quot;R&quot;&amp;ROW()&amp;&quot;C6&quot;;0)" office:value-type="float" office:value="8.70339912280702">
            <text:p>8.7034E+00</text:p>
          </table:table-cell>
          <table:table-cell table:style-name="ce22" table:formula="of:=INDIRECT(&quot;R8C&quot;&amp;COLUMN();0)/INDIRECT(&quot;R&quot;&amp;ROW()&amp;&quot;C6&quot;;0)" office:value-type="float" office:value="8.05701754385965">
            <text:p>8.0570E+00</text:p>
          </table:table-cell>
          <table:table-cell table:style-name="ce22" table:formula="of:=INDIRECT(&quot;R8C&quot;&amp;COLUMN();0)/INDIRECT(&quot;R&quot;&amp;ROW()&amp;&quot;C6&quot;;0)" office:value-type="float" office:value="7.17543859649123">
            <text:p>7.1754E+00</text:p>
          </table:table-cell>
          <table:table-cell table:style-name="ce22" table:formula="of:=INDIRECT(&quot;R8C&quot;&amp;COLUMN();0)/INDIRECT(&quot;R&quot;&amp;ROW()&amp;&quot;C6&quot;;0)" office:value-type="float" office:value="6.96271929824561">
            <text:p>6.9627E+00</text:p>
          </table:table-cell>
          <table:table-cell table:style-name="ce22" table:formula="of:=INDIRECT(&quot;R8C&quot;&amp;COLUMN();0)/INDIRECT(&quot;R&quot;&amp;ROW()&amp;&quot;C6&quot;;0)" office:value-type="float" office:value="6.38925438596491">
            <text:p>6.3893E+00</text:p>
          </table:table-cell>
          <table:table-cell table:style-name="ce22" table:formula="of:=INDIRECT(&quot;R8C&quot;&amp;COLUMN();0)/INDIRECT(&quot;R&quot;&amp;ROW()&amp;&quot;C6&quot;;0)" office:value-type="float" office:value="5.68969298245614">
            <text:p>5.6897E+00</text:p>
          </table:table-cell>
          <table:table-cell table:style-name="ce22" table:formula="of:=INDIRECT(&quot;R8C&quot;&amp;COLUMN();0)/INDIRECT(&quot;R&quot;&amp;ROW()&amp;&quot;C6&quot;;0)" office:value-type="float" office:value="5.22203947368421">
            <text:p>5.2220E+00</text:p>
          </table:table-cell>
          <table:table-cell table:style-name="ce22" table:formula="of:=INDIRECT(&quot;R8C&quot;&amp;COLUMN();0)/INDIRECT(&quot;R&quot;&amp;ROW()&amp;&quot;C6&quot;;0)" office:value-type="float" office:value="5.06688596491228">
            <text:p>5.0669E+00</text:p>
          </table:table-cell>
          <table:table-cell table:style-name="ce22" table:formula="of:=INDIRECT(&quot;R8C&quot;&amp;COLUMN();0)/INDIRECT(&quot;R&quot;&amp;ROW()&amp;&quot;C6&quot;;0)" office:value-type="float" office:value="4.51206140350877">
            <text:p>4.5121E+00</text:p>
          </table:table-cell>
          <table:table-cell table:style-name="ce22" table:formula="of:=INDIRECT(&quot;R8C&quot;&amp;COLUMN();0)/INDIRECT(&quot;R&quot;&amp;ROW()&amp;&quot;C6&quot;;0)" office:value-type="float" office:value="4.01864035087719">
            <text:p>4.0186E+00</text:p>
          </table:table-cell>
          <table:table-cell table:style-name="ce22" table:formula="of:=INDIRECT(&quot;R8C&quot;&amp;COLUMN();0)/INDIRECT(&quot;R&quot;&amp;ROW()&amp;&quot;C6&quot;;0)" office:value-type="float" office:value="3.57894736842105">
            <text:p>3.5789E+00</text:p>
          </table:table-cell>
          <table:table-cell table:style-name="ce22" table:formula="of:=INDIRECT(&quot;R8C&quot;&amp;COLUMN();0)/INDIRECT(&quot;R&quot;&amp;ROW()&amp;&quot;C6&quot;;0)" office:value-type="float" office:value="3.18640350877193">
            <text:p>3.1864E+00</text:p>
          </table:table-cell>
          <table:table-cell table:style-name="ce22" table:formula="of:=INDIRECT(&quot;R8C&quot;&amp;COLUMN();0)/INDIRECT(&quot;R&quot;&amp;ROW()&amp;&quot;C6&quot;;0)" office:value-type="float" office:value="2.83771929824561">
            <text:p>2.8377E+00</text:p>
          </table:table-cell>
          <table:table-cell table:style-name="ce22" table:formula="of:=INDIRECT(&quot;R8C&quot;&amp;COLUMN();0)/INDIRECT(&quot;R&quot;&amp;ROW()&amp;&quot;C6&quot;;0)" office:value-type="float" office:value="2.52741228070175">
            <text:p>2.5274E+00</text:p>
          </table:table-cell>
          <table:table-cell table:style-name="ce22" table:formula="of:=INDIRECT(&quot;R8C&quot;&amp;COLUMN();0)/INDIRECT(&quot;R&quot;&amp;ROW()&amp;&quot;C6&quot;;0)" office:value-type="float" office:value="2.25109649122807">
            <text:p>2.2511E+00</text:p>
          </table:table-cell>
          <table:table-cell table:style-name="ce22" table:formula="of:=INDIRECT(&quot;R8C&quot;&amp;COLUMN();0)/INDIRECT(&quot;R&quot;&amp;ROW()&amp;&quot;C6&quot;;0)" office:value-type="float" office:value="2.00438596491228">
            <text:p>2.0044E+00</text:p>
          </table:table-cell>
          <table:table-cell table:style-name="ce22" table:formula="of:=INDIRECT(&quot;R8C&quot;&amp;COLUMN();0)/INDIRECT(&quot;R&quot;&amp;ROW()&amp;&quot;C6&quot;;0)" office:value-type="float" office:value="1.78508771929825">
            <text:p>1.7851E+00</text:p>
          </table:table-cell>
          <table:table-cell table:style-name="ce22" table:formula="of:=INDIRECT(&quot;R8C&quot;&amp;COLUMN();0)/INDIRECT(&quot;R&quot;&amp;ROW()&amp;&quot;C6&quot;;0)" office:value-type="float" office:value="1.58991228070175">
            <text:p>1.5899E+00</text:p>
          </table:table-cell>
          <table:table-cell table:style-name="ce22" table:formula="of:=INDIRECT(&quot;R8C&quot;&amp;COLUMN();0)/INDIRECT(&quot;R&quot;&amp;ROW()&amp;&quot;C6&quot;;0)" office:value-type="float" office:value="1.4155701754386">
            <text:p>1.4156E+00</text:p>
          </table:table-cell>
          <table:table-cell table:style-name="ce22" table:formula="of:=INDIRECT(&quot;R8C&quot;&amp;COLUMN();0)/INDIRECT(&quot;R&quot;&amp;ROW()&amp;&quot;C6&quot;;0)" office:value-type="float" office:value="1.2609649122807">
            <text:p>1.2610E+00</text:p>
          </table:table-cell>
          <table:table-cell table:style-name="ce22" table:formula="of:=INDIRECT(&quot;R8C&quot;&amp;COLUMN();0)/INDIRECT(&quot;R&quot;&amp;ROW()&amp;&quot;C6&quot;;0)" office:value-type="float" office:value="1.12280701754386">
            <text:p>1.122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350877192983">
            <text:p>8.9035E-01</text:p>
          </table:table-cell>
          <table:table-cell table:style-name="ce22" table:formula="of:=INDIRECT(&quot;R8C&quot;&amp;COLUMN();0)/INDIRECT(&quot;R&quot;&amp;ROW()&amp;&quot;C6&quot;;0)" office:value-type="float" office:value="0.792763157894737">
            <text:p>7.9276E-01</text:p>
          </table:table-cell>
          <table:table-cell table:style-name="ce22" table:formula="of:=INDIRECT(&quot;R8C&quot;&amp;COLUMN();0)/INDIRECT(&quot;R&quot;&amp;ROW()&amp;&quot;C6&quot;;0)" office:value-type="float" office:value="0.706140350877193">
            <text:p>7.0614E-01</text:p>
          </table:table-cell>
          <table:table-cell table:style-name="ce22" table:formula="of:=INDIRECT(&quot;R8C&quot;&amp;COLUMN();0)/INDIRECT(&quot;R&quot;&amp;ROW()&amp;&quot;C6&quot;;0)" office:value-type="float" office:value="0.628289473684211">
            <text:p>6.2829E-01</text:p>
          </table:table-cell>
          <table:table-cell table:style-name="ce22" table:formula="of:=INDIRECT(&quot;R8C&quot;&amp;COLUMN();0)/INDIRECT(&quot;R&quot;&amp;ROW()&amp;&quot;C6&quot;;0)" office:value-type="float" office:value="0.56030701754386">
            <text:p>5.6031E-01</text:p>
          </table:table-cell>
          <table:table-cell table:style-name="ce22" table:formula="of:=INDIRECT(&quot;R8C&quot;&amp;COLUMN();0)/INDIRECT(&quot;R&quot;&amp;ROW()&amp;&quot;C6&quot;;0)" office:value-type="float" office:value="0.49890350877193">
            <text:p>4.9890E-01</text:p>
          </table:table-cell>
          <table:table-cell table:style-name="ce22" table:formula="of:=INDIRECT(&quot;R8C&quot;&amp;COLUMN();0)/INDIRECT(&quot;R&quot;&amp;ROW()&amp;&quot;C6&quot;;0)" office:value-type="float" office:value="0.444078947368421">
            <text:p>4.4408E-01</text:p>
          </table:table-cell>
          <table:table-cell table:style-name="ce22" table:formula="of:=INDIRECT(&quot;R8C&quot;&amp;COLUMN();0)/INDIRECT(&quot;R&quot;&amp;ROW()&amp;&quot;C6&quot;;0)" office:value-type="float" office:value="0.395833333333333">
            <text:p>3.9583E-01</text:p>
          </table:table-cell>
          <table:table-cell table:style-name="ce22" table:formula="of:=INDIRECT(&quot;R8C&quot;&amp;COLUMN();0)/INDIRECT(&quot;R&quot;&amp;ROW()&amp;&quot;C6&quot;;0)" office:value-type="float" office:value="0.351973684210526">
            <text:p>3.5197E-01</text:p>
          </table:table-cell>
          <table:table-cell table:style-name="ce22" table:formula="of:=INDIRECT(&quot;R8C&quot;&amp;COLUMN();0)/INDIRECT(&quot;R&quot;&amp;ROW()&amp;&quot;C6&quot;;0)" office:value-type="float" office:value="0.31359649122807">
            <text:p>3.1360E-01</text:p>
          </table:table-cell>
          <table:table-cell table:style-name="ce22" table:formula="of:=INDIRECT(&quot;R8C&quot;&amp;COLUMN();0)/INDIRECT(&quot;R&quot;&amp;ROW()&amp;&quot;C6&quot;;0)" office:value-type="float" office:value="0.279605263157895">
            <text:p>2.7961E-01</text:p>
          </table:table-cell>
          <table:table-cell table:style-name="ce22" table:formula="of:=INDIRECT(&quot;R8C&quot;&amp;COLUMN();0)/INDIRECT(&quot;R&quot;&amp;ROW()&amp;&quot;C6&quot;;0)" office:value-type="float" office:value="0.24890350877193">
            <text:p>2.4890E-01</text:p>
          </table:table-cell>
          <table:table-cell table:style-name="ce22" table:formula="of:=INDIRECT(&quot;R8C&quot;&amp;COLUMN();0)/INDIRECT(&quot;R&quot;&amp;ROW()&amp;&quot;C6&quot;;0)" office:value-type="float" office:value="0.221491228070175">
            <text:p>2.2149E-01</text:p>
          </table:table-cell>
          <table:table-cell table:style-name="ce22" table:formula="of:=INDIRECT(&quot;R8C&quot;&amp;COLUMN();0)/INDIRECT(&quot;R&quot;&amp;ROW()&amp;&quot;C6&quot;;0)" office:value-type="float" office:value="0.197368421052632">
            <text:p>1.9737E-01</text:p>
          </table:table-cell>
          <table:table-cell table:style-name="ce22" table:formula="of:=INDIRECT(&quot;R8C&quot;&amp;COLUMN();0)/INDIRECT(&quot;R&quot;&amp;ROW()&amp;&quot;C6&quot;;0)" office:value-type="float" office:value="0.175438596491228">
            <text:p>1.7544E-01</text:p>
          </table:table-cell>
          <table:table-cell table:style-name="ce22" table:formula="of:=INDIRECT(&quot;R8C&quot;&amp;COLUMN();0)/INDIRECT(&quot;R&quot;&amp;ROW()&amp;&quot;C6&quot;;0)" office:value-type="float" office:value="0.156798245614035">
            <text:p>1.5680E-01</text:p>
          </table:table-cell>
          <table:table-cell table:style-name="ce22" table:formula="of:=INDIRECT(&quot;R8C&quot;&amp;COLUMN();0)/INDIRECT(&quot;R&quot;&amp;ROW()&amp;&quot;C6&quot;;0)" office:value-type="float" office:value="0.139254385964912">
            <text:p>1.3925E-01</text:p>
          </table:table-cell>
          <table:table-cell table:style-name="ce22" table:formula="of:=INDIRECT(&quot;R8C&quot;&amp;COLUMN();0)/INDIRECT(&quot;R&quot;&amp;ROW()&amp;&quot;C6&quot;;0)" office:value-type="float" office:value="0.12390350877193">
            <text:p>1.2390E-01</text:p>
          </table:table-cell>
          <table:table-cell table:style-name="ce22" table:formula="of:=INDIRECT(&quot;R8C&quot;&amp;COLUMN();0)/INDIRECT(&quot;R&quot;&amp;ROW()&amp;&quot;C6&quot;;0)" office:value-type="float" office:value="0.110745614035088">
            <text:p>1.1075E-01</text:p>
          </table:table-cell>
          <table:table-cell table:style-name="ce22" table:formula="of:=INDIRECT(&quot;R8C&quot;&amp;COLUMN();0)/INDIRECT(&quot;R&quot;&amp;ROW()&amp;&quot;C6&quot;;0)" office:value-type="float" office:value="0.0983552631578947">
            <text:p>9.8355E-02</text:p>
          </table:table-cell>
          <table:table-cell table:style-name="ce22" table:formula="of:=INDIRECT(&quot;R8C&quot;&amp;COLUMN();0)/INDIRECT(&quot;R&quot;&amp;ROW()&amp;&quot;C6&quot;;0)" office:value-type="float" office:value="0.087609649122807">
            <text:p>8.7610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1])+1" office:value-type="float" office:value="43">
            <text:p>43</text:p>
          </table:table-cell>
          <table:table-cell table:style-name="ce6" office:value-type="float" office:value="20">
            <text:p>20</text:p>
          </table:table-cell>
          <table:table-cell table:style-name="ce9" office:value-type="float" office:value="0.032">
            <text:p>0.0320</text:p>
          </table:table-cell>
          <table:table-cell table:style-name="ce13" office:value-type="float" office:value="0.812">
            <text:p>0.8120</text:p>
          </table:table-cell>
          <table:table-cell table:style-name="ce14" table:formula="of:=[.D52]/2" office:value-type="float" office:value="0.406">
            <text:p>0.4060</text:p>
          </table:table-cell>
          <table:table-cell table:style-name="ce16" table:formula="of:=pi*[.D52]" office:value-type="float" office:value="2.55097323471491">
            <text:p>2.551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93.8423645320197">
            <text:p>9.3842E+01</text:p>
          </table:table-cell>
          <table:table-cell table:style-name="ce22" table:formula="of:=INDIRECT(&quot;R8C&quot;&amp;COLUMN();0)/INDIRECT(&quot;R&quot;&amp;ROW()&amp;&quot;C6&quot;;0)" office:value-type="float" office:value="78.2019704433498">
            <text:p>7.8202E+01</text:p>
          </table:table-cell>
          <table:table-cell table:style-name="ce22" table:formula="of:=INDIRECT(&quot;R8C&quot;&amp;COLUMN();0)/INDIRECT(&quot;R&quot;&amp;ROW()&amp;&quot;C6&quot;;0)" office:value-type="float" office:value="70.3817733990148">
            <text:p>7.0382E+01</text:p>
          </table:table-cell>
          <table:table-cell table:style-name="ce22" table:formula="of:=INDIRECT(&quot;R8C&quot;&amp;COLUMN();0)/INDIRECT(&quot;R&quot;&amp;ROW()&amp;&quot;C6&quot;;0)" office:value-type="float" office:value="62.5615763546798">
            <text:p>6.2562E+01</text:p>
          </table:table-cell>
          <table:table-cell table:style-name="ce22" table:formula="of:=INDIRECT(&quot;R8C&quot;&amp;COLUMN();0)/INDIRECT(&quot;R&quot;&amp;ROW()&amp;&quot;C6&quot;;0)" office:value-type="float" office:value="54.7413793103448">
            <text:p>5.4741E+01</text:p>
          </table:table-cell>
          <table:table-cell table:style-name="ce22" table:formula="of:=INDIRECT(&quot;R8C&quot;&amp;COLUMN();0)/INDIRECT(&quot;R&quot;&amp;ROW()&amp;&quot;C6&quot;;0)" office:value-type="float" office:value="50.8312807881773">
            <text:p>5.0831E+01</text:p>
          </table:table-cell>
          <table:table-cell table:style-name="ce22" table:formula="of:=INDIRECT(&quot;R8C&quot;&amp;COLUMN();0)/INDIRECT(&quot;R&quot;&amp;ROW()&amp;&quot;C6&quot;;0)" office:value-type="float" office:value="46.9211822660098">
            <text:p>4.6921E+01</text:p>
          </table:table-cell>
          <table:table-cell table:style-name="ce22" table:formula="of:=INDIRECT(&quot;R8C&quot;&amp;COLUMN();0)/INDIRECT(&quot;R&quot;&amp;ROW()&amp;&quot;C6&quot;;0)" office:value-type="float" office:value="43.0110837438424">
            <text:p>4.3011E+01</text:p>
          </table:table-cell>
          <table:table-cell table:style-name="ce22" table:formula="of:=INDIRECT(&quot;R8C&quot;&amp;COLUMN();0)/INDIRECT(&quot;R&quot;&amp;ROW()&amp;&quot;C6&quot;;0)" office:value-type="float" office:value="39.1009852216749">
            <text:p>3.9101E+01</text:p>
          </table:table-cell>
          <table:table-cell table:style-name="ce22" table:formula="of:=INDIRECT(&quot;R8C&quot;&amp;COLUMN();0)/INDIRECT(&quot;R&quot;&amp;ROW()&amp;&quot;C6&quot;;0)" office:value-type="float" office:value="31.2807881773399">
            <text:p>3.1281E+01</text:p>
          </table:table-cell>
          <table:table-cell table:style-name="ce22" table:formula="of:=INDIRECT(&quot;R8C&quot;&amp;COLUMN();0)/INDIRECT(&quot;R&quot;&amp;ROW()&amp;&quot;C6&quot;;0)" office:value-type="float" office:value="27.3706896551724">
            <text:p>2.7371E+01</text:p>
          </table:table-cell>
          <table:table-cell table:style-name="ce22" table:formula="of:=INDIRECT(&quot;R8C&quot;&amp;COLUMN();0)/INDIRECT(&quot;R&quot;&amp;ROW()&amp;&quot;C6&quot;;0)" office:value-type="float" office:value="25.4156403940887">
            <text:p>2.5416E+01</text:p>
          </table:table-cell>
          <table:table-cell table:style-name="ce22" table:formula="of:=INDIRECT(&quot;R8C&quot;&amp;COLUMN();0)/INDIRECT(&quot;R&quot;&amp;ROW()&amp;&quot;C6&quot;;0)" office:value-type="float" office:value="23.4605911330049">
            <text:p>2.3461E+01</text:p>
          </table:table-cell>
          <table:table-cell table:style-name="ce22" table:formula="of:=INDIRECT(&quot;R8C&quot;&amp;COLUMN();0)/INDIRECT(&quot;R&quot;&amp;ROW()&amp;&quot;C6&quot;;0)" office:value-type="float" office:value="19.5504926108374">
            <text:p>1.9550E+01</text:p>
          </table:table-cell>
          <table:table-cell table:style-name="ce22" table:formula="of:=INDIRECT(&quot;R8C&quot;&amp;COLUMN();0)/INDIRECT(&quot;R&quot;&amp;ROW()&amp;&quot;C6&quot;;0)" office:value-type="float" office:value="15.6403940886699">
            <text:p>1.5640E+01</text:p>
          </table:table-cell>
          <table:table-cell table:style-name="ce22" table:formula="of:=INDIRECT(&quot;R8C&quot;&amp;COLUMN();0)/INDIRECT(&quot;R&quot;&amp;ROW()&amp;&quot;C6&quot;;0)" office:value-type="float" office:value="14.3891625615764">
            <text:p>1.4389E+01</text:p>
          </table:table-cell>
          <table:table-cell table:style-name="ce22" table:formula="of:=INDIRECT(&quot;R8C&quot;&amp;COLUMN();0)/INDIRECT(&quot;R&quot;&amp;ROW()&amp;&quot;C6&quot;;0)" office:value-type="float" office:value="12.8128078817734">
            <text:p>1.2813E+01</text:p>
          </table:table-cell>
          <table:table-cell table:style-name="ce22" table:formula="of:=INDIRECT(&quot;R8C&quot;&amp;COLUMN();0)/INDIRECT(&quot;R&quot;&amp;ROW()&amp;&quot;C6&quot;;0)" office:value-type="float" office:value="11.7302955665025">
            <text:p>1.1730E+01</text:p>
          </table:table-cell>
          <table:table-cell table:style-name="ce22" table:formula="of:=INDIRECT(&quot;R8C&quot;&amp;COLUMN();0)/INDIRECT(&quot;R&quot;&amp;ROW()&amp;&quot;C6&quot;;0)" office:value-type="float" office:value="11.4113300492611">
            <text:p>1.1411E+01</text:p>
          </table:table-cell>
          <table:table-cell table:style-name="ce22" table:formula="of:=INDIRECT(&quot;R8C&quot;&amp;COLUMN();0)/INDIRECT(&quot;R&quot;&amp;ROW()&amp;&quot;C6&quot;;0)" office:value-type="float" office:value="10.1625615763547">
            <text:p>1.0163E+01</text:p>
          </table:table-cell>
          <table:table-cell table:style-name="ce22" table:formula="of:=INDIRECT(&quot;R8C&quot;&amp;COLUMN();0)/INDIRECT(&quot;R&quot;&amp;ROW()&amp;&quot;C6&quot;;0)" office:value-type="float" office:value="9.77524630541872">
            <text:p>9.7752E+00</text:p>
          </table:table-cell>
          <table:table-cell table:style-name="ce22" table:formula="of:=INDIRECT(&quot;R8C&quot;&amp;COLUMN();0)/INDIRECT(&quot;R&quot;&amp;ROW()&amp;&quot;C6&quot;;0)" office:value-type="float" office:value="9.04926108374384">
            <text:p>9.0493E+00</text:p>
          </table:table-cell>
          <table:table-cell table:style-name="ce22" table:formula="of:=INDIRECT(&quot;R8C&quot;&amp;COLUMN();0)/INDIRECT(&quot;R&quot;&amp;ROW()&amp;&quot;C6&quot;;0)" office:value-type="float" office:value="8.05911330049261">
            <text:p>8.0591E+00</text:p>
          </table:table-cell>
          <table:table-cell table:style-name="ce22" table:formula="of:=INDIRECT(&quot;R8C&quot;&amp;COLUMN();0)/INDIRECT(&quot;R&quot;&amp;ROW()&amp;&quot;C6&quot;;0)" office:value-type="float" office:value="7.82019704433497">
            <text:p>7.8202E+00</text:p>
          </table:table-cell>
          <table:table-cell table:style-name="ce22" table:formula="of:=INDIRECT(&quot;R8C&quot;&amp;COLUMN();0)/INDIRECT(&quot;R&quot;&amp;ROW()&amp;&quot;C6&quot;;0)" office:value-type="float" office:value="7.17610837438424">
            <text:p>7.1761E+00</text:p>
          </table:table-cell>
          <table:table-cell table:style-name="ce22" table:formula="of:=INDIRECT(&quot;R8C&quot;&amp;COLUMN();0)/INDIRECT(&quot;R&quot;&amp;ROW()&amp;&quot;C6&quot;;0)" office:value-type="float" office:value="6.39039408866995">
            <text:p>6.3904E+00</text:p>
          </table:table-cell>
          <table:table-cell table:style-name="ce22" table:formula="of:=INDIRECT(&quot;R8C&quot;&amp;COLUMN();0)/INDIRECT(&quot;R&quot;&amp;ROW()&amp;&quot;C6&quot;;0)" office:value-type="float" office:value="5.86514778325123">
            <text:p>5.8651E+00</text:p>
          </table:table-cell>
          <table:table-cell table:style-name="ce22" table:formula="of:=INDIRECT(&quot;R8C&quot;&amp;COLUMN();0)/INDIRECT(&quot;R&quot;&amp;ROW()&amp;&quot;C6&quot;;0)" office:value-type="float" office:value="5.69088669950739">
            <text:p>5.6909E+00</text:p>
          </table:table-cell>
          <table:table-cell table:style-name="ce22" table:formula="of:=INDIRECT(&quot;R8C&quot;&amp;COLUMN();0)/INDIRECT(&quot;R&quot;&amp;ROW()&amp;&quot;C6&quot;;0)" office:value-type="float" office:value="5.06773399014778">
            <text:p>5.0677E+00</text:p>
          </table:table-cell>
          <table:table-cell table:style-name="ce22" table:formula="of:=INDIRECT(&quot;R8C&quot;&amp;COLUMN();0)/INDIRECT(&quot;R&quot;&amp;ROW()&amp;&quot;C6&quot;;0)" office:value-type="float" office:value="4.51354679802956">
            <text:p>4.5135E+00</text:p>
          </table:table-cell>
          <table:table-cell table:style-name="ce22" table:formula="of:=INDIRECT(&quot;R8C&quot;&amp;COLUMN();0)/INDIRECT(&quot;R&quot;&amp;ROW()&amp;&quot;C6&quot;;0)" office:value-type="float" office:value="4.01970443349754">
            <text:p>4.0197E+00</text:p>
          </table:table-cell>
          <table:table-cell table:style-name="ce22" table:formula="of:=INDIRECT(&quot;R8C&quot;&amp;COLUMN();0)/INDIRECT(&quot;R&quot;&amp;ROW()&amp;&quot;C6&quot;;0)" office:value-type="float" office:value="3.57881773399015">
            <text:p>3.5788E+00</text:p>
          </table:table-cell>
          <table:table-cell table:style-name="ce22" table:formula="of:=INDIRECT(&quot;R8C&quot;&amp;COLUMN();0)/INDIRECT(&quot;R&quot;&amp;ROW()&amp;&quot;C6&quot;;0)" office:value-type="float" office:value="3.1871921182266">
            <text:p>3.1872E+00</text:p>
          </table:table-cell>
          <table:table-cell table:style-name="ce22" table:formula="of:=INDIRECT(&quot;R8C&quot;&amp;COLUMN();0)/INDIRECT(&quot;R&quot;&amp;ROW()&amp;&quot;C6&quot;;0)" office:value-type="float" office:value="2.83866995073892">
            <text:p>2.8387E+00</text:p>
          </table:table-cell>
          <table:table-cell table:style-name="ce22" table:formula="of:=INDIRECT(&quot;R8C&quot;&amp;COLUMN();0)/INDIRECT(&quot;R&quot;&amp;ROW()&amp;&quot;C6&quot;;0)" office:value-type="float" office:value="2.52832512315271">
            <text:p>2.5283E+00</text:p>
          </table:table-cell>
          <table:table-cell table:style-name="ce22" table:formula="of:=INDIRECT(&quot;R8C&quot;&amp;COLUMN();0)/INDIRECT(&quot;R&quot;&amp;ROW()&amp;&quot;C6&quot;;0)" office:value-type="float" office:value="2.2512315270936">
            <text:p>2.2512E+00</text:p>
          </table:table-cell>
          <table:table-cell table:style-name="ce22" table:formula="of:=INDIRECT(&quot;R8C&quot;&amp;COLUMN();0)/INDIRECT(&quot;R&quot;&amp;ROW()&amp;&quot;C6&quot;;0)" office:value-type="float" office:value="2.00492610837438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71428571429">
            <text:p>1.7857E+00</text:p>
          </table:table-cell>
          <table:table-cell table:style-name="ce22" table:formula="of:=INDIRECT(&quot;R8C&quot;&amp;COLUMN();0)/INDIRECT(&quot;R&quot;&amp;ROW()&amp;&quot;C6&quot;;0)" office:value-type="float" office:value="1.58990147783251">
            <text:p>1.5899E+00</text:p>
          </table:table-cell>
          <table:table-cell table:style-name="ce22" table:formula="of:=INDIRECT(&quot;R8C&quot;&amp;COLUMN();0)/INDIRECT(&quot;R&quot;&amp;ROW()&amp;&quot;C6&quot;;0)" office:value-type="float" office:value="1.41625615763547">
            <text:p>1.4163E+00</text:p>
          </table:table-cell>
          <table:table-cell table:style-name="ce22" table:formula="of:=INDIRECT(&quot;R8C&quot;&amp;COLUMN();0)/INDIRECT(&quot;R&quot;&amp;ROW()&amp;&quot;C6&quot;;0)" office:value-type="float" office:value="1.26108374384236">
            <text:p>1.2611E+00</text:p>
          </table:table-cell>
          <table:table-cell table:style-name="ce22" table:formula="of:=INDIRECT(&quot;R8C&quot;&amp;COLUMN();0)/INDIRECT(&quot;R&quot;&amp;ROW()&amp;&quot;C6&quot;;0)" office:value-type="float" office:value="1.12315270935961">
            <text:p>1.1232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394088669951">
            <text:p>8.9039E-01</text:p>
          </table:table-cell>
          <table:table-cell table:style-name="ce22" table:formula="of:=INDIRECT(&quot;R8C&quot;&amp;COLUMN();0)/INDIRECT(&quot;R&quot;&amp;ROW()&amp;&quot;C6&quot;;0)" office:value-type="float" office:value="0.793103448275862">
            <text:p>7.9310E-01</text:p>
          </table:table-cell>
          <table:table-cell table:style-name="ce22" table:formula="of:=INDIRECT(&quot;R8C&quot;&amp;COLUMN();0)/INDIRECT(&quot;R&quot;&amp;ROW()&amp;&quot;C6&quot;;0)" office:value-type="float" office:value="0.705665024630542">
            <text:p>7.0567E-01</text:p>
          </table:table-cell>
          <table:table-cell table:style-name="ce22" table:formula="of:=INDIRECT(&quot;R8C&quot;&amp;COLUMN();0)/INDIRECT(&quot;R&quot;&amp;ROW()&amp;&quot;C6&quot;;0)" office:value-type="float" office:value="0.629310344827586">
            <text:p>6.2931E-01</text:p>
          </table:table-cell>
          <table:table-cell table:style-name="ce22" table:formula="of:=INDIRECT(&quot;R8C&quot;&amp;COLUMN();0)/INDIRECT(&quot;R&quot;&amp;ROW()&amp;&quot;C6&quot;;0)" office:value-type="float" office:value="0.560344827586207">
            <text:p>5.6034E-01</text:p>
          </table:table-cell>
          <table:table-cell table:style-name="ce22" table:formula="of:=INDIRECT(&quot;R8C&quot;&amp;COLUMN();0)/INDIRECT(&quot;R&quot;&amp;ROW()&amp;&quot;C6&quot;;0)" office:value-type="float" office:value="0.498768472906404">
            <text:p>4.9877E-01</text:p>
          </table:table-cell>
          <table:table-cell table:style-name="ce22" table:formula="of:=INDIRECT(&quot;R8C&quot;&amp;COLUMN();0)/INDIRECT(&quot;R&quot;&amp;ROW()&amp;&quot;C6&quot;;0)" office:value-type="float" office:value="0.444581280788177">
            <text:p>4.4458E-01</text:p>
          </table:table-cell>
          <table:table-cell table:style-name="ce22" table:formula="of:=INDIRECT(&quot;R8C&quot;&amp;COLUMN();0)/INDIRECT(&quot;R&quot;&amp;ROW()&amp;&quot;C6&quot;;0)" office:value-type="float" office:value="0.395320197044335">
            <text:p>3.9532E-01</text:p>
          </table:table-cell>
          <table:table-cell table:style-name="ce22" table:formula="of:=INDIRECT(&quot;R8C&quot;&amp;COLUMN();0)/INDIRECT(&quot;R&quot;&amp;ROW()&amp;&quot;C6&quot;;0)" office:value-type="float" office:value="0.352216748768473">
            <text:p>3.5222E-01</text:p>
          </table:table-cell>
          <table:table-cell table:style-name="ce22" table:formula="of:=INDIRECT(&quot;R8C&quot;&amp;COLUMN();0)/INDIRECT(&quot;R&quot;&amp;ROW()&amp;&quot;C6&quot;;0)" office:value-type="float" office:value="0.314039408866995">
            <text:p>3.1404E-01</text:p>
          </table:table-cell>
          <table:table-cell table:style-name="ce22" table:formula="of:=INDIRECT(&quot;R8C&quot;&amp;COLUMN();0)/INDIRECT(&quot;R&quot;&amp;ROW()&amp;&quot;C6&quot;;0)" office:value-type="float" office:value="0.279556650246305">
            <text:p>2.7956E-01</text:p>
          </table:table-cell>
          <table:table-cell table:style-name="ce22" table:formula="of:=INDIRECT(&quot;R8C&quot;&amp;COLUMN();0)/INDIRECT(&quot;R&quot;&amp;ROW()&amp;&quot;C6&quot;;0)" office:value-type="float" office:value="0.248768472906404">
            <text:p>2.4877E-01</text:p>
          </table:table-cell>
          <table:table-cell table:style-name="ce22" table:formula="of:=INDIRECT(&quot;R8C&quot;&amp;COLUMN();0)/INDIRECT(&quot;R&quot;&amp;ROW()&amp;&quot;C6&quot;;0)" office:value-type="float" office:value="0.221674876847291">
            <text:p>2.2167E-01</text:p>
          </table:table-cell>
          <table:table-cell table:style-name="ce22" table:formula="of:=INDIRECT(&quot;R8C&quot;&amp;COLUMN();0)/INDIRECT(&quot;R&quot;&amp;ROW()&amp;&quot;C6&quot;;0)" office:value-type="float" office:value="0.197044334975369">
            <text:p>1.9704E-01</text:p>
          </table:table-cell>
          <table:table-cell table:style-name="ce22" table:formula="of:=INDIRECT(&quot;R8C&quot;&amp;COLUMN();0)/INDIRECT(&quot;R&quot;&amp;ROW()&amp;&quot;C6&quot;;0)" office:value-type="float" office:value="0.176108374384236">
            <text:p>1.7611E-01</text:p>
          </table:table-cell>
          <table:table-cell table:style-name="ce22" table:formula="of:=INDIRECT(&quot;R8C&quot;&amp;COLUMN();0)/INDIRECT(&quot;R&quot;&amp;ROW()&amp;&quot;C6&quot;;0)" office:value-type="float" office:value="0.1564039408867">
            <text:p>1.5640E-01</text:p>
          </table:table-cell>
          <table:table-cell table:style-name="ce22" table:formula="of:=INDIRECT(&quot;R8C&quot;&amp;COLUMN();0)/INDIRECT(&quot;R&quot;&amp;ROW()&amp;&quot;C6&quot;;0)" office:value-type="float" office:value="0.139162561576355">
            <text:p>1.3916E-01</text:p>
          </table:table-cell>
          <table:table-cell table:style-name="ce22" table:formula="of:=INDIRECT(&quot;R8C&quot;&amp;COLUMN();0)/INDIRECT(&quot;R&quot;&amp;ROW()&amp;&quot;C6&quot;;0)" office:value-type="float" office:value="0.124384236453202">
            <text:p>1.2438E-01</text:p>
          </table:table-cell>
          <table:table-cell table:style-name="ce22" table:formula="of:=INDIRECT(&quot;R8C&quot;&amp;COLUMN();0)/INDIRECT(&quot;R&quot;&amp;ROW()&amp;&quot;C6&quot;;0)" office:value-type="float" office:value="0.110467980295567">
            <text:p>1.1047E-01</text:p>
          </table:table-cell>
          <table:table-cell table:style-name="ce22" table:formula="of:=INDIRECT(&quot;R8C&quot;&amp;COLUMN();0)/INDIRECT(&quot;R&quot;&amp;ROW()&amp;&quot;C6&quot;;0)" office:value-type="float" office:value="0.0983990147783251">
            <text:p>9.8399E-02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2])+1" office:value-type="float" office:value="44">
            <text:p>44</text:p>
          </table:table-cell>
          <table:table-cell table:style-name="ce6" office:value-type="float" office:value="21">
            <text:p>21</text:p>
          </table:table-cell>
          <table:table-cell table:style-name="ce9" office:value-type="float" office:value="0.0285">
            <text:p>0.0285</text:p>
          </table:table-cell>
          <table:table-cell table:style-name="ce13" office:value-type="float" office:value="0.723">
            <text:p>0.7230</text:p>
          </table:table-cell>
          <table:table-cell table:style-name="ce14" table:formula="of:=[.D53]/2" office:value-type="float" office:value="0.3615">
            <text:p>0.3615</text:p>
          </table:table-cell>
          <table:table-cell table:style-name="ce16" table:formula="of:=pi*[.D53]" office:value-type="float" office:value="2.27137148854542">
            <text:p>2.271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05.394190871369">
            <text:p>1.0539E+02</text:p>
          </table:table-cell>
          <table:table-cell table:style-name="ce22" table:formula="of:=INDIRECT(&quot;R8C&quot;&amp;COLUMN();0)/INDIRECT(&quot;R&quot;&amp;ROW()&amp;&quot;C6&quot;;0)" office:value-type="float" office:value="87.8284923928078">
            <text:p>8.7828E+01</text:p>
          </table:table-cell>
          <table:table-cell table:style-name="ce22" table:formula="of:=INDIRECT(&quot;R8C&quot;&amp;COLUMN();0)/INDIRECT(&quot;R&quot;&amp;ROW()&amp;&quot;C6&quot;;0)" office:value-type="float" office:value="79.045643153527">
            <text:p>7.9046E+01</text:p>
          </table:table-cell>
          <table:table-cell table:style-name="ce22" table:formula="of:=INDIRECT(&quot;R8C&quot;&amp;COLUMN();0)/INDIRECT(&quot;R&quot;&amp;ROW()&amp;&quot;C6&quot;;0)" office:value-type="float" office:value="70.2627939142462">
            <text:p>7.0263E+01</text:p>
          </table:table-cell>
          <table:table-cell table:style-name="ce22" table:formula="of:=INDIRECT(&quot;R8C&quot;&amp;COLUMN();0)/INDIRECT(&quot;R&quot;&amp;ROW()&amp;&quot;C6&quot;;0)" office:value-type="float" office:value="61.4799446749654">
            <text:p>6.1480E+01</text:p>
          </table:table-cell>
          <table:table-cell table:style-name="ce22" table:formula="of:=INDIRECT(&quot;R8C&quot;&amp;COLUMN();0)/INDIRECT(&quot;R&quot;&amp;ROW()&amp;&quot;C6&quot;;0)" office:value-type="float" office:value="57.088520055325">
            <text:p>5.7089E+01</text:p>
          </table:table-cell>
          <table:table-cell table:style-name="ce22" table:formula="of:=INDIRECT(&quot;R8C&quot;&amp;COLUMN();0)/INDIRECT(&quot;R&quot;&amp;ROW()&amp;&quot;C6&quot;;0)" office:value-type="float" office:value="52.6970954356846">
            <text:p>5.2697E+01</text:p>
          </table:table-cell>
          <table:table-cell table:style-name="ce22" table:formula="of:=INDIRECT(&quot;R8C&quot;&amp;COLUMN();0)/INDIRECT(&quot;R&quot;&amp;ROW()&amp;&quot;C6&quot;;0)" office:value-type="float" office:value="48.3056708160443">
            <text:p>4.8306E+01</text:p>
          </table:table-cell>
          <table:table-cell table:style-name="ce22" table:formula="of:=INDIRECT(&quot;R8C&quot;&amp;COLUMN();0)/INDIRECT(&quot;R&quot;&amp;ROW()&amp;&quot;C6&quot;;0)" office:value-type="float" office:value="43.9142461964039">
            <text:p>4.3914E+01</text:p>
          </table:table-cell>
          <table:table-cell table:style-name="ce22" table:formula="of:=INDIRECT(&quot;R8C&quot;&amp;COLUMN();0)/INDIRECT(&quot;R&quot;&amp;ROW()&amp;&quot;C6&quot;;0)" office:value-type="float" office:value="35.1313969571231">
            <text:p>3.5131E+01</text:p>
          </table:table-cell>
          <table:table-cell table:style-name="ce22" table:formula="of:=INDIRECT(&quot;R8C&quot;&amp;COLUMN();0)/INDIRECT(&quot;R&quot;&amp;ROW()&amp;&quot;C6&quot;;0)" office:value-type="float" office:value="30.7399723374827">
            <text:p>3.0740E+01</text:p>
          </table:table-cell>
          <table:table-cell table:style-name="ce22" table:formula="of:=INDIRECT(&quot;R8C&quot;&amp;COLUMN();0)/INDIRECT(&quot;R&quot;&amp;ROW()&amp;&quot;C6&quot;;0)" office:value-type="float" office:value="28.5442600276625">
            <text:p>2.8544E+01</text:p>
          </table:table-cell>
          <table:table-cell table:style-name="ce22" table:formula="of:=INDIRECT(&quot;R8C&quot;&amp;COLUMN();0)/INDIRECT(&quot;R&quot;&amp;ROW()&amp;&quot;C6&quot;;0)" office:value-type="float" office:value="26.3485477178423">
            <text:p>2.6349E+01</text:p>
          </table:table-cell>
          <table:table-cell table:style-name="ce22" table:formula="of:=INDIRECT(&quot;R8C&quot;&amp;COLUMN();0)/INDIRECT(&quot;R&quot;&amp;ROW()&amp;&quot;C6&quot;;0)" office:value-type="float" office:value="21.9571230982019">
            <text:p>2.1957E+01</text:p>
          </table:table-cell>
          <table:table-cell table:style-name="ce22" table:formula="of:=INDIRECT(&quot;R8C&quot;&amp;COLUMN();0)/INDIRECT(&quot;R&quot;&amp;ROW()&amp;&quot;C6&quot;;0)" office:value-type="float" office:value="17.5656984785615">
            <text:p>1.7566E+01</text:p>
          </table:table-cell>
          <table:table-cell table:style-name="ce22" table:formula="of:=INDIRECT(&quot;R8C&quot;&amp;COLUMN();0)/INDIRECT(&quot;R&quot;&amp;ROW()&amp;&quot;C6&quot;;0)" office:value-type="float" office:value="16.1604426002766">
            <text:p>1.6160E+01</text:p>
          </table:table-cell>
          <table:table-cell table:style-name="ce22" table:formula="of:=INDIRECT(&quot;R8C&quot;&amp;COLUMN();0)/INDIRECT(&quot;R&quot;&amp;ROW()&amp;&quot;C6&quot;;0)" office:value-type="float" office:value="14.3900414937759">
            <text:p>1.4390E+01</text:p>
          </table:table-cell>
          <table:table-cell table:style-name="ce22" table:formula="of:=INDIRECT(&quot;R8C&quot;&amp;COLUMN();0)/INDIRECT(&quot;R&quot;&amp;ROW()&amp;&quot;C6&quot;;0)" office:value-type="float" office:value="13.1742738589212">
            <text:p>1.3174E+01</text:p>
          </table:table-cell>
          <table:table-cell table:style-name="ce22" table:formula="of:=INDIRECT(&quot;R8C&quot;&amp;COLUMN();0)/INDIRECT(&quot;R&quot;&amp;ROW()&amp;&quot;C6&quot;;0)" office:value-type="float" office:value="12.8160442600277">
            <text:p>1.2816E+01</text:p>
          </table:table-cell>
          <table:table-cell table:style-name="ce22" table:formula="of:=INDIRECT(&quot;R8C&quot;&amp;COLUMN();0)/INDIRECT(&quot;R&quot;&amp;ROW()&amp;&quot;C6&quot;;0)" office:value-type="float" office:value="11.4135546334716">
            <text:p>1.1414E+01</text:p>
          </table:table-cell>
          <table:table-cell table:style-name="ce22" table:formula="of:=INDIRECT(&quot;R8C&quot;&amp;COLUMN();0)/INDIRECT(&quot;R&quot;&amp;ROW()&amp;&quot;C6&quot;;0)" office:value-type="float" office:value="10.978561549101">
            <text:p>1.0979E+01</text:p>
          </table:table-cell>
          <table:table-cell table:style-name="ce22" table:formula="of:=INDIRECT(&quot;R8C&quot;&amp;COLUMN();0)/INDIRECT(&quot;R&quot;&amp;ROW()&amp;&quot;C6&quot;;0)" office:value-type="float" office:value="10.1632088520055">
            <text:p>1.0163E+01</text:p>
          </table:table-cell>
          <table:table-cell table:style-name="ce22" table:formula="of:=INDIRECT(&quot;R8C&quot;&amp;COLUMN();0)/INDIRECT(&quot;R&quot;&amp;ROW()&amp;&quot;C6&quot;;0)" office:value-type="float" office:value="9.05117565698479">
            <text:p>9.0512E+00</text:p>
          </table:table-cell>
          <table:table-cell table:style-name="ce22" table:formula="of:=INDIRECT(&quot;R8C&quot;&amp;COLUMN();0)/INDIRECT(&quot;R&quot;&amp;ROW()&amp;&quot;C6&quot;;0)" office:value-type="float" office:value="8.78284923928077">
            <text:p>8.7828E+00</text:p>
          </table:table-cell>
          <table:table-cell table:style-name="ce22" table:formula="of:=INDIRECT(&quot;R8C&quot;&amp;COLUMN();0)/INDIRECT(&quot;R&quot;&amp;ROW()&amp;&quot;C6&quot;;0)" office:value-type="float" office:value="8.05947441217151">
            <text:p>8.0595E+00</text:p>
          </table:table-cell>
          <table:table-cell table:style-name="ce22" table:formula="of:=INDIRECT(&quot;R8C&quot;&amp;COLUMN();0)/INDIRECT(&quot;R&quot;&amp;ROW()&amp;&quot;C6&quot;;0)" office:value-type="float" office:value="7.17704011065007">
            <text:p>7.1770E+00</text:p>
          </table:table-cell>
          <table:table-cell table:style-name="ce22" table:formula="of:=INDIRECT(&quot;R8C&quot;&amp;COLUMN();0)/INDIRECT(&quot;R&quot;&amp;ROW()&amp;&quot;C6&quot;;0)" office:value-type="float" office:value="6.58713692946058">
            <text:p>6.5871E+00</text:p>
          </table:table-cell>
          <table:table-cell table:style-name="ce22" table:formula="of:=INDIRECT(&quot;R8C&quot;&amp;COLUMN();0)/INDIRECT(&quot;R&quot;&amp;ROW()&amp;&quot;C6&quot;;0)" office:value-type="float" office:value="6.39142461964039">
            <text:p>6.3914E+00</text:p>
          </table:table-cell>
          <table:table-cell table:style-name="ce22" table:formula="of:=INDIRECT(&quot;R8C&quot;&amp;COLUMN();0)/INDIRECT(&quot;R&quot;&amp;ROW()&amp;&quot;C6&quot;;0)" office:value-type="float" office:value="5.69156293222683">
            <text:p>5.6916E+00</text:p>
          </table:table-cell>
          <table:table-cell table:style-name="ce22" table:formula="of:=INDIRECT(&quot;R8C&quot;&amp;COLUMN();0)/INDIRECT(&quot;R&quot;&amp;ROW()&amp;&quot;C6&quot;;0)" office:value-type="float" office:value="5.06915629322268">
            <text:p>5.0692E+00</text:p>
          </table:table-cell>
          <table:table-cell table:style-name="ce22" table:formula="of:=INDIRECT(&quot;R8C&quot;&amp;COLUMN();0)/INDIRECT(&quot;R&quot;&amp;ROW()&amp;&quot;C6&quot;;0)" office:value-type="float" office:value="4.51452282157676">
            <text:p>4.5145E+00</text:p>
          </table:table-cell>
          <table:table-cell table:style-name="ce22" table:formula="of:=INDIRECT(&quot;R8C&quot;&amp;COLUMN();0)/INDIRECT(&quot;R&quot;&amp;ROW()&amp;&quot;C6&quot;;0)" office:value-type="float" office:value="4.01936376210235">
            <text:p>4.0194E+00</text:p>
          </table:table-cell>
          <table:table-cell table:style-name="ce22" table:formula="of:=INDIRECT(&quot;R8C&quot;&amp;COLUMN();0)/INDIRECT(&quot;R&quot;&amp;ROW()&amp;&quot;C6&quot;;0)" office:value-type="float" office:value="3.57952973720609">
            <text:p>3.5795E+00</text:p>
          </table:table-cell>
          <table:table-cell table:style-name="ce22" table:formula="of:=INDIRECT(&quot;R8C&quot;&amp;COLUMN();0)/INDIRECT(&quot;R&quot;&amp;ROW()&amp;&quot;C6&quot;;0)" office:value-type="float" office:value="3.1881051175657">
            <text:p>3.1881E+00</text:p>
          </table:table-cell>
          <table:table-cell table:style-name="ce22" table:formula="of:=INDIRECT(&quot;R8C&quot;&amp;COLUMN();0)/INDIRECT(&quot;R&quot;&amp;ROW()&amp;&quot;C6&quot;;0)" office:value-type="float" office:value="2.83955739972337">
            <text:p>2.8396E+00</text:p>
          </table:table-cell>
          <table:table-cell table:style-name="ce22" table:formula="of:=INDIRECT(&quot;R8C&quot;&amp;COLUMN();0)/INDIRECT(&quot;R&quot;&amp;ROW()&amp;&quot;C6&quot;;0)" office:value-type="float" office:value="2.5283540802213">
            <text:p>2.5284E+00</text:p>
          </table:table-cell>
          <table:table-cell table:style-name="ce22" table:formula="of:=INDIRECT(&quot;R8C&quot;&amp;COLUMN();0)/INDIRECT(&quot;R&quot;&amp;ROW()&amp;&quot;C6&quot;;0)" office:value-type="float" office:value="2.25172890733057">
            <text:p>2.2517E+00</text:p>
          </table:table-cell>
          <table:table-cell table:style-name="ce22" table:formula="of:=INDIRECT(&quot;R8C&quot;&amp;COLUMN();0)/INDIRECT(&quot;R&quot;&amp;ROW()&amp;&quot;C6&quot;;0)" office:value-type="float" office:value="2.00553250345781">
            <text:p>2.0055E+00</text:p>
          </table:table-cell>
          <table:table-cell table:style-name="ce22" table:formula="of:=INDIRECT(&quot;R8C&quot;&amp;COLUMN();0)/INDIRECT(&quot;R&quot;&amp;ROW()&amp;&quot;C6&quot;;0)" office:value-type="float" office:value="1.78561549100968">
            <text:p>1.7856E+00</text:p>
          </table:table-cell>
          <table:table-cell table:style-name="ce22" table:formula="of:=INDIRECT(&quot;R8C&quot;&amp;COLUMN();0)/INDIRECT(&quot;R&quot;&amp;ROW()&amp;&quot;C6&quot;;0)" office:value-type="float" office:value="1.59059474412172">
            <text:p>1.5906E+00</text:p>
          </table:table-cell>
          <table:table-cell table:style-name="ce22" table:formula="of:=INDIRECT(&quot;R8C&quot;&amp;COLUMN();0)/INDIRECT(&quot;R&quot;&amp;ROW()&amp;&quot;C6&quot;;0)" office:value-type="float" office:value="1.41632088520055">
            <text:p>1.4163E+00</text:p>
          </table:table-cell>
          <table:table-cell table:style-name="ce22" table:formula="of:=INDIRECT(&quot;R8C&quot;&amp;COLUMN();0)/INDIRECT(&quot;R&quot;&amp;ROW()&amp;&quot;C6&quot;;0)" office:value-type="float" office:value="1.26141078838174">
            <text:p>1.2614E+00</text:p>
          </table:table-cell>
          <table:table-cell table:style-name="ce22" table:formula="of:=INDIRECT(&quot;R8C&quot;&amp;COLUMN();0)/INDIRECT(&quot;R&quot;&amp;ROW()&amp;&quot;C6&quot;;0)" office:value-type="float" office:value="1.12309820193638">
            <text:p>1.1231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733056708161">
            <text:p>8.9073E-01</text:p>
          </table:table-cell>
          <table:table-cell table:style-name="ce22" table:formula="of:=INDIRECT(&quot;R8C&quot;&amp;COLUMN();0)/INDIRECT(&quot;R&quot;&amp;ROW()&amp;&quot;C6&quot;;0)" office:value-type="float" office:value="0.79253112033195">
            <text:p>7.9253E-01</text:p>
          </table:table-cell>
          <table:table-cell table:style-name="ce22" table:formula="of:=INDIRECT(&quot;R8C&quot;&amp;COLUMN();0)/INDIRECT(&quot;R&quot;&amp;ROW()&amp;&quot;C6&quot;;0)" office:value-type="float" office:value="0.706777316735823">
            <text:p>7.0678E-01</text:p>
          </table:table-cell>
          <table:table-cell table:style-name="ce22" table:formula="of:=INDIRECT(&quot;R8C&quot;&amp;COLUMN();0)/INDIRECT(&quot;R&quot;&amp;ROW()&amp;&quot;C6&quot;;0)" office:value-type="float" office:value="0.629322268326418">
            <text:p>6.2932E-01</text:p>
          </table:table-cell>
          <table:table-cell table:style-name="ce22" table:formula="of:=INDIRECT(&quot;R8C&quot;&amp;COLUMN();0)/INDIRECT(&quot;R&quot;&amp;ROW()&amp;&quot;C6&quot;;0)" office:value-type="float" office:value="0.560165975103734">
            <text:p>5.6017E-01</text:p>
          </table:table-cell>
          <table:table-cell table:style-name="ce22" table:formula="of:=INDIRECT(&quot;R8C&quot;&amp;COLUMN();0)/INDIRECT(&quot;R&quot;&amp;ROW()&amp;&quot;C6&quot;;0)" office:value-type="float" office:value="0.499308437067773">
            <text:p>4.9931E-01</text:p>
          </table:table-cell>
          <table:table-cell table:style-name="ce22" table:formula="of:=INDIRECT(&quot;R8C&quot;&amp;COLUMN();0)/INDIRECT(&quot;R&quot;&amp;ROW()&amp;&quot;C6&quot;;0)" office:value-type="float" office:value="0.443983402489627">
            <text:p>4.4398E-01</text:p>
          </table:table-cell>
          <table:table-cell table:style-name="ce22" table:formula="of:=INDIRECT(&quot;R8C&quot;&amp;COLUMN();0)/INDIRECT(&quot;R&quot;&amp;ROW()&amp;&quot;C6&quot;;0)" office:value-type="float" office:value="0.395573997233748">
            <text:p>3.9557E-01</text:p>
          </table:table-cell>
          <table:table-cell table:style-name="ce22" table:formula="of:=INDIRECT(&quot;R8C&quot;&amp;COLUMN();0)/INDIRECT(&quot;R&quot;&amp;ROW()&amp;&quot;C6&quot;;0)" office:value-type="float" office:value="0.352697095435685">
            <text:p>3.5270E-01</text:p>
          </table:table-cell>
          <table:table-cell table:style-name="ce22" table:formula="of:=INDIRECT(&quot;R8C&quot;&amp;COLUMN();0)/INDIRECT(&quot;R&quot;&amp;ROW()&amp;&quot;C6&quot;;0)" office:value-type="float" office:value="0.313969571230982">
            <text:p>3.1397E-01</text:p>
          </table:table-cell>
          <table:table-cell table:style-name="ce22" table:formula="of:=INDIRECT(&quot;R8C&quot;&amp;COLUMN();0)/INDIRECT(&quot;R&quot;&amp;ROW()&amp;&quot;C6&quot;;0)" office:value-type="float" office:value="0.27939142461964">
            <text:p>2.7939E-01</text:p>
          </table:table-cell>
          <table:table-cell table:style-name="ce22" table:formula="of:=INDIRECT(&quot;R8C&quot;&amp;COLUMN();0)/INDIRECT(&quot;R&quot;&amp;ROW()&amp;&quot;C6&quot;;0)" office:value-type="float" office:value="0.24896265560166">
            <text:p>2.4896E-01</text:p>
          </table:table-cell>
          <table:table-cell table:style-name="ce22" table:formula="of:=INDIRECT(&quot;R8C&quot;&amp;COLUMN();0)/INDIRECT(&quot;R&quot;&amp;ROW()&amp;&quot;C6&quot;;0)" office:value-type="float" office:value="0.221300138312586">
            <text:p>2.2130E-01</text:p>
          </table:table-cell>
          <table:table-cell table:style-name="ce22" table:formula="of:=INDIRECT(&quot;R8C&quot;&amp;COLUMN();0)/INDIRECT(&quot;R&quot;&amp;ROW()&amp;&quot;C6&quot;;0)" office:value-type="float" office:value="0.197786998616874">
            <text:p>1.9779E-01</text:p>
          </table:table-cell>
          <table:table-cell table:style-name="ce22" table:formula="of:=INDIRECT(&quot;R8C&quot;&amp;COLUMN();0)/INDIRECT(&quot;R&quot;&amp;ROW()&amp;&quot;C6&quot;;0)" office:value-type="float" office:value="0.175656984785616">
            <text:p>1.7566E-01</text:p>
          </table:table-cell>
          <table:table-cell table:style-name="ce22" table:formula="of:=INDIRECT(&quot;R8C&quot;&amp;COLUMN();0)/INDIRECT(&quot;R&quot;&amp;ROW()&amp;&quot;C6&quot;;0)" office:value-type="float" office:value="0.156293222683264">
            <text:p>1.5629E-01</text:p>
          </table:table-cell>
          <table:table-cell table:style-name="ce22" table:formula="of:=INDIRECT(&quot;R8C&quot;&amp;COLUMN();0)/INDIRECT(&quot;R&quot;&amp;ROW()&amp;&quot;C6&quot;;0)" office:value-type="float" office:value="0.13969571230982">
            <text:p>1.3970E-01</text:p>
          </table:table-cell>
          <table:table-cell table:style-name="ce22" table:formula="of:=INDIRECT(&quot;R8C&quot;&amp;COLUMN();0)/INDIRECT(&quot;R&quot;&amp;ROW()&amp;&quot;C6&quot;;0)" office:value-type="float" office:value="0.124066390041494">
            <text:p>1.2407E-01</text:p>
          </table:table-cell>
          <table:table-cell table:style-name="ce22" table:formula="of:=INDIRECT(&quot;R8C&quot;&amp;COLUMN();0)/INDIRECT(&quot;R&quot;&amp;ROW()&amp;&quot;C6&quot;;0)" office:value-type="float" office:value="0.110511756569848">
            <text:p>1.1051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3])+1" office:value-type="float" office:value="45">
            <text:p>45</text:p>
          </table:table-cell>
          <table:table-cell table:style-name="ce7" office:value-type="float" office:value="22">
            <text:p>22</text:p>
          </table:table-cell>
          <table:table-cell table:style-name="ce11" office:value-type="float" office:value="0.0253">
            <text:p>0.0253</text:p>
          </table:table-cell>
          <table:table-cell table:style-name="ce12" office:value-type="float" office:value="0.644">
            <text:p>0.6440</text:p>
          </table:table-cell>
          <table:table-cell table:style-name="ce14" table:formula="of:=[.D54]/2" office:value-type="float" office:value="0.322">
            <text:p>0.3220</text:p>
          </table:table-cell>
          <table:table-cell table:style-name="ce16" table:formula="of:=pi*[.D54]" office:value-type="float" office:value="2.02318566891182">
            <text:p>2.0232</text:p>
          </table:table-cell>
          <table:table-cell table:style-name="ce19"/>
          <table:table-cell table:style-name="ce22" table:formula="of:=INDIRECT(&quot;R8C&quot;&amp;COLUMN();0)/INDIRECT(&quot;R&quot;&amp;ROW()&amp;&quot;C6&quot;;0)" office:value-type="float" office:value="118.32298136646">
            <text:p>1.1832E+02</text:p>
          </table:table-cell>
          <table:table-cell table:style-name="ce22" table:formula="of:=INDIRECT(&quot;R8C&quot;&amp;COLUMN();0)/INDIRECT(&quot;R&quot;&amp;ROW()&amp;&quot;C6&quot;;0)" office:value-type="float" office:value="98.6024844720497">
            <text:p>9.8602E+01</text:p>
          </table:table-cell>
          <table:table-cell table:style-name="ce22" table:formula="of:=INDIRECT(&quot;R8C&quot;&amp;COLUMN();0)/INDIRECT(&quot;R&quot;&amp;ROW()&amp;&quot;C6&quot;;0)" office:value-type="float" office:value="88.7422360248447">
            <text:p>8.8742E+01</text:p>
          </table:table-cell>
          <table:table-cell table:style-name="ce22" table:formula="of:=INDIRECT(&quot;R8C&quot;&amp;COLUMN();0)/INDIRECT(&quot;R&quot;&amp;ROW()&amp;&quot;C6&quot;;0)" office:value-type="float" office:value="78.8819875776397">
            <text:p>7.8882E+01</text:p>
          </table:table-cell>
          <table:table-cell table:style-name="ce22" table:formula="of:=INDIRECT(&quot;R8C&quot;&amp;COLUMN();0)/INDIRECT(&quot;R&quot;&amp;ROW()&amp;&quot;C6&quot;;0)" office:value-type="float" office:value="69.0217391304348">
            <text:p>6.9022E+01</text:p>
          </table:table-cell>
          <table:table-cell table:style-name="ce22" table:formula="of:=INDIRECT(&quot;R8C&quot;&amp;COLUMN();0)/INDIRECT(&quot;R&quot;&amp;ROW()&amp;&quot;C6&quot;;0)" office:value-type="float" office:value="64.0916149068323">
            <text:p>6.4092E+01</text:p>
          </table:table-cell>
          <table:table-cell table:style-name="ce22" table:formula="of:=INDIRECT(&quot;R8C&quot;&amp;COLUMN();0)/INDIRECT(&quot;R&quot;&amp;ROW()&amp;&quot;C6&quot;;0)" office:value-type="float" office:value="59.1614906832298">
            <text:p>5.9161E+01</text:p>
          </table:table-cell>
          <table:table-cell table:style-name="ce22" table:formula="of:=INDIRECT(&quot;R8C&quot;&amp;COLUMN();0)/INDIRECT(&quot;R&quot;&amp;ROW()&amp;&quot;C6&quot;;0)" office:value-type="float" office:value="54.2313664596273">
            <text:p>5.4231E+01</text:p>
          </table:table-cell>
          <table:table-cell table:style-name="ce22" table:formula="of:=INDIRECT(&quot;R8C&quot;&amp;COLUMN();0)/INDIRECT(&quot;R&quot;&amp;ROW()&amp;&quot;C6&quot;;0)" office:value-type="float" office:value="49.3012422360248">
            <text:p>4.9301E+01</text:p>
          </table:table-cell>
          <table:table-cell table:style-name="ce22" table:formula="of:=INDIRECT(&quot;R8C&quot;&amp;COLUMN();0)/INDIRECT(&quot;R&quot;&amp;ROW()&amp;&quot;C6&quot;;0)" office:value-type="float" office:value="39.4409937888199">
            <text:p>3.9441E+01</text:p>
          </table:table-cell>
          <table:table-cell table:style-name="ce22" table:formula="of:=INDIRECT(&quot;R8C&quot;&amp;COLUMN();0)/INDIRECT(&quot;R&quot;&amp;ROW()&amp;&quot;C6&quot;;0)" office:value-type="float" office:value="34.5108695652174">
            <text:p>3.4511E+01</text:p>
          </table:table-cell>
          <table:table-cell table:style-name="ce22" table:formula="of:=INDIRECT(&quot;R8C&quot;&amp;COLUMN();0)/INDIRECT(&quot;R&quot;&amp;ROW()&amp;&quot;C6&quot;;0)" office:value-type="float" office:value="32.0458074534161">
            <text:p>3.2046E+01</text:p>
          </table:table-cell>
          <table:table-cell table:style-name="ce22" table:formula="of:=INDIRECT(&quot;R8C&quot;&amp;COLUMN();0)/INDIRECT(&quot;R&quot;&amp;ROW()&amp;&quot;C6&quot;;0)" office:value-type="float" office:value="29.5807453416149">
            <text:p>2.9581E+01</text:p>
          </table:table-cell>
          <table:table-cell table:style-name="ce22" table:formula="of:=INDIRECT(&quot;R8C&quot;&amp;COLUMN();0)/INDIRECT(&quot;R&quot;&amp;ROW()&amp;&quot;C6&quot;;0)" office:value-type="float" office:value="24.6506211180124">
            <text:p>2.4651E+01</text:p>
          </table:table-cell>
          <table:table-cell table:style-name="ce22" table:formula="of:=INDIRECT(&quot;R8C&quot;&amp;COLUMN();0)/INDIRECT(&quot;R&quot;&amp;ROW()&amp;&quot;C6&quot;;0)" office:value-type="float" office:value="19.7204968944099">
            <text:p>1.9720E+01</text:p>
          </table:table-cell>
          <table:table-cell table:style-name="ce22" table:formula="of:=INDIRECT(&quot;R8C&quot;&amp;COLUMN();0)/INDIRECT(&quot;R&quot;&amp;ROW()&amp;&quot;C6&quot;;0)" office:value-type="float" office:value="18.1428571428571">
            <text:p>1.8143E+01</text:p>
          </table:table-cell>
          <table:table-cell table:style-name="ce22" table:formula="of:=INDIRECT(&quot;R8C&quot;&amp;COLUMN();0)/INDIRECT(&quot;R&quot;&amp;ROW()&amp;&quot;C6&quot;;0)" office:value-type="float" office:value="16.1552795031056">
            <text:p>1.6155E+01</text:p>
          </table:table-cell>
          <table:table-cell table:style-name="ce22" table:formula="of:=INDIRECT(&quot;R8C&quot;&amp;COLUMN();0)/INDIRECT(&quot;R&quot;&amp;ROW()&amp;&quot;C6&quot;;0)" office:value-type="float" office:value="14.7903726708075">
            <text:p>1.4790E+01</text:p>
          </table:table-cell>
          <table:table-cell table:style-name="ce22" table:formula="of:=INDIRECT(&quot;R8C&quot;&amp;COLUMN();0)/INDIRECT(&quot;R&quot;&amp;ROW()&amp;&quot;C6&quot;;0)" office:value-type="float" office:value="14.388198757764">
            <text:p>1.4388E+01</text:p>
          </table:table-cell>
          <table:table-cell table:style-name="ce22" table:formula="of:=INDIRECT(&quot;R8C&quot;&amp;COLUMN();0)/INDIRECT(&quot;R&quot;&amp;ROW()&amp;&quot;C6&quot;;0)" office:value-type="float" office:value="12.8136645962733">
            <text:p>1.2814E+01</text:p>
          </table:table-cell>
          <table:table-cell table:style-name="ce22" table:formula="of:=INDIRECT(&quot;R8C&quot;&amp;COLUMN();0)/INDIRECT(&quot;R&quot;&amp;ROW()&amp;&quot;C6&quot;;0)" office:value-type="float" office:value="12.3253105590062">
            <text:p>1.2325E+01</text:p>
          </table:table-cell>
          <table:table-cell table:style-name="ce22" table:formula="of:=INDIRECT(&quot;R8C&quot;&amp;COLUMN();0)/INDIRECT(&quot;R&quot;&amp;ROW()&amp;&quot;C6&quot;;0)" office:value-type="float" office:value="11.4099378881988">
            <text:p>1.1410E+01</text:p>
          </table:table-cell>
          <table:table-cell table:style-name="ce22" table:formula="of:=INDIRECT(&quot;R8C&quot;&amp;COLUMN();0)/INDIRECT(&quot;R&quot;&amp;ROW()&amp;&quot;C6&quot;;0)" office:value-type="float" office:value="10.1614906832298">
            <text:p>1.0161E+01</text:p>
          </table:table-cell>
          <table:table-cell table:style-name="ce22" table:formula="of:=INDIRECT(&quot;R8C&quot;&amp;COLUMN();0)/INDIRECT(&quot;R&quot;&amp;ROW()&amp;&quot;C6&quot;;0)" office:value-type="float" office:value="9.86024844720497">
            <text:p>9.8602E+00</text:p>
          </table:table-cell>
          <table:table-cell table:style-name="ce22" table:formula="of:=INDIRECT(&quot;R8C&quot;&amp;COLUMN();0)/INDIRECT(&quot;R&quot;&amp;ROW()&amp;&quot;C6&quot;;0)" office:value-type="float" office:value="9.04813664596273">
            <text:p>9.0481E+00</text:p>
          </table:table-cell>
          <table:table-cell table:style-name="ce22" table:formula="of:=INDIRECT(&quot;R8C&quot;&amp;COLUMN();0)/INDIRECT(&quot;R&quot;&amp;ROW()&amp;&quot;C6&quot;;0)" office:value-type="float" office:value="8.05745341614907">
            <text:p>8.0575E+00</text:p>
          </table:table-cell>
          <table:table-cell table:style-name="ce22" table:formula="of:=INDIRECT(&quot;R8C&quot;&amp;COLUMN();0)/INDIRECT(&quot;R&quot;&amp;ROW()&amp;&quot;C6&quot;;0)" office:value-type="float" office:value="7.39518633540373">
            <text:p>7.3952E+00</text:p>
          </table:table-cell>
          <table:table-cell table:style-name="ce22" table:formula="of:=INDIRECT(&quot;R8C&quot;&amp;COLUMN();0)/INDIRECT(&quot;R&quot;&amp;ROW()&amp;&quot;C6&quot;;0)" office:value-type="float" office:value="7.17546583850932">
            <text:p>7.1755E+00</text:p>
          </table:table-cell>
          <table:table-cell table:style-name="ce22" table:formula="of:=INDIRECT(&quot;R8C&quot;&amp;COLUMN();0)/INDIRECT(&quot;R&quot;&amp;ROW()&amp;&quot;C6&quot;;0)" office:value-type="float" office:value="6.38975155279503">
            <text:p>6.3898E+00</text:p>
          </table:table-cell>
          <table:table-cell table:style-name="ce22" table:formula="of:=INDIRECT(&quot;R8C&quot;&amp;COLUMN();0)/INDIRECT(&quot;R&quot;&amp;ROW()&amp;&quot;C6&quot;;0)" office:value-type="float" office:value="5.69099378881988">
            <text:p>5.6910E+00</text:p>
          </table:table-cell>
          <table:table-cell table:style-name="ce22" table:formula="of:=INDIRECT(&quot;R8C&quot;&amp;COLUMN();0)/INDIRECT(&quot;R&quot;&amp;ROW()&amp;&quot;C6&quot;;0)" office:value-type="float" office:value="5.06832298136646">
            <text:p>5.0683E+00</text:p>
          </table:table-cell>
          <table:table-cell table:style-name="ce22" table:formula="of:=INDIRECT(&quot;R8C&quot;&amp;COLUMN();0)/INDIRECT(&quot;R&quot;&amp;ROW()&amp;&quot;C6&quot;;0)" office:value-type="float" office:value="4.51242236024845">
            <text:p>4.5124E+00</text:p>
          </table:table-cell>
          <table:table-cell table:style-name="ce22" table:formula="of:=INDIRECT(&quot;R8C&quot;&amp;COLUMN();0)/INDIRECT(&quot;R&quot;&amp;ROW()&amp;&quot;C6&quot;;0)" office:value-type="float" office:value="4.01863354037267">
            <text:p>4.0186E+00</text:p>
          </table:table-cell>
          <table:table-cell table:style-name="ce22" table:formula="of:=INDIRECT(&quot;R8C&quot;&amp;COLUMN();0)/INDIRECT(&quot;R&quot;&amp;ROW()&amp;&quot;C6&quot;;0)" office:value-type="float" office:value="3.57919254658385">
            <text:p>3.5792E+00</text:p>
          </table:table-cell>
          <table:table-cell table:style-name="ce22" table:formula="of:=INDIRECT(&quot;R8C&quot;&amp;COLUMN();0)/INDIRECT(&quot;R&quot;&amp;ROW()&amp;&quot;C6&quot;;0)" office:value-type="float" office:value="3.18788819875776">
            <text:p>3.1879E+00</text:p>
          </table:table-cell>
          <table:table-cell table:style-name="ce22" table:formula="of:=INDIRECT(&quot;R8C&quot;&amp;COLUMN();0)/INDIRECT(&quot;R&quot;&amp;ROW()&amp;&quot;C6&quot;;0)" office:value-type="float" office:value="2.83850931677019">
            <text:p>2.8385E+00</text:p>
          </table:table-cell>
          <table:table-cell table:style-name="ce22" table:formula="of:=INDIRECT(&quot;R8C&quot;&amp;COLUMN();0)/INDIRECT(&quot;R&quot;&amp;ROW()&amp;&quot;C6&quot;;0)" office:value-type="float" office:value="2.52795031055901">
            <text:p>2.5280E+00</text:p>
          </table:table-cell>
          <table:table-cell table:style-name="ce22" table:formula="of:=INDIRECT(&quot;R8C&quot;&amp;COLUMN();0)/INDIRECT(&quot;R&quot;&amp;ROW()&amp;&quot;C6&quot;;0)" office:value-type="float" office:value="2.25155279503106">
            <text:p>2.2516E+00</text:p>
          </table:table-cell>
          <table:table-cell table:style-name="ce22" table:formula="of:=INDIRECT(&quot;R8C&quot;&amp;COLUMN();0)/INDIRECT(&quot;R&quot;&amp;ROW()&amp;&quot;C6&quot;;0)" office:value-type="float" office:value="2.00465838509317">
            <text:p>2.0047E+00</text:p>
          </table:table-cell>
          <table:table-cell table:style-name="ce22" table:formula="of:=INDIRECT(&quot;R8C&quot;&amp;COLUMN();0)/INDIRECT(&quot;R&quot;&amp;ROW()&amp;&quot;C6&quot;;0)" office:value-type="float" office:value="1.78571428571429">
            <text:p>1.7857E+00</text:p>
          </table:table-cell>
          <table:table-cell table:style-name="ce22" table:formula="of:=INDIRECT(&quot;R8C&quot;&amp;COLUMN();0)/INDIRECT(&quot;R&quot;&amp;ROW()&amp;&quot;C6&quot;;0)" office:value-type="float" office:value="1.59006211180124">
            <text:p>1.5901E+00</text:p>
          </table:table-cell>
          <table:table-cell table:style-name="ce22" table:formula="of:=INDIRECT(&quot;R8C&quot;&amp;COLUMN();0)/INDIRECT(&quot;R&quot;&amp;ROW()&amp;&quot;C6&quot;;0)" office:value-type="float" office:value="1.41614906832298">
            <text:p>1.4161E+00</text:p>
          </table:table-cell>
          <table:table-cell table:style-name="ce22" table:formula="of:=INDIRECT(&quot;R8C&quot;&amp;COLUMN();0)/INDIRECT(&quot;R&quot;&amp;ROW()&amp;&quot;C6&quot;;0)" office:value-type="float" office:value="1.26086956521739">
            <text:p>1.2609E+00</text:p>
          </table:table-cell>
          <table:table-cell table:style-name="ce22" table:formula="of:=INDIRECT(&quot;R8C&quot;&amp;COLUMN();0)/INDIRECT(&quot;R&quot;&amp;ROW()&amp;&quot;C6&quot;;0)" office:value-type="float" office:value="1.12267080745342">
            <text:p>1.1227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9751552795031">
            <text:p>8.8975E-01</text:p>
          </table:table-cell>
          <table:table-cell table:style-name="ce22" table:formula="of:=INDIRECT(&quot;R8C&quot;&amp;COLUMN();0)/INDIRECT(&quot;R&quot;&amp;ROW()&amp;&quot;C6&quot;;0)" office:value-type="float" office:value="0.793478260869565">
            <text:p>7.9348E-01</text:p>
          </table:table-cell>
          <table:table-cell table:style-name="ce22" table:formula="of:=INDIRECT(&quot;R8C&quot;&amp;COLUMN();0)/INDIRECT(&quot;R&quot;&amp;ROW()&amp;&quot;C6&quot;;0)" office:value-type="float" office:value="0.706521739130435">
            <text:p>7.0652E-01</text:p>
          </table:table-cell>
          <table:table-cell table:style-name="ce22" table:formula="of:=INDIRECT(&quot;R8C&quot;&amp;COLUMN();0)/INDIRECT(&quot;R&quot;&amp;ROW()&amp;&quot;C6&quot;;0)" office:value-type="float" office:value="0.62888198757764">
            <text:p>6.2888E-01</text:p>
          </table:table-cell>
          <table:table-cell table:style-name="ce22" table:formula="of:=INDIRECT(&quot;R8C&quot;&amp;COLUMN();0)/INDIRECT(&quot;R&quot;&amp;ROW()&amp;&quot;C6&quot;;0)" office:value-type="float" office:value="0.56055900621118">
            <text:p>5.6056E-01</text:p>
          </table:table-cell>
          <table:table-cell table:style-name="ce22" table:formula="of:=INDIRECT(&quot;R8C&quot;&amp;COLUMN();0)/INDIRECT(&quot;R&quot;&amp;ROW()&amp;&quot;C6&quot;;0)" office:value-type="float" office:value="0.498447204968944">
            <text:p>4.9845E-01</text:p>
          </table:table-cell>
          <table:table-cell table:style-name="ce22" table:formula="of:=INDIRECT(&quot;R8C&quot;&amp;COLUMN();0)/INDIRECT(&quot;R&quot;&amp;ROW()&amp;&quot;C6&quot;;0)" office:value-type="float" office:value="0.444099378881988">
            <text:p>4.4410E-01</text:p>
          </table:table-cell>
          <table:table-cell table:style-name="ce22" table:formula="of:=INDIRECT(&quot;R8C&quot;&amp;COLUMN();0)/INDIRECT(&quot;R&quot;&amp;ROW()&amp;&quot;C6&quot;;0)" office:value-type="float" office:value="0.395962732919255">
            <text:p>3.9596E-01</text:p>
          </table:table-cell>
          <table:table-cell table:style-name="ce22" table:formula="of:=INDIRECT(&quot;R8C&quot;&amp;COLUMN();0)/INDIRECT(&quot;R&quot;&amp;ROW()&amp;&quot;C6&quot;;0)" office:value-type="float" office:value="0.352484472049689">
            <text:p>3.5248E-01</text:p>
          </table:table-cell>
          <table:table-cell table:style-name="ce22" table:formula="of:=INDIRECT(&quot;R8C&quot;&amp;COLUMN();0)/INDIRECT(&quot;R&quot;&amp;ROW()&amp;&quot;C6&quot;;0)" office:value-type="float" office:value="0.313664596273292">
            <text:p>3.1366E-01</text:p>
          </table:table-cell>
          <table:table-cell table:style-name="ce22" table:formula="of:=INDIRECT(&quot;R8C&quot;&amp;COLUMN();0)/INDIRECT(&quot;R&quot;&amp;ROW()&amp;&quot;C6&quot;;0)" office:value-type="float" office:value="0.279503105590062">
            <text:p>2.7950E-01</text:p>
          </table:table-cell>
          <table:table-cell table:style-name="ce22" table:formula="of:=INDIRECT(&quot;R8C&quot;&amp;COLUMN();0)/INDIRECT(&quot;R&quot;&amp;ROW()&amp;&quot;C6&quot;;0)" office:value-type="float" office:value="0.248447204968944">
            <text:p>2.4845E-01</text:p>
          </table:table-cell>
          <table:table-cell table:style-name="ce22" table:formula="of:=INDIRECT(&quot;R8C&quot;&amp;COLUMN();0)/INDIRECT(&quot;R&quot;&amp;ROW()&amp;&quot;C6&quot;;0)" office:value-type="float" office:value="0.222049689440994">
            <text:p>2.2205E-01</text:p>
          </table:table-cell>
          <table:table-cell table:style-name="ce22" table:formula="of:=INDIRECT(&quot;R8C&quot;&amp;COLUMN();0)/INDIRECT(&quot;R&quot;&amp;ROW()&amp;&quot;C6&quot;;0)" office:value-type="float" office:value="0.197204968944099">
            <text:p>1.9720E-01</text:p>
          </table:table-cell>
          <table:table-cell table:style-name="ce22" table:formula="of:=INDIRECT(&quot;R8C&quot;&amp;COLUMN();0)/INDIRECT(&quot;R&quot;&amp;ROW()&amp;&quot;C6&quot;;0)" office:value-type="float" office:value="0.175465838509317">
            <text:p>1.7547E-01</text:p>
          </table:table-cell>
          <table:table-cell table:style-name="ce22" table:formula="of:=INDIRECT(&quot;R8C&quot;&amp;COLUMN();0)/INDIRECT(&quot;R&quot;&amp;ROW()&amp;&quot;C6&quot;;0)" office:value-type="float" office:value="0.156832298136646">
            <text:p>1.5683E-01</text:p>
          </table:table-cell>
          <table:table-cell table:style-name="ce22" table:formula="of:=INDIRECT(&quot;R8C&quot;&amp;COLUMN();0)/INDIRECT(&quot;R&quot;&amp;ROW()&amp;&quot;C6&quot;;0)" office:value-type="float" office:value="0.139285714285714">
            <text:p>1.3929E-01</text:p>
          </table:table-cell>
          <table:table-cell table:style-name="ce22" table:formula="of:=INDIRECT(&quot;R8C&quot;&amp;COLUMN();0)/INDIRECT(&quot;R&quot;&amp;ROW()&amp;&quot;C6&quot;;0)" office:value-type="float" office:value="0.124068322981366">
            <text:p>1.2407E-01</text:p>
          </table:table-cell>
          <table:table-cell table:style-name="ce19" table:number-columns-repeated="954"/>
        </table:table-row>
        <table:table-row table:style-name="ro3">
          <table:table-cell table:style-name="ce1" table:formula="of:=SUM([.A54])+1" office:value-type="float" office:value="46">
            <text:p>46</text:p>
          </table:table-cell>
          <table:table-cell table:style-name="ce6" office:value-type="float" office:value="23">
            <text:p>23</text:p>
          </table:table-cell>
          <table:table-cell table:style-name="ce9" office:value-type="float" office:value="0.0226">
            <text:p>0.0226</text:p>
          </table:table-cell>
          <table:table-cell table:style-name="ce13" office:value-type="float" office:value="0.573">
            <text:p>0.5730</text:p>
          </table:table-cell>
          <table:table-cell table:style-name="ce14" table:formula="of:=[.D55]/2" office:value-type="float" office:value="0.2865">
            <text:p>0.2865</text:p>
          </table:table-cell>
          <table:table-cell table:style-name="ce16" table:formula="of:=pi*[.D55]" office:value-type="float" office:value="1.80013259050695">
            <text:p>1.800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32.984293193717">
            <text:p>1.3298E+02</text:p>
          </table:table-cell>
          <table:table-cell table:style-name="ce22" table:formula="of:=INDIRECT(&quot;R8C&quot;&amp;COLUMN();0)/INDIRECT(&quot;R&quot;&amp;ROW()&amp;&quot;C6&quot;;0)" office:value-type="float" office:value="110.820244328098">
            <text:p>1.1082E+02</text:p>
          </table:table-cell>
          <table:table-cell table:style-name="ce22" table:formula="of:=INDIRECT(&quot;R8C&quot;&amp;COLUMN();0)/INDIRECT(&quot;R&quot;&amp;ROW()&amp;&quot;C6&quot;;0)" office:value-type="float" office:value="99.738219895288">
            <text:p>9.9738E+01</text:p>
          </table:table-cell>
          <table:table-cell table:style-name="ce22" table:formula="of:=INDIRECT(&quot;R8C&quot;&amp;COLUMN();0)/INDIRECT(&quot;R&quot;&amp;ROW()&amp;&quot;C6&quot;;0)" office:value-type="float" office:value="88.6561954624782">
            <text:p>8.8656E+01</text:p>
          </table:table-cell>
          <table:table-cell table:style-name="ce22" table:formula="of:=INDIRECT(&quot;R8C&quot;&amp;COLUMN();0)/INDIRECT(&quot;R&quot;&amp;ROW()&amp;&quot;C6&quot;;0)" office:value-type="float" office:value="77.5741710296684">
            <text:p>7.7574E+01</text:p>
          </table:table-cell>
          <table:table-cell table:style-name="ce22" table:formula="of:=INDIRECT(&quot;R8C&quot;&amp;COLUMN();0)/INDIRECT(&quot;R&quot;&amp;ROW()&amp;&quot;C6&quot;;0)" office:value-type="float" office:value="72.0331588132635">
            <text:p>7.2033E+01</text:p>
          </table:table-cell>
          <table:table-cell table:style-name="ce22" table:formula="of:=INDIRECT(&quot;R8C&quot;&amp;COLUMN();0)/INDIRECT(&quot;R&quot;&amp;ROW()&amp;&quot;C6&quot;;0)" office:value-type="float" office:value="66.4921465968586">
            <text:p>6.6492E+01</text:p>
          </table:table-cell>
          <table:table-cell table:style-name="ce22" table:formula="of:=INDIRECT(&quot;R8C&quot;&amp;COLUMN();0)/INDIRECT(&quot;R&quot;&amp;ROW()&amp;&quot;C6&quot;;0)" office:value-type="float" office:value="60.9511343804537">
            <text:p>6.0951E+01</text:p>
          </table:table-cell>
          <table:table-cell table:style-name="ce22" table:formula="of:=INDIRECT(&quot;R8C&quot;&amp;COLUMN();0)/INDIRECT(&quot;R&quot;&amp;ROW()&amp;&quot;C6&quot;;0)" office:value-type="float" office:value="55.4101221640489">
            <text:p>5.5410E+01</text:p>
          </table:table-cell>
          <table:table-cell table:style-name="ce22" table:formula="of:=INDIRECT(&quot;R8C&quot;&amp;COLUMN();0)/INDIRECT(&quot;R&quot;&amp;ROW()&amp;&quot;C6&quot;;0)" office:value-type="float" office:value="44.3280977312391">
            <text:p>4.4328E+01</text:p>
          </table:table-cell>
          <table:table-cell table:style-name="ce22" table:formula="of:=INDIRECT(&quot;R8C&quot;&amp;COLUMN();0)/INDIRECT(&quot;R&quot;&amp;ROW()&amp;&quot;C6&quot;;0)" office:value-type="float" office:value="38.7870855148342">
            <text:p>3.8787E+01</text:p>
          </table:table-cell>
          <table:table-cell table:style-name="ce22" table:formula="of:=INDIRECT(&quot;R8C&quot;&amp;COLUMN();0)/INDIRECT(&quot;R&quot;&amp;ROW()&amp;&quot;C6&quot;;0)" office:value-type="float" office:value="36.0165794066318">
            <text:p>3.6017E+01</text:p>
          </table:table-cell>
          <table:table-cell table:style-name="ce22" table:formula="of:=INDIRECT(&quot;R8C&quot;&amp;COLUMN();0)/INDIRECT(&quot;R&quot;&amp;ROW()&amp;&quot;C6&quot;;0)" office:value-type="float" office:value="33.2460732984293">
            <text:p>3.3246E+01</text:p>
          </table:table-cell>
          <table:table-cell table:style-name="ce22" table:formula="of:=INDIRECT(&quot;R8C&quot;&amp;COLUMN();0)/INDIRECT(&quot;R&quot;&amp;ROW()&amp;&quot;C6&quot;;0)" office:value-type="float" office:value="27.7050610820244">
            <text:p>2.7705E+01</text:p>
          </table:table-cell>
          <table:table-cell table:style-name="ce22" table:formula="of:=INDIRECT(&quot;R8C&quot;&amp;COLUMN();0)/INDIRECT(&quot;R&quot;&amp;ROW()&amp;&quot;C6&quot;;0)" office:value-type="float" office:value="22.1640488656195">
            <text:p>2.2164E+01</text:p>
          </table:table-cell>
          <table:table-cell table:style-name="ce22" table:formula="of:=INDIRECT(&quot;R8C&quot;&amp;COLUMN();0)/INDIRECT(&quot;R&quot;&amp;ROW()&amp;&quot;C6&quot;;0)" office:value-type="float" office:value="20.39092495637">
            <text:p>2.0391E+01</text:p>
          </table:table-cell>
          <table:table-cell table:style-name="ce22" table:formula="of:=INDIRECT(&quot;R8C&quot;&amp;COLUMN();0)/INDIRECT(&quot;R&quot;&amp;ROW()&amp;&quot;C6&quot;;0)" office:value-type="float" office:value="18.1570680628272">
            <text:p>1.8157E+01</text:p>
          </table:table-cell>
          <table:table-cell table:style-name="ce22" table:formula="of:=INDIRECT(&quot;R8C&quot;&amp;COLUMN();0)/INDIRECT(&quot;R&quot;&amp;ROW()&amp;&quot;C6&quot;;0)" office:value-type="float" office:value="16.6230366492147">
            <text:p>1.6623E+01</text:p>
          </table:table-cell>
          <table:table-cell table:style-name="ce22" table:formula="of:=INDIRECT(&quot;R8C&quot;&amp;COLUMN();0)/INDIRECT(&quot;R&quot;&amp;ROW()&amp;&quot;C6&quot;;0)" office:value-type="float" office:value="16.1710296684119">
            <text:p>1.6171E+01</text:p>
          </table:table-cell>
          <table:table-cell table:style-name="ce22" table:formula="of:=INDIRECT(&quot;R8C&quot;&amp;COLUMN();0)/INDIRECT(&quot;R&quot;&amp;ROW()&amp;&quot;C6&quot;;0)" office:value-type="float" office:value="14.4013961605585">
            <text:p>1.4401E+01</text:p>
          </table:table-cell>
          <table:table-cell table:style-name="ce22" table:formula="of:=INDIRECT(&quot;R8C&quot;&amp;COLUMN();0)/INDIRECT(&quot;R&quot;&amp;ROW()&amp;&quot;C6&quot;;0)" office:value-type="float" office:value="13.8525305410122">
            <text:p>1.3853E+01</text:p>
          </table:table-cell>
          <table:table-cell table:style-name="ce22" table:formula="of:=INDIRECT(&quot;R8C&quot;&amp;COLUMN();0)/INDIRECT(&quot;R&quot;&amp;ROW()&amp;&quot;C6&quot;;0)" office:value-type="float" office:value="12.8237347294939">
            <text:p>1.2824E+01</text:p>
          </table:table-cell>
          <table:table-cell table:style-name="ce22" table:formula="of:=INDIRECT(&quot;R8C&quot;&amp;COLUMN();0)/INDIRECT(&quot;R&quot;&amp;ROW()&amp;&quot;C6&quot;;0)" office:value-type="float" office:value="11.4205933682373">
            <text:p>1.1421E+01</text:p>
          </table:table-cell>
          <table:table-cell table:style-name="ce22" table:formula="of:=INDIRECT(&quot;R8C&quot;&amp;COLUMN();0)/INDIRECT(&quot;R&quot;&amp;ROW()&amp;&quot;C6&quot;;0)" office:value-type="float" office:value="11.0820244328098">
            <text:p>1.1082E+01</text:p>
          </table:table-cell>
          <table:table-cell table:style-name="ce22" table:formula="of:=INDIRECT(&quot;R8C&quot;&amp;COLUMN();0)/INDIRECT(&quot;R&quot;&amp;ROW()&amp;&quot;C6&quot;;0)" office:value-type="float" office:value="10.1692844677138">
            <text:p>1.0169E+01</text:p>
          </table:table-cell>
          <table:table-cell table:style-name="ce22" table:formula="of:=INDIRECT(&quot;R8C&quot;&amp;COLUMN();0)/INDIRECT(&quot;R&quot;&amp;ROW()&amp;&quot;C6&quot;;0)" office:value-type="float" office:value="9.05584642233857">
            <text:p>9.0558E+00</text:p>
          </table:table-cell>
          <table:table-cell table:style-name="ce22" table:formula="of:=INDIRECT(&quot;R8C&quot;&amp;COLUMN();0)/INDIRECT(&quot;R&quot;&amp;ROW()&amp;&quot;C6&quot;;0)" office:value-type="float" office:value="8.31151832460733">
            <text:p>8.3115E+00</text:p>
          </table:table-cell>
          <table:table-cell table:style-name="ce22" table:formula="of:=INDIRECT(&quot;R8C&quot;&amp;COLUMN();0)/INDIRECT(&quot;R&quot;&amp;ROW()&amp;&quot;C6&quot;;0)" office:value-type="float" office:value="8.06457242582897">
            <text:p>8.0646E+00</text:p>
          </table:table-cell>
          <table:table-cell table:style-name="ce22" table:formula="of:=INDIRECT(&quot;R8C&quot;&amp;COLUMN();0)/INDIRECT(&quot;R&quot;&amp;ROW()&amp;&quot;C6&quot;;0)" office:value-type="float" office:value="7.18150087260035">
            <text:p>7.1815E+00</text:p>
          </table:table-cell>
          <table:table-cell table:style-name="ce22" table:formula="of:=INDIRECT(&quot;R8C&quot;&amp;COLUMN();0)/INDIRECT(&quot;R&quot;&amp;ROW()&amp;&quot;C6&quot;;0)" office:value-type="float" office:value="6.39616055846422">
            <text:p>6.3962E+00</text:p>
          </table:table-cell>
          <table:table-cell table:style-name="ce22" table:formula="of:=INDIRECT(&quot;R8C&quot;&amp;COLUMN();0)/INDIRECT(&quot;R&quot;&amp;ROW()&amp;&quot;C6&quot;;0)" office:value-type="float" office:value="5.69633507853403">
            <text:p>5.6963E+00</text:p>
          </table:table-cell>
          <table:table-cell table:style-name="ce22" table:formula="of:=INDIRECT(&quot;R8C&quot;&amp;COLUMN();0)/INDIRECT(&quot;R&quot;&amp;ROW()&amp;&quot;C6&quot;;0)" office:value-type="float" office:value="5.07155322862129">
            <text:p>5.0716E+00</text:p>
          </table:table-cell>
          <table:table-cell table:style-name="ce22" table:formula="of:=INDIRECT(&quot;R8C&quot;&amp;COLUMN();0)/INDIRECT(&quot;R&quot;&amp;ROW()&amp;&quot;C6&quot;;0)" office:value-type="float" office:value="4.51657940663176">
            <text:p>4.5166E+00</text:p>
          </table:table-cell>
          <table:table-cell table:style-name="ce22" table:formula="of:=INDIRECT(&quot;R8C&quot;&amp;COLUMN();0)/INDIRECT(&quot;R&quot;&amp;ROW()&amp;&quot;C6&quot;;0)" office:value-type="float" office:value="4.02268760907504">
            <text:p>4.0227E+00</text:p>
          </table:table-cell>
          <table:table-cell table:style-name="ce22" table:formula="of:=INDIRECT(&quot;R8C&quot;&amp;COLUMN();0)/INDIRECT(&quot;R&quot;&amp;ROW()&amp;&quot;C6&quot;;0)" office:value-type="float" office:value="3.58289703315881">
            <text:p>3.5829E+00</text:p>
          </table:table-cell>
          <table:table-cell table:style-name="ce22" table:formula="of:=INDIRECT(&quot;R8C&quot;&amp;COLUMN();0)/INDIRECT(&quot;R&quot;&amp;ROW()&amp;&quot;C6&quot;;0)" office:value-type="float" office:value="3.19022687609075">
            <text:p>3.1902E+00</text:p>
          </table:table-cell>
          <table:table-cell table:style-name="ce22" table:formula="of:=INDIRECT(&quot;R8C&quot;&amp;COLUMN();0)/INDIRECT(&quot;R&quot;&amp;ROW()&amp;&quot;C6&quot;;0)" office:value-type="float" office:value="2.84118673647469">
            <text:p>2.8412E+00</text:p>
          </table:table-cell>
          <table:table-cell table:style-name="ce22" table:formula="of:=INDIRECT(&quot;R8C&quot;&amp;COLUMN();0)/INDIRECT(&quot;R&quot;&amp;ROW()&amp;&quot;C6&quot;;0)" office:value-type="float" office:value="2.5305410122164">
            <text:p>2.5305E+00</text:p>
          </table:table-cell>
          <table:table-cell table:style-name="ce22" table:formula="of:=INDIRECT(&quot;R8C&quot;&amp;COLUMN();0)/INDIRECT(&quot;R&quot;&amp;ROW()&amp;&quot;C6&quot;;0)" office:value-type="float" office:value="2.25305410122164">
            <text:p>2.2531E+00</text:p>
          </table:table-cell>
          <table:table-cell table:style-name="ce22" table:formula="of:=INDIRECT(&quot;R8C&quot;&amp;COLUMN();0)/INDIRECT(&quot;R&quot;&amp;ROW()&amp;&quot;C6&quot;;0)" office:value-type="float" office:value="2.00698080279232">
            <text:p>2.0070E+00</text:p>
          </table:table-cell>
          <table:table-cell table:style-name="ce22" table:formula="of:=INDIRECT(&quot;R8C&quot;&amp;COLUMN();0)/INDIRECT(&quot;R&quot;&amp;ROW()&amp;&quot;C6&quot;;0)" office:value-type="float" office:value="1.78708551483421">
            <text:p>1.7871E+00</text:p>
          </table:table-cell>
          <table:table-cell table:style-name="ce22" table:formula="of:=INDIRECT(&quot;R8C&quot;&amp;COLUMN();0)/INDIRECT(&quot;R&quot;&amp;ROW()&amp;&quot;C6&quot;;0)" office:value-type="float" office:value="1.59162303664921">
            <text:p>1.5916E+00</text:p>
          </table:table-cell>
          <table:table-cell table:style-name="ce22" table:formula="of:=INDIRECT(&quot;R8C&quot;&amp;COLUMN();0)/INDIRECT(&quot;R&quot;&amp;ROW()&amp;&quot;C6&quot;;0)" office:value-type="float" office:value="1.41710296684119">
            <text:p>1.4171E+00</text:p>
          </table:table-cell>
          <table:table-cell table:style-name="ce22" table:formula="of:=INDIRECT(&quot;R8C&quot;&amp;COLUMN();0)/INDIRECT(&quot;R&quot;&amp;ROW()&amp;&quot;C6&quot;;0)" office:value-type="float" office:value="1.26178010471204">
            <text:p>1.2618E+00</text:p>
          </table:table-cell>
          <table:table-cell table:style-name="ce22" table:formula="of:=INDIRECT(&quot;R8C&quot;&amp;COLUMN();0)/INDIRECT(&quot;R&quot;&amp;ROW()&amp;&quot;C6&quot;;0)" office:value-type="float" office:value="1.1239092495637">
            <text:p>1.123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1797556719023">
            <text:p>8.9180E-01</text:p>
          </table:table-cell>
          <table:table-cell table:style-name="ce22" table:formula="of:=INDIRECT(&quot;R8C&quot;&amp;COLUMN();0)/INDIRECT(&quot;R&quot;&amp;ROW()&amp;&quot;C6&quot;;0)" office:value-type="float" office:value="0.794066317626527">
            <text:p>7.9407E-01</text:p>
          </table:table-cell>
          <table:table-cell table:style-name="ce22" table:formula="of:=INDIRECT(&quot;R8C&quot;&amp;COLUMN();0)/INDIRECT(&quot;R&quot;&amp;ROW()&amp;&quot;C6&quot;;0)" office:value-type="float" office:value="0.706806282722513">
            <text:p>7.0681E-01</text:p>
          </table:table-cell>
          <table:table-cell table:style-name="ce22" table:formula="of:=INDIRECT(&quot;R8C&quot;&amp;COLUMN();0)/INDIRECT(&quot;R&quot;&amp;ROW()&amp;&quot;C6&quot;;0)" office:value-type="float" office:value="0.630017452006981">
            <text:p>6.3002E-01</text:p>
          </table:table-cell>
          <table:table-cell table:style-name="ce22" table:formula="of:=INDIRECT(&quot;R8C&quot;&amp;COLUMN();0)/INDIRECT(&quot;R&quot;&amp;ROW()&amp;&quot;C6&quot;;0)" office:value-type="float" office:value="0.56020942408377">
            <text:p>5.6021E-01</text:p>
          </table:table-cell>
          <table:table-cell table:style-name="ce22" table:formula="of:=INDIRECT(&quot;R8C&quot;&amp;COLUMN();0)/INDIRECT(&quot;R&quot;&amp;ROW()&amp;&quot;C6&quot;;0)" office:value-type="float" office:value="0.49912739965096">
            <text:p>4.9913E-01</text:p>
          </table:table-cell>
          <table:table-cell table:style-name="ce22" table:formula="of:=INDIRECT(&quot;R8C&quot;&amp;COLUMN();0)/INDIRECT(&quot;R&quot;&amp;ROW()&amp;&quot;C6&quot;;0)" office:value-type="float" office:value="0.445026178010471">
            <text:p>4.4503E-01</text:p>
          </table:table-cell>
          <table:table-cell table:style-name="ce22" table:formula="of:=INDIRECT(&quot;R8C&quot;&amp;COLUMN();0)/INDIRECT(&quot;R&quot;&amp;ROW()&amp;&quot;C6&quot;;0)" office:value-type="float" office:value="0.396160558464223">
            <text:p>3.9616E-01</text:p>
          </table:table-cell>
          <table:table-cell table:style-name="ce22" table:formula="of:=INDIRECT(&quot;R8C&quot;&amp;COLUMN();0)/INDIRECT(&quot;R&quot;&amp;ROW()&amp;&quot;C6&quot;;0)" office:value-type="float" office:value="0.352530541012216">
            <text:p>3.5253E-01</text:p>
          </table:table-cell>
          <table:table-cell table:style-name="ce22" table:formula="of:=INDIRECT(&quot;R8C&quot;&amp;COLUMN();0)/INDIRECT(&quot;R&quot;&amp;ROW()&amp;&quot;C6&quot;;0)" office:value-type="float" office:value="0.31413612565445">
            <text:p>3.1414E-01</text:p>
          </table:table-cell>
          <table:table-cell table:style-name="ce22" table:formula="of:=INDIRECT(&quot;R8C&quot;&amp;COLUMN();0)/INDIRECT(&quot;R&quot;&amp;ROW()&amp;&quot;C6&quot;;0)" office:value-type="float" office:value="0.279232111692845">
            <text:p>2.7923E-01</text:p>
          </table:table-cell>
          <table:table-cell table:style-name="ce22" table:formula="of:=INDIRECT(&quot;R8C&quot;&amp;COLUMN();0)/INDIRECT(&quot;R&quot;&amp;ROW()&amp;&quot;C6&quot;;0)" office:value-type="float" office:value="0.24956369982548">
            <text:p>2.4956E-01</text:p>
          </table:table-cell>
          <table:table-cell table:style-name="ce22" table:formula="of:=INDIRECT(&quot;R8C&quot;&amp;COLUMN();0)/INDIRECT(&quot;R&quot;&amp;ROW()&amp;&quot;C6&quot;;0)" office:value-type="float" office:value="0.221640488656195">
            <text:p>2.2164E-01</text:p>
          </table:table-cell>
          <table:table-cell table:style-name="ce22" table:formula="of:=INDIRECT(&quot;R8C&quot;&amp;COLUMN();0)/INDIRECT(&quot;R&quot;&amp;ROW()&amp;&quot;C6&quot;;0)" office:value-type="float" office:value="0.197207678883072">
            <text:p>1.9721E-01</text:p>
          </table:table-cell>
          <table:table-cell table:style-name="ce22" table:formula="of:=INDIRECT(&quot;R8C&quot;&amp;COLUMN();0)/INDIRECT(&quot;R&quot;&amp;ROW()&amp;&quot;C6&quot;;0)" office:value-type="float" office:value="0.176265270506108">
            <text:p>1.7627E-01</text:p>
          </table:table-cell>
          <table:table-cell table:style-name="ce22" table:formula="of:=INDIRECT(&quot;R8C&quot;&amp;COLUMN();0)/INDIRECT(&quot;R&quot;&amp;ROW()&amp;&quot;C6&quot;;0)" office:value-type="float" office:value="0.156544502617801">
            <text:p>1.5654E-01</text:p>
          </table:table-cell>
          <table:table-cell table:style-name="ce22" table:formula="of:=INDIRECT(&quot;R8C&quot;&amp;COLUMN();0)/INDIRECT(&quot;R&quot;&amp;ROW()&amp;&quot;C6&quot;;0)" office:value-type="float" office:value="0.139441535776614">
            <text:p>1.3944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5])+1" office:value-type="float" office:value="47">
            <text:p>47</text:p>
          </table:table-cell>
          <table:table-cell table:style-name="ce6" office:value-type="float" office:value="24">
            <text:p>24</text:p>
          </table:table-cell>
          <table:table-cell table:style-name="ce9" office:value-type="float" office:value="0.0201">
            <text:p>0.0201</text:p>
          </table:table-cell>
          <table:table-cell table:style-name="ce13" office:value-type="float" office:value="0.511">
            <text:p>0.5110</text:p>
          </table:table-cell>
          <table:table-cell table:style-name="ce14" table:formula="of:=[.D56]/2" office:value-type="float" office:value="0.2555">
            <text:p>0.2555</text:p>
          </table:table-cell>
          <table:table-cell table:style-name="ce16" table:formula="of:=pi*[.D56]" office:value-type="float" office:value="1.60535384598438">
            <text:p>1.605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49.119373776908">
            <text:p>1.4912E+02</text:p>
          </table:table-cell>
          <table:table-cell table:style-name="ce22" table:formula="of:=INDIRECT(&quot;R8C&quot;&amp;COLUMN();0)/INDIRECT(&quot;R&quot;&amp;ROW()&amp;&quot;C6&quot;;0)" office:value-type="float" office:value="124.26614481409">
            <text:p>1.2427E+02</text:p>
          </table:table-cell>
          <table:table-cell table:style-name="ce22" table:formula="of:=INDIRECT(&quot;R8C&quot;&amp;COLUMN();0)/INDIRECT(&quot;R&quot;&amp;ROW()&amp;&quot;C6&quot;;0)" office:value-type="float" office:value="111.839530332681">
            <text:p>1.1184E+02</text:p>
          </table:table-cell>
          <table:table-cell table:style-name="ce22" table:formula="of:=INDIRECT(&quot;R8C&quot;&amp;COLUMN();0)/INDIRECT(&quot;R&quot;&amp;ROW()&amp;&quot;C6&quot;;0)" office:value-type="float" office:value="99.412915851272">
            <text:p>9.9413E+01</text:p>
          </table:table-cell>
          <table:table-cell table:style-name="ce22" table:formula="of:=INDIRECT(&quot;R8C&quot;&amp;COLUMN();0)/INDIRECT(&quot;R&quot;&amp;ROW()&amp;&quot;C6&quot;;0)" office:value-type="float" office:value="86.986301369863">
            <text:p>8.6986E+01</text:p>
          </table:table-cell>
          <table:table-cell table:style-name="ce22" table:formula="of:=INDIRECT(&quot;R8C&quot;&amp;COLUMN();0)/INDIRECT(&quot;R&quot;&amp;ROW()&amp;&quot;C6&quot;;0)" office:value-type="float" office:value="80.7729941291585">
            <text:p>8.0773E+01</text:p>
          </table:table-cell>
          <table:table-cell table:style-name="ce22" table:formula="of:=INDIRECT(&quot;R8C&quot;&amp;COLUMN();0)/INDIRECT(&quot;R&quot;&amp;ROW()&amp;&quot;C6&quot;;0)" office:value-type="float" office:value="74.559686888454">
            <text:p>7.4560E+01</text:p>
          </table:table-cell>
          <table:table-cell table:style-name="ce22" table:formula="of:=INDIRECT(&quot;R8C&quot;&amp;COLUMN();0)/INDIRECT(&quot;R&quot;&amp;ROW()&amp;&quot;C6&quot;;0)" office:value-type="float" office:value="68.3463796477495">
            <text:p>6.8346E+01</text:p>
          </table:table-cell>
          <table:table-cell table:style-name="ce22" table:formula="of:=INDIRECT(&quot;R8C&quot;&amp;COLUMN();0)/INDIRECT(&quot;R&quot;&amp;ROW()&amp;&quot;C6&quot;;0)" office:value-type="float" office:value="62.133072407045">
            <text:p>6.2133E+01</text:p>
          </table:table-cell>
          <table:table-cell table:style-name="ce22" table:formula="of:=INDIRECT(&quot;R8C&quot;&amp;COLUMN();0)/INDIRECT(&quot;R&quot;&amp;ROW()&amp;&quot;C6&quot;;0)" office:value-type="float" office:value="49.706457925636">
            <text:p>4.9706E+01</text:p>
          </table:table-cell>
          <table:table-cell table:style-name="ce22" table:formula="of:=INDIRECT(&quot;R8C&quot;&amp;COLUMN();0)/INDIRECT(&quot;R&quot;&amp;ROW()&amp;&quot;C6&quot;;0)" office:value-type="float" office:value="43.4931506849315">
            <text:p>4.3493E+01</text:p>
          </table:table-cell>
          <table:table-cell table:style-name="ce22" table:formula="of:=INDIRECT(&quot;R8C&quot;&amp;COLUMN();0)/INDIRECT(&quot;R&quot;&amp;ROW()&amp;&quot;C6&quot;;0)" office:value-type="float" office:value="40.3864970645793">
            <text:p>4.0386E+01</text:p>
          </table:table-cell>
          <table:table-cell table:style-name="ce22" table:formula="of:=INDIRECT(&quot;R8C&quot;&amp;COLUMN();0)/INDIRECT(&quot;R&quot;&amp;ROW()&amp;&quot;C6&quot;;0)" office:value-type="float" office:value="37.279843444227">
            <text:p>3.7280E+01</text:p>
          </table:table-cell>
          <table:table-cell table:style-name="ce22" table:formula="of:=INDIRECT(&quot;R8C&quot;&amp;COLUMN();0)/INDIRECT(&quot;R&quot;&amp;ROW()&amp;&quot;C6&quot;;0)" office:value-type="float" office:value="31.0665362035225">
            <text:p>3.1067E+01</text:p>
          </table:table-cell>
          <table:table-cell table:style-name="ce22" table:formula="of:=INDIRECT(&quot;R8C&quot;&amp;COLUMN();0)/INDIRECT(&quot;R&quot;&amp;ROW()&amp;&quot;C6&quot;;0)" office:value-type="float" office:value="24.853228962818">
            <text:p>2.4853E+01</text:p>
          </table:table-cell>
          <table:table-cell table:style-name="ce22" table:formula="of:=INDIRECT(&quot;R8C&quot;&amp;COLUMN();0)/INDIRECT(&quot;R&quot;&amp;ROW()&amp;&quot;C6&quot;;0)" office:value-type="float" office:value="22.8649706457926">
            <text:p>2.2865E+01</text:p>
          </table:table-cell>
          <table:table-cell table:style-name="ce22" table:formula="of:=INDIRECT(&quot;R8C&quot;&amp;COLUMN();0)/INDIRECT(&quot;R&quot;&amp;ROW()&amp;&quot;C6&quot;;0)" office:value-type="float" office:value="20.3600782778865">
            <text:p>2.0360E+01</text:p>
          </table:table-cell>
          <table:table-cell table:style-name="ce22" table:formula="of:=INDIRECT(&quot;R8C&quot;&amp;COLUMN();0)/INDIRECT(&quot;R&quot;&amp;ROW()&amp;&quot;C6&quot;;0)" office:value-type="float" office:value="18.6399217221135">
            <text:p>1.8640E+01</text:p>
          </table:table-cell>
          <table:table-cell table:style-name="ce22" table:formula="of:=INDIRECT(&quot;R8C&quot;&amp;COLUMN();0)/INDIRECT(&quot;R&quot;&amp;ROW()&amp;&quot;C6&quot;;0)" office:value-type="float" office:value="18.133072407045">
            <text:p>1.8133E+01</text:p>
          </table:table-cell>
          <table:table-cell table:style-name="ce22" table:formula="of:=INDIRECT(&quot;R8C&quot;&amp;COLUMN();0)/INDIRECT(&quot;R&quot;&amp;ROW()&amp;&quot;C6&quot;;0)" office:value-type="float" office:value="16.1487279843444">
            <text:p>1.6149E+01</text:p>
          </table:table-cell>
          <table:table-cell table:style-name="ce22" table:formula="of:=INDIRECT(&quot;R8C&quot;&amp;COLUMN();0)/INDIRECT(&quot;R&quot;&amp;ROW()&amp;&quot;C6&quot;;0)" office:value-type="float" office:value="15.5332681017613">
            <text:p>1.5533E+01</text:p>
          </table:table-cell>
          <table:table-cell table:style-name="ce22" table:formula="of:=INDIRECT(&quot;R8C&quot;&amp;COLUMN();0)/INDIRECT(&quot;R&quot;&amp;ROW()&amp;&quot;C6&quot;;0)" office:value-type="float" office:value="14.3796477495108">
            <text:p>1.4380E+01</text:p>
          </table:table-cell>
          <table:table-cell table:style-name="ce22" table:formula="of:=INDIRECT(&quot;R8C&quot;&amp;COLUMN();0)/INDIRECT(&quot;R&quot;&amp;ROW()&amp;&quot;C6&quot;;0)" office:value-type="float" office:value="12.8062622309198">
            <text:p>1.2806E+01</text:p>
          </table:table-cell>
          <table:table-cell table:style-name="ce22" table:formula="of:=INDIRECT(&quot;R8C&quot;&amp;COLUMN();0)/INDIRECT(&quot;R&quot;&amp;ROW()&amp;&quot;C6&quot;;0)" office:value-type="float" office:value="12.426614481409">
            <text:p>1.2427E+01</text:p>
          </table:table-cell>
          <table:table-cell table:style-name="ce22" table:formula="of:=INDIRECT(&quot;R8C&quot;&amp;COLUMN();0)/INDIRECT(&quot;R&quot;&amp;ROW()&amp;&quot;C6&quot;;0)" office:value-type="float" office:value="11.4031311154599">
            <text:p>1.1403E+01</text:p>
          </table:table-cell>
          <table:table-cell table:style-name="ce22" table:formula="of:=INDIRECT(&quot;R8C&quot;&amp;COLUMN();0)/INDIRECT(&quot;R&quot;&amp;ROW()&amp;&quot;C6&quot;;0)" office:value-type="float" office:value="10.1545988258317">
            <text:p>1.0155E+01</text:p>
          </table:table-cell>
          <table:table-cell table:style-name="ce22" table:formula="of:=INDIRECT(&quot;R8C&quot;&amp;COLUMN();0)/INDIRECT(&quot;R&quot;&amp;ROW()&amp;&quot;C6&quot;;0)" office:value-type="float" office:value="9.31996086105675">
            <text:p>9.3200E+00</text:p>
          </table:table-cell>
          <table:table-cell table:style-name="ce22" table:formula="of:=INDIRECT(&quot;R8C&quot;&amp;COLUMN();0)/INDIRECT(&quot;R&quot;&amp;ROW()&amp;&quot;C6&quot;;0)" office:value-type="float" office:value="9.04305283757339">
            <text:p>9.0431E+00</text:p>
          </table:table-cell>
          <table:table-cell table:style-name="ce22" table:formula="of:=INDIRECT(&quot;R8C&quot;&amp;COLUMN();0)/INDIRECT(&quot;R&quot;&amp;ROW()&amp;&quot;C6&quot;;0)" office:value-type="float" office:value="8.05283757338552">
            <text:p>8.0528E+00</text:p>
          </table:table-cell>
          <table:table-cell table:style-name="ce22" table:formula="of:=INDIRECT(&quot;R8C&quot;&amp;COLUMN();0)/INDIRECT(&quot;R&quot;&amp;ROW()&amp;&quot;C6&quot;;0)" office:value-type="float" office:value="7.17221135029354">
            <text:p>7.1722E+00</text:p>
          </table:table-cell>
          <table:table-cell table:style-name="ce22" table:formula="of:=INDIRECT(&quot;R8C&quot;&amp;COLUMN();0)/INDIRECT(&quot;R&quot;&amp;ROW()&amp;&quot;C6&quot;;0)" office:value-type="float" office:value="6.38747553816047">
            <text:p>6.3875E+00</text:p>
          </table:table-cell>
          <table:table-cell table:style-name="ce22" table:formula="of:=INDIRECT(&quot;R8C&quot;&amp;COLUMN();0)/INDIRECT(&quot;R&quot;&amp;ROW()&amp;&quot;C6&quot;;0)" office:value-type="float" office:value="5.68688845401174">
            <text:p>5.6869E+00</text:p>
          </table:table-cell>
          <table:table-cell table:style-name="ce22" table:formula="of:=INDIRECT(&quot;R8C&quot;&amp;COLUMN();0)/INDIRECT(&quot;R&quot;&amp;ROW()&amp;&quot;C6&quot;;0)" office:value-type="float" office:value="5.06457925636008">
            <text:p>5.0646E+00</text:p>
          </table:table-cell>
          <table:table-cell table:style-name="ce22" table:formula="of:=INDIRECT(&quot;R8C&quot;&amp;COLUMN();0)/INDIRECT(&quot;R&quot;&amp;ROW()&amp;&quot;C6&quot;;0)" office:value-type="float" office:value="4.51076320939335">
            <text:p>4.5108E+00</text:p>
          </table:table-cell>
          <table:table-cell table:style-name="ce22" table:formula="of:=INDIRECT(&quot;R8C&quot;&amp;COLUMN();0)/INDIRECT(&quot;R&quot;&amp;ROW()&amp;&quot;C6&quot;;0)" office:value-type="float" office:value="4.01761252446184">
            <text:p>4.0176E+00</text:p>
          </table:table-cell>
          <table:table-cell table:style-name="ce22" table:formula="of:=INDIRECT(&quot;R8C&quot;&amp;COLUMN();0)/INDIRECT(&quot;R&quot;&amp;ROW()&amp;&quot;C6&quot;;0)" office:value-type="float" office:value="3.57729941291585">
            <text:p>3.5773E+00</text:p>
          </table:table-cell>
          <table:table-cell table:style-name="ce22" table:formula="of:=INDIRECT(&quot;R8C&quot;&amp;COLUMN();0)/INDIRECT(&quot;R&quot;&amp;ROW()&amp;&quot;C6&quot;;0)" office:value-type="float" office:value="3.18590998043053">
            <text:p>3.1859E+00</text:p>
          </table:table-cell>
          <table:table-cell table:style-name="ce22" table:formula="of:=INDIRECT(&quot;R8C&quot;&amp;COLUMN();0)/INDIRECT(&quot;R&quot;&amp;ROW()&amp;&quot;C6&quot;;0)" office:value-type="float" office:value="2.83757338551859">
            <text:p>2.8376E+00</text:p>
          </table:table-cell>
          <table:table-cell table:style-name="ce22" table:formula="of:=INDIRECT(&quot;R8C&quot;&amp;COLUMN();0)/INDIRECT(&quot;R&quot;&amp;ROW()&amp;&quot;C6&quot;;0)" office:value-type="float" office:value="2.52641878669276">
            <text:p>2.5264E+00</text:p>
          </table:table-cell>
          <table:table-cell table:style-name="ce22" table:formula="of:=INDIRECT(&quot;R8C&quot;&amp;COLUMN();0)/INDIRECT(&quot;R&quot;&amp;ROW()&amp;&quot;C6&quot;;0)" office:value-type="float" office:value="2.25048923679061">
            <text:p>2.2505E+00</text:p>
          </table:table-cell>
          <table:table-cell table:style-name="ce22" table:formula="of:=INDIRECT(&quot;R8C&quot;&amp;COLUMN();0)/INDIRECT(&quot;R&quot;&amp;ROW()&amp;&quot;C6&quot;;0)" office:value-type="float" office:value="2.00391389432485">
            <text:p>2.0039E+00</text:p>
          </table:table-cell>
          <table:table-cell table:style-name="ce22" table:formula="of:=INDIRECT(&quot;R8C&quot;&amp;COLUMN();0)/INDIRECT(&quot;R&quot;&amp;ROW()&amp;&quot;C6&quot;;0)" office:value-type="float" office:value="1.78473581213307">
            <text:p>1.7847E+00</text:p>
          </table:table-cell>
          <table:table-cell table:style-name="ce22" table:formula="of:=INDIRECT(&quot;R8C&quot;&amp;COLUMN();0)/INDIRECT(&quot;R&quot;&amp;ROW()&amp;&quot;C6&quot;;0)" office:value-type="float" office:value="1.58904109589041">
            <text:p>1.5890E+00</text:p>
          </table:table-cell>
          <table:table-cell table:style-name="ce22" table:formula="of:=INDIRECT(&quot;R8C&quot;&amp;COLUMN();0)/INDIRECT(&quot;R&quot;&amp;ROW()&amp;&quot;C6&quot;;0)" office:value-type="float" office:value="1.41487279843444">
            <text:p>1.4149E+00</text:p>
          </table:table-cell>
          <table:table-cell table:style-name="ce22" table:formula="of:=INDIRECT(&quot;R8C&quot;&amp;COLUMN();0)/INDIRECT(&quot;R&quot;&amp;ROW()&amp;&quot;C6&quot;;0)" office:value-type="float" office:value="1.26027397260274">
            <text:p>1.2603E+00</text:p>
          </table:table-cell>
          <table:table-cell table:style-name="ce22" table:formula="of:=INDIRECT(&quot;R8C&quot;&amp;COLUMN();0)/INDIRECT(&quot;R&quot;&amp;ROW()&amp;&quot;C6&quot;;0)" office:value-type="float" office:value="1.12133072407045">
            <text:p>1.1213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41095890411">
            <text:p>8.9041E-01</text:p>
          </table:table-cell>
          <table:table-cell table:style-name="ce22" table:formula="of:=INDIRECT(&quot;R8C&quot;&amp;COLUMN();0)/INDIRECT(&quot;R&quot;&amp;ROW()&amp;&quot;C6&quot;;0)" office:value-type="float" office:value="0.792563600782779">
            <text:p>7.9256E-01</text:p>
          </table:table-cell>
          <table:table-cell table:style-name="ce22" table:formula="of:=INDIRECT(&quot;R8C&quot;&amp;COLUMN();0)/INDIRECT(&quot;R&quot;&amp;ROW()&amp;&quot;C6&quot;;0)" office:value-type="float" office:value="0.706457925636008">
            <text:p>7.0646E-01</text:p>
          </table:table-cell>
          <table:table-cell table:style-name="ce22" table:formula="of:=INDIRECT(&quot;R8C&quot;&amp;COLUMN();0)/INDIRECT(&quot;R&quot;&amp;ROW()&amp;&quot;C6&quot;;0)" office:value-type="float" office:value="0.628180039138943">
            <text:p>6.2818E-01</text:p>
          </table:table-cell>
          <table:table-cell table:style-name="ce22" table:formula="of:=INDIRECT(&quot;R8C&quot;&amp;COLUMN();0)/INDIRECT(&quot;R&quot;&amp;ROW()&amp;&quot;C6&quot;;0)" office:value-type="float" office:value="0.559686888454012">
            <text:p>5.5969E-01</text:p>
          </table:table-cell>
          <table:table-cell table:style-name="ce22" table:formula="of:=INDIRECT(&quot;R8C&quot;&amp;COLUMN();0)/INDIRECT(&quot;R&quot;&amp;ROW()&amp;&quot;C6&quot;;0)" office:value-type="float" office:value="0.499021526418787">
            <text:p>4.9902E-01</text:p>
          </table:table-cell>
          <table:table-cell table:style-name="ce22" table:formula="of:=INDIRECT(&quot;R8C&quot;&amp;COLUMN();0)/INDIRECT(&quot;R&quot;&amp;ROW()&amp;&quot;C6&quot;;0)" office:value-type="float" office:value="0.444227005870842">
            <text:p>4.4423E-01</text:p>
          </table:table-cell>
          <table:table-cell table:style-name="ce22" table:formula="of:=INDIRECT(&quot;R8C&quot;&amp;COLUMN();0)/INDIRECT(&quot;R&quot;&amp;ROW()&amp;&quot;C6&quot;;0)" office:value-type="float" office:value="0.395303326810176">
            <text:p>3.9530E-01</text:p>
          </table:table-cell>
          <table:table-cell table:style-name="ce22" table:formula="of:=INDIRECT(&quot;R8C&quot;&amp;COLUMN();0)/INDIRECT(&quot;R&quot;&amp;ROW()&amp;&quot;C6&quot;;0)" office:value-type="float" office:value="0.352250489236791">
            <text:p>3.5225E-01</text:p>
          </table:table-cell>
          <table:table-cell table:style-name="ce22" table:formula="of:=INDIRECT(&quot;R8C&quot;&amp;COLUMN();0)/INDIRECT(&quot;R&quot;&amp;ROW()&amp;&quot;C6&quot;;0)" office:value-type="float" office:value="0.313111545988258">
            <text:p>3.1311E-01</text:p>
          </table:table-cell>
          <table:table-cell table:style-name="ce22" table:formula="of:=INDIRECT(&quot;R8C&quot;&amp;COLUMN();0)/INDIRECT(&quot;R&quot;&amp;ROW()&amp;&quot;C6&quot;;0)" office:value-type="float" office:value="0.279843444227006">
            <text:p>2.7984E-01</text:p>
          </table:table-cell>
          <table:table-cell table:style-name="ce22" table:formula="of:=INDIRECT(&quot;R8C&quot;&amp;COLUMN();0)/INDIRECT(&quot;R&quot;&amp;ROW()&amp;&quot;C6&quot;;0)" office:value-type="float" office:value="0.24853228962818">
            <text:p>2.4853E-01</text:p>
          </table:table-cell>
          <table:table-cell table:style-name="ce22" table:formula="of:=INDIRECT(&quot;R8C&quot;&amp;COLUMN();0)/INDIRECT(&quot;R&quot;&amp;ROW()&amp;&quot;C6&quot;;0)" office:value-type="float" office:value="0.221135029354207">
            <text:p>2.2114E-01</text:p>
          </table:table-cell>
          <table:table-cell table:style-name="ce22" table:formula="of:=INDIRECT(&quot;R8C&quot;&amp;COLUMN();0)/INDIRECT(&quot;R&quot;&amp;ROW()&amp;&quot;C6&quot;;0)" office:value-type="float" office:value="0.197651663405088">
            <text:p>1.9765E-01</text:p>
          </table:table-cell>
          <table:table-cell table:style-name="ce22" table:formula="of:=INDIRECT(&quot;R8C&quot;&amp;COLUMN();0)/INDIRECT(&quot;R&quot;&amp;ROW()&amp;&quot;C6&quot;;0)" office:value-type="float" office:value="0.175538160469667">
            <text:p>1.7554E-01</text:p>
          </table:table-cell>
          <table:table-cell table:style-name="ce22" table:formula="of:=INDIRECT(&quot;R8C&quot;&amp;COLUMN();0)/INDIRECT(&quot;R&quot;&amp;ROW()&amp;&quot;C6&quot;;0)" office:value-type="float" office:value="0.156360078277886">
            <text:p>1.5636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6])+1" office:value-type="float" office:value="48">
            <text:p>48</text:p>
          </table:table-cell>
          <table:table-cell table:style-name="ce6" office:value-type="float" office:value="25">
            <text:p>25</text:p>
          </table:table-cell>
          <table:table-cell table:style-name="ce9" office:value-type="float" office:value="0.0179">
            <text:p>0.0179</text:p>
          </table:table-cell>
          <table:table-cell table:style-name="ce13" office:value-type="float" office:value="0.455">
            <text:p>0.4550</text:p>
          </table:table-cell>
          <table:table-cell table:style-name="ce14" table:formula="of:=[.D57]/2" office:value-type="float" office:value="0.2275">
            <text:p>0.2275</text:p>
          </table:table-cell>
          <table:table-cell table:style-name="ce16" table:formula="of:=pi*[.D57]" office:value-type="float" office:value="1.42942465738335">
            <text:p>1.4294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67.472527472527">
            <text:p>1.6747E+02</text:p>
          </table:table-cell>
          <table:table-cell table:style-name="ce22" table:formula="of:=INDIRECT(&quot;R8C&quot;&amp;COLUMN();0)/INDIRECT(&quot;R&quot;&amp;ROW()&amp;&quot;C6&quot;;0)" office:value-type="float" office:value="139.56043956044">
            <text:p>1.3956E+02</text:p>
          </table:table-cell>
          <table:table-cell table:style-name="ce22" table:formula="of:=INDIRECT(&quot;R8C&quot;&amp;COLUMN();0)/INDIRECT(&quot;R&quot;&amp;ROW()&amp;&quot;C6&quot;;0)" office:value-type="float" office:value="125.604395604396">
            <text:p>1.2560E+02</text:p>
          </table:table-cell>
          <table:table-cell table:style-name="ce22" table:formula="of:=INDIRECT(&quot;R8C&quot;&amp;COLUMN();0)/INDIRECT(&quot;R&quot;&amp;ROW()&amp;&quot;C6&quot;;0)" office:value-type="float" office:value="111.648351648352">
            <text:p>1.1165E+02</text:p>
          </table:table-cell>
          <table:table-cell table:style-name="ce22" table:formula="of:=INDIRECT(&quot;R8C&quot;&amp;COLUMN();0)/INDIRECT(&quot;R&quot;&amp;ROW()&amp;&quot;C6&quot;;0)" office:value-type="float" office:value="97.6923076923077">
            <text:p>9.7692E+01</text:p>
          </table:table-cell>
          <table:table-cell table:style-name="ce22" table:formula="of:=INDIRECT(&quot;R8C&quot;&amp;COLUMN();0)/INDIRECT(&quot;R&quot;&amp;ROW()&amp;&quot;C6&quot;;0)" office:value-type="float" office:value="90.7142857142857">
            <text:p>9.0714E+01</text:p>
          </table:table-cell>
          <table:table-cell table:style-name="ce22" table:formula="of:=INDIRECT(&quot;R8C&quot;&amp;COLUMN();0)/INDIRECT(&quot;R&quot;&amp;ROW()&amp;&quot;C6&quot;;0)" office:value-type="float" office:value="83.7362637362637">
            <text:p>8.3736E+01</text:p>
          </table:table-cell>
          <table:table-cell table:style-name="ce22" table:formula="of:=INDIRECT(&quot;R8C&quot;&amp;COLUMN();0)/INDIRECT(&quot;R&quot;&amp;ROW()&amp;&quot;C6&quot;;0)" office:value-type="float" office:value="76.7582417582418">
            <text:p>7.6758E+01</text:p>
          </table:table-cell>
          <table:table-cell table:style-name="ce22" table:formula="of:=INDIRECT(&quot;R8C&quot;&amp;COLUMN();0)/INDIRECT(&quot;R&quot;&amp;ROW()&amp;&quot;C6&quot;;0)" office:value-type="float" office:value="69.7802197802198">
            <text:p>6.9780E+01</text:p>
          </table:table-cell>
          <table:table-cell table:style-name="ce22" table:formula="of:=INDIRECT(&quot;R8C&quot;&amp;COLUMN();0)/INDIRECT(&quot;R&quot;&amp;ROW()&amp;&quot;C6&quot;;0)" office:value-type="float" office:value="55.8241758241758">
            <text:p>5.5824E+01</text:p>
          </table:table-cell>
          <table:table-cell table:style-name="ce22" table:formula="of:=INDIRECT(&quot;R8C&quot;&amp;COLUMN();0)/INDIRECT(&quot;R&quot;&amp;ROW()&amp;&quot;C6&quot;;0)" office:value-type="float" office:value="48.8461538461538">
            <text:p>4.8846E+01</text:p>
          </table:table-cell>
          <table:table-cell table:style-name="ce22" table:formula="of:=INDIRECT(&quot;R8C&quot;&amp;COLUMN();0)/INDIRECT(&quot;R&quot;&amp;ROW()&amp;&quot;C6&quot;;0)" office:value-type="float" office:value="45.3571428571429">
            <text:p>4.5357E+01</text:p>
          </table:table-cell>
          <table:table-cell table:style-name="ce22" table:formula="of:=INDIRECT(&quot;R8C&quot;&amp;COLUMN();0)/INDIRECT(&quot;R&quot;&amp;ROW()&amp;&quot;C6&quot;;0)" office:value-type="float" office:value="41.8681318681319">
            <text:p>4.1868E+01</text:p>
          </table:table-cell>
          <table:table-cell table:style-name="ce22" table:formula="of:=INDIRECT(&quot;R8C&quot;&amp;COLUMN();0)/INDIRECT(&quot;R&quot;&amp;ROW()&amp;&quot;C6&quot;;0)" office:value-type="float" office:value="34.8901098901099">
            <text:p>3.4890E+01</text:p>
          </table:table-cell>
          <table:table-cell table:style-name="ce22" table:formula="of:=INDIRECT(&quot;R8C&quot;&amp;COLUMN();0)/INDIRECT(&quot;R&quot;&amp;ROW()&amp;&quot;C6&quot;;0)" office:value-type="float" office:value="27.9120879120879">
            <text:p>2.7912E+01</text:p>
          </table:table-cell>
          <table:table-cell table:style-name="ce22" table:formula="of:=INDIRECT(&quot;R8C&quot;&amp;COLUMN();0)/INDIRECT(&quot;R&quot;&amp;ROW()&amp;&quot;C6&quot;;0)" office:value-type="float" office:value="25.6791208791209">
            <text:p>2.5679E+01</text:p>
          </table:table-cell>
          <table:table-cell table:style-name="ce22" table:formula="of:=INDIRECT(&quot;R8C&quot;&amp;COLUMN();0)/INDIRECT(&quot;R&quot;&amp;ROW()&amp;&quot;C6&quot;;0)" office:value-type="float" office:value="22.8659340659341">
            <text:p>2.2866E+01</text:p>
          </table:table-cell>
          <table:table-cell table:style-name="ce22" table:formula="of:=INDIRECT(&quot;R8C&quot;&amp;COLUMN();0)/INDIRECT(&quot;R&quot;&amp;ROW()&amp;&quot;C6&quot;;0)" office:value-type="float" office:value="20.9340659340659">
            <text:p>2.0934E+01</text:p>
          </table:table-cell>
          <table:table-cell table:style-name="ce22" table:formula="of:=INDIRECT(&quot;R8C&quot;&amp;COLUMN();0)/INDIRECT(&quot;R&quot;&amp;ROW()&amp;&quot;C6&quot;;0)" office:value-type="float" office:value="20.3648351648352">
            <text:p>2.0365E+01</text:p>
          </table:table-cell>
          <table:table-cell table:style-name="ce22" table:formula="of:=INDIRECT(&quot;R8C&quot;&amp;COLUMN();0)/INDIRECT(&quot;R&quot;&amp;ROW()&amp;&quot;C6&quot;;0)" office:value-type="float" office:value="18.1362637362637">
            <text:p>1.8136E+01</text:p>
          </table:table-cell>
          <table:table-cell table:style-name="ce22" table:formula="of:=INDIRECT(&quot;R8C&quot;&amp;COLUMN();0)/INDIRECT(&quot;R&quot;&amp;ROW()&amp;&quot;C6&quot;;0)" office:value-type="float" office:value="17.4450549450549">
            <text:p>1.7445E+01</text:p>
          </table:table-cell>
          <table:table-cell table:style-name="ce22" table:formula="of:=INDIRECT(&quot;R8C&quot;&amp;COLUMN();0)/INDIRECT(&quot;R&quot;&amp;ROW()&amp;&quot;C6&quot;;0)" office:value-type="float" office:value="16.1494505494505">
            <text:p>1.6149E+01</text:p>
          </table:table-cell>
          <table:table-cell table:style-name="ce22" table:formula="of:=INDIRECT(&quot;R8C&quot;&amp;COLUMN();0)/INDIRECT(&quot;R&quot;&amp;ROW()&amp;&quot;C6&quot;;0)" office:value-type="float" office:value="14.3824175824176">
            <text:p>1.4382E+01</text:p>
          </table:table-cell>
          <table:table-cell table:style-name="ce22" table:formula="of:=INDIRECT(&quot;R8C&quot;&amp;COLUMN();0)/INDIRECT(&quot;R&quot;&amp;ROW()&amp;&quot;C6&quot;;0)" office:value-type="float" office:value="13.956043956044">
            <text:p>1.3956E+01</text:p>
          </table:table-cell>
          <table:table-cell table:style-name="ce22" table:formula="of:=INDIRECT(&quot;R8C&quot;&amp;COLUMN();0)/INDIRECT(&quot;R&quot;&amp;ROW()&amp;&quot;C6&quot;;0)" office:value-type="float" office:value="12.8065934065934">
            <text:p>1.2807E+01</text:p>
          </table:table-cell>
          <table:table-cell table:style-name="ce22" table:formula="of:=INDIRECT(&quot;R8C&quot;&amp;COLUMN();0)/INDIRECT(&quot;R&quot;&amp;ROW()&amp;&quot;C6&quot;;0)" office:value-type="float" office:value="11.4043956043956">
            <text:p>1.1404E+01</text:p>
          </table:table-cell>
          <table:table-cell table:style-name="ce22" table:formula="of:=INDIRECT(&quot;R8C&quot;&amp;COLUMN();0)/INDIRECT(&quot;R&quot;&amp;ROW()&amp;&quot;C6&quot;;0)" office:value-type="float" office:value="10.467032967033">
            <text:p>1.0467E+01</text:p>
          </table:table-cell>
          <table:table-cell table:style-name="ce22" table:formula="of:=INDIRECT(&quot;R8C&quot;&amp;COLUMN();0)/INDIRECT(&quot;R&quot;&amp;ROW()&amp;&quot;C6&quot;;0)" office:value-type="float" office:value="10.156043956044">
            <text:p>1.0156E+01</text:p>
          </table:table-cell>
          <table:table-cell table:style-name="ce22" table:formula="of:=INDIRECT(&quot;R8C&quot;&amp;COLUMN();0)/INDIRECT(&quot;R&quot;&amp;ROW()&amp;&quot;C6&quot;;0)" office:value-type="float" office:value="9.04395604395604">
            <text:p>9.0440E+00</text:p>
          </table:table-cell>
          <table:table-cell table:style-name="ce22" table:formula="of:=INDIRECT(&quot;R8C&quot;&amp;COLUMN();0)/INDIRECT(&quot;R&quot;&amp;ROW()&amp;&quot;C6&quot;;0)" office:value-type="float" office:value="8.05494505494506">
            <text:p>8.0549E+00</text:p>
          </table:table-cell>
          <table:table-cell table:style-name="ce22" table:formula="of:=INDIRECT(&quot;R8C&quot;&amp;COLUMN();0)/INDIRECT(&quot;R&quot;&amp;ROW()&amp;&quot;C6&quot;;0)" office:value-type="float" office:value="7.17362637362637">
            <text:p>7.1736E+00</text:p>
          </table:table-cell>
          <table:table-cell table:style-name="ce22" table:formula="of:=INDIRECT(&quot;R8C&quot;&amp;COLUMN();0)/INDIRECT(&quot;R&quot;&amp;ROW()&amp;&quot;C6&quot;;0)" office:value-type="float" office:value="6.38681318681319">
            <text:p>6.3868E+00</text:p>
          </table:table-cell>
          <table:table-cell table:style-name="ce22" table:formula="of:=INDIRECT(&quot;R8C&quot;&amp;COLUMN();0)/INDIRECT(&quot;R&quot;&amp;ROW()&amp;&quot;C6&quot;;0)" office:value-type="float" office:value="5.68791208791209">
            <text:p>5.6879E+00</text:p>
          </table:table-cell>
          <table:table-cell table:style-name="ce22" table:formula="of:=INDIRECT(&quot;R8C&quot;&amp;COLUMN();0)/INDIRECT(&quot;R&quot;&amp;ROW()&amp;&quot;C6&quot;;0)" office:value-type="float" office:value="5.06593406593407">
            <text:p>5.0659E+00</text:p>
          </table:table-cell>
          <table:table-cell table:style-name="ce22" table:formula="of:=INDIRECT(&quot;R8C&quot;&amp;COLUMN();0)/INDIRECT(&quot;R&quot;&amp;ROW()&amp;&quot;C6&quot;;0)" office:value-type="float" office:value="4.51208791208791">
            <text:p>4.5121E+00</text:p>
          </table:table-cell>
          <table:table-cell table:style-name="ce22" table:formula="of:=INDIRECT(&quot;R8C&quot;&amp;COLUMN();0)/INDIRECT(&quot;R&quot;&amp;ROW()&amp;&quot;C6&quot;;0)" office:value-type="float" office:value="4.01758241758242">
            <text:p>4.0176E+00</text:p>
          </table:table-cell>
          <table:table-cell table:style-name="ce22" table:formula="of:=INDIRECT(&quot;R8C&quot;&amp;COLUMN();0)/INDIRECT(&quot;R&quot;&amp;ROW()&amp;&quot;C6&quot;;0)" office:value-type="float" office:value="3.57802197802198">
            <text:p>3.5780E+00</text:p>
          </table:table-cell>
          <table:table-cell table:style-name="ce22" table:formula="of:=INDIRECT(&quot;R8C&quot;&amp;COLUMN();0)/INDIRECT(&quot;R&quot;&amp;ROW()&amp;&quot;C6&quot;;0)" office:value-type="float" office:value="3.18681318681319">
            <text:p>3.1868E+00</text:p>
          </table:table-cell>
          <table:table-cell table:style-name="ce22" table:formula="of:=INDIRECT(&quot;R8C&quot;&amp;COLUMN();0)/INDIRECT(&quot;R&quot;&amp;ROW()&amp;&quot;C6&quot;;0)" office:value-type="float" office:value="2.83736263736264">
            <text:p>2.8374E+00</text:p>
          </table:table-cell>
          <table:table-cell table:style-name="ce22" table:formula="of:=INDIRECT(&quot;R8C&quot;&amp;COLUMN();0)/INDIRECT(&quot;R&quot;&amp;ROW()&amp;&quot;C6&quot;;0)" office:value-type="float" office:value="2.52747252747253">
            <text:p>2.5275E+00</text:p>
          </table:table-cell>
          <table:table-cell table:style-name="ce22" table:formula="of:=INDIRECT(&quot;R8C&quot;&amp;COLUMN();0)/INDIRECT(&quot;R&quot;&amp;ROW()&amp;&quot;C6&quot;;0)" office:value-type="float" office:value="2.25054945054945">
            <text:p>2.2505E+00</text:p>
          </table:table-cell>
          <table:table-cell table:style-name="ce22" table:formula="of:=INDIRECT(&quot;R8C&quot;&amp;COLUMN();0)/INDIRECT(&quot;R&quot;&amp;ROW()&amp;&quot;C6&quot;;0)" office:value-type="float" office:value="2.0043956043956">
            <text:p>2.0044E+00</text:p>
          </table:table-cell>
          <table:table-cell table:style-name="ce22" table:formula="of:=INDIRECT(&quot;R8C&quot;&amp;COLUMN();0)/INDIRECT(&quot;R&quot;&amp;ROW()&amp;&quot;C6&quot;;0)" office:value-type="float" office:value="1.78461538461538">
            <text:p>1.7846E+00</text:p>
          </table:table-cell>
          <table:table-cell table:style-name="ce22" table:formula="of:=INDIRECT(&quot;R8C&quot;&amp;COLUMN();0)/INDIRECT(&quot;R&quot;&amp;ROW()&amp;&quot;C6&quot;;0)" office:value-type="float" office:value="1.58901098901099">
            <text:p>1.5890E+00</text:p>
          </table:table-cell>
          <table:table-cell table:style-name="ce22" table:formula="of:=INDIRECT(&quot;R8C&quot;&amp;COLUMN();0)/INDIRECT(&quot;R&quot;&amp;ROW()&amp;&quot;C6&quot;;0)" office:value-type="float" office:value="1.41538461538462">
            <text:p>1.4154E+00</text:p>
          </table:table-cell>
          <table:table-cell table:style-name="ce22" table:formula="of:=INDIRECT(&quot;R8C&quot;&amp;COLUMN();0)/INDIRECT(&quot;R&quot;&amp;ROW()&amp;&quot;C6&quot;;0)" office:value-type="float" office:value="1.25934065934066">
            <text:p>1.2593E+00</text:p>
          </table:table-cell>
          <table:table-cell table:style-name="ce22" table:formula="of:=INDIRECT(&quot;R8C&quot;&amp;COLUMN();0)/INDIRECT(&quot;R&quot;&amp;ROW()&amp;&quot;C6&quot;;0)" office:value-type="float" office:value="1.12307692307692">
            <text:p>1.1231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10989010989">
            <text:p>8.9011E-01</text:p>
          </table:table-cell>
          <table:table-cell table:style-name="ce22" table:formula="of:=INDIRECT(&quot;R8C&quot;&amp;COLUMN();0)/INDIRECT(&quot;R&quot;&amp;ROW()&amp;&quot;C6&quot;;0)" office:value-type="float" office:value="0.793406593406593">
            <text:p>7.9341E-01</text:p>
          </table:table-cell>
          <table:table-cell table:style-name="ce22" table:formula="of:=INDIRECT(&quot;R8C&quot;&amp;COLUMN();0)/INDIRECT(&quot;R&quot;&amp;ROW()&amp;&quot;C6&quot;;0)" office:value-type="float" office:value="0.705494505494506">
            <text:p>7.0549E-01</text:p>
          </table:table-cell>
          <table:table-cell table:style-name="ce22" table:formula="of:=INDIRECT(&quot;R8C&quot;&amp;COLUMN();0)/INDIRECT(&quot;R&quot;&amp;ROW()&amp;&quot;C6&quot;;0)" office:value-type="float" office:value="0.628571428571429">
            <text:p>6.2857E-01</text:p>
          </table:table-cell>
          <table:table-cell table:style-name="ce22" table:formula="of:=INDIRECT(&quot;R8C&quot;&amp;COLUMN();0)/INDIRECT(&quot;R&quot;&amp;ROW()&amp;&quot;C6&quot;;0)" office:value-type="float" office:value="0.56043956043956">
            <text:p>5.6044E-01</text:p>
          </table:table-cell>
          <table:table-cell table:style-name="ce22" table:formula="of:=INDIRECT(&quot;R8C&quot;&amp;COLUMN();0)/INDIRECT(&quot;R&quot;&amp;ROW()&amp;&quot;C6&quot;;0)" office:value-type="float" office:value="0.498901098901099">
            <text:p>4.9890E-01</text:p>
          </table:table-cell>
          <table:table-cell table:style-name="ce22" table:formula="of:=INDIRECT(&quot;R8C&quot;&amp;COLUMN();0)/INDIRECT(&quot;R&quot;&amp;ROW()&amp;&quot;C6&quot;;0)" office:value-type="float" office:value="0.443956043956044">
            <text:p>4.4396E-01</text:p>
          </table:table-cell>
          <table:table-cell table:style-name="ce22" table:formula="of:=INDIRECT(&quot;R8C&quot;&amp;COLUMN();0)/INDIRECT(&quot;R&quot;&amp;ROW()&amp;&quot;C6&quot;;0)" office:value-type="float" office:value="0.395604395604396">
            <text:p>3.9560E-01</text:p>
          </table:table-cell>
          <table:table-cell table:style-name="ce22" table:formula="of:=INDIRECT(&quot;R8C&quot;&amp;COLUMN();0)/INDIRECT(&quot;R&quot;&amp;ROW()&amp;&quot;C6&quot;;0)" office:value-type="float" office:value="0.351648351648352">
            <text:p>3.5165E-01</text:p>
          </table:table-cell>
          <table:table-cell table:style-name="ce22" table:formula="of:=INDIRECT(&quot;R8C&quot;&amp;COLUMN();0)/INDIRECT(&quot;R&quot;&amp;ROW()&amp;&quot;C6&quot;;0)" office:value-type="float" office:value="0.314285714285714">
            <text:p>3.1429E-01</text:p>
          </table:table-cell>
          <table:table-cell table:style-name="ce22" table:formula="of:=INDIRECT(&quot;R8C&quot;&amp;COLUMN();0)/INDIRECT(&quot;R&quot;&amp;ROW()&amp;&quot;C6&quot;;0)" office:value-type="float" office:value="0.279120879120879">
            <text:p>2.7912E-01</text:p>
          </table:table-cell>
          <table:table-cell table:style-name="ce22" table:formula="of:=INDIRECT(&quot;R8C&quot;&amp;COLUMN();0)/INDIRECT(&quot;R&quot;&amp;ROW()&amp;&quot;C6&quot;;0)" office:value-type="float" office:value="0.248351648351648">
            <text:p>2.4835E-01</text:p>
          </table:table-cell>
          <table:table-cell table:style-name="ce22" table:formula="of:=INDIRECT(&quot;R8C&quot;&amp;COLUMN();0)/INDIRECT(&quot;R&quot;&amp;ROW()&amp;&quot;C6&quot;;0)" office:value-type="float" office:value="0.221978021978022">
            <text:p>2.2198E-01</text:p>
          </table:table-cell>
          <table:table-cell table:style-name="ce22" table:formula="of:=INDIRECT(&quot;R8C&quot;&amp;COLUMN();0)/INDIRECT(&quot;R&quot;&amp;ROW()&amp;&quot;C6&quot;;0)" office:value-type="float" office:value="0.197142857142857">
            <text:p>1.9714E-01</text:p>
          </table:table-cell>
          <table:table-cell table:style-name="ce22" table:formula="of:=INDIRECT(&quot;R8C&quot;&amp;COLUMN();0)/INDIRECT(&quot;R&quot;&amp;ROW()&amp;&quot;C6&quot;;0)" office:value-type="float" office:value="0.175604395604396">
            <text:p>1.7560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7])+1" office:value-type="float" office:value="49">
            <text:p>49</text:p>
          </table:table-cell>
          <table:table-cell table:style-name="ce6" office:value-type="float" office:value="26">
            <text:p>26</text:p>
          </table:table-cell>
          <table:table-cell table:style-name="ce9" office:value-type="float" office:value="0.0159">
            <text:p>0.0159</text:p>
          </table:table-cell>
          <table:table-cell table:style-name="ce13" office:value-type="float" office:value="0.405">
            <text:p>0.4050</text:p>
          </table:table-cell>
          <table:table-cell table:style-name="ce14" table:formula="of:=[.D58]/2" office:value-type="float" office:value="0.2025">
            <text:p>0.2025</text:p>
          </table:table-cell>
          <table:table-cell table:style-name="ce16" table:formula="of:=pi*[.D58]" office:value-type="float" office:value="1.27234502470387">
            <text:p>1.2723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188.148148148148">
            <text:p>1.8815E+02</text:p>
          </table:table-cell>
          <table:table-cell table:style-name="ce22" table:formula="of:=INDIRECT(&quot;R8C&quot;&amp;COLUMN();0)/INDIRECT(&quot;R&quot;&amp;ROW()&amp;&quot;C6&quot;;0)" office:value-type="float" office:value="156.79012345679">
            <text:p>1.5679E+02</text:p>
          </table:table-cell>
          <table:table-cell table:style-name="ce22" table:formula="of:=INDIRECT(&quot;R8C&quot;&amp;COLUMN();0)/INDIRECT(&quot;R&quot;&amp;ROW()&amp;&quot;C6&quot;;0)" office:value-type="float" office:value="141.111111111111">
            <text:p>1.4111E+02</text:p>
          </table:table-cell>
          <table:table-cell table:style-name="ce22" table:formula="of:=INDIRECT(&quot;R8C&quot;&amp;COLUMN();0)/INDIRECT(&quot;R&quot;&amp;ROW()&amp;&quot;C6&quot;;0)" office:value-type="float" office:value="125.432098765432">
            <text:p>1.2543E+02</text:p>
          </table:table-cell>
          <table:table-cell table:style-name="ce22" table:formula="of:=INDIRECT(&quot;R8C&quot;&amp;COLUMN();0)/INDIRECT(&quot;R&quot;&amp;ROW()&amp;&quot;C6&quot;;0)" office:value-type="float" office:value="109.753086419753">
            <text:p>1.0975E+02</text:p>
          </table:table-cell>
          <table:table-cell table:style-name="ce22" table:formula="of:=INDIRECT(&quot;R8C&quot;&amp;COLUMN();0)/INDIRECT(&quot;R&quot;&amp;ROW()&amp;&quot;C6&quot;;0)" office:value-type="float" office:value="101.913580246914">
            <text:p>1.0191E+02</text:p>
          </table:table-cell>
          <table:table-cell table:style-name="ce22" table:formula="of:=INDIRECT(&quot;R8C&quot;&amp;COLUMN();0)/INDIRECT(&quot;R&quot;&amp;ROW()&amp;&quot;C6&quot;;0)" office:value-type="float" office:value="94.0740740740741">
            <text:p>9.4074E+01</text:p>
          </table:table-cell>
          <table:table-cell table:style-name="ce22" table:formula="of:=INDIRECT(&quot;R8C&quot;&amp;COLUMN();0)/INDIRECT(&quot;R&quot;&amp;ROW()&amp;&quot;C6&quot;;0)" office:value-type="float" office:value="86.2345679012346">
            <text:p>8.6235E+01</text:p>
          </table:table-cell>
          <table:table-cell table:style-name="ce22" table:formula="of:=INDIRECT(&quot;R8C&quot;&amp;COLUMN();0)/INDIRECT(&quot;R&quot;&amp;ROW()&amp;&quot;C6&quot;;0)" office:value-type="float" office:value="78.3950617283951">
            <text:p>7.8395E+01</text:p>
          </table:table-cell>
          <table:table-cell table:style-name="ce22" table:formula="of:=INDIRECT(&quot;R8C&quot;&amp;COLUMN();0)/INDIRECT(&quot;R&quot;&amp;ROW()&amp;&quot;C6&quot;;0)" office:value-type="float" office:value="62.716049382716">
            <text:p>6.2716E+01</text:p>
          </table:table-cell>
          <table:table-cell table:style-name="ce22" table:formula="of:=INDIRECT(&quot;R8C&quot;&amp;COLUMN();0)/INDIRECT(&quot;R&quot;&amp;ROW()&amp;&quot;C6&quot;;0)" office:value-type="float" office:value="54.8765432098765">
            <text:p>5.4877E+01</text:p>
          </table:table-cell>
          <table:table-cell table:style-name="ce22" table:formula="of:=INDIRECT(&quot;R8C&quot;&amp;COLUMN();0)/INDIRECT(&quot;R&quot;&amp;ROW()&amp;&quot;C6&quot;;0)" office:value-type="float" office:value="50.9567901234568">
            <text:p>5.0957E+01</text:p>
          </table:table-cell>
          <table:table-cell table:style-name="ce22" table:formula="of:=INDIRECT(&quot;R8C&quot;&amp;COLUMN();0)/INDIRECT(&quot;R&quot;&amp;ROW()&amp;&quot;C6&quot;;0)" office:value-type="float" office:value="47.037037037037">
            <text:p>4.7037E+01</text:p>
          </table:table-cell>
          <table:table-cell table:style-name="ce22" table:formula="of:=INDIRECT(&quot;R8C&quot;&amp;COLUMN();0)/INDIRECT(&quot;R&quot;&amp;ROW()&amp;&quot;C6&quot;;0)" office:value-type="float" office:value="39.1975308641975">
            <text:p>3.9198E+01</text:p>
          </table:table-cell>
          <table:table-cell table:style-name="ce22" table:formula="of:=INDIRECT(&quot;R8C&quot;&amp;COLUMN();0)/INDIRECT(&quot;R&quot;&amp;ROW()&amp;&quot;C6&quot;;0)" office:value-type="float" office:value="31.358024691358">
            <text:p>3.1358E+01</text:p>
          </table:table-cell>
          <table:table-cell table:style-name="ce22" table:formula="of:=INDIRECT(&quot;R8C&quot;&amp;COLUMN();0)/INDIRECT(&quot;R&quot;&amp;ROW()&amp;&quot;C6&quot;;0)" office:value-type="float" office:value="28.8493827160494">
            <text:p>2.8849E+01</text:p>
          </table:table-cell>
          <table:table-cell table:style-name="ce22" table:formula="of:=INDIRECT(&quot;R8C&quot;&amp;COLUMN();0)/INDIRECT(&quot;R&quot;&amp;ROW()&amp;&quot;C6&quot;;0)" office:value-type="float" office:value="25.6888888888889">
            <text:p>2.5689E+01</text:p>
          </table:table-cell>
          <table:table-cell table:style-name="ce22" table:formula="of:=INDIRECT(&quot;R8C&quot;&amp;COLUMN();0)/INDIRECT(&quot;R&quot;&amp;ROW()&amp;&quot;C6&quot;;0)" office:value-type="float" office:value="23.5185185185185">
            <text:p>2.3519E+01</text:p>
          </table:table-cell>
          <table:table-cell table:style-name="ce22" table:formula="of:=INDIRECT(&quot;R8C&quot;&amp;COLUMN();0)/INDIRECT(&quot;R&quot;&amp;ROW()&amp;&quot;C6&quot;;0)" office:value-type="float" office:value="22.879012345679">
            <text:p>2.2879E+01</text:p>
          </table:table-cell>
          <table:table-cell table:style-name="ce22" table:formula="of:=INDIRECT(&quot;R8C&quot;&amp;COLUMN();0)/INDIRECT(&quot;R&quot;&amp;ROW()&amp;&quot;C6&quot;;0)" office:value-type="float" office:value="20.3753086419753">
            <text:p>2.0375E+01</text:p>
          </table:table-cell>
          <table:table-cell table:style-name="ce22" table:formula="of:=INDIRECT(&quot;R8C&quot;&amp;COLUMN();0)/INDIRECT(&quot;R&quot;&amp;ROW()&amp;&quot;C6&quot;;0)" office:value-type="float" office:value="19.5987654320988">
            <text:p>1.9599E+01</text:p>
          </table:table-cell>
          <table:table-cell table:style-name="ce22" table:formula="of:=INDIRECT(&quot;R8C&quot;&amp;COLUMN();0)/INDIRECT(&quot;R&quot;&amp;ROW()&amp;&quot;C6&quot;;0)" office:value-type="float" office:value="18.1432098765432">
            <text:p>1.8143E+01</text:p>
          </table:table-cell>
          <table:table-cell table:style-name="ce22" table:formula="of:=INDIRECT(&quot;R8C&quot;&amp;COLUMN();0)/INDIRECT(&quot;R&quot;&amp;ROW()&amp;&quot;C6&quot;;0)" office:value-type="float" office:value="16.158024691358">
            <text:p>1.6158E+01</text:p>
          </table:table-cell>
          <table:table-cell table:style-name="ce22" table:formula="of:=INDIRECT(&quot;R8C&quot;&amp;COLUMN();0)/INDIRECT(&quot;R&quot;&amp;ROW()&amp;&quot;C6&quot;;0)" office:value-type="float" office:value="15.679012345679">
            <text:p>1.5679E+01</text:p>
          </table:table-cell>
          <table:table-cell table:style-name="ce22" table:formula="of:=INDIRECT(&quot;R8C&quot;&amp;COLUMN();0)/INDIRECT(&quot;R&quot;&amp;ROW()&amp;&quot;C6&quot;;0)" office:value-type="float" office:value="14.3876543209877">
            <text:p>1.4388E+01</text:p>
          </table:table-cell>
          <table:table-cell table:style-name="ce22" table:formula="of:=INDIRECT(&quot;R8C&quot;&amp;COLUMN();0)/INDIRECT(&quot;R&quot;&amp;ROW()&amp;&quot;C6&quot;;0)" office:value-type="float" office:value="12.8123456790123">
            <text:p>1.2812E+01</text:p>
          </table:table-cell>
          <table:table-cell table:style-name="ce22" table:formula="of:=INDIRECT(&quot;R8C&quot;&amp;COLUMN();0)/INDIRECT(&quot;R&quot;&amp;ROW()&amp;&quot;C6&quot;;0)" office:value-type="float" office:value="11.7592592592593">
            <text:p>1.1759E+01</text:p>
          </table:table-cell>
          <table:table-cell table:style-name="ce22" table:formula="of:=INDIRECT(&quot;R8C&quot;&amp;COLUMN();0)/INDIRECT(&quot;R&quot;&amp;ROW()&amp;&quot;C6&quot;;0)" office:value-type="float" office:value="11.4098765432099">
            <text:p>1.1410E+01</text:p>
          </table:table-cell>
          <table:table-cell table:style-name="ce22" table:formula="of:=INDIRECT(&quot;R8C&quot;&amp;COLUMN();0)/INDIRECT(&quot;R&quot;&amp;ROW()&amp;&quot;C6&quot;;0)" office:value-type="float" office:value="10.1604938271605">
            <text:p>1.0160E+01</text:p>
          </table:table-cell>
          <table:table-cell table:style-name="ce22" table:formula="of:=INDIRECT(&quot;R8C&quot;&amp;COLUMN();0)/INDIRECT(&quot;R&quot;&amp;ROW()&amp;&quot;C6&quot;;0)" office:value-type="float" office:value="9.04938271604938">
            <text:p>9.0494E+00</text:p>
          </table:table-cell>
          <table:table-cell table:style-name="ce22" table:formula="of:=INDIRECT(&quot;R8C&quot;&amp;COLUMN();0)/INDIRECT(&quot;R&quot;&amp;ROW()&amp;&quot;C6&quot;;0)" office:value-type="float" office:value="8.05925925925926">
            <text:p>8.0593E+00</text:p>
          </table:table-cell>
          <table:table-cell table:style-name="ce22" table:formula="of:=INDIRECT(&quot;R8C&quot;&amp;COLUMN();0)/INDIRECT(&quot;R&quot;&amp;ROW()&amp;&quot;C6&quot;;0)" office:value-type="float" office:value="7.17530864197531">
            <text:p>7.1753E+00</text:p>
          </table:table-cell>
          <table:table-cell table:style-name="ce22" table:formula="of:=INDIRECT(&quot;R8C&quot;&amp;COLUMN();0)/INDIRECT(&quot;R&quot;&amp;ROW()&amp;&quot;C6&quot;;0)" office:value-type="float" office:value="6.39012345679012">
            <text:p>6.3901E+00</text:p>
          </table:table-cell>
          <table:table-cell table:style-name="ce22" table:formula="of:=INDIRECT(&quot;R8C&quot;&amp;COLUMN();0)/INDIRECT(&quot;R&quot;&amp;ROW()&amp;&quot;C6&quot;;0)" office:value-type="float" office:value="5.69135802469136">
            <text:p>5.6914E+00</text:p>
          </table:table-cell>
          <table:table-cell table:style-name="ce22" table:formula="of:=INDIRECT(&quot;R8C&quot;&amp;COLUMN();0)/INDIRECT(&quot;R&quot;&amp;ROW()&amp;&quot;C6&quot;;0)" office:value-type="float" office:value="5.06913580246914">
            <text:p>5.0691E+00</text:p>
          </table:table-cell>
          <table:table-cell table:style-name="ce22" table:formula="of:=INDIRECT(&quot;R8C&quot;&amp;COLUMN();0)/INDIRECT(&quot;R&quot;&amp;ROW()&amp;&quot;C6&quot;;0)" office:value-type="float" office:value="4.51358024691358">
            <text:p>4.5136E+00</text:p>
          </table:table-cell>
          <table:table-cell table:style-name="ce22" table:formula="of:=INDIRECT(&quot;R8C&quot;&amp;COLUMN();0)/INDIRECT(&quot;R&quot;&amp;ROW()&amp;&quot;C6&quot;;0)" office:value-type="float" office:value="4.01975308641975">
            <text:p>4.0198E+00</text:p>
          </table:table-cell>
          <table:table-cell table:style-name="ce22" table:formula="of:=INDIRECT(&quot;R8C&quot;&amp;COLUMN();0)/INDIRECT(&quot;R&quot;&amp;ROW()&amp;&quot;C6&quot;;0)" office:value-type="float" office:value="3.58024691358025">
            <text:p>3.5802E+00</text:p>
          </table:table-cell>
          <table:table-cell table:style-name="ce22" table:formula="of:=INDIRECT(&quot;R8C&quot;&amp;COLUMN();0)/INDIRECT(&quot;R&quot;&amp;ROW()&amp;&quot;C6&quot;;0)" office:value-type="float" office:value="3.18765432098765">
            <text:p>3.1877E+00</text:p>
          </table:table-cell>
          <table:table-cell table:style-name="ce22" table:formula="of:=INDIRECT(&quot;R8C&quot;&amp;COLUMN();0)/INDIRECT(&quot;R&quot;&amp;ROW()&amp;&quot;C6&quot;;0)" office:value-type="float" office:value="2.83950617283951">
            <text:p>2.8395E+00</text:p>
          </table:table-cell>
          <table:table-cell table:style-name="ce22" table:formula="of:=INDIRECT(&quot;R8C&quot;&amp;COLUMN();0)/INDIRECT(&quot;R&quot;&amp;ROW()&amp;&quot;C6&quot;;0)" office:value-type="float" office:value="2.52839506172839">
            <text:p>2.5284E+00</text:p>
          </table:table-cell>
          <table:table-cell table:style-name="ce22" table:formula="of:=INDIRECT(&quot;R8C&quot;&amp;COLUMN();0)/INDIRECT(&quot;R&quot;&amp;ROW()&amp;&quot;C6&quot;;0)" office:value-type="float" office:value="2.25185185185185">
            <text:p>2.2519E+00</text:p>
          </table:table-cell>
          <table:table-cell table:style-name="ce22" table:formula="of:=INDIRECT(&quot;R8C&quot;&amp;COLUMN();0)/INDIRECT(&quot;R&quot;&amp;ROW()&amp;&quot;C6&quot;;0)" office:value-type="float" office:value="2.00493827160494">
            <text:p>2.0049E+00</text:p>
          </table:table-cell>
          <table:table-cell table:style-name="ce22" table:formula="of:=INDIRECT(&quot;R8C&quot;&amp;COLUMN();0)/INDIRECT(&quot;R&quot;&amp;ROW()&amp;&quot;C6&quot;;0)" office:value-type="float" office:value="1.78518518518519">
            <text:p>1.7852E+00</text:p>
          </table:table-cell>
          <table:table-cell table:style-name="ce22" table:formula="of:=INDIRECT(&quot;R8C&quot;&amp;COLUMN();0)/INDIRECT(&quot;R&quot;&amp;ROW()&amp;&quot;C6&quot;;0)" office:value-type="float" office:value="1.59012345679012">
            <text:p>1.5901E+00</text:p>
          </table:table-cell>
          <table:table-cell table:style-name="ce22" table:formula="of:=INDIRECT(&quot;R8C&quot;&amp;COLUMN();0)/INDIRECT(&quot;R&quot;&amp;ROW()&amp;&quot;C6&quot;;0)" office:value-type="float" office:value="1.41481481481482">
            <text:p>1.4148E+00</text:p>
          </table:table-cell>
          <table:table-cell table:style-name="ce22" table:formula="of:=INDIRECT(&quot;R8C&quot;&amp;COLUMN();0)/INDIRECT(&quot;R&quot;&amp;ROW()&amp;&quot;C6&quot;;0)" office:value-type="float" office:value="1.26172839506173">
            <text:p>1.2617E+00</text:p>
          </table:table-cell>
          <table:table-cell table:style-name="ce22" table:formula="of:=INDIRECT(&quot;R8C&quot;&amp;COLUMN();0)/INDIRECT(&quot;R&quot;&amp;ROW()&amp;&quot;C6&quot;;0)" office:value-type="float" office:value="1.12345679012346">
            <text:p>1.1235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1358024691358">
            <text:p>8.9136E-01</text:p>
          </table:table-cell>
          <table:table-cell table:style-name="ce22" table:formula="of:=INDIRECT(&quot;R8C&quot;&amp;COLUMN();0)/INDIRECT(&quot;R&quot;&amp;ROW()&amp;&quot;C6&quot;;0)" office:value-type="float" office:value="0.792592592592593">
            <text:p>7.9259E-01</text:p>
          </table:table-cell>
          <table:table-cell table:style-name="ce22" table:formula="of:=INDIRECT(&quot;R8C&quot;&amp;COLUMN();0)/INDIRECT(&quot;R&quot;&amp;ROW()&amp;&quot;C6&quot;;0)" office:value-type="float" office:value="0.706172839506173">
            <text:p>7.0617E-01</text:p>
          </table:table-cell>
          <table:table-cell table:style-name="ce22" table:formula="of:=INDIRECT(&quot;R8C&quot;&amp;COLUMN();0)/INDIRECT(&quot;R&quot;&amp;ROW()&amp;&quot;C6&quot;;0)" office:value-type="float" office:value="0.62962962962963">
            <text:p>6.2963E-01</text:p>
          </table:table-cell>
          <table:table-cell table:style-name="ce22" table:formula="of:=INDIRECT(&quot;R8C&quot;&amp;COLUMN();0)/INDIRECT(&quot;R&quot;&amp;ROW()&amp;&quot;C6&quot;;0)" office:value-type="float" office:value="0.560493827160494">
            <text:p>5.6049E-01</text:p>
          </table:table-cell>
          <table:table-cell table:style-name="ce22" table:formula="of:=INDIRECT(&quot;R8C&quot;&amp;COLUMN();0)/INDIRECT(&quot;R&quot;&amp;ROW()&amp;&quot;C6&quot;;0)" office:value-type="float" office:value="0.498765432098765">
            <text:p>4.9877E-01</text:p>
          </table:table-cell>
          <table:table-cell table:style-name="ce22" table:formula="of:=INDIRECT(&quot;R8C&quot;&amp;COLUMN();0)/INDIRECT(&quot;R&quot;&amp;ROW()&amp;&quot;C6&quot;;0)" office:value-type="float" office:value="0.444444444444444">
            <text:p>4.4444E-01</text:p>
          </table:table-cell>
          <table:table-cell table:style-name="ce22" table:formula="of:=INDIRECT(&quot;R8C&quot;&amp;COLUMN();0)/INDIRECT(&quot;R&quot;&amp;ROW()&amp;&quot;C6&quot;;0)" office:value-type="float" office:value="0.395061728395062">
            <text:p>3.9506E-01</text:p>
          </table:table-cell>
          <table:table-cell table:style-name="ce22" table:formula="of:=INDIRECT(&quot;R8C&quot;&amp;COLUMN();0)/INDIRECT(&quot;R&quot;&amp;ROW()&amp;&quot;C6&quot;;0)" office:value-type="float" office:value="0.353086419753086">
            <text:p>3.5309E-01</text:p>
          </table:table-cell>
          <table:table-cell table:style-name="ce22" table:formula="of:=INDIRECT(&quot;R8C&quot;&amp;COLUMN();0)/INDIRECT(&quot;R&quot;&amp;ROW()&amp;&quot;C6&quot;;0)" office:value-type="float" office:value="0.31358024691358">
            <text:p>3.1358E-01</text:p>
          </table:table-cell>
          <table:table-cell table:style-name="ce22" table:formula="of:=INDIRECT(&quot;R8C&quot;&amp;COLUMN();0)/INDIRECT(&quot;R&quot;&amp;ROW()&amp;&quot;C6&quot;;0)" office:value-type="float" office:value="0.279012345679012">
            <text:p>2.7901E-01</text:p>
          </table:table-cell>
          <table:table-cell table:style-name="ce22" table:formula="of:=INDIRECT(&quot;R8C&quot;&amp;COLUMN();0)/INDIRECT(&quot;R&quot;&amp;ROW()&amp;&quot;C6&quot;;0)" office:value-type="float" office:value="0.249382716049383">
            <text:p>2.4938E-01</text:p>
          </table:table-cell>
          <table:table-cell table:style-name="ce22" table:formula="of:=INDIRECT(&quot;R8C&quot;&amp;COLUMN();0)/INDIRECT(&quot;R&quot;&amp;ROW()&amp;&quot;C6&quot;;0)" office:value-type="float" office:value="0.221481481481481">
            <text:p>2.2148E-01</text:p>
          </table:table-cell>
          <table:table-cell table:style-name="ce22" table:formula="of:=INDIRECT(&quot;R8C&quot;&amp;COLUMN();0)/INDIRECT(&quot;R&quot;&amp;ROW()&amp;&quot;C6&quot;;0)" office:value-type="float" office:value="0.197283950617284">
            <text:p>1.9728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8])+1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9" office:value-type="float" office:value="0.0142">
            <text:p>0.0142</text:p>
          </table:table-cell>
          <table:table-cell table:style-name="ce13" office:value-type="float" office:value="0.361">
            <text:p>0.3610</text:p>
          </table:table-cell>
          <table:table-cell table:style-name="ce14" table:formula="of:=[.D59]/2" office:value-type="float" office:value="0.1805">
            <text:p>0.1805</text:p>
          </table:table-cell>
          <table:table-cell table:style-name="ce16" table:formula="of:=pi*[.D59]" office:value-type="float" office:value="1.13411494794591">
            <text:p>1.134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11.080332409972">
            <text:p>2.1108E+02</text:p>
          </table:table-cell>
          <table:table-cell table:style-name="ce22" table:formula="of:=INDIRECT(&quot;R8C&quot;&amp;COLUMN();0)/INDIRECT(&quot;R&quot;&amp;ROW()&amp;&quot;C6&quot;;0)" office:value-type="float" office:value="175.90027700831">
            <text:p>1.7590E+02</text:p>
          </table:table-cell>
          <table:table-cell table:style-name="ce22" table:formula="of:=INDIRECT(&quot;R8C&quot;&amp;COLUMN();0)/INDIRECT(&quot;R&quot;&amp;ROW()&amp;&quot;C6&quot;;0)" office:value-type="float" office:value="158.310249307479">
            <text:p>1.5831E+02</text:p>
          </table:table-cell>
          <table:table-cell table:style-name="ce22" table:formula="of:=INDIRECT(&quot;R8C&quot;&amp;COLUMN();0)/INDIRECT(&quot;R&quot;&amp;ROW()&amp;&quot;C6&quot;;0)" office:value-type="float" office:value="140.720221606648">
            <text:p>1.4072E+02</text:p>
          </table:table-cell>
          <table:table-cell table:style-name="ce22" table:formula="of:=INDIRECT(&quot;R8C&quot;&amp;COLUMN();0)/INDIRECT(&quot;R&quot;&amp;ROW()&amp;&quot;C6&quot;;0)" office:value-type="float" office:value="123.130193905817">
            <text:p>1.2313E+02</text:p>
          </table:table-cell>
          <table:table-cell table:style-name="ce22" table:formula="of:=INDIRECT(&quot;R8C&quot;&amp;COLUMN();0)/INDIRECT(&quot;R&quot;&amp;ROW()&amp;&quot;C6&quot;;0)" office:value-type="float" office:value="114.335180055402">
            <text:p>1.1434E+02</text:p>
          </table:table-cell>
          <table:table-cell table:style-name="ce22" table:formula="of:=INDIRECT(&quot;R8C&quot;&amp;COLUMN();0)/INDIRECT(&quot;R&quot;&amp;ROW()&amp;&quot;C6&quot;;0)" office:value-type="float" office:value="105.540166204986">
            <text:p>1.0554E+02</text:p>
          </table:table-cell>
          <table:table-cell table:style-name="ce22" table:formula="of:=INDIRECT(&quot;R8C&quot;&amp;COLUMN();0)/INDIRECT(&quot;R&quot;&amp;ROW()&amp;&quot;C6&quot;;0)" office:value-type="float" office:value="96.7451523545706">
            <text:p>9.6745E+01</text:p>
          </table:table-cell>
          <table:table-cell table:style-name="ce22" table:formula="of:=INDIRECT(&quot;R8C&quot;&amp;COLUMN();0)/INDIRECT(&quot;R&quot;&amp;ROW()&amp;&quot;C6&quot;;0)" office:value-type="float" office:value="87.9501385041551">
            <text:p>8.7950E+01</text:p>
          </table:table-cell>
          <table:table-cell table:style-name="ce22" table:formula="of:=INDIRECT(&quot;R8C&quot;&amp;COLUMN();0)/INDIRECT(&quot;R&quot;&amp;ROW()&amp;&quot;C6&quot;;0)" office:value-type="float" office:value="70.3601108033241">
            <text:p>7.0360E+01</text:p>
          </table:table-cell>
          <table:table-cell table:style-name="ce22" table:formula="of:=INDIRECT(&quot;R8C&quot;&amp;COLUMN();0)/INDIRECT(&quot;R&quot;&amp;ROW()&amp;&quot;C6&quot;;0)" office:value-type="float" office:value="61.5650969529086">
            <text:p>6.1565E+01</text:p>
          </table:table-cell>
          <table:table-cell table:style-name="ce22" table:formula="of:=INDIRECT(&quot;R8C&quot;&amp;COLUMN();0)/INDIRECT(&quot;R&quot;&amp;ROW()&amp;&quot;C6&quot;;0)" office:value-type="float" office:value="57.1675900277008">
            <text:p>5.7168E+01</text:p>
          </table:table-cell>
          <table:table-cell table:style-name="ce22" table:formula="of:=INDIRECT(&quot;R8C&quot;&amp;COLUMN();0)/INDIRECT(&quot;R&quot;&amp;ROW()&amp;&quot;C6&quot;;0)" office:value-type="float" office:value="52.7700831024931">
            <text:p>5.2770E+01</text:p>
          </table:table-cell>
          <table:table-cell table:style-name="ce22" table:formula="of:=INDIRECT(&quot;R8C&quot;&amp;COLUMN();0)/INDIRECT(&quot;R&quot;&amp;ROW()&amp;&quot;C6&quot;;0)" office:value-type="float" office:value="43.9750692520776">
            <text:p>4.3975E+01</text:p>
          </table:table-cell>
          <table:table-cell table:style-name="ce22" table:formula="of:=INDIRECT(&quot;R8C&quot;&amp;COLUMN();0)/INDIRECT(&quot;R&quot;&amp;ROW()&amp;&quot;C6&quot;;0)" office:value-type="float" office:value="35.1800554016621">
            <text:p>3.5180E+01</text:p>
          </table:table-cell>
          <table:table-cell table:style-name="ce22" table:formula="of:=INDIRECT(&quot;R8C&quot;&amp;COLUMN();0)/INDIRECT(&quot;R&quot;&amp;ROW()&amp;&quot;C6&quot;;0)" office:value-type="float" office:value="32.3656509695291">
            <text:p>3.2366E+01</text:p>
          </table:table-cell>
          <table:table-cell table:style-name="ce22" table:formula="of:=INDIRECT(&quot;R8C&quot;&amp;COLUMN();0)/INDIRECT(&quot;R&quot;&amp;ROW()&amp;&quot;C6&quot;;0)" office:value-type="float" office:value="28.819944598338">
            <text:p>2.8820E+01</text:p>
          </table:table-cell>
          <table:table-cell table:style-name="ce22" table:formula="of:=INDIRECT(&quot;R8C&quot;&amp;COLUMN();0)/INDIRECT(&quot;R&quot;&amp;ROW()&amp;&quot;C6&quot;;0)" office:value-type="float" office:value="26.3850415512465">
            <text:p>2.6385E+01</text:p>
          </table:table-cell>
          <table:table-cell table:style-name="ce22" table:formula="of:=INDIRECT(&quot;R8C&quot;&amp;COLUMN();0)/INDIRECT(&quot;R&quot;&amp;ROW()&amp;&quot;C6&quot;;0)" office:value-type="float" office:value="25.6675900277008">
            <text:p>2.5668E+01</text:p>
          </table:table-cell>
          <table:table-cell table:style-name="ce22" table:formula="of:=INDIRECT(&quot;R8C&quot;&amp;COLUMN();0)/INDIRECT(&quot;R&quot;&amp;ROW()&amp;&quot;C6&quot;;0)" office:value-type="float" office:value="22.8587257617729">
            <text:p>2.2859E+01</text:p>
          </table:table-cell>
          <table:table-cell table:style-name="ce22" table:formula="of:=INDIRECT(&quot;R8C&quot;&amp;COLUMN();0)/INDIRECT(&quot;R&quot;&amp;ROW()&amp;&quot;C6&quot;;0)" office:value-type="float" office:value="21.9875346260388">
            <text:p>2.1988E+01</text:p>
          </table:table-cell>
          <table:table-cell table:style-name="ce22" table:formula="of:=INDIRECT(&quot;R8C&quot;&amp;COLUMN();0)/INDIRECT(&quot;R&quot;&amp;ROW()&amp;&quot;C6&quot;;0)" office:value-type="float" office:value="20.3545706371191">
            <text:p>2.0355E+01</text:p>
          </table:table-cell>
          <table:table-cell table:style-name="ce22" table:formula="of:=INDIRECT(&quot;R8C&quot;&amp;COLUMN();0)/INDIRECT(&quot;R&quot;&amp;ROW()&amp;&quot;C6&quot;;0)" office:value-type="float" office:value="18.1274238227147">
            <text:p>1.8127E+01</text:p>
          </table:table-cell>
          <table:table-cell table:style-name="ce22" table:formula="of:=INDIRECT(&quot;R8C&quot;&amp;COLUMN();0)/INDIRECT(&quot;R&quot;&amp;ROW()&amp;&quot;C6&quot;;0)" office:value-type="float" office:value="17.590027700831">
            <text:p>1.7590E+01</text:p>
          </table:table-cell>
          <table:table-cell table:style-name="ce22" table:formula="of:=INDIRECT(&quot;R8C&quot;&amp;COLUMN();0)/INDIRECT(&quot;R&quot;&amp;ROW()&amp;&quot;C6&quot;;0)" office:value-type="float" office:value="16.1412742382271">
            <text:p>1.6141E+01</text:p>
          </table:table-cell>
          <table:table-cell table:style-name="ce22" table:formula="of:=INDIRECT(&quot;R8C&quot;&amp;COLUMN();0)/INDIRECT(&quot;R&quot;&amp;ROW()&amp;&quot;C6&quot;;0)" office:value-type="float" office:value="14.3739612188366">
            <text:p>1.4374E+01</text:p>
          </table:table-cell>
          <table:table-cell table:style-name="ce22" table:formula="of:=INDIRECT(&quot;R8C&quot;&amp;COLUMN();0)/INDIRECT(&quot;R&quot;&amp;ROW()&amp;&quot;C6&quot;;0)" office:value-type="float" office:value="13.1925207756233">
            <text:p>1.3193E+01</text:p>
          </table:table-cell>
          <table:table-cell table:style-name="ce22" table:formula="of:=INDIRECT(&quot;R8C&quot;&amp;COLUMN();0)/INDIRECT(&quot;R&quot;&amp;ROW()&amp;&quot;C6&quot;;0)" office:value-type="float" office:value="12.8005540166205">
            <text:p>1.2801E+01</text:p>
          </table:table-cell>
          <table:table-cell table:style-name="ce22" table:formula="of:=INDIRECT(&quot;R8C&quot;&amp;COLUMN();0)/INDIRECT(&quot;R&quot;&amp;ROW()&amp;&quot;C6&quot;;0)" office:value-type="float" office:value="11.398891966759">
            <text:p>1.1399E+01</text:p>
          </table:table-cell>
          <table:table-cell table:style-name="ce22" table:formula="of:=INDIRECT(&quot;R8C&quot;&amp;COLUMN();0)/INDIRECT(&quot;R&quot;&amp;ROW()&amp;&quot;C6&quot;;0)" office:value-type="float" office:value="10.1523545706371">
            <text:p>1.0152E+01</text:p>
          </table:table-cell>
          <table:table-cell table:style-name="ce22" table:formula="of:=INDIRECT(&quot;R8C&quot;&amp;COLUMN();0)/INDIRECT(&quot;R&quot;&amp;ROW()&amp;&quot;C6&quot;;0)" office:value-type="float" office:value="9.0415512465374">
            <text:p>9.0416E+00</text:p>
          </table:table-cell>
          <table:table-cell table:style-name="ce22" table:formula="of:=INDIRECT(&quot;R8C&quot;&amp;COLUMN();0)/INDIRECT(&quot;R&quot;&amp;ROW()&amp;&quot;C6&quot;;0)" office:value-type="float" office:value="8.04986149584488">
            <text:p>8.0499E+00</text:p>
          </table:table-cell>
          <table:table-cell table:style-name="ce22" table:formula="of:=INDIRECT(&quot;R8C&quot;&amp;COLUMN();0)/INDIRECT(&quot;R&quot;&amp;ROW()&amp;&quot;C6&quot;;0)" office:value-type="float" office:value="7.16897506925208">
            <text:p>7.1690E+00</text:p>
          </table:table-cell>
          <table:table-cell table:style-name="ce22" table:formula="of:=INDIRECT(&quot;R8C&quot;&amp;COLUMN();0)/INDIRECT(&quot;R&quot;&amp;ROW()&amp;&quot;C6&quot;;0)" office:value-type="float" office:value="6.38504155124654">
            <text:p>6.3850E+00</text:p>
          </table:table-cell>
          <table:table-cell table:style-name="ce22" table:formula="of:=INDIRECT(&quot;R8C&quot;&amp;COLUMN();0)/INDIRECT(&quot;R&quot;&amp;ROW()&amp;&quot;C6&quot;;0)" office:value-type="float" office:value="5.68698060941828">
            <text:p>5.6870E+00</text:p>
          </table:table-cell>
          <table:table-cell table:style-name="ce22" table:formula="of:=INDIRECT(&quot;R8C&quot;&amp;COLUMN();0)/INDIRECT(&quot;R&quot;&amp;ROW()&amp;&quot;C6&quot;;0)" office:value-type="float" office:value="5.06371191135734">
            <text:p>5.0637E+00</text:p>
          </table:table-cell>
          <table:table-cell table:style-name="ce22" table:formula="of:=INDIRECT(&quot;R8C&quot;&amp;COLUMN();0)/INDIRECT(&quot;R&quot;&amp;ROW()&amp;&quot;C6&quot;;0)" office:value-type="float" office:value="4.50969529085873">
            <text:p>4.5097E+00</text:p>
          </table:table-cell>
          <table:table-cell table:style-name="ce22" table:formula="of:=INDIRECT(&quot;R8C&quot;&amp;COLUMN();0)/INDIRECT(&quot;R&quot;&amp;ROW()&amp;&quot;C6&quot;;0)" office:value-type="float" office:value="4.01662049861496">
            <text:p>4.0166E+00</text:p>
          </table:table-cell>
          <table:table-cell table:style-name="ce22" table:formula="of:=INDIRECT(&quot;R8C&quot;&amp;COLUMN();0)/INDIRECT(&quot;R&quot;&amp;ROW()&amp;&quot;C6&quot;;0)" office:value-type="float" office:value="3.57617728531856">
            <text:p>3.5762E+00</text:p>
          </table:table-cell>
          <table:table-cell table:style-name="ce22" table:formula="of:=INDIRECT(&quot;R8C&quot;&amp;COLUMN();0)/INDIRECT(&quot;R&quot;&amp;ROW()&amp;&quot;C6&quot;;0)" office:value-type="float" office:value="3.18559556786704">
            <text:p>3.1856E+00</text:p>
          </table:table-cell>
          <table:table-cell table:style-name="ce22" table:formula="of:=INDIRECT(&quot;R8C&quot;&amp;COLUMN();0)/INDIRECT(&quot;R&quot;&amp;ROW()&amp;&quot;C6&quot;;0)" office:value-type="float" office:value="2.83656509695291">
            <text:p>2.8366E+00</text:p>
          </table:table-cell>
          <table:table-cell table:style-name="ce22" table:formula="of:=INDIRECT(&quot;R8C&quot;&amp;COLUMN();0)/INDIRECT(&quot;R&quot;&amp;ROW()&amp;&quot;C6&quot;;0)" office:value-type="float" office:value="2.52631578947368">
            <text:p>2.5263E+00</text:p>
          </table:table-cell>
          <table:table-cell table:style-name="ce22" table:formula="of:=INDIRECT(&quot;R8C&quot;&amp;COLUMN();0)/INDIRECT(&quot;R&quot;&amp;ROW()&amp;&quot;C6&quot;;0)" office:value-type="float" office:value="2.24930747922438">
            <text:p>2.2493E+00</text:p>
          </table:table-cell>
          <table:table-cell table:style-name="ce22" table:formula="of:=INDIRECT(&quot;R8C&quot;&amp;COLUMN();0)/INDIRECT(&quot;R&quot;&amp;ROW()&amp;&quot;C6&quot;;0)" office:value-type="float" office:value="2.00277008310249">
            <text:p>2.0028E+00</text:p>
          </table:table-cell>
          <table:table-cell table:style-name="ce22" table:formula="of:=INDIRECT(&quot;R8C&quot;&amp;COLUMN();0)/INDIRECT(&quot;R&quot;&amp;ROW()&amp;&quot;C6&quot;;0)" office:value-type="float" office:value="1.78393351800554">
            <text:p>1.7839E+00</text:p>
          </table:table-cell>
          <table:table-cell table:style-name="ce22" table:formula="of:=INDIRECT(&quot;R8C&quot;&amp;COLUMN();0)/INDIRECT(&quot;R&quot;&amp;ROW()&amp;&quot;C6&quot;;0)" office:value-type="float" office:value="1.58725761772853">
            <text:p>1.5873E+00</text:p>
          </table:table-cell>
          <table:table-cell table:style-name="ce22" table:formula="of:=INDIRECT(&quot;R8C&quot;&amp;COLUMN();0)/INDIRECT(&quot;R&quot;&amp;ROW()&amp;&quot;C6&quot;;0)" office:value-type="float" office:value="1.41551246537396">
            <text:p>1.4155E+00</text:p>
          </table:table-cell>
          <table:table-cell table:style-name="ce22" table:formula="of:=INDIRECT(&quot;R8C&quot;&amp;COLUMN();0)/INDIRECT(&quot;R&quot;&amp;ROW()&amp;&quot;C6&quot;;0)" office:value-type="float" office:value="1.26038781163435">
            <text:p>1.2604E+00</text:p>
          </table:table-cell>
          <table:table-cell table:style-name="ce22" table:formula="of:=INDIRECT(&quot;R8C&quot;&amp;COLUMN();0)/INDIRECT(&quot;R&quot;&amp;ROW()&amp;&quot;C6&quot;;0)" office:value-type="float" office:value="1.1218836565097">
            <text:p>1.121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9196675900277">
            <text:p>8.8920E-01</text:p>
          </table:table-cell>
          <table:table-cell table:style-name="ce22" table:formula="of:=INDIRECT(&quot;R8C&quot;&amp;COLUMN();0)/INDIRECT(&quot;R&quot;&amp;ROW()&amp;&quot;C6&quot;;0)" office:value-type="float" office:value="0.79224376731302">
            <text:p>7.9224E-01</text:p>
          </table:table-cell>
          <table:table-cell table:style-name="ce22" table:formula="of:=INDIRECT(&quot;R8C&quot;&amp;COLUMN();0)/INDIRECT(&quot;R&quot;&amp;ROW()&amp;&quot;C6&quot;;0)" office:value-type="float" office:value="0.706371191135734">
            <text:p>7.0637E-01</text:p>
          </table:table-cell>
          <table:table-cell table:style-name="ce22" table:formula="of:=INDIRECT(&quot;R8C&quot;&amp;COLUMN();0)/INDIRECT(&quot;R&quot;&amp;ROW()&amp;&quot;C6&quot;;0)" office:value-type="float" office:value="0.628808864265928">
            <text:p>6.2881E-01</text:p>
          </table:table-cell>
          <table:table-cell table:style-name="ce22" table:formula="of:=INDIRECT(&quot;R8C&quot;&amp;COLUMN();0)/INDIRECT(&quot;R&quot;&amp;ROW()&amp;&quot;C6&quot;;0)" office:value-type="float" office:value="0.559556786703601">
            <text:p>5.5956E-01</text:p>
          </table:table-cell>
          <table:table-cell table:style-name="ce22" table:formula="of:=INDIRECT(&quot;R8C&quot;&amp;COLUMN();0)/INDIRECT(&quot;R&quot;&amp;ROW()&amp;&quot;C6&quot;;0)" office:value-type="float" office:value="0.498614958448754">
            <text:p>4.9861E-01</text:p>
          </table:table-cell>
          <table:table-cell table:style-name="ce22" table:formula="of:=INDIRECT(&quot;R8C&quot;&amp;COLUMN();0)/INDIRECT(&quot;R&quot;&amp;ROW()&amp;&quot;C6&quot;;0)" office:value-type="float" office:value="0.443213296398892">
            <text:p>4.4321E-01</text:p>
          </table:table-cell>
          <table:table-cell table:style-name="ce22" table:formula="of:=INDIRECT(&quot;R8C&quot;&amp;COLUMN();0)/INDIRECT(&quot;R&quot;&amp;ROW()&amp;&quot;C6&quot;;0)" office:value-type="float" office:value="0.39612188365651">
            <text:p>3.9612E-01</text:p>
          </table:table-cell>
          <table:table-cell table:style-name="ce22" table:formula="of:=INDIRECT(&quot;R8C&quot;&amp;COLUMN();0)/INDIRECT(&quot;R&quot;&amp;ROW()&amp;&quot;C6&quot;;0)" office:value-type="float" office:value="0.351800554016621">
            <text:p>3.5180E-01</text:p>
          </table:table-cell>
          <table:table-cell table:style-name="ce22" table:formula="of:=INDIRECT(&quot;R8C&quot;&amp;COLUMN();0)/INDIRECT(&quot;R&quot;&amp;ROW()&amp;&quot;C6&quot;;0)" office:value-type="float" office:value="0.313019390581717">
            <text:p>3.1302E-01</text:p>
          </table:table-cell>
          <table:table-cell table:style-name="ce22" table:formula="of:=INDIRECT(&quot;R8C&quot;&amp;COLUMN();0)/INDIRECT(&quot;R&quot;&amp;ROW()&amp;&quot;C6&quot;;0)" office:value-type="float" office:value="0.279778393351801">
            <text:p>2.7978E-01</text:p>
          </table:table-cell>
          <table:table-cell table:style-name="ce22" table:formula="of:=INDIRECT(&quot;R8C&quot;&amp;COLUMN();0)/INDIRECT(&quot;R&quot;&amp;ROW()&amp;&quot;C6&quot;;0)" office:value-type="float" office:value="0.248476454293629">
            <text:p>2.4848E-01</text:p>
          </table:table-cell>
          <table:table-cell table:style-name="ce22" table:formula="of:=INDIRECT(&quot;R8C&quot;&amp;COLUMN();0)/INDIRECT(&quot;R&quot;&amp;ROW()&amp;&quot;C6&quot;;0)" office:value-type="float" office:value="0.221329639889197">
            <text:p>2.2133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59])+1" office:value-type="float" office:value="51">
            <text:p>51</text:p>
          </table:table-cell>
          <table:table-cell table:style-name="ce6" office:value-type="float" office:value="28">
            <text:p>28</text:p>
          </table:table-cell>
          <table:table-cell table:style-name="ce9" office:value-type="float" office:value="0.0126">
            <text:p>0.0126</text:p>
          </table:table-cell>
          <table:table-cell table:style-name="ce13" office:value-type="float" office:value="0.321">
            <text:p>0.3210</text:p>
          </table:table-cell>
          <table:table-cell table:style-name="ce14" table:formula="of:=[.D60]/2" office:value-type="float" office:value="0.1605">
            <text:p>0.1605</text:p>
          </table:table-cell>
          <table:table-cell table:style-name="ce16" table:formula="of:=pi*[.D60]" office:value-type="float" office:value="1.00845124180232">
            <text:p>1.008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37.383177570093">
            <text:p>2.3738E+02</text:p>
          </table:table-cell>
          <table:table-cell table:style-name="ce22" table:formula="of:=INDIRECT(&quot;R8C&quot;&amp;COLUMN();0)/INDIRECT(&quot;R&quot;&amp;ROW()&amp;&quot;C6&quot;;0)" office:value-type="float" office:value="197.819314641745">
            <text:p>1.9782E+02</text:p>
          </table:table-cell>
          <table:table-cell table:style-name="ce22" table:formula="of:=INDIRECT(&quot;R8C&quot;&amp;COLUMN();0)/INDIRECT(&quot;R&quot;&amp;ROW()&amp;&quot;C6&quot;;0)" office:value-type="float" office:value="178.03738317757">
            <text:p>1.7804E+02</text:p>
          </table:table-cell>
          <table:table-cell table:style-name="ce22" table:formula="of:=INDIRECT(&quot;R8C&quot;&amp;COLUMN();0)/INDIRECT(&quot;R&quot;&amp;ROW()&amp;&quot;C6&quot;;0)" office:value-type="float" office:value="158.255451713396">
            <text:p>1.5826E+02</text:p>
          </table:table-cell>
          <table:table-cell table:style-name="ce22" table:formula="of:=INDIRECT(&quot;R8C&quot;&amp;COLUMN();0)/INDIRECT(&quot;R&quot;&amp;ROW()&amp;&quot;C6&quot;;0)" office:value-type="float" office:value="138.473520249221">
            <text:p>1.3847E+02</text:p>
          </table:table-cell>
          <table:table-cell table:style-name="ce22" table:formula="of:=INDIRECT(&quot;R8C&quot;&amp;COLUMN();0)/INDIRECT(&quot;R&quot;&amp;ROW()&amp;&quot;C6&quot;;0)" office:value-type="float" office:value="128.582554517134">
            <text:p>1.2858E+02</text:p>
          </table:table-cell>
          <table:table-cell table:style-name="ce22" table:formula="of:=INDIRECT(&quot;R8C&quot;&amp;COLUMN();0)/INDIRECT(&quot;R&quot;&amp;ROW()&amp;&quot;C6&quot;;0)" office:value-type="float" office:value="118.691588785047">
            <text:p>1.1869E+02</text:p>
          </table:table-cell>
          <table:table-cell table:style-name="ce22" table:formula="of:=INDIRECT(&quot;R8C&quot;&amp;COLUMN();0)/INDIRECT(&quot;R&quot;&amp;ROW()&amp;&quot;C6&quot;;0)" office:value-type="float" office:value="108.80062305296">
            <text:p>1.0880E+02</text:p>
          </table:table-cell>
          <table:table-cell table:style-name="ce22" table:formula="of:=INDIRECT(&quot;R8C&quot;&amp;COLUMN();0)/INDIRECT(&quot;R&quot;&amp;ROW()&amp;&quot;C6&quot;;0)" office:value-type="float" office:value="98.9096573208723">
            <text:p>9.8910E+01</text:p>
          </table:table-cell>
          <table:table-cell table:style-name="ce22" table:formula="of:=INDIRECT(&quot;R8C&quot;&amp;COLUMN();0)/INDIRECT(&quot;R&quot;&amp;ROW()&amp;&quot;C6&quot;;0)" office:value-type="float" office:value="79.1277258566978">
            <text:p>7.9128E+01</text:p>
          </table:table-cell>
          <table:table-cell table:style-name="ce22" table:formula="of:=INDIRECT(&quot;R8C&quot;&amp;COLUMN();0)/INDIRECT(&quot;R&quot;&amp;ROW()&amp;&quot;C6&quot;;0)" office:value-type="float" office:value="69.2367601246106">
            <text:p>6.9237E+01</text:p>
          </table:table-cell>
          <table:table-cell table:style-name="ce22" table:formula="of:=INDIRECT(&quot;R8C&quot;&amp;COLUMN();0)/INDIRECT(&quot;R&quot;&amp;ROW()&amp;&quot;C6&quot;;0)" office:value-type="float" office:value="64.291277258567">
            <text:p>6.4291E+01</text:p>
          </table:table-cell>
          <table:table-cell table:style-name="ce22" table:formula="of:=INDIRECT(&quot;R8C&quot;&amp;COLUMN();0)/INDIRECT(&quot;R&quot;&amp;ROW()&amp;&quot;C6&quot;;0)" office:value-type="float" office:value="59.3457943925234">
            <text:p>5.9346E+01</text:p>
          </table:table-cell>
          <table:table-cell table:style-name="ce22" table:formula="of:=INDIRECT(&quot;R8C&quot;&amp;COLUMN();0)/INDIRECT(&quot;R&quot;&amp;ROW()&amp;&quot;C6&quot;;0)" office:value-type="float" office:value="49.4548286604361">
            <text:p>4.9455E+01</text:p>
          </table:table-cell>
          <table:table-cell table:style-name="ce22" table:formula="of:=INDIRECT(&quot;R8C&quot;&amp;COLUMN();0)/INDIRECT(&quot;R&quot;&amp;ROW()&amp;&quot;C6&quot;;0)" office:value-type="float" office:value="39.5638629283489">
            <text:p>3.9564E+01</text:p>
          </table:table-cell>
          <table:table-cell table:style-name="ce22" table:formula="of:=INDIRECT(&quot;R8C&quot;&amp;COLUMN();0)/INDIRECT(&quot;R&quot;&amp;ROW()&amp;&quot;C6&quot;;0)" office:value-type="float" office:value="36.398753894081">
            <text:p>3.6399E+01</text:p>
          </table:table-cell>
          <table:table-cell table:style-name="ce22" table:formula="of:=INDIRECT(&quot;R8C&quot;&amp;COLUMN();0)/INDIRECT(&quot;R&quot;&amp;ROW()&amp;&quot;C6&quot;;0)" office:value-type="float" office:value="32.411214953271">
            <text:p>3.2411E+01</text:p>
          </table:table-cell>
          <table:table-cell table:style-name="ce22" table:formula="of:=INDIRECT(&quot;R8C&quot;&amp;COLUMN();0)/INDIRECT(&quot;R&quot;&amp;ROW()&amp;&quot;C6&quot;;0)" office:value-type="float" office:value="29.6728971962617">
            <text:p>2.9673E+01</text:p>
          </table:table-cell>
          <table:table-cell table:style-name="ce22" table:formula="of:=INDIRECT(&quot;R8C&quot;&amp;COLUMN();0)/INDIRECT(&quot;R&quot;&amp;ROW()&amp;&quot;C6&quot;;0)" office:value-type="float" office:value="28.8660436137072">
            <text:p>2.8866E+01</text:p>
          </table:table-cell>
          <table:table-cell table:style-name="ce22" table:formula="of:=INDIRECT(&quot;R8C&quot;&amp;COLUMN();0)/INDIRECT(&quot;R&quot;&amp;ROW()&amp;&quot;C6&quot;;0)" office:value-type="float" office:value="25.7071651090343">
            <text:p>2.5707E+01</text:p>
          </table:table-cell>
          <table:table-cell table:style-name="ce22" table:formula="of:=INDIRECT(&quot;R8C&quot;&amp;COLUMN();0)/INDIRECT(&quot;R&quot;&amp;ROW()&amp;&quot;C6&quot;;0)" office:value-type="float" office:value="24.7274143302181">
            <text:p>2.4727E+01</text:p>
          </table:table-cell>
          <table:table-cell table:style-name="ce22" table:formula="of:=INDIRECT(&quot;R8C&quot;&amp;COLUMN();0)/INDIRECT(&quot;R&quot;&amp;ROW()&amp;&quot;C6&quot;;0)" office:value-type="float" office:value="22.8909657320872">
            <text:p>2.2891E+01</text:p>
          </table:table-cell>
          <table:table-cell table:style-name="ce22" table:formula="of:=INDIRECT(&quot;R8C&quot;&amp;COLUMN();0)/INDIRECT(&quot;R&quot;&amp;ROW()&amp;&quot;C6&quot;;0)" office:value-type="float" office:value="20.386292834891">
            <text:p>2.0386E+01</text:p>
          </table:table-cell>
          <table:table-cell table:style-name="ce22" table:formula="of:=INDIRECT(&quot;R8C&quot;&amp;COLUMN();0)/INDIRECT(&quot;R&quot;&amp;ROW()&amp;&quot;C6&quot;;0)" office:value-type="float" office:value="19.7819314641745">
            <text:p>1.9782E+01</text:p>
          </table:table-cell>
          <table:table-cell table:style-name="ce22" table:formula="of:=INDIRECT(&quot;R8C&quot;&amp;COLUMN();0)/INDIRECT(&quot;R&quot;&amp;ROW()&amp;&quot;C6&quot;;0)" office:value-type="float" office:value="18.1526479750779">
            <text:p>1.8153E+01</text:p>
          </table:table-cell>
          <table:table-cell table:style-name="ce22" table:formula="of:=INDIRECT(&quot;R8C&quot;&amp;COLUMN();0)/INDIRECT(&quot;R&quot;&amp;ROW()&amp;&quot;C6&quot;;0)" office:value-type="float" office:value="16.1651090342679">
            <text:p>1.6165E+01</text:p>
          </table:table-cell>
          <table:table-cell table:style-name="ce22" table:formula="of:=INDIRECT(&quot;R8C&quot;&amp;COLUMN();0)/INDIRECT(&quot;R&quot;&amp;ROW()&amp;&quot;C6&quot;;0)" office:value-type="float" office:value="14.8364485981308">
            <text:p>1.4836E+01</text:p>
          </table:table-cell>
          <table:table-cell table:style-name="ce22" table:formula="of:=INDIRECT(&quot;R8C&quot;&amp;COLUMN();0)/INDIRECT(&quot;R&quot;&amp;ROW()&amp;&quot;C6&quot;;0)" office:value-type="float" office:value="14.3956386292835">
            <text:p>1.4396E+01</text:p>
          </table:table-cell>
          <table:table-cell table:style-name="ce22" table:formula="of:=INDIRECT(&quot;R8C&quot;&amp;COLUMN();0)/INDIRECT(&quot;R&quot;&amp;ROW()&amp;&quot;C6&quot;;0)" office:value-type="float" office:value="12.8193146417446">
            <text:p>1.2819E+01</text:p>
          </table:table-cell>
          <table:table-cell table:style-name="ce22" table:formula="of:=INDIRECT(&quot;R8C&quot;&amp;COLUMN();0)/INDIRECT(&quot;R&quot;&amp;ROW()&amp;&quot;C6&quot;;0)" office:value-type="float" office:value="11.417445482866">
            <text:p>1.1417E+01</text:p>
          </table:table-cell>
          <table:table-cell table:style-name="ce22" table:formula="of:=INDIRECT(&quot;R8C&quot;&amp;COLUMN();0)/INDIRECT(&quot;R&quot;&amp;ROW()&amp;&quot;C6&quot;;0)" office:value-type="float" office:value="10.1682242990654">
            <text:p>1.0168E+01</text:p>
          </table:table-cell>
          <table:table-cell table:style-name="ce22" table:formula="of:=INDIRECT(&quot;R8C&quot;&amp;COLUMN();0)/INDIRECT(&quot;R&quot;&amp;ROW()&amp;&quot;C6&quot;;0)" office:value-type="float" office:value="9.05295950155763">
            <text:p>9.0530E+00</text:p>
          </table:table-cell>
          <table:table-cell table:style-name="ce22" table:formula="of:=INDIRECT(&quot;R8C&quot;&amp;COLUMN();0)/INDIRECT(&quot;R&quot;&amp;ROW()&amp;&quot;C6&quot;;0)" office:value-type="float" office:value="8.06230529595016">
            <text:p>8.0623E+00</text:p>
          </table:table-cell>
          <table:table-cell table:style-name="ce22" table:formula="of:=INDIRECT(&quot;R8C&quot;&amp;COLUMN();0)/INDIRECT(&quot;R&quot;&amp;ROW()&amp;&quot;C6&quot;;0)" office:value-type="float" office:value="7.18068535825545">
            <text:p>7.1807E+00</text:p>
          </table:table-cell>
          <table:table-cell table:style-name="ce22" table:formula="of:=INDIRECT(&quot;R8C&quot;&amp;COLUMN();0)/INDIRECT(&quot;R&quot;&amp;ROW()&amp;&quot;C6&quot;;0)" office:value-type="float" office:value="6.39563862928349">
            <text:p>6.3956E+00</text:p>
          </table:table-cell>
          <table:table-cell table:style-name="ce22" table:formula="of:=INDIRECT(&quot;R8C&quot;&amp;COLUMN();0)/INDIRECT(&quot;R&quot;&amp;ROW()&amp;&quot;C6&quot;;0)" office:value-type="float" office:value="5.69470404984424">
            <text:p>5.6947E+00</text:p>
          </table:table-cell>
          <table:table-cell table:style-name="ce22" table:formula="of:=INDIRECT(&quot;R8C&quot;&amp;COLUMN();0)/INDIRECT(&quot;R&quot;&amp;ROW()&amp;&quot;C6&quot;;0)" office:value-type="float" office:value="5.07165109034268">
            <text:p>5.0717E+00</text:p>
          </table:table-cell>
          <table:table-cell table:style-name="ce22" table:formula="of:=INDIRECT(&quot;R8C&quot;&amp;COLUMN();0)/INDIRECT(&quot;R&quot;&amp;ROW()&amp;&quot;C6&quot;;0)" office:value-type="float" office:value="4.51713395638629">
            <text:p>4.5171E+00</text:p>
          </table:table-cell>
          <table:table-cell table:style-name="ce22" table:formula="of:=INDIRECT(&quot;R8C&quot;&amp;COLUMN();0)/INDIRECT(&quot;R&quot;&amp;ROW()&amp;&quot;C6&quot;;0)" office:value-type="float" office:value="4.02180685358255">
            <text:p>4.0218E+00</text:p>
          </table:table-cell>
          <table:table-cell table:style-name="ce22" table:formula="of:=INDIRECT(&quot;R8C&quot;&amp;COLUMN();0)/INDIRECT(&quot;R&quot;&amp;ROW()&amp;&quot;C6&quot;;0)" office:value-type="float" office:value="3.58255451713396">
            <text:p>3.5826E+00</text:p>
          </table:table-cell>
          <table:table-cell table:style-name="ce22" table:formula="of:=INDIRECT(&quot;R8C&quot;&amp;COLUMN();0)/INDIRECT(&quot;R&quot;&amp;ROW()&amp;&quot;C6&quot;;0)" office:value-type="float" office:value="3.19003115264798">
            <text:p>3.1900E+00</text:p>
          </table:table-cell>
          <table:table-cell table:style-name="ce22" table:formula="of:=INDIRECT(&quot;R8C&quot;&amp;COLUMN();0)/INDIRECT(&quot;R&quot;&amp;ROW()&amp;&quot;C6&quot;;0)" office:value-type="float" office:value="2.8411214953271">
            <text:p>2.8411E+00</text:p>
          </table:table-cell>
          <table:table-cell table:style-name="ce22" table:formula="of:=INDIRECT(&quot;R8C&quot;&amp;COLUMN();0)/INDIRECT(&quot;R&quot;&amp;ROW()&amp;&quot;C6&quot;;0)" office:value-type="float" office:value="2.52959501557632">
            <text:p>2.5296E+00</text:p>
          </table:table-cell>
          <table:table-cell table:style-name="ce22" table:formula="of:=INDIRECT(&quot;R8C&quot;&amp;COLUMN();0)/INDIRECT(&quot;R&quot;&amp;ROW()&amp;&quot;C6&quot;;0)" office:value-type="float" office:value="2.25233644859813">
            <text:p>2.2523E+00</text:p>
          </table:table-cell>
          <table:table-cell table:style-name="ce22" table:formula="of:=INDIRECT(&quot;R8C&quot;&amp;COLUMN();0)/INDIRECT(&quot;R&quot;&amp;ROW()&amp;&quot;C6&quot;;0)" office:value-type="float" office:value="2.00623052959502">
            <text:p>2.0062E+00</text:p>
          </table:table-cell>
          <table:table-cell table:style-name="ce22" table:formula="of:=INDIRECT(&quot;R8C&quot;&amp;COLUMN();0)/INDIRECT(&quot;R&quot;&amp;ROW()&amp;&quot;C6&quot;;0)" office:value-type="float" office:value="1.78504672897196">
            <text:p>1.7850E+00</text:p>
          </table:table-cell>
          <table:table-cell table:style-name="ce22" table:formula="of:=INDIRECT(&quot;R8C&quot;&amp;COLUMN();0)/INDIRECT(&quot;R&quot;&amp;ROW()&amp;&quot;C6&quot;;0)" office:value-type="float" office:value="1.59190031152648">
            <text:p>1.5919E+00</text:p>
          </table:table-cell>
          <table:table-cell table:style-name="ce22" table:formula="of:=INDIRECT(&quot;R8C&quot;&amp;COLUMN();0)/INDIRECT(&quot;R&quot;&amp;ROW()&amp;&quot;C6&quot;;0)" office:value-type="float" office:value="1.41744548286604">
            <text:p>1.4174E+00</text:p>
          </table:table-cell>
          <table:table-cell table:style-name="ce22" table:formula="of:=INDIRECT(&quot;R8C&quot;&amp;COLUMN();0)/INDIRECT(&quot;R&quot;&amp;ROW()&amp;&quot;C6&quot;;0)" office:value-type="float" office:value="1.26168224299065">
            <text:p>1.2617E+00</text:p>
          </table:table-cell>
          <table:table-cell table:style-name="ce22" table:formula="of:=INDIRECT(&quot;R8C&quot;&amp;COLUMN();0)/INDIRECT(&quot;R&quot;&amp;ROW()&amp;&quot;C6&quot;;0)" office:value-type="float" office:value="1.12461059190031">
            <text:p>1.124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965732087227">
            <text:p>8.9097E-01</text:p>
          </table:table-cell>
          <table:table-cell table:style-name="ce22" table:formula="of:=INDIRECT(&quot;R8C&quot;&amp;COLUMN();0)/INDIRECT(&quot;R&quot;&amp;ROW()&amp;&quot;C6&quot;;0)" office:value-type="float" office:value="0.794392523364486">
            <text:p>7.9439E-01</text:p>
          </table:table-cell>
          <table:table-cell table:style-name="ce22" table:formula="of:=INDIRECT(&quot;R8C&quot;&amp;COLUMN();0)/INDIRECT(&quot;R&quot;&amp;ROW()&amp;&quot;C6&quot;;0)" office:value-type="float" office:value="0.707165109034268">
            <text:p>7.0717E-01</text:p>
          </table:table-cell>
          <table:table-cell table:style-name="ce22" table:formula="of:=INDIRECT(&quot;R8C&quot;&amp;COLUMN();0)/INDIRECT(&quot;R&quot;&amp;ROW()&amp;&quot;C6&quot;;0)" office:value-type="float" office:value="0.629283489096573">
            <text:p>6.2928E-01</text:p>
          </table:table-cell>
          <table:table-cell table:style-name="ce22" table:formula="of:=INDIRECT(&quot;R8C&quot;&amp;COLUMN();0)/INDIRECT(&quot;R&quot;&amp;ROW()&amp;&quot;C6&quot;;0)" office:value-type="float" office:value="0.560747663551402">
            <text:p>5.6075E-01</text:p>
          </table:table-cell>
          <table:table-cell table:style-name="ce22" table:formula="of:=INDIRECT(&quot;R8C&quot;&amp;COLUMN();0)/INDIRECT(&quot;R&quot;&amp;ROW()&amp;&quot;C6&quot;;0)" office:value-type="float" office:value="0.498442367601246">
            <text:p>4.9844E-01</text:p>
          </table:table-cell>
          <table:table-cell table:style-name="ce22" table:formula="of:=INDIRECT(&quot;R8C&quot;&amp;COLUMN();0)/INDIRECT(&quot;R&quot;&amp;ROW()&amp;&quot;C6&quot;;0)" office:value-type="float" office:value="0.445482866043614">
            <text:p>4.4548E-01</text:p>
          </table:table-cell>
          <table:table-cell table:style-name="ce22" table:formula="of:=INDIRECT(&quot;R8C&quot;&amp;COLUMN();0)/INDIRECT(&quot;R&quot;&amp;ROW()&amp;&quot;C6&quot;;0)" office:value-type="float" office:value="0.395638629283489">
            <text:p>3.9564E-01</text:p>
          </table:table-cell>
          <table:table-cell table:style-name="ce22" table:formula="of:=INDIRECT(&quot;R8C&quot;&amp;COLUMN();0)/INDIRECT(&quot;R&quot;&amp;ROW()&amp;&quot;C6&quot;;0)" office:value-type="float" office:value="0.35202492211838">
            <text:p>3.5202E-01</text:p>
          </table:table-cell>
          <table:table-cell table:style-name="ce22" table:formula="of:=INDIRECT(&quot;R8C&quot;&amp;COLUMN();0)/INDIRECT(&quot;R&quot;&amp;ROW()&amp;&quot;C6&quot;;0)" office:value-type="float" office:value="0.314641744548287">
            <text:p>3.1464E-01</text:p>
          </table:table-cell>
          <table:table-cell table:style-name="ce22" table:formula="of:=INDIRECT(&quot;R8C&quot;&amp;COLUMN();0)/INDIRECT(&quot;R&quot;&amp;ROW()&amp;&quot;C6&quot;;0)" office:value-type="float" office:value="0.279439252336449">
            <text:p>2.7944E-01</text:p>
          </table:table-cell>
          <table:table-cell table:style-name="ce22" table:formula="of:=INDIRECT(&quot;R8C&quot;&amp;COLUMN();0)/INDIRECT(&quot;R&quot;&amp;ROW()&amp;&quot;C6&quot;;0)" office:value-type="float" office:value="0.248909657320872">
            <text:p>2.4891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0])+1" office:value-type="float" office:value="52">
            <text:p>52</text:p>
          </table:table-cell>
          <table:table-cell table:style-name="ce6" office:value-type="float" office:value="29">
            <text:p>29</text:p>
          </table:table-cell>
          <table:table-cell table:style-name="ce9" office:value-type="float" office:value="0.0113">
            <text:p>0.0113</text:p>
          </table:table-cell>
          <table:table-cell table:style-name="ce13" office:value-type="float" office:value="0.286">
            <text:p>0.2860</text:p>
          </table:table-cell>
          <table:table-cell table:style-name="ce14" table:formula="of:=[.D61]/2" office:value-type="float" office:value="0.143">
            <text:p>0.1430</text:p>
          </table:table-cell>
          <table:table-cell table:style-name="ce16" table:formula="of:=pi*[.D61]" office:value-type="float" office:value="0.89849549892668">
            <text:p>0.898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66.433566433566">
            <text:p>2.6643E+02</text:p>
          </table:table-cell>
          <table:table-cell table:style-name="ce22" table:formula="of:=INDIRECT(&quot;R8C&quot;&amp;COLUMN();0)/INDIRECT(&quot;R&quot;&amp;ROW()&amp;&quot;C6&quot;;0)" office:value-type="float" office:value="222.027972027972">
            <text:p>2.2203E+02</text:p>
          </table:table-cell>
          <table:table-cell table:style-name="ce22" table:formula="of:=INDIRECT(&quot;R8C&quot;&amp;COLUMN();0)/INDIRECT(&quot;R&quot;&amp;ROW()&amp;&quot;C6&quot;;0)" office:value-type="float" office:value="199.825174825175">
            <text:p>1.9983E+02</text:p>
          </table:table-cell>
          <table:table-cell table:style-name="ce22" table:formula="of:=INDIRECT(&quot;R8C&quot;&amp;COLUMN();0)/INDIRECT(&quot;R&quot;&amp;ROW()&amp;&quot;C6&quot;;0)" office:value-type="float" office:value="177.622377622378">
            <text:p>1.7762E+02</text:p>
          </table:table-cell>
          <table:table-cell table:style-name="ce22" table:formula="of:=INDIRECT(&quot;R8C&quot;&amp;COLUMN();0)/INDIRECT(&quot;R&quot;&amp;ROW()&amp;&quot;C6&quot;;0)" office:value-type="float" office:value="155.41958041958">
            <text:p>1.5542E+02</text:p>
          </table:table-cell>
          <table:table-cell table:style-name="ce22" table:formula="of:=INDIRECT(&quot;R8C&quot;&amp;COLUMN();0)/INDIRECT(&quot;R&quot;&amp;ROW()&amp;&quot;C6&quot;;0)" office:value-type="float" office:value="144.318181818182">
            <text:p>1.4432E+02</text:p>
          </table:table-cell>
          <table:table-cell table:style-name="ce22" table:formula="of:=INDIRECT(&quot;R8C&quot;&amp;COLUMN();0)/INDIRECT(&quot;R&quot;&amp;ROW()&amp;&quot;C6&quot;;0)" office:value-type="float" office:value="133.216783216783">
            <text:p>1.3322E+02</text:p>
          </table:table-cell>
          <table:table-cell table:style-name="ce22" table:formula="of:=INDIRECT(&quot;R8C&quot;&amp;COLUMN();0)/INDIRECT(&quot;R&quot;&amp;ROW()&amp;&quot;C6&quot;;0)" office:value-type="float" office:value="122.115384615385">
            <text:p>1.2212E+02</text:p>
          </table:table-cell>
          <table:table-cell table:style-name="ce22" table:formula="of:=INDIRECT(&quot;R8C&quot;&amp;COLUMN();0)/INDIRECT(&quot;R&quot;&amp;ROW()&amp;&quot;C6&quot;;0)" office:value-type="float" office:value="111.013986013986">
            <text:p>1.1101E+02</text:p>
          </table:table-cell>
          <table:table-cell table:style-name="ce22" table:formula="of:=INDIRECT(&quot;R8C&quot;&amp;COLUMN();0)/INDIRECT(&quot;R&quot;&amp;ROW()&amp;&quot;C6&quot;;0)" office:value-type="float" office:value="88.8111888111888">
            <text:p>8.8811E+01</text:p>
          </table:table-cell>
          <table:table-cell table:style-name="ce22" table:formula="of:=INDIRECT(&quot;R8C&quot;&amp;COLUMN();0)/INDIRECT(&quot;R&quot;&amp;ROW()&amp;&quot;C6&quot;;0)" office:value-type="float" office:value="77.7097902097902">
            <text:p>7.7710E+01</text:p>
          </table:table-cell>
          <table:table-cell table:style-name="ce22" table:formula="of:=INDIRECT(&quot;R8C&quot;&amp;COLUMN();0)/INDIRECT(&quot;R&quot;&amp;ROW()&amp;&quot;C6&quot;;0)" office:value-type="float" office:value="72.1590909090909">
            <text:p>7.2159E+01</text:p>
          </table:table-cell>
          <table:table-cell table:style-name="ce22" table:formula="of:=INDIRECT(&quot;R8C&quot;&amp;COLUMN();0)/INDIRECT(&quot;R&quot;&amp;ROW()&amp;&quot;C6&quot;;0)" office:value-type="float" office:value="66.6083916083916">
            <text:p>6.6608E+01</text:p>
          </table:table-cell>
          <table:table-cell table:style-name="ce22" table:formula="of:=INDIRECT(&quot;R8C&quot;&amp;COLUMN();0)/INDIRECT(&quot;R&quot;&amp;ROW()&amp;&quot;C6&quot;;0)" office:value-type="float" office:value="55.506993006993">
            <text:p>5.5507E+01</text:p>
          </table:table-cell>
          <table:table-cell table:style-name="ce22" table:formula="of:=INDIRECT(&quot;R8C&quot;&amp;COLUMN();0)/INDIRECT(&quot;R&quot;&amp;ROW()&amp;&quot;C6&quot;;0)" office:value-type="float" office:value="44.4055944055944">
            <text:p>4.4406E+01</text:p>
          </table:table-cell>
          <table:table-cell table:style-name="ce22" table:formula="of:=INDIRECT(&quot;R8C&quot;&amp;COLUMN();0)/INDIRECT(&quot;R&quot;&amp;ROW()&amp;&quot;C6&quot;;0)" office:value-type="float" office:value="40.8531468531468">
            <text:p>4.0853E+01</text:p>
          </table:table-cell>
          <table:table-cell table:style-name="ce22" table:formula="of:=INDIRECT(&quot;R8C&quot;&amp;COLUMN();0)/INDIRECT(&quot;R&quot;&amp;ROW()&amp;&quot;C6&quot;;0)" office:value-type="float" office:value="36.3776223776224">
            <text:p>3.6378E+01</text:p>
          </table:table-cell>
          <table:table-cell table:style-name="ce22" table:formula="of:=INDIRECT(&quot;R8C&quot;&amp;COLUMN();0)/INDIRECT(&quot;R&quot;&amp;ROW()&amp;&quot;C6&quot;;0)" office:value-type="float" office:value="33.3041958041958">
            <text:p>3.3304E+01</text:p>
          </table:table-cell>
          <table:table-cell table:style-name="ce22" table:formula="of:=INDIRECT(&quot;R8C&quot;&amp;COLUMN();0)/INDIRECT(&quot;R&quot;&amp;ROW()&amp;&quot;C6&quot;;0)" office:value-type="float" office:value="32.3986013986014">
            <text:p>3.2399E+01</text:p>
          </table:table-cell>
          <table:table-cell table:style-name="ce22" table:formula="of:=INDIRECT(&quot;R8C&quot;&amp;COLUMN();0)/INDIRECT(&quot;R&quot;&amp;ROW()&amp;&quot;C6&quot;;0)" office:value-type="float" office:value="28.8531468531468">
            <text:p>2.8853E+01</text:p>
          </table:table-cell>
          <table:table-cell table:style-name="ce22" table:formula="of:=INDIRECT(&quot;R8C&quot;&amp;COLUMN();0)/INDIRECT(&quot;R&quot;&amp;ROW()&amp;&quot;C6&quot;;0)" office:value-type="float" office:value="27.7534965034965">
            <text:p>2.7753E+01</text:p>
          </table:table-cell>
          <table:table-cell table:style-name="ce22" table:formula="of:=INDIRECT(&quot;R8C&quot;&amp;COLUMN();0)/INDIRECT(&quot;R&quot;&amp;ROW()&amp;&quot;C6&quot;;0)" office:value-type="float" office:value="25.6923076923077">
            <text:p>2.5692E+01</text:p>
          </table:table-cell>
          <table:table-cell table:style-name="ce22" table:formula="of:=INDIRECT(&quot;R8C&quot;&amp;COLUMN();0)/INDIRECT(&quot;R&quot;&amp;ROW()&amp;&quot;C6&quot;;0)" office:value-type="float" office:value="22.8811188811189">
            <text:p>2.2881E+01</text:p>
          </table:table-cell>
          <table:table-cell table:style-name="ce22" table:formula="of:=INDIRECT(&quot;R8C&quot;&amp;COLUMN();0)/INDIRECT(&quot;R&quot;&amp;ROW()&amp;&quot;C6&quot;;0)" office:value-type="float" office:value="22.2027972027972">
            <text:p>2.2203E+01</text:p>
          </table:table-cell>
          <table:table-cell table:style-name="ce22" table:formula="of:=INDIRECT(&quot;R8C&quot;&amp;COLUMN();0)/INDIRECT(&quot;R&quot;&amp;ROW()&amp;&quot;C6&quot;;0)" office:value-type="float" office:value="20.3741258741259">
            <text:p>2.0374E+01</text:p>
          </table:table-cell>
          <table:table-cell table:style-name="ce22" table:formula="of:=INDIRECT(&quot;R8C&quot;&amp;COLUMN();0)/INDIRECT(&quot;R&quot;&amp;ROW()&amp;&quot;C6&quot;;0)" office:value-type="float" office:value="18.1433566433566">
            <text:p>1.8143E+01</text:p>
          </table:table-cell>
          <table:table-cell table:style-name="ce22" table:formula="of:=INDIRECT(&quot;R8C&quot;&amp;COLUMN();0)/INDIRECT(&quot;R&quot;&amp;ROW()&amp;&quot;C6&quot;;0)" office:value-type="float" office:value="16.6520979020979">
            <text:p>1.6652E+01</text:p>
          </table:table-cell>
          <table:table-cell table:style-name="ce22" table:formula="of:=INDIRECT(&quot;R8C&quot;&amp;COLUMN();0)/INDIRECT(&quot;R&quot;&amp;ROW()&amp;&quot;C6&quot;;0)" office:value-type="float" office:value="16.1573426573427">
            <text:p>1.6157E+01</text:p>
          </table:table-cell>
          <table:table-cell table:style-name="ce22" table:formula="of:=INDIRECT(&quot;R8C&quot;&amp;COLUMN();0)/INDIRECT(&quot;R&quot;&amp;ROW()&amp;&quot;C6&quot;;0)" office:value-type="float" office:value="14.3881118881119">
            <text:p>1.4388E+01</text:p>
          </table:table-cell>
          <table:table-cell table:style-name="ce22" table:formula="of:=INDIRECT(&quot;R8C&quot;&amp;COLUMN();0)/INDIRECT(&quot;R&quot;&amp;ROW()&amp;&quot;C6&quot;;0)" office:value-type="float" office:value="12.8146853146853">
            <text:p>1.2815E+01</text:p>
          </table:table-cell>
          <table:table-cell table:style-name="ce22" table:formula="of:=INDIRECT(&quot;R8C&quot;&amp;COLUMN();0)/INDIRECT(&quot;R&quot;&amp;ROW()&amp;&quot;C6&quot;;0)" office:value-type="float" office:value="11.4125874125874">
            <text:p>1.1413E+01</text:p>
          </table:table-cell>
          <table:table-cell table:style-name="ce22" table:formula="of:=INDIRECT(&quot;R8C&quot;&amp;COLUMN();0)/INDIRECT(&quot;R&quot;&amp;ROW()&amp;&quot;C6&quot;;0)" office:value-type="float" office:value="10.1608391608392">
            <text:p>1.0161E+01</text:p>
          </table:table-cell>
          <table:table-cell table:style-name="ce22" table:formula="of:=INDIRECT(&quot;R8C&quot;&amp;COLUMN();0)/INDIRECT(&quot;R&quot;&amp;ROW()&amp;&quot;C6&quot;;0)" office:value-type="float" office:value="9.04895104895105">
            <text:p>9.0490E+00</text:p>
          </table:table-cell>
          <table:table-cell table:style-name="ce22" table:formula="of:=INDIRECT(&quot;R8C&quot;&amp;COLUMN();0)/INDIRECT(&quot;R&quot;&amp;ROW()&amp;&quot;C6&quot;;0)" office:value-type="float" office:value="8.05944055944056">
            <text:p>8.0594E+00</text:p>
          </table:table-cell>
          <table:table-cell table:style-name="ce22" table:formula="of:=INDIRECT(&quot;R8C&quot;&amp;COLUMN();0)/INDIRECT(&quot;R&quot;&amp;ROW()&amp;&quot;C6&quot;;0)" office:value-type="float" office:value="7.17832167832168">
            <text:p>7.1783E+00</text:p>
          </table:table-cell>
          <table:table-cell table:style-name="ce22" table:formula="of:=INDIRECT(&quot;R8C&quot;&amp;COLUMN();0)/INDIRECT(&quot;R&quot;&amp;ROW()&amp;&quot;C6&quot;;0)" office:value-type="float" office:value="6.39160839160839">
            <text:p>6.3916E+00</text:p>
          </table:table-cell>
          <table:table-cell table:style-name="ce22" table:formula="of:=INDIRECT(&quot;R8C&quot;&amp;COLUMN();0)/INDIRECT(&quot;R&quot;&amp;ROW()&amp;&quot;C6&quot;;0)" office:value-type="float" office:value="5.69230769230769">
            <text:p>5.6923E+00</text:p>
          </table:table-cell>
          <table:table-cell table:style-name="ce22" table:formula="of:=INDIRECT(&quot;R8C&quot;&amp;COLUMN();0)/INDIRECT(&quot;R&quot;&amp;ROW()&amp;&quot;C6&quot;;0)" office:value-type="float" office:value="5.06993006993007">
            <text:p>5.0699E+00</text:p>
          </table:table-cell>
          <table:table-cell table:style-name="ce22" table:formula="of:=INDIRECT(&quot;R8C&quot;&amp;COLUMN();0)/INDIRECT(&quot;R&quot;&amp;ROW()&amp;&quot;C6&quot;;0)" office:value-type="float" office:value="4.51398601398601">
            <text:p>4.5140E+00</text:p>
          </table:table-cell>
          <table:table-cell table:style-name="ce22" table:formula="of:=INDIRECT(&quot;R8C&quot;&amp;COLUMN();0)/INDIRECT(&quot;R&quot;&amp;ROW()&amp;&quot;C6&quot;;0)" office:value-type="float" office:value="4.02097902097902">
            <text:p>4.0210E+00</text:p>
          </table:table-cell>
          <table:table-cell table:style-name="ce22" table:formula="of:=INDIRECT(&quot;R8C&quot;&amp;COLUMN();0)/INDIRECT(&quot;R&quot;&amp;ROW()&amp;&quot;C6&quot;;0)" office:value-type="float" office:value="3.58041958041958">
            <text:p>3.5804E+00</text:p>
          </table:table-cell>
          <table:table-cell table:style-name="ce22" table:formula="of:=INDIRECT(&quot;R8C&quot;&amp;COLUMN();0)/INDIRECT(&quot;R&quot;&amp;ROW()&amp;&quot;C6&quot;;0)" office:value-type="float" office:value="3.18881118881119">
            <text:p>3.1888E+00</text:p>
          </table:table-cell>
          <table:table-cell table:style-name="ce22" table:formula="of:=INDIRECT(&quot;R8C&quot;&amp;COLUMN();0)/INDIRECT(&quot;R&quot;&amp;ROW()&amp;&quot;C6&quot;;0)" office:value-type="float" office:value="2.83916083916084">
            <text:p>2.8392E+00</text:p>
          </table:table-cell>
          <table:table-cell table:style-name="ce22" table:formula="of:=INDIRECT(&quot;R8C&quot;&amp;COLUMN();0)/INDIRECT(&quot;R&quot;&amp;ROW()&amp;&quot;C6&quot;;0)" office:value-type="float" office:value="2.52797202797203">
            <text:p>2.5280E+00</text:p>
          </table:table-cell>
          <table:table-cell table:style-name="ce22" table:formula="of:=INDIRECT(&quot;R8C&quot;&amp;COLUMN();0)/INDIRECT(&quot;R&quot;&amp;ROW()&amp;&quot;C6&quot;;0)" office:value-type="float" office:value="2.25174825174825">
            <text:p>2.2517E+00</text:p>
          </table:table-cell>
          <table:table-cell table:style-name="ce22" table:formula="of:=INDIRECT(&quot;R8C&quot;&amp;COLUMN();0)/INDIRECT(&quot;R&quot;&amp;ROW()&amp;&quot;C6&quot;;0)" office:value-type="float" office:value="2.0034965034965">
            <text:p>2.0035E+00</text:p>
          </table:table-cell>
          <table:table-cell table:style-name="ce22" table:formula="of:=INDIRECT(&quot;R8C&quot;&amp;COLUMN();0)/INDIRECT(&quot;R&quot;&amp;ROW()&amp;&quot;C6&quot;;0)" office:value-type="float" office:value="1.78671328671329">
            <text:p>1.7867E+00</text:p>
          </table:table-cell>
          <table:table-cell table:style-name="ce22" table:formula="of:=INDIRECT(&quot;R8C&quot;&amp;COLUMN();0)/INDIRECT(&quot;R&quot;&amp;ROW()&amp;&quot;C6&quot;;0)" office:value-type="float" office:value="1.59090909090909">
            <text:p>1.5909E+00</text:p>
          </table:table-cell>
          <table:table-cell table:style-name="ce22" table:formula="of:=INDIRECT(&quot;R8C&quot;&amp;COLUMN();0)/INDIRECT(&quot;R&quot;&amp;ROW()&amp;&quot;C6&quot;;0)" office:value-type="float" office:value="1.41608391608392">
            <text:p>1.4161E+00</text:p>
          </table:table-cell>
          <table:table-cell table:style-name="ce22" table:formula="of:=INDIRECT(&quot;R8C&quot;&amp;COLUMN();0)/INDIRECT(&quot;R&quot;&amp;ROW()&amp;&quot;C6&quot;;0)" office:value-type="float" office:value="1.26223776223776">
            <text:p>1.2622E+00</text:p>
          </table:table-cell>
          <table:table-cell table:style-name="ce22" table:formula="of:=INDIRECT(&quot;R8C&quot;&amp;COLUMN();0)/INDIRECT(&quot;R&quot;&amp;ROW()&amp;&quot;C6&quot;;0)" office:value-type="float" office:value="1.12237762237762">
            <text:p>1.1224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1608391608392">
            <text:p>8.9161E-01</text:p>
          </table:table-cell>
          <table:table-cell table:style-name="ce22" table:formula="of:=INDIRECT(&quot;R8C&quot;&amp;COLUMN();0)/INDIRECT(&quot;R&quot;&amp;ROW()&amp;&quot;C6&quot;;0)" office:value-type="float" office:value="0.793706293706294">
            <text:p>7.9371E-01</text:p>
          </table:table-cell>
          <table:table-cell table:style-name="ce22" table:formula="of:=INDIRECT(&quot;R8C&quot;&amp;COLUMN();0)/INDIRECT(&quot;R&quot;&amp;ROW()&amp;&quot;C6&quot;;0)" office:value-type="float" office:value="0.706293706293706">
            <text:p>7.0629E-01</text:p>
          </table:table-cell>
          <table:table-cell table:style-name="ce22" table:formula="of:=INDIRECT(&quot;R8C&quot;&amp;COLUMN();0)/INDIRECT(&quot;R&quot;&amp;ROW()&amp;&quot;C6&quot;;0)" office:value-type="float" office:value="0.629370629370629">
            <text:p>6.2937E-01</text:p>
          </table:table-cell>
          <table:table-cell table:style-name="ce22" table:formula="of:=INDIRECT(&quot;R8C&quot;&amp;COLUMN();0)/INDIRECT(&quot;R&quot;&amp;ROW()&amp;&quot;C6&quot;;0)" office:value-type="float" office:value="0.559440559440559">
            <text:p>5.5944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44055944055944">
            <text:p>4.4406E-01</text:p>
          </table:table-cell>
          <table:table-cell table:style-name="ce22" table:formula="of:=INDIRECT(&quot;R8C&quot;&amp;COLUMN();0)/INDIRECT(&quot;R&quot;&amp;ROW()&amp;&quot;C6&quot;;0)" office:value-type="float" office:value="0.395104895104895">
            <text:p>3.9510E-01</text:p>
          </table:table-cell>
          <table:table-cell table:style-name="ce22" table:formula="of:=INDIRECT(&quot;R8C&quot;&amp;COLUMN();0)/INDIRECT(&quot;R&quot;&amp;ROW()&amp;&quot;C6&quot;;0)" office:value-type="float" office:value="0.353146853146853">
            <text:p>3.5315E-01</text:p>
          </table:table-cell>
          <table:table-cell table:style-name="ce22" table:formula="of:=INDIRECT(&quot;R8C&quot;&amp;COLUMN();0)/INDIRECT(&quot;R&quot;&amp;ROW()&amp;&quot;C6&quot;;0)" office:value-type="float" office:value="0.313636363636364">
            <text:p>3.1364E-01</text:p>
          </table:table-cell>
          <table:table-cell table:style-name="ce22" table:formula="of:=INDIRECT(&quot;R8C&quot;&amp;COLUMN();0)/INDIRECT(&quot;R&quot;&amp;ROW()&amp;&quot;C6&quot;;0)" office:value-type="float" office:value="0.279370629370629">
            <text:p>2.7937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1])+1" office:value-type="float" office:value="53">
            <text:p>53</text:p>
          </table:table-cell>
          <table:table-cell table:style-name="ce6" office:value-type="float" office:value="30">
            <text:p>30</text:p>
          </table:table-cell>
          <table:table-cell table:style-name="ce9" office:value-type="float" office:value="0.01">
            <text:p>0.0100</text:p>
          </table:table-cell>
          <table:table-cell table:style-name="ce13" office:value-type="float" office:value="0.255">
            <text:p>0.2550</text:p>
          </table:table-cell>
          <table:table-cell table:style-name="ce14" table:formula="of:=[.D62]/2" office:value-type="float" office:value="0.1275">
            <text:p>0.1275</text:p>
          </table:table-cell>
          <table:table-cell table:style-name="ce16" table:formula="of:=pi*[.D62]" office:value-type="float" office:value="0.801106126665396">
            <text:p>0.801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298.823529411765">
            <text:p>2.9882E+02</text:p>
          </table:table-cell>
          <table:table-cell table:style-name="ce22" table:formula="of:=INDIRECT(&quot;R8C&quot;&amp;COLUMN();0)/INDIRECT(&quot;R&quot;&amp;ROW()&amp;&quot;C6&quot;;0)" office:value-type="float" office:value="249.019607843137">
            <text:p>2.4902E+02</text:p>
          </table:table-cell>
          <table:table-cell table:style-name="ce22" table:formula="of:=INDIRECT(&quot;R8C&quot;&amp;COLUMN();0)/INDIRECT(&quot;R&quot;&amp;ROW()&amp;&quot;C6&quot;;0)" office:value-type="float" office:value="224.117647058824">
            <text:p>2.2412E+02</text:p>
          </table:table-cell>
          <table:table-cell table:style-name="ce22" table:formula="of:=INDIRECT(&quot;R8C&quot;&amp;COLUMN();0)/INDIRECT(&quot;R&quot;&amp;ROW()&amp;&quot;C6&quot;;0)" office:value-type="float" office:value="199.21568627451">
            <text:p>1.9922E+02</text:p>
          </table:table-cell>
          <table:table-cell table:style-name="ce22" table:formula="of:=INDIRECT(&quot;R8C&quot;&amp;COLUMN();0)/INDIRECT(&quot;R&quot;&amp;ROW()&amp;&quot;C6&quot;;0)" office:value-type="float" office:value="174.313725490196">
            <text:p>1.7431E+02</text:p>
          </table:table-cell>
          <table:table-cell table:style-name="ce22" table:formula="of:=INDIRECT(&quot;R8C&quot;&amp;COLUMN();0)/INDIRECT(&quot;R&quot;&amp;ROW()&amp;&quot;C6&quot;;0)" office:value-type="float" office:value="161.862745098039">
            <text:p>1.6186E+02</text:p>
          </table:table-cell>
          <table:table-cell table:style-name="ce22" table:formula="of:=INDIRECT(&quot;R8C&quot;&amp;COLUMN();0)/INDIRECT(&quot;R&quot;&amp;ROW()&amp;&quot;C6&quot;;0)" office:value-type="float" office:value="149.411764705882">
            <text:p>1.4941E+02</text:p>
          </table:table-cell>
          <table:table-cell table:style-name="ce22" table:formula="of:=INDIRECT(&quot;R8C&quot;&amp;COLUMN();0)/INDIRECT(&quot;R&quot;&amp;ROW()&amp;&quot;C6&quot;;0)" office:value-type="float" office:value="136.960784313725">
            <text:p>1.3696E+02</text:p>
          </table:table-cell>
          <table:table-cell table:style-name="ce22" table:formula="of:=INDIRECT(&quot;R8C&quot;&amp;COLUMN();0)/INDIRECT(&quot;R&quot;&amp;ROW()&amp;&quot;C6&quot;;0)" office:value-type="float" office:value="124.509803921569">
            <text:p>1.2451E+02</text:p>
          </table:table-cell>
          <table:table-cell table:style-name="ce22" table:formula="of:=INDIRECT(&quot;R8C&quot;&amp;COLUMN();0)/INDIRECT(&quot;R&quot;&amp;ROW()&amp;&quot;C6&quot;;0)" office:value-type="float" office:value="99.6078431372549">
            <text:p>9.9608E+01</text:p>
          </table:table-cell>
          <table:table-cell table:style-name="ce22" table:formula="of:=INDIRECT(&quot;R8C&quot;&amp;COLUMN();0)/INDIRECT(&quot;R&quot;&amp;ROW()&amp;&quot;C6&quot;;0)" office:value-type="float" office:value="87.156862745098">
            <text:p>8.7157E+01</text:p>
          </table:table-cell>
          <table:table-cell table:style-name="ce22" table:formula="of:=INDIRECT(&quot;R8C&quot;&amp;COLUMN();0)/INDIRECT(&quot;R&quot;&amp;ROW()&amp;&quot;C6&quot;;0)" office:value-type="float" office:value="80.9313725490196">
            <text:p>8.0931E+01</text:p>
          </table:table-cell>
          <table:table-cell table:style-name="ce22" table:formula="of:=INDIRECT(&quot;R8C&quot;&amp;COLUMN();0)/INDIRECT(&quot;R&quot;&amp;ROW()&amp;&quot;C6&quot;;0)" office:value-type="float" office:value="74.7058823529412">
            <text:p>7.4706E+01</text:p>
          </table:table-cell>
          <table:table-cell table:style-name="ce22" table:formula="of:=INDIRECT(&quot;R8C&quot;&amp;COLUMN();0)/INDIRECT(&quot;R&quot;&amp;ROW()&amp;&quot;C6&quot;;0)" office:value-type="float" office:value="62.2549019607843">
            <text:p>6.2255E+01</text:p>
          </table:table-cell>
          <table:table-cell table:style-name="ce22" table:formula="of:=INDIRECT(&quot;R8C&quot;&amp;COLUMN();0)/INDIRECT(&quot;R&quot;&amp;ROW()&amp;&quot;C6&quot;;0)" office:value-type="float" office:value="49.8039215686274">
            <text:p>4.9804E+01</text:p>
          </table:table-cell>
          <table:table-cell table:style-name="ce22" table:formula="of:=INDIRECT(&quot;R8C&quot;&amp;COLUMN();0)/INDIRECT(&quot;R&quot;&amp;ROW()&amp;&quot;C6&quot;;0)" office:value-type="float" office:value="45.8196078431372">
            <text:p>4.5820E+01</text:p>
          </table:table-cell>
          <table:table-cell table:style-name="ce22" table:formula="of:=INDIRECT(&quot;R8C&quot;&amp;COLUMN();0)/INDIRECT(&quot;R&quot;&amp;ROW()&amp;&quot;C6&quot;;0)" office:value-type="float" office:value="40.8">
            <text:p>4.0800E+01</text:p>
          </table:table-cell>
          <table:table-cell table:style-name="ce22" table:formula="of:=INDIRECT(&quot;R8C&quot;&amp;COLUMN();0)/INDIRECT(&quot;R&quot;&amp;ROW()&amp;&quot;C6&quot;;0)" office:value-type="float" office:value="37.3529411764706">
            <text:p>3.7353E+01</text:p>
          </table:table-cell>
          <table:table-cell table:style-name="ce22" table:formula="of:=INDIRECT(&quot;R8C&quot;&amp;COLUMN();0)/INDIRECT(&quot;R&quot;&amp;ROW()&amp;&quot;C6&quot;;0)" office:value-type="float" office:value="36.3372549019608">
            <text:p>3.6337E+01</text:p>
          </table:table-cell>
          <table:table-cell table:style-name="ce22" table:formula="of:=INDIRECT(&quot;R8C&quot;&amp;COLUMN();0)/INDIRECT(&quot;R&quot;&amp;ROW()&amp;&quot;C6&quot;;0)" office:value-type="float" office:value="32.3607843137255">
            <text:p>3.2361E+01</text:p>
          </table:table-cell>
          <table:table-cell table:style-name="ce22" table:formula="of:=INDIRECT(&quot;R8C&quot;&amp;COLUMN();0)/INDIRECT(&quot;R&quot;&amp;ROW()&amp;&quot;C6&quot;;0)" office:value-type="float" office:value="31.1274509803922">
            <text:p>3.1127E+01</text:p>
          </table:table-cell>
          <table:table-cell table:style-name="ce22" table:formula="of:=INDIRECT(&quot;R8C&quot;&amp;COLUMN();0)/INDIRECT(&quot;R&quot;&amp;ROW()&amp;&quot;C6&quot;;0)" office:value-type="float" office:value="28.8156862745098">
            <text:p>2.8816E+01</text:p>
          </table:table-cell>
          <table:table-cell table:style-name="ce22" table:formula="of:=INDIRECT(&quot;R8C&quot;&amp;COLUMN();0)/INDIRECT(&quot;R&quot;&amp;ROW()&amp;&quot;C6&quot;;0)" office:value-type="float" office:value="25.6627450980392">
            <text:p>2.5663E+01</text:p>
          </table:table-cell>
          <table:table-cell table:style-name="ce22" table:formula="of:=INDIRECT(&quot;R8C&quot;&amp;COLUMN();0)/INDIRECT(&quot;R&quot;&amp;ROW()&amp;&quot;C6&quot;;0)" office:value-type="float" office:value="24.9019607843137">
            <text:p>2.4902E+01</text:p>
          </table:table-cell>
          <table:table-cell table:style-name="ce22" table:formula="of:=INDIRECT(&quot;R8C&quot;&amp;COLUMN();0)/INDIRECT(&quot;R&quot;&amp;ROW()&amp;&quot;C6&quot;;0)" office:value-type="float" office:value="22.8509803921569">
            <text:p>2.2851E+01</text:p>
          </table:table-cell>
          <table:table-cell table:style-name="ce22" table:formula="of:=INDIRECT(&quot;R8C&quot;&amp;COLUMN();0)/INDIRECT(&quot;R&quot;&amp;ROW()&amp;&quot;C6&quot;;0)" office:value-type="float" office:value="20.3490196078431">
            <text:p>2.0349E+01</text:p>
          </table:table-cell>
          <table:table-cell table:style-name="ce22" table:formula="of:=INDIRECT(&quot;R8C&quot;&amp;COLUMN();0)/INDIRECT(&quot;R&quot;&amp;ROW()&amp;&quot;C6&quot;;0)" office:value-type="float" office:value="18.6764705882353">
            <text:p>1.8676E+01</text:p>
          </table:table-cell>
          <table:table-cell table:style-name="ce22" table:formula="of:=INDIRECT(&quot;R8C&quot;&amp;COLUMN();0)/INDIRECT(&quot;R&quot;&amp;ROW()&amp;&quot;C6&quot;;0)" office:value-type="float" office:value="18.121568627451">
            <text:p>1.8122E+01</text:p>
          </table:table-cell>
          <table:table-cell table:style-name="ce22" table:formula="of:=INDIRECT(&quot;R8C&quot;&amp;COLUMN();0)/INDIRECT(&quot;R&quot;&amp;ROW()&amp;&quot;C6&quot;;0)" office:value-type="float" office:value="16.1372549019608">
            <text:p>1.6137E+01</text:p>
          </table:table-cell>
          <table:table-cell table:style-name="ce22" table:formula="of:=INDIRECT(&quot;R8C&quot;&amp;COLUMN();0)/INDIRECT(&quot;R&quot;&amp;ROW()&amp;&quot;C6&quot;;0)" office:value-type="float" office:value="14.3725490196078">
            <text:p>1.4373E+01</text:p>
          </table:table-cell>
          <table:table-cell table:style-name="ce22" table:formula="of:=INDIRECT(&quot;R8C&quot;&amp;COLUMN();0)/INDIRECT(&quot;R&quot;&amp;ROW()&amp;&quot;C6&quot;;0)" office:value-type="float" office:value="12.8">
            <text:p>1.2800E+01</text:p>
          </table:table-cell>
          <table:table-cell table:style-name="ce22" table:formula="of:=INDIRECT(&quot;R8C&quot;&amp;COLUMN();0)/INDIRECT(&quot;R&quot;&amp;ROW()&amp;&quot;C6&quot;;0)" office:value-type="float" office:value="11.3960784313726">
            <text:p>1.1396E+01</text:p>
          </table:table-cell>
          <table:table-cell table:style-name="ce22" table:formula="of:=INDIRECT(&quot;R8C&quot;&amp;COLUMN();0)/INDIRECT(&quot;R&quot;&amp;ROW()&amp;&quot;C6&quot;;0)" office:value-type="float" office:value="10.1490196078431">
            <text:p>1.0149E+01</text:p>
          </table:table-cell>
          <table:table-cell table:style-name="ce22" table:formula="of:=INDIRECT(&quot;R8C&quot;&amp;COLUMN();0)/INDIRECT(&quot;R&quot;&amp;ROW()&amp;&quot;C6&quot;;0)" office:value-type="float" office:value="9.03921568627451">
            <text:p>9.0392E+00</text:p>
          </table:table-cell>
          <table:table-cell table:style-name="ce22" table:formula="of:=INDIRECT(&quot;R8C&quot;&amp;COLUMN();0)/INDIRECT(&quot;R&quot;&amp;ROW()&amp;&quot;C6&quot;;0)" office:value-type="float" office:value="8.05098039215686">
            <text:p>8.0510E+00</text:p>
          </table:table-cell>
          <table:table-cell table:style-name="ce22" table:formula="of:=INDIRECT(&quot;R8C&quot;&amp;COLUMN();0)/INDIRECT(&quot;R&quot;&amp;ROW()&amp;&quot;C6&quot;;0)" office:value-type="float" office:value="7.16862745098039">
            <text:p>7.1686E+00</text:p>
          </table:table-cell>
          <table:table-cell table:style-name="ce22" table:formula="of:=INDIRECT(&quot;R8C&quot;&amp;COLUMN();0)/INDIRECT(&quot;R&quot;&amp;ROW()&amp;&quot;C6&quot;;0)" office:value-type="float" office:value="6.3843137254902">
            <text:p>6.3843E+00</text:p>
          </table:table-cell>
          <table:table-cell table:style-name="ce22" table:formula="of:=INDIRECT(&quot;R8C&quot;&amp;COLUMN();0)/INDIRECT(&quot;R&quot;&amp;ROW()&amp;&quot;C6&quot;;0)" office:value-type="float" office:value="5.68627450980392">
            <text:p>5.6863E+00</text:p>
          </table:table-cell>
          <table:table-cell table:style-name="ce22" table:formula="of:=INDIRECT(&quot;R8C&quot;&amp;COLUMN();0)/INDIRECT(&quot;R&quot;&amp;ROW()&amp;&quot;C6&quot;;0)" office:value-type="float" office:value="5.06274509803921">
            <text:p>5.0627E+00</text:p>
          </table:table-cell>
          <table:table-cell table:style-name="ce22" table:formula="of:=INDIRECT(&quot;R8C&quot;&amp;COLUMN();0)/INDIRECT(&quot;R&quot;&amp;ROW()&amp;&quot;C6&quot;;0)" office:value-type="float" office:value="4.50980392156863">
            <text:p>4.5098E+00</text:p>
          </table:table-cell>
          <table:table-cell table:style-name="ce22" table:formula="of:=INDIRECT(&quot;R8C&quot;&amp;COLUMN();0)/INDIRECT(&quot;R&quot;&amp;ROW()&amp;&quot;C6&quot;;0)" office:value-type="float" office:value="4.0156862745098">
            <text:p>4.0157E+00</text:p>
          </table:table-cell>
          <table:table-cell table:style-name="ce22" table:formula="of:=INDIRECT(&quot;R8C&quot;&amp;COLUMN();0)/INDIRECT(&quot;R&quot;&amp;ROW()&amp;&quot;C6&quot;;0)" office:value-type="float" office:value="3.57647058823529">
            <text:p>3.5765E+00</text:p>
          </table:table-cell>
          <table:table-cell table:style-name="ce22" table:formula="of:=INDIRECT(&quot;R8C&quot;&amp;COLUMN();0)/INDIRECT(&quot;R&quot;&amp;ROW()&amp;&quot;C6&quot;;0)" office:value-type="float" office:value="3.1843137254902">
            <text:p>3.1843E+00</text:p>
          </table:table-cell>
          <table:table-cell table:style-name="ce22" table:formula="of:=INDIRECT(&quot;R8C&quot;&amp;COLUMN();0)/INDIRECT(&quot;R&quot;&amp;ROW()&amp;&quot;C6&quot;;0)" office:value-type="float" office:value="2.83529411764706">
            <text:p>2.8353E+00</text:p>
          </table:table-cell>
          <table:table-cell table:style-name="ce22" table:formula="of:=INDIRECT(&quot;R8C&quot;&amp;COLUMN();0)/INDIRECT(&quot;R&quot;&amp;ROW()&amp;&quot;C6&quot;;0)" office:value-type="float" office:value="2.52549019607843">
            <text:p>2.5255E+00</text:p>
          </table:table-cell>
          <table:table-cell table:style-name="ce22" table:formula="of:=INDIRECT(&quot;R8C&quot;&amp;COLUMN();0)/INDIRECT(&quot;R&quot;&amp;ROW()&amp;&quot;C6&quot;;0)" office:value-type="float" office:value="2.24705882352941">
            <text:p>2.2471E+00</text:p>
          </table:table-cell>
          <table:table-cell table:style-name="ce22" table:formula="of:=INDIRECT(&quot;R8C&quot;&amp;COLUMN();0)/INDIRECT(&quot;R&quot;&amp;ROW()&amp;&quot;C6&quot;;0)" office:value-type="float" office:value="2.00392156862745">
            <text:p>2.0039E+00</text:p>
          </table:table-cell>
          <table:table-cell table:style-name="ce22" table:formula="of:=INDIRECT(&quot;R8C&quot;&amp;COLUMN();0)/INDIRECT(&quot;R&quot;&amp;ROW()&amp;&quot;C6&quot;;0)" office:value-type="float" office:value="1.7843137254902">
            <text:p>1.7843E+00</text:p>
          </table:table-cell>
          <table:table-cell table:style-name="ce22" table:formula="of:=INDIRECT(&quot;R8C&quot;&amp;COLUMN();0)/INDIRECT(&quot;R&quot;&amp;ROW()&amp;&quot;C6&quot;;0)" office:value-type="float" office:value="1.58823529411765">
            <text:p>1.5882E+00</text:p>
          </table:table-cell>
          <table:table-cell table:style-name="ce22" table:formula="of:=INDIRECT(&quot;R8C&quot;&amp;COLUMN();0)/INDIRECT(&quot;R&quot;&amp;ROW()&amp;&quot;C6&quot;;0)" office:value-type="float" office:value="1.4156862745098">
            <text:p>1.4157E+00</text:p>
          </table:table-cell>
          <table:table-cell table:style-name="ce22" table:formula="of:=INDIRECT(&quot;R8C&quot;&amp;COLUMN();0)/INDIRECT(&quot;R&quot;&amp;ROW()&amp;&quot;C6&quot;;0)" office:value-type="float" office:value="1.25882352941176">
            <text:p>1.2588E+00</text:p>
          </table:table-cell>
          <table:table-cell table:style-name="ce22" table:formula="of:=INDIRECT(&quot;R8C&quot;&amp;COLUMN();0)/INDIRECT(&quot;R&quot;&amp;ROW()&amp;&quot;C6&quot;;0)" office:value-type="float" office:value="1.12156862745098">
            <text:p>1.1216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196078431372">
            <text:p>8.9020E-01</text:p>
          </table:table-cell>
          <table:table-cell table:style-name="ce22" table:formula="of:=INDIRECT(&quot;R8C&quot;&amp;COLUMN();0)/INDIRECT(&quot;R&quot;&amp;ROW()&amp;&quot;C6&quot;;0)" office:value-type="float" office:value="0.792156862745098">
            <text:p>7.9216E-01</text:p>
          </table:table-cell>
          <table:table-cell table:style-name="ce22" table:formula="of:=INDIRECT(&quot;R8C&quot;&amp;COLUMN();0)/INDIRECT(&quot;R&quot;&amp;ROW()&amp;&quot;C6&quot;;0)" office:value-type="float" office:value="0.705882352941176">
            <text:p>7.0588E-01</text:p>
          </table:table-cell>
          <table:table-cell table:style-name="ce22" table:formula="of:=INDIRECT(&quot;R8C&quot;&amp;COLUMN();0)/INDIRECT(&quot;R&quot;&amp;ROW()&amp;&quot;C6&quot;;0)" office:value-type="float" office:value="0.627450980392157">
            <text:p>6.2745E-01</text:p>
          </table:table-cell>
          <table:table-cell table:style-name="ce22" table:formula="of:=INDIRECT(&quot;R8C&quot;&amp;COLUMN();0)/INDIRECT(&quot;R&quot;&amp;ROW()&amp;&quot;C6&quot;;0)" office:value-type="float" office:value="0.56078431372549">
            <text:p>5.6078E-01</text:p>
          </table:table-cell>
          <table:table-cell table:style-name="ce22" table:formula="of:=INDIRECT(&quot;R8C&quot;&amp;COLUMN();0)/INDIRECT(&quot;R&quot;&amp;ROW()&amp;&quot;C6&quot;;0)" office:value-type="float" office:value="0.498039215686275">
            <text:p>4.9804E-01</text:p>
          </table:table-cell>
          <table:table-cell table:style-name="ce22" table:formula="of:=INDIRECT(&quot;R8C&quot;&amp;COLUMN();0)/INDIRECT(&quot;R&quot;&amp;ROW()&amp;&quot;C6&quot;;0)" office:value-type="float" office:value="0.443137254901961">
            <text:p>4.4314E-01</text:p>
          </table:table-cell>
          <table:table-cell table:style-name="ce22" table:formula="of:=INDIRECT(&quot;R8C&quot;&amp;COLUMN();0)/INDIRECT(&quot;R&quot;&amp;ROW()&amp;&quot;C6&quot;;0)" office:value-type="float" office:value="0.396078431372549">
            <text:p>3.9608E-01</text:p>
          </table:table-cell>
          <table:table-cell table:style-name="ce22" table:formula="of:=INDIRECT(&quot;R8C&quot;&amp;COLUMN();0)/INDIRECT(&quot;R&quot;&amp;ROW()&amp;&quot;C6&quot;;0)" office:value-type="float" office:value="0.351764705882353">
            <text:p>3.5176E-01</text:p>
          </table:table-cell>
          <table:table-cell table:style-name="ce22" table:formula="of:=INDIRECT(&quot;R8C&quot;&amp;COLUMN();0)/INDIRECT(&quot;R&quot;&amp;ROW()&amp;&quot;C6&quot;;0)" office:value-type="float" office:value="0.313333333333333">
            <text:p>3.1333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2])+1" office:value-type="float" office:value="54">
            <text:p>54</text:p>
          </table:table-cell>
          <table:table-cell table:style-name="ce6" office:value-type="float" office:value="31">
            <text:p>31</text:p>
          </table:table-cell>
          <table:table-cell table:style-name="ce9" office:value-type="float" office:value="0.00893">
            <text:p>0.0089</text:p>
          </table:table-cell>
          <table:table-cell table:style-name="ce13" office:value-type="float" office:value="0.227">
            <text:p>0.2270</text:p>
          </table:table-cell>
          <table:table-cell table:style-name="ce14" table:formula="of:=[.D63]/2" office:value-type="float" office:value="0.1135">
            <text:p>0.1135</text:p>
          </table:table-cell>
          <table:table-cell table:style-name="ce16" table:formula="of:=pi*[.D63]" office:value-type="float" office:value="0.713141532364882">
            <text:p>0.7131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35.68281938326">
            <text:p>3.3568E+02</text:p>
          </table:table-cell>
          <table:table-cell table:style-name="ce22" table:formula="of:=INDIRECT(&quot;R8C&quot;&amp;COLUMN();0)/INDIRECT(&quot;R&quot;&amp;ROW()&amp;&quot;C6&quot;;0)" office:value-type="float" office:value="279.735682819383">
            <text:p>2.7974E+02</text:p>
          </table:table-cell>
          <table:table-cell table:style-name="ce22" table:formula="of:=INDIRECT(&quot;R8C&quot;&amp;COLUMN();0)/INDIRECT(&quot;R&quot;&amp;ROW()&amp;&quot;C6&quot;;0)" office:value-type="float" office:value="251.762114537445">
            <text:p>2.5176E+02</text:p>
          </table:table-cell>
          <table:table-cell table:style-name="ce22" table:formula="of:=INDIRECT(&quot;R8C&quot;&amp;COLUMN();0)/INDIRECT(&quot;R&quot;&amp;ROW()&amp;&quot;C6&quot;;0)" office:value-type="float" office:value="223.788546255507">
            <text:p>2.2379E+02</text:p>
          </table:table-cell>
          <table:table-cell table:style-name="ce22" table:formula="of:=INDIRECT(&quot;R8C&quot;&amp;COLUMN();0)/INDIRECT(&quot;R&quot;&amp;ROW()&amp;&quot;C6&quot;;0)" office:value-type="float" office:value="195.814977973568">
            <text:p>1.9581E+02</text:p>
          </table:table-cell>
          <table:table-cell table:style-name="ce22" table:formula="of:=INDIRECT(&quot;R8C&quot;&amp;COLUMN();0)/INDIRECT(&quot;R&quot;&amp;ROW()&amp;&quot;C6&quot;;0)" office:value-type="float" office:value="181.828193832599">
            <text:p>1.8183E+02</text:p>
          </table:table-cell>
          <table:table-cell table:style-name="ce22" table:formula="of:=INDIRECT(&quot;R8C&quot;&amp;COLUMN();0)/INDIRECT(&quot;R&quot;&amp;ROW()&amp;&quot;C6&quot;;0)" office:value-type="float" office:value="167.84140969163">
            <text:p>1.6784E+02</text:p>
          </table:table-cell>
          <table:table-cell table:style-name="ce22" table:formula="of:=INDIRECT(&quot;R8C&quot;&amp;COLUMN();0)/INDIRECT(&quot;R&quot;&amp;ROW()&amp;&quot;C6&quot;;0)" office:value-type="float" office:value="153.854625550661">
            <text:p>1.5385E+02</text:p>
          </table:table-cell>
          <table:table-cell table:style-name="ce22" table:formula="of:=INDIRECT(&quot;R8C&quot;&amp;COLUMN();0)/INDIRECT(&quot;R&quot;&amp;ROW()&amp;&quot;C6&quot;;0)" office:value-type="float" office:value="139.867841409692">
            <text:p>1.3987E+02</text:p>
          </table:table-cell>
          <table:table-cell table:style-name="ce22" table:formula="of:=INDIRECT(&quot;R8C&quot;&amp;COLUMN();0)/INDIRECT(&quot;R&quot;&amp;ROW()&amp;&quot;C6&quot;;0)" office:value-type="float" office:value="111.894273127753">
            <text:p>1.1189E+02</text:p>
          </table:table-cell>
          <table:table-cell table:style-name="ce22" table:formula="of:=INDIRECT(&quot;R8C&quot;&amp;COLUMN();0)/INDIRECT(&quot;R&quot;&amp;ROW()&amp;&quot;C6&quot;;0)" office:value-type="float" office:value="97.9074889867841">
            <text:p>9.7907E+01</text:p>
          </table:table-cell>
          <table:table-cell table:style-name="ce22" table:formula="of:=INDIRECT(&quot;R8C&quot;&amp;COLUMN();0)/INDIRECT(&quot;R&quot;&amp;ROW()&amp;&quot;C6&quot;;0)" office:value-type="float" office:value="90.9140969162996">
            <text:p>9.0914E+01</text:p>
          </table:table-cell>
          <table:table-cell table:style-name="ce22" table:formula="of:=INDIRECT(&quot;R8C&quot;&amp;COLUMN();0)/INDIRECT(&quot;R&quot;&amp;ROW()&amp;&quot;C6&quot;;0)" office:value-type="float" office:value="83.920704845815">
            <text:p>8.3921E+01</text:p>
          </table:table-cell>
          <table:table-cell table:style-name="ce22" table:formula="of:=INDIRECT(&quot;R8C&quot;&amp;COLUMN();0)/INDIRECT(&quot;R&quot;&amp;ROW()&amp;&quot;C6&quot;;0)" office:value-type="float" office:value="69.9339207048458">
            <text:p>6.9934E+01</text:p>
          </table:table-cell>
          <table:table-cell table:style-name="ce22" table:formula="of:=INDIRECT(&quot;R8C&quot;&amp;COLUMN();0)/INDIRECT(&quot;R&quot;&amp;ROW()&amp;&quot;C6&quot;;0)" office:value-type="float" office:value="55.9471365638767">
            <text:p>5.5947E+01</text:p>
          </table:table-cell>
          <table:table-cell table:style-name="ce22" table:formula="of:=INDIRECT(&quot;R8C&quot;&amp;COLUMN();0)/INDIRECT(&quot;R&quot;&amp;ROW()&amp;&quot;C6&quot;;0)" office:value-type="float" office:value="51.4713656387665">
            <text:p>5.1471E+01</text:p>
          </table:table-cell>
          <table:table-cell table:style-name="ce22" table:formula="of:=INDIRECT(&quot;R8C&quot;&amp;COLUMN();0)/INDIRECT(&quot;R&quot;&amp;ROW()&amp;&quot;C6&quot;;0)" office:value-type="float" office:value="45.8325991189427">
            <text:p>4.5833E+01</text:p>
          </table:table-cell>
          <table:table-cell table:style-name="ce22" table:formula="of:=INDIRECT(&quot;R8C&quot;&amp;COLUMN();0)/INDIRECT(&quot;R&quot;&amp;ROW()&amp;&quot;C6&quot;;0)" office:value-type="float" office:value="41.9603524229075">
            <text:p>4.1960E+01</text:p>
          </table:table-cell>
          <table:table-cell table:style-name="ce22" table:formula="of:=INDIRECT(&quot;R8C&quot;&amp;COLUMN();0)/INDIRECT(&quot;R&quot;&amp;ROW()&amp;&quot;C6&quot;;0)" office:value-type="float" office:value="40.8193832599119">
            <text:p>4.0819E+01</text:p>
          </table:table-cell>
          <table:table-cell table:style-name="ce22" table:formula="of:=INDIRECT(&quot;R8C&quot;&amp;COLUMN();0)/INDIRECT(&quot;R&quot;&amp;ROW()&amp;&quot;C6&quot;;0)" office:value-type="float" office:value="36.352422907489">
            <text:p>3.6352E+01</text:p>
          </table:table-cell>
          <table:table-cell table:style-name="ce22" table:formula="of:=INDIRECT(&quot;R8C&quot;&amp;COLUMN();0)/INDIRECT(&quot;R&quot;&amp;ROW()&amp;&quot;C6&quot;;0)" office:value-type="float" office:value="34.9669603524229">
            <text:p>3.4967E+01</text:p>
          </table:table-cell>
          <table:table-cell table:style-name="ce22" table:formula="of:=INDIRECT(&quot;R8C&quot;&amp;COLUMN();0)/INDIRECT(&quot;R&quot;&amp;ROW()&amp;&quot;C6&quot;;0)" office:value-type="float" office:value="32.3700440528634">
            <text:p>3.2370E+01</text:p>
          </table:table-cell>
          <table:table-cell table:style-name="ce22" table:formula="of:=INDIRECT(&quot;R8C&quot;&amp;COLUMN();0)/INDIRECT(&quot;R&quot;&amp;ROW()&amp;&quot;C6&quot;;0)" office:value-type="float" office:value="28.8281938325991">
            <text:p>2.8828E+01</text:p>
          </table:table-cell>
          <table:table-cell table:style-name="ce22" table:formula="of:=INDIRECT(&quot;R8C&quot;&amp;COLUMN();0)/INDIRECT(&quot;R&quot;&amp;ROW()&amp;&quot;C6&quot;;0)" office:value-type="float" office:value="27.9735682819383">
            <text:p>2.7974E+01</text:p>
          </table:table-cell>
          <table:table-cell table:style-name="ce22" table:formula="of:=INDIRECT(&quot;R8C&quot;&amp;COLUMN();0)/INDIRECT(&quot;R&quot;&amp;ROW()&amp;&quot;C6&quot;;0)" office:value-type="float" office:value="25.6696035242291">
            <text:p>2.5670E+01</text:p>
          </table:table-cell>
          <table:table-cell table:style-name="ce22" table:formula="of:=INDIRECT(&quot;R8C&quot;&amp;COLUMN();0)/INDIRECT(&quot;R&quot;&amp;ROW()&amp;&quot;C6&quot;;0)" office:value-type="float" office:value="22.8590308370044">
            <text:p>2.2859E+01</text:p>
          </table:table-cell>
          <table:table-cell table:style-name="ce22" table:formula="of:=INDIRECT(&quot;R8C&quot;&amp;COLUMN();0)/INDIRECT(&quot;R&quot;&amp;ROW()&amp;&quot;C6&quot;;0)" office:value-type="float" office:value="20.9801762114537">
            <text:p>2.0980E+01</text:p>
          </table:table-cell>
          <table:table-cell table:style-name="ce22" table:formula="of:=INDIRECT(&quot;R8C&quot;&amp;COLUMN();0)/INDIRECT(&quot;R&quot;&amp;ROW()&amp;&quot;C6&quot;;0)" office:value-type="float" office:value="20.3568281938326">
            <text:p>2.0357E+01</text:p>
          </table:table-cell>
          <table:table-cell table:style-name="ce22" table:formula="of:=INDIRECT(&quot;R8C&quot;&amp;COLUMN();0)/INDIRECT(&quot;R&quot;&amp;ROW()&amp;&quot;C6&quot;;0)" office:value-type="float" office:value="18.1277533039648">
            <text:p>1.8128E+01</text:p>
          </table:table-cell>
          <table:table-cell table:style-name="ce22" table:formula="of:=INDIRECT(&quot;R8C&quot;&amp;COLUMN();0)/INDIRECT(&quot;R&quot;&amp;ROW()&amp;&quot;C6&quot;;0)" office:value-type="float" office:value="16.1453744493392">
            <text:p>1.6145E+01</text:p>
          </table:table-cell>
          <table:table-cell table:style-name="ce22" table:formula="of:=INDIRECT(&quot;R8C&quot;&amp;COLUMN();0)/INDIRECT(&quot;R&quot;&amp;ROW()&amp;&quot;C6&quot;;0)" office:value-type="float" office:value="14.3788546255507">
            <text:p>1.4379E+01</text:p>
          </table:table-cell>
          <table:table-cell table:style-name="ce22" table:formula="of:=INDIRECT(&quot;R8C&quot;&amp;COLUMN();0)/INDIRECT(&quot;R&quot;&amp;ROW()&amp;&quot;C6&quot;;0)" office:value-type="float" office:value="12.8017621145374">
            <text:p>1.2802E+01</text:p>
          </table:table-cell>
          <table:table-cell table:style-name="ce22" table:formula="of:=INDIRECT(&quot;R8C&quot;&amp;COLUMN();0)/INDIRECT(&quot;R&quot;&amp;ROW()&amp;&quot;C6&quot;;0)" office:value-type="float" office:value="11.4008810572687">
            <text:p>1.1401E+01</text:p>
          </table:table-cell>
          <table:table-cell table:style-name="ce22" table:formula="of:=INDIRECT(&quot;R8C&quot;&amp;COLUMN();0)/INDIRECT(&quot;R&quot;&amp;ROW()&amp;&quot;C6&quot;;0)" office:value-type="float" office:value="10.1541850220264">
            <text:p>1.0154E+01</text:p>
          </table:table-cell>
          <table:table-cell table:style-name="ce22" table:formula="of:=INDIRECT(&quot;R8C&quot;&amp;COLUMN();0)/INDIRECT(&quot;R&quot;&amp;ROW()&amp;&quot;C6&quot;;0)" office:value-type="float" office:value="9.04405286343612">
            <text:p>9.0441E+00</text:p>
          </table:table-cell>
          <table:table-cell table:style-name="ce22" table:formula="of:=INDIRECT(&quot;R8C&quot;&amp;COLUMN();0)/INDIRECT(&quot;R&quot;&amp;ROW()&amp;&quot;C6&quot;;0)" office:value-type="float" office:value="8.05286343612335">
            <text:p>8.0529E+00</text:p>
          </table:table-cell>
          <table:table-cell table:style-name="ce22" table:formula="of:=INDIRECT(&quot;R8C&quot;&amp;COLUMN();0)/INDIRECT(&quot;R&quot;&amp;ROW()&amp;&quot;C6&quot;;0)" office:value-type="float" office:value="7.17180616740088">
            <text:p>7.1718E+00</text:p>
          </table:table-cell>
          <table:table-cell table:style-name="ce22" table:formula="of:=INDIRECT(&quot;R8C&quot;&amp;COLUMN();0)/INDIRECT(&quot;R&quot;&amp;ROW()&amp;&quot;C6&quot;;0)" office:value-type="float" office:value="6.38766519823789">
            <text:p>6.3877E+00</text:p>
          </table:table-cell>
          <table:table-cell table:style-name="ce22" table:formula="of:=INDIRECT(&quot;R8C&quot;&amp;COLUMN();0)/INDIRECT(&quot;R&quot;&amp;ROW()&amp;&quot;C6&quot;;0)" office:value-type="float" office:value="5.68722466960352">
            <text:p>5.6872E+00</text:p>
          </table:table-cell>
          <table:table-cell table:style-name="ce22" table:formula="of:=INDIRECT(&quot;R8C&quot;&amp;COLUMN();0)/INDIRECT(&quot;R&quot;&amp;ROW()&amp;&quot;C6&quot;;0)" office:value-type="float" office:value="5.06607929515419">
            <text:p>5.0661E+00</text:p>
          </table:table-cell>
          <table:table-cell table:style-name="ce22" table:formula="of:=INDIRECT(&quot;R8C&quot;&amp;COLUMN();0)/INDIRECT(&quot;R&quot;&amp;ROW()&amp;&quot;C6&quot;;0)" office:value-type="float" office:value="4.51101321585903">
            <text:p>4.5110E+00</text:p>
          </table:table-cell>
          <table:table-cell table:style-name="ce22" table:formula="of:=INDIRECT(&quot;R8C&quot;&amp;COLUMN();0)/INDIRECT(&quot;R&quot;&amp;ROW()&amp;&quot;C6&quot;;0)" office:value-type="float" office:value="4.01762114537445">
            <text:p>4.0176E+00</text:p>
          </table:table-cell>
          <table:table-cell table:style-name="ce22" table:formula="of:=INDIRECT(&quot;R8C&quot;&amp;COLUMN();0)/INDIRECT(&quot;R&quot;&amp;ROW()&amp;&quot;C6&quot;;0)" office:value-type="float" office:value="3.57709251101322">
            <text:p>3.5771E+00</text:p>
          </table:table-cell>
          <table:table-cell table:style-name="ce22" table:formula="of:=INDIRECT(&quot;R8C&quot;&amp;COLUMN();0)/INDIRECT(&quot;R&quot;&amp;ROW()&amp;&quot;C6&quot;;0)" office:value-type="float" office:value="3.18502202643172">
            <text:p>3.1850E+00</text:p>
          </table:table-cell>
          <table:table-cell table:style-name="ce22" table:formula="of:=INDIRECT(&quot;R8C&quot;&amp;COLUMN();0)/INDIRECT(&quot;R&quot;&amp;ROW()&amp;&quot;C6&quot;;0)" office:value-type="float" office:value="2.83700440528634">
            <text:p>2.8370E+00</text:p>
          </table:table-cell>
          <table:table-cell table:style-name="ce22" table:formula="of:=INDIRECT(&quot;R8C&quot;&amp;COLUMN();0)/INDIRECT(&quot;R&quot;&amp;ROW()&amp;&quot;C6&quot;;0)" office:value-type="float" office:value="2.52422907488987">
            <text:p>2.5242E+00</text:p>
          </table:table-cell>
          <table:table-cell table:style-name="ce22" table:formula="of:=INDIRECT(&quot;R8C&quot;&amp;COLUMN();0)/INDIRECT(&quot;R&quot;&amp;ROW()&amp;&quot;C6&quot;;0)" office:value-type="float" office:value="2.2511013215859">
            <text:p>2.2511E+00</text:p>
          </table:table-cell>
          <table:table-cell table:style-name="ce22" table:formula="of:=INDIRECT(&quot;R8C&quot;&amp;COLUMN();0)/INDIRECT(&quot;R&quot;&amp;ROW()&amp;&quot;C6&quot;;0)" office:value-type="float" office:value="2.00440528634361">
            <text:p>2.0044E+00</text:p>
          </table:table-cell>
          <table:table-cell table:style-name="ce22" table:formula="of:=INDIRECT(&quot;R8C&quot;&amp;COLUMN();0)/INDIRECT(&quot;R&quot;&amp;ROW()&amp;&quot;C6&quot;;0)" office:value-type="float" office:value="1.784140969163">
            <text:p>1.7841E+00</text:p>
          </table:table-cell>
          <table:table-cell table:style-name="ce22" table:formula="of:=INDIRECT(&quot;R8C&quot;&amp;COLUMN();0)/INDIRECT(&quot;R&quot;&amp;ROW()&amp;&quot;C6&quot;;0)" office:value-type="float" office:value="1.59030837004405">
            <text:p>1.5903E+00</text:p>
          </table:table-cell>
          <table:table-cell table:style-name="ce22" table:formula="of:=INDIRECT(&quot;R8C&quot;&amp;COLUMN();0)/INDIRECT(&quot;R&quot;&amp;ROW()&amp;&quot;C6&quot;;0)" office:value-type="float" office:value="1.41409691629956">
            <text:p>1.4141E+00</text:p>
          </table:table-cell>
          <table:table-cell table:style-name="ce22" table:formula="of:=INDIRECT(&quot;R8C&quot;&amp;COLUMN();0)/INDIRECT(&quot;R&quot;&amp;ROW()&amp;&quot;C6&quot;;0)" office:value-type="float" office:value="1.25991189427313">
            <text:p>1.2599E+00</text:p>
          </table:table-cell>
          <table:table-cell table:style-name="ce22" table:formula="of:=INDIRECT(&quot;R8C&quot;&amp;COLUMN();0)/INDIRECT(&quot;R&quot;&amp;ROW()&amp;&quot;C6&quot;;0)" office:value-type="float" office:value="1.12334801762115">
            <text:p>1.1233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9867841409692">
            <text:p>8.8987E-01</text:p>
          </table:table-cell>
          <table:table-cell table:style-name="ce22" table:formula="of:=INDIRECT(&quot;R8C&quot;&amp;COLUMN();0)/INDIRECT(&quot;R&quot;&amp;ROW()&amp;&quot;C6&quot;;0)" office:value-type="float" office:value="0.79295154185022">
            <text:p>7.9295E-01</text:p>
          </table:table-cell>
          <table:table-cell table:style-name="ce22" table:formula="of:=INDIRECT(&quot;R8C&quot;&amp;COLUMN();0)/INDIRECT(&quot;R&quot;&amp;ROW()&amp;&quot;C6&quot;;0)" office:value-type="float" office:value="0.704845814977974">
            <text:p>7.0485E-01</text:p>
          </table:table-cell>
          <table:table-cell table:style-name="ce22" table:formula="of:=INDIRECT(&quot;R8C&quot;&amp;COLUMN();0)/INDIRECT(&quot;R&quot;&amp;ROW()&amp;&quot;C6&quot;;0)" office:value-type="float" office:value="0.629955947136564">
            <text:p>6.2996E-01</text:p>
          </table:table-cell>
          <table:table-cell table:style-name="ce22" table:formula="of:=INDIRECT(&quot;R8C&quot;&amp;COLUMN();0)/INDIRECT(&quot;R&quot;&amp;ROW()&amp;&quot;C6&quot;;0)" office:value-type="float" office:value="0.559471365638767">
            <text:p>5.5947E-01</text:p>
          </table:table-cell>
          <table:table-cell table:style-name="ce22" table:formula="of:=INDIRECT(&quot;R8C&quot;&amp;COLUMN();0)/INDIRECT(&quot;R&quot;&amp;ROW()&amp;&quot;C6&quot;;0)" office:value-type="float" office:value="0.497797356828194">
            <text:p>4.9780E-01</text:p>
          </table:table-cell>
          <table:table-cell table:style-name="ce22" table:formula="of:=INDIRECT(&quot;R8C&quot;&amp;COLUMN();0)/INDIRECT(&quot;R&quot;&amp;ROW()&amp;&quot;C6&quot;;0)" office:value-type="float" office:value="0.444933920704846">
            <text:p>4.4493E-01</text:p>
          </table:table-cell>
          <table:table-cell table:style-name="ce22" table:formula="of:=INDIRECT(&quot;R8C&quot;&amp;COLUMN();0)/INDIRECT(&quot;R&quot;&amp;ROW()&amp;&quot;C6&quot;;0)" office:value-type="float" office:value="0.395154185022026">
            <text:p>3.9515E-01</text:p>
          </table:table-cell>
          <table:table-cell table:style-name="ce22" table:formula="of:=INDIRECT(&quot;R8C&quot;&amp;COLUMN();0)/INDIRECT(&quot;R&quot;&amp;ROW()&amp;&quot;C6&quot;;0)" office:value-type="float" office:value="0.351982378854625">
            <text:p>3.5198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3])+1" office:value-type="float" office:value="55">
            <text:p>55</text:p>
          </table:table-cell>
          <table:table-cell table:style-name="ce6" office:value-type="float" office:value="32">
            <text:p>32</text:p>
          </table:table-cell>
          <table:table-cell table:style-name="ce9" office:value-type="float" office:value="0.00795">
            <text:p>0.0080</text:p>
          </table:table-cell>
          <table:table-cell table:style-name="ce13" office:value-type="float" office:value="0.202">
            <text:p>0.2020</text:p>
          </table:table-cell>
          <table:table-cell table:style-name="ce14" table:formula="of:=[.D64]/2" office:value-type="float" office:value="0.101">
            <text:p>0.1010</text:p>
          </table:table-cell>
          <table:table-cell table:style-name="ce16" table:formula="of:=pi*[.D64]" office:value-type="float" office:value="0.634601716025138">
            <text:p>0.6346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377.227722772277">
            <text:p>3.7723E+02</text:p>
          </table:table-cell>
          <table:table-cell table:style-name="ce22" table:formula="of:=INDIRECT(&quot;R8C&quot;&amp;COLUMN();0)/INDIRECT(&quot;R&quot;&amp;ROW()&amp;&quot;C6&quot;;0)" office:value-type="float" office:value="314.356435643564">
            <text:p>3.1436E+02</text:p>
          </table:table-cell>
          <table:table-cell table:style-name="ce22" table:formula="of:=INDIRECT(&quot;R8C&quot;&amp;COLUMN();0)/INDIRECT(&quot;R&quot;&amp;ROW()&amp;&quot;C6&quot;;0)" office:value-type="float" office:value="282.920792079208">
            <text:p>2.8292E+02</text:p>
          </table:table-cell>
          <table:table-cell table:style-name="ce22" table:formula="of:=INDIRECT(&quot;R8C&quot;&amp;COLUMN();0)/INDIRECT(&quot;R&quot;&amp;ROW()&amp;&quot;C6&quot;;0)" office:value-type="float" office:value="251.485148514851">
            <text:p>2.5149E+02</text:p>
          </table:table-cell>
          <table:table-cell table:style-name="ce22" table:formula="of:=INDIRECT(&quot;R8C&quot;&amp;COLUMN();0)/INDIRECT(&quot;R&quot;&amp;ROW()&amp;&quot;C6&quot;;0)" office:value-type="float" office:value="220.049504950495">
            <text:p>2.2005E+02</text:p>
          </table:table-cell>
          <table:table-cell table:style-name="ce22" table:formula="of:=INDIRECT(&quot;R8C&quot;&amp;COLUMN();0)/INDIRECT(&quot;R&quot;&amp;ROW()&amp;&quot;C6&quot;;0)" office:value-type="float" office:value="204.331683168317">
            <text:p>2.0433E+02</text:p>
          </table:table-cell>
          <table:table-cell table:style-name="ce22" table:formula="of:=INDIRECT(&quot;R8C&quot;&amp;COLUMN();0)/INDIRECT(&quot;R&quot;&amp;ROW()&amp;&quot;C6&quot;;0)" office:value-type="float" office:value="188.613861386139">
            <text:p>1.8861E+02</text:p>
          </table:table-cell>
          <table:table-cell table:style-name="ce22" table:formula="of:=INDIRECT(&quot;R8C&quot;&amp;COLUMN();0)/INDIRECT(&quot;R&quot;&amp;ROW()&amp;&quot;C6&quot;;0)" office:value-type="float" office:value="172.89603960396">
            <text:p>1.7290E+02</text:p>
          </table:table-cell>
          <table:table-cell table:style-name="ce22" table:formula="of:=INDIRECT(&quot;R8C&quot;&amp;COLUMN();0)/INDIRECT(&quot;R&quot;&amp;ROW()&amp;&quot;C6&quot;;0)" office:value-type="float" office:value="157.178217821782">
            <text:p>1.5718E+02</text:p>
          </table:table-cell>
          <table:table-cell table:style-name="ce22" table:formula="of:=INDIRECT(&quot;R8C&quot;&amp;COLUMN();0)/INDIRECT(&quot;R&quot;&amp;ROW()&amp;&quot;C6&quot;;0)" office:value-type="float" office:value="125.742574257426">
            <text:p>1.2574E+02</text:p>
          </table:table-cell>
          <table:table-cell table:style-name="ce22" table:formula="of:=INDIRECT(&quot;R8C&quot;&amp;COLUMN();0)/INDIRECT(&quot;R&quot;&amp;ROW()&amp;&quot;C6&quot;;0)" office:value-type="float" office:value="110.024752475248">
            <text:p>1.1002E+02</text:p>
          </table:table-cell>
          <table:table-cell table:style-name="ce22" table:formula="of:=INDIRECT(&quot;R8C&quot;&amp;COLUMN();0)/INDIRECT(&quot;R&quot;&amp;ROW()&amp;&quot;C6&quot;;0)" office:value-type="float" office:value="102.165841584158">
            <text:p>1.0217E+02</text:p>
          </table:table-cell>
          <table:table-cell table:style-name="ce22" table:formula="of:=INDIRECT(&quot;R8C&quot;&amp;COLUMN();0)/INDIRECT(&quot;R&quot;&amp;ROW()&amp;&quot;C6&quot;;0)" office:value-type="float" office:value="94.3069306930693">
            <text:p>9.4307E+01</text:p>
          </table:table-cell>
          <table:table-cell table:style-name="ce22" table:formula="of:=INDIRECT(&quot;R8C&quot;&amp;COLUMN();0)/INDIRECT(&quot;R&quot;&amp;ROW()&amp;&quot;C6&quot;;0)" office:value-type="float" office:value="78.5891089108911">
            <text:p>7.8589E+01</text:p>
          </table:table-cell>
          <table:table-cell table:style-name="ce22" table:formula="of:=INDIRECT(&quot;R8C&quot;&amp;COLUMN();0)/INDIRECT(&quot;R&quot;&amp;ROW()&amp;&quot;C6&quot;;0)" office:value-type="float" office:value="62.8712871287129">
            <text:p>6.2871E+01</text:p>
          </table:table-cell>
          <table:table-cell table:style-name="ce22" table:formula="of:=INDIRECT(&quot;R8C&quot;&amp;COLUMN();0)/INDIRECT(&quot;R&quot;&amp;ROW()&amp;&quot;C6&quot;;0)" office:value-type="float" office:value="57.8415841584158">
            <text:p>5.7842E+01</text:p>
          </table:table-cell>
          <table:table-cell table:style-name="ce22" table:formula="of:=INDIRECT(&quot;R8C&quot;&amp;COLUMN();0)/INDIRECT(&quot;R&quot;&amp;ROW()&amp;&quot;C6&quot;;0)" office:value-type="float" office:value="51.5049504950495">
            <text:p>5.1505E+01</text:p>
          </table:table-cell>
          <table:table-cell table:style-name="ce22" table:formula="of:=INDIRECT(&quot;R8C&quot;&amp;COLUMN();0)/INDIRECT(&quot;R&quot;&amp;ROW()&amp;&quot;C6&quot;;0)" office:value-type="float" office:value="47.1534653465347">
            <text:p>4.7153E+01</text:p>
          </table:table-cell>
          <table:table-cell table:style-name="ce22" table:formula="of:=INDIRECT(&quot;R8C&quot;&amp;COLUMN();0)/INDIRECT(&quot;R&quot;&amp;ROW()&amp;&quot;C6&quot;;0)" office:value-type="float" office:value="45.8712871287129">
            <text:p>4.5871E+01</text:p>
          </table:table-cell>
          <table:table-cell table:style-name="ce22" table:formula="of:=INDIRECT(&quot;R8C&quot;&amp;COLUMN();0)/INDIRECT(&quot;R&quot;&amp;ROW()&amp;&quot;C6&quot;;0)" office:value-type="float" office:value="40.8514851485149">
            <text:p>4.0851E+01</text:p>
          </table:table-cell>
          <table:table-cell table:style-name="ce22" table:formula="of:=INDIRECT(&quot;R8C&quot;&amp;COLUMN();0)/INDIRECT(&quot;R&quot;&amp;ROW()&amp;&quot;C6&quot;;0)" office:value-type="float" office:value="39.2945544554455">
            <text:p>3.9295E+01</text:p>
          </table:table-cell>
          <table:table-cell table:style-name="ce22" table:formula="of:=INDIRECT(&quot;R8C&quot;&amp;COLUMN();0)/INDIRECT(&quot;R&quot;&amp;ROW()&amp;&quot;C6&quot;;0)" office:value-type="float" office:value="36.3762376237624">
            <text:p>3.6376E+01</text:p>
          </table:table-cell>
          <table:table-cell table:style-name="ce22" table:formula="of:=INDIRECT(&quot;R8C&quot;&amp;COLUMN();0)/INDIRECT(&quot;R&quot;&amp;ROW()&amp;&quot;C6&quot;;0)" office:value-type="float" office:value="32.3960396039604">
            <text:p>3.2396E+01</text:p>
          </table:table-cell>
          <table:table-cell table:style-name="ce22" table:formula="of:=INDIRECT(&quot;R8C&quot;&amp;COLUMN();0)/INDIRECT(&quot;R&quot;&amp;ROW()&amp;&quot;C6&quot;;0)" office:value-type="float" office:value="31.4356435643564">
            <text:p>3.1436E+01</text:p>
          </table:table-cell>
          <table:table-cell table:style-name="ce22" table:formula="of:=INDIRECT(&quot;R8C&quot;&amp;COLUMN();0)/INDIRECT(&quot;R&quot;&amp;ROW()&amp;&quot;C6&quot;;0)" office:value-type="float" office:value="28.8465346534653">
            <text:p>2.8847E+01</text:p>
          </table:table-cell>
          <table:table-cell table:style-name="ce22" table:formula="of:=INDIRECT(&quot;R8C&quot;&amp;COLUMN();0)/INDIRECT(&quot;R&quot;&amp;ROW()&amp;&quot;C6&quot;;0)" office:value-type="float" office:value="25.6881188118812">
            <text:p>2.5688E+01</text:p>
          </table:table-cell>
          <table:table-cell table:style-name="ce22" table:formula="of:=INDIRECT(&quot;R8C&quot;&amp;COLUMN();0)/INDIRECT(&quot;R&quot;&amp;ROW()&amp;&quot;C6&quot;;0)" office:value-type="float" office:value="23.5767326732673">
            <text:p>2.3577E+01</text:p>
          </table:table-cell>
          <table:table-cell table:style-name="ce22" table:formula="of:=INDIRECT(&quot;R8C&quot;&amp;COLUMN();0)/INDIRECT(&quot;R&quot;&amp;ROW()&amp;&quot;C6&quot;;0)" office:value-type="float" office:value="22.8762376237624">
            <text:p>2.2876E+01</text:p>
          </table:table-cell>
          <table:table-cell table:style-name="ce22" table:formula="of:=INDIRECT(&quot;R8C&quot;&amp;COLUMN();0)/INDIRECT(&quot;R&quot;&amp;ROW()&amp;&quot;C6&quot;;0)" office:value-type="float" office:value="20.3712871287129">
            <text:p>2.0371E+01</text:p>
          </table:table-cell>
          <table:table-cell table:style-name="ce22" table:formula="of:=INDIRECT(&quot;R8C&quot;&amp;COLUMN();0)/INDIRECT(&quot;R&quot;&amp;ROW()&amp;&quot;C6&quot;;0)" office:value-type="float" office:value="18.1435643564356">
            <text:p>1.8144E+01</text:p>
          </table:table-cell>
          <table:table-cell table:style-name="ce22" table:formula="of:=INDIRECT(&quot;R8C&quot;&amp;COLUMN();0)/INDIRECT(&quot;R&quot;&amp;ROW()&amp;&quot;C6&quot;;0)" office:value-type="float" office:value="16.1584158415842">
            <text:p>1.6158E+01</text:p>
          </table:table-cell>
          <table:table-cell table:style-name="ce22" table:formula="of:=INDIRECT(&quot;R8C&quot;&amp;COLUMN();0)/INDIRECT(&quot;R&quot;&amp;ROW()&amp;&quot;C6&quot;;0)" office:value-type="float" office:value="14.3861386138614">
            <text:p>1.4386E+01</text:p>
          </table:table-cell>
          <table:table-cell table:style-name="ce22" table:formula="of:=INDIRECT(&quot;R8C&quot;&amp;COLUMN();0)/INDIRECT(&quot;R&quot;&amp;ROW()&amp;&quot;C6&quot;;0)" office:value-type="float" office:value="12.8118811881188">
            <text:p>1.2812E+01</text:p>
          </table:table-cell>
          <table:table-cell table:style-name="ce22" table:formula="of:=INDIRECT(&quot;R8C&quot;&amp;COLUMN();0)/INDIRECT(&quot;R&quot;&amp;ROW()&amp;&quot;C6&quot;;0)" office:value-type="float" office:value="11.4108910891089">
            <text:p>1.1411E+01</text:p>
          </table:table-cell>
          <table:table-cell table:style-name="ce22" table:formula="of:=INDIRECT(&quot;R8C&quot;&amp;COLUMN();0)/INDIRECT(&quot;R&quot;&amp;ROW()&amp;&quot;C6&quot;;0)" office:value-type="float" office:value="10.1633663366337">
            <text:p>1.0163E+01</text:p>
          </table:table-cell>
          <table:table-cell table:style-name="ce22" table:formula="of:=INDIRECT(&quot;R8C&quot;&amp;COLUMN();0)/INDIRECT(&quot;R&quot;&amp;ROW()&amp;&quot;C6&quot;;0)" office:value-type="float" office:value="9.04950495049505">
            <text:p>9.0495E+00</text:p>
          </table:table-cell>
          <table:table-cell table:style-name="ce22" table:formula="of:=INDIRECT(&quot;R8C&quot;&amp;COLUMN();0)/INDIRECT(&quot;R&quot;&amp;ROW()&amp;&quot;C6&quot;;0)" office:value-type="float" office:value="8.05940594059406">
            <text:p>8.0594E+00</text:p>
          </table:table-cell>
          <table:table-cell table:style-name="ce22" table:formula="of:=INDIRECT(&quot;R8C&quot;&amp;COLUMN();0)/INDIRECT(&quot;R&quot;&amp;ROW()&amp;&quot;C6&quot;;0)" office:value-type="float" office:value="7.17821782178218">
            <text:p>7.1782E+00</text:p>
          </table:table-cell>
          <table:table-cell table:style-name="ce22" table:formula="of:=INDIRECT(&quot;R8C&quot;&amp;COLUMN();0)/INDIRECT(&quot;R&quot;&amp;ROW()&amp;&quot;C6&quot;;0)" office:value-type="float" office:value="6.39108910891089">
            <text:p>6.3911E+00</text:p>
          </table:table-cell>
          <table:table-cell table:style-name="ce22" table:formula="of:=INDIRECT(&quot;R8C&quot;&amp;COLUMN();0)/INDIRECT(&quot;R&quot;&amp;ROW()&amp;&quot;C6&quot;;0)" office:value-type="float" office:value="5.69306930693069">
            <text:p>5.6931E+00</text:p>
          </table:table-cell>
          <table:table-cell table:style-name="ce22" table:formula="of:=INDIRECT(&quot;R8C&quot;&amp;COLUMN();0)/INDIRECT(&quot;R&quot;&amp;ROW()&amp;&quot;C6&quot;;0)" office:value-type="float" office:value="5.06930693069307">
            <text:p>5.0693E+00</text:p>
          </table:table-cell>
          <table:table-cell table:style-name="ce22" table:formula="of:=INDIRECT(&quot;R8C&quot;&amp;COLUMN();0)/INDIRECT(&quot;R&quot;&amp;ROW()&amp;&quot;C6&quot;;0)" office:value-type="float" office:value="4.51485148514851">
            <text:p>4.5149E+00</text:p>
          </table:table-cell>
          <table:table-cell table:style-name="ce22" table:formula="of:=INDIRECT(&quot;R8C&quot;&amp;COLUMN();0)/INDIRECT(&quot;R&quot;&amp;ROW()&amp;&quot;C6&quot;;0)" office:value-type="float" office:value="4.01980198019802">
            <text:p>4.0198E+00</text:p>
          </table:table-cell>
          <table:table-cell table:style-name="ce22" table:formula="of:=INDIRECT(&quot;R8C&quot;&amp;COLUMN();0)/INDIRECT(&quot;R&quot;&amp;ROW()&amp;&quot;C6&quot;;0)" office:value-type="float" office:value="3.57920792079208">
            <text:p>3.5792E+00</text:p>
          </table:table-cell>
          <table:table-cell table:style-name="ce22" table:formula="of:=INDIRECT(&quot;R8C&quot;&amp;COLUMN();0)/INDIRECT(&quot;R&quot;&amp;ROW()&amp;&quot;C6&quot;;0)" office:value-type="float" office:value="3.18811881188119">
            <text:p>3.1881E+00</text:p>
          </table:table-cell>
          <table:table-cell table:style-name="ce22" table:formula="of:=INDIRECT(&quot;R8C&quot;&amp;COLUMN();0)/INDIRECT(&quot;R&quot;&amp;ROW()&amp;&quot;C6&quot;;0)" office:value-type="float" office:value="2.83663366336634">
            <text:p>2.8366E+00</text:p>
          </table:table-cell>
          <table:table-cell table:style-name="ce22" table:formula="of:=INDIRECT(&quot;R8C&quot;&amp;COLUMN();0)/INDIRECT(&quot;R&quot;&amp;ROW()&amp;&quot;C6&quot;;0)" office:value-type="float" office:value="2.52970297029703">
            <text:p>2.5297E+00</text:p>
          </table:table-cell>
          <table:table-cell table:style-name="ce22" table:formula="of:=INDIRECT(&quot;R8C&quot;&amp;COLUMN();0)/INDIRECT(&quot;R&quot;&amp;ROW()&amp;&quot;C6&quot;;0)" office:value-type="float" office:value="2.25247524752475">
            <text:p>2.2525E+00</text:p>
          </table:table-cell>
          <table:table-cell table:style-name="ce22" table:formula="of:=INDIRECT(&quot;R8C&quot;&amp;COLUMN();0)/INDIRECT(&quot;R&quot;&amp;ROW()&amp;&quot;C6&quot;;0)" office:value-type="float" office:value="2.0049504950495">
            <text:p>2.0050E+00</text:p>
          </table:table-cell>
          <table:table-cell table:style-name="ce22" table:formula="of:=INDIRECT(&quot;R8C&quot;&amp;COLUMN();0)/INDIRECT(&quot;R&quot;&amp;ROW()&amp;&quot;C6&quot;;0)" office:value-type="float" office:value="1.78712871287129">
            <text:p>1.7871E+00</text:p>
          </table:table-cell>
          <table:table-cell table:style-name="ce22" table:formula="of:=INDIRECT(&quot;R8C&quot;&amp;COLUMN();0)/INDIRECT(&quot;R&quot;&amp;ROW()&amp;&quot;C6&quot;;0)" office:value-type="float" office:value="1.58910891089109">
            <text:p>1.5891E+00</text:p>
          </table:table-cell>
          <table:table-cell table:style-name="ce22" table:formula="of:=INDIRECT(&quot;R8C&quot;&amp;COLUMN();0)/INDIRECT(&quot;R&quot;&amp;ROW()&amp;&quot;C6&quot;;0)" office:value-type="float" office:value="1.41584158415842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6237623762376">
            <text:p>1.2624E+00</text:p>
          </table:table-cell>
          <table:table-cell table:style-name="ce22" table:formula="of:=INDIRECT(&quot;R8C&quot;&amp;COLUMN();0)/INDIRECT(&quot;R&quot;&amp;ROW()&amp;&quot;C6&quot;;0)" office:value-type="float" office:value="1.12376237623762">
            <text:p>1.123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1089108910891">
            <text:p>8.9109E-01</text:p>
          </table:table-cell>
          <table:table-cell table:style-name="ce22" table:formula="of:=INDIRECT(&quot;R8C&quot;&amp;COLUMN();0)/INDIRECT(&quot;R&quot;&amp;ROW()&amp;&quot;C6&quot;;0)" office:value-type="float" office:value="0.792079207920792">
            <text:p>7.9208E-01</text:p>
          </table:table-cell>
          <table:table-cell table:style-name="ce22" table:formula="of:=INDIRECT(&quot;R8C&quot;&amp;COLUMN();0)/INDIRECT(&quot;R&quot;&amp;ROW()&amp;&quot;C6&quot;;0)" office:value-type="float" office:value="0.707920792079208">
            <text:p>7.0792E-01</text:p>
          </table:table-cell>
          <table:table-cell table:style-name="ce22" table:formula="of:=INDIRECT(&quot;R8C&quot;&amp;COLUMN();0)/INDIRECT(&quot;R&quot;&amp;ROW()&amp;&quot;C6&quot;;0)" office:value-type="float" office:value="0.628712871287129">
            <text:p>6.2871E-01</text:p>
          </table:table-cell>
          <table:table-cell table:style-name="ce22" table:formula="of:=INDIRECT(&quot;R8C&quot;&amp;COLUMN();0)/INDIRECT(&quot;R&quot;&amp;ROW()&amp;&quot;C6&quot;;0)" office:value-type="float" office:value="0.559405940594059">
            <text:p>5.5941E-01</text:p>
          </table:table-cell>
          <table:table-cell table:style-name="ce22" table:formula="of:=INDIRECT(&quot;R8C&quot;&amp;COLUMN();0)/INDIRECT(&quot;R&quot;&amp;ROW()&amp;&quot;C6&quot;;0)" office:value-type="float" office:value="0.5">
            <text:p>5.0000E-01</text:p>
          </table:table-cell>
          <table:table-cell table:style-name="ce22" table:formula="of:=INDIRECT(&quot;R8C&quot;&amp;COLUMN();0)/INDIRECT(&quot;R&quot;&amp;ROW()&amp;&quot;C6&quot;;0)" office:value-type="float" office:value="0.444059405940594">
            <text:p>4.4406E-01</text:p>
          </table:table-cell>
          <table:table-cell table:style-name="ce22" table:formula="of:=INDIRECT(&quot;R8C&quot;&amp;COLUMN();0)/INDIRECT(&quot;R&quot;&amp;ROW()&amp;&quot;C6&quot;;0)" office:value-type="float" office:value="0.395544554455445">
            <text:p>3.9554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4])+1" office:value-type="float" office:value="56">
            <text:p>56</text:p>
          </table:table-cell>
          <table:table-cell table:style-name="ce6" office:value-type="float" office:value="33">
            <text:p>33</text:p>
          </table:table-cell>
          <table:table-cell table:style-name="ce9" office:value-type="float" office:value="0.00708">
            <text:p>0.0071</text:p>
          </table:table-cell>
          <table:table-cell table:style-name="ce13" office:value-type="float" office:value="0.18">
            <text:p>0.1800</text:p>
          </table:table-cell>
          <table:table-cell table:style-name="ce14" table:formula="of:=[.D65]/2" office:value-type="float" office:value="0.09">
            <text:p>0.0900</text:p>
          </table:table-cell>
          <table:table-cell table:style-name="ce16" table:formula="of:=pi*[.D65]" office:value-type="float" office:value="0.565486677646162">
            <text:p>0.5655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23.333333333333">
            <text:p>4.2333E+02</text:p>
          </table:table-cell>
          <table:table-cell table:style-name="ce22" table:formula="of:=INDIRECT(&quot;R8C&quot;&amp;COLUMN();0)/INDIRECT(&quot;R&quot;&amp;ROW()&amp;&quot;C6&quot;;0)" office:value-type="float" office:value="352.777777777778">
            <text:p>3.5278E+02</text:p>
          </table:table-cell>
          <table:table-cell table:style-name="ce22" table:formula="of:=INDIRECT(&quot;R8C&quot;&amp;COLUMN();0)/INDIRECT(&quot;R&quot;&amp;ROW()&amp;&quot;C6&quot;;0)" office:value-type="float" office:value="317.5">
            <text:p>3.1750E+02</text:p>
          </table:table-cell>
          <table:table-cell table:style-name="ce22" table:formula="of:=INDIRECT(&quot;R8C&quot;&amp;COLUMN();0)/INDIRECT(&quot;R&quot;&amp;ROW()&amp;&quot;C6&quot;;0)" office:value-type="float" office:value="282.222222222222">
            <text:p>2.8222E+02</text:p>
          </table:table-cell>
          <table:table-cell table:style-name="ce22" table:formula="of:=INDIRECT(&quot;R8C&quot;&amp;COLUMN();0)/INDIRECT(&quot;R&quot;&amp;ROW()&amp;&quot;C6&quot;;0)" office:value-type="float" office:value="246.944444444444">
            <text:p>2.4694E+02</text:p>
          </table:table-cell>
          <table:table-cell table:style-name="ce22" table:formula="of:=INDIRECT(&quot;R8C&quot;&amp;COLUMN();0)/INDIRECT(&quot;R&quot;&amp;ROW()&amp;&quot;C6&quot;;0)" office:value-type="float" office:value="229.305555555556">
            <text:p>2.2931E+02</text:p>
          </table:table-cell>
          <table:table-cell table:style-name="ce22" table:formula="of:=INDIRECT(&quot;R8C&quot;&amp;COLUMN();0)/INDIRECT(&quot;R&quot;&amp;ROW()&amp;&quot;C6&quot;;0)" office:value-type="float" office:value="211.666666666667">
            <text:p>2.1167E+02</text:p>
          </table:table-cell>
          <table:table-cell table:style-name="ce22" table:formula="of:=INDIRECT(&quot;R8C&quot;&amp;COLUMN();0)/INDIRECT(&quot;R&quot;&amp;ROW()&amp;&quot;C6&quot;;0)" office:value-type="float" office:value="194.027777777778">
            <text:p>1.9403E+02</text:p>
          </table:table-cell>
          <table:table-cell table:style-name="ce22" table:formula="of:=INDIRECT(&quot;R8C&quot;&amp;COLUMN();0)/INDIRECT(&quot;R&quot;&amp;ROW()&amp;&quot;C6&quot;;0)" office:value-type="float" office:value="176.388888888889">
            <text:p>1.7639E+02</text:p>
          </table:table-cell>
          <table:table-cell table:style-name="ce22" table:formula="of:=INDIRECT(&quot;R8C&quot;&amp;COLUMN();0)/INDIRECT(&quot;R&quot;&amp;ROW()&amp;&quot;C6&quot;;0)" office:value-type="float" office:value="141.111111111111">
            <text:p>1.4111E+02</text:p>
          </table:table-cell>
          <table:table-cell table:style-name="ce22" table:formula="of:=INDIRECT(&quot;R8C&quot;&amp;COLUMN();0)/INDIRECT(&quot;R&quot;&amp;ROW()&amp;&quot;C6&quot;;0)" office:value-type="float" office:value="123.472222222222">
            <text:p>1.2347E+02</text:p>
          </table:table-cell>
          <table:table-cell table:style-name="ce22" table:formula="of:=INDIRECT(&quot;R8C&quot;&amp;COLUMN();0)/INDIRECT(&quot;R&quot;&amp;ROW()&amp;&quot;C6&quot;;0)" office:value-type="float" office:value="114.652777777778">
            <text:p>1.1465E+02</text:p>
          </table:table-cell>
          <table:table-cell table:style-name="ce22" table:formula="of:=INDIRECT(&quot;R8C&quot;&amp;COLUMN();0)/INDIRECT(&quot;R&quot;&amp;ROW()&amp;&quot;C6&quot;;0)" office:value-type="float" office:value="105.833333333333">
            <text:p>1.0583E+02</text:p>
          </table:table-cell>
          <table:table-cell table:style-name="ce22" table:formula="of:=INDIRECT(&quot;R8C&quot;&amp;COLUMN();0)/INDIRECT(&quot;R&quot;&amp;ROW()&amp;&quot;C6&quot;;0)" office:value-type="float" office:value="88.1944444444444">
            <text:p>8.8194E+01</text:p>
          </table:table-cell>
          <table:table-cell table:style-name="ce22" table:formula="of:=INDIRECT(&quot;R8C&quot;&amp;COLUMN();0)/INDIRECT(&quot;R&quot;&amp;ROW()&amp;&quot;C6&quot;;0)" office:value-type="float" office:value="70.5555555555555">
            <text:p>7.0556E+01</text:p>
          </table:table-cell>
          <table:table-cell table:style-name="ce22" table:formula="of:=INDIRECT(&quot;R8C&quot;&amp;COLUMN();0)/INDIRECT(&quot;R&quot;&amp;ROW()&amp;&quot;C6&quot;;0)" office:value-type="float" office:value="64.9111111111111">
            <text:p>6.4911E+01</text:p>
          </table:table-cell>
          <table:table-cell table:style-name="ce22" table:formula="of:=INDIRECT(&quot;R8C&quot;&amp;COLUMN();0)/INDIRECT(&quot;R&quot;&amp;ROW()&amp;&quot;C6&quot;;0)" office:value-type="float" office:value="57.8">
            <text:p>5.7800E+01</text:p>
          </table:table-cell>
          <table:table-cell table:style-name="ce22" table:formula="of:=INDIRECT(&quot;R8C&quot;&amp;COLUMN();0)/INDIRECT(&quot;R&quot;&amp;ROW()&amp;&quot;C6&quot;;0)" office:value-type="float" office:value="52.9166666666667">
            <text:p>5.2917E+01</text:p>
          </table:table-cell>
          <table:table-cell table:style-name="ce22" table:formula="of:=INDIRECT(&quot;R8C&quot;&amp;COLUMN();0)/INDIRECT(&quot;R&quot;&amp;ROW()&amp;&quot;C6&quot;;0)" office:value-type="float" office:value="51.4777777777778">
            <text:p>5.1478E+01</text:p>
          </table:table-cell>
          <table:table-cell table:style-name="ce22" table:formula="of:=INDIRECT(&quot;R8C&quot;&amp;COLUMN();0)/INDIRECT(&quot;R&quot;&amp;ROW()&amp;&quot;C6&quot;;0)" office:value-type="float" office:value="45.8444444444444">
            <text:p>4.5844E+01</text:p>
          </table:table-cell>
          <table:table-cell table:style-name="ce22" table:formula="of:=INDIRECT(&quot;R8C&quot;&amp;COLUMN();0)/INDIRECT(&quot;R&quot;&amp;ROW()&amp;&quot;C6&quot;;0)" office:value-type="float" office:value="44.0972222222222">
            <text:p>4.4097E+01</text:p>
          </table:table-cell>
          <table:table-cell table:style-name="ce22" table:formula="of:=INDIRECT(&quot;R8C&quot;&amp;COLUMN();0)/INDIRECT(&quot;R&quot;&amp;ROW()&amp;&quot;C6&quot;;0)" office:value-type="float" office:value="40.8222222222222">
            <text:p>4.0822E+01</text:p>
          </table:table-cell>
          <table:table-cell table:style-name="ce22" table:formula="of:=INDIRECT(&quot;R8C&quot;&amp;COLUMN();0)/INDIRECT(&quot;R&quot;&amp;ROW()&amp;&quot;C6&quot;;0)" office:value-type="float" office:value="36.3555555555556">
            <text:p>3.6356E+01</text:p>
          </table:table-cell>
          <table:table-cell table:style-name="ce22" table:formula="of:=INDIRECT(&quot;R8C&quot;&amp;COLUMN();0)/INDIRECT(&quot;R&quot;&amp;ROW()&amp;&quot;C6&quot;;0)" office:value-type="float" office:value="35.2777777777778">
            <text:p>3.5278E+01</text:p>
          </table:table-cell>
          <table:table-cell table:style-name="ce22" table:formula="of:=INDIRECT(&quot;R8C&quot;&amp;COLUMN();0)/INDIRECT(&quot;R&quot;&amp;ROW()&amp;&quot;C6&quot;;0)" office:value-type="float" office:value="32.3722222222222">
            <text:p>3.2372E+01</text:p>
          </table:table-cell>
          <table:table-cell table:style-name="ce22" table:formula="of:=INDIRECT(&quot;R8C&quot;&amp;COLUMN();0)/INDIRECT(&quot;R&quot;&amp;ROW()&amp;&quot;C6&quot;;0)" office:value-type="float" office:value="28.8277777777778">
            <text:p>2.8828E+01</text:p>
          </table:table-cell>
          <table:table-cell table:style-name="ce22" table:formula="of:=INDIRECT(&quot;R8C&quot;&amp;COLUMN();0)/INDIRECT(&quot;R&quot;&amp;ROW()&amp;&quot;C6&quot;;0)" office:value-type="float" office:value="26.4583333333333">
            <text:p>2.6458E+01</text:p>
          </table:table-cell>
          <table:table-cell table:style-name="ce22" table:formula="of:=INDIRECT(&quot;R8C&quot;&amp;COLUMN();0)/INDIRECT(&quot;R&quot;&amp;ROW()&amp;&quot;C6&quot;;0)" office:value-type="float" office:value="25.6722222222222">
            <text:p>2.5672E+01</text:p>
          </table:table-cell>
          <table:table-cell table:style-name="ce22" table:formula="of:=INDIRECT(&quot;R8C&quot;&amp;COLUMN();0)/INDIRECT(&quot;R&quot;&amp;ROW()&amp;&quot;C6&quot;;0)" office:value-type="float" office:value="22.8611111111111">
            <text:p>2.2861E+01</text:p>
          </table:table-cell>
          <table:table-cell table:style-name="ce22" table:formula="of:=INDIRECT(&quot;R8C&quot;&amp;COLUMN();0)/INDIRECT(&quot;R&quot;&amp;ROW()&amp;&quot;C6&quot;;0)" office:value-type="float" office:value="20.3611111111111">
            <text:p>2.0361E+01</text:p>
          </table:table-cell>
          <table:table-cell table:style-name="ce22" table:formula="of:=INDIRECT(&quot;R8C&quot;&amp;COLUMN();0)/INDIRECT(&quot;R&quot;&amp;ROW()&amp;&quot;C6&quot;;0)" office:value-type="float" office:value="18.1333333333333">
            <text:p>1.8133E+01</text:p>
          </table:table-cell>
          <table:table-cell table:style-name="ce22" table:formula="of:=INDIRECT(&quot;R8C&quot;&amp;COLUMN();0)/INDIRECT(&quot;R&quot;&amp;ROW()&amp;&quot;C6&quot;;0)" office:value-type="float" office:value="16.1444444444444">
            <text:p>1.6144E+01</text:p>
          </table:table-cell>
          <table:table-cell table:style-name="ce22" table:formula="of:=INDIRECT(&quot;R8C&quot;&amp;COLUMN();0)/INDIRECT(&quot;R&quot;&amp;ROW()&amp;&quot;C6&quot;;0)" office:value-type="float" office:value="14.3777777777778">
            <text:p>1.4378E+01</text:p>
          </table:table-cell>
          <table:table-cell table:style-name="ce22" table:formula="of:=INDIRECT(&quot;R8C&quot;&amp;COLUMN();0)/INDIRECT(&quot;R&quot;&amp;ROW()&amp;&quot;C6&quot;;0)" office:value-type="float" office:value="12.8055555555556">
            <text:p>1.2806E+01</text:p>
          </table:table-cell>
          <table:table-cell table:style-name="ce22" table:formula="of:=INDIRECT(&quot;R8C&quot;&amp;COLUMN();0)/INDIRECT(&quot;R&quot;&amp;ROW()&amp;&quot;C6&quot;;0)" office:value-type="float" office:value="11.4055555555556">
            <text:p>1.1406E+01</text:p>
          </table:table-cell>
          <table:table-cell table:style-name="ce22" table:formula="of:=INDIRECT(&quot;R8C&quot;&amp;COLUMN();0)/INDIRECT(&quot;R&quot;&amp;ROW()&amp;&quot;C6&quot;;0)" office:value-type="float" office:value="10.1555555555556">
            <text:p>1.0156E+01</text:p>
          </table:table-cell>
          <table:table-cell table:style-name="ce22" table:formula="of:=INDIRECT(&quot;R8C&quot;&amp;COLUMN();0)/INDIRECT(&quot;R&quot;&amp;ROW()&amp;&quot;C6&quot;;0)" office:value-type="float" office:value="9.04444444444444">
            <text:p>9.0444E+00</text:p>
          </table:table-cell>
          <table:table-cell table:style-name="ce22" table:formula="of:=INDIRECT(&quot;R8C&quot;&amp;COLUMN();0)/INDIRECT(&quot;R&quot;&amp;ROW()&amp;&quot;C6&quot;;0)" office:value-type="float" office:value="8.05555555555556">
            <text:p>8.0556E+00</text:p>
          </table:table-cell>
          <table:table-cell table:style-name="ce22" table:formula="of:=INDIRECT(&quot;R8C&quot;&amp;COLUMN();0)/INDIRECT(&quot;R&quot;&amp;ROW()&amp;&quot;C6&quot;;0)" office:value-type="float" office:value="7.17222222222222">
            <text:p>7.1722E+00</text:p>
          </table:table-cell>
          <table:table-cell table:style-name="ce22" table:formula="of:=INDIRECT(&quot;R8C&quot;&amp;COLUMN();0)/INDIRECT(&quot;R&quot;&amp;ROW()&amp;&quot;C6&quot;;0)" office:value-type="float" office:value="6.38888888888889">
            <text:p>6.3889E+00</text:p>
          </table:table-cell>
          <table:table-cell table:style-name="ce22" table:formula="of:=INDIRECT(&quot;R8C&quot;&amp;COLUMN();0)/INDIRECT(&quot;R&quot;&amp;ROW()&amp;&quot;C6&quot;;0)" office:value-type="float" office:value="5.68888888888889">
            <text:p>5.6889E+00</text:p>
          </table:table-cell>
          <table:table-cell table:style-name="ce22" table:formula="of:=INDIRECT(&quot;R8C&quot;&amp;COLUMN();0)/INDIRECT(&quot;R&quot;&amp;ROW()&amp;&quot;C6&quot;;0)" office:value-type="float" office:value="5.06666666666667">
            <text:p>5.0667E+00</text:p>
          </table:table-cell>
          <table:table-cell table:style-name="ce22" table:formula="of:=INDIRECT(&quot;R8C&quot;&amp;COLUMN();0)/INDIRECT(&quot;R&quot;&amp;ROW()&amp;&quot;C6&quot;;0)" office:value-type="float" office:value="4.51111111111111">
            <text:p>4.5111E+00</text:p>
          </table:table-cell>
          <table:table-cell table:style-name="ce22" table:formula="of:=INDIRECT(&quot;R8C&quot;&amp;COLUMN();0)/INDIRECT(&quot;R&quot;&amp;ROW()&amp;&quot;C6&quot;;0)" office:value-type="float" office:value="4.01666666666667">
            <text:p>4.0167E+00</text:p>
          </table:table-cell>
          <table:table-cell table:style-name="ce22" table:formula="of:=INDIRECT(&quot;R8C&quot;&amp;COLUMN();0)/INDIRECT(&quot;R&quot;&amp;ROW()&amp;&quot;C6&quot;;0)" office:value-type="float" office:value="3.57777777777778">
            <text:p>3.5778E+00</text:p>
          </table:table-cell>
          <table:table-cell table:style-name="ce22" table:formula="of:=INDIRECT(&quot;R8C&quot;&amp;COLUMN();0)/INDIRECT(&quot;R&quot;&amp;ROW()&amp;&quot;C6&quot;;0)" office:value-type="float" office:value="3.18333333333333">
            <text:p>3.1833E+00</text:p>
          </table:table-cell>
          <table:table-cell table:style-name="ce22" table:formula="of:=INDIRECT(&quot;R8C&quot;&amp;COLUMN();0)/INDIRECT(&quot;R&quot;&amp;ROW()&amp;&quot;C6&quot;;0)" office:value-type="float" office:value="2.83888888888889">
            <text:p>2.8389E+00</text:p>
          </table:table-cell>
          <table:table-cell table:style-name="ce22" table:formula="of:=INDIRECT(&quot;R8C&quot;&amp;COLUMN();0)/INDIRECT(&quot;R&quot;&amp;ROW()&amp;&quot;C6&quot;;0)" office:value-type="float" office:value="2.52777777777778">
            <text:p>2.5278E+00</text:p>
          </table:table-cell>
          <table:table-cell table:style-name="ce22" table:formula="of:=INDIRECT(&quot;R8C&quot;&amp;COLUMN();0)/INDIRECT(&quot;R&quot;&amp;ROW()&amp;&quot;C6&quot;;0)" office:value-type="float" office:value="2.25">
            <text:p>2.2500E+00</text:p>
          </table:table-cell>
          <table:table-cell table:style-name="ce22" table:formula="of:=INDIRECT(&quot;R8C&quot;&amp;COLUMN();0)/INDIRECT(&quot;R&quot;&amp;ROW()&amp;&quot;C6&quot;;0)" office:value-type="float" office:value="2.00555555555555">
            <text:p>2.0056E+00</text:p>
          </table:table-cell>
          <table:table-cell table:style-name="ce22" table:formula="of:=INDIRECT(&quot;R8C&quot;&amp;COLUMN();0)/INDIRECT(&quot;R&quot;&amp;ROW()&amp;&quot;C6&quot;;0)" office:value-type="float" office:value="1.78333333333333">
            <text:p>1.7833E+00</text:p>
          </table:table-cell>
          <table:table-cell table:style-name="ce22" table:formula="of:=INDIRECT(&quot;R8C&quot;&amp;COLUMN();0)/INDIRECT(&quot;R&quot;&amp;ROW()&amp;&quot;C6&quot;;0)" office:value-type="float" office:value="1.58888888888889">
            <text:p>1.5889E+00</text:p>
          </table:table-cell>
          <table:table-cell table:style-name="ce22" table:formula="of:=INDIRECT(&quot;R8C&quot;&amp;COLUMN();0)/INDIRECT(&quot;R&quot;&amp;ROW()&amp;&quot;C6&quot;;0)" office:value-type="float" office:value="1.41666666666667">
            <text:p>1.4167E+00</text:p>
          </table:table-cell>
          <table:table-cell table:style-name="ce22" table:formula="of:=INDIRECT(&quot;R8C&quot;&amp;COLUMN();0)/INDIRECT(&quot;R&quot;&amp;ROW()&amp;&quot;C6&quot;;0)" office:value-type="float" office:value="1.26111111111111">
            <text:p>1.2611E+00</text:p>
          </table:table-cell>
          <table:table-cell table:style-name="ce22" table:formula="of:=INDIRECT(&quot;R8C&quot;&amp;COLUMN();0)/INDIRECT(&quot;R&quot;&amp;ROW()&amp;&quot;C6&quot;;0)" office:value-type="float" office:value="1.12222222222222">
            <text:p>1.1222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8888888888889">
            <text:p>8.8889E-01</text:p>
          </table:table-cell>
          <table:table-cell table:style-name="ce22" table:formula="of:=INDIRECT(&quot;R8C&quot;&amp;COLUMN();0)/INDIRECT(&quot;R&quot;&amp;ROW()&amp;&quot;C6&quot;;0)" office:value-type="float" office:value="0.794444444444444">
            <text:p>7.9444E-01</text:p>
          </table:table-cell>
          <table:table-cell table:style-name="ce22" table:formula="of:=INDIRECT(&quot;R8C&quot;&amp;COLUMN();0)/INDIRECT(&quot;R&quot;&amp;ROW()&amp;&quot;C6&quot;;0)" office:value-type="float" office:value="0.705555555555555">
            <text:p>7.0556E-01</text:p>
          </table:table-cell>
          <table:table-cell table:style-name="ce22" table:formula="of:=INDIRECT(&quot;R8C&quot;&amp;COLUMN();0)/INDIRECT(&quot;R&quot;&amp;ROW()&amp;&quot;C6&quot;;0)" office:value-type="float" office:value="0.627777777777778">
            <text:p>6.2778E-01</text:p>
          </table:table-cell>
          <table:table-cell table:style-name="ce22" table:formula="of:=INDIRECT(&quot;R8C&quot;&amp;COLUMN();0)/INDIRECT(&quot;R&quot;&amp;ROW()&amp;&quot;C6&quot;;0)" office:value-type="float" office:value="0.561111111111111">
            <text:p>5.6111E-01</text:p>
          </table:table-cell>
          <table:table-cell table:style-name="ce22" table:formula="of:=INDIRECT(&quot;R8C&quot;&amp;COLUMN();0)/INDIRECT(&quot;R&quot;&amp;ROW()&amp;&quot;C6&quot;;0)" office:value-type="float" office:value="0.498333333333333">
            <text:p>4.9833E-01</text:p>
          </table:table-cell>
          <table:table-cell table:style-name="ce22" table:formula="of:=INDIRECT(&quot;R8C&quot;&amp;COLUMN();0)/INDIRECT(&quot;R&quot;&amp;ROW()&amp;&quot;C6&quot;;0)" office:value-type="float" office:value="0.443888888888889">
            <text:p>4.4389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5])+1" office:value-type="float" office:value="57">
            <text:p>57</text:p>
          </table:table-cell>
          <table:table-cell table:style-name="ce6" office:value-type="float" office:value="34">
            <text:p>34</text:p>
          </table:table-cell>
          <table:table-cell table:style-name="ce9" office:value-type="float" office:value="0.0063">
            <text:p>0.0063</text:p>
          </table:table-cell>
          <table:table-cell table:style-name="ce13" office:value-type="float" office:value="0.16">
            <text:p>0.1600</text:p>
          </table:table-cell>
          <table:table-cell table:style-name="ce14" table:formula="of:=[.D66]/2" office:value-type="float" office:value="0.08">
            <text:p>0.0800</text:p>
          </table:table-cell>
          <table:table-cell table:style-name="ce16" table:formula="of:=pi*[.D66]" office:value-type="float" office:value="0.502654824574366">
            <text:p>0.5027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476.25">
            <text:p>4.7625E+02</text:p>
          </table:table-cell>
          <table:table-cell table:style-name="ce22" table:formula="of:=INDIRECT(&quot;R8C&quot;&amp;COLUMN();0)/INDIRECT(&quot;R&quot;&amp;ROW()&amp;&quot;C6&quot;;0)" office:value-type="float" office:value="396.875">
            <text:p>3.9688E+02</text:p>
          </table:table-cell>
          <table:table-cell table:style-name="ce22" table:formula="of:=INDIRECT(&quot;R8C&quot;&amp;COLUMN();0)/INDIRECT(&quot;R&quot;&amp;ROW()&amp;&quot;C6&quot;;0)" office:value-type="float" office:value="357.1875">
            <text:p>3.5719E+02</text:p>
          </table:table-cell>
          <table:table-cell table:style-name="ce22" table:formula="of:=INDIRECT(&quot;R8C&quot;&amp;COLUMN();0)/INDIRECT(&quot;R&quot;&amp;ROW()&amp;&quot;C6&quot;;0)" office:value-type="float" office:value="317.5">
            <text:p>3.1750E+02</text:p>
          </table:table-cell>
          <table:table-cell table:style-name="ce22" table:formula="of:=INDIRECT(&quot;R8C&quot;&amp;COLUMN();0)/INDIRECT(&quot;R&quot;&amp;ROW()&amp;&quot;C6&quot;;0)" office:value-type="float" office:value="277.8125">
            <text:p>2.7781E+02</text:p>
          </table:table-cell>
          <table:table-cell table:style-name="ce22" table:formula="of:=INDIRECT(&quot;R8C&quot;&amp;COLUMN();0)/INDIRECT(&quot;R&quot;&amp;ROW()&amp;&quot;C6&quot;;0)" office:value-type="float" office:value="257.96875">
            <text:p>2.5797E+02</text:p>
          </table:table-cell>
          <table:table-cell table:style-name="ce22" table:formula="of:=INDIRECT(&quot;R8C&quot;&amp;COLUMN();0)/INDIRECT(&quot;R&quot;&amp;ROW()&amp;&quot;C6&quot;;0)" office:value-type="float" office:value="238.125">
            <text:p>2.3813E+02</text:p>
          </table:table-cell>
          <table:table-cell table:style-name="ce22" table:formula="of:=INDIRECT(&quot;R8C&quot;&amp;COLUMN();0)/INDIRECT(&quot;R&quot;&amp;ROW()&amp;&quot;C6&quot;;0)" office:value-type="float" office:value="218.28125">
            <text:p>2.1828E+02</text:p>
          </table:table-cell>
          <table:table-cell table:style-name="ce22" table:formula="of:=INDIRECT(&quot;R8C&quot;&amp;COLUMN();0)/INDIRECT(&quot;R&quot;&amp;ROW()&amp;&quot;C6&quot;;0)" office:value-type="float" office:value="198.4375">
            <text:p>1.9844E+02</text:p>
          </table:table-cell>
          <table:table-cell table:style-name="ce22" table:formula="of:=INDIRECT(&quot;R8C&quot;&amp;COLUMN();0)/INDIRECT(&quot;R&quot;&amp;ROW()&amp;&quot;C6&quot;;0)" office:value-type="float" office:value="158.75">
            <text:p>1.5875E+02</text:p>
          </table:table-cell>
          <table:table-cell table:style-name="ce22" table:formula="of:=INDIRECT(&quot;R8C&quot;&amp;COLUMN();0)/INDIRECT(&quot;R&quot;&amp;ROW()&amp;&quot;C6&quot;;0)" office:value-type="float" office:value="138.90625">
            <text:p>1.3891E+02</text:p>
          </table:table-cell>
          <table:table-cell table:style-name="ce22" table:formula="of:=INDIRECT(&quot;R8C&quot;&amp;COLUMN();0)/INDIRECT(&quot;R&quot;&amp;ROW()&amp;&quot;C6&quot;;0)" office:value-type="float" office:value="128.984375">
            <text:p>1.2898E+02</text:p>
          </table:table-cell>
          <table:table-cell table:style-name="ce22" table:formula="of:=INDIRECT(&quot;R8C&quot;&amp;COLUMN();0)/INDIRECT(&quot;R&quot;&amp;ROW()&amp;&quot;C6&quot;;0)" office:value-type="float" office:value="119.0625">
            <text:p>1.1906E+02</text:p>
          </table:table-cell>
          <table:table-cell table:style-name="ce22" table:formula="of:=INDIRECT(&quot;R8C&quot;&amp;COLUMN();0)/INDIRECT(&quot;R&quot;&amp;ROW()&amp;&quot;C6&quot;;0)" office:value-type="float" office:value="99.21875">
            <text:p>9.9219E+01</text:p>
          </table:table-cell>
          <table:table-cell table:style-name="ce22" table:formula="of:=INDIRECT(&quot;R8C&quot;&amp;COLUMN();0)/INDIRECT(&quot;R&quot;&amp;ROW()&amp;&quot;C6&quot;;0)" office:value-type="float" office:value="79.375">
            <text:p>7.9375E+01</text:p>
          </table:table-cell>
          <table:table-cell table:style-name="ce22" table:formula="of:=INDIRECT(&quot;R8C&quot;&amp;COLUMN();0)/INDIRECT(&quot;R&quot;&amp;ROW()&amp;&quot;C6&quot;;0)" office:value-type="float" office:value="73.025">
            <text:p>7.3025E+01</text:p>
          </table:table-cell>
          <table:table-cell table:style-name="ce22" table:formula="of:=INDIRECT(&quot;R8C&quot;&amp;COLUMN();0)/INDIRECT(&quot;R&quot;&amp;ROW()&amp;&quot;C6&quot;;0)" office:value-type="float" office:value="65.025">
            <text:p>6.5025E+01</text:p>
          </table:table-cell>
          <table:table-cell table:style-name="ce22" table:formula="of:=INDIRECT(&quot;R8C&quot;&amp;COLUMN();0)/INDIRECT(&quot;R&quot;&amp;ROW()&amp;&quot;C6&quot;;0)" office:value-type="float" office:value="59.53125">
            <text:p>5.9531E+01</text:p>
          </table:table-cell>
          <table:table-cell table:style-name="ce22" table:formula="of:=INDIRECT(&quot;R8C&quot;&amp;COLUMN();0)/INDIRECT(&quot;R&quot;&amp;ROW()&amp;&quot;C6&quot;;0)" office:value-type="float" office:value="57.9125">
            <text:p>5.7913E+01</text:p>
          </table:table-cell>
          <table:table-cell table:style-name="ce22" table:formula="of:=INDIRECT(&quot;R8C&quot;&amp;COLUMN();0)/INDIRECT(&quot;R&quot;&amp;ROW()&amp;&quot;C6&quot;;0)" office:value-type="float" office:value="51.575">
            <text:p>5.1575E+01</text:p>
          </table:table-cell>
          <table:table-cell table:style-name="ce22" table:formula="of:=INDIRECT(&quot;R8C&quot;&amp;COLUMN();0)/INDIRECT(&quot;R&quot;&amp;ROW()&amp;&quot;C6&quot;;0)" office:value-type="float" office:value="49.609375">
            <text:p>4.9609E+01</text:p>
          </table:table-cell>
          <table:table-cell table:style-name="ce22" table:formula="of:=INDIRECT(&quot;R8C&quot;&amp;COLUMN();0)/INDIRECT(&quot;R&quot;&amp;ROW()&amp;&quot;C6&quot;;0)" office:value-type="float" office:value="45.925">
            <text:p>4.5925E+01</text:p>
          </table:table-cell>
          <table:table-cell table:style-name="ce22" table:formula="of:=INDIRECT(&quot;R8C&quot;&amp;COLUMN();0)/INDIRECT(&quot;R&quot;&amp;ROW()&amp;&quot;C6&quot;;0)" office:value-type="float" office:value="40.9">
            <text:p>4.0900E+01</text:p>
          </table:table-cell>
          <table:table-cell table:style-name="ce22" table:formula="of:=INDIRECT(&quot;R8C&quot;&amp;COLUMN();0)/INDIRECT(&quot;R&quot;&amp;ROW()&amp;&quot;C6&quot;;0)" office:value-type="float" office:value="39.6875">
            <text:p>3.9688E+01</text:p>
          </table:table-cell>
          <table:table-cell table:style-name="ce22" table:formula="of:=INDIRECT(&quot;R8C&quot;&amp;COLUMN();0)/INDIRECT(&quot;R&quot;&amp;ROW()&amp;&quot;C6&quot;;0)" office:value-type="float" office:value="36.41875">
            <text:p>3.6419E+01</text:p>
          </table:table-cell>
          <table:table-cell table:style-name="ce22" table:formula="of:=INDIRECT(&quot;R8C&quot;&amp;COLUMN();0)/INDIRECT(&quot;R&quot;&amp;ROW()&amp;&quot;C6&quot;;0)" office:value-type="float" office:value="32.43125">
            <text:p>3.2431E+01</text:p>
          </table:table-cell>
          <table:table-cell table:style-name="ce22" table:formula="of:=INDIRECT(&quot;R8C&quot;&amp;COLUMN();0)/INDIRECT(&quot;R&quot;&amp;ROW()&amp;&quot;C6&quot;;0)" office:value-type="float" office:value="29.765625">
            <text:p>2.9766E+01</text:p>
          </table:table-cell>
          <table:table-cell table:style-name="ce22" table:formula="of:=INDIRECT(&quot;R8C&quot;&amp;COLUMN();0)/INDIRECT(&quot;R&quot;&amp;ROW()&amp;&quot;C6&quot;;0)" office:value-type="float" office:value="28.88125">
            <text:p>2.8881E+01</text:p>
          </table:table-cell>
          <table:table-cell table:style-name="ce22" table:formula="of:=INDIRECT(&quot;R8C&quot;&amp;COLUMN();0)/INDIRECT(&quot;R&quot;&amp;ROW()&amp;&quot;C6&quot;;0)" office:value-type="float" office:value="25.71875">
            <text:p>2.5719E+01</text:p>
          </table:table-cell>
          <table:table-cell table:style-name="ce22" table:formula="of:=INDIRECT(&quot;R8C&quot;&amp;COLUMN();0)/INDIRECT(&quot;R&quot;&amp;ROW()&amp;&quot;C6&quot;;0)" office:value-type="float" office:value="22.90625">
            <text:p>2.2906E+01</text:p>
          </table:table-cell>
          <table:table-cell table:style-name="ce22" table:formula="of:=INDIRECT(&quot;R8C&quot;&amp;COLUMN();0)/INDIRECT(&quot;R&quot;&amp;ROW()&amp;&quot;C6&quot;;0)" office:value-type="float" office:value="20.4">
            <text:p>2.0400E+01</text:p>
          </table:table-cell>
          <table:table-cell table:style-name="ce22" table:formula="of:=INDIRECT(&quot;R8C&quot;&amp;COLUMN();0)/INDIRECT(&quot;R&quot;&amp;ROW()&amp;&quot;C6&quot;;0)" office:value-type="float" office:value="18.1625">
            <text:p>1.8163E+01</text:p>
          </table:table-cell>
          <table:table-cell table:style-name="ce22" table:formula="of:=INDIRECT(&quot;R8C&quot;&amp;COLUMN();0)/INDIRECT(&quot;R&quot;&amp;ROW()&amp;&quot;C6&quot;;0)" office:value-type="float" office:value="16.175">
            <text:p>1.6175E+01</text:p>
          </table:table-cell>
          <table:table-cell table:style-name="ce22" table:formula="of:=INDIRECT(&quot;R8C&quot;&amp;COLUMN();0)/INDIRECT(&quot;R&quot;&amp;ROW()&amp;&quot;C6&quot;;0)" office:value-type="float" office:value="14.40625">
            <text:p>1.4406E+01</text:p>
          </table:table-cell>
          <table:table-cell table:style-name="ce22" table:formula="of:=INDIRECT(&quot;R8C&quot;&amp;COLUMN();0)/INDIRECT(&quot;R&quot;&amp;ROW()&amp;&quot;C6&quot;;0)" office:value-type="float" office:value="12.83125">
            <text:p>1.2831E+01</text:p>
          </table:table-cell>
          <table:table-cell table:style-name="ce22" table:formula="of:=INDIRECT(&quot;R8C&quot;&amp;COLUMN();0)/INDIRECT(&quot;R&quot;&amp;ROW()&amp;&quot;C6&quot;;0)" office:value-type="float" office:value="11.425">
            <text:p>1.1425E+01</text:p>
          </table:table-cell>
          <table:table-cell table:style-name="ce22" table:formula="of:=INDIRECT(&quot;R8C&quot;&amp;COLUMN();0)/INDIRECT(&quot;R&quot;&amp;ROW()&amp;&quot;C6&quot;;0)" office:value-type="float" office:value="10.175">
            <text:p>1.0175E+01</text:p>
          </table:table-cell>
          <table:table-cell table:style-name="ce22" table:formula="of:=INDIRECT(&quot;R8C&quot;&amp;COLUMN();0)/INDIRECT(&quot;R&quot;&amp;ROW()&amp;&quot;C6&quot;;0)" office:value-type="float" office:value="9.0625">
            <text:p>9.0625E+00</text:p>
          </table:table-cell>
          <table:table-cell table:style-name="ce22" table:formula="of:=INDIRECT(&quot;R8C&quot;&amp;COLUMN();0)/INDIRECT(&quot;R&quot;&amp;ROW()&amp;&quot;C6&quot;;0)" office:value-type="float" office:value="8.06875">
            <text:p>8.0688E+00</text:p>
          </table:table-cell>
          <table:table-cell table:style-name="ce22" table:formula="of:=INDIRECT(&quot;R8C&quot;&amp;COLUMN();0)/INDIRECT(&quot;R&quot;&amp;ROW()&amp;&quot;C6&quot;;0)" office:value-type="float" office:value="7.1875">
            <text:p>7.1875E+00</text:p>
          </table:table-cell>
          <table:table-cell table:style-name="ce22" table:formula="of:=INDIRECT(&quot;R8C&quot;&amp;COLUMN();0)/INDIRECT(&quot;R&quot;&amp;ROW()&amp;&quot;C6&quot;;0)" office:value-type="float" office:value="6.4">
            <text:p>6.4000E+00</text:p>
          </table:table-cell>
          <table:table-cell table:style-name="ce22" table:formula="of:=INDIRECT(&quot;R8C&quot;&amp;COLUMN();0)/INDIRECT(&quot;R&quot;&amp;ROW()&amp;&quot;C6&quot;;0)" office:value-type="float" office:value="5.7">
            <text:p>5.7000E+00</text:p>
          </table:table-cell>
          <table:table-cell table:style-name="ce22" table:formula="of:=INDIRECT(&quot;R8C&quot;&amp;COLUMN();0)/INDIRECT(&quot;R&quot;&amp;ROW()&amp;&quot;C6&quot;;0)" office:value-type="float" office:value="5.075">
            <text:p>5.0750E+00</text:p>
          </table:table-cell>
          <table:table-cell table:style-name="ce22" table:formula="of:=INDIRECT(&quot;R8C&quot;&amp;COLUMN();0)/INDIRECT(&quot;R&quot;&amp;ROW()&amp;&quot;C6&quot;;0)" office:value-type="float" office:value="4.51875">
            <text:p>4.5188E+00</text:p>
          </table:table-cell>
          <table:table-cell table:style-name="ce22" table:formula="of:=INDIRECT(&quot;R8C&quot;&amp;COLUMN();0)/INDIRECT(&quot;R&quot;&amp;ROW()&amp;&quot;C6&quot;;0)" office:value-type="float" office:value="4.025">
            <text:p>4.0250E+00</text:p>
          </table:table-cell>
          <table:table-cell table:style-name="ce22" table:formula="of:=INDIRECT(&quot;R8C&quot;&amp;COLUMN();0)/INDIRECT(&quot;R&quot;&amp;ROW()&amp;&quot;C6&quot;;0)" office:value-type="float" office:value="3.58125">
            <text:p>3.5813E+00</text:p>
          </table:table-cell>
          <table:table-cell table:style-name="ce22" table:formula="of:=INDIRECT(&quot;R8C&quot;&amp;COLUMN();0)/INDIRECT(&quot;R&quot;&amp;ROW()&amp;&quot;C6&quot;;0)" office:value-type="float" office:value="3.19375">
            <text:p>3.1938E+00</text:p>
          </table:table-cell>
          <table:table-cell table:style-name="ce22" table:formula="of:=INDIRECT(&quot;R8C&quot;&amp;COLUMN();0)/INDIRECT(&quot;R&quot;&amp;ROW()&amp;&quot;C6&quot;;0)" office:value-type="float" office:value="2.84375">
            <text:p>2.8438E+00</text:p>
          </table:table-cell>
          <table:table-cell table:style-name="ce22" table:formula="of:=INDIRECT(&quot;R8C&quot;&amp;COLUMN();0)/INDIRECT(&quot;R&quot;&amp;ROW()&amp;&quot;C6&quot;;0)" office:value-type="float" office:value="2.53125">
            <text:p>2.5313E+00</text:p>
          </table:table-cell>
          <table:table-cell table:style-name="ce22" table:formula="of:=INDIRECT(&quot;R8C&quot;&amp;COLUMN();0)/INDIRECT(&quot;R&quot;&amp;ROW()&amp;&quot;C6&quot;;0)" office:value-type="float" office:value="2.25625">
            <text:p>2.2563E+00</text:p>
          </table:table-cell>
          <table:table-cell table:style-name="ce22" table:formula="of:=INDIRECT(&quot;R8C&quot;&amp;COLUMN();0)/INDIRECT(&quot;R&quot;&amp;ROW()&amp;&quot;C6&quot;;0)" office:value-type="float" office:value="2.00625">
            <text:p>2.0063E+00</text:p>
          </table:table-cell>
          <table:table-cell table:style-name="ce22" table:formula="of:=INDIRECT(&quot;R8C&quot;&amp;COLUMN();0)/INDIRECT(&quot;R&quot;&amp;ROW()&amp;&quot;C6&quot;;0)" office:value-type="float" office:value="1.7875">
            <text:p>1.7875E+00</text:p>
          </table:table-cell>
          <table:table-cell table:style-name="ce22" table:formula="of:=INDIRECT(&quot;R8C&quot;&amp;COLUMN();0)/INDIRECT(&quot;R&quot;&amp;ROW()&amp;&quot;C6&quot;;0)" office:value-type="float" office:value="1.59375">
            <text:p>1.5938E+00</text:p>
          </table:table-cell>
          <table:table-cell table:style-name="ce22" table:formula="of:=INDIRECT(&quot;R8C&quot;&amp;COLUMN();0)/INDIRECT(&quot;R&quot;&amp;ROW()&amp;&quot;C6&quot;;0)" office:value-type="float" office:value="1.41875">
            <text:p>1.4188E+00</text:p>
          </table:table-cell>
          <table:table-cell table:style-name="ce22" table:formula="of:=INDIRECT(&quot;R8C&quot;&amp;COLUMN();0)/INDIRECT(&quot;R&quot;&amp;ROW()&amp;&quot;C6&quot;;0)" office:value-type="float" office:value="1.2625">
            <text:p>1.2625E+00</text:p>
          </table:table-cell>
          <table:table-cell table:style-name="ce22" table:formula="of:=INDIRECT(&quot;R8C&quot;&amp;COLUMN();0)/INDIRECT(&quot;R&quot;&amp;ROW()&amp;&quot;C6&quot;;0)" office:value-type="float" office:value="1.125">
            <text:p>1.125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375">
            <text:p>8.9375E-01</text:p>
          </table:table-cell>
          <table:table-cell table:style-name="ce22" table:formula="of:=INDIRECT(&quot;R8C&quot;&amp;COLUMN();0)/INDIRECT(&quot;R&quot;&amp;ROW()&amp;&quot;C6&quot;;0)" office:value-type="float" office:value="0.79375">
            <text:p>7.9375E-01</text:p>
          </table:table-cell>
          <table:table-cell table:style-name="ce22" table:formula="of:=INDIRECT(&quot;R8C&quot;&amp;COLUMN();0)/INDIRECT(&quot;R&quot;&amp;ROW()&amp;&quot;C6&quot;;0)" office:value-type="float" office:value="0.70625">
            <text:p>7.0625E-01</text:p>
          </table:table-cell>
          <table:table-cell table:style-name="ce22" table:formula="of:=INDIRECT(&quot;R8C&quot;&amp;COLUMN();0)/INDIRECT(&quot;R&quot;&amp;ROW()&amp;&quot;C6&quot;;0)" office:value-type="float" office:value="0.63125">
            <text:p>6.3125E-01</text:p>
          </table:table-cell>
          <table:table-cell table:style-name="ce22" table:formula="of:=INDIRECT(&quot;R8C&quot;&amp;COLUMN();0)/INDIRECT(&quot;R&quot;&amp;ROW()&amp;&quot;C6&quot;;0)" office:value-type="float" office:value="0.560625">
            <text:p>5.6063E-01</text:p>
          </table:table-cell>
          <table:table-cell table:style-name="ce22" table:formula="of:=INDIRECT(&quot;R8C&quot;&amp;COLUMN();0)/INDIRECT(&quot;R&quot;&amp;ROW()&amp;&quot;C6&quot;;0)" office:value-type="float" office:value="0.499375">
            <text:p>4.9938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6])+1" office:value-type="float" office:value="58">
            <text:p>58</text:p>
          </table:table-cell>
          <table:table-cell table:style-name="ce6" office:value-type="float" office:value="35">
            <text:p>35</text:p>
          </table:table-cell>
          <table:table-cell table:style-name="ce9" office:value-type="float" office:value="0.00561">
            <text:p>0.0056</text:p>
          </table:table-cell>
          <table:table-cell table:style-name="ce13" office:value-type="float" office:value="0.143">
            <text:p>0.1430</text:p>
          </table:table-cell>
          <table:table-cell table:style-name="ce14" table:formula="of:=[.D67]/2" office:value-type="float" office:value="0.0715">
            <text:p>0.0715</text:p>
          </table:table-cell>
          <table:table-cell table:style-name="ce16" table:formula="of:=pi*[.D67]" office:value-type="float" office:value="0.44924774946334">
            <text:p>0.4492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532.867132867133">
            <text:p>5.3287E+02</text:p>
          </table:table-cell>
          <table:table-cell table:style-name="ce22" table:formula="of:=INDIRECT(&quot;R8C&quot;&amp;COLUMN();0)/INDIRECT(&quot;R&quot;&amp;ROW()&amp;&quot;C6&quot;;0)" office:value-type="float" office:value="444.055944055944">
            <text:p>4.4406E+02</text:p>
          </table:table-cell>
          <table:table-cell table:style-name="ce22" table:formula="of:=INDIRECT(&quot;R8C&quot;&amp;COLUMN();0)/INDIRECT(&quot;R&quot;&amp;ROW()&amp;&quot;C6&quot;;0)" office:value-type="float" office:value="399.65034965035">
            <text:p>3.9965E+02</text:p>
          </table:table-cell>
          <table:table-cell table:style-name="ce22" table:formula="of:=INDIRECT(&quot;R8C&quot;&amp;COLUMN();0)/INDIRECT(&quot;R&quot;&amp;ROW()&amp;&quot;C6&quot;;0)" office:value-type="float" office:value="355.244755244755">
            <text:p>3.5524E+02</text:p>
          </table:table-cell>
          <table:table-cell table:style-name="ce22" table:formula="of:=INDIRECT(&quot;R8C&quot;&amp;COLUMN();0)/INDIRECT(&quot;R&quot;&amp;ROW()&amp;&quot;C6&quot;;0)" office:value-type="float" office:value="310.839160839161">
            <text:p>3.1084E+02</text:p>
          </table:table-cell>
          <table:table-cell table:style-name="ce22" table:formula="of:=INDIRECT(&quot;R8C&quot;&amp;COLUMN();0)/INDIRECT(&quot;R&quot;&amp;ROW()&amp;&quot;C6&quot;;0)" office:value-type="float" office:value="288.636363636364">
            <text:p>2.8864E+02</text:p>
          </table:table-cell>
          <table:table-cell table:style-name="ce22" table:formula="of:=INDIRECT(&quot;R8C&quot;&amp;COLUMN();0)/INDIRECT(&quot;R&quot;&amp;ROW()&amp;&quot;C6&quot;;0)" office:value-type="float" office:value="266.433566433566">
            <text:p>2.6643E+02</text:p>
          </table:table-cell>
          <table:table-cell table:style-name="ce22" table:formula="of:=INDIRECT(&quot;R8C&quot;&amp;COLUMN();0)/INDIRECT(&quot;R&quot;&amp;ROW()&amp;&quot;C6&quot;;0)" office:value-type="float" office:value="244.230769230769">
            <text:p>2.4423E+02</text:p>
          </table:table-cell>
          <table:table-cell table:style-name="ce22" table:formula="of:=INDIRECT(&quot;R8C&quot;&amp;COLUMN();0)/INDIRECT(&quot;R&quot;&amp;ROW()&amp;&quot;C6&quot;;0)" office:value-type="float" office:value="222.027972027972">
            <text:p>2.2203E+02</text:p>
          </table:table-cell>
          <table:table-cell table:style-name="ce22" table:formula="of:=INDIRECT(&quot;R8C&quot;&amp;COLUMN();0)/INDIRECT(&quot;R&quot;&amp;ROW()&amp;&quot;C6&quot;;0)" office:value-type="float" office:value="177.622377622378">
            <text:p>1.7762E+02</text:p>
          </table:table-cell>
          <table:table-cell table:style-name="ce22" table:formula="of:=INDIRECT(&quot;R8C&quot;&amp;COLUMN();0)/INDIRECT(&quot;R&quot;&amp;ROW()&amp;&quot;C6&quot;;0)" office:value-type="float" office:value="155.41958041958">
            <text:p>1.5542E+02</text:p>
          </table:table-cell>
          <table:table-cell table:style-name="ce22" table:formula="of:=INDIRECT(&quot;R8C&quot;&amp;COLUMN();0)/INDIRECT(&quot;R&quot;&amp;ROW()&amp;&quot;C6&quot;;0)" office:value-type="float" office:value="144.318181818182">
            <text:p>1.4432E+02</text:p>
          </table:table-cell>
          <table:table-cell table:style-name="ce22" table:formula="of:=INDIRECT(&quot;R8C&quot;&amp;COLUMN();0)/INDIRECT(&quot;R&quot;&amp;ROW()&amp;&quot;C6&quot;;0)" office:value-type="float" office:value="133.216783216783">
            <text:p>1.3322E+02</text:p>
          </table:table-cell>
          <table:table-cell table:style-name="ce22" table:formula="of:=INDIRECT(&quot;R8C&quot;&amp;COLUMN();0)/INDIRECT(&quot;R&quot;&amp;ROW()&amp;&quot;C6&quot;;0)" office:value-type="float" office:value="111.013986013986">
            <text:p>1.1101E+02</text:p>
          </table:table-cell>
          <table:table-cell table:style-name="ce22" table:formula="of:=INDIRECT(&quot;R8C&quot;&amp;COLUMN();0)/INDIRECT(&quot;R&quot;&amp;ROW()&amp;&quot;C6&quot;;0)" office:value-type="float" office:value="88.8111888111888">
            <text:p>8.8811E+01</text:p>
          </table:table-cell>
          <table:table-cell table:style-name="ce22" table:formula="of:=INDIRECT(&quot;R8C&quot;&amp;COLUMN();0)/INDIRECT(&quot;R&quot;&amp;ROW()&amp;&quot;C6&quot;;0)" office:value-type="float" office:value="81.7062937062937">
            <text:p>8.1706E+01</text:p>
          </table:table-cell>
          <table:table-cell table:style-name="ce22" table:formula="of:=INDIRECT(&quot;R8C&quot;&amp;COLUMN();0)/INDIRECT(&quot;R&quot;&amp;ROW()&amp;&quot;C6&quot;;0)" office:value-type="float" office:value="72.7552447552448">
            <text:p>7.2755E+01</text:p>
          </table:table-cell>
          <table:table-cell table:style-name="ce22" table:formula="of:=INDIRECT(&quot;R8C&quot;&amp;COLUMN();0)/INDIRECT(&quot;R&quot;&amp;ROW()&amp;&quot;C6&quot;;0)" office:value-type="float" office:value="66.6083916083916">
            <text:p>6.6608E+01</text:p>
          </table:table-cell>
          <table:table-cell table:style-name="ce22" table:formula="of:=INDIRECT(&quot;R8C&quot;&amp;COLUMN();0)/INDIRECT(&quot;R&quot;&amp;ROW()&amp;&quot;C6&quot;;0)" office:value-type="float" office:value="64.7972027972028">
            <text:p>6.4797E+01</text:p>
          </table:table-cell>
          <table:table-cell table:style-name="ce22" table:formula="of:=INDIRECT(&quot;R8C&quot;&amp;COLUMN();0)/INDIRECT(&quot;R&quot;&amp;ROW()&amp;&quot;C6&quot;;0)" office:value-type="float" office:value="57.7062937062937">
            <text:p>5.7706E+01</text:p>
          </table:table-cell>
          <table:table-cell table:style-name="ce22" table:formula="of:=INDIRECT(&quot;R8C&quot;&amp;COLUMN();0)/INDIRECT(&quot;R&quot;&amp;ROW()&amp;&quot;C6&quot;;0)" office:value-type="float" office:value="55.506993006993">
            <text:p>5.5507E+01</text:p>
          </table:table-cell>
          <table:table-cell table:style-name="ce22" table:formula="of:=INDIRECT(&quot;R8C&quot;&amp;COLUMN();0)/INDIRECT(&quot;R&quot;&amp;ROW()&amp;&quot;C6&quot;;0)" office:value-type="float" office:value="51.3846153846154">
            <text:p>5.1385E+01</text:p>
          </table:table-cell>
          <table:table-cell table:style-name="ce22" table:formula="of:=INDIRECT(&quot;R8C&quot;&amp;COLUMN();0)/INDIRECT(&quot;R&quot;&amp;ROW()&amp;&quot;C6&quot;;0)" office:value-type="float" office:value="45.7622377622378">
            <text:p>4.5762E+01</text:p>
          </table:table-cell>
          <table:table-cell table:style-name="ce22" table:formula="of:=INDIRECT(&quot;R8C&quot;&amp;COLUMN();0)/INDIRECT(&quot;R&quot;&amp;ROW()&amp;&quot;C6&quot;;0)" office:value-type="float" office:value="44.4055944055944">
            <text:p>4.4406E+01</text:p>
          </table:table-cell>
          <table:table-cell table:style-name="ce22" table:formula="of:=INDIRECT(&quot;R8C&quot;&amp;COLUMN();0)/INDIRECT(&quot;R&quot;&amp;ROW()&amp;&quot;C6&quot;;0)" office:value-type="float" office:value="40.7482517482517">
            <text:p>4.0748E+01</text:p>
          </table:table-cell>
          <table:table-cell table:style-name="ce22" table:formula="of:=INDIRECT(&quot;R8C&quot;&amp;COLUMN();0)/INDIRECT(&quot;R&quot;&amp;ROW()&amp;&quot;C6&quot;;0)" office:value-type="float" office:value="36.2867132867133">
            <text:p>3.6287E+01</text:p>
          </table:table-cell>
          <table:table-cell table:style-name="ce22" table:formula="of:=INDIRECT(&quot;R8C&quot;&amp;COLUMN();0)/INDIRECT(&quot;R&quot;&amp;ROW()&amp;&quot;C6&quot;;0)" office:value-type="float" office:value="33.3041958041958">
            <text:p>3.3304E+01</text:p>
          </table:table-cell>
          <table:table-cell table:style-name="ce22" table:formula="of:=INDIRECT(&quot;R8C&quot;&amp;COLUMN();0)/INDIRECT(&quot;R&quot;&amp;ROW()&amp;&quot;C6&quot;;0)" office:value-type="float" office:value="32.3146853146853">
            <text:p>3.2315E+01</text:p>
          </table:table-cell>
          <table:table-cell table:style-name="ce22" table:formula="of:=INDIRECT(&quot;R8C&quot;&amp;COLUMN();0)/INDIRECT(&quot;R&quot;&amp;ROW()&amp;&quot;C6&quot;;0)" office:value-type="float" office:value="28.7762237762238">
            <text:p>2.8776E+01</text:p>
          </table:table-cell>
          <table:table-cell table:style-name="ce22" table:formula="of:=INDIRECT(&quot;R8C&quot;&amp;COLUMN();0)/INDIRECT(&quot;R&quot;&amp;ROW()&amp;&quot;C6&quot;;0)" office:value-type="float" office:value="25.6293706293706">
            <text:p>2.5629E+01</text:p>
          </table:table-cell>
          <table:table-cell table:style-name="ce22" table:formula="of:=INDIRECT(&quot;R8C&quot;&amp;COLUMN();0)/INDIRECT(&quot;R&quot;&amp;ROW()&amp;&quot;C6&quot;;0)" office:value-type="float" office:value="22.8251748251748">
            <text:p>2.2825E+01</text:p>
          </table:table-cell>
          <table:table-cell table:style-name="ce22" table:formula="of:=INDIRECT(&quot;R8C&quot;&amp;COLUMN();0)/INDIRECT(&quot;R&quot;&amp;ROW()&amp;&quot;C6&quot;;0)" office:value-type="float" office:value="20.3216783216783">
            <text:p>2.0322E+01</text:p>
          </table:table-cell>
          <table:table-cell table:style-name="ce22" table:formula="of:=INDIRECT(&quot;R8C&quot;&amp;COLUMN();0)/INDIRECT(&quot;R&quot;&amp;ROW()&amp;&quot;C6&quot;;0)" office:value-type="float" office:value="18.0979020979021">
            <text:p>1.8098E+01</text:p>
          </table:table-cell>
          <table:table-cell table:style-name="ce22" table:formula="of:=INDIRECT(&quot;R8C&quot;&amp;COLUMN();0)/INDIRECT(&quot;R&quot;&amp;ROW()&amp;&quot;C6&quot;;0)" office:value-type="float" office:value="16.1188811188811">
            <text:p>1.6119E+01</text:p>
          </table:table-cell>
          <table:table-cell table:style-name="ce22" table:formula="of:=INDIRECT(&quot;R8C&quot;&amp;COLUMN();0)/INDIRECT(&quot;R&quot;&amp;ROW()&amp;&quot;C6&quot;;0)" office:value-type="float" office:value="14.3566433566434">
            <text:p>1.4357E+01</text:p>
          </table:table-cell>
          <table:table-cell table:style-name="ce22" table:formula="of:=INDIRECT(&quot;R8C&quot;&amp;COLUMN();0)/INDIRECT(&quot;R&quot;&amp;ROW()&amp;&quot;C6&quot;;0)" office:value-type="float" office:value="12.7832167832168">
            <text:p>1.2783E+01</text:p>
          </table:table-cell>
          <table:table-cell table:style-name="ce22" table:formula="of:=INDIRECT(&quot;R8C&quot;&amp;COLUMN();0)/INDIRECT(&quot;R&quot;&amp;ROW()&amp;&quot;C6&quot;;0)" office:value-type="float" office:value="11.3846153846154">
            <text:p>1.1385E+01</text:p>
          </table:table-cell>
          <table:table-cell table:style-name="ce22" table:formula="of:=INDIRECT(&quot;R8C&quot;&amp;COLUMN();0)/INDIRECT(&quot;R&quot;&amp;ROW()&amp;&quot;C6&quot;;0)" office:value-type="float" office:value="10.1398601398601">
            <text:p>1.0140E+01</text:p>
          </table:table-cell>
          <table:table-cell table:style-name="ce22" table:formula="of:=INDIRECT(&quot;R8C&quot;&amp;COLUMN();0)/INDIRECT(&quot;R&quot;&amp;ROW()&amp;&quot;C6&quot;;0)" office:value-type="float" office:value="9.02797202797203">
            <text:p>9.0280E+00</text:p>
          </table:table-cell>
          <table:table-cell table:style-name="ce22" table:formula="of:=INDIRECT(&quot;R8C&quot;&amp;COLUMN();0)/INDIRECT(&quot;R&quot;&amp;ROW()&amp;&quot;C6&quot;;0)" office:value-type="float" office:value="8.04195804195804">
            <text:p>8.0420E+00</text:p>
          </table:table-cell>
          <table:table-cell table:style-name="ce22" table:formula="of:=INDIRECT(&quot;R8C&quot;&amp;COLUMN();0)/INDIRECT(&quot;R&quot;&amp;ROW()&amp;&quot;C6&quot;;0)" office:value-type="float" office:value="7.16083916083916">
            <text:p>7.1608E+00</text:p>
          </table:table-cell>
          <table:table-cell table:style-name="ce22" table:formula="of:=INDIRECT(&quot;R8C&quot;&amp;COLUMN();0)/INDIRECT(&quot;R&quot;&amp;ROW()&amp;&quot;C6&quot;;0)" office:value-type="float" office:value="6.37762237762238">
            <text:p>6.3776E+00</text:p>
          </table:table-cell>
          <table:table-cell table:style-name="ce22" table:formula="of:=INDIRECT(&quot;R8C&quot;&amp;COLUMN();0)/INDIRECT(&quot;R&quot;&amp;ROW()&amp;&quot;C6&quot;;0)" office:value-type="float" office:value="5.67832167832168">
            <text:p>5.6783E+00</text:p>
          </table:table-cell>
          <table:table-cell table:style-name="ce22" table:formula="of:=INDIRECT(&quot;R8C&quot;&amp;COLUMN();0)/INDIRECT(&quot;R&quot;&amp;ROW()&amp;&quot;C6&quot;;0)" office:value-type="float" office:value="5.05594405594406">
            <text:p>5.0559E+00</text:p>
          </table:table-cell>
          <table:table-cell table:style-name="ce22" table:formula="of:=INDIRECT(&quot;R8C&quot;&amp;COLUMN();0)/INDIRECT(&quot;R&quot;&amp;ROW()&amp;&quot;C6&quot;;0)" office:value-type="float" office:value="4.5034965034965">
            <text:p>4.5035E+00</text:p>
          </table:table-cell>
          <table:table-cell table:style-name="ce22" table:formula="of:=INDIRECT(&quot;R8C&quot;&amp;COLUMN();0)/INDIRECT(&quot;R&quot;&amp;ROW()&amp;&quot;C6&quot;;0)" office:value-type="float" office:value="4.00699300699301">
            <text:p>4.0070E+00</text:p>
          </table:table-cell>
          <table:table-cell table:style-name="ce22" table:formula="of:=INDIRECT(&quot;R8C&quot;&amp;COLUMN();0)/INDIRECT(&quot;R&quot;&amp;ROW()&amp;&quot;C6&quot;;0)" office:value-type="float" office:value="3.57342657342657">
            <text:p>3.5734E+00</text:p>
          </table:table-cell>
          <table:table-cell table:style-name="ce22" table:formula="of:=INDIRECT(&quot;R8C&quot;&amp;COLUMN();0)/INDIRECT(&quot;R&quot;&amp;ROW()&amp;&quot;C6&quot;;0)" office:value-type="float" office:value="3.18181818181818">
            <text:p>3.1818E+00</text:p>
          </table:table-cell>
          <table:table-cell table:style-name="ce22" table:formula="of:=INDIRECT(&quot;R8C&quot;&amp;COLUMN();0)/INDIRECT(&quot;R&quot;&amp;ROW()&amp;&quot;C6&quot;;0)" office:value-type="float" office:value="2.83216783216783">
            <text:p>2.8322E+00</text:p>
          </table:table-cell>
          <table:table-cell table:style-name="ce22" table:formula="of:=INDIRECT(&quot;R8C&quot;&amp;COLUMN();0)/INDIRECT(&quot;R&quot;&amp;ROW()&amp;&quot;C6&quot;;0)" office:value-type="float" office:value="2.52447552447552">
            <text:p>2.5245E+00</text:p>
          </table:table-cell>
          <table:table-cell table:style-name="ce22" table:formula="of:=INDIRECT(&quot;R8C&quot;&amp;COLUMN();0)/INDIRECT(&quot;R&quot;&amp;ROW()&amp;&quot;C6&quot;;0)" office:value-type="float" office:value="2.24475524475524">
            <text:p>2.2448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78321678321678">
            <text:p>1.7832E+00</text:p>
          </table:table-cell>
          <table:table-cell table:style-name="ce22" table:formula="of:=INDIRECT(&quot;R8C&quot;&amp;COLUMN();0)/INDIRECT(&quot;R&quot;&amp;ROW()&amp;&quot;C6&quot;;0)" office:value-type="float" office:value="1.58741258741259">
            <text:p>1.5874E+00</text:p>
          </table:table-cell>
          <table:table-cell table:style-name="ce22" table:formula="of:=INDIRECT(&quot;R8C&quot;&amp;COLUMN();0)/INDIRECT(&quot;R&quot;&amp;ROW()&amp;&quot;C6&quot;;0)" office:value-type="float" office:value="1.41258741258741">
            <text:p>1.4126E+00</text:p>
          </table:table-cell>
          <table:table-cell table:style-name="ce22" table:formula="of:=INDIRECT(&quot;R8C&quot;&amp;COLUMN();0)/INDIRECT(&quot;R&quot;&amp;ROW()&amp;&quot;C6&quot;;0)" office:value-type="float" office:value="1.25874125874126">
            <text:p>1.2587E+00</text:p>
          </table:table-cell>
          <table:table-cell table:style-name="ce22" table:formula="of:=INDIRECT(&quot;R8C&quot;&amp;COLUMN();0)/INDIRECT(&quot;R&quot;&amp;ROW()&amp;&quot;C6&quot;;0)" office:value-type="float" office:value="1.11888111888112">
            <text:p>1.118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8111888111888">
            <text:p>8.8811E-01</text:p>
          </table:table-cell>
          <table:table-cell table:style-name="ce22" table:formula="of:=INDIRECT(&quot;R8C&quot;&amp;COLUMN();0)/INDIRECT(&quot;R&quot;&amp;ROW()&amp;&quot;C6&quot;;0)" office:value-type="float" office:value="0.79020979020979">
            <text:p>7.9021E-01</text:p>
          </table:table-cell>
          <table:table-cell table:style-name="ce22" table:formula="of:=INDIRECT(&quot;R8C&quot;&amp;COLUMN();0)/INDIRECT(&quot;R&quot;&amp;ROW()&amp;&quot;C6&quot;;0)" office:value-type="float" office:value="0.706293706293706">
            <text:p>7.0629E-01</text:p>
          </table:table-cell>
          <table:table-cell table:style-name="ce22" table:formula="of:=INDIRECT(&quot;R8C&quot;&amp;COLUMN();0)/INDIRECT(&quot;R&quot;&amp;ROW()&amp;&quot;C6&quot;;0)" office:value-type="float" office:value="0.627272727272727">
            <text:p>6.2727E-01</text:p>
          </table:table-cell>
          <table:table-cell table:style-name="ce22" table:formula="of:=INDIRECT(&quot;R8C&quot;&amp;COLUMN();0)/INDIRECT(&quot;R&quot;&amp;ROW()&amp;&quot;C6&quot;;0)" office:value-type="float" office:value="0.558741258741259">
            <text:p>5.5874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7])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9" office:value-type="float" office:value="0.005">
            <text:p>0.0050</text:p>
          </table:table-cell>
          <table:table-cell table:style-name="ce13" office:value-type="float" office:value="0.127">
            <text:p>0.1270</text:p>
          </table:table-cell>
          <table:table-cell table:style-name="ce14" table:formula="of:=[.D68]/2" office:value-type="float" office:value="0.0635">
            <text:p>0.0635</text:p>
          </table:table-cell>
          <table:table-cell table:style-name="ce16" table:formula="of:=pi*[.D68]" office:value-type="float" office:value="0.398982267005903">
            <text:p>0.399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600">
            <text:p>6.0000E+02</text:p>
          </table:table-cell>
          <table:table-cell table:style-name="ce22" table:formula="of:=INDIRECT(&quot;R8C&quot;&amp;COLUMN();0)/INDIRECT(&quot;R&quot;&amp;ROW()&amp;&quot;C6&quot;;0)" office:value-type="float" office:value="500">
            <text:p>5.0000E+02</text:p>
          </table:table-cell>
          <table:table-cell table:style-name="ce22" table:formula="of:=INDIRECT(&quot;R8C&quot;&amp;COLUMN();0)/INDIRECT(&quot;R&quot;&amp;ROW()&amp;&quot;C6&quot;;0)" office:value-type="float" office:value="450">
            <text:p>4.5000E+02</text:p>
          </table:table-cell>
          <table:table-cell table:style-name="ce22" table:formula="of:=INDIRECT(&quot;R8C&quot;&amp;COLUMN();0)/INDIRECT(&quot;R&quot;&amp;ROW()&amp;&quot;C6&quot;;0)" office:value-type="float" office:value="400">
            <text:p>4.0000E+02</text:p>
          </table:table-cell>
          <table:table-cell table:style-name="ce22" table:formula="of:=INDIRECT(&quot;R8C&quot;&amp;COLUMN();0)/INDIRECT(&quot;R&quot;&amp;ROW()&amp;&quot;C6&quot;;0)" office:value-type="float" office:value="350">
            <text:p>3.5000E+02</text:p>
          </table:table-cell>
          <table:table-cell table:style-name="ce22" table:formula="of:=INDIRECT(&quot;R8C&quot;&amp;COLUMN();0)/INDIRECT(&quot;R&quot;&amp;ROW()&amp;&quot;C6&quot;;0)" office:value-type="float" office:value="325">
            <text:p>3.2500E+02</text:p>
          </table:table-cell>
          <table:table-cell table:style-name="ce22" table:formula="of:=INDIRECT(&quot;R8C&quot;&amp;COLUMN();0)/INDIRECT(&quot;R&quot;&amp;ROW()&amp;&quot;C6&quot;;0)" office:value-type="float" office:value="300">
            <text:p>3.0000E+02</text:p>
          </table:table-cell>
          <table:table-cell table:style-name="ce22" table:formula="of:=INDIRECT(&quot;R8C&quot;&amp;COLUMN();0)/INDIRECT(&quot;R&quot;&amp;ROW()&amp;&quot;C6&quot;;0)" office:value-type="float" office:value="275">
            <text:p>2.7500E+02</text:p>
          </table:table-cell>
          <table:table-cell table:style-name="ce22" table:formula="of:=INDIRECT(&quot;R8C&quot;&amp;COLUMN();0)/INDIRECT(&quot;R&quot;&amp;ROW()&amp;&quot;C6&quot;;0)" office:value-type="float" office:value="250">
            <text:p>2.5000E+02</text:p>
          </table:table-cell>
          <table:table-cell table:style-name="ce22" table:formula="of:=INDIRECT(&quot;R8C&quot;&amp;COLUMN();0)/INDIRECT(&quot;R&quot;&amp;ROW()&amp;&quot;C6&quot;;0)" office:value-type="float" office:value="200">
            <text:p>2.0000E+02</text:p>
          </table:table-cell>
          <table:table-cell table:style-name="ce22" table:formula="of:=INDIRECT(&quot;R8C&quot;&amp;COLUMN();0)/INDIRECT(&quot;R&quot;&amp;ROW()&amp;&quot;C6&quot;;0)" office:value-type="float" office:value="175">
            <text:p>1.7500E+02</text:p>
          </table:table-cell>
          <table:table-cell table:style-name="ce22" table:formula="of:=INDIRECT(&quot;R8C&quot;&amp;COLUMN();0)/INDIRECT(&quot;R&quot;&amp;ROW()&amp;&quot;C6&quot;;0)" office:value-type="float" office:value="162.5">
            <text:p>1.6250E+02</text:p>
          </table:table-cell>
          <table:table-cell table:style-name="ce22" table:formula="of:=INDIRECT(&quot;R8C&quot;&amp;COLUMN();0)/INDIRECT(&quot;R&quot;&amp;ROW()&amp;&quot;C6&quot;;0)" office:value-type="float" office:value="150">
            <text:p>1.5000E+02</text:p>
          </table:table-cell>
          <table:table-cell table:style-name="ce22" table:formula="of:=INDIRECT(&quot;R8C&quot;&amp;COLUMN();0)/INDIRECT(&quot;R&quot;&amp;ROW()&amp;&quot;C6&quot;;0)" office:value-type="float" office:value="125">
            <text:p>1.2500E+02</text:p>
          </table:table-cell>
          <table:table-cell table:style-name="ce22" table:formula="of:=INDIRECT(&quot;R8C&quot;&amp;COLUMN();0)/INDIRECT(&quot;R&quot;&amp;ROW()&amp;&quot;C6&quot;;0)" office:value-type="float" office:value="100">
            <text:p>1.0000E+02</text:p>
          </table:table-cell>
          <table:table-cell table:style-name="ce22" table:formula="of:=INDIRECT(&quot;R8C&quot;&amp;COLUMN();0)/INDIRECT(&quot;R&quot;&amp;ROW()&amp;&quot;C6&quot;;0)" office:value-type="float" office:value="92">
            <text:p>9.2000E+01</text:p>
          </table:table-cell>
          <table:table-cell table:style-name="ce22" table:formula="of:=INDIRECT(&quot;R8C&quot;&amp;COLUMN();0)/INDIRECT(&quot;R&quot;&amp;ROW()&amp;&quot;C6&quot;;0)" office:value-type="float" office:value="81.9212598425197">
            <text:p>8.1921E+01</text:p>
          </table:table-cell>
          <table:table-cell table:style-name="ce22" table:formula="of:=INDIRECT(&quot;R8C&quot;&amp;COLUMN();0)/INDIRECT(&quot;R&quot;&amp;ROW()&amp;&quot;C6&quot;;0)" office:value-type="float" office:value="75">
            <text:p>7.5000E+01</text:p>
          </table:table-cell>
          <table:table-cell table:style-name="ce22" table:formula="of:=INDIRECT(&quot;R8C&quot;&amp;COLUMN();0)/INDIRECT(&quot;R&quot;&amp;ROW()&amp;&quot;C6&quot;;0)" office:value-type="float" office:value="72.9606299212599">
            <text:p>7.2961E+01</text:p>
          </table:table-cell>
          <table:table-cell table:style-name="ce22" table:formula="of:=INDIRECT(&quot;R8C&quot;&amp;COLUMN();0)/INDIRECT(&quot;R&quot;&amp;ROW()&amp;&quot;C6&quot;;0)" office:value-type="float" office:value="64.9763779527559">
            <text:p>6.4976E+01</text:p>
          </table:table-cell>
          <table:table-cell table:style-name="ce22" table:formula="of:=INDIRECT(&quot;R8C&quot;&amp;COLUMN();0)/INDIRECT(&quot;R&quot;&amp;ROW()&amp;&quot;C6&quot;;0)" office:value-type="float" office:value="62.5">
            <text:p>6.2500E+01</text:p>
          </table:table-cell>
          <table:table-cell table:style-name="ce22" table:formula="of:=INDIRECT(&quot;R8C&quot;&amp;COLUMN();0)/INDIRECT(&quot;R&quot;&amp;ROW()&amp;&quot;C6&quot;;0)" office:value-type="float" office:value="57.8582677165354">
            <text:p>5.7858E+01</text:p>
          </table:table-cell>
          <table:table-cell table:style-name="ce22" table:formula="of:=INDIRECT(&quot;R8C&quot;&amp;COLUMN();0)/INDIRECT(&quot;R&quot;&amp;ROW()&amp;&quot;C6&quot;;0)" office:value-type="float" office:value="51.5275590551181">
            <text:p>5.1528E+01</text:p>
          </table:table-cell>
          <table:table-cell table:style-name="ce22" table:formula="of:=INDIRECT(&quot;R8C&quot;&amp;COLUMN();0)/INDIRECT(&quot;R&quot;&amp;ROW()&amp;&quot;C6&quot;;0)" office:value-type="float" office:value="50">
            <text:p>5.0000E+01</text:p>
          </table:table-cell>
          <table:table-cell table:style-name="ce22" table:formula="of:=INDIRECT(&quot;R8C&quot;&amp;COLUMN();0)/INDIRECT(&quot;R&quot;&amp;ROW()&amp;&quot;C6&quot;;0)" office:value-type="float" office:value="45.8818897637795">
            <text:p>4.5882E+01</text:p>
          </table:table-cell>
          <table:table-cell table:style-name="ce22" table:formula="of:=INDIRECT(&quot;R8C&quot;&amp;COLUMN();0)/INDIRECT(&quot;R&quot;&amp;ROW()&amp;&quot;C6&quot;;0)" office:value-type="float" office:value="40.8582677165354">
            <text:p>4.0858E+01</text:p>
          </table:table-cell>
          <table:table-cell table:style-name="ce22" table:formula="of:=INDIRECT(&quot;R8C&quot;&amp;COLUMN();0)/INDIRECT(&quot;R&quot;&amp;ROW()&amp;&quot;C6&quot;;0)" office:value-type="float" office:value="37.5">
            <text:p>3.7500E+01</text:p>
          </table:table-cell>
          <table:table-cell table:style-name="ce22" table:formula="of:=INDIRECT(&quot;R8C&quot;&amp;COLUMN();0)/INDIRECT(&quot;R&quot;&amp;ROW()&amp;&quot;C6&quot;;0)" office:value-type="float" office:value="36.3858267716535">
            <text:p>3.6386E+01</text:p>
          </table:table-cell>
          <table:table-cell table:style-name="ce22" table:formula="of:=INDIRECT(&quot;R8C&quot;&amp;COLUMN();0)/INDIRECT(&quot;R&quot;&amp;ROW()&amp;&quot;C6&quot;;0)" office:value-type="float" office:value="32.4015748031496">
            <text:p>3.2402E+01</text:p>
          </table:table-cell>
          <table:table-cell table:style-name="ce22" table:formula="of:=INDIRECT(&quot;R8C&quot;&amp;COLUMN();0)/INDIRECT(&quot;R&quot;&amp;ROW()&amp;&quot;C6&quot;;0)" office:value-type="float" office:value="28.8582677165354">
            <text:p>2.8858E+01</text:p>
          </table:table-cell>
          <table:table-cell table:style-name="ce22" table:formula="of:=INDIRECT(&quot;R8C&quot;&amp;COLUMN();0)/INDIRECT(&quot;R&quot;&amp;ROW()&amp;&quot;C6&quot;;0)" office:value-type="float" office:value="25.7007874015748">
            <text:p>2.5701E+01</text:p>
          </table:table-cell>
          <table:table-cell table:style-name="ce22" table:formula="of:=INDIRECT(&quot;R8C&quot;&amp;COLUMN();0)/INDIRECT(&quot;R&quot;&amp;ROW()&amp;&quot;C6&quot;;0)" office:value-type="float" office:value="22.8818897637795">
            <text:p>2.2882E+01</text:p>
          </table:table-cell>
          <table:table-cell table:style-name="ce22" table:formula="of:=INDIRECT(&quot;R8C&quot;&amp;COLUMN();0)/INDIRECT(&quot;R&quot;&amp;ROW()&amp;&quot;C6&quot;;0)" office:value-type="float" office:value="20.3779527559055">
            <text:p>2.0378E+01</text:p>
          </table:table-cell>
          <table:table-cell table:style-name="ce22" table:formula="of:=INDIRECT(&quot;R8C&quot;&amp;COLUMN();0)/INDIRECT(&quot;R&quot;&amp;ROW()&amp;&quot;C6&quot;;0)" office:value-type="float" office:value="18.1496062992126">
            <text:p>1.8150E+01</text:p>
          </table:table-cell>
          <table:table-cell table:style-name="ce22" table:formula="of:=INDIRECT(&quot;R8C&quot;&amp;COLUMN();0)/INDIRECT(&quot;R&quot;&amp;ROW()&amp;&quot;C6&quot;;0)" office:value-type="float" office:value="16.1653543307087">
            <text:p>1.6165E+01</text:p>
          </table:table-cell>
          <table:table-cell table:style-name="ce22" table:formula="of:=INDIRECT(&quot;R8C&quot;&amp;COLUMN();0)/INDIRECT(&quot;R&quot;&amp;ROW()&amp;&quot;C6&quot;;0)" office:value-type="float" office:value="14.3937007874016">
            <text:p>1.4394E+01</text:p>
          </table:table-cell>
          <table:table-cell table:style-name="ce22" table:formula="of:=INDIRECT(&quot;R8C&quot;&amp;COLUMN();0)/INDIRECT(&quot;R&quot;&amp;ROW()&amp;&quot;C6&quot;;0)" office:value-type="float" office:value="12.8188976377953">
            <text:p>1.2819E+01</text:p>
          </table:table-cell>
          <table:table-cell table:style-name="ce22" table:formula="of:=INDIRECT(&quot;R8C&quot;&amp;COLUMN();0)/INDIRECT(&quot;R&quot;&amp;ROW()&amp;&quot;C6&quot;;0)" office:value-type="float" office:value="11.4173228346457">
            <text:p>1.1417E+01</text:p>
          </table:table-cell>
          <table:table-cell table:style-name="ce22" table:formula="of:=INDIRECT(&quot;R8C&quot;&amp;COLUMN();0)/INDIRECT(&quot;R&quot;&amp;ROW()&amp;&quot;C6&quot;;0)" office:value-type="float" office:value="10.1653543307087">
            <text:p>1.0165E+01</text:p>
          </table:table-cell>
          <table:table-cell table:style-name="ce22" table:formula="of:=INDIRECT(&quot;R8C&quot;&amp;COLUMN();0)/INDIRECT(&quot;R&quot;&amp;ROW()&amp;&quot;C6&quot;;0)" office:value-type="float" office:value="9.05511811023622">
            <text:p>9.0551E+00</text:p>
          </table:table-cell>
          <table:table-cell table:style-name="ce22" table:formula="of:=INDIRECT(&quot;R8C&quot;&amp;COLUMN();0)/INDIRECT(&quot;R&quot;&amp;ROW()&amp;&quot;C6&quot;;0)" office:value-type="float" office:value="8.06299212598425">
            <text:p>8.0630E+00</text:p>
          </table:table-cell>
          <table:table-cell table:style-name="ce22" table:formula="of:=INDIRECT(&quot;R8C&quot;&amp;COLUMN();0)/INDIRECT(&quot;R&quot;&amp;ROW()&amp;&quot;C6&quot;;0)" office:value-type="float" office:value="7.18110236220472">
            <text:p>7.1811E+00</text:p>
          </table:table-cell>
          <table:table-cell table:style-name="ce22" table:formula="of:=INDIRECT(&quot;R8C&quot;&amp;COLUMN();0)/INDIRECT(&quot;R&quot;&amp;ROW()&amp;&quot;C6&quot;;0)" office:value-type="float" office:value="6.39370078740158">
            <text:p>6.3937E+00</text:p>
          </table:table-cell>
          <table:table-cell table:style-name="ce22" table:formula="of:=INDIRECT(&quot;R8C&quot;&amp;COLUMN();0)/INDIRECT(&quot;R&quot;&amp;ROW()&amp;&quot;C6&quot;;0)" office:value-type="float" office:value="5.69291338582677">
            <text:p>5.6929E+00</text:p>
          </table:table-cell>
          <table:table-cell table:style-name="ce22" table:formula="of:=INDIRECT(&quot;R8C&quot;&amp;COLUMN();0)/INDIRECT(&quot;R&quot;&amp;ROW()&amp;&quot;C6&quot;;0)" office:value-type="float" office:value="5.07086614173228">
            <text:p>5.0709E+00</text:p>
          </table:table-cell>
          <table:table-cell table:style-name="ce22" table:formula="of:=INDIRECT(&quot;R8C&quot;&amp;COLUMN();0)/INDIRECT(&quot;R&quot;&amp;ROW()&amp;&quot;C6&quot;;0)" office:value-type="float" office:value="4.51181102362205">
            <text:p>4.5118E+00</text:p>
          </table:table-cell>
          <table:table-cell table:style-name="ce22" table:formula="of:=INDIRECT(&quot;R8C&quot;&amp;COLUMN();0)/INDIRECT(&quot;R&quot;&amp;ROW()&amp;&quot;C6&quot;;0)" office:value-type="float" office:value="4.02362204724409">
            <text:p>4.0236E+00</text:p>
          </table:table-cell>
          <table:table-cell table:style-name="ce22" table:formula="of:=INDIRECT(&quot;R8C&quot;&amp;COLUMN();0)/INDIRECT(&quot;R&quot;&amp;ROW()&amp;&quot;C6&quot;;0)" office:value-type="float" office:value="3.58267716535433">
            <text:p>3.5827E+00</text:p>
          </table:table-cell>
          <table:table-cell table:style-name="ce22" table:formula="of:=INDIRECT(&quot;R8C&quot;&amp;COLUMN();0)/INDIRECT(&quot;R&quot;&amp;ROW()&amp;&quot;C6&quot;;0)" office:value-type="float" office:value="3.18897637795276">
            <text:p>3.1890E+00</text:p>
          </table:table-cell>
          <table:table-cell table:style-name="ce22" table:formula="of:=INDIRECT(&quot;R8C&quot;&amp;COLUMN();0)/INDIRECT(&quot;R&quot;&amp;ROW()&amp;&quot;C6&quot;;0)" office:value-type="float" office:value="2.84251968503937">
            <text:p>2.8425E+00</text:p>
          </table:table-cell>
          <table:table-cell table:style-name="ce22" table:formula="of:=INDIRECT(&quot;R8C&quot;&amp;COLUMN();0)/INDIRECT(&quot;R&quot;&amp;ROW()&amp;&quot;C6&quot;;0)" office:value-type="float" office:value="2.52755905511811">
            <text:p>2.5276E+00</text:p>
          </table:table-cell>
          <table:table-cell table:style-name="ce22" table:formula="of:=INDIRECT(&quot;R8C&quot;&amp;COLUMN();0)/INDIRECT(&quot;R&quot;&amp;ROW()&amp;&quot;C6&quot;;0)" office:value-type="float" office:value="2.25196850393701">
            <text:p>2.2520E+00</text:p>
          </table:table-cell>
          <table:table-cell table:style-name="ce22" table:formula="of:=INDIRECT(&quot;R8C&quot;&amp;COLUMN();0)/INDIRECT(&quot;R&quot;&amp;ROW()&amp;&quot;C6&quot;;0)" office:value-type="float" office:value="2.00787401574803">
            <text:p>2.0079E+00</text:p>
          </table:table-cell>
          <table:table-cell table:style-name="ce22" table:formula="of:=INDIRECT(&quot;R8C&quot;&amp;COLUMN();0)/INDIRECT(&quot;R&quot;&amp;ROW()&amp;&quot;C6&quot;;0)" office:value-type="float" office:value="1.78740157480315">
            <text:p>1.7874E+00</text:p>
          </table:table-cell>
          <table:table-cell table:style-name="ce22" table:formula="of:=INDIRECT(&quot;R8C&quot;&amp;COLUMN();0)/INDIRECT(&quot;R&quot;&amp;ROW()&amp;&quot;C6&quot;;0)" office:value-type="float" office:value="1.59055118110236">
            <text:p>1.5906E+00</text:p>
          </table:table-cell>
          <table:table-cell table:style-name="ce22" table:formula="of:=INDIRECT(&quot;R8C&quot;&amp;COLUMN();0)/INDIRECT(&quot;R&quot;&amp;ROW()&amp;&quot;C6&quot;;0)" office:value-type="float" office:value="1.41732283464567">
            <text:p>1.4173E+00</text:p>
          </table:table-cell>
          <table:table-cell table:style-name="ce22" table:formula="of:=INDIRECT(&quot;R8C&quot;&amp;COLUMN();0)/INDIRECT(&quot;R&quot;&amp;ROW()&amp;&quot;C6&quot;;0)" office:value-type="float" office:value="1.25984251968504">
            <text:p>1.2598E+00</text:p>
          </table:table-cell>
          <table:table-cell table:style-name="ce22" table:formula="of:=INDIRECT(&quot;R8C&quot;&amp;COLUMN();0)/INDIRECT(&quot;R&quot;&amp;ROW()&amp;&quot;C6&quot;;0)" office:value-type="float" office:value="1.1259842519685">
            <text:p>1.126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9763779527559">
            <text:p>8.8976E-01</text:p>
          </table:table-cell>
          <table:table-cell table:style-name="ce22" table:formula="of:=INDIRECT(&quot;R8C&quot;&amp;COLUMN();0)/INDIRECT(&quot;R&quot;&amp;ROW()&amp;&quot;C6&quot;;0)" office:value-type="float" office:value="0.795275590551181">
            <text:p>7.9528E-01</text:p>
          </table:table-cell>
          <table:table-cell table:style-name="ce22" table:formula="of:=INDIRECT(&quot;R8C&quot;&amp;COLUMN();0)/INDIRECT(&quot;R&quot;&amp;ROW()&amp;&quot;C6&quot;;0)" office:value-type="float" office:value="0.706299212598425">
            <text:p>7.0630E-01</text:p>
          </table:table-cell>
          <table:table-cell table:style-name="ce22" table:formula="of:=INDIRECT(&quot;R8C&quot;&amp;COLUMN();0)/INDIRECT(&quot;R&quot;&amp;ROW()&amp;&quot;C6&quot;;0)" office:value-type="float" office:value="0.629133858267717">
            <text:p>6.2913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8])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9" office:value-type="float" office:value="0.00445">
            <text:p>0.0045</text:p>
          </table:table-cell>
          <table:table-cell table:style-name="ce13" office:value-type="float" office:value="0.113">
            <text:p>0.1130</text:p>
          </table:table-cell>
          <table:table-cell table:style-name="ce14" table:formula="of:=[.D69]/2" office:value-type="float" office:value="0.0565">
            <text:p>0.0565</text:p>
          </table:table-cell>
          <table:table-cell table:style-name="ce16" table:formula="of:=pi*[.D69]" office:value-type="float" office:value="0.354999969855646">
            <text:p>0.355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674.336283185841">
            <text:p>6.7434E+02</text:p>
          </table:table-cell>
          <table:table-cell table:style-name="ce22" table:formula="of:=INDIRECT(&quot;R8C&quot;&amp;COLUMN();0)/INDIRECT(&quot;R&quot;&amp;ROW()&amp;&quot;C6&quot;;0)" office:value-type="float" office:value="561.946902654867">
            <text:p>5.6195E+02</text:p>
          </table:table-cell>
          <table:table-cell table:style-name="ce22" table:formula="of:=INDIRECT(&quot;R8C&quot;&amp;COLUMN();0)/INDIRECT(&quot;R&quot;&amp;ROW()&amp;&quot;C6&quot;;0)" office:value-type="float" office:value="505.752212389381">
            <text:p>5.0575E+02</text:p>
          </table:table-cell>
          <table:table-cell table:style-name="ce22" table:formula="of:=INDIRECT(&quot;R8C&quot;&amp;COLUMN();0)/INDIRECT(&quot;R&quot;&amp;ROW()&amp;&quot;C6&quot;;0)" office:value-type="float" office:value="449.557522123894">
            <text:p>4.4956E+02</text:p>
          </table:table-cell>
          <table:table-cell table:style-name="ce22" table:formula="of:=INDIRECT(&quot;R8C&quot;&amp;COLUMN();0)/INDIRECT(&quot;R&quot;&amp;ROW()&amp;&quot;C6&quot;;0)" office:value-type="float" office:value="393.362831858407">
            <text:p>3.9336E+02</text:p>
          </table:table-cell>
          <table:table-cell table:style-name="ce22" table:formula="of:=INDIRECT(&quot;R8C&quot;&amp;COLUMN();0)/INDIRECT(&quot;R&quot;&amp;ROW()&amp;&quot;C6&quot;;0)" office:value-type="float" office:value="365.265486725664">
            <text:p>3.6527E+02</text:p>
          </table:table-cell>
          <table:table-cell table:style-name="ce22" table:formula="of:=INDIRECT(&quot;R8C&quot;&amp;COLUMN();0)/INDIRECT(&quot;R&quot;&amp;ROW()&amp;&quot;C6&quot;;0)" office:value-type="float" office:value="337.16814159292">
            <text:p>3.3717E+02</text:p>
          </table:table-cell>
          <table:table-cell table:style-name="ce22" table:formula="of:=INDIRECT(&quot;R8C&quot;&amp;COLUMN();0)/INDIRECT(&quot;R&quot;&amp;ROW()&amp;&quot;C6&quot;;0)" office:value-type="float" office:value="309.070796460177">
            <text:p>3.0907E+02</text:p>
          </table:table-cell>
          <table:table-cell table:style-name="ce22" table:formula="of:=INDIRECT(&quot;R8C&quot;&amp;COLUMN();0)/INDIRECT(&quot;R&quot;&amp;ROW()&amp;&quot;C6&quot;;0)" office:value-type="float" office:value="280.973451327434">
            <text:p>2.8097E+02</text:p>
          </table:table-cell>
          <table:table-cell table:style-name="ce22" table:formula="of:=INDIRECT(&quot;R8C&quot;&amp;COLUMN();0)/INDIRECT(&quot;R&quot;&amp;ROW()&amp;&quot;C6&quot;;0)" office:value-type="float" office:value="224.778761061947">
            <text:p>2.2478E+02</text:p>
          </table:table-cell>
          <table:table-cell table:style-name="ce22" table:formula="of:=INDIRECT(&quot;R8C&quot;&amp;COLUMN();0)/INDIRECT(&quot;R&quot;&amp;ROW()&amp;&quot;C6&quot;;0)" office:value-type="float" office:value="196.681415929204">
            <text:p>1.9668E+02</text:p>
          </table:table-cell>
          <table:table-cell table:style-name="ce22" table:formula="of:=INDIRECT(&quot;R8C&quot;&amp;COLUMN();0)/INDIRECT(&quot;R&quot;&amp;ROW()&amp;&quot;C6&quot;;0)" office:value-type="float" office:value="182.632743362832">
            <text:p>1.8263E+02</text:p>
          </table:table-cell>
          <table:table-cell table:style-name="ce22" table:formula="of:=INDIRECT(&quot;R8C&quot;&amp;COLUMN();0)/INDIRECT(&quot;R&quot;&amp;ROW()&amp;&quot;C6&quot;;0)" office:value-type="float" office:value="168.58407079646">
            <text:p>1.6858E+02</text:p>
          </table:table-cell>
          <table:table-cell table:style-name="ce22" table:formula="of:=INDIRECT(&quot;R8C&quot;&amp;COLUMN();0)/INDIRECT(&quot;R&quot;&amp;ROW()&amp;&quot;C6&quot;;0)" office:value-type="float" office:value="140.486725663717">
            <text:p>1.4049E+02</text:p>
          </table:table-cell>
          <table:table-cell table:style-name="ce22" table:formula="of:=INDIRECT(&quot;R8C&quot;&amp;COLUMN();0)/INDIRECT(&quot;R&quot;&amp;ROW()&amp;&quot;C6&quot;;0)" office:value-type="float" office:value="112.389380530973">
            <text:p>1.1239E+02</text:p>
          </table:table-cell>
          <table:table-cell table:style-name="ce22" table:formula="of:=INDIRECT(&quot;R8C&quot;&amp;COLUMN();0)/INDIRECT(&quot;R&quot;&amp;ROW()&amp;&quot;C6&quot;;0)" office:value-type="float" office:value="103.398230088496">
            <text:p>1.0340E+02</text:p>
          </table:table-cell>
          <table:table-cell table:style-name="ce22" table:formula="of:=INDIRECT(&quot;R8C&quot;&amp;COLUMN();0)/INDIRECT(&quot;R&quot;&amp;ROW()&amp;&quot;C6&quot;;0)" office:value-type="float" office:value="92.070796460177">
            <text:p>9.2071E+01</text:p>
          </table:table-cell>
          <table:table-cell table:style-name="ce22" table:formula="of:=INDIRECT(&quot;R8C&quot;&amp;COLUMN();0)/INDIRECT(&quot;R&quot;&amp;ROW()&amp;&quot;C6&quot;;0)" office:value-type="float" office:value="84.2920353982301">
            <text:p>8.4292E+01</text:p>
          </table:table-cell>
          <table:table-cell table:style-name="ce22" table:formula="of:=INDIRECT(&quot;R8C&quot;&amp;COLUMN();0)/INDIRECT(&quot;R&quot;&amp;ROW()&amp;&quot;C6&quot;;0)" office:value-type="float" office:value="82">
            <text:p>8.2000E+01</text:p>
          </table:table-cell>
          <table:table-cell table:style-name="ce22" table:formula="of:=INDIRECT(&quot;R8C&quot;&amp;COLUMN();0)/INDIRECT(&quot;R&quot;&amp;ROW()&amp;&quot;C6&quot;;0)" office:value-type="float" office:value="73.0265486725664">
            <text:p>7.3027E+01</text:p>
          </table:table-cell>
          <table:table-cell table:style-name="ce22" table:formula="of:=INDIRECT(&quot;R8C&quot;&amp;COLUMN();0)/INDIRECT(&quot;R&quot;&amp;ROW()&amp;&quot;C6&quot;;0)" office:value-type="float" office:value="70.2433628318584">
            <text:p>7.0243E+01</text:p>
          </table:table-cell>
          <table:table-cell table:style-name="ce22" table:formula="of:=INDIRECT(&quot;R8C&quot;&amp;COLUMN();0)/INDIRECT(&quot;R&quot;&amp;ROW()&amp;&quot;C6&quot;;0)" office:value-type="float" office:value="65.0265486725664">
            <text:p>6.5027E+01</text:p>
          </table:table-cell>
          <table:table-cell table:style-name="ce22" table:formula="of:=INDIRECT(&quot;R8C&quot;&amp;COLUMN();0)/INDIRECT(&quot;R&quot;&amp;ROW()&amp;&quot;C6&quot;;0)" office:value-type="float" office:value="57.9115044247788">
            <text:p>5.7912E+01</text:p>
          </table:table-cell>
          <table:table-cell table:style-name="ce22" table:formula="of:=INDIRECT(&quot;R8C&quot;&amp;COLUMN();0)/INDIRECT(&quot;R&quot;&amp;ROW()&amp;&quot;C6&quot;;0)" office:value-type="float" office:value="56.1946902654867">
            <text:p>5.6195E+01</text:p>
          </table:table-cell>
          <table:table-cell table:style-name="ce22" table:formula="of:=INDIRECT(&quot;R8C&quot;&amp;COLUMN();0)/INDIRECT(&quot;R&quot;&amp;ROW()&amp;&quot;C6&quot;;0)" office:value-type="float" office:value="51.5663716814159">
            <text:p>5.1566E+01</text:p>
          </table:table-cell>
          <table:table-cell table:style-name="ce22" table:formula="of:=INDIRECT(&quot;R8C&quot;&amp;COLUMN();0)/INDIRECT(&quot;R&quot;&amp;ROW()&amp;&quot;C6&quot;;0)" office:value-type="float" office:value="45.9203539823009">
            <text:p>4.5920E+01</text:p>
          </table:table-cell>
          <table:table-cell table:style-name="ce22" table:formula="of:=INDIRECT(&quot;R8C&quot;&amp;COLUMN();0)/INDIRECT(&quot;R&quot;&amp;ROW()&amp;&quot;C6&quot;;0)" office:value-type="float" office:value="42.146017699115">
            <text:p>4.2146E+01</text:p>
          </table:table-cell>
          <table:table-cell table:style-name="ce22" table:formula="of:=INDIRECT(&quot;R8C&quot;&amp;COLUMN();0)/INDIRECT(&quot;R&quot;&amp;ROW()&amp;&quot;C6&quot;;0)" office:value-type="float" office:value="40.8938053097345">
            <text:p>4.0894E+01</text:p>
          </table:table-cell>
          <table:table-cell table:style-name="ce22" table:formula="of:=INDIRECT(&quot;R8C&quot;&amp;COLUMN();0)/INDIRECT(&quot;R&quot;&amp;ROW()&amp;&quot;C6&quot;;0)" office:value-type="float" office:value="36.4159292035398">
            <text:p>3.6416E+01</text:p>
          </table:table-cell>
          <table:table-cell table:style-name="ce22" table:formula="of:=INDIRECT(&quot;R8C&quot;&amp;COLUMN();0)/INDIRECT(&quot;R&quot;&amp;ROW()&amp;&quot;C6&quot;;0)" office:value-type="float" office:value="32.4336283185841">
            <text:p>3.2434E+01</text:p>
          </table:table-cell>
          <table:table-cell table:style-name="ce22" table:formula="of:=INDIRECT(&quot;R8C&quot;&amp;COLUMN();0)/INDIRECT(&quot;R&quot;&amp;ROW()&amp;&quot;C6&quot;;0)" office:value-type="float" office:value="28.8849557522124">
            <text:p>2.8885E+01</text:p>
          </table:table-cell>
          <table:table-cell table:style-name="ce22" table:formula="of:=INDIRECT(&quot;R8C&quot;&amp;COLUMN();0)/INDIRECT(&quot;R&quot;&amp;ROW()&amp;&quot;C6&quot;;0)" office:value-type="float" office:value="25.716814159292">
            <text:p>2.5717E+01</text:p>
          </table:table-cell>
          <table:table-cell table:style-name="ce22" table:formula="of:=INDIRECT(&quot;R8C&quot;&amp;COLUMN();0)/INDIRECT(&quot;R&quot;&amp;ROW()&amp;&quot;C6&quot;;0)" office:value-type="float" office:value="22.9026548672566">
            <text:p>2.2903E+01</text:p>
          </table:table-cell>
          <table:table-cell table:style-name="ce22" table:formula="of:=INDIRECT(&quot;R8C&quot;&amp;COLUMN();0)/INDIRECT(&quot;R&quot;&amp;ROW()&amp;&quot;C6&quot;;0)" office:value-type="float" office:value="20.3982300884956">
            <text:p>2.0398E+01</text:p>
          </table:table-cell>
          <table:table-cell table:style-name="ce22" table:formula="of:=INDIRECT(&quot;R8C&quot;&amp;COLUMN();0)/INDIRECT(&quot;R&quot;&amp;ROW()&amp;&quot;C6&quot;;0)" office:value-type="float" office:value="18.1681415929204">
            <text:p>1.8168E+01</text:p>
          </table:table-cell>
          <table:table-cell table:style-name="ce22" table:formula="of:=INDIRECT(&quot;R8C&quot;&amp;COLUMN();0)/INDIRECT(&quot;R&quot;&amp;ROW()&amp;&quot;C6&quot;;0)" office:value-type="float" office:value="16.1769911504425">
            <text:p>1.6177E+01</text:p>
          </table:table-cell>
          <table:table-cell table:style-name="ce22" table:formula="of:=INDIRECT(&quot;R8C&quot;&amp;COLUMN();0)/INDIRECT(&quot;R&quot;&amp;ROW()&amp;&quot;C6&quot;;0)" office:value-type="float" office:value="14.4070796460177">
            <text:p>1.4407E+01</text:p>
          </table:table-cell>
          <table:table-cell table:style-name="ce22" table:formula="of:=INDIRECT(&quot;R8C&quot;&amp;COLUMN();0)/INDIRECT(&quot;R&quot;&amp;ROW()&amp;&quot;C6&quot;;0)" office:value-type="float" office:value="12.8318584070796">
            <text:p>1.2832E+01</text:p>
          </table:table-cell>
          <table:table-cell table:style-name="ce22" table:formula="of:=INDIRECT(&quot;R8C&quot;&amp;COLUMN();0)/INDIRECT(&quot;R&quot;&amp;ROW()&amp;&quot;C6&quot;;0)" office:value-type="float" office:value="11.4247787610619">
            <text:p>1.1425E+01</text:p>
          </table:table-cell>
          <table:table-cell table:style-name="ce22" table:formula="of:=INDIRECT(&quot;R8C&quot;&amp;COLUMN();0)/INDIRECT(&quot;R&quot;&amp;ROW()&amp;&quot;C6&quot;;0)" office:value-type="float" office:value="10.1769911504425">
            <text:p>1.0177E+01</text:p>
          </table:table-cell>
          <table:table-cell table:style-name="ce22" table:formula="of:=INDIRECT(&quot;R8C&quot;&amp;COLUMN();0)/INDIRECT(&quot;R&quot;&amp;ROW()&amp;&quot;C6&quot;;0)" office:value-type="float" office:value="9.06194690265487">
            <text:p>9.0619E+00</text:p>
          </table:table-cell>
          <table:table-cell table:style-name="ce22" table:formula="of:=INDIRECT(&quot;R8C&quot;&amp;COLUMN();0)/INDIRECT(&quot;R&quot;&amp;ROW()&amp;&quot;C6&quot;;0)" office:value-type="float" office:value="8.07079646017699">
            <text:p>8.0708E+00</text:p>
          </table:table-cell>
          <table:table-cell table:style-name="ce22" table:formula="of:=INDIRECT(&quot;R8C&quot;&amp;COLUMN();0)/INDIRECT(&quot;R&quot;&amp;ROW()&amp;&quot;C6&quot;;0)" office:value-type="float" office:value="7.1858407079646">
            <text:p>7.1858E+00</text:p>
          </table:table-cell>
          <table:table-cell table:style-name="ce22" table:formula="of:=INDIRECT(&quot;R8C&quot;&amp;COLUMN();0)/INDIRECT(&quot;R&quot;&amp;ROW()&amp;&quot;C6&quot;;0)" office:value-type="float" office:value="6.39823008849557">
            <text:p>6.3982E+00</text:p>
          </table:table-cell>
          <table:table-cell table:style-name="ce22" table:formula="of:=INDIRECT(&quot;R8C&quot;&amp;COLUMN();0)/INDIRECT(&quot;R&quot;&amp;ROW()&amp;&quot;C6&quot;;0)" office:value-type="float" office:value="5.69911504424779">
            <text:p>5.6991E+00</text:p>
          </table:table-cell>
          <table:table-cell table:style-name="ce22" table:formula="of:=INDIRECT(&quot;R8C&quot;&amp;COLUMN();0)/INDIRECT(&quot;R&quot;&amp;ROW()&amp;&quot;C6&quot;;0)" office:value-type="float" office:value="5.07079646017699">
            <text:p>5.0708E+00</text:p>
          </table:table-cell>
          <table:table-cell table:style-name="ce22" table:formula="of:=INDIRECT(&quot;R8C&quot;&amp;COLUMN();0)/INDIRECT(&quot;R&quot;&amp;ROW()&amp;&quot;C6&quot;;0)" office:value-type="float" office:value="4.52212389380531">
            <text:p>4.5221E+00</text:p>
          </table:table-cell>
          <table:table-cell table:style-name="ce22" table:formula="of:=INDIRECT(&quot;R8C&quot;&amp;COLUMN();0)/INDIRECT(&quot;R&quot;&amp;ROW()&amp;&quot;C6&quot;;0)" office:value-type="float" office:value="4.02654867256637">
            <text:p>4.0265E+00</text:p>
          </table:table-cell>
          <table:table-cell table:style-name="ce22" table:formula="of:=INDIRECT(&quot;R8C&quot;&amp;COLUMN();0)/INDIRECT(&quot;R&quot;&amp;ROW()&amp;&quot;C6&quot;;0)" office:value-type="float" office:value="3.58407079646018">
            <text:p>3.5841E+00</text:p>
          </table:table-cell>
          <table:table-cell table:style-name="ce22" table:formula="of:=INDIRECT(&quot;R8C&quot;&amp;COLUMN();0)/INDIRECT(&quot;R&quot;&amp;ROW()&amp;&quot;C6&quot;;0)" office:value-type="float" office:value="3.19469026548672">
            <text:p>3.1947E+00</text:p>
          </table:table-cell>
          <table:table-cell table:style-name="ce22" table:formula="of:=INDIRECT(&quot;R8C&quot;&amp;COLUMN();0)/INDIRECT(&quot;R&quot;&amp;ROW()&amp;&quot;C6&quot;;0)" office:value-type="float" office:value="2.84070796460177">
            <text:p>2.8407E+00</text:p>
          </table:table-cell>
          <table:table-cell table:style-name="ce22" table:formula="of:=INDIRECT(&quot;R8C&quot;&amp;COLUMN();0)/INDIRECT(&quot;R&quot;&amp;ROW()&amp;&quot;C6&quot;;0)" office:value-type="float" office:value="2.53097345132743">
            <text:p>2.5310E+00</text:p>
          </table:table-cell>
          <table:table-cell table:style-name="ce22" table:formula="of:=INDIRECT(&quot;R8C&quot;&amp;COLUMN();0)/INDIRECT(&quot;R&quot;&amp;ROW()&amp;&quot;C6&quot;;0)" office:value-type="float" office:value="2.25663716814159">
            <text:p>2.2566E+00</text:p>
          </table:table-cell>
          <table:table-cell table:style-name="ce22" table:formula="of:=INDIRECT(&quot;R8C&quot;&amp;COLUMN();0)/INDIRECT(&quot;R&quot;&amp;ROW()&amp;&quot;C6&quot;;0)" office:value-type="float" office:value="2.00884955752212">
            <text:p>2.0088E+00</text:p>
          </table:table-cell>
          <table:table-cell table:style-name="ce22" table:formula="of:=INDIRECT(&quot;R8C&quot;&amp;COLUMN();0)/INDIRECT(&quot;R&quot;&amp;ROW()&amp;&quot;C6&quot;;0)" office:value-type="float" office:value="1.78761061946903">
            <text:p>1.7876E+00</text:p>
          </table:table-cell>
          <table:table-cell table:style-name="ce22" table:formula="of:=INDIRECT(&quot;R8C&quot;&amp;COLUMN();0)/INDIRECT(&quot;R&quot;&amp;ROW()&amp;&quot;C6&quot;;0)" office:value-type="float" office:value="1.5929203539823">
            <text:p>1.5929E+00</text:p>
          </table:table-cell>
          <table:table-cell table:style-name="ce22" table:formula="of:=INDIRECT(&quot;R8C&quot;&amp;COLUMN();0)/INDIRECT(&quot;R&quot;&amp;ROW()&amp;&quot;C6&quot;;0)" office:value-type="float" office:value="1.41592920353982">
            <text:p>1.4159E+00</text:p>
          </table:table-cell>
          <table:table-cell table:style-name="ce22" table:formula="of:=INDIRECT(&quot;R8C&quot;&amp;COLUMN();0)/INDIRECT(&quot;R&quot;&amp;ROW()&amp;&quot;C6&quot;;0)" office:value-type="float" office:value="1.26548672566372">
            <text:p>1.2655E+00</text:p>
          </table:table-cell>
          <table:table-cell table:style-name="ce22" table:formula="of:=INDIRECT(&quot;R8C&quot;&amp;COLUMN();0)/INDIRECT(&quot;R&quot;&amp;ROW()&amp;&quot;C6&quot;;0)" office:value-type="float" office:value="1.12389380530973">
            <text:p>1.1239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3805309734513">
            <text:p>8.9381E-01</text:p>
          </table:table-cell>
          <table:table-cell table:style-name="ce22" table:formula="of:=INDIRECT(&quot;R8C&quot;&amp;COLUMN();0)/INDIRECT(&quot;R&quot;&amp;ROW()&amp;&quot;C6&quot;;0)" office:value-type="float" office:value="0.793805309734513">
            <text:p>7.9381E-01</text:p>
          </table:table-cell>
          <table:table-cell table:style-name="ce22" table:formula="of:=INDIRECT(&quot;R8C&quot;&amp;COLUMN();0)/INDIRECT(&quot;R&quot;&amp;ROW()&amp;&quot;C6&quot;;0)" office:value-type="float" office:value="0.707079646017699">
            <text:p>7.0708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69])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9" office:value-type="float" office:value="0.00397">
            <text:p>0.0040</text:p>
          </table:table-cell>
          <table:table-cell table:style-name="ce13" office:value-type="float" office:value="0.101">
            <text:p>0.1010</text:p>
          </table:table-cell>
          <table:table-cell table:style-name="ce14" table:formula="of:=[.D70]/2" office:value-type="float" office:value="0.0505">
            <text:p>0.0505</text:p>
          </table:table-cell>
          <table:table-cell table:style-name="ce16" table:formula="of:=pi*[.D70]" office:value-type="float" office:value="0.317300858012569">
            <text:p>0.3173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754.455445544554">
            <text:p>7.5446E+02</text:p>
          </table:table-cell>
          <table:table-cell table:style-name="ce22" table:formula="of:=INDIRECT(&quot;R8C&quot;&amp;COLUMN();0)/INDIRECT(&quot;R&quot;&amp;ROW()&amp;&quot;C6&quot;;0)" office:value-type="float" office:value="628.712871287129">
            <text:p>6.2871E+02</text:p>
          </table:table-cell>
          <table:table-cell table:style-name="ce22" table:formula="of:=INDIRECT(&quot;R8C&quot;&amp;COLUMN();0)/INDIRECT(&quot;R&quot;&amp;ROW()&amp;&quot;C6&quot;;0)" office:value-type="float" office:value="565.841584158416">
            <text:p>5.6584E+02</text:p>
          </table:table-cell>
          <table:table-cell table:style-name="ce22" table:formula="of:=INDIRECT(&quot;R8C&quot;&amp;COLUMN();0)/INDIRECT(&quot;R&quot;&amp;ROW()&amp;&quot;C6&quot;;0)" office:value-type="float" office:value="502.970297029703">
            <text:p>5.0297E+02</text:p>
          </table:table-cell>
          <table:table-cell table:style-name="ce22" table:formula="of:=INDIRECT(&quot;R8C&quot;&amp;COLUMN();0)/INDIRECT(&quot;R&quot;&amp;ROW()&amp;&quot;C6&quot;;0)" office:value-type="float" office:value="440.09900990099">
            <text:p>4.4010E+02</text:p>
          </table:table-cell>
          <table:table-cell table:style-name="ce22" table:formula="of:=INDIRECT(&quot;R8C&quot;&amp;COLUMN();0)/INDIRECT(&quot;R&quot;&amp;ROW()&amp;&quot;C6&quot;;0)" office:value-type="float" office:value="408.663366336634">
            <text:p>4.0866E+02</text:p>
          </table:table-cell>
          <table:table-cell table:style-name="ce22" table:formula="of:=INDIRECT(&quot;R8C&quot;&amp;COLUMN();0)/INDIRECT(&quot;R&quot;&amp;ROW()&amp;&quot;C6&quot;;0)" office:value-type="float" office:value="377.227722772277">
            <text:p>3.7723E+02</text:p>
          </table:table-cell>
          <table:table-cell table:style-name="ce22" table:formula="of:=INDIRECT(&quot;R8C&quot;&amp;COLUMN();0)/INDIRECT(&quot;R&quot;&amp;ROW()&amp;&quot;C6&quot;;0)" office:value-type="float" office:value="345.792079207921">
            <text:p>3.4579E+02</text:p>
          </table:table-cell>
          <table:table-cell table:style-name="ce22" table:formula="of:=INDIRECT(&quot;R8C&quot;&amp;COLUMN();0)/INDIRECT(&quot;R&quot;&amp;ROW()&amp;&quot;C6&quot;;0)" office:value-type="float" office:value="314.356435643564">
            <text:p>3.1436E+02</text:p>
          </table:table-cell>
          <table:table-cell table:style-name="ce22" table:formula="of:=INDIRECT(&quot;R8C&quot;&amp;COLUMN();0)/INDIRECT(&quot;R&quot;&amp;ROW()&amp;&quot;C6&quot;;0)" office:value-type="float" office:value="251.485148514851">
            <text:p>2.5149E+02</text:p>
          </table:table-cell>
          <table:table-cell table:style-name="ce22" table:formula="of:=INDIRECT(&quot;R8C&quot;&amp;COLUMN();0)/INDIRECT(&quot;R&quot;&amp;ROW()&amp;&quot;C6&quot;;0)" office:value-type="float" office:value="220.049504950495">
            <text:p>2.2005E+02</text:p>
          </table:table-cell>
          <table:table-cell table:style-name="ce22" table:formula="of:=INDIRECT(&quot;R8C&quot;&amp;COLUMN();0)/INDIRECT(&quot;R&quot;&amp;ROW()&amp;&quot;C6&quot;;0)" office:value-type="float" office:value="204.331683168317">
            <text:p>2.0433E+02</text:p>
          </table:table-cell>
          <table:table-cell table:style-name="ce22" table:formula="of:=INDIRECT(&quot;R8C&quot;&amp;COLUMN();0)/INDIRECT(&quot;R&quot;&amp;ROW()&amp;&quot;C6&quot;;0)" office:value-type="float" office:value="188.613861386139">
            <text:p>1.8861E+02</text:p>
          </table:table-cell>
          <table:table-cell table:style-name="ce22" table:formula="of:=INDIRECT(&quot;R8C&quot;&amp;COLUMN();0)/INDIRECT(&quot;R&quot;&amp;ROW()&amp;&quot;C6&quot;;0)" office:value-type="float" office:value="157.178217821782">
            <text:p>1.5718E+02</text:p>
          </table:table-cell>
          <table:table-cell table:style-name="ce22" table:formula="of:=INDIRECT(&quot;R8C&quot;&amp;COLUMN();0)/INDIRECT(&quot;R&quot;&amp;ROW()&amp;&quot;C6&quot;;0)" office:value-type="float" office:value="125.742574257426">
            <text:p>1.2574E+02</text:p>
          </table:table-cell>
          <table:table-cell table:style-name="ce22" table:formula="of:=INDIRECT(&quot;R8C&quot;&amp;COLUMN();0)/INDIRECT(&quot;R&quot;&amp;ROW()&amp;&quot;C6&quot;;0)" office:value-type="float" office:value="115.683168316832">
            <text:p>1.1568E+02</text:p>
          </table:table-cell>
          <table:table-cell table:style-name="ce22" table:formula="of:=INDIRECT(&quot;R8C&quot;&amp;COLUMN();0)/INDIRECT(&quot;R&quot;&amp;ROW()&amp;&quot;C6&quot;;0)" office:value-type="float" office:value="103.009900990099">
            <text:p>1.0301E+02</text:p>
          </table:table-cell>
          <table:table-cell table:style-name="ce22" table:formula="of:=INDIRECT(&quot;R8C&quot;&amp;COLUMN();0)/INDIRECT(&quot;R&quot;&amp;ROW()&amp;&quot;C6&quot;;0)" office:value-type="float" office:value="94.3069306930693">
            <text:p>9.4307E+01</text:p>
          </table:table-cell>
          <table:table-cell table:style-name="ce22" table:formula="of:=INDIRECT(&quot;R8C&quot;&amp;COLUMN();0)/INDIRECT(&quot;R&quot;&amp;ROW()&amp;&quot;C6&quot;;0)" office:value-type="float" office:value="91.7425742574257">
            <text:p>9.1743E+01</text:p>
          </table:table-cell>
          <table:table-cell table:style-name="ce22" table:formula="of:=INDIRECT(&quot;R8C&quot;&amp;COLUMN();0)/INDIRECT(&quot;R&quot;&amp;ROW()&amp;&quot;C6&quot;;0)" office:value-type="float" office:value="81.7029702970297">
            <text:p>8.1703E+01</text:p>
          </table:table-cell>
          <table:table-cell table:style-name="ce22" table:formula="of:=INDIRECT(&quot;R8C&quot;&amp;COLUMN();0)/INDIRECT(&quot;R&quot;&amp;ROW()&amp;&quot;C6&quot;;0)" office:value-type="float" office:value="78.5891089108911">
            <text:p>7.8589E+01</text:p>
          </table:table-cell>
          <table:table-cell table:style-name="ce22" table:formula="of:=INDIRECT(&quot;R8C&quot;&amp;COLUMN();0)/INDIRECT(&quot;R&quot;&amp;ROW()&amp;&quot;C6&quot;;0)" office:value-type="float" office:value="72.7524752475248">
            <text:p>7.2752E+01</text:p>
          </table:table-cell>
          <table:table-cell table:style-name="ce22" table:formula="of:=INDIRECT(&quot;R8C&quot;&amp;COLUMN();0)/INDIRECT(&quot;R&quot;&amp;ROW()&amp;&quot;C6&quot;;0)" office:value-type="float" office:value="64.7920792079208">
            <text:p>6.4792E+01</text:p>
          </table:table-cell>
          <table:table-cell table:style-name="ce22" table:formula="of:=INDIRECT(&quot;R8C&quot;&amp;COLUMN();0)/INDIRECT(&quot;R&quot;&amp;ROW()&amp;&quot;C6&quot;;0)" office:value-type="float" office:value="62.8712871287129">
            <text:p>6.2871E+01</text:p>
          </table:table-cell>
          <table:table-cell table:style-name="ce22" table:formula="of:=INDIRECT(&quot;R8C&quot;&amp;COLUMN();0)/INDIRECT(&quot;R&quot;&amp;ROW()&amp;&quot;C6&quot;;0)" office:value-type="float" office:value="57.6930693069307">
            <text:p>5.7693E+01</text:p>
          </table:table-cell>
          <table:table-cell table:style-name="ce22" table:formula="of:=INDIRECT(&quot;R8C&quot;&amp;COLUMN();0)/INDIRECT(&quot;R&quot;&amp;ROW()&amp;&quot;C6&quot;;0)" office:value-type="float" office:value="51.3762376237624">
            <text:p>5.1376E+01</text:p>
          </table:table-cell>
          <table:table-cell table:style-name="ce22" table:formula="of:=INDIRECT(&quot;R8C&quot;&amp;COLUMN();0)/INDIRECT(&quot;R&quot;&amp;ROW()&amp;&quot;C6&quot;;0)" office:value-type="float" office:value="47.1534653465347">
            <text:p>4.7153E+01</text:p>
          </table:table-cell>
          <table:table-cell table:style-name="ce22" table:formula="of:=INDIRECT(&quot;R8C&quot;&amp;COLUMN();0)/INDIRECT(&quot;R&quot;&amp;ROW()&amp;&quot;C6&quot;;0)" office:value-type="float" office:value="45.7524752475248">
            <text:p>4.5752E+01</text:p>
          </table:table-cell>
          <table:table-cell table:style-name="ce22" table:formula="of:=INDIRECT(&quot;R8C&quot;&amp;COLUMN();0)/INDIRECT(&quot;R&quot;&amp;ROW()&amp;&quot;C6&quot;;0)" office:value-type="float" office:value="40.7425742574258">
            <text:p>4.0743E+01</text:p>
          </table:table-cell>
          <table:table-cell table:style-name="ce22" table:formula="of:=INDIRECT(&quot;R8C&quot;&amp;COLUMN();0)/INDIRECT(&quot;R&quot;&amp;ROW()&amp;&quot;C6&quot;;0)" office:value-type="float" office:value="36.2871287128713">
            <text:p>3.6287E+01</text:p>
          </table:table-cell>
          <table:table-cell table:style-name="ce22" table:formula="of:=INDIRECT(&quot;R8C&quot;&amp;COLUMN();0)/INDIRECT(&quot;R&quot;&amp;ROW()&amp;&quot;C6&quot;;0)" office:value-type="float" office:value="32.3168316831683">
            <text:p>3.2317E+01</text:p>
          </table:table-cell>
          <table:table-cell table:style-name="ce22" table:formula="of:=INDIRECT(&quot;R8C&quot;&amp;COLUMN();0)/INDIRECT(&quot;R&quot;&amp;ROW()&amp;&quot;C6&quot;;0)" office:value-type="float" office:value="28.7722772277228">
            <text:p>2.8772E+01</text:p>
          </table:table-cell>
          <table:table-cell table:style-name="ce22" table:formula="of:=INDIRECT(&quot;R8C&quot;&amp;COLUMN();0)/INDIRECT(&quot;R&quot;&amp;ROW()&amp;&quot;C6&quot;;0)" office:value-type="float" office:value="25.6237623762376">
            <text:p>2.5624E+01</text:p>
          </table:table-cell>
          <table:table-cell table:style-name="ce22" table:formula="of:=INDIRECT(&quot;R8C&quot;&amp;COLUMN();0)/INDIRECT(&quot;R&quot;&amp;ROW()&amp;&quot;C6&quot;;0)" office:value-type="float" office:value="22.8217821782178">
            <text:p>2.2822E+01</text:p>
          </table:table-cell>
          <table:table-cell table:style-name="ce22" table:formula="of:=INDIRECT(&quot;R8C&quot;&amp;COLUMN();0)/INDIRECT(&quot;R&quot;&amp;ROW()&amp;&quot;C6&quot;;0)" office:value-type="float" office:value="20.3267326732673">
            <text:p>2.0327E+01</text:p>
          </table:table-cell>
          <table:table-cell table:style-name="ce22" table:formula="of:=INDIRECT(&quot;R8C&quot;&amp;COLUMN();0)/INDIRECT(&quot;R&quot;&amp;ROW()&amp;&quot;C6&quot;;0)" office:value-type="float" office:value="18.0990099009901">
            <text:p>1.8099E+01</text:p>
          </table:table-cell>
          <table:table-cell table:style-name="ce22" table:formula="of:=INDIRECT(&quot;R8C&quot;&amp;COLUMN();0)/INDIRECT(&quot;R&quot;&amp;ROW()&amp;&quot;C6&quot;;0)" office:value-type="float" office:value="16.1188118811881">
            <text:p>1.6119E+01</text:p>
          </table:table-cell>
          <table:table-cell table:style-name="ce22" table:formula="of:=INDIRECT(&quot;R8C&quot;&amp;COLUMN();0)/INDIRECT(&quot;R&quot;&amp;ROW()&amp;&quot;C6&quot;;0)" office:value-type="float" office:value="14.3564356435644">
            <text:p>1.4356E+01</text:p>
          </table:table-cell>
          <table:table-cell table:style-name="ce22" table:formula="of:=INDIRECT(&quot;R8C&quot;&amp;COLUMN();0)/INDIRECT(&quot;R&quot;&amp;ROW()&amp;&quot;C6&quot;;0)" office:value-type="float" office:value="12.7821782178218">
            <text:p>1.2782E+01</text:p>
          </table:table-cell>
          <table:table-cell table:style-name="ce22" table:formula="of:=INDIRECT(&quot;R8C&quot;&amp;COLUMN();0)/INDIRECT(&quot;R&quot;&amp;ROW()&amp;&quot;C6&quot;;0)" office:value-type="float" office:value="11.3861386138614">
            <text:p>1.1386E+01</text:p>
          </table:table-cell>
          <table:table-cell table:style-name="ce22" table:formula="of:=INDIRECT(&quot;R8C&quot;&amp;COLUMN();0)/INDIRECT(&quot;R&quot;&amp;ROW()&amp;&quot;C6&quot;;0)" office:value-type="float" office:value="10.1386138613861">
            <text:p>1.0139E+01</text:p>
          </table:table-cell>
          <table:table-cell table:style-name="ce22" table:formula="of:=INDIRECT(&quot;R8C&quot;&amp;COLUMN();0)/INDIRECT(&quot;R&quot;&amp;ROW()&amp;&quot;C6&quot;;0)" office:value-type="float" office:value="9.02970297029703">
            <text:p>9.0297E+00</text:p>
          </table:table-cell>
          <table:table-cell table:style-name="ce22" table:formula="of:=INDIRECT(&quot;R8C&quot;&amp;COLUMN();0)/INDIRECT(&quot;R&quot;&amp;ROW()&amp;&quot;C6&quot;;0)" office:value-type="float" office:value="8.03960396039604">
            <text:p>8.0396E+00</text:p>
          </table:table-cell>
          <table:table-cell table:style-name="ce22" table:formula="of:=INDIRECT(&quot;R8C&quot;&amp;COLUMN();0)/INDIRECT(&quot;R&quot;&amp;ROW()&amp;&quot;C6&quot;;0)" office:value-type="float" office:value="7.15841584158416">
            <text:p>7.1584E+00</text:p>
          </table:table-cell>
          <table:table-cell table:style-name="ce22" table:formula="of:=INDIRECT(&quot;R8C&quot;&amp;COLUMN();0)/INDIRECT(&quot;R&quot;&amp;ROW()&amp;&quot;C6&quot;;0)" office:value-type="float" office:value="6.37623762376238">
            <text:p>6.3762E+00</text:p>
          </table:table-cell>
          <table:table-cell table:style-name="ce22" table:formula="of:=INDIRECT(&quot;R8C&quot;&amp;COLUMN();0)/INDIRECT(&quot;R&quot;&amp;ROW()&amp;&quot;C6&quot;;0)" office:value-type="float" office:value="5.67326732673267">
            <text:p>5.6733E+00</text:p>
          </table:table-cell>
          <table:table-cell table:style-name="ce22" table:formula="of:=INDIRECT(&quot;R8C&quot;&amp;COLUMN();0)/INDIRECT(&quot;R&quot;&amp;ROW()&amp;&quot;C6&quot;;0)" office:value-type="float" office:value="5.05940594059406">
            <text:p>5.0594E+00</text:p>
          </table:table-cell>
          <table:table-cell table:style-name="ce22" table:formula="of:=INDIRECT(&quot;R8C&quot;&amp;COLUMN();0)/INDIRECT(&quot;R&quot;&amp;ROW()&amp;&quot;C6&quot;;0)" office:value-type="float" office:value="4.5049504950495">
            <text:p>4.5050E+00</text:p>
          </table:table-cell>
          <table:table-cell table:style-name="ce22" table:formula="of:=INDIRECT(&quot;R8C&quot;&amp;COLUMN();0)/INDIRECT(&quot;R&quot;&amp;ROW()&amp;&quot;C6&quot;;0)" office:value-type="float" office:value="4.00990099009901">
            <text:p>4.0099E+00</text:p>
          </table:table-cell>
          <table:table-cell table:style-name="ce22" table:formula="of:=INDIRECT(&quot;R8C&quot;&amp;COLUMN();0)/INDIRECT(&quot;R&quot;&amp;ROW()&amp;&quot;C6&quot;;0)" office:value-type="float" office:value="3.57425742574257">
            <text:p>3.5743E+00</text:p>
          </table:table-cell>
          <table:table-cell table:style-name="ce22" table:formula="of:=INDIRECT(&quot;R8C&quot;&amp;COLUMN();0)/INDIRECT(&quot;R&quot;&amp;ROW()&amp;&quot;C6&quot;;0)" office:value-type="float" office:value="3.17821782178218">
            <text:p>3.1782E+00</text:p>
          </table:table-cell>
          <table:table-cell table:style-name="ce22" table:formula="of:=INDIRECT(&quot;R8C&quot;&amp;COLUMN();0)/INDIRECT(&quot;R&quot;&amp;ROW()&amp;&quot;C6&quot;;0)" office:value-type="float" office:value="2.83168316831683">
            <text:p>2.8317E+00</text:p>
          </table:table-cell>
          <table:table-cell table:style-name="ce22" table:formula="of:=INDIRECT(&quot;R8C&quot;&amp;COLUMN();0)/INDIRECT(&quot;R&quot;&amp;ROW()&amp;&quot;C6&quot;;0)" office:value-type="float" office:value="2.52475247524752">
            <text:p>2.5248E+00</text:p>
          </table:table-cell>
          <table:table-cell table:style-name="ce22" table:formula="of:=INDIRECT(&quot;R8C&quot;&amp;COLUMN();0)/INDIRECT(&quot;R&quot;&amp;ROW()&amp;&quot;C6&quot;;0)" office:value-type="float" office:value="2.24752475247525">
            <text:p>2.2475E+00</text:p>
          </table:table-cell>
          <table:table-cell table:style-name="ce22" table:formula="of:=INDIRECT(&quot;R8C&quot;&amp;COLUMN();0)/INDIRECT(&quot;R&quot;&amp;ROW()&amp;&quot;C6&quot;;0)" office:value-type="float" office:value="2">
            <text:p>2.0000E+00</text:p>
          </table:table-cell>
          <table:table-cell table:style-name="ce22" table:formula="of:=INDIRECT(&quot;R8C&quot;&amp;COLUMN();0)/INDIRECT(&quot;R&quot;&amp;ROW()&amp;&quot;C6&quot;;0)" office:value-type="float" office:value="1.78217821782178">
            <text:p>1.7822E+00</text:p>
          </table:table-cell>
          <table:table-cell table:style-name="ce22" table:formula="of:=INDIRECT(&quot;R8C&quot;&amp;COLUMN();0)/INDIRECT(&quot;R&quot;&amp;ROW()&amp;&quot;C6&quot;;0)" office:value-type="float" office:value="1.58415841584158">
            <text:p>1.5842E+00</text:p>
          </table:table-cell>
          <table:table-cell table:style-name="ce22" table:formula="of:=INDIRECT(&quot;R8C&quot;&amp;COLUMN();0)/INDIRECT(&quot;R&quot;&amp;ROW()&amp;&quot;C6&quot;;0)" office:value-type="float" office:value="1.41584158415842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5742574257426">
            <text:p>1.2574E+00</text:p>
          </table:table-cell>
          <table:table-cell table:style-name="ce22" table:formula="of:=INDIRECT(&quot;R8C&quot;&amp;COLUMN();0)/INDIRECT(&quot;R&quot;&amp;ROW()&amp;&quot;C6&quot;;0)" office:value-type="float" office:value="1.11881188118812">
            <text:p>1.1188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88118811881188">
            <text:p>8.8812E-01</text:p>
          </table:table-cell>
          <table:table-cell table:style-name="ce22" table:formula="of:=INDIRECT(&quot;R8C&quot;&amp;COLUMN();0)/INDIRECT(&quot;R&quot;&amp;ROW()&amp;&quot;C6&quot;;0)" office:value-type="float" office:value="0.791089108910891">
            <text:p>7.9109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70])+1" office:value-type="float" office:value="62">
            <text:p>62</text:p>
          </table:table-cell>
          <table:table-cell table:style-name="ce6" office:value-type="float" office:value="39">
            <text:p>39</text:p>
          </table:table-cell>
          <table:table-cell table:style-name="ce9" office:value-type="float" office:value="0.00353">
            <text:p>0.0035</text:p>
          </table:table-cell>
          <table:table-cell table:style-name="ce13" office:value-type="float" office:value="0.0897">
            <text:p>0.0897</text:p>
          </table:table-cell>
          <table:table-cell table:style-name="ce14" table:formula="of:=[.D71]/2" office:value-type="float" office:value="0.04485">
            <text:p>0.0449</text:p>
          </table:table-cell>
          <table:table-cell table:style-name="ce16" table:formula="of:=pi*[.D71]" office:value-type="float" office:value="0.281800861027004">
            <text:p>0.2818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849.498327759197">
            <text:p>8.4950E+02</text:p>
          </table:table-cell>
          <table:table-cell table:style-name="ce22" table:formula="of:=INDIRECT(&quot;R8C&quot;&amp;COLUMN();0)/INDIRECT(&quot;R&quot;&amp;ROW()&amp;&quot;C6&quot;;0)" office:value-type="float" office:value="707.915273132664">
            <text:p>7.0792E+02</text:p>
          </table:table-cell>
          <table:table-cell table:style-name="ce22" table:formula="of:=INDIRECT(&quot;R8C&quot;&amp;COLUMN();0)/INDIRECT(&quot;R&quot;&amp;ROW()&amp;&quot;C6&quot;;0)" office:value-type="float" office:value="637.123745819398">
            <text:p>6.3712E+02</text:p>
          </table:table-cell>
          <table:table-cell table:style-name="ce22" table:formula="of:=INDIRECT(&quot;R8C&quot;&amp;COLUMN();0)/INDIRECT(&quot;R&quot;&amp;ROW()&amp;&quot;C6&quot;;0)" office:value-type="float" office:value="566.332218506132">
            <text:p>5.6633E+02</text:p>
          </table:table-cell>
          <table:table-cell table:style-name="ce22" table:formula="of:=INDIRECT(&quot;R8C&quot;&amp;COLUMN();0)/INDIRECT(&quot;R&quot;&amp;ROW()&amp;&quot;C6&quot;;0)" office:value-type="float" office:value="495.540691192865">
            <text:p>4.9554E+02</text:p>
          </table:table-cell>
          <table:table-cell table:style-name="ce22" table:formula="of:=INDIRECT(&quot;R8C&quot;&amp;COLUMN();0)/INDIRECT(&quot;R&quot;&amp;ROW()&amp;&quot;C6&quot;;0)" office:value-type="float" office:value="460.144927536232">
            <text:p>4.6014E+02</text:p>
          </table:table-cell>
          <table:table-cell table:style-name="ce22" table:formula="of:=INDIRECT(&quot;R8C&quot;&amp;COLUMN();0)/INDIRECT(&quot;R&quot;&amp;ROW()&amp;&quot;C6&quot;;0)" office:value-type="float" office:value="424.749163879599">
            <text:p>4.2475E+02</text:p>
          </table:table-cell>
          <table:table-cell table:style-name="ce22" table:formula="of:=INDIRECT(&quot;R8C&quot;&amp;COLUMN();0)/INDIRECT(&quot;R&quot;&amp;ROW()&amp;&quot;C6&quot;;0)" office:value-type="float" office:value="389.353400222965">
            <text:p>3.8935E+02</text:p>
          </table:table-cell>
          <table:table-cell table:style-name="ce22" table:formula="of:=INDIRECT(&quot;R8C&quot;&amp;COLUMN();0)/INDIRECT(&quot;R&quot;&amp;ROW()&amp;&quot;C6&quot;;0)" office:value-type="float" office:value="353.957636566332">
            <text:p>3.5396E+02</text:p>
          </table:table-cell>
          <table:table-cell table:style-name="ce22" table:formula="of:=INDIRECT(&quot;R8C&quot;&amp;COLUMN();0)/INDIRECT(&quot;R&quot;&amp;ROW()&amp;&quot;C6&quot;;0)" office:value-type="float" office:value="283.166109253066">
            <text:p>2.8317E+02</text:p>
          </table:table-cell>
          <table:table-cell table:style-name="ce22" table:formula="of:=INDIRECT(&quot;R8C&quot;&amp;COLUMN();0)/INDIRECT(&quot;R&quot;&amp;ROW()&amp;&quot;C6&quot;;0)" office:value-type="float" office:value="247.770345596432">
            <text:p>2.4777E+02</text:p>
          </table:table-cell>
          <table:table-cell table:style-name="ce22" table:formula="of:=INDIRECT(&quot;R8C&quot;&amp;COLUMN();0)/INDIRECT(&quot;R&quot;&amp;ROW()&amp;&quot;C6&quot;;0)" office:value-type="float" office:value="230.072463768116">
            <text:p>2.3007E+02</text:p>
          </table:table-cell>
          <table:table-cell table:style-name="ce22" table:formula="of:=INDIRECT(&quot;R8C&quot;&amp;COLUMN();0)/INDIRECT(&quot;R&quot;&amp;ROW()&amp;&quot;C6&quot;;0)" office:value-type="float" office:value="212.374581939799">
            <text:p>2.1237E+02</text:p>
          </table:table-cell>
          <table:table-cell table:style-name="ce22" table:formula="of:=INDIRECT(&quot;R8C&quot;&amp;COLUMN();0)/INDIRECT(&quot;R&quot;&amp;ROW()&amp;&quot;C6&quot;;0)" office:value-type="float" office:value="176.978818283166">
            <text:p>1.7698E+02</text:p>
          </table:table-cell>
          <table:table-cell table:style-name="ce22" table:formula="of:=INDIRECT(&quot;R8C&quot;&amp;COLUMN();0)/INDIRECT(&quot;R&quot;&amp;ROW()&amp;&quot;C6&quot;;0)" office:value-type="float" office:value="141.583054626533">
            <text:p>1.4158E+02</text:p>
          </table:table-cell>
          <table:table-cell table:style-name="ce22" table:formula="of:=INDIRECT(&quot;R8C&quot;&amp;COLUMN();0)/INDIRECT(&quot;R&quot;&amp;ROW()&amp;&quot;C6&quot;;0)" office:value-type="float" office:value="130.25641025641">
            <text:p>1.3026E+02</text:p>
          </table:table-cell>
          <table:table-cell table:style-name="ce22" table:formula="of:=INDIRECT(&quot;R8C&quot;&amp;COLUMN();0)/INDIRECT(&quot;R&quot;&amp;ROW()&amp;&quot;C6&quot;;0)" office:value-type="float" office:value="115.986622073579">
            <text:p>1.1599E+02</text:p>
          </table:table-cell>
          <table:table-cell table:style-name="ce22" table:formula="of:=INDIRECT(&quot;R8C&quot;&amp;COLUMN();0)/INDIRECT(&quot;R&quot;&amp;ROW()&amp;&quot;C6&quot;;0)" office:value-type="float" office:value="106.1872909699">
            <text:p>1.0619E+02</text:p>
          </table:table-cell>
          <table:table-cell table:style-name="ce22" table:formula="of:=INDIRECT(&quot;R8C&quot;&amp;COLUMN();0)/INDIRECT(&quot;R&quot;&amp;ROW()&amp;&quot;C6&quot;;0)" office:value-type="float" office:value="103.29988851728">
            <text:p>1.0330E+02</text:p>
          </table:table-cell>
          <table:table-cell table:style-name="ce22" table:formula="of:=INDIRECT(&quot;R8C&quot;&amp;COLUMN();0)/INDIRECT(&quot;R&quot;&amp;ROW()&amp;&quot;C6&quot;;0)" office:value-type="float" office:value="91.9955406911929">
            <text:p>9.1996E+01</text:p>
          </table:table-cell>
          <table:table-cell table:style-name="ce22" table:formula="of:=INDIRECT(&quot;R8C&quot;&amp;COLUMN();0)/INDIRECT(&quot;R&quot;&amp;ROW()&amp;&quot;C6&quot;;0)" office:value-type="float" office:value="88.4894091415831">
            <text:p>8.8489E+01</text:p>
          </table:table-cell>
          <table:table-cell table:style-name="ce22" table:formula="of:=INDIRECT(&quot;R8C&quot;&amp;COLUMN();0)/INDIRECT(&quot;R&quot;&amp;ROW()&amp;&quot;C6&quot;;0)" office:value-type="float" office:value="81.917502787068">
            <text:p>8.1918E+01</text:p>
          </table:table-cell>
          <table:table-cell table:style-name="ce22" table:formula="of:=INDIRECT(&quot;R8C&quot;&amp;COLUMN();0)/INDIRECT(&quot;R&quot;&amp;ROW()&amp;&quot;C6&quot;;0)" office:value-type="float" office:value="72.9542920847269">
            <text:p>7.2954E+01</text:p>
          </table:table-cell>
          <table:table-cell table:style-name="ce22" table:formula="of:=INDIRECT(&quot;R8C&quot;&amp;COLUMN();0)/INDIRECT(&quot;R&quot;&amp;ROW()&amp;&quot;C6&quot;;0)" office:value-type="float" office:value="70.7915273132664">
            <text:p>7.0792E+01</text:p>
          </table:table-cell>
          <table:table-cell table:style-name="ce22" table:formula="of:=INDIRECT(&quot;R8C&quot;&amp;COLUMN();0)/INDIRECT(&quot;R&quot;&amp;ROW()&amp;&quot;C6&quot;;0)" office:value-type="float" office:value="64.9609810479376">
            <text:p>6.4961E+01</text:p>
          </table:table-cell>
          <table:table-cell table:style-name="ce22" table:formula="of:=INDIRECT(&quot;R8C&quot;&amp;COLUMN();0)/INDIRECT(&quot;R&quot;&amp;ROW()&amp;&quot;C6&quot;;0)" office:value-type="float" office:value="57.8483835005574">
            <text:p>5.7848E+01</text:p>
          </table:table-cell>
          <table:table-cell table:style-name="ce22" table:formula="of:=INDIRECT(&quot;R8C&quot;&amp;COLUMN();0)/INDIRECT(&quot;R&quot;&amp;ROW()&amp;&quot;C6&quot;;0)" office:value-type="float" office:value="53.0936454849498">
            <text:p>5.3094E+01</text:p>
          </table:table-cell>
          <table:table-cell table:style-name="ce22" table:formula="of:=INDIRECT(&quot;R8C&quot;&amp;COLUMN();0)/INDIRECT(&quot;R&quot;&amp;ROW()&amp;&quot;C6&quot;;0)" office:value-type="float" office:value="51.5161649944259">
            <text:p>5.1516E+01</text:p>
          </table:table-cell>
          <table:table-cell table:style-name="ce22" table:formula="of:=INDIRECT(&quot;R8C&quot;&amp;COLUMN();0)/INDIRECT(&quot;R&quot;&amp;ROW()&amp;&quot;C6&quot;;0)" office:value-type="float" office:value="45.8751393534002">
            <text:p>4.5875E+01</text:p>
          </table:table-cell>
          <table:table-cell table:style-name="ce22" table:formula="of:=INDIRECT(&quot;R8C&quot;&amp;COLUMN();0)/INDIRECT(&quot;R&quot;&amp;ROW()&amp;&quot;C6&quot;;0)" office:value-type="float" office:value="40.8584169453735">
            <text:p>4.0858E+01</text:p>
          </table:table-cell>
          <table:table-cell table:style-name="ce22" table:formula="of:=INDIRECT(&quot;R8C&quot;&amp;COLUMN();0)/INDIRECT(&quot;R&quot;&amp;ROW()&amp;&quot;C6&quot;;0)" office:value-type="float" office:value="36.3879598662207">
            <text:p>3.6388E+01</text:p>
          </table:table-cell>
          <table:table-cell table:style-name="ce22" table:formula="of:=INDIRECT(&quot;R8C&quot;&amp;COLUMN();0)/INDIRECT(&quot;R&quot;&amp;ROW()&amp;&quot;C6&quot;;0)" office:value-type="float" office:value="32.396878483835">
            <text:p>3.2397E+01</text:p>
          </table:table-cell>
          <table:table-cell table:style-name="ce22" table:formula="of:=INDIRECT(&quot;R8C&quot;&amp;COLUMN();0)/INDIRECT(&quot;R&quot;&amp;ROW()&amp;&quot;C6&quot;;0)" office:value-type="float" office:value="28.8517279821628">
            <text:p>2.8852E+01</text:p>
          </table:table-cell>
          <table:table-cell table:style-name="ce22" table:formula="of:=INDIRECT(&quot;R8C&quot;&amp;COLUMN();0)/INDIRECT(&quot;R&quot;&amp;ROW()&amp;&quot;C6&quot;;0)" office:value-type="float" office:value="25.6967670011148">
            <text:p>2.5697E+01</text:p>
          </table:table-cell>
          <table:table-cell table:style-name="ce22" table:formula="of:=INDIRECT(&quot;R8C&quot;&amp;COLUMN();0)/INDIRECT(&quot;R&quot;&amp;ROW()&amp;&quot;C6&quot;;0)" office:value-type="float" office:value="22.8874024526198">
            <text:p>2.2887E+01</text:p>
          </table:table-cell>
          <table:table-cell table:style-name="ce22" table:formula="of:=INDIRECT(&quot;R8C&quot;&amp;COLUMN();0)/INDIRECT(&quot;R&quot;&amp;ROW()&amp;&quot;C6&quot;;0)" office:value-type="float" office:value="20.3790412486065">
            <text:p>2.0379E+01</text:p>
          </table:table-cell>
          <table:table-cell table:style-name="ce22" table:formula="of:=INDIRECT(&quot;R8C&quot;&amp;COLUMN();0)/INDIRECT(&quot;R&quot;&amp;ROW()&amp;&quot;C6&quot;;0)" office:value-type="float" office:value="18.149386845039">
            <text:p>1.8149E+01</text:p>
          </table:table-cell>
          <table:table-cell table:style-name="ce22" table:formula="of:=INDIRECT(&quot;R8C&quot;&amp;COLUMN();0)/INDIRECT(&quot;R&quot;&amp;ROW()&amp;&quot;C6&quot;;0)" office:value-type="float" office:value="16.164994425864">
            <text:p>1.6165E+01</text:p>
          </table:table-cell>
          <table:table-cell table:style-name="ce22" table:formula="of:=INDIRECT(&quot;R8C&quot;&amp;COLUMN();0)/INDIRECT(&quot;R&quot;&amp;ROW()&amp;&quot;C6&quot;;0)" office:value-type="float" office:value="14.3924191750279">
            <text:p>1.4392E+01</text:p>
          </table:table-cell>
          <table:table-cell table:style-name="ce22" table:formula="of:=INDIRECT(&quot;R8C&quot;&amp;COLUMN();0)/INDIRECT(&quot;R&quot;&amp;ROW()&amp;&quot;C6&quot;;0)" office:value-type="float" office:value="12.8205128205128">
            <text:p>1.2821E+01</text:p>
          </table:table-cell>
          <table:table-cell table:style-name="ce22" table:formula="of:=INDIRECT(&quot;R8C&quot;&amp;COLUMN();0)/INDIRECT(&quot;R&quot;&amp;ROW()&amp;&quot;C6&quot;;0)" office:value-type="float" office:value="11.4158305462653">
            <text:p>1.1416E+01</text:p>
          </table:table-cell>
          <table:table-cell table:style-name="ce22" table:formula="of:=INDIRECT(&quot;R8C&quot;&amp;COLUMN();0)/INDIRECT(&quot;R&quot;&amp;ROW()&amp;&quot;C6&quot;;0)" office:value-type="float" office:value="10.1672240802676">
            <text:p>1.0167E+01</text:p>
          </table:table-cell>
          <table:table-cell table:style-name="ce22" table:formula="of:=INDIRECT(&quot;R8C&quot;&amp;COLUMN();0)/INDIRECT(&quot;R&quot;&amp;ROW()&amp;&quot;C6&quot;;0)" office:value-type="float" office:value="9.05239687848384">
            <text:p>9.0524E+00</text:p>
          </table:table-cell>
          <table:table-cell table:style-name="ce22" table:formula="of:=INDIRECT(&quot;R8C&quot;&amp;COLUMN();0)/INDIRECT(&quot;R&quot;&amp;ROW()&amp;&quot;C6&quot;;0)" office:value-type="float" office:value="8.06020066889632">
            <text:p>8.0602E+00</text:p>
          </table:table-cell>
          <table:table-cell table:style-name="ce22" table:formula="of:=INDIRECT(&quot;R8C&quot;&amp;COLUMN();0)/INDIRECT(&quot;R&quot;&amp;ROW()&amp;&quot;C6&quot;;0)" office:value-type="float" office:value="7.17948717948718">
            <text:p>7.1795E+00</text:p>
          </table:table-cell>
          <table:table-cell table:style-name="ce22" table:formula="of:=INDIRECT(&quot;R8C&quot;&amp;COLUMN();0)/INDIRECT(&quot;R&quot;&amp;ROW()&amp;&quot;C6&quot;;0)" office:value-type="float" office:value="6.38795986622074">
            <text:p>6.3880E+00</text:p>
          </table:table-cell>
          <table:table-cell table:style-name="ce22" table:formula="of:=INDIRECT(&quot;R8C&quot;&amp;COLUMN();0)/INDIRECT(&quot;R&quot;&amp;ROW()&amp;&quot;C6&quot;;0)" office:value-type="float" office:value="5.69676700111483">
            <text:p>5.6968E+00</text:p>
          </table:table-cell>
          <table:table-cell table:style-name="ce22" table:formula="of:=INDIRECT(&quot;R8C&quot;&amp;COLUMN();0)/INDIRECT(&quot;R&quot;&amp;ROW()&amp;&quot;C6&quot;;0)" office:value-type="float" office:value="5.07246376811594">
            <text:p>5.0725E+00</text:p>
          </table:table-cell>
          <table:table-cell table:style-name="ce22" table:formula="of:=INDIRECT(&quot;R8C&quot;&amp;COLUMN();0)/INDIRECT(&quot;R&quot;&amp;ROW()&amp;&quot;C6&quot;;0)" office:value-type="float" office:value="4.51505016722408">
            <text:p>4.5151E+00</text:p>
          </table:table-cell>
          <table:table-cell table:style-name="ce22" table:formula="of:=INDIRECT(&quot;R8C&quot;&amp;COLUMN();0)/INDIRECT(&quot;R&quot;&amp;ROW()&amp;&quot;C6&quot;;0)" office:value-type="float" office:value="4.02452619843924">
            <text:p>4.0245E+00</text:p>
          </table:table-cell>
          <table:table-cell table:style-name="ce22" table:formula="of:=INDIRECT(&quot;R8C&quot;&amp;COLUMN();0)/INDIRECT(&quot;R&quot;&amp;ROW()&amp;&quot;C6&quot;;0)" office:value-type="float" office:value="3.57859531772575">
            <text:p>3.5786E+00</text:p>
          </table:table-cell>
          <table:table-cell table:style-name="ce22" table:formula="of:=INDIRECT(&quot;R8C&quot;&amp;COLUMN();0)/INDIRECT(&quot;R&quot;&amp;ROW()&amp;&quot;C6&quot;;0)" office:value-type="float" office:value="3.18840579710145">
            <text:p>3.1884E+00</text:p>
          </table:table-cell>
          <table:table-cell table:style-name="ce22" table:formula="of:=INDIRECT(&quot;R8C&quot;&amp;COLUMN();0)/INDIRECT(&quot;R&quot;&amp;ROW()&amp;&quot;C6&quot;;0)" office:value-type="float" office:value="2.84280936454849">
            <text:p>2.8428E+00</text:p>
          </table:table-cell>
          <table:table-cell table:style-name="ce22" table:formula="of:=INDIRECT(&quot;R8C&quot;&amp;COLUMN();0)/INDIRECT(&quot;R&quot;&amp;ROW()&amp;&quot;C6&quot;;0)" office:value-type="float" office:value="2.53065774804905">
            <text:p>2.5307E+00</text:p>
          </table:table-cell>
          <table:table-cell table:style-name="ce22" table:formula="of:=INDIRECT(&quot;R8C&quot;&amp;COLUMN();0)/INDIRECT(&quot;R&quot;&amp;ROW()&amp;&quot;C6&quot;;0)" office:value-type="float" office:value="2.25195094760312">
            <text:p>2.2520E+00</text:p>
          </table:table-cell>
          <table:table-cell table:style-name="ce22" table:formula="of:=INDIRECT(&quot;R8C&quot;&amp;COLUMN();0)/INDIRECT(&quot;R&quot;&amp;ROW()&amp;&quot;C6&quot;;0)" office:value-type="float" office:value="2.0066889632107">
            <text:p>2.0067E+00</text:p>
          </table:table-cell>
          <table:table-cell table:style-name="ce22" table:formula="of:=INDIRECT(&quot;R8C&quot;&amp;COLUMN();0)/INDIRECT(&quot;R&quot;&amp;ROW()&amp;&quot;C6&quot;;0)" office:value-type="float" office:value="1.78372352285396">
            <text:p>1.7837E+00</text:p>
          </table:table-cell>
          <table:table-cell table:style-name="ce22" table:formula="of:=INDIRECT(&quot;R8C&quot;&amp;COLUMN();0)/INDIRECT(&quot;R&quot;&amp;ROW()&amp;&quot;C6&quot;;0)" office:value-type="float" office:value="1.59420289855072">
            <text:p>1.5942E+00</text:p>
          </table:table-cell>
          <table:table-cell table:style-name="ce22" table:formula="of:=INDIRECT(&quot;R8C&quot;&amp;COLUMN();0)/INDIRECT(&quot;R&quot;&amp;ROW()&amp;&quot;C6&quot;;0)" office:value-type="float" office:value="1.41583054626533">
            <text:p>1.4158E+00</text:p>
          </table:table-cell>
          <table:table-cell table:style-name="ce22" table:formula="of:=INDIRECT(&quot;R8C&quot;&amp;COLUMN();0)/INDIRECT(&quot;R&quot;&amp;ROW()&amp;&quot;C6&quot;;0)" office:value-type="float" office:value="1.25975473801561">
            <text:p>1.2598E+00</text:p>
          </table:table-cell>
          <table:table-cell table:style-name="ce22" table:formula="of:=INDIRECT(&quot;R8C&quot;&amp;COLUMN();0)/INDIRECT(&quot;R&quot;&amp;ROW()&amp;&quot;C6&quot;;0)" office:value-type="float" office:value="1.12597547380156">
            <text:p>1.1260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2" table:formula="of:=INDIRECT(&quot;R8C&quot;&amp;COLUMN();0)/INDIRECT(&quot;R&quot;&amp;ROW()&amp;&quot;C6&quot;;0)" office:value-type="float" office:value="0.890746934225195">
            <text:p>8.9075E-01</text:p>
          </table:table-cell>
          <table:table-cell table:style-name="ce2" table:number-columns-repeated="954"/>
        </table:table-row>
        <table:table-row table:style-name="ro3">
          <table:table-cell table:style-name="ce1" table:formula="of:=SUM([.A71])+1" office:value-type="float" office:value="63">
            <text:p>63</text:p>
          </table:table-cell>
          <table:table-cell table:style-name="ce6" office:value-type="float" office:value="40">
            <text:p>40</text:p>
          </table:table-cell>
          <table:table-cell table:style-name="ce9" office:value-type="float" office:value="0.00314">
            <text:p>0.0031</text:p>
          </table:table-cell>
          <table:table-cell table:style-name="ce13" office:value-type="float" office:value="0.0799">
            <text:p>0.0799</text:p>
          </table:table-cell>
          <table:table-cell table:style-name="ce14" table:formula="of:=[.D72]/2" office:value-type="float" office:value="0.03995">
            <text:p>0.0400</text:p>
          </table:table-cell>
          <table:table-cell table:style-name="ce16" table:formula="of:=pi*[.D72]" office:value-type="float" office:value="0.251013253021824">
            <text:p>0.2510</text:p>
          </table:table-cell>
          <table:table-cell table:style-name="ce2"/>
          <table:table-cell table:style-name="ce22" table:formula="of:=INDIRECT(&quot;R8C&quot;&amp;COLUMN();0)/INDIRECT(&quot;R&quot;&amp;ROW()&amp;&quot;C6&quot;;0)" office:value-type="float" office:value="953.69211514393">
            <text:p>9.5369E+02</text:p>
          </table:table-cell>
          <table:table-cell table:style-name="ce22" table:formula="of:=INDIRECT(&quot;R8C&quot;&amp;COLUMN();0)/INDIRECT(&quot;R&quot;&amp;ROW()&amp;&quot;C6&quot;;0)" office:value-type="float" office:value="794.743429286608">
            <text:p>7.9474E+02</text:p>
          </table:table-cell>
          <table:table-cell table:style-name="ce22" table:formula="of:=INDIRECT(&quot;R8C&quot;&amp;COLUMN();0)/INDIRECT(&quot;R&quot;&amp;ROW()&amp;&quot;C6&quot;;0)" office:value-type="float" office:value="715.269086357948">
            <text:p>7.1527E+02</text:p>
          </table:table-cell>
          <table:table-cell table:style-name="ce22" table:formula="of:=INDIRECT(&quot;R8C&quot;&amp;COLUMN();0)/INDIRECT(&quot;R&quot;&amp;ROW()&amp;&quot;C6&quot;;0)" office:value-type="float" office:value="635.794743429287">
            <text:p>6.3579E+02</text:p>
          </table:table-cell>
          <table:table-cell table:style-name="ce22" table:formula="of:=INDIRECT(&quot;R8C&quot;&amp;COLUMN();0)/INDIRECT(&quot;R&quot;&amp;ROW()&amp;&quot;C6&quot;;0)" office:value-type="float" office:value="556.320400500626">
            <text:p>5.5632E+02</text:p>
          </table:table-cell>
          <table:table-cell table:style-name="ce22" table:formula="of:=INDIRECT(&quot;R8C&quot;&amp;COLUMN();0)/INDIRECT(&quot;R&quot;&amp;ROW()&amp;&quot;C6&quot;;0)" office:value-type="float" office:value="516.583229036295">
            <text:p>5.1658E+02</text:p>
          </table:table-cell>
          <table:table-cell table:style-name="ce22" table:formula="of:=INDIRECT(&quot;R8C&quot;&amp;COLUMN();0)/INDIRECT(&quot;R&quot;&amp;ROW()&amp;&quot;C6&quot;;0)" office:value-type="float" office:value="476.846057571965">
            <text:p>4.7685E+02</text:p>
          </table:table-cell>
          <table:table-cell table:style-name="ce22" table:formula="of:=INDIRECT(&quot;R8C&quot;&amp;COLUMN();0)/INDIRECT(&quot;R&quot;&amp;ROW()&amp;&quot;C6&quot;;0)" office:value-type="float" office:value="437.108886107635">
            <text:p>4.3711E+02</text:p>
          </table:table-cell>
          <table:table-cell table:style-name="ce22" table:formula="of:=INDIRECT(&quot;R8C&quot;&amp;COLUMN();0)/INDIRECT(&quot;R&quot;&amp;ROW()&amp;&quot;C6&quot;;0)" office:value-type="float" office:value="397.371714643304">
            <text:p>3.9737E+02</text:p>
          </table:table-cell>
          <table:table-cell table:style-name="ce22" table:formula="of:=INDIRECT(&quot;R8C&quot;&amp;COLUMN();0)/INDIRECT(&quot;R&quot;&amp;ROW()&amp;&quot;C6&quot;;0)" office:value-type="float" office:value="317.897371714643">
            <text:p>3.1790E+02</text:p>
          </table:table-cell>
          <table:table-cell table:style-name="ce22" table:formula="of:=INDIRECT(&quot;R8C&quot;&amp;COLUMN();0)/INDIRECT(&quot;R&quot;&amp;ROW()&amp;&quot;C6&quot;;0)" office:value-type="float" office:value="278.160200250313">
            <text:p>2.7816E+02</text:p>
          </table:table-cell>
          <table:table-cell table:style-name="ce22" table:formula="of:=INDIRECT(&quot;R8C&quot;&amp;COLUMN();0)/INDIRECT(&quot;R&quot;&amp;ROW()&amp;&quot;C6&quot;;0)" office:value-type="float" office:value="258.291614518148">
            <text:p>2.5829E+02</text:p>
          </table:table-cell>
          <table:table-cell table:style-name="ce22" table:formula="of:=INDIRECT(&quot;R8C&quot;&amp;COLUMN();0)/INDIRECT(&quot;R&quot;&amp;ROW()&amp;&quot;C6&quot;;0)" office:value-type="float" office:value="238.423028785982">
            <text:p>2.3842E+02</text:p>
          </table:table-cell>
          <table:table-cell table:style-name="ce22" table:formula="of:=INDIRECT(&quot;R8C&quot;&amp;COLUMN();0)/INDIRECT(&quot;R&quot;&amp;ROW()&amp;&quot;C6&quot;;0)" office:value-type="float" office:value="198.685857321652">
            <text:p>1.9869E+02</text:p>
          </table:table-cell>
          <table:table-cell table:style-name="ce22" table:formula="of:=INDIRECT(&quot;R8C&quot;&amp;COLUMN();0)/INDIRECT(&quot;R&quot;&amp;ROW()&amp;&quot;C6&quot;;0)" office:value-type="float" office:value="158.948685857322">
            <text:p>1.5895E+02</text:p>
          </table:table-cell>
          <table:table-cell table:style-name="ce22" table:formula="of:=INDIRECT(&quot;R8C&quot;&amp;COLUMN();0)/INDIRECT(&quot;R&quot;&amp;ROW()&amp;&quot;C6&quot;;0)" office:value-type="float" office:value="146.232790988736">
            <text:p>1.4623E+02</text:p>
          </table:table-cell>
          <table:table-cell table:style-name="ce22" table:formula="of:=INDIRECT(&quot;R8C&quot;&amp;COLUMN();0)/INDIRECT(&quot;R&quot;&amp;ROW()&amp;&quot;C6&quot;;0)" office:value-type="float" office:value="130.212765957447">
            <text:p>1.3021E+02</text:p>
          </table:table-cell>
          <table:table-cell table:style-name="ce22" table:formula="of:=INDIRECT(&quot;R8C&quot;&amp;COLUMN();0)/INDIRECT(&quot;R&quot;&amp;ROW()&amp;&quot;C6&quot;;0)" office:value-type="float" office:value="119.211514392991">
            <text:p>1.1921E+02</text:p>
          </table:table-cell>
          <table:table-cell table:style-name="ce22" table:formula="of:=INDIRECT(&quot;R8C&quot;&amp;COLUMN();0)/INDIRECT(&quot;R&quot;&amp;ROW()&amp;&quot;C6&quot;;0)" office:value-type="float" office:value="115.969962453066">
            <text:p>1.1597E+02</text:p>
          </table:table-cell>
          <table:table-cell table:style-name="ce22" table:formula="of:=INDIRECT(&quot;R8C&quot;&amp;COLUMN();0)/INDIRECT(&quot;R&quot;&amp;ROW()&amp;&quot;C6&quot;;0)" office:value-type="float" office:value="103.279098873592">
            <text:p>1.0328E+02</text:p>
          </table:table-cell>
          <table:table-cell table:style-name="ce22" table:formula="of:=INDIRECT(&quot;R8C&quot;&amp;COLUMN();0)/INDIRECT(&quot;R&quot;&amp;ROW()&amp;&quot;C6&quot;;0)" office:value-type="float" office:value="99.342928660826">
            <text:p>9.9343E+01</text:p>
          </table:table-cell>
          <table:table-cell table:style-name="ce22" table:formula="of:=INDIRECT(&quot;R8C&quot;&amp;COLUMN();0)/INDIRECT(&quot;R&quot;&amp;ROW()&amp;&quot;C6&quot;;0)" office:value-type="float" office:value="91.9649561952441">
            <text:p>9.1965E+01</text:p>
          </table:table-cell>
          <table:table-cell table:style-name="ce22" table:formula="of:=INDIRECT(&quot;R8C&quot;&amp;COLUMN();0)/INDIRECT(&quot;R&quot;&amp;ROW()&amp;&quot;C6&quot;;0)" office:value-type="float" office:value="81.9023779724656">
            <text:p>8.1902E+01</text:p>
          </table:table-cell>
          <table:table-cell table:style-name="ce22" table:formula="of:=INDIRECT(&quot;R8C&quot;&amp;COLUMN();0)/INDIRECT(&quot;R&quot;&amp;ROW()&amp;&quot;C6&quot;;0)" office:value-type="float" office:value="79.4743429286608">
            <text:p>7.9474E+01</text:p>
          </table:table-cell>
          <table:table-cell table:style-name="ce22" table:formula="of:=INDIRECT(&quot;R8C&quot;&amp;COLUMN();0)/INDIRECT(&quot;R&quot;&amp;ROW()&amp;&quot;C6&quot;;0)" office:value-type="float" office:value="72.9286608260326">
            <text:p>7.2929E+01</text:p>
          </table:table-cell>
          <table:table-cell table:style-name="ce22" table:formula="of:=INDIRECT(&quot;R8C&quot;&amp;COLUMN();0)/INDIRECT(&quot;R&quot;&amp;ROW()&amp;&quot;C6&quot;;0)" office:value-type="float" office:value="64.9436795994994">
            <text:p>6.4944E+01</text:p>
          </table:table-cell>
          <table:table-cell table:style-name="ce22" table:formula="of:=INDIRECT(&quot;R8C&quot;&amp;COLUMN();0)/INDIRECT(&quot;R&quot;&amp;ROW()&amp;&quot;C6&quot;;0)" office:value-type="float" office:value="59.6057571964956">
            <text:p>5.9606E+01</text:p>
          </table:table-cell>
          <table:table-cell table:style-name="ce22" table:formula="of:=INDIRECT(&quot;R8C&quot;&amp;COLUMN();0)/INDIRECT(&quot;R&quot;&amp;ROW()&amp;&quot;C6&quot;;0)" office:value-type="float" office:value="57.8347934918648">
            <text:p>5.7835E+01</text:p>
          </table:table-cell>
          <table:table-cell table:style-name="ce22" table:formula="of:=INDIRECT(&quot;R8C&quot;&amp;COLUMN();0)/INDIRECT(&quot;R&quot;&amp;ROW()&amp;&quot;C6&quot;;0)" office:value-type="float" office:value="51.5018773466834">
            <text:p>5.1502E+01</text:p>
          </table:table-cell>
          <table:table-cell table:style-name="ce22" table:formula="of:=INDIRECT(&quot;R8C&quot;&amp;COLUMN();0)/INDIRECT(&quot;R&quot;&amp;ROW()&amp;&quot;C6&quot;;0)" office:value-type="float" office:value="45.8698372966208">
            <text:p>4.5870E+01</text:p>
          </table:table-cell>
          <table:table-cell table:style-name="ce22" table:formula="of:=INDIRECT(&quot;R8C&quot;&amp;COLUMN();0)/INDIRECT(&quot;R&quot;&amp;ROW()&amp;&quot;C6&quot;;0)" office:value-type="float" office:value="40.8510638297872">
            <text:p>4.0851E+01</text:p>
          </table:table-cell>
          <table:table-cell table:style-name="ce22" table:formula="of:=INDIRECT(&quot;R8C&quot;&amp;COLUMN();0)/INDIRECT(&quot;R&quot;&amp;ROW()&amp;&quot;C6&quot;;0)" office:value-type="float" office:value="36.3704630788486">
            <text:p>3.6370E+01</text:p>
          </table:table-cell>
          <table:table-cell table:style-name="ce22" table:formula="of:=INDIRECT(&quot;R8C&quot;&amp;COLUMN();0)/INDIRECT(&quot;R&quot;&amp;ROW()&amp;&quot;C6&quot;;0)" office:value-type="float" office:value="32.3904881101377">
            <text:p>3.2390E+01</text:p>
          </table:table-cell>
          <table:table-cell table:style-name="ce22" table:formula="of:=INDIRECT(&quot;R8C&quot;&amp;COLUMN();0)/INDIRECT(&quot;R&quot;&amp;ROW()&amp;&quot;C6&quot;;0)" office:value-type="float" office:value="28.8485607008761">
            <text:p>2.8849E+01</text:p>
          </table:table-cell>
          <table:table-cell table:style-name="ce22" table:formula="of:=INDIRECT(&quot;R8C&quot;&amp;COLUMN();0)/INDIRECT(&quot;R&quot;&amp;ROW()&amp;&quot;C6&quot;;0)" office:value-type="float" office:value="25.6946182728411">
            <text:p>2.5695E+01</text:p>
          </table:table-cell>
          <table:table-cell table:style-name="ce22" table:formula="of:=INDIRECT(&quot;R8C&quot;&amp;COLUMN();0)/INDIRECT(&quot;R&quot;&amp;ROW()&amp;&quot;C6&quot;;0)" office:value-type="float" office:value="22.8785982478098">
            <text:p>2.2879E+01</text:p>
          </table:table-cell>
          <table:table-cell table:style-name="ce22" table:formula="of:=INDIRECT(&quot;R8C&quot;&amp;COLUMN();0)/INDIRECT(&quot;R&quot;&amp;ROW()&amp;&quot;C6&quot;;0)" office:value-type="float" office:value="20.3754693366708">
            <text:p>2.0375E+01</text:p>
          </table:table-cell>
          <table:table-cell table:style-name="ce22" table:formula="of:=INDIRECT(&quot;R8C&quot;&amp;COLUMN();0)/INDIRECT(&quot;R&quot;&amp;ROW()&amp;&quot;C6&quot;;0)" office:value-type="float" office:value="18.1476846057572">
            <text:p>1.8148E+01</text:p>
          </table:table-cell>
          <table:table-cell table:style-name="ce22" table:formula="of:=INDIRECT(&quot;R8C&quot;&amp;COLUMN();0)/INDIRECT(&quot;R&quot;&amp;ROW()&amp;&quot;C6&quot;;0)" office:value-type="float" office:value="16.1576971214018">
            <text:p>1.6158E+01</text:p>
          </table:table-cell>
          <table:table-cell table:style-name="ce22" table:formula="of:=INDIRECT(&quot;R8C&quot;&amp;COLUMN();0)/INDIRECT(&quot;R&quot;&amp;ROW()&amp;&quot;C6&quot;;0)" office:value-type="float" office:value="14.3929912390488">
            <text:p>1.4393E+01</text:p>
          </table:table-cell>
          <table:table-cell table:style-name="ce22" table:formula="of:=INDIRECT(&quot;R8C&quot;&amp;COLUMN();0)/INDIRECT(&quot;R&quot;&amp;ROW()&amp;&quot;C6&quot;;0)" office:value-type="float" office:value="12.8160200250313">
            <text:p>1.2816E+01</text:p>
          </table:table-cell>
          <table:table-cell table:style-name="ce22" table:formula="of:=INDIRECT(&quot;R8C&quot;&amp;COLUMN();0)/INDIRECT(&quot;R&quot;&amp;ROW()&amp;&quot;C6&quot;;0)" office:value-type="float" office:value="11.4142678347935">
            <text:p>1.1414E+01</text:p>
          </table:table-cell>
          <table:table-cell table:style-name="ce22" table:formula="of:=INDIRECT(&quot;R8C&quot;&amp;COLUMN();0)/INDIRECT(&quot;R&quot;&amp;ROW()&amp;&quot;C6&quot;;0)" office:value-type="float" office:value="10.162703379224">
            <text:p>1.0163E+01</text:p>
          </table:table-cell>
          <table:table-cell table:style-name="ce22" table:formula="of:=INDIRECT(&quot;R8C&quot;&amp;COLUMN();0)/INDIRECT(&quot;R&quot;&amp;ROW()&amp;&quot;C6&quot;;0)" office:value-type="float" office:value="9.04881101376721">
            <text:p>9.0488E+00</text:p>
          </table:table-cell>
          <table:table-cell table:style-name="ce22" table:formula="of:=INDIRECT(&quot;R8C&quot;&amp;COLUMN();0)/INDIRECT(&quot;R&quot;&amp;ROW()&amp;&quot;C6&quot;;0)" office:value-type="float" office:value="8.06007509386734">
            <text:p>8.0601E+00</text:p>
          </table:table-cell>
          <table:table-cell table:style-name="ce22" table:formula="of:=INDIRECT(&quot;R8C&quot;&amp;COLUMN();0)/INDIRECT(&quot;R&quot;&amp;ROW()&amp;&quot;C6&quot;;0)" office:value-type="float" office:value="7.17146433041302">
            <text:p>7.1715E+00</text:p>
          </table:table-cell>
          <table:table-cell table:style-name="ce22" table:formula="of:=INDIRECT(&quot;R8C&quot;&amp;COLUMN();0)/INDIRECT(&quot;R&quot;&amp;ROW()&amp;&quot;C6&quot;;0)" office:value-type="float" office:value="6.39549436795995">
            <text:p>6.3955E+00</text:p>
          </table:table-cell>
          <table:table-cell table:style-name="ce22" table:formula="of:=INDIRECT(&quot;R8C&quot;&amp;COLUMN();0)/INDIRECT(&quot;R&quot;&amp;ROW()&amp;&quot;C6&quot;;0)" office:value-type="float" office:value="5.69461827284105">
            <text:p>5.6946E+00</text:p>
          </table:table-cell>
          <table:table-cell table:style-name="ce22" table:formula="of:=INDIRECT(&quot;R8C&quot;&amp;COLUMN();0)/INDIRECT(&quot;R&quot;&amp;ROW()&amp;&quot;C6&quot;;0)" office:value-type="float" office:value="5.06883604505632">
            <text:p>5.0688E+00</text:p>
          </table:table-cell>
          <table:table-cell table:style-name="ce22" table:formula="of:=INDIRECT(&quot;R8C&quot;&amp;COLUMN();0)/INDIRECT(&quot;R&quot;&amp;ROW()&amp;&quot;C6&quot;;0)" office:value-type="float" office:value="4.51814768460576">
            <text:p>4.5181E+00</text:p>
          </table:table-cell>
          <table:table-cell table:style-name="ce22" table:formula="of:=INDIRECT(&quot;R8C&quot;&amp;COLUMN();0)/INDIRECT(&quot;R&quot;&amp;ROW()&amp;&quot;C6&quot;;0)" office:value-type="float" office:value="4.01752190237797">
            <text:p>4.0175E+00</text:p>
          </table:table-cell>
          <table:table-cell table:style-name="ce22" table:formula="of:=INDIRECT(&quot;R8C&quot;&amp;COLUMN();0)/INDIRECT(&quot;R&quot;&amp;ROW()&amp;&quot;C6&quot;;0)" office:value-type="float" office:value="3.57947434292866">
            <text:p>3.5795E+00</text:p>
          </table:table-cell>
          <table:table-cell table:style-name="ce22" table:formula="of:=INDIRECT(&quot;R8C&quot;&amp;COLUMN();0)/INDIRECT(&quot;R&quot;&amp;ROW()&amp;&quot;C6&quot;;0)" office:value-type="float" office:value="3.19148936170213">
            <text:p>3.1915E+00</text:p>
          </table:table-cell>
          <table:table-cell table:style-name="ce22" table:formula="of:=INDIRECT(&quot;R8C&quot;&amp;COLUMN();0)/INDIRECT(&quot;R&quot;&amp;ROW()&amp;&quot;C6&quot;;0)" office:value-type="float" office:value="2.84105131414268">
            <text:p>2.8411E+00</text:p>
          </table:table-cell>
          <table:table-cell table:style-name="ce22" table:formula="of:=INDIRECT(&quot;R8C&quot;&amp;COLUMN();0)/INDIRECT(&quot;R&quot;&amp;ROW()&amp;&quot;C6&quot;;0)" office:value-type="float" office:value="2.52816020025031">
            <text:p>2.5282E+00</text:p>
          </table:table-cell>
          <table:table-cell table:style-name="ce22" table:formula="of:=INDIRECT(&quot;R8C&quot;&amp;COLUMN();0)/INDIRECT(&quot;R&quot;&amp;ROW()&amp;&quot;C6&quot;;0)" office:value-type="float" office:value="2.25281602002503">
            <text:p>2.2528E+00</text:p>
          </table:table-cell>
          <table:table-cell table:style-name="ce22" table:formula="of:=INDIRECT(&quot;R8C&quot;&amp;COLUMN();0)/INDIRECT(&quot;R&quot;&amp;ROW()&amp;&quot;C6&quot;;0)" office:value-type="float" office:value="2.00250312891114">
            <text:p>2.0025E+00</text:p>
          </table:table-cell>
          <table:table-cell table:style-name="ce22" table:formula="of:=INDIRECT(&quot;R8C&quot;&amp;COLUMN();0)/INDIRECT(&quot;R&quot;&amp;ROW()&amp;&quot;C6&quot;;0)" office:value-type="float" office:value="1.78973717146433">
            <text:p>1.7897E+00</text:p>
          </table:table-cell>
          <table:table-cell table:style-name="ce22" table:formula="of:=INDIRECT(&quot;R8C&quot;&amp;COLUMN();0)/INDIRECT(&quot;R&quot;&amp;ROW()&amp;&quot;C6&quot;;0)" office:value-type="float" office:value="1.58948685857322">
            <text:p>1.5895E+00</text:p>
          </table:table-cell>
          <table:table-cell table:style-name="ce22" table:formula="of:=INDIRECT(&quot;R8C&quot;&amp;COLUMN();0)/INDIRECT(&quot;R&quot;&amp;ROW()&amp;&quot;C6&quot;;0)" office:value-type="float" office:value="1.41426783479349">
            <text:p>1.4143E+00</text:p>
          </table:table-cell>
          <table:table-cell table:style-name="ce22" table:formula="of:=INDIRECT(&quot;R8C&quot;&amp;COLUMN();0)/INDIRECT(&quot;R&quot;&amp;ROW()&amp;&quot;C6&quot;;0)" office:value-type="float" office:value="1.26408010012516">
            <text:p>1.2641E+00</text:p>
          </table:table-cell>
          <table:table-cell table:style-name="ce22" table:formula="of:=INDIRECT(&quot;R8C&quot;&amp;COLUMN();0)/INDIRECT(&quot;R&quot;&amp;ROW()&amp;&quot;C6&quot;;0)" office:value-type="float" office:value="1.12265331664581">
            <text:p>1.1227E+00</text:p>
          </table:table-cell>
          <table:table-cell table:style-name="ce22" table:formula="of:=INDIRECT(&quot;R8C&quot;&amp;COLUMN();0)/INDIRECT(&quot;R&quot;&amp;ROW()&amp;&quot;C6&quot;;0)" office:value-type="float" office:value="1">
            <text:p>1.0000E+00</text:p>
          </table:table-cell>
          <table:table-cell table:style-name="ce2" table:number-columns-repeated="954"/>
        </table:table-row>
        <table:table-row table:style-name="ro1">
          <table:table-cell table:style-name="ce1"/>
          <table:table-cell table:style-name="ce2" table:number-columns-repeated="50"/>
          <table:table-cell table:style-name="ce19"/>
          <table:table-cell table:style-name="ce2" table:number-columns-repeated="972"/>
        </table:table-row>
        <table:table-row table:style-name="ro1" table:visibility="collapse">
          <table:table-cell table:style-name="ce1"/>
          <table:table-cell table:style-name="ce2" table:number-columns-repeated="50"/>
          <table:table-cell table:style-name="ce19"/>
          <table:table-cell table:style-name="ce2" table:number-columns-repeated="972"/>
        </table:table-row>
        <table:table-row table:style-name="ro1" table:visibility="collapse" table:number-rows-repeated="104850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range table:name="pi" table:base-cell-address="$Sheet1.$B$2" table:cell-range-address="$Sheet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402in" fo:margin-bottom="0.7874in" fo:margin-left="0.6307in" fo:margin-right="0.39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rink</meta:initial-creator>
    <meta:creation-date>2012-10-02T12:08:03</meta:creation-date>
    <dc:date>2013-06-19T10:02:47</dc:date>
    <dc:creator>Benjamin Brink</dc:creator>
    <meta:editing-duration>PT2H1M34S</meta:editing-duration>
    <meta:editing-cycles>26</meta:editing-cycles>
    <meta:generator>LibreOffice/3.5$Linux_x86 LibreOffice_project/350m1$Build-2</meta:generator>
    <meta:document-statistic meta:table-count="1" meta:cell-count="4748" meta:object-count="0"/>
  </office:meta>
</office:document-meta>
</file>